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437in"/>
    </style:style>
    <style:style style:name="co2" style:family="table-column">
      <style:table-column-properties fo:break-before="auto" style:column-width="1.2953in"/>
    </style:style>
    <style:style style:name="co3" style:family="table-column">
      <style:table-column-properties fo:break-before="auto" style:column-width="1.8638in"/>
    </style:style>
    <style:style style:name="co4" style:family="table-column">
      <style:table-column-properties fo:break-before="auto" style:column-width="0.8339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043in" fo:break-before="auto" style:use-optimal-row-height="true"/>
    </style:style>
    <style:style style:name="ro3" style:family="table-row">
      <style:table-row-properties style:row-height="0.239in" fo:break-before="auto" style:use-optimal-row-height="true"/>
    </style:style>
    <style:style style:name="ro4" style:family="table-row">
      <style:table-row-properties style:row-height="0.2272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>
      <style:table-cell-properties style:rotation-align="none"/>
    </style:style>
    <style:style style:name="ce2" style:family="table-cell" style:parent-style-name="Default">
      <style:text-properties style:font-name="Calibri" style:font-name-asian="Droid Sans Fallback" style:font-name-complex="Calibri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9.0417in" svg:height="5.8705in" svg:x="1.0555in" svg:y="6.985in">
            <draw:object draw:notify-on-update-of-ranges="Sheet1.G100:Sheet1.G315 Sheet1.G1:Sheet1.G1 Sheet1.A100:Sheet1.A315 Sheet1.H100:Sheet1.H315 Sheet1.H1:Sheet1.H1 Sheet1.A100:Sheet1.A3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0417in" svg:height="5.8705in" svg:x="1.1358in" svg:y="13.0311in">
            <draw:object draw:notify-on-update-of-ranges="Sheet1.G250:Sheet1.G315 Sheet1.G1:Sheet1.G1 Sheet1.A250:Sheet1.A315 Sheet1.A250:Sheet1.A315 Sheet1.F250:Sheet1.F315 Sheet1.H250:Sheet1.H315 Sheet1.H1:Sheet1.H1 Sheet1.A250:Sheet1.A3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11" table:default-cell-style-name="Default"/>
        <table:table-row table:style-name="ro1">
          <table:table-cell office:value-type="string" calcext:value-type="string">
            <text:p>周波数 (THz)</text:p>
          </table:table-cell>
          <table:table-cell office:value-type="string" calcext:value-type="string">
            <text:p>角周波数 (Hz)</text:p>
          </table:table-cell>
          <table:table-cell office:value-type="string" calcext:value-type="string">
            <text:p>波長[μm]</text:p>
          </table:table-cell>
          <table:table-cell office:value-type="string" calcext:value-type="string">
            <text:p>誘電率(Drude) <text:s/>実部</text:p>
          </table:table-cell>
          <table:table-cell office:value-type="string" calcext:value-type="string">
            <text:p>誘電率(Drude) 虚部</text:p>
          </table:table-cell>
          <table:table-cell office:value-type="string" calcext:value-type="string">
            <text:p>波数ベクトル(伝搬光・ZnS)</text:p>
          </table:table-cell>
          <table:table-cell office:value-type="string" calcext:value-type="string">
            <text:p>波数ベクトル(伝搬光・真空中)</text:p>
          </table:table-cell>
          <table:table-cell office:value-type="string" calcext:value-type="string">
            <text:p>波数ベクトル(SPP Drude) 実部</text:p>
          </table:table-cell>
          <table:table-cell office:value-type="string" calcext:value-type="string">
            <text:p>波数ベクトル(SPP Drude) 虚部</text:p>
          </table:table-cell>
          <table:table-cell office:value-type="string" calcext:value-type="string">
            <text:p>真空中の光速[m/s]</text:p>
          </table:table-cell>
          <table:table-cell table:number-columns-repeated="1014"/>
        </table:table-row>
        <table:table-row table:style-name="ro2">
          <table:table-cell table:style-name="ce1" office:value-type="float" office:value="2400000" calcext:value-type="float">
            <text:p>2.40E+06</text:p>
          </table:table-cell>
          <table:table-cell table:style-name="ce1" table:formula="of:=[.A2]*1000000000000*2*PI()" office:value-type="float" office:value="1.5079644737231E+019" calcext:value-type="float">
            <text:p>1.51E+19</text:p>
          </table:table-cell>
          <table:table-cell table:style-name="ce1" table:formula="of:=[.J2]/([.A2]*1000000000000)*1000000" office:value-type="float" office:value="0.000124913524166667" calcext:value-type="float">
            <text:p>1.25E-04</text:p>
          </table:table-cell>
          <table:table-cell table:style-name="ce2" table:formula="of:=1-13.8*13.8*1E+030/([.B2]*[.B2]+1/9.3/9.3*1E+030)" office:value-type="float" office:value="0.999999162517092" calcext:value-type="float">
            <text:p>0.9999991625</text:p>
          </table:table-cell>
          <table:table-cell table:style-name="ce2" table:formula="of:=13.8*13.8/9.3*1E+045/[.B2]/([.B2]*[.B2]+1/9.3/9.3*1E+030)" office:value-type="float" office:value="0.00000000000597175379224598" calcext:value-type="float">
            <text:p>5.97175379224598E-012</text:p>
          </table:table-cell>
          <table:table-cell table:formula="of:=[.B2]/[.J2]*2.20084" office:value-type="float" office:value="110702869394.691" calcext:value-type="float">
            <text:p>110702869394.691</text:p>
          </table:table-cell>
          <table:table-cell table:formula="of:=[.B2]/[.J2]" office:value-type="float" office:value="50300280526.8403" calcext:value-type="float">
            <text:p>50300280526.8403</text:p>
          </table:table-cell>
          <table:table-cell table:formula="of:=([.B2]/[.J2])*SQRT(SQRT(8.3*8.3*([.D2]*[.D2]+[.E2]*[.E2])/((8.3+[.D2])*(8.3+[.D2])+[.E2]*[.E2])))*COS((ATAN([.E2]/[.D2])-ATAN([.E2]/(8.3+[.D2])))/2)" office:value-type="float" office:value="47519057341.6199" calcext:value-type="float">
            <text:p>47519057341.6199</text:p>
          </table:table-cell>
          <table:table-cell table:style-name="ce2" table:formula="of:=([.B2]/[.J2])*SQRT(SQRT(8.3*8.3*([.D2]*[.D2]+[.E2]*[.E2])/((8.3+[.D2])*(8.3+[.D2])+[.E2]*[.E2])))*SIN((ATAN([.E2]/[.D2])-ATAN([.E2]/(8.3+[.D2])))/2)" office:value-type="float" office:value="0.126629607793971" calcext:value-type="float">
            <text:p>0.126629607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3">
          <table:table-cell table:style-name="ce1" office:value-type="float" office:value="2222220" calcext:value-type="float">
            <text:p>2.22E+06</text:p>
          </table:table-cell>
          <table:table-cell table:style-name="ce1" table:formula="of:=[.A3]*1000000000000*2*PI()" office:value-type="float" office:value="1.39626200533206E+019" calcext:value-type="float">
            <text:p>1.40E+19</text:p>
          </table:table-cell>
          <table:table-cell table:style-name="ce1" table:formula="of:=[.J3]/([.A3]*1000000000000)*1000000" office:value-type="float" office:value="0.000134906741006741" calcext:value-type="float">
            <text:p>1.35E-04</text:p>
          </table:table-cell>
          <table:table-cell table:style-name="ce2" table:formula="of:=1-13.8*13.8*1E+030/([.B3]*[.B3]+1/9.3/9.3*1E+030)" office:value-type="float" office:value="0.999999023157982" calcext:value-type="float">
            <text:p>0.9999990232</text:p>
          </table:table-cell>
          <table:table-cell table:style-name="ce2" table:formula="of:=13.8*13.8/9.3*1E+045/[.B3]/([.B3]*[.B3]+1/9.3/9.3*1E+030)" office:value-type="float" office:value="0.00000000000752271248118902" calcext:value-type="float">
            <text:p>7.52271248118902E-012</text:p>
          </table:table-cell>
          <table:table-cell table:formula="of:=[.B3]/[.J3]*2.20084" office:value-type="float" office:value="102502554344.279" calcext:value-type="float">
            <text:p>102502554344.279</text:p>
          </table:table-cell>
          <table:table-cell table:formula="of:=[.B3]/[.J3]" office:value-type="float" office:value="46574287246.8146" calcext:value-type="float">
            <text:p>46574287246.8146</text:p>
          </table:table-cell>
          <table:table-cell table:formula="of:=([.B3]/[.J3])*SQRT(SQRT(8.3*8.3*([.D3]*[.D3]+[.E3]*[.E3])/((8.3+[.D3])*(8.3+[.D3])+[.E3]*[.E3])))*COS((ATAN([.E3]/[.D3])-ATAN([.E3]/(8.3+[.D3])))/2)" office:value-type="float" office:value="43999080432.86" calcext:value-type="float">
            <text:p>43999080432.86</text:p>
          </table:table-cell>
          <table:table-cell table:style-name="ce2" table:formula="of:=([.B3]/[.J3])*SQRT(SQRT(8.3*8.3*([.D3]*[.D3]+[.E3]*[.E3])/((8.3+[.D3])*(8.3+[.D3])+[.E3]*[.E3])))*SIN((ATAN([.E3]/[.D3])-ATAN([.E3]/(8.3+[.D3])))/2)" office:value-type="float" office:value="0.147701083543303" calcext:value-type="float">
            <text:p>0.147701083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office:value-type="string" calcext:value-type="string">
            <text:p>入射角(cos)</text:p>
          </table:table-cell>
          <table:table-cell table:number-columns-repeated="1011"/>
        </table:table-row>
        <table:table-row table:style-name="ro4">
          <table:table-cell table:style-name="ce1" office:value-type="float" office:value="2068970" calcext:value-type="float">
            <text:p>2.07E+06</text:p>
          </table:table-cell>
          <table:table-cell table:style-name="ce1" table:formula="of:=[.A4]*1000000000000*2*PI()" office:value-type="float" office:value="1.29997219049954E+019" calcext:value-type="float">
            <text:p>1.30E+19</text:p>
          </table:table-cell>
          <table:table-cell table:style-name="ce1" table:formula="of:=[.J4]/([.A4]*1000000000000)*1000000" office:value-type="float" office:value="0.000144899374084689" calcext:value-type="float">
            <text:p>1.45E-04</text:p>
          </table:table-cell>
          <table:table-cell table:style-name="ce2" table:formula="of:=1-13.8*13.8*1E+030/([.B4]*[.B4]+1/9.3/9.3*1E+030)" office:value-type="float" office:value="0.999998873087882" calcext:value-type="float">
            <text:p>0.9999988731</text:p>
          </table:table-cell>
          <table:table-cell table:style-name="ce2" table:formula="of:=13.8*13.8/9.3*1E+045/[.B4]/([.B4]*[.B4]+1/9.3/9.3*1E+030)" office:value-type="float" office:value="0.00000000000932122601903727" calcext:value-type="float">
            <text:p>9.32122601903727E-012</text:p>
          </table:table-cell>
          <table:table-cell table:formula="of:=[.B4]/[.J4]*2.20084" office:value-type="float" office:value="95433714871.4731" calcext:value-type="float">
            <text:p>95433714871.4731</text:p>
          </table:table-cell>
          <table:table-cell table:formula="of:=[.B4]/[.J4]" office:value-type="float" office:value="43362404750.6739" calcext:value-type="float">
            <text:p>43362404750.6739</text:p>
          </table:table-cell>
          <table:table-cell table:formula="of:=([.B4]/[.J4])*SQRT(SQRT(8.3*8.3*([.D4]*[.D4]+[.E4]*[.E4])/((8.3+[.D4])*(8.3+[.D4])+[.E4]*[.E4])))*COS((ATAN([.E4]/[.D4])-ATAN([.E4]/(8.3+[.D4])))/2)" office:value-type="float" office:value="40964788070.9369" calcext:value-type="float">
            <text:p>40964788070.9369</text:p>
          </table:table-cell>
          <table:table-cell table:style-name="ce2" table:formula="of:=([.B4]/[.J4])*SQRT(SQRT(8.3*8.3*([.D4]*[.D4]+[.E4]*[.E4])/((8.3+[.D4])*(8.3+[.D4])+[.E4]*[.E4])))*SIN((ATAN([.E4]/[.D4])-ATAN([.E4]/(8.3+[.D4])))/2)" office:value-type="float" office:value="0.170392094490683" calcext:value-type="float">
            <text:p>0.170392094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table:formula="of:=SQRT(0.5)" office:value-type="float" office:value="0.707106781186548" calcext:value-type="float">
            <text:p>0.7071067812</text:p>
          </table:table-cell>
          <table:table-cell table:number-columns-repeated="1011"/>
        </table:table-row>
        <table:table-row table:style-name="ro4">
          <table:table-cell table:style-name="ce1" office:value-type="float" office:value="2000000" calcext:value-type="float">
            <text:p>2.00E+06</text:p>
          </table:table-cell>
          <table:table-cell table:style-name="ce1" table:formula="of:=[.A5]*1000000000000*2*PI()" office:value-type="float" office:value="1.25663706143592E+019" calcext:value-type="float">
            <text:p>1.26E+19</text:p>
          </table:table-cell>
          <table:table-cell table:style-name="ce1" table:formula="of:=[.J5]/([.A5]*1000000000000)*1000000" office:value-type="float" office:value="0.000149896229" calcext:value-type="float">
            <text:p>1.50E-04</text:p>
          </table:table-cell>
          <table:table-cell table:style-name="ce2" table:formula="of:=1-13.8*13.8*1E+030/([.B5]*[.B5]+1/9.3/9.3*1E+030)" office:value-type="float" office:value="0.999998794024612" calcext:value-type="float">
            <text:p>0.999998794</text:p>
          </table:table-cell>
          <table:table-cell table:style-name="ce2" table:formula="of:=13.8*13.8/9.3*1E+045/[.B5]/([.B5]*[.B5]+1/9.3/9.3*1E+030)" office:value-type="float" office:value="0.0000000000103191905527701" calcext:value-type="float">
            <text:p>1.03191905527701E-011</text:p>
          </table:table-cell>
          <table:table-cell table:formula="of:=[.B5]/[.J5]*2.20084" office:value-type="float" office:value="92252391162.243" calcext:value-type="float">
            <text:p>92252391162.243</text:p>
          </table:table-cell>
          <table:table-cell table:formula="of:=[.B5]/[.J5]" office:value-type="float" office:value="41916900439.0337" calcext:value-type="float">
            <text:p>41916900439.0337</text:p>
          </table:table-cell>
          <table:table-cell table:formula="of:=([.B5]/[.J5])*SQRT(SQRT(8.3*8.3*([.D5]*[.D5]+[.E5]*[.E5])/((8.3+[.D5])*(8.3+[.D5])+[.E5]*[.E5])))*COS((ATAN([.E5]/[.D5])-ATAN([.E5]/(8.3+[.D5])))/2)" office:value-type="float" office:value="39599207939.8536" calcext:value-type="float">
            <text:p>39599207939.8536</text:p>
          </table:table-cell>
          <table:table-cell table:style-name="ce2" table:formula="of:=([.B5]/[.J5])*SQRT(SQRT(8.3*8.3*([.D5]*[.D5]+[.E5]*[.E5])/((8.3+[.D5])*(8.3+[.D5])+[.E5]*[.E5])))*SIN((ATAN([.E5]/[.D5])-ATAN([.E5]/(8.3+[.D5])))/2)" office:value-type="float" office:value="0.1823466796536" calcext:value-type="float">
            <text:p>0.182346679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table:formula="of:=-0.5" office:value-type="float" office:value="-0.5" calcext:value-type="float">
            <text:p>-0.5</text:p>
          </table:table-cell>
          <table:table-cell table:number-columns-repeated="1011"/>
        </table:table-row>
        <table:table-row table:style-name="ro4">
          <table:table-cell table:style-name="ce1" office:value-type="float" office:value="1714290" calcext:value-type="float">
            <text:p>1.71E+06</text:p>
          </table:table-cell>
          <table:table-cell table:style-name="ce1" table:formula="of:=[.A6]*1000000000000*2*PI()" office:value-type="float" office:value="1.07712017402449E+019" calcext:value-type="float">
            <text:p>1.08E+19</text:p>
          </table:table-cell>
          <table:table-cell table:style-name="ce1" table:formula="of:=[.J6]/([.A6]*1000000000000)*1000000" office:value-type="float" office:value="0.000174878496637092" calcext:value-type="float">
            <text:p>1.75E-04</text:p>
          </table:table-cell>
          <table:table-cell table:style-name="ce2" table:formula="of:=1-13.8*13.8*1E+030/([.B6]*[.B6]+1/9.3/9.3*1E+030)" office:value-type="float" office:value="0.999998358541707" calcext:value-type="float">
            <text:p>0.9999983585</text:p>
          </table:table-cell>
          <table:table-cell table:style-name="ce2" table:formula="of:=13.8*13.8/9.3*1E+045/[.B6]/([.B6]*[.B6]+1/9.3/9.3*1E+030)" office:value-type="float" office:value="0.0000000000163863695070445" calcext:value-type="float">
            <text:p>1.63863695070445E-011</text:p>
          </table:table-cell>
          <table:table-cell table:formula="of:=[.B6]/[.J6]*2.20084" office:value-type="float" office:value="79073675822.7606" calcext:value-type="float">
            <text:p>79073675822.7606</text:p>
          </table:table-cell>
          <table:table-cell table:formula="of:=[.B6]/[.J6]" office:value-type="float" office:value="35928861626.8155" calcext:value-type="float">
            <text:p>35928861626.8155</text:p>
          </table:table-cell>
          <table:table-cell table:formula="of:=([.B6]/[.J6])*SQRT(SQRT(8.3*8.3*([.D6]*[.D6]+[.E6]*[.E6])/((8.3+[.D6])*(8.3+[.D6])+[.E6]*[.E6])))*COS((ATAN([.E6]/[.D6])-ATAN([.E6]/(8.3+[.D6])))/2)" office:value-type="float" office:value="33942256493.6506" calcext:value-type="float">
            <text:p>33942256493.6506</text:p>
          </table:table-cell>
          <table:table-cell table:style-name="ce2" table:formula="of:=([.B6]/[.J6])*SQRT(SQRT(8.3*8.3*([.D6]*[.D6]+[.E6]*[.E6])/((8.3+[.D6])*(8.3+[.D6])+[.E6]*[.E6])))*SIN((ATAN([.E6]/[.D6])-ATAN([.E6]/(8.3+[.D6])))/2)" office:value-type="float" office:value="0.248192922253191" calcext:value-type="float">
            <text:p>0.248192922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3">
          <table:table-cell table:style-name="ce1" office:value-type="float" office:value="1500000" calcext:value-type="float">
            <text:p>1.50E+06</text:p>
          </table:table-cell>
          <table:table-cell table:style-name="ce1" table:formula="of:=[.A7]*1000000000000*2*PI()" office:value-type="float" office:value="9.42477796076938E+018" calcext:value-type="float">
            <text:p>9.42E+18</text:p>
          </table:table-cell>
          <table:table-cell table:style-name="ce1" table:formula="of:=[.J7]/([.A7]*1000000000000)*1000000" office:value-type="float" office:value="0.000199861638666667" calcext:value-type="float">
            <text:p>2.00E-04</text:p>
          </table:table-cell>
          <table:table-cell table:style-name="ce2" table:formula="of:=1-13.8*13.8*1E+030/([.B7]*[.B7]+1/9.3/9.3*1E+030)" office:value-type="float" office:value="0.999997856043754" calcext:value-type="float">
            <text:p>0.999997856</text:p>
          </table:table-cell>
          <table:table-cell table:style-name="ce2" table:formula="of:=13.8*13.8/9.3*1E+045/[.B7]/([.B7]*[.B7]+1/9.3/9.3*1E+030)" office:value-type="float" office:value="0.0000000000244603035310993" calcext:value-type="float">
            <text:p>2.44603035310993E-011</text:p>
          </table:table-cell>
          <table:table-cell table:formula="of:=[.B7]/[.J7]*2.20084" office:value-type="float" office:value="69189293371.6821" calcext:value-type="float">
            <text:p>69189293371.6821</text:p>
          </table:table-cell>
          <table:table-cell table:formula="of:=[.B7]/[.J7]" office:value-type="float" office:value="31437675329.2752" calcext:value-type="float">
            <text:p>31437675329.2752</text:p>
          </table:table-cell>
          <table:table-cell table:formula="of:=([.B7]/[.J7])*SQRT(SQRT(8.3*8.3*([.D7]*[.D7]+[.E7]*[.E7])/((8.3+[.D7])*(8.3+[.D7])+[.E7]*[.E7])))*COS((ATAN([.E7]/[.D7])-ATAN([.E7]/(8.3+[.D7])))/2)" office:value-type="float" office:value="29699393523.8462" calcext:value-type="float">
            <text:p>29699393523.8462</text:p>
          </table:table-cell>
          <table:table-cell table:style-name="ce2" table:formula="of:=([.B7]/[.J7])*SQRT(SQRT(8.3*8.3*([.D7]*[.D7]+[.E7]*[.E7])/((8.3+[.D7])*(8.3+[.D7])+[.E7]*[.E7])))*SIN((ATAN([.E7]/[.D7])-ATAN([.E7]/(8.3+[.D7])))/2)" office:value-type="float" office:value="0.324172075998173" calcext:value-type="float">
            <text:p>0.32417207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office:value-type="string" calcext:value-type="string">
            <text:p>CO2レーザー周波数Hz</text:p>
          </table:table-cell>
          <table:table-cell table:number-columns-repeated="1011"/>
        </table:table-row>
        <table:table-row table:style-name="ro4">
          <table:table-cell table:style-name="ce1" office:value-type="float" office:value="1200000" calcext:value-type="float">
            <text:p>1.20E+06</text:p>
          </table:table-cell>
          <table:table-cell table:style-name="ce1" table:formula="of:=[.A8]*1000000000000*2*PI()" office:value-type="float" office:value="7.5398223686155E+018" calcext:value-type="float">
            <text:p>7.54E+18</text:p>
          </table:table-cell>
          <table:table-cell table:style-name="ce1" table:formula="of:=[.J8]/([.A8]*1000000000000)*1000000" office:value-type="float" office:value="0.000249827048333333" calcext:value-type="float">
            <text:p>2.50E-04</text:p>
          </table:table-cell>
          <table:table-cell table:style-name="ce2" table:formula="of:=1-13.8*13.8*1E+030/([.B8]*[.B8]+1/9.3/9.3*1E+030)" office:value-type="float" office:value="0.999996650068366" calcext:value-type="float">
            <text:p>0.9999966501</text:p>
          </table:table-cell>
          <table:table-cell table:style-name="ce2" table:formula="of:=13.8*13.8/9.3*1E+045/[.B8]/([.B8]*[.B8]+1/9.3/9.3*1E+030)" office:value-type="float" office:value="0.0000000000477740303306806" calcext:value-type="float">
            <text:p>4.77740303306806E-011</text:p>
          </table:table-cell>
          <table:table-cell table:formula="of:=[.B8]/[.J8]*2.20084" office:value-type="float" office:value="55351434697.3456" calcext:value-type="float">
            <text:p>55351434697.3456</text:p>
          </table:table-cell>
          <table:table-cell table:formula="of:=[.B8]/[.J8]" office:value-type="float" office:value="25150140263.4202" calcext:value-type="float">
            <text:p>25150140263.4202</text:p>
          </table:table-cell>
          <table:table-cell table:formula="of:=([.B8]/[.J8])*SQRT(SQRT(8.3*8.3*([.D8]*[.D8]+[.E8]*[.E8])/((8.3+[.D8])*(8.3+[.D8])+[.E8]*[.E8])))*COS((ATAN([.E8]/[.D8])-ATAN([.E8]/(8.3+[.D8])))/2)" office:value-type="float" office:value="23759502032.8513" calcext:value-type="float">
            <text:p>23759502032.8513</text:p>
          </table:table-cell>
          <table:table-cell table:style-name="ce2" table:formula="of:=([.B8]/[.J8])*SQRT(SQRT(8.3*8.3*([.D8]*[.D8]+[.E8]*[.E8])/((8.3+[.D8])*(8.3+[.D8])+[.E8]*[.E8])))*SIN((ATAN([.E8]/[.D8])-ATAN([.E8]/(8.3+[.D8])))/2)" office:value-type="float" office:value="0.506519272659813" calcext:value-type="float">
            <text:p>0.506519272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table:formula="of:=299792458/(0.00001)" office:value-type="float" office:value="29979245800000" calcext:value-type="float">
            <text:p>29979245800000</text:p>
          </table:table-cell>
          <table:table-cell table:number-columns-repeated="1011"/>
        </table:table-row>
        <table:table-row table:style-name="ro3">
          <table:table-cell table:style-name="ce1" office:value-type="float" office:value="1000000" calcext:value-type="float">
            <text:p>1.00E+06</text:p>
          </table:table-cell>
          <table:table-cell table:style-name="ce1" table:formula="of:=[.A9]*1000000000000*2*PI()" office:value-type="float" office:value="6.28318530717959E+018" calcext:value-type="float">
            <text:p>6.28E+18</text:p>
          </table:table-cell>
          <table:table-cell table:style-name="ce1" table:formula="of:=[.J9]/([.A9]*1000000000000)*1000000" office:value-type="float" office:value="0.000299792458" calcext:value-type="float">
            <text:p>3.00E-04</text:p>
          </table:table-cell>
          <table:table-cell table:style-name="ce2" table:formula="of:=1-13.8*13.8*1E+030/([.B9]*[.B9]+1/9.3/9.3*1E+030)" office:value-type="float" office:value="0.999995176098448" calcext:value-type="float">
            <text:p>0.9999951761</text:p>
          </table:table-cell>
          <table:table-cell table:style-name="ce2" table:formula="of:=13.8*13.8/9.3*1E+045/[.B9]/([.B9]*[.B9]+1/9.3/9.3*1E+030)" office:value-type="float" office:value="0.0000000000825535244040283" calcext:value-type="float">
            <text:p>8.25535244040283E-011</text:p>
          </table:table-cell>
          <table:table-cell table:formula="of:=[.B9]/[.J9]*2.20084" office:value-type="float" office:value="46126195581.1214" calcext:value-type="float">
            <text:p>46126195581.1214</text:p>
          </table:table-cell>
          <table:table-cell table:formula="of:=[.B9]/[.J9]" office:value-type="float" office:value="20958450219.5168" calcext:value-type="float">
            <text:p>20958450219.5168</text:p>
          </table:table-cell>
          <table:table-cell table:formula="of:=([.B9]/[.J9])*SQRT(SQRT(8.3*8.3*([.D9]*[.D9]+[.E9]*[.E9])/((8.3+[.D9])*(8.3+[.D9])+[.E9]*[.E9])))*COS((ATAN([.E9]/[.D9])-ATAN([.E9]/(8.3+[.D9])))/2)" office:value-type="float" office:value="19799572004.357" calcext:value-type="float">
            <text:p>19799572004.357</text:p>
          </table:table-cell>
          <table:table-cell table:style-name="ce2" table:formula="of:=([.B9]/[.J9])*SQRT(SQRT(8.3*8.3*([.D9]*[.D9]+[.E9]*[.E9])/((8.3+[.D9])*(8.3+[.D9])+[.E9]*[.E9])))*SIN((ATAN([.E9]/[.D9])-ATAN([.E9]/(8.3+[.D9])))/2)" office:value-type="float" office:value="0.729388463517797" calcext:value-type="float">
            <text:p>0.729388463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office:value-type="string" calcext:value-type="string">
            <text:p>CO2レーザー周波数THz</text:p>
          </table:table-cell>
          <table:table-cell table:number-columns-repeated="1011"/>
        </table:table-row>
        <table:table-row table:style-name="ro4">
          <table:table-cell office:value-type="float" office:value="857143" calcext:value-type="float">
            <text:p>857143</text:p>
          </table:table-cell>
          <table:table-cell table:style-name="ce1" table:formula="of:=[.A10]*1000000000000*2*PI()" office:value-type="float" office:value="5.38558830375183E+018" calcext:value-type="float">
            <text:p>5.39E+18</text:p>
          </table:table-cell>
          <table:table-cell table:style-name="ce1" table:formula="of:=[.J10]/([.A10]*1000000000000)*1000000" office:value-type="float" office:value="0.000349757809373698" calcext:value-type="float">
            <text:p>3.50E-04</text:p>
          </table:table-cell>
          <table:table-cell table:style-name="ce2" table:formula="of:=1-13.8*13.8*1E+030/([.B10]*[.B10]+1/9.3/9.3*1E+030)" office:value-type="float" office:value="0.999993434136188" calcext:value-type="float">
            <text:p>0.9999934341</text:p>
          </table:table-cell>
          <table:table-cell table:style-name="ce2" table:formula="of:=13.8*13.8/9.3*1E+045/[.B10]/([.B10]*[.B10]+1/9.3/9.3*1E+030)" office:value-type="float" office:value="0.000000000131091873655845" calcext:value-type="float">
            <text:p>1.31091873655845E-010</text:p>
          </table:table-cell>
          <table:table-cell table:formula="of:=[.B10]/[.J10]*2.20084" office:value-type="float" office:value="39536745658.9891" calcext:value-type="float">
            <text:p>39536745658.9891</text:p>
          </table:table-cell>
          <table:table-cell table:formula="of:=[.B10]/[.J10]" office:value-type="float" office:value="17964388896.5073" calcext:value-type="float">
            <text:p>17964388896.5073</text:p>
          </table:table-cell>
          <table:table-cell table:formula="of:=([.B10]/[.J10])*SQRT(SQRT(8.3*8.3*([.D10]*[.D10]+[.E10]*[.E10])/((8.3+[.D10])*(8.3+[.D10])+[.E10]*[.E10])))*COS((ATAN([.E10]/[.D10])-ATAN([.E10]/(8.3+[.D10])))/2)" office:value-type="float" office:value="16971051354.3816" calcext:value-type="float">
            <text:p>16971051354.3816</text:p>
          </table:table-cell>
          <table:table-cell table:style-name="ce2" table:formula="of:=([.B10]/[.J10])*SQRT(SQRT(8.3*8.3*([.D10]*[.D10]+[.E10]*[.E10])/((8.3+[.D10])*(8.3+[.D10])+[.E10]*[.E10])))*SIN((ATAN([.E10]/[.D10])-ATAN([.E10]/(8.3+[.D10])))/2)" office:value-type="float" office:value="0.992779554608859" calcext:value-type="float">
            <text:p>0.992779554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table:formula="of:=299792458/(0.00001)/1000000000000" office:value-type="float" office:value="29.9792458" calcext:value-type="float">
            <text:p>29.9792458</text:p>
          </table:table-cell>
          <table:table-cell table:number-columns-repeated="1011"/>
        </table:table-row>
        <table:table-row table:style-name="ro4">
          <table:table-cell office:value-type="float" office:value="750000" calcext:value-type="float">
            <text:p>750000</text:p>
          </table:table-cell>
          <table:table-cell table:style-name="ce1" table:formula="of:=[.A11]*1000000000000*2*PI()" office:value-type="float" office:value="4.71238898038469E+018" calcext:value-type="float">
            <text:p>4.71E+18</text:p>
          </table:table-cell>
          <table:table-cell table:style-name="ce1" table:formula="of:=[.J11]/([.A11]*1000000000000)*1000000" office:value-type="float" office:value="0.000399723277333333" calcext:value-type="float">
            <text:p>4.00E-04</text:p>
          </table:table-cell>
          <table:table-cell table:style-name="ce2" table:formula="of:=1-13.8*13.8*1E+030/([.B11]*[.B11]+1/9.3/9.3*1E+030)" office:value-type="float" office:value="0.999991424175021" calcext:value-type="float">
            <text:p>0.9999914242</text:p>
          </table:table-cell>
          <table:table-cell table:style-name="ce2" table:formula="of:=13.8*13.8/9.3*1E+045/[.B11]/([.B11]*[.B11]+1/9.3/9.3*1E+030)" office:value-type="float" office:value="0.000000000195682428172382" calcext:value-type="float">
            <text:p>1.95682428172382E-010</text:p>
          </table:table-cell>
          <table:table-cell table:formula="of:=[.B11]/[.J11]*2.20084" office:value-type="float" office:value="34594646685.841" calcext:value-type="float">
            <text:p>34594646685.841</text:p>
          </table:table-cell>
          <table:table-cell table:formula="of:=[.B11]/[.J11]" office:value-type="float" office:value="15718837664.6376" calcext:value-type="float">
            <text:p>15718837664.6376</text:p>
          </table:table-cell>
          <table:table-cell table:formula="of:=([.B11]/[.J11])*SQRT(SQRT(8.3*8.3*([.D11]*[.D11]+[.E11]*[.E11])/((8.3+[.D11])*(8.3+[.D11])+[.E11]*[.E11])))*COS((ATAN([.E11]/[.D11])-ATAN([.E11]/(8.3+[.D11])))/2)" office:value-type="float" office:value="14849654141.0973" calcext:value-type="float">
            <text:p>14849654141.0973</text:p>
          </table:table-cell>
          <table:table-cell table:style-name="ce2" table:formula="of:=([.B11]/[.J11])*SQRT(SQRT(8.3*8.3*([.D11]*[.D11]+[.E11]*[.E11])/((8.3+[.D11])*(8.3+[.D11])+[.E11]*[.E11])))*SIN((ATAN([.E11]/[.D11])-ATAN([.E11]/(8.3+[.D11])))/2)" office:value-type="float" office:value="1.29669381876777" calcext:value-type="float">
            <text:p>1.296693818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600000" calcext:value-type="float">
            <text:p>600000</text:p>
          </table:table-cell>
          <table:table-cell table:style-name="ce1" table:formula="of:=[.A12]*1000000000000*2*PI()" office:value-type="float" office:value="3.76991118430775E+018" calcext:value-type="float">
            <text:p>3.77E+18</text:p>
          </table:table-cell>
          <table:table-cell table:style-name="ce1" table:formula="of:=[.J12]/([.A12]*1000000000000)*1000000" office:value-type="float" office:value="0.000499654096666667" calcext:value-type="float">
            <text:p>5.00E-04</text:p>
          </table:table-cell>
          <table:table-cell table:style-name="ce2" table:formula="of:=1-13.8*13.8*1E+030/([.B12]*[.B12]+1/9.3/9.3*1E+030)" office:value-type="float" office:value="0.999986600273474" calcext:value-type="float">
            <text:p>0.9999866003</text:p>
          </table:table-cell>
          <table:table-cell table:style-name="ce2" table:formula="of:=13.8*13.8/9.3*1E+045/[.B12]/([.B12]*[.B12]+1/9.3/9.3*1E+030)" office:value-type="float" office:value="0.000000000382192242412252" calcext:value-type="float">
            <text:p>3.82192242412252E-010</text:p>
          </table:table-cell>
          <table:table-cell table:formula="of:=[.B12]/[.J12]*2.20084" office:value-type="float" office:value="27675717348.6728" calcext:value-type="float">
            <text:p>27675717348.6728</text:p>
          </table:table-cell>
          <table:table-cell table:formula="of:=[.B12]/[.J12]" office:value-type="float" office:value="12575070131.7101" calcext:value-type="float">
            <text:p>12575070131.7101</text:p>
          </table:table-cell>
          <table:table-cell table:formula="of:=([.B12]/[.J12])*SQRT(SQRT(8.3*8.3*([.D12]*[.D12]+[.E12]*[.E12])/((8.3+[.D12])*(8.3+[.D12])+[.E12]*[.E12])))*COS((ATAN([.E12]/[.D12])-ATAN([.E12]/(8.3+[.D12])))/2)" office:value-type="float" office:value="11879697740.2872" calcext:value-type="float">
            <text:p>11879697740.2872</text:p>
          </table:table-cell>
          <table:table-cell table:style-name="ce2" table:formula="of:=([.B12]/[.J12])*SQRT(SQRT(8.3*8.3*([.D12]*[.D12]+[.E12]*[.E12])/((8.3+[.D12])*(8.3+[.D12])+[.E12]*[.E12])))*SIN((ATAN([.E12]/[.D12])-ATAN([.E12]/(8.3+[.D12])))/2)" office:value-type="float" office:value="2.02609055450419" calcext:value-type="float">
            <text:p>2.026090554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office:value-type="string" calcext:value-type="string">
            <text:p>金プラズマ周波数</text:p>
          </table:table-cell>
          <table:table-cell table:number-columns-repeated="1011"/>
        </table:table-row>
        <table:table-row table:style-name="ro4">
          <table:table-cell office:value-type="float" office:value="500000" calcext:value-type="float">
            <text:p>500000</text:p>
          </table:table-cell>
          <table:table-cell table:style-name="ce1" table:formula="of:=[.A13]*1000000000000*2*PI()" office:value-type="float" office:value="3.14159265358979E+018" calcext:value-type="float">
            <text:p>3.14E+18</text:p>
          </table:table-cell>
          <table:table-cell table:style-name="ce1" table:formula="of:=[.J13]/([.A13]*1000000000000)*1000000" office:value-type="float" office:value="0.000599584916" calcext:value-type="float">
            <text:p>6.00E-04</text:p>
          </table:table-cell>
          <table:table-cell table:style-name="ce2" table:formula="of:=1-13.8*13.8*1E+030/([.B13]*[.B13]+1/9.3/9.3*1E+030)" office:value-type="float" office:value="0.99998070439381" calcext:value-type="float">
            <text:p>0.9999807044</text:p>
          </table:table-cell>
          <table:table-cell table:style-name="ce2" table:formula="of:=13.8*13.8/9.3*1E+045/[.B13]/([.B13]*[.B13]+1/9.3/9.3*1E+030)" office:value-type="float" office:value="0.000000000660428194651971" calcext:value-type="float">
            <text:p>6.60428194651971E-010</text:p>
          </table:table-cell>
          <table:table-cell table:formula="of:=[.B13]/[.J13]*2.20084" office:value-type="float" office:value="23063097790.5607" calcext:value-type="float">
            <text:p>23063097790.5607</text:p>
          </table:table-cell>
          <table:table-cell table:formula="of:=[.B13]/[.J13]" office:value-type="float" office:value="10479225109.7584" calcext:value-type="float">
            <text:p>10479225109.7584</text:p>
          </table:table-cell>
          <table:table-cell table:formula="of:=([.B13]/[.J13])*SQRT(SQRT(8.3*8.3*([.D13]*[.D13]+[.E13]*[.E13])/((8.3+[.D13])*(8.3+[.D13])+[.E13]*[.E13])))*COS((ATAN([.E13]/[.D13])-ATAN([.E13]/(8.3+[.D13])))/2)" office:value-type="float" office:value="9899722070.65649" calcext:value-type="float">
            <text:p>9899722070.65649</text:p>
          </table:table-cell>
          <table:table-cell table:style-name="ce2" table:formula="of:=([.B13]/[.J13])*SQRT(SQRT(8.3*8.3*([.D13]*[.D13]+[.E13]*[.E13])/((8.3+[.D13])*(8.3+[.D13])+[.E13]*[.E13])))*SIN((ATAN([.E13]/[.D13])-ATAN([.E13]/(8.3+[.D13])))/2)" office:value-type="float" office:value="2.91758177289003" calcext:value-type="float">
            <text:p>2.917581772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table:formula="of:=13.8*1E+015" office:value-type="float" office:value="1.38E+016" calcext:value-type="float">
            <text:p>13800000000000000</text:p>
          </table:table-cell>
          <table:table-cell table:number-columns-repeated="1011"/>
        </table:table-row>
        <table:table-row table:style-name="ro4">
          <table:table-cell office:value-type="float" office:value="428571" calcext:value-type="float">
            <text:p>428571</text:p>
          </table:table-cell>
          <table:table-cell table:style-name="ce1" table:formula="of:=[.A14]*1000000000000*2*PI()" office:value-type="float" office:value="2.69279101028326E+018" calcext:value-type="float">
            <text:p>2.69E+18</text:p>
          </table:table-cell>
          <table:table-cell table:style-name="ce1" table:formula="of:=[.J14]/([.A14]*1000000000000)*1000000" office:value-type="float" office:value="0.000699516434849768" calcext:value-type="float">
            <text:p>7.00E-04</text:p>
          </table:table-cell>
          <table:table-cell table:style-name="ce2" table:formula="of:=1-13.8*13.8*1E+030/([.B14]*[.B14]+1/9.3/9.3*1E+030)" office:value-type="float" office:value="0.999973736483503" calcext:value-type="float">
            <text:p>0.9999737365</text:p>
          </table:table-cell>
          <table:table-cell table:style-name="ce2" table:formula="of:=13.8*13.8/9.3*1E+045/[.B14]/([.B14]*[.B14]+1/9.3/9.3*1E+030)" office:value-type="float" office:value="0.000000001048738658573" calcext:value-type="float">
            <text:p>0.000000001</text:p>
          </table:table-cell>
          <table:table-cell table:formula="of:=[.B14]/[.J14]*2.20084" office:value-type="float" office:value="19768349766.3968" calcext:value-type="float">
            <text:p>19768349766.3968</text:p>
          </table:table-cell>
          <table:table-cell table:formula="of:=[.B14]/[.J14]" office:value-type="float" office:value="8982183969.02854" calcext:value-type="float">
            <text:p>8982183969.02854</text:p>
          </table:table-cell>
          <table:table-cell table:formula="of:=([.B14]/[.J14])*SQRT(SQRT(8.3*8.3*([.D14]*[.D14]+[.E14]*[.E14])/((8.3+[.D14])*(8.3+[.D14])+[.E14]*[.E14])))*COS((ATAN([.E14]/[.D14])-ATAN([.E14]/(8.3+[.D14])))/2)" office:value-type="float" office:value="8485441190.28949" calcext:value-type="float">
            <text:p>8485441190.28949</text:p>
          </table:table-cell>
          <table:table-cell table:style-name="ce2" table:formula="of:=([.B14]/[.J14])*SQRT(SQRT(8.3*8.3*([.D14]*[.D14]+[.E14]*[.E14])/((8.3+[.D14])*(8.3+[.D14])+[.E14]*[.E14])))*SIN((ATAN([.E14]/[.D14])-ATAN([.E14]/(8.3+[.D14])))/2)" office:value-type="float" office:value="3.97117920802356" calcext:value-type="float">
            <text:p>3.97117920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office:value-type="string" calcext:value-type="string">
            <text:p>減衰定数</text:p>
          </table:table-cell>
          <table:table-cell table:number-columns-repeated="1011"/>
        </table:table-row>
        <table:table-row table:style-name="ro4">
          <table:table-cell office:value-type="float" office:value="375000" calcext:value-type="float">
            <text:p>375000</text:p>
          </table:table-cell>
          <table:table-cell table:style-name="ce1" table:formula="of:=[.A15]*1000000000000*2*PI()" office:value-type="float" office:value="2.35619449019235E+018" calcext:value-type="float">
            <text:p>2.36E+18</text:p>
          </table:table-cell>
          <table:table-cell table:style-name="ce1" table:formula="of:=[.J15]/([.A15]*1000000000000)*1000000" office:value-type="float" office:value="0.000799446554666667" calcext:value-type="float">
            <text:p>7.99E-04</text:p>
          </table:table-cell>
          <table:table-cell table:style-name="ce2" table:formula="of:=1-13.8*13.8*1E+030/([.B15]*[.B15]+1/9.3/9.3*1E+030)" office:value-type="float" office:value="0.999965696700138" calcext:value-type="float">
            <text:p>0.9999656967</text:p>
          </table:table-cell>
          <table:table-cell table:style-name="ce2" table:formula="of:=13.8*13.8/9.3*1E+045/[.B15]/([.B15]*[.B15]+1/9.3/9.3*1E+030)" office:value-type="float" office:value="0.00000000156545942293384" calcext:value-type="float">
            <text:p>1.56545942293384E-009</text:p>
          </table:table-cell>
          <table:table-cell table:formula="of:=[.B15]/[.J15]*2.20084" office:value-type="float" office:value="17297323342.9206" calcext:value-type="float">
            <text:p>17297323342.9206</text:p>
          </table:table-cell>
          <table:table-cell table:formula="of:=[.B15]/[.J15]" office:value-type="float" office:value="7859418832.31883" calcext:value-type="float">
            <text:p>7859418832.31883</text:p>
          </table:table-cell>
          <table:table-cell table:formula="of:=([.B15]/[.J15])*SQRT(SQRT(8.3*8.3*([.D15]*[.D15]+[.E15]*[.E15])/((8.3+[.D15])*(8.3+[.D15])+[.E15]*[.E15])))*COS((ATAN([.E15]/[.D15])-ATAN([.E15]/(8.3+[.D15])))/2)" office:value-type="float" office:value="7424741827.9907" calcext:value-type="float">
            <text:p>7424741827.9907</text:p>
          </table:table-cell>
          <table:table-cell table:style-name="ce2" table:formula="of:=([.B15]/[.J15])*SQRT(SQRT(8.3*8.3*([.D15]*[.D15]+[.E15]*[.E15])/((8.3+[.D15])*(8.3+[.D15])+[.E15]*[.E15])))*SIN((ATAN([.E15]/[.D15])-ATAN([.E15]/(8.3+[.D15])))/2)" office:value-type="float" office:value="5.18686351352039" calcext:value-type="float">
            <text:p>5.186863513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table:formula="of:=1/9.3*1E+015" office:value-type="float" office:value="107526881720430" calcext:value-type="float">
            <text:p>107526881720430</text:p>
          </table:table-cell>
          <table:table-cell table:number-columns-repeated="1011"/>
        </table:table-row>
        <table:table-row table:style-name="ro4">
          <table:table-cell office:value-type="float" office:value="359712" calcext:value-type="float">
            <text:p>359712</text:p>
          </table:table-cell>
          <table:table-cell table:style-name="ce1" table:formula="of:=[.A16]*1000000000000*2*PI()" office:value-type="float" office:value="2.26013715321618E+018" calcext:value-type="float">
            <text:p>2.26E+18</text:p>
          </table:table-cell>
          <table:table-cell table:style-name="ce1" table:formula="of:=[.J16]/([.A16]*1000000000000)*1000000" office:value-type="float" office:value="0.000833423566631083" calcext:value-type="float">
            <text:p>8.33E-04</text:p>
          </table:table-cell>
          <table:table-cell table:style-name="ce2" table:formula="of:=1-13.8*13.8*1E+030/([.B16]*[.B16]+1/9.3/9.3*1E+030)" office:value-type="float" office:value="0.999962718911601" calcext:value-type="float">
            <text:p>0.9999627189</text:p>
          </table:table-cell>
          <table:table-cell table:style-name="ce2" table:formula="of:=13.8*13.8/9.3*1E+045/[.B16]/([.B16]*[.B16]+1/9.3/9.3*1E+030)" office:value-type="float" office:value="0.000000001773661911185" calcext:value-type="float">
            <text:p>1.773661911185E-009</text:p>
          </table:table-cell>
          <table:table-cell table:formula="of:=[.B16]/[.J16]*2.20084" office:value-type="float" office:value="16592146064.8763" calcext:value-type="float">
            <text:p>16592146064.8763</text:p>
          </table:table-cell>
          <table:table-cell table:formula="of:=[.B16]/[.J16]" office:value-type="float" office:value="7539006045.36282" calcext:value-type="float">
            <text:p>7539006045.36282</text:p>
          </table:table-cell>
          <table:table-cell table:formula="of:=([.B16]/[.J16])*SQRT(SQRT(8.3*8.3*([.D16]*[.D16]+[.E16]*[.E16])/((8.3+[.D16])*(8.3+[.D16])+[.E16]*[.E16])))*COS((ATAN([.E16]/[.D16])-ATAN([.E16]/(8.3+[.D16])))/2)" office:value-type="float" office:value="7122040489.01175" calcext:value-type="float">
            <text:p>7122040489.01175</text:p>
          </table:table-cell>
          <table:table-cell table:style-name="ce2" table:formula="of:=([.B16]/[.J16])*SQRT(SQRT(8.3*8.3*([.D16]*[.D16]+[.E16]*[.E16])/((8.3+[.D16])*(8.3+[.D16])+[.E16]*[.E16])))*SIN((ATAN([.E16]/[.D16])-ATAN([.E16]/(8.3+[.D16])))/2)" office:value-type="float" office:value="5.63713399973373" calcext:value-type="float">
            <text:p>5.637133999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03337" calcext:value-type="float">
            <text:p>303337</text:p>
          </table:table-cell>
          <table:table-cell table:style-name="ce1" table:formula="of:=[.A17]*1000000000000*2*PI()" office:value-type="float" office:value="1.90592258152393E+018" calcext:value-type="float">
            <text:p>1.91E+18</text:p>
          </table:table-cell>
          <table:table-cell table:style-name="ce1" table:formula="of:=[.J17]/([.A17]*1000000000000)*1000000" office:value-type="float" office:value="0.000988314837952508" calcext:value-type="float">
            <text:p>9.88E-04</text:p>
          </table:table-cell>
          <table:table-cell table:style-name="ce2" table:formula="of:=1-13.8*13.8*1E+030/([.B17]*[.B17]+1/9.3/9.3*1E+030)" office:value-type="float" office:value="0.999947573886893" calcext:value-type="float">
            <text:p>0.9999475739</text:p>
          </table:table-cell>
          <table:table-cell table:style-name="ce2" table:formula="of:=13.8*13.8/9.3*1E+045/[.B17]/([.B17]*[.B17]+1/9.3/9.3*1E+030)" office:value-type="float" office:value="0.00000000295773633080624" calcext:value-type="float">
            <text:p>0.000000003</text:p>
          </table:table-cell>
          <table:table-cell table:formula="of:=[.B17]/[.J17]*2.20084" office:value-type="float" office:value="13991781788.9906" calcext:value-type="float">
            <text:p>13991781788.9906</text:p>
          </table:table-cell>
          <table:table-cell table:formula="of:=[.B17]/[.J17]" office:value-type="float" office:value="6357473414.23756" calcext:value-type="float">
            <text:p>6357473414.23756</text:p>
          </table:table-cell>
          <table:table-cell table:formula="of:=([.B17]/[.J17])*SQRT(SQRT(8.3*8.3*([.D17]*[.D17]+[.E17]*[.E17])/((8.3+[.D17])*(8.3+[.D17])+[.E17]*[.E17])))*COS((ATAN([.E17]/[.D17])-ATAN([.E17]/(8.3+[.D17])))/2)" office:value-type="float" office:value="6005815193.07793" calcext:value-type="float">
            <text:p>6005815193.07793</text:p>
          </table:table-cell>
          <table:table-cell table:style-name="ce2" table:formula="of:=([.B17]/[.J17])*SQRT(SQRT(8.3*8.3*([.D17]*[.D17]+[.E17]*[.E17])/((8.3+[.D17])*(8.3+[.D17])+[.E17]*[.E17])))*SIN((ATAN([.E17]/[.D17])-ATAN([.E17]/(8.3+[.D17])))/2)" office:value-type="float" office:value="7.92723596104879" calcext:value-type="float">
            <text:p>7.92723596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table:style-name="ce4"/>
          <table:table-cell table:number-columns-repeated="1011"/>
        </table:table-row>
        <table:table-row table:style-name="ro4">
          <table:table-cell office:value-type="float" office:value="287356" calcext:value-type="float">
            <text:p>287356</text:p>
          </table:table-cell>
          <table:table-cell table:style-name="ce1" table:formula="of:=[.A18]*1000000000000*2*PI()" office:value-type="float" office:value="1.8055109971299E+018" calcext:value-type="float">
            <text:p>1.81E+18</text:p>
          </table:table-cell>
          <table:table-cell table:style-name="ce1" table:formula="of:=[.J18]/([.A18]*1000000000000)*1000000" office:value-type="float" office:value="0.00104327892231239" calcext:value-type="float">
            <text:p>1.04E-03</text:p>
          </table:table-cell>
          <table:table-cell table:style-name="ce2" table:formula="of:=1-13.8*13.8*1E+030/([.B18]*[.B18]+1/9.3/9.3*1E+030)" office:value-type="float" office:value="0.999941580491977" calcext:value-type="float">
            <text:p>0.9999415805</text:p>
          </table:table-cell>
          <table:table-cell table:style-name="ce2" table:formula="of:=13.8*13.8/9.3*1E+045/[.B18]/([.B18]*[.B18]+1/9.3/9.3*1E+030)" office:value-type="float" office:value="0.00000000347916326141467" calcext:value-type="float">
            <text:p>3.47916326141467E-009</text:p>
          </table:table-cell>
          <table:table-cell table:formula="of:=[.B18]/[.J18]*2.20084" office:value-type="float" office:value="13254639057.4087" calcext:value-type="float">
            <text:p>13254639057.4087</text:p>
          </table:table-cell>
          <table:table-cell table:formula="of:=[.B18]/[.J18]" office:value-type="float" office:value="6022536421.27948" calcext:value-type="float">
            <text:p>6022536421.27948</text:p>
          </table:table-cell>
          <table:table-cell table:formula="of:=([.B18]/[.J18])*SQRT(SQRT(8.3*8.3*([.D18]*[.D18]+[.E18]*[.E18])/((8.3+[.D18])*(8.3+[.D18])+[.E18]*[.E18])))*COS((ATAN([.E18]/[.D18])-ATAN([.E18]/(8.3+[.D18])))/2)" office:value-type="float" office:value="5689389737.23118" calcext:value-type="float">
            <text:p>5689389737.23118</text:p>
          </table:table-cell>
          <table:table-cell table:style-name="ce2" table:formula="of:=([.B18]/[.J18])*SQRT(SQRT(8.3*8.3*([.D18]*[.D18]+[.E18]*[.E18])/((8.3+[.D18])*(8.3+[.D18])+[.E18]*[.E18])))*SIN((ATAN([.E18]/[.D18])-ATAN([.E18]/(8.3+[.D18])))/2)" office:value-type="float" office:value="8.8335188882474" calcext:value-type="float">
            <text:p>8.833518888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44898" calcext:value-type="float">
            <text:p>244898</text:p>
          </table:table-cell>
          <table:table-cell table:style-name="ce1" table:formula="of:=[.A19]*1000000000000*2*PI()" office:value-type="float" office:value="1.53873951535767E+018" calcext:value-type="float">
            <text:p>1.54E+18</text:p>
          </table:table-cell>
          <table:table-cell table:style-name="ce1" table:formula="of:=[.J19]/([.A19]*1000000000000)*1000000" office:value-type="float" office:value="0.00122415233280794" calcext:value-type="float">
            <text:p>1.22E-03</text:p>
          </table:table-cell>
          <table:table-cell table:style-name="ce2" table:formula="of:=1-13.8*13.8*1E+030/([.B19]*[.B19]+1/9.3/9.3*1E+030)" office:value-type="float" office:value="0.999919568168667" calcext:value-type="float">
            <text:p>0.9999195682</text:p>
          </table:table-cell>
          <table:table-cell table:style-name="ce2" table:formula="of:=13.8*13.8/9.3*1E+045/[.B19]/([.B19]*[.B19]+1/9.3/9.3*1E+030)" office:value-type="float" office:value="0.0000000056205640577885" calcext:value-type="float">
            <text:p>5.6205640577885E-009</text:p>
          </table:table-cell>
          <table:table-cell table:formula="of:=[.B19]/[.J19]*2.20084" office:value-type="float" office:value="11296213045.4255" calcext:value-type="float">
            <text:p>11296213045.4255</text:p>
          </table:table-cell>
          <table:table-cell table:formula="of:=[.B19]/[.J19]" office:value-type="float" office:value="5132682541.85924" calcext:value-type="float">
            <text:p>5132682541.85924</text:p>
          </table:table-cell>
          <table:table-cell table:formula="of:=([.B19]/[.J19])*SQRT(SQRT(8.3*8.3*([.D19]*[.D19]+[.E19]*[.E19])/((8.3+[.D19])*(8.3+[.D19])+[.E19]*[.E19])))*COS((ATAN([.E19]/[.D19])-ATAN([.E19]/(8.3+[.D19])))/2)" office:value-type="float" office:value="4848711983.43688" calcext:value-type="float">
            <text:p>4848711983.43688</text:p>
          </table:table-cell>
          <table:table-cell table:style-name="ce2" table:formula="of:=([.B19]/[.J19])*SQRT(SQRT(8.3*8.3*([.D19]*[.D19]+[.E19]*[.E19])/((8.3+[.D19])*(8.3+[.D19])+[.E19]*[.E19])))*SIN((ATAN([.E19]/[.D19])-ATAN([.E19]/(8.3+[.D19])))/2)" office:value-type="float" office:value="12.1621435775235" calcext:value-type="float">
            <text:p>12.162143577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24888" calcext:value-type="float">
            <text:p>224888</text:p>
          </table:table-cell>
          <table:table-cell table:style-name="ce1" table:formula="of:=[.A20]*1000000000000*2*PI()" office:value-type="float" office:value="1.413012977361E+018" calcext:value-type="float">
            <text:p>1.41E+18</text:p>
          </table:table-cell>
          <table:table-cell table:style-name="ce1" table:formula="of:=[.J20]/([.A20]*1000000000000)*1000000" office:value-type="float" office:value="0.00133307449930632" calcext:value-type="float">
            <text:p>1.33E-03</text:p>
          </table:table-cell>
          <table:table-cell table:style-name="ce2" table:formula="of:=1-13.8*13.8*1E+030/([.B20]*[.B20]+1/9.3/9.3*1E+030)" office:value-type="float" office:value="0.999904618121966" calcext:value-type="float">
            <text:p>0.9999046181</text:p>
          </table:table-cell>
          <table:table-cell table:style-name="ce2" table:formula="of:=13.8*13.8/9.3*1E+045/[.B20]/([.B20]*[.B20]+1/9.3/9.3*1E+030)" office:value-type="float" office:value="0.00000000725833101459904" calcext:value-type="float">
            <text:p>7.25833101459904E-009</text:p>
          </table:table-cell>
          <table:table-cell table:formula="of:=[.B20]/[.J20]*2.20084" office:value-type="float" office:value="10373227871.8472" calcext:value-type="float">
            <text:p>10373227871.8472</text:p>
          </table:table-cell>
          <table:table-cell table:formula="of:=[.B20]/[.J20]" office:value-type="float" office:value="4713303952.96669" calcext:value-type="float">
            <text:p>4713303952.96669</text:p>
          </table:table-cell>
          <table:table-cell table:formula="of:=([.B20]/[.J20])*SQRT(SQRT(8.3*8.3*([.D20]*[.D20]+[.E20]*[.E20])/((8.3+[.D20])*(8.3+[.D20])+[.E20]*[.E20])))*COS((ATAN([.E20]/[.D20])-ATAN([.E20]/(8.3+[.D20])))/2)" office:value-type="float" office:value="4452506208.27325" calcext:value-type="float">
            <text:p>4452506208.27325</text:p>
          </table:table-cell>
          <table:table-cell table:style-name="ce2" table:formula="of:=([.B20]/[.J20])*SQRT(SQRT(8.3*8.3*([.D20]*[.D20]+[.E20]*[.E20])/((8.3+[.D20])*(8.3+[.D20])+[.E20]*[.E20])))*SIN((ATAN([.E20]/[.D20])-ATAN([.E20]/(8.3+[.D20])))/2)" office:value-type="float" office:value="14.4228913549047" calcext:value-type="float">
            <text:p>14.422891354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06044" calcext:value-type="float">
            <text:p>206044</text:p>
          </table:table-cell>
          <table:table-cell table:style-name="ce1" table:formula="of:=[.A21]*1000000000000*2*PI()" office:value-type="float" office:value="1.29461263343251E+018" calcext:value-type="float">
            <text:p>1.29E+18</text:p>
          </table:table-cell>
          <table:table-cell table:style-name="ce1" table:formula="of:=[.J21]/([.A21]*1000000000000)*1000000" office:value-type="float" office:value="0.00145499241909495" calcext:value-type="float">
            <text:p>1.45E-03</text:p>
          </table:table-cell>
          <table:table-cell table:style-name="ce2" table:formula="of:=1-13.8*13.8*1E+030/([.B21]*[.B21]+1/9.3/9.3*1E+030)" office:value-type="float" office:value="0.999886373798563" calcext:value-type="float">
            <text:p>0.9998863738</text:p>
          </table:table-cell>
          <table:table-cell table:style-name="ce2" table:formula="of:=13.8*13.8/9.3*1E+045/[.B21]/([.B21]*[.B21]+1/9.3/9.3*1E+030)" office:value-type="float" office:value="0.00000000943747249696418" calcext:value-type="float">
            <text:p>9.43747249696418E-009</text:p>
          </table:table-cell>
          <table:table-cell table:formula="of:=[.B21]/[.J21]*2.20084" office:value-type="float" office:value="9504025842.31657" calcext:value-type="float">
            <text:p>9504025842.31657</text:p>
          </table:table-cell>
          <table:table-cell table:formula="of:=[.B21]/[.J21]" office:value-type="float" office:value="4318362917.03012" calcext:value-type="float">
            <text:p>4318362917.03012</text:p>
          </table:table-cell>
          <table:table-cell table:formula="of:=([.B21]/[.J21])*SQRT(SQRT(8.3*8.3*([.D21]*[.D21]+[.E21]*[.E21])/((8.3+[.D21])*(8.3+[.D21])+[.E21]*[.E21])))*COS((ATAN([.E21]/[.D21])-ATAN([.E21]/(8.3+[.D21])))/2)" office:value-type="float" office:value="4079384935.746" calcext:value-type="float">
            <text:p>4079384935.746</text:p>
          </table:table-cell>
          <table:table-cell table:style-name="ce2" table:formula="of:=([.B21]/[.J21])*SQRT(SQRT(8.3*8.3*([.D21]*[.D21]+[.E21]*[.E21])/((8.3+[.D21])*(8.3+[.D21])+[.E21]*[.E21])))*SIN((ATAN([.E21]/[.D21])-ATAN([.E21]/(8.3+[.D21])))/2)" office:value-type="float" office:value="17.1818605999403" calcext:value-type="float">
            <text:p>17.181860599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87852" calcext:value-type="float">
            <text:p>187852</text:p>
          </table:table-cell>
          <table:table-cell table:style-name="ce1" table:formula="of:=[.A22]*1000000000000*2*PI()" office:value-type="float" office:value="1.1803089263243E+018" calcext:value-type="float">
            <text:p>1.18E+18</text:p>
          </table:table-cell>
          <table:table-cell table:style-name="ce1" table:formula="of:=[.J22]/([.A22]*1000000000000)*1000000" office:value-type="float" office:value="0.0015958970785512" calcext:value-type="float">
            <text:p>1.60E-03</text:p>
          </table:table-cell>
          <table:table-cell table:style-name="ce2" table:formula="of:=1-13.8*13.8*1E+030/([.B22]*[.B22]+1/9.3/9.3*1E+030)" office:value-type="float" office:value="0.999863300544074" calcext:value-type="float">
            <text:p>0.9998633005</text:p>
          </table:table-cell>
          <table:table-cell table:style-name="ce2" table:formula="of:=13.8*13.8/9.3*1E+045/[.B22]/([.B22]*[.B22]+1/9.3/9.3*1E+030)" office:value-type="float" office:value="0.000000012453405969178" calcext:value-type="float">
            <text:p>1.2453405969178E-008</text:p>
          </table:table-cell>
          <table:table-cell table:formula="of:=[.B22]/[.J22]*2.20084" office:value-type="float" office:value="8664898092.30482" calcext:value-type="float">
            <text:p>8664898092.30482</text:p>
          </table:table-cell>
          <table:table-cell table:formula="of:=[.B22]/[.J22]" office:value-type="float" office:value="3937086790.63667" calcext:value-type="float">
            <text:p>3937086790.63667</text:p>
          </table:table-cell>
          <table:table-cell table:formula="of:=([.B22]/[.J22])*SQRT(SQRT(8.3*8.3*([.D22]*[.D22]+[.E22]*[.E22])/((8.3+[.D22])*(8.3+[.D22])+[.E22]*[.E22])))*COS((ATAN([.E22]/[.D22])-ATAN([.E22]/(8.3+[.D22])))/2)" office:value-type="float" office:value="3719170311.97235" calcext:value-type="float">
            <text:p>3719170311.97235</text:p>
          </table:table-cell>
          <table:table-cell table:style-name="ce2" table:formula="of:=([.B22]/[.J22])*SQRT(SQRT(8.3*8.3*([.D22]*[.D22]+[.E22]*[.E22])/((8.3+[.D22])*(8.3+[.D22])+[.E22]*[.E22])))*SIN((ATAN([.E22]/[.D22])-ATAN([.E22]/(8.3+[.D22])))/2)" office:value-type="float" office:value="20.6711727348769" calcext:value-type="float">
            <text:p>20.671172734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70551" calcext:value-type="float">
            <text:p>170551</text:p>
          </table:table-cell>
          <table:table-cell table:style-name="ce1" table:formula="of:=[.A23]*1000000000000*2*PI()" office:value-type="float" office:value="1.07160353732479E+018" calcext:value-type="float">
            <text:p>1.07E+18</text:p>
          </table:table-cell>
          <table:table-cell table:style-name="ce1" table:formula="of:=[.J23]/([.A23]*1000000000000)*1000000" office:value-type="float" office:value="0.00175778774677369" calcext:value-type="float">
            <text:p>1.76E-03</text:p>
          </table:table-cell>
          <table:table-cell table:style-name="ce2" table:formula="of:=1-13.8*13.8*1E+030/([.B23]*[.B23]+1/9.3/9.3*1E+030)" office:value-type="float" office:value="0.99983415977001" calcext:value-type="float">
            <text:p>0.9998341598</text:p>
          </table:table-cell>
          <table:table-cell table:style-name="ce2" table:formula="of:=13.8*13.8/9.3*1E+045/[.B23]/([.B23]*[.B23]+1/9.3/9.3*1E+030)" office:value-type="float" office:value="0.0000000166407464826834" calcext:value-type="float">
            <text:p>1.66407464826834E-008</text:p>
          </table:table-cell>
          <table:table-cell table:formula="of:=[.B23]/[.J23]*2.20084" office:value-type="float" office:value="7866868782.55587" calcext:value-type="float">
            <text:p>7866868782.55587</text:p>
          </table:table-cell>
          <table:table-cell table:formula="of:=[.B23]/[.J23]" office:value-type="float" office:value="3574484643.38883" calcext:value-type="float">
            <text:p>3574484643.38883</text:p>
          </table:table-cell>
          <table:table-cell table:formula="of:=([.B23]/[.J23])*SQRT(SQRT(8.3*8.3*([.D23]*[.D23]+[.E23]*[.E23])/((8.3+[.D23])*(8.3+[.D23])+[.E23]*[.E23])))*COS((ATAN([.E23]/[.D23])-ATAN([.E23]/(8.3+[.D23])))/2)" office:value-type="float" office:value="3376594160.34154" calcext:value-type="float">
            <text:p>3376594160.34154</text:p>
          </table:table-cell>
          <table:table-cell table:style-name="ce2" table:formula="of:=([.B23]/[.J23])*SQRT(SQRT(8.3*8.3*([.D23]*[.D23]+[.E23]*[.E23])/((8.3+[.D23])*(8.3+[.D23])+[.E23]*[.E23])))*SIN((ATAN([.E23]/[.D23])-ATAN([.E23]/(8.3+[.D23])))/2)" office:value-type="float" office:value="25.0782132761322" calcext:value-type="float">
            <text:p>25.078213276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54242" calcext:value-type="float">
            <text:p>154242</text:p>
          </table:table-cell>
          <table:table-cell table:style-name="ce1" table:formula="of:=[.A24]*1000000000000*2*PI()" office:value-type="float" office:value="9.69131068149994E+017" calcext:value-type="float">
            <text:p>9.69E+17</text:p>
          </table:table-cell>
          <table:table-cell table:style-name="ce1" table:formula="of:=[.J24]/([.A24]*1000000000000)*1000000" office:value-type="float" office:value="0.00194364996563841" calcext:value-type="float">
            <text:p>1.94E-03</text:p>
          </table:table-cell>
          <table:table-cell table:style-name="ce2" table:formula="of:=1-13.8*13.8*1E+030/([.B24]*[.B24]+1/9.3/9.3*1E+030)" office:value-type="float" office:value="0.999797234933291" calcext:value-type="float">
            <text:p>0.9997972349</text:p>
          </table:table-cell>
          <table:table-cell table:style-name="ce2" table:formula="of:=13.8*13.8/9.3*1E+045/[.B24]/([.B24]*[.B24]+1/9.3/9.3*1E+030)" office:value-type="float" office:value="0.0000000224971586007728" calcext:value-type="float">
            <text:p>2.24971586007728E-008</text:p>
          </table:table-cell>
          <table:table-cell table:formula="of:=[.B24]/[.J24]*2.20084" office:value-type="float" office:value="7114596658.82333" calcext:value-type="float">
            <text:p>7114596658.82333</text:p>
          </table:table-cell>
          <table:table-cell table:formula="of:=[.B24]/[.J24]" office:value-type="float" office:value="3232673278.75871" calcext:value-type="float">
            <text:p>3232673278.75871</text:p>
          </table:table-cell>
          <table:table-cell table:formula="of:=([.B24]/[.J24])*SQRT(SQRT(8.3*8.3*([.D24]*[.D24]+[.E24]*[.E24])/((8.3+[.D24])*(8.3+[.D24])+[.E24]*[.E24])))*COS((ATAN([.E24]/[.D24])-ATAN([.E24]/(8.3+[.D24])))/2)" office:value-type="float" office:value="3053655817.07446" calcext:value-type="float">
            <text:p>3053655817.07446</text:p>
          </table:table-cell>
          <table:table-cell table:style-name="ce2" table:formula="of:=([.B24]/[.J24])*SQRT(SQRT(8.3*8.3*([.D24]*[.D24]+[.E24]*[.E24])/((8.3+[.D24])*(8.3+[.D24])+[.E24]*[.E24])))*SIN((ATAN([.E24]/[.D24])-ATAN([.E24]/(8.3+[.D24])))/2)" office:value-type="float" office:value="30.6627033320061" calcext:value-type="float">
            <text:p>30.66270333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38632" calcext:value-type="float">
            <text:p>138632</text:p>
          </table:table-cell>
          <table:table-cell table:style-name="ce1" table:formula="of:=[.A25]*1000000000000*2*PI()" office:value-type="float" office:value="8.71050545504921E+017" calcext:value-type="float">
            <text:p>8.71E+17</text:p>
          </table:table-cell>
          <table:table-cell table:style-name="ce1" table:formula="of:=[.J25]/([.A25]*1000000000000)*1000000" office:value-type="float" office:value="0.00216250546771308" calcext:value-type="float">
            <text:p>2.16E-03</text:p>
          </table:table-cell>
          <table:table-cell table:style-name="ce2" table:formula="of:=1-13.8*13.8*1E+030/([.B25]*[.B25]+1/9.3/9.3*1E+030)" office:value-type="float" office:value="0.999749001311616" calcext:value-type="float">
            <text:p>0.9997490013</text:p>
          </table:table-cell>
          <table:table-cell table:style-name="ce2" table:formula="of:=13.8*13.8/9.3*1E+045/[.B25]/([.B25]*[.B25]+1/9.3/9.3*1E+030)" office:value-type="float" office:value="0.0000000309845466685638" calcext:value-type="float">
            <text:p>0.000000031</text:p>
          </table:table-cell>
          <table:table-cell table:formula="of:=[.B25]/[.J25]*2.20084" office:value-type="float" office:value="6394566745.80203" calcext:value-type="float">
            <text:p>6394566745.80203</text:p>
          </table:table-cell>
          <table:table-cell table:formula="of:=[.B25]/[.J25]" office:value-type="float" office:value="2905511870.83206" calcext:value-type="float">
            <text:p>2905511870.83206</text:p>
          </table:table-cell>
          <table:table-cell table:formula="of:=([.B25]/[.J25])*SQRT(SQRT(8.3*8.3*([.D25]*[.D25]+[.E25]*[.E25])/((8.3+[.D25])*(8.3+[.D25])+[.E25]*[.E25])))*COS((ATAN([.E25]/[.D25])-ATAN([.E25]/(8.3+[.D25])))/2)" office:value-type="float" office:value="2744552711.69871" calcext:value-type="float">
            <text:p>2744552711.69871</text:p>
          </table:table-cell>
          <table:table-cell table:style-name="ce2" table:formula="of:=([.B25]/[.J25])*SQRT(SQRT(8.3*8.3*([.D25]*[.D25]+[.E25]*[.E25])/((8.3+[.D25])*(8.3+[.D25])+[.E25]*[.E25])))*SIN((ATAN([.E25]/[.D25])-ATAN([.E25]/(8.3+[.D25])))/2)" office:value-type="float" office:value="37.9579380978543" calcext:value-type="float">
            <text:p>37.957938097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27011" calcext:value-type="float">
            <text:p>127011</text:p>
          </table:table-cell>
          <table:table-cell table:style-name="ce1" table:formula="of:=[.A26]*1000000000000*2*PI()" office:value-type="float" office:value="7.98033649050186E+017" calcext:value-type="float">
            <text:p>7.98E+17</text:p>
          </table:table-cell>
          <table:table-cell table:style-name="ce1" table:formula="of:=[.J26]/([.A26]*1000000000000)*1000000" office:value-type="float" office:value="0.0023603660942753" calcext:value-type="float">
            <text:p>2.36E-03</text:p>
          </table:table-cell>
          <table:table-cell table:style-name="ce2" table:formula="of:=1-13.8*13.8*1E+030/([.B26]*[.B26]+1/9.3/9.3*1E+030)" office:value-type="float" office:value="0.9997009693138" calcext:value-type="float">
            <text:p>0.9997009693</text:p>
          </table:table-cell>
          <table:table-cell table:style-name="ce2" table:formula="of:=13.8*13.8/9.3*1E+045/[.B26]/([.B26]*[.B26]+1/9.3/9.3*1E+030)" office:value-type="float" office:value="0.0000000402913301513564" calcext:value-type="float">
            <text:p>4.02913301513564E-008</text:p>
          </table:table-cell>
          <table:table-cell table:formula="of:=[.B26]/[.J26]*2.20084" office:value-type="float" office:value="5858534226.95381" calcext:value-type="float">
            <text:p>5858534226.95381</text:p>
          </table:table-cell>
          <table:table-cell table:formula="of:=[.B26]/[.J26]" office:value-type="float" office:value="2661953720.83105" calcext:value-type="float">
            <text:p>2661953720.83105</text:p>
          </table:table-cell>
          <table:table-cell table:formula="of:=([.B26]/[.J26])*SQRT(SQRT(8.3*8.3*([.D26]*[.D26]+[.E26]*[.E26])/((8.3+[.D26])*(8.3+[.D26])+[.E26]*[.E26])))*COS((ATAN([.E26]/[.D26])-ATAN([.E26]/(8.3+[.D26])))/2)" office:value-type="float" office:value="2514433253.17154" calcext:value-type="float">
            <text:p>2514433253.17154</text:p>
          </table:table-cell>
          <table:table-cell table:style-name="ce2" table:formula="of:=([.B26]/[.J26])*SQRT(SQRT(8.3*8.3*([.D26]*[.D26]+[.E26]*[.E26])/((8.3+[.D26])*(8.3+[.D26])+[.E26]*[.E26])))*SIN((ATAN([.E26]/[.D26])-ATAN([.E26]/(8.3+[.D26])))/2)" office:value-type="float" office:value="45.223140257549" calcext:value-type="float">
            <text:p>45.223140257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21065" calcext:value-type="float">
            <text:p>121065</text:p>
          </table:table-cell>
          <table:table-cell table:style-name="ce1" table:formula="of:=[.A27]*1000000000000*2*PI()" office:value-type="float" office:value="7.60673829213697E+017" calcext:value-type="float">
            <text:p>7.61E+17</text:p>
          </table:table-cell>
          <table:table-cell table:style-name="ce1" table:formula="of:=[.J27]/([.A27]*1000000000000)*1000000" office:value-type="float" office:value="0.00247629337958948" calcext:value-type="float">
            <text:p>2.48E-03</text:p>
          </table:table-cell>
          <table:table-cell table:style-name="ce2" table:formula="of:=1-13.8*13.8*1E+030/([.B27]*[.B27]+1/9.3/9.3*1E+030)" office:value-type="float" office:value="0.999670874740391" calcext:value-type="float">
            <text:p>0.9996708747</text:p>
          </table:table-cell>
          <table:table-cell table:style-name="ce2" table:formula="of:=13.8*13.8/9.3*1E+045/[.B27]/([.B27]*[.B27]+1/9.3/9.3*1E+030)" office:value-type="float" office:value="0.0000000465242939904319" calcext:value-type="float">
            <text:p>4.65242939904319E-008</text:p>
          </table:table-cell>
          <table:table-cell table:formula="of:=[.B27]/[.J27]*2.20084" office:value-type="float" office:value="5584267868.02846" calcext:value-type="float">
            <text:p>5584267868.02846</text:p>
          </table:table-cell>
          <table:table-cell table:formula="of:=[.B27]/[.J27]" office:value-type="float" office:value="2537334775.8258" calcext:value-type="float">
            <text:p>2537334775.8258</text:p>
          </table:table-cell>
          <table:table-cell table:formula="of:=([.B27]/[.J27])*SQRT(SQRT(8.3*8.3*([.D27]*[.D27]+[.E27]*[.E27])/((8.3+[.D27])*(8.3+[.D27])+[.E27]*[.E27])))*COS((ATAN([.E27]/[.D27])-ATAN([.E27]/(8.3+[.D27])))/2)" office:value-type="float" office:value="2396688258.41224" calcext:value-type="float">
            <text:p>2396688258.41224</text:p>
          </table:table-cell>
          <table:table-cell table:style-name="ce2" table:formula="of:=([.B27]/[.J27])*SQRT(SQRT(8.3*8.3*([.D27]*[.D27]+[.E27]*[.E27])/((8.3+[.D27])*(8.3+[.D27])+[.E27]*[.E27])))*SIN((ATAN([.E27]/[.D27])-ATAN([.E27]/(8.3+[.D27])))/2)" office:value-type="float" office:value="49.7754068462461" calcext:value-type="float">
            <text:p>49.775406846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09409" calcext:value-type="float">
            <text:p>109409</text:p>
          </table:table-cell>
          <table:table-cell table:style-name="ce1" table:formula="of:=[.A28]*1000000000000*2*PI()" office:value-type="float" office:value="6.87437021273211E+017" calcext:value-type="float">
            <text:p>6.87E+17</text:p>
          </table:table-cell>
          <table:table-cell table:style-name="ce1" table:formula="of:=[.J28]/([.A28]*1000000000000)*1000000" office:value-type="float" office:value="0.00274010783390763" calcext:value-type="float">
            <text:p>2.74E-03</text:p>
          </table:table-cell>
          <table:table-cell table:style-name="ce2" table:formula="of:=1-13.8*13.8*1E+030/([.B28]*[.B28]+1/9.3/9.3*1E+030)" office:value-type="float" office:value="0.999597011801267" calcext:value-type="float">
            <text:p>0.9995970118</text:p>
          </table:table-cell>
          <table:table-cell table:style-name="ce2" table:formula="of:=13.8*13.8/9.3*1E+045/[.B28]/([.B28]*[.B28]+1/9.3/9.3*1E+030)" office:value-type="float" office:value="0.0000000630342315571181" calcext:value-type="float">
            <text:p>0.000000063</text:p>
          </table:table-cell>
          <table:table-cell table:formula="of:=[.B28]/[.J28]*2.20084" office:value-type="float" office:value="5046620932.33491" calcext:value-type="float">
            <text:p>5046620932.33491</text:p>
          </table:table-cell>
          <table:table-cell table:formula="of:=[.B28]/[.J28]" office:value-type="float" office:value="2293043080.06711" calcext:value-type="float">
            <text:p>2293043080.06711</text:p>
          </table:table-cell>
          <table:table-cell table:formula="of:=([.B28]/[.J28])*SQRT(SQRT(8.3*8.3*([.D28]*[.D28]+[.E28]*[.E28])/((8.3+[.D28])*(8.3+[.D28])+[.E28]*[.E28])))*COS((ATAN([.E28]/[.D28])-ATAN([.E28]/(8.3+[.D28])))/2)" office:value-type="float" office:value="2165866430.96491" calcext:value-type="float">
            <text:p>2165866430.96491</text:p>
          </table:table-cell>
          <table:table-cell table:style-name="ce2" table:formula="of:=([.B28]/[.J28])*SQRT(SQRT(8.3*8.3*([.D28]*[.D28]+[.E28]*[.E28])/((8.3+[.D28])*(8.3+[.D28])+[.E28]*[.E28])))*SIN((ATAN([.E28]/[.D28])-ATAN([.E28]/(8.3+[.D28])))/2)" office:value-type="float" office:value="60.9490795346454" calcext:value-type="float">
            <text:p>60.949079534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95663.3" calcext:value-type="float">
            <text:p>95663.3</text:p>
          </table:table-cell>
          <table:table-cell table:style-name="ce1" table:formula="of:=[.A29]*1000000000000*2*PI()" office:value-type="float" office:value="6.01070240996313E+017" calcext:value-type="float">
            <text:p>6.01E+17</text:p>
          </table:table-cell>
          <table:table-cell table:style-name="ce1" table:formula="of:=[.J29]/([.A29]*1000000000000)*1000000" office:value-type="float" office:value="0.00313382935775789" calcext:value-type="float">
            <text:p>3.13E-03</text:p>
          </table:table-cell>
          <table:table-cell table:style-name="ce2" table:formula="of:=1-13.8*13.8*1E+030/([.B29]*[.B29]+1/9.3/9.3*1E+030)" office:value-type="float" office:value="0.9994728821711" calcext:value-type="float">
            <text:p>0.9994728822</text:p>
          </table:table-cell>
          <table:table-cell table:style-name="ce2" table:formula="of:=13.8*13.8/9.3*1E+045/[.B29]/([.B29]*[.B29]+1/9.3/9.3*1E+030)" office:value-type="float" office:value="0.0000000942973592352272" calcext:value-type="float">
            <text:p>9.42973592352272E-008</text:p>
          </table:table-cell>
          <table:table-cell table:formula="of:=[.B29]/[.J29]*2.20084" office:value-type="float" office:value="4412584085.73549" calcext:value-type="float">
            <text:p>4412584085.73549</text:p>
          </table:table-cell>
          <table:table-cell table:formula="of:=[.B29]/[.J29]" office:value-type="float" office:value="2004954510.8847" calcext:value-type="float">
            <text:p>2004954510.8847</text:p>
          </table:table-cell>
          <table:table-cell table:formula="of:=([.B29]/[.J29])*SQRT(SQRT(8.3*8.3*([.D29]*[.D29]+[.E29]*[.E29])/((8.3+[.D29])*(8.3+[.D29])+[.E29]*[.E29])))*COS((ATAN([.E29]/[.D29])-ATAN([.E29]/(8.3+[.D29])))/2)" office:value-type="float" office:value="1893650868.15016" calcext:value-type="float">
            <text:p>1893650868.15016</text:p>
          </table:table-cell>
          <table:table-cell table:style-name="ce2" table:formula="of:=([.B29]/[.J29])*SQRT(SQRT(8.3*8.3*([.D29]*[.D29]+[.E29]*[.E29])/((8.3+[.D29])*(8.3+[.D29])+[.E29]*[.E29])))*SIN((ATAN([.E29]/[.D29])-ATAN([.E29]/(8.3+[.D29])))/2)" office:value-type="float" office:value="79.7293440439907" calcext:value-type="float">
            <text:p>79.72934404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72586.5" calcext:value-type="float">
            <text:p>72586.5</text:p>
          </table:table-cell>
          <table:table-cell table:style-name="ce1" table:formula="of:=[.A30]*1000000000000*2*PI()" office:value-type="float" office:value="4.56074430299591E+017" calcext:value-type="float">
            <text:p>4.56E+17</text:p>
          </table:table-cell>
          <table:table-cell table:style-name="ce1" table:formula="of:=[.J30]/([.A30]*1000000000000)*1000000" office:value-type="float" office:value="0.00413014070109456" calcext:value-type="float">
            <text:p>4.13E-03</text:p>
          </table:table-cell>
          <table:table-cell table:style-name="ce2" table:formula="of:=1-13.8*13.8*1E+030/([.B30]*[.B30]+1/9.3/9.3*1E+030)" office:value-type="float" office:value="0.999084440232819" calcext:value-type="float">
            <text:p>0.9990844402</text:p>
          </table:table-cell>
          <table:table-cell table:style-name="ce2" table:formula="of:=13.8*13.8/9.3*1E+045/[.B30]/([.B30]*[.B30]+1/9.3/9.3*1E+030)" office:value-type="float" office:value="0.00000021585793952313" calcext:value-type="float">
            <text:p>2.1585793952313E-007</text:p>
          </table:table-cell>
          <table:table-cell table:formula="of:=[.B30]/[.J30]*2.20084" office:value-type="float" office:value="3348139095.54907" calcext:value-type="float">
            <text:p>3348139095.54907</text:p>
          </table:table-cell>
          <table:table-cell table:formula="of:=[.B30]/[.J30]" office:value-type="float" office:value="1521300546.85896" calcext:value-type="float">
            <text:p>1521300546.85896</text:p>
          </table:table-cell>
          <table:table-cell table:formula="of:=([.B30]/[.J30])*SQRT(SQRT(8.3*8.3*([.D30]*[.D30]+[.E30]*[.E30])/((8.3+[.D30])*(8.3+[.D30])+[.E30]*[.E30])))*COS((ATAN([.E30]/[.D30])-ATAN([.E30]/(8.3+[.D30])))/2)" office:value-type="float" office:value="1436597378.36642" calcext:value-type="float">
            <text:p>1436597378.36642</text:p>
          </table:table-cell>
          <table:table-cell table:style-name="ce2" table:formula="of:=([.B30]/[.J30])*SQRT(SQRT(8.3*8.3*([.D30]*[.D30]+[.E30]*[.E30])/((8.3+[.D30])*(8.3+[.D30])+[.E30]*[.E30])))*SIN((ATAN([.E30]/[.D30])-ATAN([.E30]/(8.3+[.D30])))/2)" office:value-type="float" office:value="138.518827505125" calcext:value-type="float">
            <text:p>138.518827505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62906.3" calcext:value-type="float">
            <text:p>62906.3</text:p>
          </table:table-cell>
          <table:table-cell table:style-name="ce1" table:formula="of:=[.A31]*1000000000000*2*PI()" office:value-type="float" office:value="3.95251939889031E+017" calcext:value-type="float">
            <text:p>3.95E+17</text:p>
          </table:table-cell>
          <table:table-cell table:style-name="ce1" table:formula="of:=[.J31]/([.A31]*1000000000000)*1000000" office:value-type="float" office:value="0.00476569847535144" calcext:value-type="float">
            <text:p>4.77E-03</text:p>
          </table:table-cell>
          <table:table-cell table:style-name="ce2" table:formula="of:=1-13.8*13.8*1E+030/([.B31]*[.B31]+1/9.3/9.3*1E+030)" office:value-type="float" office:value="0.998780981994463" calcext:value-type="float">
            <text:p>0.998780982</text:p>
          </table:table-cell>
          <table:table-cell table:style-name="ce2" table:formula="of:=13.8*13.8/9.3*1E+045/[.B31]/([.B31]*[.B31]+1/9.3/9.3*1E+030)" office:value-type="float" office:value="0.000000331629504293435" calcext:value-type="float">
            <text:p>3.31629504293435E-007</text:p>
          </table:table-cell>
          <table:table-cell table:formula="of:=[.B31]/[.J31]*2.20084" office:value-type="float" office:value="2901628297.08469" calcext:value-type="float">
            <text:p>2901628297.08469</text:p>
          </table:table-cell>
          <table:table-cell table:formula="of:=[.B31]/[.J31]" office:value-type="float" office:value="1318418557.04399" calcext:value-type="float">
            <text:p>1318418557.04399</text:p>
          </table:table-cell>
          <table:table-cell table:formula="of:=([.B31]/[.J31])*SQRT(SQRT(8.3*8.3*([.D31]*[.D31]+[.E31]*[.E31])/((8.3+[.D31])*(8.3+[.D31])+[.E31]*[.E31])))*COS((ATAN([.E31]/[.D31])-ATAN([.E31]/(8.3+[.D31])))/2)" office:value-type="float" office:value="1244842697.96162" calcext:value-type="float">
            <text:p>1244842697.96162</text:p>
          </table:table-cell>
          <table:table-cell table:style-name="ce2" table:formula="of:=([.B31]/[.J31])*SQRT(SQRT(8.3*8.3*([.D31]*[.D31]+[.E31]*[.E31])/((8.3+[.D31])*(8.3+[.D31])+[.E31]*[.E31])))*SIN((ATAN([.E31]/[.D31])-ATAN([.E31]/(8.3+[.D31])))/2)" office:value-type="float" office:value="184.467325689572" calcext:value-type="float">
            <text:p>184.467325689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53229.2" calcext:value-type="float">
            <text:p>53229.2</text:p>
          </table:table-cell>
          <table:table-cell table:style-name="ce1" table:formula="of:=[.A32]*1000000000000*2*PI()" office:value-type="float" office:value="3.34448927352924E+017" calcext:value-type="float">
            <text:p>3.34E+17</text:p>
          </table:table-cell>
          <table:table-cell table:style-name="ce1" table:formula="of:=[.J32]/([.A32]*1000000000000)*1000000" office:value-type="float" office:value="0.00563210527304562" calcext:value-type="float">
            <text:p>5.63E-03</text:p>
          </table:table-cell>
          <table:table-cell table:style-name="ce2" table:formula="of:=1-13.8*13.8*1E+030/([.B32]*[.B32]+1/9.3/9.3*1E+030)" office:value-type="float" office:value="0.998297455339132" calcext:value-type="float">
            <text:p>0.9982974553</text:p>
          </table:table-cell>
          <table:table-cell table:style-name="ce2" table:formula="of:=13.8*13.8/9.3*1E+045/[.B32]/([.B32]*[.B32]+1/9.3/9.3*1E+030)" office:value-type="float" office:value="0.000000547376006919276" calcext:value-type="float">
            <text:p>5.47376006919276E-007</text:p>
          </table:table-cell>
          <table:table-cell table:formula="of:=[.B32]/[.J32]*2.20084" office:value-type="float" office:value="2455260489.82663" calcext:value-type="float">
            <text:p>2455260489.82663</text:p>
          </table:table-cell>
          <table:table-cell table:formula="of:=[.B32]/[.J32]" office:value-type="float" office:value="1115601538.42471" calcext:value-type="float">
            <text:p>1115601538.42471</text:p>
          </table:table-cell>
          <table:table-cell table:formula="of:=([.B32]/[.J32])*SQRT(SQRT(8.3*8.3*([.D32]*[.D32]+[.E32]*[.E32])/((8.3+[.D32])*(8.3+[.D32])+[.E32]*[.E32])))*COS((ATAN([.E32]/[.D32])-ATAN([.E32]/(8.3+[.D32])))/2)" office:value-type="float" office:value="1053116494.74896" calcext:value-type="float">
            <text:p>1053116494.74896</text:p>
          </table:table-cell>
          <table:table-cell table:style-name="ce2" table:formula="of:=([.B32]/[.J32])*SQRT(SQRT(8.3*8.3*([.D32]*[.D32]+[.E32]*[.E32])/((8.3+[.D32])*(8.3+[.D32])+[.E32]*[.E32])))*SIN((ATAN([.E32]/[.D32])-ATAN([.E32]/(8.3+[.D32])))/2)" office:value-type="float" office:value="257.719256353278" calcext:value-type="float">
            <text:p>257.719256353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8394.9" calcext:value-type="float">
            <text:p>48394.9</text:p>
          </table:table-cell>
          <table:table-cell table:style-name="ce1" table:formula="of:=[.A33]*1000000000000*2*PI()" office:value-type="float" office:value="3.04074124622425E+017" calcext:value-type="float">
            <text:p>3.04E+17</text:p>
          </table:table-cell>
          <table:table-cell table:style-name="ce1" table:formula="of:=[.J33]/([.A33]*1000000000000)*1000000" office:value-type="float" office:value="0.00619471179814402" calcext:value-type="float">
            <text:p>6.19E-03</text:p>
          </table:table-cell>
          <table:table-cell table:style-name="ce2" table:formula="of:=1-13.8*13.8*1E+030/([.B33]*[.B33]+1/9.3/9.3*1E+030)" office:value-type="float" office:value="0.997940322673517" calcext:value-type="float">
            <text:p>0.9979403227</text:p>
          </table:table-cell>
          <table:table-cell table:style-name="ce2" table:formula="of:=13.8*13.8/9.3*1E+045/[.B33]/([.B33]*[.B33]+1/9.3/9.3*1E+030)" office:value-type="float" office:value="0.000000728344381627178" calcext:value-type="float">
            <text:p>7.28344381627178E-007</text:p>
          </table:table-cell>
          <table:table-cell table:formula="of:=[.B33]/[.J33]*2.20084" office:value-type="float" office:value="2232272622.52881" calcext:value-type="float">
            <text:p>2232272622.52881</text:p>
          </table:table-cell>
          <table:table-cell table:formula="of:=[.B33]/[.J33]" office:value-type="float" office:value="1014282102.52849" calcext:value-type="float">
            <text:p>1014282102.52849</text:p>
          </table:table-cell>
          <table:table-cell table:formula="of:=([.B33]/[.J33])*SQRT(SQRT(8.3*8.3*([.D33]*[.D33]+[.E33]*[.E33])/((8.3+[.D33])*(8.3+[.D33])+[.E33]*[.E33])))*COS((ATAN([.E33]/[.D33])-ATAN([.E33]/(8.3+[.D33])))/2)" office:value-type="float" office:value="957319084.31476" calcext:value-type="float">
            <text:p>957319084.31476</text:p>
          </table:table-cell>
          <table:table-cell table:style-name="ce2" table:formula="of:=([.B33]/[.J33])*SQRT(SQRT(8.3*8.3*([.D33]*[.D33]+[.E33]*[.E33])/((8.3+[.D33])*(8.3+[.D33])+[.E33]*[.E33])))*SIN((ATAN([.E33]/[.D33])-ATAN([.E33]/(8.3+[.D33])))/2)" office:value-type="float" office:value="311.853241405078" calcext:value-type="float">
            <text:p>311.853241405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3554" calcext:value-type="float">
            <text:p>43554</text:p>
          </table:table-cell>
          <table:table-cell table:style-name="ce1" table:formula="of:=[.A34]*1000000000000*2*PI()" office:value-type="float" office:value="2.736578528689E+017" calcext:value-type="float">
            <text:p>2.74E+17</text:p>
          </table:table-cell>
          <table:table-cell table:style-name="ce1" table:formula="of:=[.J34]/([.A34]*1000000000000)*1000000" office:value-type="float" office:value="0.00688323593699775" calcext:value-type="float">
            <text:p>6.88E-03</text:p>
          </table:table-cell>
          <table:table-cell table:style-name="ce2" table:formula="of:=1-13.8*13.8*1E+030/([.B34]*[.B34]+1/9.3/9.3*1E+030)" office:value-type="float" office:value="0.997457023917823" calcext:value-type="float">
            <text:p>0.9974570239</text:p>
          </table:table-cell>
          <table:table-cell table:style-name="ce2" table:formula="of:=13.8*13.8/9.3*1E+045/[.B34]/([.B34]*[.B34]+1/9.3/9.3*1E+030)" office:value-type="float" office:value="0.000000999197667962013" calcext:value-type="float">
            <text:p>9.99197667962013E-007</text:p>
          </table:table-cell>
          <table:table-cell table:formula="of:=[.B34]/[.J34]*2.20084" office:value-type="float" office:value="2008980322.34016" calcext:value-type="float">
            <text:p>2008980322.34016</text:p>
          </table:table-cell>
          <table:table-cell table:formula="of:=[.B34]/[.J34]" office:value-type="float" office:value="912824340.860836" calcext:value-type="float">
            <text:p>912824340.860836</text:p>
          </table:table-cell>
          <table:table-cell table:formula="of:=([.B34]/[.J34])*SQRT(SQRT(8.3*8.3*([.D34]*[.D34]+[.E34]*[.E34])/((8.3+[.D34])*(8.3+[.D34])+[.E34]*[.E34])))*COS((ATAN([.E34]/[.D34])-ATAN([.E34]/(8.3+[.D34])))/2)" office:value-type="float" office:value="861373020.869683" calcext:value-type="float">
            <text:p>861373020.869683</text:p>
          </table:table-cell>
          <table:table-cell table:style-name="ce2" table:formula="of:=([.B34]/[.J34])*SQRT(SQRT(8.3*8.3*([.D34]*[.D34]+[.E34]*[.E34])/((8.3+[.D34])*(8.3+[.D34])+[.E34]*[.E34])))*SIN((ATAN([.E34]/[.D34])-ATAN([.E34]/(8.3+[.D34])))/2)" office:value-type="float" office:value="385.152216104342" calcext:value-type="float">
            <text:p>385.152216104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6297.6" calcext:value-type="float">
            <text:p>36297.6</text:p>
          </table:table-cell>
          <table:table-cell table:style-name="ce1" table:formula="of:=[.A35]*1000000000000*2*PI()" office:value-type="float" office:value="2.28064547005882E+017" calcext:value-type="float">
            <text:p>2.28E+17</text:p>
          </table:table-cell>
          <table:table-cell table:style-name="ce1" table:formula="of:=[.J35]/([.A35]*1000000000000)*1000000" office:value-type="float" office:value="0.00825929146830644" calcext:value-type="float">
            <text:p>8.26E-03</text:p>
          </table:table-cell>
          <table:table-cell table:style-name="ce2" table:formula="of:=1-13.8*13.8*1E+030/([.B35]*[.B35]+1/9.3/9.3*1E+030)" office:value-type="float" office:value="0.996338639273795" calcext:value-type="float">
            <text:p>0.9963386393</text:p>
          </table:table-cell>
          <table:table-cell table:style-name="ce2" table:formula="of:=13.8*13.8/9.3*1E+045/[.B35]/([.B35]*[.B35]+1/9.3/9.3*1E+030)" office:value-type="float" office:value="0.00000172624244719797" calcext:value-type="float">
            <text:p>1.72624244719797E-006</text:p>
          </table:table-cell>
          <table:table-cell table:formula="of:=[.B35]/[.J35]*2.20084" office:value-type="float" office:value="1674270196.72531" calcext:value-type="float">
            <text:p>1674270196.72531</text:p>
          </table:table-cell>
          <table:table-cell table:formula="of:=[.B35]/[.J35]" office:value-type="float" office:value="760741442.687935" calcext:value-type="float">
            <text:p>760741442.687935</text:p>
          </table:table-cell>
          <table:table-cell table:formula="of:=([.B35]/[.J35])*SQRT(SQRT(8.3*8.3*([.D35]*[.D35]+[.E35]*[.E35])/((8.3+[.D35])*(8.3+[.D35])+[.E35]*[.E35])))*COS((ATAN([.E35]/[.D35])-ATAN([.E35]/(8.3+[.D35])))/2)" office:value-type="float" office:value="717502867.160694" calcext:value-type="float">
            <text:p>717502867.160694</text:p>
          </table:table-cell>
          <table:table-cell table:style-name="ce2" table:formula="of:=([.B35]/[.J35])*SQRT(SQRT(8.3*8.3*([.D35]*[.D35]+[.E35]*[.E35])/((8.3+[.D35])*(8.3+[.D35])+[.E35]*[.E35])))*SIN((ATAN([.E35]/[.D35])-ATAN([.E35]/(8.3+[.D35])))/2)" office:value-type="float" office:value="554.95097713048" calcext:value-type="float">
            <text:p>554.950977130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9041.6" calcext:value-type="float">
            <text:p>29041.6</text:p>
          </table:table-cell>
          <table:table-cell table:style-name="ce1" table:formula="of:=[.A36]*1000000000000*2*PI()" office:value-type="float" office:value="1.82473754416987E+017" calcext:value-type="float">
            <text:p>1.82E+17</text:p>
          </table:table-cell>
          <table:table-cell table:style-name="ce1" table:formula="of:=[.J36]/([.A36]*1000000000000)*1000000" office:value-type="float" office:value="0.0103228629965291" calcext:value-type="float">
            <text:p>1.03E-02</text:p>
          </table:table-cell>
          <table:table-cell table:style-name="ce2" table:formula="of:=1-13.8*13.8*1E+030/([.B36]*[.B36]+1/9.3/9.3*1E+030)" office:value-type="float" office:value="0.994280511298585" calcext:value-type="float">
            <text:p>0.9942805113</text:p>
          </table:table-cell>
          <table:table-cell table:style-name="ce2" table:formula="of:=13.8*13.8/9.3*1E+045/[.B36]/([.B36]*[.B36]+1/9.3/9.3*1E+030)" office:value-type="float" office:value="0.00000337034105021473" calcext:value-type="float">
            <text:p>3.37034105021473E-006</text:p>
          </table:table-cell>
          <table:table-cell table:formula="of:=[.B36]/[.J36]*2.20084" office:value-type="float" office:value="1339578521.5887" calcext:value-type="float">
            <text:p>1339578521.5887</text:p>
          </table:table-cell>
          <table:table-cell table:formula="of:=[.B36]/[.J36]" office:value-type="float" office:value="608666927.895121" calcext:value-type="float">
            <text:p>608666927.895121</text:p>
          </table:table-cell>
          <table:table-cell table:formula="of:=([.B36]/[.J36])*SQRT(SQRT(8.3*8.3*([.D36]*[.D36]+[.E36]*[.E36])/((8.3+[.D36])*(8.3+[.D36])+[.E36]*[.E36])))*COS((ATAN([.E36]/[.D36])-ATAN([.E36]/(8.3+[.D36])))/2)" office:value-type="float" office:value="573542132.350559" calcext:value-type="float">
            <text:p>573542132.350559</text:p>
          </table:table-cell>
          <table:table-cell table:style-name="ce2" table:formula="of:=([.B36]/[.J36])*SQRT(SQRT(8.3*8.3*([.D36]*[.D36]+[.E36]*[.E36])/((8.3+[.D36])*(8.3+[.D36])+[.E36]*[.E36])))*SIN((ATAN([.E36]/[.D36])-ATAN([.E36]/(8.3+[.D36])))/2)" office:value-type="float" office:value="868.085636995578" calcext:value-type="float">
            <text:p>868.085636995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6619.3" calcext:value-type="float">
            <text:p>26619.3</text:p>
          </table:table-cell>
          <table:table-cell table:style-name="ce1" table:formula="of:=[.A37]*1000000000000*2*PI()" office:value-type="float" office:value="1.67253994647406E+017" calcext:value-type="float">
            <text:p>1.67E+17</text:p>
          </table:table-cell>
          <table:table-cell table:style-name="ce1" table:formula="of:=[.J37]/([.A37]*1000000000000)*1000000" office:value-type="float" office:value="0.011262221696288" calcext:value-type="float">
            <text:p>1.13E-02</text:p>
          </table:table-cell>
          <table:table-cell table:style-name="ce2" table:formula="of:=1-13.8*13.8*1E+030/([.B37]*[.B37]+1/9.3/9.3*1E+030)" office:value-type="float" office:value="0.993192228113894" calcext:value-type="float">
            <text:p>0.9931922281</text:p>
          </table:table-cell>
          <table:table-cell table:style-name="ce2" table:formula="of:=13.8*13.8/9.3*1E+045/[.B37]/([.B37]*[.B37]+1/9.3/9.3*1E+030)" office:value-type="float" office:value="0.00000437668758776248" calcext:value-type="float">
            <text:p>4.37668758776248E-006</text:p>
          </table:table-cell>
          <table:table-cell table:formula="of:=[.B37]/[.J37]*2.20084" office:value-type="float" office:value="1227847038.03255" calcext:value-type="float">
            <text:p>1227847038.03255</text:p>
          </table:table-cell>
          <table:table-cell table:formula="of:=[.B37]/[.J37]" office:value-type="float" office:value="557899273.928386" calcext:value-type="float">
            <text:p>557899273.928386</text:p>
          </table:table-cell>
          <table:table-cell table:formula="of:=([.B37]/[.J37])*SQRT(SQRT(8.3*8.3*([.D37]*[.D37]+[.E37]*[.E37])/((8.3+[.D37])*(8.3+[.D37])+[.E37]*[.E37])))*COS((ATAN([.E37]/[.D37])-ATAN([.E37]/(8.3+[.D37])))/2)" office:value-type="float" office:value="525447147.055076" calcext:value-type="float">
            <text:p>525447147.055076</text:p>
          </table:table-cell>
          <table:table-cell table:style-name="ce2" table:formula="of:=([.B37]/[.J37])*SQRT(SQRT(8.3*8.3*([.D37]*[.D37]+[.E37]*[.E37])/((8.3+[.D37])*(8.3+[.D37])+[.E37]*[.E37])))*SIN((ATAN([.E37]/[.D37])-ATAN([.E37]/(8.3+[.D37])))/2)" office:value-type="float" office:value="1034.00931076954" calcext:value-type="float">
            <text:p>1034.009310769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5402.2" calcext:value-type="float">
            <text:p>25402.2</text:p>
          </table:table-cell>
          <table:table-cell table:style-name="ce1" table:formula="of:=[.A38]*1000000000000*2*PI()" office:value-type="float" office:value="1.59606729810037E+017" calcext:value-type="float">
            <text:p>1.60E+17</text:p>
          </table:table-cell>
          <table:table-cell table:style-name="ce1" table:formula="of:=[.J38]/([.A38]*1000000000000)*1000000" office:value-type="float" office:value="0.0118018304713765" calcext:value-type="float">
            <text:p>1.18E-02</text:p>
          </table:table-cell>
          <table:table-cell table:style-name="ce2" table:formula="of:=1-13.8*13.8*1E+030/([.B38]*[.B38]+1/9.3/9.3*1E+030)" office:value-type="float" office:value="0.992524236102313" calcext:value-type="float">
            <text:p>0.9925242361</text:p>
          </table:table-cell>
          <table:table-cell table:style-name="ce2" table:formula="of:=13.8*13.8/9.3*1E+045/[.B38]/([.B38]*[.B38]+1/9.3/9.3*1E+030)" office:value-type="float" office:value="0.0000050364140744763" calcext:value-type="float">
            <text:p>5.0364140744763E-006</text:p>
          </table:table-cell>
          <table:table-cell table:formula="of:=[.B38]/[.J38]*2.20084" office:value-type="float" office:value="1171706845.39076" calcext:value-type="float">
            <text:p>1171706845.39076</text:p>
          </table:table-cell>
          <table:table-cell table:formula="of:=[.B38]/[.J38]" office:value-type="float" office:value="532390744.166209" calcext:value-type="float">
            <text:p>532390744.166209</text:p>
          </table:table-cell>
          <table:table-cell table:formula="of:=([.B38]/[.J38])*SQRT(SQRT(8.3*8.3*([.D38]*[.D38]+[.E38]*[.E38])/((8.3+[.D38])*(8.3+[.D38])+[.E38]*[.E38])))*COS((ATAN([.E38]/[.D38])-ATAN([.E38]/(8.3+[.D38])))/2)" office:value-type="float" office:value="501271775.09618" calcext:value-type="float">
            <text:p>501271775.09618</text:p>
          </table:table-cell>
          <table:table-cell table:style-name="ce2" table:formula="of:=([.B38]/[.J38])*SQRT(SQRT(8.3*8.3*([.D38]*[.D38]+[.E38]*[.E38])/((8.3+[.D38])*(8.3+[.D38])+[.E38]*[.E38])))*SIN((ATAN([.E38]/[.D38])-ATAN([.E38]/(8.3+[.D38])))/2)" office:value-type="float" office:value="1135.97285681097" calcext:value-type="float">
            <text:p>1135.97285681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4193.5" calcext:value-type="float">
            <text:p>24193.5</text:p>
          </table:table-cell>
          <table:table-cell table:style-name="ce1" table:formula="of:=[.A39]*1000000000000*2*PI()" office:value-type="float" office:value="1.52012243729249E+017" calcext:value-type="float">
            <text:p>1.52E+17</text:p>
          </table:table-cell>
          <table:table-cell table:style-name="ce1" table:formula="of:=[.J39]/([.A39]*1000000000000)*1000000" office:value-type="float" office:value="0.0123914463802261" calcext:value-type="float">
            <text:p>1.24E-02</text:p>
          </table:table-cell>
          <table:table-cell table:style-name="ce2" table:formula="of:=1-13.8*13.8*1E+030/([.B39]*[.B39]+1/9.3/9.3*1E+030)" office:value-type="float" office:value="0.99175860334891" calcext:value-type="float">
            <text:p>0.9917586033</text:p>
          </table:table-cell>
          <table:table-cell table:style-name="ce2" table:formula="of:=13.8*13.8/9.3*1E+045/[.B39]/([.B39]*[.B39]+1/9.3/9.3*1E+030)" office:value-type="float" office:value="0.00000582960728144536" calcext:value-type="float">
            <text:p>5.82960728144536E-006</text:p>
          </table:table-cell>
          <table:table-cell table:formula="of:=[.B39]/[.J39]*2.20084" office:value-type="float" office:value="1115954112.79186" calcext:value-type="float">
            <text:p>1115954112.79186</text:p>
          </table:table-cell>
          <table:table-cell table:formula="of:=[.B39]/[.J39]" office:value-type="float" office:value="507058265.385879" calcext:value-type="float">
            <text:p>507058265.385879</text:p>
          </table:table-cell>
          <table:table-cell table:formula="of:=([.B39]/[.J39])*SQRT(SQRT(8.3*8.3*([.D39]*[.D39]+[.E39]*[.E39])/((8.3+[.D39])*(8.3+[.D39])+[.E39]*[.E39])))*COS((ATAN([.E39]/[.D39])-ATAN([.E39]/(8.3+[.D39])))/2)" office:value-type="float" office:value="477255499.623554" calcext:value-type="float">
            <text:p>477255499.623554</text:p>
          </table:table-cell>
          <table:table-cell table:style-name="ce2" table:formula="of:=([.B39]/[.J39])*SQRT(SQRT(8.3*8.3*([.D39]*[.D39]+[.E39]*[.E39])/((8.3+[.D39])*(8.3+[.D39])+[.E39]*[.E39])))*SIN((ATAN([.E39]/[.D39])-ATAN([.E39]/(8.3+[.D39])))/2)" office:value-type="float" office:value="1252.95202477586" calcext:value-type="float">
            <text:p>1252.952024775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1291.7" calcext:value-type="float">
            <text:p>21291.7</text:p>
          </table:table-cell>
          <table:table-cell table:style-name="ce1" table:formula="of:=[.A40]*1000000000000*2*PI()" office:value-type="float" office:value="1.33779696604876E+017" calcext:value-type="float">
            <text:p>1.34E+17</text:p>
          </table:table-cell>
          <table:table-cell table:style-name="ce1" table:formula="of:=[.J40]/([.A40]*1000000000000)*1000000" office:value-type="float" office:value="0.0140802499565558" calcext:value-type="float">
            <text:p>1.41E-02</text:p>
          </table:table-cell>
          <table:table-cell table:style-name="ce2" table:formula="of:=1-13.8*13.8*1E+030/([.B40]*[.B40]+1/9.3/9.3*1E+030)" office:value-type="float" office:value="0.98935912163472" calcext:value-type="float">
            <text:p>0.9893591216</text:p>
          </table:table-cell>
          <table:table-cell table:style-name="ce2" table:formula="of:=13.8*13.8/9.3*1E+045/[.B40]/([.B40]*[.B40]+1/9.3/9.3*1E+030)" office:value-type="float" office:value="0.00000855272136521789" calcext:value-type="float">
            <text:p>8.55272136521789E-006</text:p>
          </table:table-cell>
          <table:table-cell table:formula="of:=[.B40]/[.J40]*2.20084" office:value-type="float" office:value="982105118.454565" calcext:value-type="float">
            <text:p>982105118.454565</text:p>
          </table:table-cell>
          <table:table-cell table:formula="of:=[.B40]/[.J40]" office:value-type="float" office:value="446241034.538888" calcext:value-type="float">
            <text:p>446241034.538888</text:p>
          </table:table-cell>
          <table:table-cell table:formula="of:=([.B40]/[.J40])*SQRT(SQRT(8.3*8.3*([.D40]*[.D40]+[.E40]*[.E40])/((8.3+[.D40])*(8.3+[.D40])+[.E40]*[.E40])))*COS((ATAN([.E40]/[.D40])-ATAN([.E40]/(8.3+[.D40])))/2)" office:value-type="float" office:value="419558626.175594" calcext:value-type="float">
            <text:p>419558626.175594</text:p>
          </table:table-cell>
          <table:table-cell table:style-name="ce2" table:formula="of:=([.B40]/[.J40])*SQRT(SQRT(8.3*8.3*([.D40]*[.D40]+[.E40]*[.E40])/((8.3+[.D40])*(8.3+[.D40])+[.E40]*[.E40])))*SIN((ATAN([.E40]/[.D40])-ATAN([.E40]/(8.3+[.D40])))/2)" office:value-type="float" office:value="1620.33704044885" calcext:value-type="float">
            <text:p>1620.337040448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1171.5" calcext:value-type="float">
            <text:p>21171.5</text:p>
          </table:table-cell>
          <table:table-cell table:style-name="ce1" table:formula="of:=[.A41]*1000000000000*2*PI()" office:value-type="float" office:value="1.33024457730953E+017" calcext:value-type="float">
            <text:p>1.33E+17</text:p>
          </table:table-cell>
          <table:table-cell table:style-name="ce1" table:formula="of:=[.J41]/([.A41]*1000000000000)*1000000" office:value-type="float" office:value="0.0141601897834353" calcext:value-type="float">
            <text:p>1.42E-02</text:p>
          </table:table-cell>
          <table:table-cell table:style-name="ce2" table:formula="of:=1-13.8*13.8*1E+030/([.B41]*[.B41]+1/9.3/9.3*1E+030)" office:value-type="float" office:value="0.989237952746166" calcext:value-type="float">
            <text:p>0.9892379527</text:p>
          </table:table-cell>
          <table:table-cell table:style-name="ce2" table:formula="of:=13.8*13.8/9.3*1E+045/[.B41]/([.B41]*[.B41]+1/9.3/9.3*1E+030)" office:value-type="float" office:value="0.0000086992226983795" calcext:value-type="float">
            <text:p>8.6992226983795E-006</text:p>
          </table:table-cell>
          <table:table-cell table:formula="of:=[.B41]/[.J41]*2.20084" office:value-type="float" office:value="976560749.745715" calcext:value-type="float">
            <text:p>976560749.745715</text:p>
          </table:table-cell>
          <table:table-cell table:formula="of:=[.B41]/[.J41]" office:value-type="float" office:value="443721828.822502" calcext:value-type="float">
            <text:p>443721828.822502</text:p>
          </table:table-cell>
          <table:table-cell table:formula="of:=([.B41]/[.J41])*SQRT(SQRT(8.3*8.3*([.D41]*[.D41]+[.E41]*[.E41])/((8.3+[.D41])*(8.3+[.D41])+[.E41]*[.E41])))*COS((ATAN([.E41]/[.D41])-ATAN([.E41]/(8.3+[.D41])))/2)" office:value-type="float" office:value="417167226.009573" calcext:value-type="float">
            <text:p>417167226.009573</text:p>
          </table:table-cell>
          <table:table-cell table:style-name="ce2" table:formula="of:=([.B41]/[.J41])*SQRT(SQRT(8.3*8.3*([.D41]*[.D41]+[.E41]*[.E41])/((8.3+[.D41])*(8.3+[.D41])+[.E41]*[.E41])))*SIN((ATAN([.E41]/[.D41])-ATAN([.E41]/(8.3+[.D41])))/2)" office:value-type="float" office:value="1638.92043079859" calcext:value-type="float">
            <text:p>1638.920430798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1052.6" calcext:value-type="float">
            <text:p>21052.6</text:p>
          </table:table-cell>
          <table:table-cell table:style-name="ce1" table:formula="of:=[.A42]*1000000000000*2*PI()" office:value-type="float" office:value="1.32277386997929E+017" calcext:value-type="float">
            <text:p>1.32E+17</text:p>
          </table:table-cell>
          <table:table-cell table:style-name="ce1" table:formula="of:=[.J42]/([.A42]*1000000000000)*1000000" office:value-type="float" office:value="0.0142401631152447" calcext:value-type="float">
            <text:p>1.42E-02</text:p>
          </table:table-cell>
          <table:table-cell table:style-name="ce2" table:formula="of:=1-13.8*13.8*1E+030/([.B42]*[.B42]+1/9.3/9.3*1E+030)" office:value-type="float" office:value="0.989116046660707" calcext:value-type="float">
            <text:p>0.9891160467</text:p>
          </table:table-cell>
          <table:table-cell table:style-name="ce2" table:formula="of:=13.8*13.8/9.3*1E+045/[.B42]/([.B42]*[.B42]+1/9.3/9.3*1E+030)" office:value-type="float" office:value="0.00000884744996802182" calcext:value-type="float">
            <text:p>8.84744996802182E-006</text:p>
          </table:table-cell>
          <table:table-cell table:formula="of:=[.B42]/[.J42]*2.20084" office:value-type="float" office:value="971076345.091116" calcext:value-type="float">
            <text:p>971076345.091116</text:p>
          </table:table-cell>
          <table:table-cell table:formula="of:=[.B42]/[.J42]" office:value-type="float" office:value="441229869.0914" calcext:value-type="float">
            <text:p>441229869.0914</text:p>
          </table:table-cell>
          <table:table-cell table:formula="of:=([.B42]/[.J42])*SQRT(SQRT(8.3*8.3*([.D42]*[.D42]+[.E42]*[.E42])/((8.3+[.D42])*(8.3+[.D42])+[.E42]*[.E42])))*COS((ATAN([.E42]/[.D42])-ATAN([.E42]/(8.3+[.D42])))/2)" office:value-type="float" office:value="414801559.133849" calcext:value-type="float">
            <text:p>414801559.133849</text:p>
          </table:table-cell>
          <table:table-cell table:style-name="ce2" table:formula="of:=([.B42]/[.J42])*SQRT(SQRT(8.3*8.3*([.D42]*[.D42]+[.E42]*[.E42])/((8.3+[.D42])*(8.3+[.D42])+[.E42]*[.E42])))*SIN((ATAN([.E42]/[.D42])-ATAN([.E42]/(8.3+[.D42])))/2)" office:value-type="float" office:value="1657.61991649293" calcext:value-type="float">
            <text:p>1657.619916492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0804.4" calcext:value-type="float">
            <text:p>20804.4</text:p>
          </table:table-cell>
          <table:table-cell table:style-name="ce1" table:formula="of:=[.A43]*1000000000000*2*PI()" office:value-type="float" office:value="1.30717900404687E+017" calcext:value-type="float">
            <text:p>1.31E+17</text:p>
          </table:table-cell>
          <table:table-cell table:style-name="ce1" table:formula="of:=[.J43]/([.A43]*1000000000000)*1000000" office:value-type="float" office:value="0.0144100506623599" calcext:value-type="float">
            <text:p>1.44E-02</text:p>
          </table:table-cell>
          <table:table-cell table:style-name="ce2" table:formula="of:=1-13.8*13.8*1E+030/([.B43]*[.B43]+1/9.3/9.3*1E+030)" office:value-type="float" office:value="0.988854802938978" calcext:value-type="float">
            <text:p>0.9888548029</text:p>
          </table:table-cell>
          <table:table-cell table:style-name="ce2" table:formula="of:=13.8*13.8/9.3*1E+045/[.B43]/([.B43]*[.B43]+1/9.3/9.3*1E+030)" office:value-type="float" office:value="0.00000916789729961468" calcext:value-type="float">
            <text:p>9.16789729961468E-006</text:p>
          </table:table-cell>
          <table:table-cell table:formula="of:=[.B43]/[.J43]*2.20084" office:value-type="float" office:value="959627823.347882" calcext:value-type="float">
            <text:p>959627823.347882</text:p>
          </table:table-cell>
          <table:table-cell table:formula="of:=[.B43]/[.J43]" office:value-type="float" office:value="436027981.746916" calcext:value-type="float">
            <text:p>436027981.746916</text:p>
          </table:table-cell>
          <table:table-cell table:formula="of:=([.B43]/[.J43])*SQRT(SQRT(8.3*8.3*([.D43]*[.D43]+[.E43]*[.E43])/((8.3+[.D43])*(8.3+[.D43])+[.E43]*[.E43])))*COS((ATAN([.E43]/[.D43])-ATAN([.E43]/(8.3+[.D43])))/2)" office:value-type="float" office:value="409862876.154059" calcext:value-type="float">
            <text:p>409862876.154059</text:p>
          </table:table-cell>
          <table:table-cell table:style-name="ce2" table:formula="of:=([.B43]/[.J43])*SQRT(SQRT(8.3*8.3*([.D43]*[.D43]+[.E43]*[.E43])/((8.3+[.D43])*(8.3+[.D43])+[.E43]*[.E43])))*SIN((ATAN([.E43]/[.D43])-ATAN([.E43]/(8.3+[.D43])))/2)" office:value-type="float" office:value="1697.70300753981" calcext:value-type="float">
            <text:p>1697.703007539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0562" calcext:value-type="float">
            <text:p>20562</text:p>
          </table:table-cell>
          <table:table-cell table:style-name="ce1" table:formula="of:=[.A44]*1000000000000*2*PI()" office:value-type="float" office:value="1.29194856286227E+017" calcext:value-type="float">
            <text:p>1.29E+17</text:p>
          </table:table-cell>
          <table:table-cell table:style-name="ce1" table:formula="of:=[.J44]/([.A44]*1000000000000)*1000000" office:value-type="float" office:value="0.0145799269526311" calcext:value-type="float">
            <text:p>1.46E-02</text:p>
          </table:table-cell>
          <table:table-cell table:style-name="ce2" table:formula="of:=1-13.8*13.8*1E+030/([.B44]*[.B44]+1/9.3/9.3*1E+030)" office:value-type="float" office:value="0.988590478643141" calcext:value-type="float">
            <text:p>0.9885904786</text:p>
          </table:table-cell>
          <table:table-cell table:style-name="ce2" table:formula="of:=13.8*13.8/9.3*1E+045/[.B44]/([.B44]*[.B44]+1/9.3/9.3*1E+030)" office:value-type="float" office:value="0.00000949596825052911" calcext:value-type="float">
            <text:p>0.000009496</text:p>
          </table:table-cell>
          <table:table-cell table:formula="of:=[.B44]/[.J44]*2.20084" office:value-type="float" office:value="948446833.539021" calcext:value-type="float">
            <text:p>948446833.539021</text:p>
          </table:table-cell>
          <table:table-cell table:formula="of:=[.B44]/[.J44]" office:value-type="float" office:value="430947653.413706" calcext:value-type="float">
            <text:p>430947653.413706</text:p>
          </table:table-cell>
          <table:table-cell table:formula="of:=([.B44]/[.J44])*SQRT(SQRT(8.3*8.3*([.D44]*[.D44]+[.E44]*[.E44])/((8.3+[.D44])*(8.3+[.D44])+[.E44]*[.E44])))*COS((ATAN([.E44]/[.D44])-ATAN([.E44]/(8.3+[.D44])))/2)" office:value-type="float" office:value="405039026.148832" calcext:value-type="float">
            <text:p>405039026.148832</text:p>
          </table:table-cell>
          <table:table-cell table:style-name="ce2" table:formula="of:=([.B44]/[.J44])*SQRT(SQRT(8.3*8.3*([.D44]*[.D44]+[.E44]*[.E44])/((8.3+[.D44])*(8.3+[.D44])+[.E44]*[.E44])))*SIN((ATAN([.E44]/[.D44])-ATAN([.E44]/(8.3+[.D44])))/2)" office:value-type="float" office:value="1738.27298847227" calcext:value-type="float">
            <text:p>1738.272988472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0449.9" calcext:value-type="float">
            <text:p>20449.9</text:p>
          </table:table-cell>
          <table:table-cell table:style-name="ce1" table:formula="of:=[.A45]*1000000000000*2*PI()" office:value-type="float" office:value="1.28490511213292E+017" calcext:value-type="float">
            <text:p>1.28E+17</text:p>
          </table:table-cell>
          <table:table-cell table:style-name="ce1" table:formula="of:=[.J45]/([.A45]*1000000000000)*1000000" office:value-type="float" office:value="0.0146598495836165" calcext:value-type="float">
            <text:p>1.47E-02</text:p>
          </table:table-cell>
          <table:table-cell table:style-name="ce2" table:formula="of:=1-13.8*13.8*1E+030/([.B45]*[.B45]+1/9.3/9.3*1E+030)" office:value-type="float" office:value="0.988465048982708" calcext:value-type="float">
            <text:p>0.988465049</text:p>
          </table:table-cell>
          <table:table-cell table:style-name="ce2" table:formula="of:=13.8*13.8/9.3*1E+045/[.B45]/([.B45]*[.B45]+1/9.3/9.3*1E+030)" office:value-type="float" office:value="0.00000965298761733759" calcext:value-type="float">
            <text:p>0.000009653</text:p>
          </table:table-cell>
          <table:table-cell table:formula="of:=[.B45]/[.J45]*2.20084" office:value-type="float" office:value="943276087.014376" calcext:value-type="float">
            <text:p>943276087.014376</text:p>
          </table:table-cell>
          <table:table-cell table:formula="of:=[.B45]/[.J45]" office:value-type="float" office:value="428598211.144098" calcext:value-type="float">
            <text:p>428598211.144098</text:p>
          </table:table-cell>
          <table:table-cell table:formula="of:=([.B45]/[.J45])*SQRT(SQRT(8.3*8.3*([.D45]*[.D45]+[.E45]*[.E45])/((8.3+[.D45])*(8.3+[.D45])+[.E45]*[.E45])))*COS((ATAN([.E45]/[.D45])-ATAN([.E45]/(8.3+[.D45])))/2)" office:value-type="float" office:value="402807996.489883" calcext:value-type="float">
            <text:p>402807996.489883</text:p>
          </table:table-cell>
          <table:table-cell table:style-name="ce2" table:formula="of:=([.B45]/[.J45])*SQRT(SQRT(8.3*8.3*([.D45]*[.D45]+[.E45]*[.E45])/((8.3+[.D45])*(8.3+[.D45])+[.E45]*[.E45])))*SIN((ATAN([.E45]/[.D45])-ATAN([.E45]/(8.3+[.D45])))/2)" office:value-type="float" office:value="1757.52964950895" calcext:value-type="float">
            <text:p>1757.52964950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0325.2" calcext:value-type="float">
            <text:p>20325.2</text:p>
          </table:table-cell>
          <table:table-cell table:style-name="ce1" table:formula="of:=[.A46]*1000000000000*2*PI()" office:value-type="float" office:value="1.27706998005487E+017" calcext:value-type="float">
            <text:p>1.28E+17</text:p>
          </table:table-cell>
          <table:table-cell table:style-name="ce1" table:formula="of:=[.J46]/([.A46]*1000000000000)*1000000" office:value-type="float" office:value="0.0147497912935666" calcext:value-type="float">
            <text:p>1.47E-02</text:p>
          </table:table-cell>
          <table:table-cell table:style-name="ce2" table:formula="of:=1-13.8*13.8*1E+030/([.B46]*[.B46]+1/9.3/9.3*1E+030)" office:value-type="float" office:value="0.988323075485763" calcext:value-type="float">
            <text:p>0.9883230755</text:p>
          </table:table-cell>
          <table:table-cell table:style-name="ce2" table:formula="of:=13.8*13.8/9.3*1E+045/[.B46]/([.B46]*[.B46]+1/9.3/9.3*1E+030)" office:value-type="float" office:value="0.00000983175002709528" calcext:value-type="float">
            <text:p>9.83175002709528E-006</text:p>
          </table:table-cell>
          <table:table-cell table:formula="of:=[.B46]/[.J46]*2.20084" office:value-type="float" office:value="937524150.425412" calcext:value-type="float">
            <text:p>937524150.425412</text:p>
          </table:table-cell>
          <table:table-cell table:formula="of:=[.B46]/[.J46]" office:value-type="float" office:value="425984692.401725" calcext:value-type="float">
            <text:p>425984692.401725</text:p>
          </table:table-cell>
          <table:table-cell table:formula="of:=([.B46]/[.J46])*SQRT(SQRT(8.3*8.3*([.D46]*[.D46]+[.E46]*[.E46])/((8.3+[.D46])*(8.3+[.D46])+[.E46]*[.E46])))*COS((ATAN([.E46]/[.D46])-ATAN([.E46]/(8.3+[.D46])))/2)" office:value-type="float" office:value="400326049.217801" calcext:value-type="float">
            <text:p>400326049.217801</text:p>
          </table:table-cell>
          <table:table-cell table:style-name="ce2" table:formula="of:=([.B46]/[.J46])*SQRT(SQRT(8.3*8.3*([.D46]*[.D46]+[.E46]*[.E46])/((8.3+[.D46])*(8.3+[.D46])+[.E46]*[.E46])))*SIN((ATAN([.E46]/[.D46])-ATAN([.E46]/(8.3+[.D46])))/2)" office:value-type="float" office:value="1779.33010525247" calcext:value-type="float">
            <text:p>1779.330105252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0202" calcext:value-type="float">
            <text:p>20202</text:p>
          </table:table-cell>
          <table:table-cell table:style-name="ce1" table:formula="of:=[.A47]*1000000000000*2*PI()" office:value-type="float" office:value="1.26932909575642E+017" calcext:value-type="float">
            <text:p>1.27E+17</text:p>
          </table:table-cell>
          <table:table-cell table:style-name="ce1" table:formula="of:=[.J47]/([.A47]*1000000000000)*1000000" office:value-type="float" office:value="0.0148397415107415" calcext:value-type="float">
            <text:p>1.48E-02</text:p>
          </table:table-cell>
          <table:table-cell table:style-name="ce2" table:formula="of:=1-13.8*13.8*1E+030/([.B47]*[.B47]+1/9.3/9.3*1E+030)" office:value-type="float" office:value="0.988180220061615" calcext:value-type="float">
            <text:p>0.9881802201</text:p>
          </table:table-cell>
          <table:table-cell table:style-name="ce2" table:formula="of:=13.8*13.8/9.3*1E+045/[.B47]/([.B47]*[.B47]+1/9.3/9.3*1E+030)" office:value-type="float" office:value="0.0000100127231278733" calcext:value-type="float">
            <text:p>1.00127231278733E-005</text:p>
          </table:table-cell>
          <table:table-cell table:formula="of:=[.B47]/[.J47]*2.20084" office:value-type="float" office:value="931841403.129814" calcext:value-type="float">
            <text:p>931841403.129814</text:p>
          </table:table-cell>
          <table:table-cell table:formula="of:=[.B47]/[.J47]" office:value-type="float" office:value="423402611.334679" calcext:value-type="float">
            <text:p>423402611.334679</text:p>
          </table:table-cell>
          <table:table-cell table:formula="of:=([.B47]/[.J47])*SQRT(SQRT(8.3*8.3*([.D47]*[.D47]+[.E47]*[.E47])/((8.3+[.D47])*(8.3+[.D47])+[.E47]*[.E47])))*COS((ATAN([.E47]/[.D47])-ATAN([.E47]/(8.3+[.D47])))/2)" office:value-type="float" office:value="397873798.303643" calcext:value-type="float">
            <text:p>397873798.303643</text:p>
          </table:table-cell>
          <table:table-cell table:style-name="ce2" table:formula="of:=([.B47]/[.J47])*SQRT(SQRT(8.3*8.3*([.D47]*[.D47]+[.E47]*[.E47])/((8.3+[.D47])*(8.3+[.D47])+[.E47]*[.E47])))*SIN((ATAN([.E47]/[.D47])-ATAN([.E47]/(8.3+[.D47])))/2)" office:value-type="float" office:value="1801.2701568936" calcext:value-type="float">
            <text:p>1801.270156893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0080.3" calcext:value-type="float">
            <text:p>20080.3</text:p>
          </table:table-cell>
          <table:table-cell table:style-name="ce1" table:formula="of:=[.A48]*1000000000000*2*PI()" office:value-type="float" office:value="1.26168245923758E+017" calcext:value-type="float">
            <text:p>1.26E+17</text:p>
          </table:table-cell>
          <table:table-cell table:style-name="ce1" table:formula="of:=[.J48]/([.A48]*1000000000000)*1000000" office:value-type="float" office:value="0.014929680233861" calcext:value-type="float">
            <text:p>1.49E-02</text:p>
          </table:table-cell>
          <table:table-cell table:style-name="ce2" table:formula="of:=1-13.8*13.8*1E+030/([.B48]*[.B48]+1/9.3/9.3*1E+030)" office:value-type="float" office:value="0.988036514518817" calcext:value-type="float">
            <text:p>0.9880365145</text:p>
          </table:table-cell>
          <table:table-cell table:style-name="ce2" table:formula="of:=13.8*13.8/9.3*1E+045/[.B48]/([.B48]*[.B48]+1/9.3/9.3*1E+030)" office:value-type="float" office:value="0.0000101958799449159" calcext:value-type="float">
            <text:p>1.01958799449159E-005</text:p>
          </table:table-cell>
          <table:table-cell table:formula="of:=[.B48]/[.J48]*2.20084" office:value-type="float" office:value="926227845.12759" calcext:value-type="float">
            <text:p>926227845.12759</text:p>
          </table:table-cell>
          <table:table-cell table:formula="of:=[.B48]/[.J48]" office:value-type="float" office:value="420851967.942963" calcext:value-type="float">
            <text:p>420851967.942963</text:p>
          </table:table-cell>
          <table:table-cell table:formula="of:=([.B48]/[.J48])*SQRT(SQRT(8.3*8.3*([.D48]*[.D48]+[.E48]*[.E48])/((8.3+[.D48])*(8.3+[.D48])+[.E48]*[.E48])))*COS((ATAN([.E48]/[.D48])-ATAN([.E48]/(8.3+[.D48])))/2)" office:value-type="float" office:value="395451246.612826" calcext:value-type="float">
            <text:p>395451246.612826</text:p>
          </table:table-cell>
          <table:table-cell table:style-name="ce2" table:formula="of:=([.B48]/[.J48])*SQRT(SQRT(8.3*8.3*([.D48]*[.D48]+[.E48]*[.E48])/((8.3+[.D48])*(8.3+[.D48])+[.E48]*[.E48])))*SIN((ATAN([.E48]/[.D48])-ATAN([.E48]/(8.3+[.D48])))/2)" office:value-type="float" office:value="1823.34499665609" calcext:value-type="float">
            <text:p>1823.344996656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9841.3" calcext:value-type="float">
            <text:p>19841.3</text:p>
          </table:table-cell>
          <table:table-cell table:style-name="ce1" table:formula="of:=[.A49]*1000000000000*2*PI()" office:value-type="float" office:value="1.24666564635342E+017" calcext:value-type="float">
            <text:p>1.25E+17</text:p>
          </table:table-cell>
          <table:table-cell table:style-name="ce1" table:formula="of:=[.J49]/([.A49]*1000000000000)*1000000" office:value-type="float" office:value="0.0151095169167343" calcext:value-type="float">
            <text:p>1.51E-02</text:p>
          </table:table-cell>
          <table:table-cell table:style-name="ce2" table:formula="of:=1-13.8*13.8*1E+030/([.B49]*[.B49]+1/9.3/9.3*1E+030)" office:value-type="float" office:value="0.987746564596834" calcext:value-type="float">
            <text:p>0.9877465646</text:p>
          </table:table-cell>
          <table:table-cell table:style-name="ce2" table:formula="of:=13.8*13.8/9.3*1E+045/[.B49]/([.B49]*[.B49]+1/9.3/9.3*1E+030)" office:value-type="float" office:value="0.0000105687816385981" calcext:value-type="float">
            <text:p>1.05687816385981E-005</text:p>
          </table:table-cell>
          <table:table-cell table:formula="of:=[.B49]/[.J49]*2.20084" office:value-type="float" office:value="915203684.383702" calcext:value-type="float">
            <text:p>915203684.383702</text:p>
          </table:table-cell>
          <table:table-cell table:formula="of:=[.B49]/[.J49]" office:value-type="float" office:value="415842898.340498" calcext:value-type="float">
            <text:p>415842898.340498</text:p>
          </table:table-cell>
          <table:table-cell table:formula="of:=([.B49]/[.J49])*SQRT(SQRT(8.3*8.3*([.D49]*[.D49]+[.E49]*[.E49])/((8.3+[.D49])*(8.3+[.D49])+[.E49]*[.E49])))*COS((ATAN([.E49]/[.D49])-ATAN([.E49]/(8.3+[.D49])))/2)" office:value-type="float" office:value="390693261.799916" calcext:value-type="float">
            <text:p>390693261.799916</text:p>
          </table:table-cell>
          <table:table-cell table:style-name="ce2" table:formula="of:=([.B49]/[.J49])*SQRT(SQRT(8.3*8.3*([.D49]*[.D49]+[.E49]*[.E49])/((8.3+[.D49])*(8.3+[.D49])+[.E49]*[.E49])))*SIN((ATAN([.E49]/[.D49])-ATAN([.E49]/(8.3+[.D49])))/2)" office:value-type="float" office:value="1867.89757685299" calcext:value-type="float">
            <text:p>1867.89757685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9354.8" calcext:value-type="float">
            <text:p>19354.8</text:p>
          </table:table-cell>
          <table:table-cell table:style-name="ce1" table:formula="of:=[.A50]*1000000000000*2*PI()" office:value-type="float" office:value="1.21609794983399E+017" calcext:value-type="float">
            <text:p>1.22E+17</text:p>
          </table:table-cell>
          <table:table-cell table:style-name="ce1" table:formula="of:=[.J50]/([.A50]*1000000000000)*1000000" office:value-type="float" office:value="0.0154893079752826" calcext:value-type="float">
            <text:p>1.55E-02</text:p>
          </table:table-cell>
          <table:table-cell table:style-name="ce2" table:formula="of:=1-13.8*13.8*1E+030/([.B50]*[.B50]+1/9.3/9.3*1E+030)" office:value-type="float" office:value="0.987122821356938" calcext:value-type="float">
            <text:p>0.9871228214</text:p>
          </table:table-cell>
          <table:table-cell table:style-name="ce2" table:formula="of:=13.8*13.8/9.3*1E+045/[.B50]/([.B50]*[.B50]+1/9.3/9.3*1E+030)" office:value-type="float" office:value="0.0000113859485170124" calcext:value-type="float">
            <text:p>1.13859485170124E-005</text:p>
          </table:table-cell>
          <table:table-cell table:formula="of:=[.B50]/[.J50]*2.20084" office:value-type="float" office:value="892763290.233485" calcext:value-type="float">
            <text:p>892763290.233485</text:p>
          </table:table-cell>
          <table:table-cell table:formula="of:=[.B50]/[.J50]" office:value-type="float" office:value="405646612.308703" calcext:value-type="float">
            <text:p>405646612.308703</text:p>
          </table:table-cell>
          <table:table-cell table:formula="of:=([.B50]/[.J50])*SQRT(SQRT(8.3*8.3*([.D50]*[.D50]+[.E50]*[.E50])/((8.3+[.D50])*(8.3+[.D50])+[.E50]*[.E50])))*COS((ATAN([.E50]/[.D50])-ATAN([.E50]/(8.3+[.D50])))/2)" office:value-type="float" office:value="381006075.788991" calcext:value-type="float">
            <text:p>381006075.788991</text:p>
          </table:table-cell>
          <table:table-cell table:style-name="ce2" table:formula="of:=([.B50]/[.J50])*SQRT(SQRT(8.3*8.3*([.D50]*[.D50]+[.E50]*[.E50])/((8.3+[.D50])*(8.3+[.D50])+[.E50]*[.E50])))*SIN((ATAN([.E50]/[.D50])-ATAN([.E50]/(8.3+[.D50])))/2)" office:value-type="float" office:value="1963.79808484117" calcext:value-type="float">
            <text:p>1963.798084841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8879.8" calcext:value-type="float">
            <text:p>18879.8</text:p>
          </table:table-cell>
          <table:table-cell table:style-name="ce1" table:formula="of:=[.A51]*1000000000000*2*PI()" office:value-type="float" office:value="1.18625281962489E+017" calcext:value-type="float">
            <text:p>1.19E+17</text:p>
          </table:table-cell>
          <table:table-cell table:style-name="ce1" table:formula="of:=[.J51]/([.A51]*1000000000000)*1000000" office:value-type="float" office:value="0.0158790060276062" calcext:value-type="float">
            <text:p>1.59E-02</text:p>
          </table:table-cell>
          <table:table-cell table:style-name="ce2" table:formula="of:=1-13.8*13.8*1E+030/([.B51]*[.B51]+1/9.3/9.3*1E+030)" office:value-type="float" office:value="0.986466712733616" calcext:value-type="float">
            <text:p>0.9864667127</text:p>
          </table:table-cell>
          <table:table-cell table:style-name="ce2" table:formula="of:=13.8*13.8/9.3*1E+045/[.B51]/([.B51]*[.B51]+1/9.3/9.3*1E+030)" office:value-type="float" office:value="0.0000122671335747913" calcext:value-type="float">
            <text:p>1.22671335747913E-005</text:p>
          </table:table-cell>
          <table:table-cell table:formula="of:=[.B51]/[.J51]*2.20084" office:value-type="float" office:value="870853347.332455" calcext:value-type="float">
            <text:p>870853347.332455</text:p>
          </table:table-cell>
          <table:table-cell table:formula="of:=[.B51]/[.J51]" office:value-type="float" office:value="395691348.454433" calcext:value-type="float">
            <text:p>395691348.454433</text:p>
          </table:table-cell>
          <table:table-cell table:formula="of:=([.B51]/[.J51])*SQRT(SQRT(8.3*8.3*([.D51]*[.D51]+[.E51]*[.E51])/((8.3+[.D51])*(8.3+[.D51])+[.E51]*[.E51])))*COS((ATAN([.E51]/[.D51])-ATAN([.E51]/(8.3+[.D51])))/2)" office:value-type="float" office:value="371545123.271373" calcext:value-type="float">
            <text:p>371545123.271373</text:p>
          </table:table-cell>
          <table:table-cell table:style-name="ce2" table:formula="of:=([.B51]/[.J51])*SQRT(SQRT(8.3*8.3*([.D51]*[.D51]+[.E51]*[.E51])/((8.3+[.D51])*(8.3+[.D51])+[.E51]*[.E51])))*SIN((ATAN([.E51]/[.D51])-ATAN([.E51]/(8.3+[.D51])))/2)" office:value-type="float" office:value="2064.76112557772" calcext:value-type="float">
            <text:p>2064.761125577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8393.6" calcext:value-type="float">
            <text:p>18393.6</text:p>
          </table:table-cell>
          <table:table-cell table:style-name="ce1" table:formula="of:=[.A52]*1000000000000*2*PI()" office:value-type="float" office:value="1.15570397266138E+017" calcext:value-type="float">
            <text:p>1.16E+17</text:p>
          </table:table-cell>
          <table:table-cell table:style-name="ce1" table:formula="of:=[.J52]/([.A52]*1000000000000)*1000000" office:value-type="float" office:value="0.0162987374956507" calcext:value-type="float">
            <text:p>1.63E-02</text:p>
          </table:table-cell>
          <table:table-cell table:style-name="ce2" table:formula="of:=1-13.8*13.8*1E+030/([.B52]*[.B52]+1/9.3/9.3*1E+030)" office:value-type="float" office:value="0.985741803864139" calcext:value-type="float">
            <text:p>0.9857418039</text:p>
          </table:table-cell>
          <table:table-cell table:style-name="ce2" table:formula="of:=13.8*13.8/9.3*1E+045/[.B52]/([.B52]*[.B52]+1/9.3/9.3*1E+030)" office:value-type="float" office:value="0.0000132658483981573" calcext:value-type="float">
            <text:p>1.32658483981573E-005</text:p>
          </table:table-cell>
          <table:table-cell table:formula="of:=[.B52]/[.J52]*2.20084" office:value-type="float" office:value="848426791.040911" calcext:value-type="float">
            <text:p>848426791.040911</text:p>
          </table:table-cell>
          <table:table-cell table:formula="of:=[.B52]/[.J52]" office:value-type="float" office:value="385501349.957703" calcext:value-type="float">
            <text:p>385501349.957703</text:p>
          </table:table-cell>
          <table:table-cell table:formula="of:=([.B52]/[.J52])*SQRT(SQRT(8.3*8.3*([.D52]*[.D52]+[.E52]*[.E52])/((8.3+[.D52])*(8.3+[.D52])+[.E52]*[.E52])))*COS((ATAN([.E52]/[.D52])-ATAN([.E52]/(8.3+[.D52])))/2)" office:value-type="float" office:value="361858047.034725" calcext:value-type="float">
            <text:p>361858047.034725</text:p>
          </table:table-cell>
          <table:table-cell table:style-name="ce2" table:formula="of:=([.B52]/[.J52])*SQRT(SQRT(8.3*8.3*([.D52]*[.D52]+[.E52]*[.E52])/((8.3+[.D52])*(8.3+[.D52])+[.E52]*[.E52])))*SIN((ATAN([.E52]/[.D52])-ATAN([.E52]/(8.3+[.D52])))/2)" office:value-type="float" office:value="2176.41436204845" calcext:value-type="float">
            <text:p>2176.414362048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7910.4" calcext:value-type="float">
            <text:p>17910.4</text:p>
          </table:table-cell>
          <table:table-cell table:style-name="ce1" table:formula="of:=[.A53]*1000000000000*2*PI()" office:value-type="float" office:value="1.12534362125709E+017" calcext:value-type="float">
            <text:p>1.13E+17</text:p>
          </table:table-cell>
          <table:table-cell table:style-name="ce1" table:formula="of:=[.J53]/([.A53]*1000000000000)*1000000" office:value-type="float" office:value="0.0167384568742183" calcext:value-type="float">
            <text:p>1.67E-02</text:p>
          </table:table-cell>
          <table:table-cell table:style-name="ce2" table:formula="of:=1-13.8*13.8*1E+030/([.B53]*[.B53]+1/9.3/9.3*1E+030)" office:value-type="float" office:value="0.984962090421429" calcext:value-type="float">
            <text:p>0.9849620904</text:p>
          </table:table-cell>
          <table:table-cell table:style-name="ce2" table:formula="of:=13.8*13.8/9.3*1E+045/[.B53]/([.B53]*[.B53]+1/9.3/9.3*1E+030)" office:value-type="float" office:value="0.0000143687625186982" calcext:value-type="float">
            <text:p>1.43687625186982E-005</text:p>
          </table:table-cell>
          <table:table-cell table:formula="of:=[.B53]/[.J53]*2.20084" office:value-type="float" office:value="826138613.336115" calcext:value-type="float">
            <text:p>826138613.336115</text:p>
          </table:table-cell>
          <table:table-cell table:formula="of:=[.B53]/[.J53]" office:value-type="float" office:value="375374226.811633" calcext:value-type="float">
            <text:p>375374226.811633</text:p>
          </table:table-cell>
          <table:table-cell table:formula="of:=([.B53]/[.J53])*SQRT(SQRT(8.3*8.3*([.D53]*[.D53]+[.E53]*[.E53])/((8.3+[.D53])*(8.3+[.D53])+[.E53]*[.E53])))*COS((ATAN([.E53]/[.D53])-ATAN([.E53]/(8.3+[.D53])))/2)" office:value-type="float" office:value="352227440.697496" calcext:value-type="float">
            <text:p>352227440.697496</text:p>
          </table:table-cell>
          <table:table-cell table:style-name="ce2" table:formula="of:=([.B53]/[.J53])*SQRT(SQRT(8.3*8.3*([.D53]*[.D53]+[.E53]*[.E53])/((8.3+[.D53])*(8.3+[.D53])+[.E53]*[.E53])))*SIN((ATAN([.E53]/[.D53])-ATAN([.E53]/(8.3+[.D53])))/2)" office:value-type="float" office:value="2296.62982479466" calcext:value-type="float">
            <text:p>2296.629824794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7421.6" calcext:value-type="float">
            <text:p>17421.6</text:p>
          </table:table-cell>
          <table:table-cell table:style-name="ce1" table:formula="of:=[.A54]*1000000000000*2*PI()" office:value-type="float" office:value="1.0946314114756E+017" calcext:value-type="float">
            <text:p>1.09E+17</text:p>
          </table:table-cell>
          <table:table-cell table:style-name="ce1" table:formula="of:=[.J54]/([.A54]*1000000000000)*1000000" office:value-type="float" office:value="0.0172080898424944" calcext:value-type="float">
            <text:p>1.72E-02</text:p>
          </table:table-cell>
          <table:table-cell table:style-name="ce2" table:formula="of:=1-13.8*13.8*1E+030/([.B54]*[.B54]+1/9.3/9.3*1E+030)" office:value-type="float" office:value="0.984106412368875" calcext:value-type="float">
            <text:p>0.9841064124</text:p>
          </table:table-cell>
          <table:table-cell table:style-name="ce2" table:formula="of:=13.8*13.8/9.3*1E+045/[.B54]/([.B54]*[.B54]+1/9.3/9.3*1E+030)" office:value-type="float" office:value="0.0000156124509073014" calcext:value-type="float">
            <text:p>1.56124509073014E-005</text:p>
          </table:table-cell>
          <table:table-cell table:formula="of:=[.B54]/[.J54]*2.20084" office:value-type="float" office:value="803592128.936065" calcext:value-type="float">
            <text:p>803592128.936065</text:p>
          </table:table-cell>
          <table:table-cell table:formula="of:=[.B54]/[.J54]" office:value-type="float" office:value="365129736.344335" calcext:value-type="float">
            <text:p>365129736.344335</text:p>
          </table:table-cell>
          <table:table-cell table:formula="of:=([.B54]/[.J54])*SQRT(SQRT(8.3*8.3*([.D54]*[.D54]+[.E54]*[.E54])/((8.3+[.D54])*(8.3+[.D54])+[.E54]*[.E54])))*COS((ATAN([.E54]/[.D54])-ATAN([.E54]/(8.3+[.D54])))/2)" office:value-type="float" office:value="342481585.815533" calcext:value-type="float">
            <text:p>342481585.815533</text:p>
          </table:table-cell>
          <table:table-cell table:style-name="ce2" table:formula="of:=([.B54]/[.J54])*SQRT(SQRT(8.3*8.3*([.D54]*[.D54]+[.E54]*[.E54])/((8.3+[.D54])*(8.3+[.D54])+[.E54]*[.E54])))*SIN((ATAN([.E54]/[.D54])-ATAN([.E54]/(8.3+[.D54])))/2)" office:value-type="float" office:value="2428.70203644179" calcext:value-type="float">
            <text:p>2428.702036441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6939.6" calcext:value-type="float">
            <text:p>16939.6</text:p>
          </table:table-cell>
          <table:table-cell table:style-name="ce1" table:formula="of:=[.A55]*1000000000000*2*PI()" office:value-type="float" office:value="1.06434645829499E+017" calcext:value-type="float">
            <text:p>1.06E+17</text:p>
          </table:table-cell>
          <table:table-cell table:style-name="ce1" table:formula="of:=[.J55]/([.A55]*1000000000000)*1000000" office:value-type="float" office:value="0.017697729462325" calcext:value-type="float">
            <text:p>1.77E-02</text:p>
          </table:table-cell>
          <table:table-cell table:style-name="ce2" table:formula="of:=1-13.8*13.8*1E+030/([.B55]*[.B55]+1/9.3/9.3*1E+030)" office:value-type="float" office:value="0.983189071893407" calcext:value-type="float">
            <text:p>0.9831890719</text:p>
          </table:table-cell>
          <table:table-cell table:style-name="ce2" table:formula="of:=13.8*13.8/9.3*1E+045/[.B55]/([.B55]*[.B55]+1/9.3/9.3*1E+030)" office:value-type="float" office:value="0.0000169834424123885" calcext:value-type="float">
            <text:p>1.69834424123885E-005</text:p>
          </table:table-cell>
          <table:table-cell table:formula="of:=[.B55]/[.J55]*2.20084" office:value-type="float" office:value="781359302.665962" calcext:value-type="float">
            <text:p>781359302.665962</text:p>
          </table:table-cell>
          <table:table-cell table:formula="of:=[.B55]/[.J55]" office:value-type="float" office:value="355027763.338526" calcext:value-type="float">
            <text:p>355027763.338526</text:p>
          </table:table-cell>
          <table:table-cell table:formula="of:=([.B55]/[.J55])*SQRT(SQRT(8.3*8.3*([.D55]*[.D55]+[.E55]*[.E55])/((8.3+[.D55])*(8.3+[.D55])+[.E55]*[.E55])))*COS((ATAN([.E55]/[.D55])-ATAN([.E55]/(8.3+[.D55])))/2)" office:value-type="float" office:value="332867417.069295" calcext:value-type="float">
            <text:p>332867417.069295</text:p>
          </table:table-cell>
          <table:table-cell table:style-name="ce2" table:formula="of:=([.B55]/[.J55])*SQRT(SQRT(8.3*8.3*([.D55]*[.D55]+[.E55]*[.E55])/((8.3+[.D55])*(8.3+[.D55])+[.E55]*[.E55])))*SIN((ATAN([.E55]/[.D55])-ATAN([.E55]/(8.3+[.D55])))/2)" office:value-type="float" office:value="2570.46010096465" calcext:value-type="float">
            <text:p>2570.460100964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6456.4" calcext:value-type="float">
            <text:p>16456.4</text:p>
          </table:table-cell>
          <table:table-cell table:style-name="ce1" table:formula="of:=[.A56]*1000000000000*2*PI()" office:value-type="float" office:value="1.0339861068907E+017" calcext:value-type="float">
            <text:p>1.03E+17</text:p>
          </table:table-cell>
          <table:table-cell table:style-name="ce1" table:formula="of:=[.J56]/([.A56]*1000000000000)*1000000" office:value-type="float" office:value="0.0182173779198367" calcext:value-type="float">
            <text:p>1.82E-02</text:p>
          </table:table-cell>
          <table:table-cell table:style-name="ce2" table:formula="of:=1-13.8*13.8*1E+030/([.B56]*[.B56]+1/9.3/9.3*1E+030)" office:value-type="float" office:value="0.982187359771998" calcext:value-type="float">
            <text:p>0.9821873598</text:p>
          </table:table-cell>
          <table:table-cell table:style-name="ce2" table:formula="of:=13.8*13.8/9.3*1E+045/[.B56]/([.B56]*[.B56]+1/9.3/9.3*1E+030)" office:value-type="float" office:value="0.0000185238239291681" calcext:value-type="float">
            <text:p>1.85238239291681E-005</text:p>
          </table:table-cell>
          <table:table-cell table:formula="of:=[.B56]/[.J56]*2.20084" office:value-type="float" office:value="759071124.961165" calcext:value-type="float">
            <text:p>759071124.961165</text:p>
          </table:table-cell>
          <table:table-cell table:formula="of:=[.B56]/[.J56]" office:value-type="float" office:value="344900640.192456" calcext:value-type="float">
            <text:p>344900640.192456</text:p>
          </table:table-cell>
          <table:table-cell table:formula="of:=([.B56]/[.J56])*SQRT(SQRT(8.3*8.3*([.D56]*[.D56]+[.E56]*[.E56])/((8.3+[.D56])*(8.3+[.D56])+[.E56]*[.E56])))*COS((ATAN([.E56]/[.D56])-ATAN([.E56]/(8.3+[.D56])))/2)" office:value-type="float" office:value="323225080.190178" calcext:value-type="float">
            <text:p>323225080.190178</text:p>
          </table:table-cell>
          <table:table-cell table:style-name="ce2" table:formula="of:=([.B56]/[.J56])*SQRT(SQRT(8.3*8.3*([.D56]*[.D56]+[.E56]*[.E56])/((8.3+[.D56])*(8.3+[.D56])+[.E56]*[.E56])))*SIN((ATAN([.E56]/[.D56])-ATAN([.E56]/(8.3+[.D56])))/2)" office:value-type="float" office:value="2725.45566544734" calcext:value-type="float">
            <text:p>2725.455665447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5974.4" calcext:value-type="float">
            <text:p>15974.4</text:p>
          </table:table-cell>
          <table:table-cell table:style-name="ce1" table:formula="of:=[.A57]*1000000000000*2*PI()" office:value-type="float" office:value="1.0037011537101E+017" calcext:value-type="float">
            <text:p>1.00E+17</text:p>
          </table:table-cell>
          <table:table-cell table:style-name="ce1" table:formula="of:=[.J57]/([.A57]*1000000000000)*1000000" office:value-type="float" office:value="0.0187670559144631" calcext:value-type="float">
            <text:p>1.88E-02</text:p>
          </table:table-cell>
          <table:table-cell table:style-name="ce2" table:formula="of:=1-13.8*13.8*1E+030/([.B57]*[.B57]+1/9.3/9.3*1E+030)" office:value-type="float" office:value="0.981096212457678" calcext:value-type="float">
            <text:p>0.9810962125</text:p>
          </table:table-cell>
          <table:table-cell table:style-name="ce2" table:formula="of:=13.8*13.8/9.3*1E+045/[.B57]/([.B57]*[.B57]+1/9.3/9.3*1E+030)" office:value-type="float" office:value="0.0000202516986218243" calcext:value-type="float">
            <text:p>2.02516986218243E-005</text:p>
          </table:table-cell>
          <table:table-cell table:formula="of:=[.B57]/[.J57]*2.20084" office:value-type="float" office:value="736838298.691069" calcext:value-type="float">
            <text:p>736838298.691069</text:p>
          </table:table-cell>
          <table:table-cell table:formula="of:=[.B57]/[.J57]" office:value-type="float" office:value="334798667.186651" calcext:value-type="float">
            <text:p>334798667.186651</text:p>
          </table:table-cell>
          <table:table-cell table:formula="of:=([.B57]/[.J57])*SQRT(SQRT(8.3*8.3*([.D57]*[.D57]+[.E57]*[.E57])/((8.3+[.D57])*(8.3+[.D57])+[.E57]*[.E57])))*COS((ATAN([.E57]/[.D57])-ATAN([.E57]/(8.3+[.D57])))/2)" office:value-type="float" office:value="313602075.858873" calcext:value-type="float">
            <text:p>313602075.858873</text:p>
          </table:table-cell>
          <table:table-cell table:style-name="ce2" table:formula="of:=([.B57]/[.J57])*SQRT(SQRT(8.3*8.3*([.D57]*[.D57]+[.E57]*[.E57])/((8.3+[.D57])*(8.3+[.D57])+[.E57]*[.E57])))*SIN((ATAN([.E57]/[.D57])-ATAN([.E57]/(8.3+[.D57])))/2)" office:value-type="float" office:value="2894.52701522221" calcext:value-type="float">
            <text:p>2894.527015222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5487.9" calcext:value-type="float">
            <text:p>15487.9</text:p>
          </table:table-cell>
          <table:table-cell table:style-name="ce1" table:formula="of:=[.A58]*1000000000000*2*PI()" office:value-type="float" office:value="9.73133457190667E+016" calcext:value-type="float">
            <text:p>9.73E+16</text:p>
          </table:table-cell>
          <table:table-cell table:style-name="ce1" table:formula="of:=[.J58]/([.A58]*1000000000000)*1000000" office:value-type="float" office:value="0.0193565595077448" calcext:value-type="float">
            <text:p>1.94E-02</text:p>
          </table:table-cell>
          <table:table-cell table:style-name="ce2" table:formula="of:=1-13.8*13.8*1E+030/([.B58]*[.B58]+1/9.3/9.3*1E+030)" office:value-type="float" office:value="0.979889964647062" calcext:value-type="float">
            <text:p>0.9798899646</text:p>
          </table:table-cell>
          <table:table-cell table:style-name="ce2" table:formula="of:=13.8*13.8/9.3*1E+045/[.B58]/([.B58]*[.B58]+1/9.3/9.3*1E+030)" office:value-type="float" office:value="0.0000222206869655016" calcext:value-type="float">
            <text:p>2.22206869655016E-005</text:p>
          </table:table-cell>
          <table:table-cell table:formula="of:=[.B58]/[.J58]*2.20084" office:value-type="float" office:value="714397904.54085" calcext:value-type="float">
            <text:p>714397904.54085</text:p>
          </table:table-cell>
          <table:table-cell table:formula="of:=[.B58]/[.J58]" office:value-type="float" office:value="324602381.154854" calcext:value-type="float">
            <text:p>324602381.154854</text:p>
          </table:table-cell>
          <table:table-cell table:formula="of:=([.B58]/[.J58])*SQRT(SQRT(8.3*8.3*([.D58]*[.D58]+[.E58]*[.E58])/((8.3+[.D58])*(8.3+[.D58])+[.E58]*[.E58])))*COS((ATAN([.E58]/[.D58])-ATAN([.E58]/(8.3+[.D58])))/2)" office:value-type="float" office:value="303884108.340254" calcext:value-type="float">
            <text:p>303884108.340254</text:p>
          </table:table-cell>
          <table:table-cell table:style-name="ce2" table:formula="of:=([.B58]/[.J58])*SQRT(SQRT(8.3*8.3*([.D58]*[.D58]+[.E58]*[.E58])/((8.3+[.D58])*(8.3+[.D58])+[.E58]*[.E58])))*SIN((ATAN([.E58]/[.D58])-ATAN([.E58]/(8.3+[.D58])))/2)" office:value-type="float" office:value="3081.72179967593" calcext:value-type="float">
            <text:p>3081.721799675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5000" calcext:value-type="float">
            <text:p>15000</text:p>
          </table:table-cell>
          <table:table-cell table:style-name="ce1" table:formula="of:=[.A59]*1000000000000*2*PI()" office:value-type="float" office:value="9.42477796076938E+016" calcext:value-type="float">
            <text:p>9.42E+16</text:p>
          </table:table-cell>
          <table:table-cell table:style-name="ce1" table:formula="of:=[.J59]/([.A59]*1000000000000)*1000000" office:value-type="float" office:value="0.0199861638666667" calcext:value-type="float">
            <text:p>2.00E-02</text:p>
          </table:table-cell>
          <table:table-cell table:style-name="ce2" table:formula="of:=1-13.8*13.8*1E+030/([.B59]*[.B59]+1/9.3/9.3*1E+030)" office:value-type="float" office:value="0.978560465447899" calcext:value-type="float">
            <text:p>0.9785604654</text:p>
          </table:table-cell>
          <table:table-cell table:style-name="ce2" table:formula="of:=13.8*13.8/9.3*1E+045/[.B59]/([.B59]*[.B59]+1/9.3/9.3*1E+030)" office:value-type="float" office:value="0.0000244602716957446" calcext:value-type="float">
            <text:p>2.44602716957446E-005</text:p>
          </table:table-cell>
          <table:table-cell table:formula="of:=[.B59]/[.J59]*2.20084" office:value-type="float" office:value="691892933.716821" calcext:value-type="float">
            <text:p>691892933.716821</text:p>
          </table:table-cell>
          <table:table-cell table:formula="of:=[.B59]/[.J59]" office:value-type="float" office:value="314376753.292752" calcext:value-type="float">
            <text:p>314376753.292752</text:p>
          </table:table-cell>
          <table:table-cell table:formula="of:=([.B59]/[.J59])*SQRT(SQRT(8.3*8.3*([.D59]*[.D59]+[.E59]*[.E59])/((8.3+[.D59])*(8.3+[.D59])+[.E59]*[.E59])))*COS((ATAN([.E59]/[.D59])-ATAN([.E59]/(8.3+[.D59])))/2)" office:value-type="float" office:value="294132492.072943" calcext:value-type="float">
            <text:p>294132492.072943</text:p>
          </table:table-cell>
          <table:table-cell table:style-name="ce2" table:formula="of:=([.B59]/[.J59])*SQRT(SQRT(8.3*8.3*([.D59]*[.D59]+[.E59]*[.E59])/((8.3+[.D59])*(8.3+[.D59])+[.E59]*[.E59])))*SIN((ATAN([.E59]/[.D59])-ATAN([.E59]/(8.3+[.D59])))/2)" office:value-type="float" office:value="3288.39597299808" calcext:value-type="float">
            <text:p>3288.395972998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4520.8" calcext:value-type="float">
            <text:p>14520.8</text:p>
          </table:table-cell>
          <table:table-cell table:style-name="ce1" table:formula="of:=[.A60]*1000000000000*2*PI()" office:value-type="float" office:value="9.12368772084933E+016" calcext:value-type="float">
            <text:p>9.12E+16</text:p>
          </table:table-cell>
          <table:table-cell table:style-name="ce1" table:formula="of:=[.J60]/([.A60]*1000000000000)*1000000" office:value-type="float" office:value="0.0206457259930582" calcext:value-type="float">
            <text:p>2.06E-02</text:p>
          </table:table-cell>
          <table:table-cell table:style-name="ce2" table:formula="of:=1-13.8*13.8*1E+030/([.B60]*[.B60]+1/9.3/9.3*1E+030)" office:value-type="float" office:value="0.977122069026925" calcext:value-type="float">
            <text:p>0.977122069</text:p>
          </table:table-cell>
          <table:table-cell table:style-name="ce2" table:formula="of:=13.8*13.8/9.3*1E+045/[.B60]/([.B60]*[.B60]+1/9.3/9.3*1E+030)" office:value-type="float" office:value="0.0000269627003139146" calcext:value-type="float">
            <text:p>2.69627003139146E-005</text:p>
          </table:table-cell>
          <table:table-cell table:formula="of:=[.B60]/[.J60]*2.20084" office:value-type="float" office:value="669789260.794347" calcext:value-type="float">
            <text:p>669789260.794347</text:p>
          </table:table-cell>
          <table:table-cell table:formula="of:=[.B60]/[.J60]" office:value-type="float" office:value="304333463.94756" calcext:value-type="float">
            <text:p>304333463.94756</text:p>
          </table:table-cell>
          <table:table-cell table:formula="of:=([.B60]/[.J60])*SQRT(SQRT(8.3*8.3*([.D60]*[.D60]+[.E60]*[.E60])/((8.3+[.D60])*(8.3+[.D60])+[.E60]*[.E60])))*COS((ATAN([.E60]/[.D60])-ATAN([.E60]/(8.3+[.D60])))/2)" office:value-type="float" office:value="284548650.991739" calcext:value-type="float">
            <text:p>284548650.991739</text:p>
          </table:table-cell>
          <table:table-cell table:style-name="ce2" table:formula="of:=([.B60]/[.J60])*SQRT(SQRT(8.3*8.3*([.D60]*[.D60]+[.E60]*[.E60])/((8.3+[.D60])*(8.3+[.D60])+[.E60]*[.E60])))*SIN((ATAN([.E60]/[.D60])-ATAN([.E60]/(8.3+[.D60])))/2)" office:value-type="float" office:value="3512.41577408632" calcext:value-type="float">
            <text:p>3512.415774086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4031.8" calcext:value-type="float">
            <text:p>14031.8</text:p>
          </table:table-cell>
          <table:table-cell table:style-name="ce1" table:formula="of:=[.A61]*1000000000000*2*PI()" office:value-type="float" office:value="8.81643995932825E+016" calcext:value-type="float">
            <text:p>8.82E+16</text:p>
          </table:table-cell>
          <table:table-cell table:style-name="ce1" table:formula="of:=[.J61]/([.A61]*1000000000000)*1000000" office:value-type="float" office:value="0.0213652174346841" calcext:value-type="float">
            <text:p>2.14E-02</text:p>
          </table:table-cell>
          <table:table-cell table:style-name="ce2" table:formula="of:=1-13.8*13.8*1E+030/([.B61]*[.B61]+1/9.3/9.3*1E+030)" office:value-type="float" office:value="0.975499721661583" calcext:value-type="float">
            <text:p>0.9754997217</text:p>
          </table:table-cell>
          <table:table-cell table:style-name="ce2" table:formula="of:=13.8*13.8/9.3*1E+045/[.B61]/([.B61]*[.B61]+1/9.3/9.3*1E+030)" office:value-type="float" office:value="0.0000298809785260914" calcext:value-type="float">
            <text:p>0.000029881</text:p>
          </table:table-cell>
          <table:table-cell table:formula="of:=[.B61]/[.J61]*2.20084" office:value-type="float" office:value="647233551.155179" calcext:value-type="float">
            <text:p>647233551.155179</text:p>
          </table:table-cell>
          <table:table-cell table:formula="of:=[.B61]/[.J61]" office:value-type="float" office:value="294084781.790216" calcext:value-type="float">
            <text:p>294084781.790216</text:p>
          </table:table-cell>
          <table:table-cell table:formula="of:=([.B61]/[.J61])*SQRT(SQRT(8.3*8.3*([.D61]*[.D61]+[.E61]*[.E61])/((8.3+[.D61])*(8.3+[.D61])+[.E61]*[.E61])))*COS((ATAN([.E61]/[.D61])-ATAN([.E61]/(8.3+[.D61])))/2)" office:value-type="float" office:value="274761902.054291" calcext:value-type="float">
            <text:p>274761902.054291</text:p>
          </table:table-cell>
          <table:table-cell table:style-name="ce2" table:formula="of:=([.B61]/[.J61])*SQRT(SQRT(8.3*8.3*([.D61]*[.D61]+[.E61]*[.E61])/((8.3+[.D61])*(8.3+[.D61])+[.E61]*[.E61])))*SIN((ATAN([.E61]/[.D61])-ATAN([.E61]/(8.3+[.D61])))/2)" office:value-type="float" office:value="3765.60671373942" calcext:value-type="float">
            <text:p>3765.606713739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3550.1" calcext:value-type="float">
            <text:p>13550.1</text:p>
          </table:table-cell>
          <table:table-cell table:style-name="ce1" table:formula="of:=[.A62]*1000000000000*2*PI()" office:value-type="float" office:value="8.51377892308141E+016" calcext:value-type="float">
            <text:p>8.51E+16</text:p>
          </table:table-cell>
          <table:table-cell table:style-name="ce1" table:formula="of:=[.J62]/([.A62]*1000000000000)*1000000" office:value-type="float" office:value="0.0221247413672224" calcext:value-type="float">
            <text:p>2.21E-02</text:p>
          </table:table-cell>
          <table:table-cell table:style-name="ce2" table:formula="of:=1-13.8*13.8*1E+030/([.B62]*[.B62]+1/9.3/9.3*1E+030)" office:value-type="float" office:value="0.97372681386149" calcext:value-type="float">
            <text:p>0.9737268139</text:p>
          </table:table-cell>
          <table:table-cell table:style-name="ce2" table:formula="of:=13.8*13.8/9.3*1E+045/[.B62]/([.B62]*[.B62]+1/9.3/9.3*1E+030)" office:value-type="float" office:value="0.0000331823718216998" calcext:value-type="float">
            <text:p>3.31823718216998E-005</text:p>
          </table:table-cell>
          <table:table-cell table:formula="of:=[.B62]/[.J62]*2.20084" office:value-type="float" office:value="625014562.743753" calcext:value-type="float">
            <text:p>625014562.743753</text:p>
          </table:table-cell>
          <table:table-cell table:formula="of:=[.B62]/[.J62]" office:value-type="float" office:value="283989096.319475" calcext:value-type="float">
            <text:p>283989096.319475</text:p>
          </table:table-cell>
          <table:table-cell table:formula="of:=([.B62]/[.J62])*SQRT(SQRT(8.3*8.3*([.D62]*[.D62]+[.E62]*[.E62])/((8.3+[.D62])*(8.3+[.D62])+[.E62]*[.E62])))*COS((ATAN([.E62]/[.D62])-ATAN([.E62]/(8.3+[.D62])))/2)" office:value-type="float" office:value="265113673.591485" calcext:value-type="float">
            <text:p>265113673.591485</text:p>
          </table:table-cell>
          <table:table-cell table:style-name="ce2" table:formula="of:=([.B62]/[.J62])*SQRT(SQRT(8.3*8.3*([.D62]*[.D62]+[.E62]*[.E62])/((8.3+[.D62])*(8.3+[.D62])+[.E62]*[.E62])))*SIN((ATAN([.E62]/[.D62])-ATAN([.E62]/(8.3+[.D62])))/2)" office:value-type="float" office:value="4042.92999939118" calcext:value-type="float">
            <text:p>4042.929999391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3066.2" calcext:value-type="float">
            <text:p>13066.2</text:p>
          </table:table-cell>
          <table:table-cell table:style-name="ce1" table:formula="of:=[.A63]*1000000000000*2*PI()" office:value-type="float" office:value="8.20973558606699E+016" calcext:value-type="float">
            <text:p>8.21E+16</text:p>
          </table:table-cell>
          <table:table-cell table:style-name="ce1" table:formula="of:=[.J63]/([.A63]*1000000000000)*1000000" office:value-type="float" office:value="0.0229441197899925" calcext:value-type="float">
            <text:p>2.29E-02</text:p>
          </table:table-cell>
          <table:table-cell table:style-name="ce2" table:formula="of:=1-13.8*13.8*1E+030/([.B63]*[.B63]+1/9.3/9.3*1E+030)" office:value-type="float" office:value="0.971744754305916" calcext:value-type="float">
            <text:p>0.9717447543</text:p>
          </table:table-cell>
          <table:table-cell table:style-name="ce2" table:formula="of:=13.8*13.8/9.3*1E+045/[.B63]/([.B63]*[.B63]+1/9.3/9.3*1E+030)" office:value-type="float" office:value="0.0000370072632654054" calcext:value-type="float">
            <text:p>3.70072632654054E-005</text:p>
          </table:table-cell>
          <table:table-cell table:formula="of:=[.B63]/[.J63]*2.20084" office:value-type="float" office:value="602694096.702048" calcext:value-type="float">
            <text:p>602694096.702048</text:p>
          </table:table-cell>
          <table:table-cell table:formula="of:=[.B63]/[.J63]" office:value-type="float" office:value="273847302.258251" calcext:value-type="float">
            <text:p>273847302.258251</text:p>
          </table:table-cell>
          <table:table-cell table:formula="of:=([.B63]/[.J63])*SQRT(SQRT(8.3*8.3*([.D63]*[.D63]+[.E63]*[.E63])/((8.3+[.D63])*(8.3+[.D63])+[.E63]*[.E63])))*COS((ATAN([.E63]/[.D63])-ATAN([.E63]/(8.3+[.D63])))/2)" office:value-type="float" office:value="255412931.689446" calcext:value-type="float">
            <text:p>255412931.689446</text:p>
          </table:table-cell>
          <table:table-cell table:style-name="ce2" table:formula="of:=([.B63]/[.J63])*SQRT(SQRT(8.3*8.3*([.D63]*[.D63]+[.E63]*[.E63])/((8.3+[.D63])*(8.3+[.D63])+[.E63]*[.E63])))*SIN((ATAN([.E63]/[.D63])-ATAN([.E63]/(8.3+[.D63])))/2)" office:value-type="float" office:value="4353.75790564871" calcext:value-type="float">
            <text:p>4353.757905648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2583.9" calcext:value-type="float">
            <text:p>12583.9</text:p>
          </table:table-cell>
          <table:table-cell table:style-name="ce1" table:formula="of:=[.A64]*1000000000000*2*PI()" office:value-type="float" office:value="7.90669755870172E+016" calcext:value-type="float">
            <text:p>7.91E+16</text:p>
          </table:table-cell>
          <table:table-cell table:style-name="ce1" table:formula="of:=[.J64]/([.A64]*1000000000000)*1000000" office:value-type="float" office:value="0.0238234933526172" calcext:value-type="float">
            <text:p>2.38E-02</text:p>
          </table:table-cell>
          <table:table-cell table:style-name="ce2" table:formula="of:=1-13.8*13.8*1E+030/([.B64]*[.B64]+1/9.3/9.3*1E+030)" office:value-type="float" office:value="0.969537389608765" calcext:value-type="float">
            <text:p>0.9695373896</text:p>
          </table:table-cell>
          <table:table-cell table:style-name="ce2" table:formula="of:=13.8*13.8/9.3*1E+045/[.B64]/([.B64]*[.B64]+1/9.3/9.3*1E+030)" office:value-type="float" office:value="0.0000414275300163582" calcext:value-type="float">
            <text:p>4.14275300163582E-005</text:p>
          </table:table-cell>
          <table:table-cell table:formula="of:=[.B64]/[.J64]*2.20084" office:value-type="float" office:value="580447432.573274" calcext:value-type="float">
            <text:p>580447432.573274</text:p>
          </table:table-cell>
          <table:table-cell table:formula="of:=[.B64]/[.J64]" office:value-type="float" office:value="263739041.717378" calcext:value-type="float">
            <text:p>263739041.717378</text:p>
          </table:table-cell>
          <table:table-cell table:formula="of:=([.B64]/[.J64])*SQRT(SQRT(8.3*8.3*([.D64]*[.D64]+[.E64]*[.E64])/((8.3+[.D64])*(8.3+[.D64])+[.E64]*[.E64])))*COS((ATAN([.E64]/[.D64])-ATAN([.E64]/(8.3+[.D64])))/2)" office:value-type="float" office:value="245734832.247642" calcext:value-type="float">
            <text:p>245734832.247642</text:p>
          </table:table-cell>
          <table:table-cell table:style-name="ce2" table:formula="of:=([.B64]/[.J64])*SQRT(SQRT(8.3*8.3*([.D64]*[.D64]+[.E64]*[.E64])/((8.3+[.D64])*(8.3+[.D64])+[.E64]*[.E64])))*SIN((ATAN([.E64]/[.D64])-ATAN([.E64]/(8.3+[.D64])))/2)" office:value-type="float" office:value="4700.90241050843" calcext:value-type="float">
            <text:p>4700.902410508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2096.8" calcext:value-type="float">
            <text:p>12096.8</text:p>
          </table:table-cell>
          <table:table-cell table:style-name="ce1" table:formula="of:=[.A65]*1000000000000*2*PI()" office:value-type="float" office:value="7.600643602389E+016" calcext:value-type="float">
            <text:p>7.60E+16</text:p>
          </table:table-cell>
          <table:table-cell table:style-name="ce1" table:formula="of:=[.J65]/([.A65]*1000000000000)*1000000" office:value-type="float" office:value="0.024782790324714" calcext:value-type="float">
            <text:p>2.48E-02</text:p>
          </table:table-cell>
          <table:table-cell table:style-name="ce2" table:formula="of:=1-13.8*13.8*1E+030/([.B65]*[.B65]+1/9.3/9.3*1E+030)" office:value-type="float" office:value="0.967034735392301" calcext:value-type="float">
            <text:p>0.9670347354</text:p>
          </table:table-cell>
          <table:table-cell table:style-name="ce2" table:formula="of:=13.8*13.8/9.3*1E+045/[.B65]/([.B65]*[.B65]+1/9.3/9.3*1E+030)" office:value-type="float" office:value="0.0000466362099551747" calcext:value-type="float">
            <text:p>4.66362099551747E-005</text:p>
          </table:table-cell>
          <table:table-cell table:formula="of:=[.B65]/[.J65]*2.20084" office:value-type="float" office:value="557979362.705709" calcext:value-type="float">
            <text:p>557979362.705709</text:p>
          </table:table-cell>
          <table:table-cell table:formula="of:=[.B65]/[.J65]" office:value-type="float" office:value="253530180.615451" calcext:value-type="float">
            <text:p>253530180.615451</text:p>
          </table:table-cell>
          <table:table-cell table:formula="of:=([.B65]/[.J65])*SQRT(SQRT(8.3*8.3*([.D65]*[.D65]+[.E65]*[.E65])/((8.3+[.D65])*(8.3+[.D65])+[.E65]*[.E65])))*COS((ATAN([.E65]/[.D65])-ATAN([.E65]/(8.3+[.D65])))/2)" office:value-type="float" office:value="235949658.829886" calcext:value-type="float">
            <text:p>235949658.829886</text:p>
          </table:table-cell>
          <table:table-cell table:style-name="ce2" table:formula="of:=([.B65]/[.J65])*SQRT(SQRT(8.3*8.3*([.D65]*[.D65]+[.E65]*[.E65])/((8.3+[.D65])*(8.3+[.D65])+[.E65]*[.E65])))*SIN((ATAN([.E65]/[.D65])-ATAN([.E65]/(8.3+[.D65])))/2)" office:value-type="float" office:value="5095.74672530435" calcext:value-type="float">
            <text:p>5095.746725304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1857.7" calcext:value-type="float">
            <text:p>11857.7</text:p>
          </table:table-cell>
          <table:table-cell table:style-name="ce1" table:formula="of:=[.A66]*1000000000000*2*PI()" office:value-type="float" office:value="7.45041264169434E+016" calcext:value-type="float">
            <text:p>7.45E+16</text:p>
          </table:table-cell>
          <table:table-cell table:style-name="ce1" table:formula="of:=[.J66]/([.A66]*1000000000000)*1000000" office:value-type="float" office:value="0.0252825133035918" calcext:value-type="float">
            <text:p>2.53E-02</text:p>
          </table:table-cell>
          <table:table-cell table:style-name="ce2" table:formula="of:=1-13.8*13.8*1E+030/([.B66]*[.B66]+1/9.3/9.3*1E+030)" office:value-type="float" office:value="0.965691904168659" calcext:value-type="float">
            <text:p>0.9656919042</text:p>
          </table:table-cell>
          <table:table-cell table:style-name="ce2" table:formula="of:=13.8*13.8/9.3*1E+045/[.B66]/([.B66]*[.B66]+1/9.3/9.3*1E+030)" office:value-type="float" office:value="0.000049514607310003" calcext:value-type="float">
            <text:p>4.9514607310003E-005</text:p>
          </table:table-cell>
          <table:table-cell table:formula="of:=[.B66]/[.J66]*2.20084" office:value-type="float" office:value="546950589.342263" calcext:value-type="float">
            <text:p>546950589.342263</text:p>
          </table:table-cell>
          <table:table-cell table:formula="of:=[.B66]/[.J66]" office:value-type="float" office:value="248519015.167965" calcext:value-type="float">
            <text:p>248519015.167965</text:p>
          </table:table-cell>
          <table:table-cell table:formula="of:=([.B66]/[.J66])*SQRT(SQRT(8.3*8.3*([.D66]*[.D66]+[.E66]*[.E66])/((8.3+[.D66])*(8.3+[.D66])+[.E66]*[.E66])))*COS((ATAN([.E66]/[.D66])-ATAN([.E66]/(8.3+[.D66])))/2)" office:value-type="float" office:value="231142091.081804" calcext:value-type="float">
            <text:p>231142091.081804</text:p>
          </table:table-cell>
          <table:table-cell table:style-name="ce2" table:formula="of:=([.B66]/[.J66])*SQRT(SQRT(8.3*8.3*([.D66]*[.D66]+[.E66]*[.E66])/((8.3+[.D66])*(8.3+[.D66])+[.E66]*[.E66])))*SIN((ATAN([.E66]/[.D66])-ATAN([.E66]/(8.3+[.D66])))/2)" office:value-type="float" office:value="5308.16027565547" calcext:value-type="float">
            <text:p>5308.160275655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1614.4" calcext:value-type="float">
            <text:p>11614.4</text:p>
          </table:table-cell>
          <table:table-cell table:style-name="ce1" table:formula="of:=[.A67]*1000000000000*2*PI()" office:value-type="float" office:value="7.29754274317066E+016" calcext:value-type="float">
            <text:p>7.30E+16</text:p>
          </table:table-cell>
          <table:table-cell table:style-name="ce1" table:formula="of:=[.J67]/([.A67]*1000000000000)*1000000" office:value-type="float" office:value="0.0258121347637416" calcext:value-type="float">
            <text:p>2.58E-02</text:p>
          </table:table-cell>
          <table:table-cell table:style-name="ce2" table:formula="of:=1-13.8*13.8*1E+030/([.B67]*[.B67]+1/9.3/9.3*1E+030)" office:value-type="float" office:value="0.964239470963182" calcext:value-type="float">
            <text:p>0.964239471</text:p>
          </table:table-cell>
          <table:table-cell table:style-name="ce2" table:formula="of:=13.8*13.8/9.3*1E+045/[.B67]/([.B67]*[.B67]+1/9.3/9.3*1E+030)" office:value-type="float" office:value="0.0000526919582567766" calcext:value-type="float">
            <text:p>0.000052692</text:p>
          </table:table-cell>
          <table:table-cell table:formula="of:=[.B67]/[.J67]*2.20084" office:value-type="float" office:value="535728085.957376" calcext:value-type="float">
            <text:p>535728085.957376</text:p>
          </table:table-cell>
          <table:table-cell table:formula="of:=[.B67]/[.J67]" office:value-type="float" office:value="243419824.229556" calcext:value-type="float">
            <text:p>243419824.229556</text:p>
          </table:table-cell>
          <table:table-cell table:formula="of:=([.B67]/[.J67])*SQRT(SQRT(8.3*8.3*([.D67]*[.D67]+[.E67]*[.E67])/((8.3+[.D67])*(8.3+[.D67])+[.E67]*[.E67])))*COS((ATAN([.E67]/[.D67])-ATAN([.E67]/(8.3+[.D67])))/2)" office:value-type="float" office:value="226246858.286452" calcext:value-type="float">
            <text:p>226246858.286452</text:p>
          </table:table-cell>
          <table:table-cell table:style-name="ce2" table:formula="of:=([.B67]/[.J67])*SQRT(SQRT(8.3*8.3*([.D67]*[.D67]+[.E67]*[.E67])/((8.3+[.D67])*(8.3+[.D67])+[.E67]*[.E67])))*SIN((ATAN([.E67]/[.D67])-ATAN([.E67]/(8.3+[.D67])))/2)" office:value-type="float" office:value="5538.34894069868" calcext:value-type="float">
            <text:p>5538.348940698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1372.3" calcext:value-type="float">
            <text:p>11372.3</text:p>
          </table:table-cell>
          <table:table-cell table:style-name="ce1" table:formula="of:=[.A68]*1000000000000*2*PI()" office:value-type="float" office:value="7.14542682688384E+016" calcext:value-type="float">
            <text:p>7.15E+16</text:p>
          </table:table-cell>
          <table:table-cell table:style-name="ce1" table:formula="of:=[.J68]/([.A68]*1000000000000)*1000000" office:value-type="float" office:value="0.0263616381910431" calcext:value-type="float">
            <text:p>2.64E-02</text:p>
          </table:table-cell>
          <table:table-cell table:style-name="ce2" table:formula="of:=1-13.8*13.8*1E+030/([.B68]*[.B68]+1/9.3/9.3*1E+030)" office:value-type="float" office:value="0.962700686639499" calcext:value-type="float">
            <text:p>0.9627006866</text:p>
          </table:table-cell>
          <table:table-cell table:style-name="ce2" table:formula="of:=13.8*13.8/9.3*1E+045/[.B68]/([.B68]*[.B68]+1/9.3/9.3*1E+030)" office:value-type="float" office:value="0.0000561293111403526" calcext:value-type="float">
            <text:p>5.61293111403526E-005</text:p>
          </table:table-cell>
          <table:table-cell table:formula="of:=[.B68]/[.J68]*2.20084" office:value-type="float" office:value="524560934.007187" calcext:value-type="float">
            <text:p>524560934.007187</text:p>
          </table:table-cell>
          <table:table-cell table:formula="of:=[.B68]/[.J68]" office:value-type="float" office:value="238345783.431411" calcext:value-type="float">
            <text:p>238345783.431411</text:p>
          </table:table-cell>
          <table:table-cell table:formula="of:=([.B68]/[.J68])*SQRT(SQRT(8.3*8.3*([.D68]*[.D68]+[.E68]*[.E68])/((8.3+[.D68])*(8.3+[.D68])+[.E68]*[.E68])))*COS((ATAN([.E68]/[.D68])-ATAN([.E68]/(8.3+[.D68])))/2)" office:value-type="float" office:value="221372334.589081" calcext:value-type="float">
            <text:p>221372334.589081</text:p>
          </table:table-cell>
          <table:table-cell table:style-name="ce2" table:formula="of:=([.B68]/[.J68])*SQRT(SQRT(8.3*8.3*([.D68]*[.D68]+[.E68]*[.E68])/((8.3+[.D68])*(8.3+[.D68])+[.E68]*[.E68])))*SIN((ATAN([.E68]/[.D68])-ATAN([.E68]/(8.3+[.D68])))/2)" office:value-type="float" office:value="5782.7210297427" calcext:value-type="float">
            <text:p>5782.721029742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1131.7" calcext:value-type="float">
            <text:p>11131.7</text:p>
          </table:table-cell>
          <table:table-cell table:style-name="ce1" table:formula="of:=[.A69]*1000000000000*2*PI()" office:value-type="float" office:value="6.9942533883931E+016" calcext:value-type="float">
            <text:p>6.99E+16</text:p>
          </table:table-cell>
          <table:table-cell table:style-name="ce1" table:formula="of:=[.J69]/([.A69]*1000000000000)*1000000" office:value-type="float" office:value="0.0269314173037362" calcext:value-type="float">
            <text:p>2.69E-02</text:p>
          </table:table-cell>
          <table:table-cell table:style-name="ce2" table:formula="of:=1-13.8*13.8*1E+030/([.B69]*[.B69]+1/9.3/9.3*1E+030)" office:value-type="float" office:value="0.961070894699896" calcext:value-type="float">
            <text:p>0.9610708947</text:p>
          </table:table-cell>
          <table:table-cell table:style-name="ce2" table:formula="of:=13.8*13.8/9.3*1E+045/[.B69]/([.B69]*[.B69]+1/9.3/9.3*1E+030)" office:value-type="float" office:value="0.0000598480648132213" calcext:value-type="float">
            <text:p>5.98480648132213E-005</text:p>
          </table:table-cell>
          <table:table-cell table:formula="of:=[.B69]/[.J69]*2.20084" office:value-type="float" office:value="513462971.350369" calcext:value-type="float">
            <text:p>513462971.350369</text:p>
          </table:table-cell>
          <table:table-cell table:formula="of:=[.B69]/[.J69]" office:value-type="float" office:value="233303180.308595" calcext:value-type="float">
            <text:p>233303180.308595</text:p>
          </table:table-cell>
          <table:table-cell table:formula="of:=([.B69]/[.J69])*SQRT(SQRT(8.3*8.3*([.D69]*[.D69]+[.E69]*[.E69])/((8.3+[.D69])*(8.3+[.D69])+[.E69]*[.E69])))*COS((ATAN([.E69]/[.D69])-ATAN([.E69]/(8.3+[.D69])))/2)" office:value-type="float" office:value="216524384.937729" calcext:value-type="float">
            <text:p>216524384.937729</text:p>
          </table:table-cell>
          <table:table-cell table:style-name="ce2" table:formula="of:=([.B69]/[.J69])*SQRT(SQRT(8.3*8.3*([.D69]*[.D69]+[.E69]*[.E69])/((8.3+[.D69])*(8.3+[.D69])+[.E69]*[.E69])))*SIN((ATAN([.E69]/[.D69])-ATAN([.E69]/(8.3+[.D69])))/2)" office:value-type="float" office:value="6042.10666544629" calcext:value-type="float">
            <text:p>6042.106665446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0889.3" calcext:value-type="float">
            <text:p>10889.3</text:p>
          </table:table-cell>
          <table:table-cell table:style-name="ce1" table:formula="of:=[.A70]*1000000000000*2*PI()" office:value-type="float" office:value="6.84194897654707E+016" calcext:value-type="float">
            <text:p>6.84E+16</text:p>
          </table:table-cell>
          <table:table-cell table:style-name="ce1" table:formula="of:=[.J70]/([.A70]*1000000000000)*1000000" office:value-type="float" office:value="0.02753092099584" calcext:value-type="float">
            <text:p>2.75E-02</text:p>
          </table:table-cell>
          <table:table-cell table:style-name="ce2" table:formula="of:=1-13.8*13.8*1E+030/([.B70]*[.B70]+1/9.3/9.3*1E+030)" office:value-type="float" office:value="0.959318455025903" calcext:value-type="float">
            <text:p>0.959318455</text:p>
          </table:table-cell>
          <table:table-cell table:style-name="ce2" table:formula="of:=13.8*13.8/9.3*1E+045/[.B70]/([.B70]*[.B70]+1/9.3/9.3*1E+030)" office:value-type="float" office:value="0.0000639344094735082" calcext:value-type="float">
            <text:p>6.39344094735082E-005</text:p>
          </table:table-cell>
          <table:table-cell table:formula="of:=[.B70]/[.J70]*2.20084" office:value-type="float" office:value="502281981.541505" calcext:value-type="float">
            <text:p>502281981.541505</text:p>
          </table:table-cell>
          <table:table-cell table:formula="of:=[.B70]/[.J70]" office:value-type="float" office:value="228222851.975385" calcext:value-type="float">
            <text:p>228222851.975385</text:p>
          </table:table-cell>
          <table:table-cell table:formula="of:=([.B70]/[.J70])*SQRT(SQRT(8.3*8.3*([.D70]*[.D70]+[.E70]*[.E70])/((8.3+[.D70])*(8.3+[.D70])+[.E70]*[.E70])))*COS((ATAN([.E70]/[.D70])-ATAN([.E70]/(8.3+[.D70])))/2)" office:value-type="float" office:value="211636253.030936" calcext:value-type="float">
            <text:p>211636253.030936</text:p>
          </table:table-cell>
          <table:table-cell table:style-name="ce2" table:formula="of:=([.B70]/[.J70])*SQRT(SQRT(8.3*8.3*([.D70]*[.D70]+[.E70]*[.E70])/((8.3+[.D70])*(8.3+[.D70])+[.E70]*[.E70])))*SIN((ATAN([.E70]/[.D70])-ATAN([.E70]/(8.3+[.D70])))/2)" office:value-type="float" office:value="6321.65801282493" calcext:value-type="float">
            <text:p>6321.658012824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0645.8" calcext:value-type="float">
            <text:p>10645.8</text:p>
          </table:table-cell>
          <table:table-cell table:style-name="ce1" table:formula="of:=[.A71]*1000000000000*2*PI()" office:value-type="float" office:value="6.68895341431724E+016" calcext:value-type="float">
            <text:p>6.69E+16</text:p>
          </table:table-cell>
          <table:table-cell table:style-name="ce1" table:formula="of:=[.J71]/([.A71]*1000000000000)*1000000" office:value-type="float" office:value="0.0281606321741908" calcext:value-type="float">
            <text:p>2.82E-02</text:p>
          </table:table-cell>
          <table:table-cell table:style-name="ce2" table:formula="of:=1-13.8*13.8*1E+030/([.B71]*[.B71]+1/9.3/9.3*1E+030)" office:value-type="float" office:value="0.957436169216571" calcext:value-type="float">
            <text:p>0.9574361692</text:p>
          </table:table-cell>
          <table:table-cell table:style-name="ce2" table:formula="of:=13.8*13.8/9.3*1E+045/[.B71]/([.B71]*[.B71]+1/9.3/9.3*1E+030)" office:value-type="float" office:value="0.0000684226023823386" calcext:value-type="float">
            <text:p>6.84226023823386E-005</text:p>
          </table:table-cell>
          <table:table-cell table:formula="of:=[.B71]/[.J71]*2.20084" office:value-type="float" office:value="491050252.917502" calcext:value-type="float">
            <text:p>491050252.917502</text:p>
          </table:table-cell>
          <table:table-cell table:formula="of:=[.B71]/[.J71]" office:value-type="float" office:value="223119469.346932" calcext:value-type="float">
            <text:p>223119469.346932</text:p>
          </table:table-cell>
          <table:table-cell table:formula="of:=([.B71]/[.J71])*SQRT(SQRT(8.3*8.3*([.D71]*[.D71]+[.E71]*[.E71])/((8.3+[.D71])*(8.3+[.D71])+[.E71]*[.E71])))*COS((ATAN([.E71]/[.D71])-ATAN([.E71]/(8.3+[.D71])))/2)" office:value-type="float" office:value="206721699.471315" calcext:value-type="float">
            <text:p>206721699.471315</text:p>
          </table:table-cell>
          <table:table-cell table:style-name="ce2" table:formula="of:=([.B71]/[.J71])*SQRT(SQRT(8.3*8.3*([.D71]*[.D71]+[.E71]*[.E71])/((8.3+[.D71])*(8.3+[.D71])+[.E71]*[.E71])))*SIN((ATAN([.E71]/[.D71])-ATAN([.E71]/(8.3+[.D71])))/2)" office:value-type="float" office:value="6622.67121281131" calcext:value-type="float">
            <text:p>6622.671212811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0405.8" calcext:value-type="float">
            <text:p>10405.8</text:p>
          </table:table-cell>
          <table:table-cell table:style-name="ce1" table:formula="of:=[.A72]*1000000000000*2*PI()" office:value-type="float" office:value="6.53815696694493E+016" calcext:value-type="float">
            <text:p>6.54E+16</text:p>
          </table:table-cell>
          <table:table-cell table:style-name="ce1" table:formula="of:=[.J72]/([.A72]*1000000000000)*1000000" office:value-type="float" office:value="0.0288101306963424" calcext:value-type="float">
            <text:p>2.88E-02</text:p>
          </table:table-cell>
          <table:table-cell table:style-name="ce2" table:formula="of:=1-13.8*13.8*1E+030/([.B72]*[.B72]+1/9.3/9.3*1E+030)" office:value-type="float" office:value="0.955450143190384" calcext:value-type="float">
            <text:p>0.9554501432</text:p>
          </table:table-cell>
          <table:table-cell table:style-name="ce2" table:formula="of:=13.8*13.8/9.3*1E+045/[.B72]/([.B72]*[.B72]+1/9.3/9.3*1E+030)" office:value-type="float" office:value="0.0000732669345206631" calcext:value-type="float">
            <text:p>7.32669345206631E-005</text:p>
          </table:table-cell>
          <table:table-cell table:formula="of:=[.B72]/[.J72]*2.20084" office:value-type="float" office:value="479979965.978033" calcext:value-type="float">
            <text:p>479979965.978033</text:p>
          </table:table-cell>
          <table:table-cell table:formula="of:=[.B72]/[.J72]" office:value-type="float" office:value="218089441.294248" calcext:value-type="float">
            <text:p>218089441.294248</text:p>
          </table:table-cell>
          <table:table-cell table:formula="of:=([.B72]/[.J72])*SQRT(SQRT(8.3*8.3*([.D72]*[.D72]+[.E72]*[.E72])/((8.3+[.D72])*(8.3+[.D72])+[.E72]*[.E72])))*COS((ATAN([.E72]/[.D72])-ATAN([.E72]/(8.3+[.D72])))/2)" office:value-type="float" office:value="201873321.425737" calcext:value-type="float">
            <text:p>201873321.425737</text:p>
          </table:table-cell>
          <table:table-cell table:style-name="ce2" table:formula="of:=([.B72]/[.J72])*SQRT(SQRT(8.3*8.3*([.D72]*[.D72]+[.E72]*[.E72])/((8.3+[.D72])*(8.3+[.D72])+[.E72]*[.E72])))*SIN((ATAN([.E72]/[.D72])-ATAN([.E72]/(8.3+[.D72])))/2)" office:value-type="float" office:value="6941.11867862881" calcext:value-type="float">
            <text:p>6941.118678628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0162.6" calcext:value-type="float">
            <text:p>10162.6</text:p>
          </table:table-cell>
          <table:table-cell table:style-name="ce1" table:formula="of:=[.A73]*1000000000000*2*PI()" office:value-type="float" office:value="6.38534990027433E+016" calcext:value-type="float">
            <text:p>6.39E+16</text:p>
          </table:table-cell>
          <table:table-cell table:style-name="ce1" table:formula="of:=[.J73]/([.A73]*1000000000000)*1000000" office:value-type="float" office:value="0.0294995825871332" calcext:value-type="float">
            <text:p>2.95E-02</text:p>
          </table:table-cell>
          <table:table-cell table:style-name="ce2" table:formula="of:=1-13.8*13.8*1E+030/([.B73]*[.B73]+1/9.3/9.3*1E+030)" office:value-type="float" office:value="0.953292401280547" calcext:value-type="float">
            <text:p>0.9532924013</text:p>
          </table:table-cell>
          <table:table-cell table:style-name="ce2" table:formula="of:=13.8*13.8/9.3*1E+045/[.B73]/([.B73]*[.B73]+1/9.3/9.3*1E+030)" office:value-type="float" office:value="0.000078653832936174" calcext:value-type="float">
            <text:p>7.8653832936174E-005</text:p>
          </table:table-cell>
          <table:table-cell table:formula="of:=[.B73]/[.J73]*2.20084" office:value-type="float" office:value="468762075.212705" calcext:value-type="float">
            <text:p>468762075.212705</text:p>
          </table:table-cell>
          <table:table-cell table:formula="of:=[.B73]/[.J73]" office:value-type="float" office:value="212992346.200862" calcext:value-type="float">
            <text:p>212992346.200862</text:p>
          </table:table-cell>
          <table:table-cell table:formula="of:=([.B73]/[.J73])*SQRT(SQRT(8.3*8.3*([.D73]*[.D73]+[.E73]*[.E73])/((8.3+[.D73])*(8.3+[.D73])+[.E73]*[.E73])))*COS((ATAN([.E73]/[.D73])-ATAN([.E73]/(8.3+[.D73])))/2)" office:value-type="float" office:value="196955433.678313" calcext:value-type="float">
            <text:p>196955433.678313</text:p>
          </table:table-cell>
          <table:table-cell table:style-name="ce2" table:formula="of:=([.B73]/[.J73])*SQRT(SQRT(8.3*8.3*([.D73]*[.D73]+[.E73]*[.E73])/((8.3+[.D73])*(8.3+[.D73])+[.E73]*[.E73])))*SIN((ATAN([.E73]/[.D73])-ATAN([.E73]/(8.3+[.D73])))/2)" office:value-type="float" office:value="7288.08680650677" calcext:value-type="float">
            <text:p>7288.086806506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9920.63" calcext:value-type="float">
            <text:p>9920.63</text:p>
          </table:table-cell>
          <table:table-cell table:style-name="ce1" table:formula="of:=[.A74]*1000000000000*2*PI()" office:value-type="float" office:value="6.2333156653965E+016" calcext:value-type="float">
            <text:p>6.23E+16</text:p>
          </table:table-cell>
          <table:table-cell table:style-name="ce1" table:formula="of:=[.J74]/([.A74]*1000000000000)*1000000" office:value-type="float" office:value="0.030219094755071" calcext:value-type="float">
            <text:p>3.02E-02</text:p>
          </table:table-cell>
          <table:table-cell table:style-name="ce2" table:formula="of:=1-13.8*13.8*1E+030/([.B74]*[.B74]+1/9.3/9.3*1E+030)" office:value-type="float" office:value="0.950986170153232" calcext:value-type="float">
            <text:p>0.9509861702</text:p>
          </table:table-cell>
          <table:table-cell table:style-name="ce2" table:formula="of:=13.8*13.8/9.3*1E+045/[.B74]/([.B74]*[.B74]+1/9.3/9.3*1E+030)" office:value-type="float" office:value="0.000084550575769107" calcext:value-type="float">
            <text:p>8.4550575769107E-005</text:p>
          </table:table-cell>
          <table:table-cell table:formula="of:=[.B74]/[.J74]*2.20084" office:value-type="float" office:value="457600919.66794" calcext:value-type="float">
            <text:p>457600919.66794</text:p>
          </table:table-cell>
          <table:table-cell table:formula="of:=[.B74]/[.J74]" office:value-type="float" office:value="207921030.001245" calcext:value-type="float">
            <text:p>207921030.001245</text:p>
          </table:table-cell>
          <table:table-cell table:formula="of:=([.B74]/[.J74])*SQRT(SQRT(8.3*8.3*([.D74]*[.D74]+[.E74]*[.E74])/((8.3+[.D74])*(8.3+[.D74])+[.E74]*[.E74])))*COS((ATAN([.E74]/[.D74])-ATAN([.E74]/(8.3+[.D74])))/2)" office:value-type="float" office:value="192057180.696491" calcext:value-type="float">
            <text:p>192057180.696491</text:p>
          </table:table-cell>
          <table:table-cell table:style-name="ce2" table:formula="of:=([.B74]/[.J74])*SQRT(SQRT(8.3*8.3*([.D74]*[.D74]+[.E74]*[.E74])/((8.3+[.D74])*(8.3+[.D74])+[.E74]*[.E74])))*SIN((ATAN([.E74]/[.D74])-ATAN([.E74]/(8.3+[.D74])))/2)" office:value-type="float" office:value="7660.07428846545" calcext:value-type="float">
            <text:p>7660.074288465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9680.54" calcext:value-type="float">
            <text:p>9680.54</text:p>
          </table:table-cell>
          <table:table-cell table:style-name="ce1" table:formula="of:=[.A75]*1000000000000*2*PI()" office:value-type="float" office:value="6.08246266935643E+016" calcext:value-type="float">
            <text:p>6.08E+16</text:p>
          </table:table-cell>
          <table:table-cell table:style-name="ce1" table:formula="of:=[.J75]/([.A75]*1000000000000)*1000000" office:value-type="float" office:value="0.0309685676625477" calcext:value-type="float">
            <text:p>3.10E-02</text:p>
          </table:table-cell>
          <table:table-cell table:style-name="ce2" table:formula="of:=1-13.8*13.8*1E+030/([.B75]*[.B75]+1/9.3/9.3*1E+030)" office:value-type="float" office:value="0.948524815580878" calcext:value-type="float">
            <text:p>0.9485248156</text:p>
          </table:table-cell>
          <table:table-cell table:style-name="ce2" table:formula="of:=13.8*13.8/9.3*1E+045/[.B75]/([.B75]*[.B75]+1/9.3/9.3*1E+030)" office:value-type="float" office:value="0.0000909987675626447" calcext:value-type="float">
            <text:p>9.09987675626447E-005</text:p>
          </table:table-cell>
          <table:table-cell table:formula="of:=[.B75]/[.J75]*2.20084" office:value-type="float" office:value="446526481.370869" calcext:value-type="float">
            <text:p>446526481.370869</text:p>
          </table:table-cell>
          <table:table-cell table:formula="of:=[.B75]/[.J75]" office:value-type="float" office:value="202889115.688041" calcext:value-type="float">
            <text:p>202889115.688041</text:p>
          </table:table-cell>
          <table:table-cell table:formula="of:=([.B75]/[.J75])*SQRT(SQRT(8.3*8.3*([.D75]*[.D75]+[.E75]*[.E75])/((8.3+[.D75])*(8.3+[.D75])+[.E75]*[.E75])))*COS((ATAN([.E75]/[.D75])-ATAN([.E75]/(8.3+[.D75])))/2)" office:value-type="float" office:value="187191408.31297" calcext:value-type="float">
            <text:p>187191408.31297</text:p>
          </table:table-cell>
          <table:table-cell table:style-name="ce2" table:formula="of:=([.B75]/[.J75])*SQRT(SQRT(8.3*8.3*([.D75]*[.D75]+[.E75]*[.E75])/((8.3+[.D75])*(8.3+[.D75])+[.E75]*[.E75])))*SIN((ATAN([.E75]/[.D75])-ATAN([.E75]/(8.3+[.D75])))/2)" office:value-type="float" office:value="8058.39133534271" calcext:value-type="float">
            <text:p>8058.391335342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9436.93" calcext:value-type="float">
            <text:p>9436.93</text:p>
          </table:table-cell>
          <table:table-cell table:style-name="ce1" table:formula="of:=[.A76]*1000000000000*2*PI()" office:value-type="float" office:value="5.92939799208823E+016" calcext:value-type="float">
            <text:p>5.93E+16</text:p>
          </table:table-cell>
          <table:table-cell table:style-name="ce1" table:formula="of:=[.J76]/([.A76]*1000000000000)*1000000" office:value-type="float" office:value="0.0317680069683679" calcext:value-type="float">
            <text:p>3.18E-02</text:p>
          </table:table-cell>
          <table:table-cell table:style-name="ce2" table:formula="of:=1-13.8*13.8*1E+030/([.B76]*[.B76]+1/9.3/9.3*1E+030)" office:value-type="float" office:value="0.945832905524438" calcext:value-type="float">
            <text:p>0.9458329055</text:p>
          </table:table-cell>
          <table:table-cell table:style-name="ce2" table:formula="of:=13.8*13.8/9.3*1E+045/[.B76]/([.B76]*[.B76]+1/9.3/9.3*1E+030)" office:value-type="float" office:value="0.0000982295128204389" calcext:value-type="float">
            <text:p>9.82295128204389E-005</text:p>
          </table:table-cell>
          <table:table-cell table:formula="of:=[.B76]/[.J76]*2.20084" office:value-type="float" office:value="435289678.865352" calcext:value-type="float">
            <text:p>435289678.865352</text:p>
          </table:table-cell>
          <table:table-cell table:formula="of:=[.B76]/[.J76]" office:value-type="float" office:value="197783427.630065" calcext:value-type="float">
            <text:p>197783427.630065</text:p>
          </table:table-cell>
          <table:table-cell table:formula="of:=([.B76]/[.J76])*SQRT(SQRT(8.3*8.3*([.D76]*[.D76]+[.E76]*[.E76])/((8.3+[.D76])*(8.3+[.D76])+[.E76]*[.E76])))*COS((ATAN([.E76]/[.D76])-ATAN([.E76]/(8.3+[.D76])))/2)" office:value-type="float" office:value="182248152.825442" calcext:value-type="float">
            <text:p>182248152.825442</text:p>
          </table:table-cell>
          <table:table-cell table:style-name="ce2" table:formula="of:=([.B76]/[.J76])*SQRT(SQRT(8.3*8.3*([.D76]*[.D76]+[.E76]*[.E76])/((8.3+[.D76])*(8.3+[.D76])+[.E76]*[.E76])))*SIN((ATAN([.E76]/[.D76])-ATAN([.E76]/(8.3+[.D76])))/2)" office:value-type="float" office:value="8495.5746658598" calcext:value-type="float">
            <text:p>8495.574665859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9193.99" calcext:value-type="float">
            <text:p>9193.99</text:p>
          </table:table-cell>
          <table:table-cell table:style-name="ce1" table:formula="of:=[.A77]*1000000000000*2*PI()" office:value-type="float" office:value="5.7767542882356E+016" calcext:value-type="float">
            <text:p>5.78E+16</text:p>
          </table:table-cell>
          <table:table-cell table:style-name="ce1" table:formula="of:=[.J77]/([.A77]*1000000000000)*1000000" office:value-type="float" office:value="0.0326074379023688" calcext:value-type="float">
            <text:p>3.26E-02</text:p>
          </table:table-cell>
          <table:table-cell table:style-name="ce2" table:formula="of:=1-13.8*13.8*1E+030/([.B77]*[.B77]+1/9.3/9.3*1E+030)" office:value-type="float" office:value="0.942932496084109" calcext:value-type="float">
            <text:p>0.9429324961</text:p>
          </table:table-cell>
          <table:table-cell table:style-name="ce2" table:formula="of:=13.8*13.8/9.3*1E+045/[.B77]/([.B77]*[.B77]+1/9.3/9.3*1E+030)" office:value-type="float" office:value="0.000106223848851261" calcext:value-type="float">
            <text:p>0.0001062238</text:p>
          </table:table-cell>
          <table:table-cell table:formula="of:=[.B77]/[.J77]*2.20084" office:value-type="float" office:value="424083780.910874" calcext:value-type="float">
            <text:p>424083780.910874</text:p>
          </table:table-cell>
          <table:table-cell table:formula="of:=[.B77]/[.J77]" office:value-type="float" office:value="192691781.733735" calcext:value-type="float">
            <text:p>192691781.733735</text:p>
          </table:table-cell>
          <table:table-cell table:formula="of:=([.B77]/[.J77])*SQRT(SQRT(8.3*8.3*([.D77]*[.D77]+[.E77]*[.E77])/((8.3+[.D77])*(8.3+[.D77])+[.E77]*[.E77])))*COS((ATAN([.E77]/[.D77])-ATAN([.E77]/(8.3+[.D77])))/2)" office:value-type="float" office:value="177311804.786177" calcext:value-type="float">
            <text:p>177311804.786177</text:p>
          </table:table-cell>
          <table:table-cell table:style-name="ce2" table:formula="of:=([.B77]/[.J77])*SQRT(SQRT(8.3*8.3*([.D77]*[.D77]+[.E77]*[.E77])/((8.3+[.D77])*(8.3+[.D77])+[.E77]*[.E77])))*SIN((ATAN([.E77]/[.D77])-ATAN([.E77]/(8.3+[.D77])))/2)" office:value-type="float" office:value="8968.45006615373" calcext:value-type="float">
            <text:p>8968.450066153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8952.55" calcext:value-type="float">
            <text:p>8952.55</text:p>
          </table:table-cell>
          <table:table-cell table:style-name="ce1" table:formula="of:=[.A78]*1000000000000*2*PI()" office:value-type="float" office:value="5.62505306217906E+016" calcext:value-type="float">
            <text:p>5.63E+16</text:p>
          </table:table-cell>
          <table:table-cell table:style-name="ce1" table:formula="of:=[.J78]/([.A78]*1000000000000)*1000000" office:value-type="float" office:value="0.0334868230839258" calcext:value-type="float">
            <text:p>3.35E-02</text:p>
          </table:table-cell>
          <table:table-cell table:style-name="ce2" table:formula="of:=1-13.8*13.8*1E+030/([.B78]*[.B78]+1/9.3/9.3*1E+030)" office:value-type="float" office:value="0.939812911017796" calcext:value-type="float">
            <text:p>0.939812911</text:p>
          </table:table-cell>
          <table:table-cell table:style-name="ce2" table:formula="of:=13.8*13.8/9.3*1E+045/[.B78]/([.B78]*[.B78]+1/9.3/9.3*1E+030)" office:value-type="float" office:value="0.000115051892427471" calcext:value-type="float">
            <text:p>0.0001150519</text:p>
          </table:table-cell>
          <table:table-cell table:formula="of:=[.B78]/[.J78]*2.20084" office:value-type="float" office:value="412947072.249768" calcext:value-type="float">
            <text:p>412947072.249768</text:p>
          </table:table-cell>
          <table:table-cell table:formula="of:=[.B78]/[.J78]" office:value-type="float" office:value="187631573.512735" calcext:value-type="float">
            <text:p>187631573.512735</text:p>
          </table:table-cell>
          <table:table-cell table:formula="of:=([.B78]/[.J78])*SQRT(SQRT(8.3*8.3*([.D78]*[.D78]+[.E78]*[.E78])/((8.3+[.D78])*(8.3+[.D78])+[.E78]*[.E78])))*COS((ATAN([.E78]/[.D78])-ATAN([.E78]/(8.3+[.D78])))/2)" office:value-type="float" office:value="172398738.044232" calcext:value-type="float">
            <text:p>172398738.044232</text:p>
          </table:table-cell>
          <table:table-cell table:style-name="ce2" table:formula="of:=([.B78]/[.J78])*SQRT(SQRT(8.3*8.3*([.D78]*[.D78]+[.E78]*[.E78])/((8.3+[.D78])*(8.3+[.D78])+[.E78]*[.E78])))*SIN((ATAN([.E78]/[.D78])-ATAN([.E78]/(8.3+[.D78])))/2)" office:value-type="float" office:value="9479.19285446777" calcext:value-type="float">
            <text:p>9479.192854467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8710.8" calcext:value-type="float">
            <text:p>8710.8</text:p>
          </table:table-cell>
          <table:table-cell table:style-name="ce1" table:formula="of:=[.A79]*1000000000000*2*PI()" office:value-type="float" office:value="5.47315705737799E+016" calcext:value-type="float">
            <text:p>5.47E+16</text:p>
          </table:table-cell>
          <table:table-cell table:style-name="ce1" table:formula="of:=[.J79]/([.A79]*1000000000000)*1000000" office:value-type="float" office:value="0.0344161796849888" calcext:value-type="float">
            <text:p>3.44E-02</text:p>
          </table:table-cell>
          <table:table-cell table:style-name="ce2" table:formula="of:=1-13.8*13.8*1E+030/([.B79]*[.B79]+1/9.3/9.3*1E+030)" office:value-type="float" office:value="0.936425833510234" calcext:value-type="float">
            <text:p>0.9364258335</text:p>
          </table:table-cell>
          <table:table-cell table:style-name="ce2" table:formula="of:=13.8*13.8/9.3*1E+045/[.B79]/([.B79]*[.B79]+1/9.3/9.3*1E+030)" office:value-type="float" office:value="0.000124899245699608" calcext:value-type="float">
            <text:p>0.0001248992</text:p>
          </table:table-cell>
          <table:table-cell table:formula="of:=[.B79]/[.J79]*2.20084" office:value-type="float" office:value="401796064.468032" calcext:value-type="float">
            <text:p>401796064.468032</text:p>
          </table:table-cell>
          <table:table-cell table:formula="of:=[.B79]/[.J79]" office:value-type="float" office:value="182564868.172167" calcext:value-type="float">
            <text:p>182564868.172167</text:p>
          </table:table-cell>
          <table:table-cell table:formula="of:=([.B79]/[.J79])*SQRT(SQRT(8.3*8.3*([.D79]*[.D79]+[.E79]*[.E79])/((8.3+[.D79])*(8.3+[.D79])+[.E79]*[.E79])))*COS((ATAN([.E79]/[.D79])-ATAN([.E79]/(8.3+[.D79])))/2)" office:value-type="float" office:value="167471524.858004" calcext:value-type="float">
            <text:p>167471524.858004</text:p>
          </table:table-cell>
          <table:table-cell table:style-name="ce2" table:formula="of:=([.B79]/[.J79])*SQRT(SQRT(8.3*8.3*([.D79]*[.D79]+[.E79]*[.E79])/((8.3+[.D79])*(8.3+[.D79])+[.E79]*[.E79])))*SIN((ATAN([.E79]/[.D79])-ATAN([.E79]/(8.3+[.D79])))/2)" office:value-type="float" office:value="10036.2518522739" calcext:value-type="float">
            <text:p>10036.251852273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8469.79" calcext:value-type="float">
            <text:p>8469.79</text:p>
          </table:table-cell>
          <table:table-cell table:style-name="ce1" table:formula="of:=[.A80]*1000000000000*2*PI()" office:value-type="float" office:value="5.32172600828966E+016" calcext:value-type="float">
            <text:p>5.32E+16</text:p>
          </table:table-cell>
          <table:table-cell table:style-name="ce1" table:formula="of:=[.J80]/([.A80]*1000000000000)*1000000" office:value-type="float" office:value="0.0353955007148937" calcext:value-type="float">
            <text:p>3.54E-02</text:p>
          </table:table-cell>
          <table:table-cell table:style-name="ce2" table:formula="of:=1-13.8*13.8*1E+030/([.B80]*[.B80]+1/9.3/9.3*1E+030)" office:value-type="float" office:value="0.932756334681714" calcext:value-type="float">
            <text:p>0.9327563347</text:p>
          </table:table-cell>
          <table:table-cell table:style-name="ce2" table:formula="of:=13.8*13.8/9.3*1E+045/[.B80]/([.B80]*[.B80]+1/9.3/9.3*1E+030)" office:value-type="float" office:value="0.00013586760453027" calcext:value-type="float">
            <text:p>0.0001358676</text:p>
          </table:table-cell>
          <table:table-cell table:formula="of:=[.B80]/[.J80]*2.20084" office:value-type="float" office:value="390679190.071026" calcext:value-type="float">
            <text:p>390679190.071026</text:p>
          </table:table-cell>
          <table:table-cell table:formula="of:=[.B80]/[.J80]" office:value-type="float" office:value="177513672.084761" calcext:value-type="float">
            <text:p>177513672.084761</text:p>
          </table:table-cell>
          <table:table-cell table:formula="of:=([.B80]/[.J80])*SQRT(SQRT(8.3*8.3*([.D80]*[.D80]+[.E80]*[.E80])/((8.3+[.D80])*(8.3+[.D80])+[.E80]*[.E80])))*COS((ATAN([.E80]/[.D80])-ATAN([.E80]/(8.3+[.D80])))/2)" office:value-type="float" office:value="162550860.203046" calcext:value-type="float">
            <text:p>162550860.203046</text:p>
          </table:table-cell>
          <table:table-cell table:style-name="ce2" table:formula="of:=([.B80]/[.J80])*SQRT(SQRT(8.3*8.3*([.D80]*[.D80]+[.E80]*[.E80])/((8.3+[.D80])*(8.3+[.D80])+[.E80]*[.E80])))*SIN((ATAN([.E80]/[.D80])-ATAN([.E80]/(8.3+[.D80])))/2)" office:value-type="float" office:value="10642.7461427069" calcext:value-type="float">
            <text:p>10642.746142706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8228.2" calcext:value-type="float">
            <text:p>8228.2</text:p>
          </table:table-cell>
          <table:table-cell table:style-name="ce1" table:formula="of:=[.A81]*1000000000000*2*PI()" office:value-type="float" office:value="5.16993053445351E+016" calcext:value-type="float">
            <text:p>5.17E+16</text:p>
          </table:table-cell>
          <table:table-cell table:style-name="ce1" table:formula="of:=[.J81]/([.A81]*1000000000000)*1000000" office:value-type="float" office:value="0.0364347558396733" calcext:value-type="float">
            <text:p>3.64E-02</text:p>
          </table:table-cell>
          <table:table-cell table:style-name="ce2" table:formula="of:=1-13.8*13.8*1E+030/([.B81]*[.B81]+1/9.3/9.3*1E+030)" office:value-type="float" office:value="0.928749670247819" calcext:value-type="float">
            <text:p>0.9287496702</text:p>
          </table:table-cell>
          <table:table-cell table:style-name="ce2" table:formula="of:=13.8*13.8/9.3*1E+045/[.B81]/([.B81]*[.B81]+1/9.3/9.3*1E+030)" office:value-type="float" office:value="0.000148190110655215" calcext:value-type="float">
            <text:p>0.0001481901</text:p>
          </table:table-cell>
          <table:table-cell table:formula="of:=[.B81]/[.J81]*2.20084" office:value-type="float" office:value="379535562.480583" calcext:value-type="float">
            <text:p>379535562.480583</text:p>
          </table:table-cell>
          <table:table-cell table:formula="of:=[.B81]/[.J81]" office:value-type="float" office:value="172450320.096228" calcext:value-type="float">
            <text:p>172450320.096228</text:p>
          </table:table-cell>
          <table:table-cell table:formula="of:=([.B81]/[.J81])*SQRT(SQRT(8.3*8.3*([.D81]*[.D81]+[.E81]*[.E81])/((8.3+[.D81])*(8.3+[.D81])+[.E81]*[.E81])))*COS((ATAN([.E81]/[.D81])-ATAN([.E81]/(8.3+[.D81])))/2)" office:value-type="float" office:value="157608979.109672" calcext:value-type="float">
            <text:p>157608979.109672</text:p>
          </table:table-cell>
          <table:table-cell table:style-name="ce2" table:formula="of:=([.B81]/[.J81])*SQRT(SQRT(8.3*8.3*([.D81]*[.D81]+[.E81]*[.E81])/((8.3+[.D81])*(8.3+[.D81])+[.E81]*[.E81])))*SIN((ATAN([.E81]/[.D81])-ATAN([.E81]/(8.3+[.D81])))/2)" office:value-type="float" office:value="11308.5450679954" calcext:value-type="float">
            <text:p>11308.545067995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7985.09" calcext:value-type="float">
            <text:p>7985.09</text:p>
          </table:table-cell>
          <table:table-cell table:style-name="ce1" table:formula="of:=[.A82]*1000000000000*2*PI()" office:value-type="float" office:value="5.01718001645066E+016" calcext:value-type="float">
            <text:p>5.02E+16</text:p>
          </table:table-cell>
          <table:table-cell table:style-name="ce1" table:formula="of:=[.J82]/([.A82]*1000000000000)*1000000" office:value-type="float" office:value="0.0375440299357928" calcext:value-type="float">
            <text:p>3.75E-02</text:p>
          </table:table-cell>
          <table:table-cell table:style-name="ce2" table:formula="of:=1-13.8*13.8*1E+030/([.B82]*[.B82]+1/9.3/9.3*1E+030)" office:value-type="float" office:value="0.924345143749683" calcext:value-type="float">
            <text:p>0.9243451437</text:p>
          </table:table-cell>
          <table:table-cell table:style-name="ce2" table:formula="of:=13.8*13.8/9.3*1E+045/[.B82]/([.B82]*[.B82]+1/9.3/9.3*1E+030)" office:value-type="float" office:value="0.000162141496875348" calcext:value-type="float">
            <text:p>0.0001621415</text:p>
          </table:table-cell>
          <table:table-cell table:formula="of:=[.B82]/[.J82]*2.20084" office:value-type="float" office:value="368321823.072856" calcext:value-type="float">
            <text:p>368321823.072856</text:p>
          </table:table-cell>
          <table:table-cell table:formula="of:=[.B82]/[.J82]" office:value-type="float" office:value="167355111.263361" calcext:value-type="float">
            <text:p>167355111.263361</text:p>
          </table:table-cell>
          <table:table-cell table:formula="of:=([.B82]/[.J82])*SQRT(SQRT(8.3*8.3*([.D82]*[.D82]+[.E82]*[.E82])/((8.3+[.D82])*(8.3+[.D82])+[.E82]*[.E82])))*COS((ATAN([.E82]/[.D82])-ATAN([.E82]/(8.3+[.D82])))/2)" office:value-type="float" office:value="152625584.010675" calcext:value-type="float">
            <text:p>152625584.010675</text:p>
          </table:table-cell>
          <table:table-cell table:style-name="ce2" table:formula="of:=([.B82]/[.J82])*SQRT(SQRT(8.3*8.3*([.D82]*[.D82]+[.E82]*[.E82])/((8.3+[.D82])*(8.3+[.D82])+[.E82]*[.E82])))*SIN((ATAN([.E82]/[.D82])-ATAN([.E82]/(8.3+[.D82])))/2)" office:value-type="float" office:value="12044.808544654" calcext:value-type="float">
            <text:p>12044.80854465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7743.93" calcext:value-type="float">
            <text:p>7743.93</text:p>
          </table:table-cell>
          <table:table-cell table:style-name="ce1" table:formula="of:=[.A83]*1000000000000*2*PI()" office:value-type="float" office:value="4.86565471958272E+016" calcext:value-type="float">
            <text:p>4.87E+16</text:p>
          </table:table-cell>
          <table:table-cell table:style-name="ce1" table:formula="of:=[.J83]/([.A83]*1000000000000)*1000000" office:value-type="float" office:value="0.0387132189986221" calcext:value-type="float">
            <text:p>3.87E-02</text:p>
          </table:table-cell>
          <table:table-cell table:style-name="ce2" table:formula="of:=1-13.8*13.8*1E+030/([.B83]*[.B83]+1/9.3/9.3*1E+030)" office:value-type="float" office:value="0.919559737723818" calcext:value-type="float">
            <text:p>0.9195597377</text:p>
          </table:table-cell>
          <table:table-cell table:style-name="ce2" table:formula="of:=13.8*13.8/9.3*1E+045/[.B83]/([.B83]*[.B83]+1/9.3/9.3*1E+030)" office:value-type="float" office:value="0.000177766221933504" calcext:value-type="float">
            <text:p>0.0001777662</text:p>
          </table:table-cell>
          <table:table-cell table:formula="of:=[.B83]/[.J83]*2.20084" office:value-type="float" office:value="357198029.746513" calcext:value-type="float">
            <text:p>357198029.746513</text:p>
          </table:table-cell>
          <table:table-cell table:formula="of:=[.B83]/[.J83]" office:value-type="float" office:value="162300771.408423" calcext:value-type="float">
            <text:p>162300771.408423</text:p>
          </table:table-cell>
          <table:table-cell table:formula="of:=([.B83]/[.J83])*SQRT(SQRT(8.3*8.3*([.D83]*[.D83]+[.E83]*[.E83])/((8.3+[.D83])*(8.3+[.D83])+[.E83]*[.E83])))*COS((ATAN([.E83]/[.D83])-ATAN([.E83]/(8.3+[.D83])))/2)" office:value-type="float" office:value="147670761.732869" calcext:value-type="float">
            <text:p>147670761.732869</text:p>
          </table:table-cell>
          <table:table-cell table:style-name="ce2" table:formula="of:=([.B83]/[.J83])*SQRT(SQRT(8.3*8.3*([.D83]*[.D83]+[.E83]*[.E83])/((8.3+[.D83])*(8.3+[.D83])+[.E83]*[.E83])))*SIN((ATAN([.E83]/[.D83])-ATAN([.E83]/(8.3+[.D83])))/2)" office:value-type="float" office:value="12849.9583196063" calcext:value-type="float">
            <text:p>12849.958319606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7501.88" calcext:value-type="float">
            <text:p>7501.88</text:p>
          </table:table-cell>
          <table:table-cell table:style-name="ce1" table:formula="of:=[.A84]*1000000000000*2*PI()" office:value-type="float" office:value="4.71357021922244E+016" calcext:value-type="float">
            <text:p>4.71E+16</text:p>
          </table:table-cell>
          <table:table-cell table:style-name="ce1" table:formula="of:=[.J84]/([.A84]*1000000000000)*1000000" office:value-type="float" office:value="0.0399623105141644" calcext:value-type="float">
            <text:p>4.00E-02</text:p>
          </table:table-cell>
          <table:table-cell table:style-name="ce2" table:formula="of:=1-13.8*13.8*1E+030/([.B84]*[.B84]+1/9.3/9.3*1E+030)" office:value-type="float" office:value="0.914285173530957" calcext:value-type="float">
            <text:p>0.9142851735</text:p>
          </table:table-cell>
          <table:table-cell table:style-name="ce2" table:formula="of:=13.8*13.8/9.3*1E+045/[.B84]/([.B84]*[.B84]+1/9.3/9.3*1E+030)" office:value-type="float" office:value="0.000195534331276906" calcext:value-type="float">
            <text:p>0.0001955343</text:p>
          </table:table-cell>
          <table:table-cell table:formula="of:=[.B84]/[.J84]*2.20084" office:value-type="float" office:value="346033184.106103" calcext:value-type="float">
            <text:p>346033184.106103</text:p>
          </table:table-cell>
          <table:table-cell table:formula="of:=[.B84]/[.J84]" office:value-type="float" office:value="157227778.532789" calcext:value-type="float">
            <text:p>157227778.532789</text:p>
          </table:table-cell>
          <table:table-cell table:formula="of:=([.B84]/[.J84])*SQRT(SQRT(8.3*8.3*([.D84]*[.D84]+[.E84]*[.E84])/((8.3+[.D84])*(8.3+[.D84])+[.E84]*[.E84])))*COS((ATAN([.E84]/[.D84])-ATAN([.E84]/(8.3+[.D84])))/2)" office:value-type="float" office:value="142685007.171568" calcext:value-type="float">
            <text:p>142685007.171568</text:p>
          </table:table-cell>
          <table:table-cell table:style-name="ce2" table:formula="of:=([.B84]/[.J84])*SQRT(SQRT(8.3*8.3*([.D84]*[.D84]+[.E84]*[.E84])/((8.3+[.D84])*(8.3+[.D84])+[.E84]*[.E84])))*SIN((ATAN([.E84]/[.D84])-ATAN([.E84]/(8.3+[.D84])))/2)" office:value-type="float" office:value="13743.7778360487" calcext:value-type="float">
            <text:p>13743.777836048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7380.07" calcext:value-type="float">
            <text:p>7380.07</text:p>
          </table:table-cell>
          <table:table-cell table:style-name="ce1" table:formula="of:=[.A85]*1000000000000*2*PI()" office:value-type="float" office:value="4.63703473899569E+016" calcext:value-type="float">
            <text:p>4.64E+16</text:p>
          </table:table-cell>
          <table:table-cell table:style-name="ce1" table:formula="of:=[.J85]/([.A85]*1000000000000)*1000000" office:value-type="float" office:value="0.040621898979278" calcext:value-type="float">
            <text:p>4.06E-02</text:p>
          </table:table-cell>
          <table:table-cell table:style-name="ce2" table:formula="of:=1-13.8*13.8*1E+030/([.B85]*[.B85]+1/9.3/9.3*1E+030)" office:value-type="float" office:value="0.911432346525426" calcext:value-type="float">
            <text:p>0.9114323465</text:p>
          </table:table-cell>
          <table:table-cell table:style-name="ce2" table:formula="of:=13.8*13.8/9.3*1E+045/[.B85]/([.B85]*[.B85]+1/9.3/9.3*1E+030)" office:value-type="float" office:value="0.000205377016465466" calcext:value-type="float">
            <text:p>0.000205377</text:p>
          </table:table-cell>
          <table:table-cell table:formula="of:=[.B85]/[.J85]*2.20084" office:value-type="float" office:value="340414552.222367" calcext:value-type="float">
            <text:p>340414552.222367</text:p>
          </table:table-cell>
          <table:table-cell table:formula="of:=[.B85]/[.J85]" office:value-type="float" office:value="154674829.71155" calcext:value-type="float">
            <text:p>154674829.71155</text:p>
          </table:table-cell>
          <table:table-cell table:formula="of:=([.B85]/[.J85])*SQRT(SQRT(8.3*8.3*([.D85]*[.D85]+[.E85]*[.E85])/((8.3+[.D85])*(8.3+[.D85])+[.E85]*[.E85])))*COS((ATAN([.E85]/[.D85])-ATAN([.E85]/(8.3+[.D85])))/2)" office:value-type="float" office:value="140170728.781434" calcext:value-type="float">
            <text:p>140170728.781434</text:p>
          </table:table-cell>
          <table:table-cell table:style-name="ce2" table:formula="of:=([.B85]/[.J85])*SQRT(SQRT(8.3*8.3*([.D85]*[.D85]+[.E85]*[.E85])/((8.3+[.D85])*(8.3+[.D85])+[.E85]*[.E85])))*SIN((ATAN([.E85]/[.D85])-ATAN([.E85]/(8.3+[.D85])))/2)" office:value-type="float" office:value="14230.0248214776" calcext:value-type="float">
            <text:p>14230.024821477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7258.65" calcext:value-type="float">
            <text:p>7258.65</text:p>
          </table:table-cell>
          <table:table-cell table:style-name="ce1" table:formula="of:=[.A86]*1000000000000*2*PI()" office:value-type="float" office:value="4.56074430299591E+016" calcext:value-type="float">
            <text:p>4.56E+16</text:p>
          </table:table-cell>
          <table:table-cell table:style-name="ce1" table:formula="of:=[.J86]/([.A86]*1000000000000)*1000000" office:value-type="float" office:value="0.0413014070109456" calcext:value-type="float">
            <text:p>4.13E-02</text:p>
          </table:table-cell>
          <table:table-cell table:style-name="ce2" table:formula="of:=1-13.8*13.8*1E+030/([.B86]*[.B86]+1/9.3/9.3*1E+030)" office:value-type="float" office:value="0.90844452710971" calcext:value-type="float">
            <text:p>0.9084445271</text:p>
          </table:table-cell>
          <table:table-cell table:style-name="ce2" table:formula="of:=13.8*13.8/9.3*1E+045/[.B86]/([.B86]*[.B86]+1/9.3/9.3*1E+030)" office:value-type="float" office:value="0.000215856751668043" calcext:value-type="float">
            <text:p>0.0002158568</text:p>
          </table:table-cell>
          <table:table-cell table:formula="of:=[.B86]/[.J86]*2.20084" office:value-type="float" office:value="334813909.554907" calcext:value-type="float">
            <text:p>334813909.554907</text:p>
          </table:table-cell>
          <table:table-cell table:formula="of:=[.B86]/[.J86]" office:value-type="float" office:value="152130054.685896" calcext:value-type="float">
            <text:p>152130054.685896</text:p>
          </table:table-cell>
          <table:table-cell table:formula="of:=([.B86]/[.J86])*SQRT(SQRT(8.3*8.3*([.D86]*[.D86]+[.E86]*[.E86])/((8.3+[.D86])*(8.3+[.D86])+[.E86]*[.E86])))*COS((ATAN([.E86]/[.D86])-ATAN([.E86]/(8.3+[.D86])))/2)" office:value-type="float" office:value="137660752.583671" calcext:value-type="float">
            <text:p>137660752.583671</text:p>
          </table:table-cell>
          <table:table-cell table:style-name="ce2" table:formula="of:=([.B86]/[.J86])*SQRT(SQRT(8.3*8.3*([.D86]*[.D86]+[.E86]*[.E86])/((8.3+[.D86])*(8.3+[.D86])+[.E86]*[.E86])))*SIN((ATAN([.E86]/[.D86])-ATAN([.E86]/(8.3+[.D86])))/2)" office:value-type="float" office:value="14741.4151490152" calcext:value-type="float">
            <text:p>14741.415149015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7137.76" calcext:value-type="float">
            <text:p>7137.76</text:p>
          </table:table-cell>
          <table:table-cell table:style-name="ce1" table:formula="of:=[.A87]*1000000000000*2*PI()" office:value-type="float" office:value="4.48478687581742E+016" calcext:value-type="float">
            <text:p>4.48E+16</text:p>
          </table:table-cell>
          <table:table-cell table:style-name="ce1" table:formula="of:=[.J87]/([.A87]*1000000000000)*1000000" office:value-type="float" office:value="0.0420009159736388" calcext:value-type="float">
            <text:p>4.20E-02</text:p>
          </table:table-cell>
          <table:table-cell table:style-name="ce2" table:formula="of:=1-13.8*13.8*1E+030/([.B87]*[.B87]+1/9.3/9.3*1E+030)" office:value-type="float" office:value="0.905316989683366" calcext:value-type="float">
            <text:p>0.9053169897</text:p>
          </table:table-cell>
          <table:table-cell table:style-name="ce2" table:formula="of:=13.8*13.8/9.3*1E+045/[.B87]/([.B87]*[.B87]+1/9.3/9.3*1E+030)" office:value-type="float" office:value="0.00022701120773761" calcext:value-type="float">
            <text:p>0.0002270112</text:p>
          </table:table-cell>
          <table:table-cell table:formula="of:=[.B87]/[.J87]*2.20084" office:value-type="float" office:value="329237713.771105" calcext:value-type="float">
            <text:p>329237713.771105</text:p>
          </table:table-cell>
          <table:table-cell table:formula="of:=[.B87]/[.J87]" office:value-type="float" office:value="149596387.638858" calcext:value-type="float">
            <text:p>149596387.638858</text:p>
          </table:table-cell>
          <table:table-cell table:formula="of:=([.B87]/[.J87])*SQRT(SQRT(8.3*8.3*([.D87]*[.D87]+[.E87]*[.E87])/((8.3+[.D87])*(8.3+[.D87])+[.E87]*[.E87])))*COS((ATAN([.E87]/[.D87])-ATAN([.E87]/(8.3+[.D87])))/2)" office:value-type="float" office:value="135157801.222906" calcext:value-type="float">
            <text:p>135157801.222906</text:p>
          </table:table-cell>
          <table:table-cell table:style-name="ce2" table:formula="of:=([.B87]/[.J87])*SQRT(SQRT(8.3*8.3*([.D87]*[.D87]+[.E87]*[.E87])/((8.3+[.D87])*(8.3+[.D87])+[.E87]*[.E87])))*SIN((ATAN([.E87]/[.D87])-ATAN([.E87]/(8.3+[.D87])))/2)" office:value-type="float" office:value="15279.0758455946" calcext:value-type="float">
            <text:p>15279.075845594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7017.54" calcext:value-type="float">
            <text:p>7017.54</text:p>
          </table:table-cell>
          <table:table-cell table:style-name="ce1" table:formula="of:=[.A88]*1000000000000*2*PI()" office:value-type="float" office:value="4.4092504220545E+016" calcext:value-type="float">
            <text:p>4.41E+16</text:p>
          </table:table-cell>
          <table:table-cell table:style-name="ce1" table:formula="of:=[.J88]/([.A88]*1000000000000)*1000000" office:value-type="float" office:value="0.0427204487612468" calcext:value-type="float">
            <text:p>4.27E-02</text:p>
          </table:table-cell>
          <table:table-cell table:style-name="ce2" table:formula="of:=1-13.8*13.8*1E+030/([.B88]*[.B88]+1/9.3/9.3*1E+030)" office:value-type="float" office:value="0.902045123880667" calcext:value-type="float">
            <text:p>0.9020451239</text:p>
          </table:table-cell>
          <table:table-cell table:style-name="ce2" table:formula="of:=13.8*13.8/9.3*1E+045/[.B88]/([.B88]*[.B88]+1/9.3/9.3*1E+030)" office:value-type="float" office:value="0.000238879205538867" calcext:value-type="float">
            <text:p>0.0002388792</text:p>
          </table:table-cell>
          <table:table-cell table:formula="of:=[.B88]/[.J88]*2.20084" office:value-type="float" office:value="323692422.538342" calcext:value-type="float">
            <text:p>323692422.538342</text:p>
          </table:table-cell>
          <table:table-cell table:formula="of:=[.B88]/[.J88]" office:value-type="float" office:value="147076762.753468" calcext:value-type="float">
            <text:p>147076762.753468</text:p>
          </table:table-cell>
          <table:table-cell table:formula="of:=([.B88]/[.J88])*SQRT(SQRT(8.3*8.3*([.D88]*[.D88]+[.E88]*[.E88])/((8.3+[.D88])*(8.3+[.D88])+[.E88]*[.E88])))*COS((ATAN([.E88]/[.D88])-ATAN([.E88]/(8.3+[.D88])))/2)" office:value-type="float" office:value="132664604.053103" calcext:value-type="float">
            <text:p>132664604.053103</text:p>
          </table:table-cell>
          <table:table-cell table:style-name="ce2" table:formula="of:=([.B88]/[.J88])*SQRT(SQRT(8.3*8.3*([.D88]*[.D88]+[.E88]*[.E88])/((8.3+[.D88])*(8.3+[.D88])+[.E88]*[.E88])))*SIN((ATAN([.E88]/[.D88])-ATAN([.E88]/(8.3+[.D88])))/2)" office:value-type="float" office:value="15844.1475051703" calcext:value-type="float">
            <text:p>15844.147505170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6775.07" calcext:value-type="float">
            <text:p>6775.07</text:p>
          </table:table-cell>
          <table:table-cell table:style-name="ce1" table:formula="of:=[.A89]*1000000000000*2*PI()" office:value-type="float" office:value="4.25690202791132E+016" calcext:value-type="float">
            <text:p>4.26E+16</text:p>
          </table:table-cell>
          <table:table-cell table:style-name="ce1" table:formula="of:=[.J89]/([.A89]*1000000000000)*1000000" office:value-type="float" office:value="0.0442493521100151" calcext:value-type="float">
            <text:p>4.42E-02</text:p>
          </table:table-cell>
          <table:table-cell table:style-name="ce2" table:formula="of:=1-13.8*13.8*1E+030/([.B89]*[.B89]+1/9.3/9.3*1E+030)" office:value-type="float" office:value="0.894908378804256" calcext:value-type="float">
            <text:p>0.8949083788</text:p>
          </table:table-cell>
          <table:table-cell table:style-name="ce2" table:formula="of:=13.8*13.8/9.3*1E+045/[.B89]/([.B89]*[.B89]+1/9.3/9.3*1E+030)" office:value-type="float" office:value="0.000265455353400921" calcext:value-type="float">
            <text:p>0.0002654554</text:p>
          </table:table-cell>
          <table:table-cell table:formula="of:=[.B89]/[.J89]*2.20084" office:value-type="float" office:value="312508203.895788" calcext:value-type="float">
            <text:p>312508203.895788</text:p>
          </table:table-cell>
          <table:table-cell table:formula="of:=[.B89]/[.J89]" office:value-type="float" office:value="141994967.328742" calcext:value-type="float">
            <text:p>141994967.328742</text:p>
          </table:table-cell>
          <table:table-cell table:formula="of:=([.B89]/[.J89])*SQRT(SQRT(8.3*8.3*([.D89]*[.D89]+[.E89]*[.E89])/((8.3+[.D89])*(8.3+[.D89])+[.E89]*[.E89])))*COS((ATAN([.E89]/[.D89])-ATAN([.E89]/(8.3+[.D89])))/2)" office:value-type="float" office:value="127622599.969041" calcext:value-type="float">
            <text:p>127622599.969041</text:p>
          </table:table-cell>
          <table:table-cell table:style-name="ce2" table:formula="of:=([.B89]/[.J89])*SQRT(SQRT(8.3*8.3*([.D89]*[.D89]+[.E89]*[.E89])/((8.3+[.D89])*(8.3+[.D89])+[.E89]*[.E89])))*SIN((ATAN([.E89]/[.D89])-ATAN([.E89]/(8.3+[.D89])))/2)" office:value-type="float" office:value="17086.0306410682" calcext:value-type="float">
            <text:p>17086.030641068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6533.1" calcext:value-type="float">
            <text:p>6533.1</text:p>
          </table:table-cell>
          <table:table-cell table:style-name="ce1" table:formula="of:=[.A90]*1000000000000*2*PI()" office:value-type="float" office:value="4.1048677930335E+016" calcext:value-type="float">
            <text:p>4.10E+16</text:p>
          </table:table-cell>
          <table:table-cell table:style-name="ce1" table:formula="of:=[.J90]/([.A90]*1000000000000)*1000000" office:value-type="float" office:value="0.045888239579985" calcext:value-type="float">
            <text:p>4.59E-02</text:p>
          </table:table-cell>
          <table:table-cell table:style-name="ce2" table:formula="of:=1-13.8*13.8*1E+030/([.B90]*[.B90]+1/9.3/9.3*1E+030)" office:value-type="float" office:value="0.886979598862125" calcext:value-type="float">
            <text:p>0.8869795989</text:p>
          </table:table-cell>
          <table:table-cell table:style-name="ce2" table:formula="of:=13.8*13.8/9.3*1E+045/[.B90]/([.B90]*[.B90]+1/9.3/9.3*1E+030)" office:value-type="float" office:value="0.000296056582523135" calcext:value-type="float">
            <text:p>0.0002960566</text:p>
          </table:table-cell>
          <table:table-cell table:formula="of:=[.B90]/[.J90]*2.20084" office:value-type="float" office:value="301347048.351024" calcext:value-type="float">
            <text:p>301347048.351024</text:p>
          </table:table-cell>
          <table:table-cell table:formula="of:=[.B90]/[.J90]" office:value-type="float" office:value="136923651.129125" calcext:value-type="float">
            <text:p>136923651.129125</text:p>
          </table:table-cell>
          <table:table-cell table:formula="of:=([.B90]/[.J90])*SQRT(SQRT(8.3*8.3*([.D90]*[.D90]+[.E90]*[.E90])/((8.3+[.D90])*(8.3+[.D90])+[.E90]*[.E90])))*COS((ATAN([.E90]/[.D90])-ATAN([.E90]/(8.3+[.D90])))/2)" office:value-type="float" office:value="122571066.224675" calcext:value-type="float">
            <text:p>122571066.224675</text:p>
          </table:table-cell>
          <table:table-cell table:style-name="ce2" table:formula="of:=([.B90]/[.J90])*SQRT(SQRT(8.3*8.3*([.D90]*[.D90]+[.E90]*[.E90])/((8.3+[.D90])*(8.3+[.D90])+[.E90]*[.E90])))*SIN((ATAN([.E90]/[.D90])-ATAN([.E90]/(8.3+[.D90])))/2)" office:value-type="float" office:value="18480.9539523016" calcext:value-type="float">
            <text:p>18480.953952301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6382.98" calcext:value-type="float">
            <text:p>6382.98</text:p>
          </table:table-cell>
          <table:table-cell table:style-name="ce1" table:formula="of:=[.A91]*1000000000000*2*PI()" office:value-type="float" office:value="4.01054461520212E+016" calcext:value-type="float">
            <text:p>4.01E+16</text:p>
          </table:table-cell>
          <table:table-cell table:style-name="ce1" table:formula="of:=[.J91]/([.A91]*1000000000000)*1000000" office:value-type="float" office:value="0.0469674756931715" calcext:value-type="float">
            <text:p>4.70E-02</text:p>
          </table:table-cell>
          <table:table-cell table:style-name="ce2" table:formula="of:=1-13.8*13.8*1E+030/([.B91]*[.B91]+1/9.3/9.3*1E+030)" office:value-type="float" office:value="0.881600914772212" calcext:value-type="float">
            <text:p>0.8816009148</text:p>
          </table:table-cell>
          <table:table-cell table:style-name="ce2" table:formula="of:=13.8*13.8/9.3*1E+045/[.B91]/([.B91]*[.B91]+1/9.3/9.3*1E+030)" office:value-type="float" office:value="0.00031744028940204" calcext:value-type="float">
            <text:p>0.0003174403</text:p>
          </table:table-cell>
          <table:table-cell table:formula="of:=[.B91]/[.J91]*2.20084" office:value-type="float" office:value="294422583.870387" calcext:value-type="float">
            <text:p>294422583.870387</text:p>
          </table:table-cell>
          <table:table-cell table:formula="of:=[.B91]/[.J91]" office:value-type="float" office:value="133777368.582172" calcext:value-type="float">
            <text:p>133777368.582172</text:p>
          </table:table-cell>
          <table:table-cell table:formula="of:=([.B91]/[.J91])*SQRT(SQRT(8.3*8.3*([.D91]*[.D91]+[.E91]*[.E91])/((8.3+[.D91])*(8.3+[.D91])+[.E91]*[.E91])))*COS((ATAN([.E91]/[.D91])-ATAN([.E91]/(8.3+[.D91])))/2)" office:value-type="float" office:value="119425897.454357" calcext:value-type="float">
            <text:p>119425897.454357</text:p>
          </table:table-cell>
          <table:table-cell table:style-name="ce2" table:formula="of:=([.B91]/[.J91])*SQRT(SQRT(8.3*8.3*([.D91]*[.D91]+[.E91]*[.E91])/((8.3+[.D91])*(8.3+[.D91])+[.E91]*[.E91])))*SIN((ATAN([.E91]/[.D91])-ATAN([.E91]/(8.3+[.D91])))/2)" office:value-type="float" office:value="19436.5059555033" calcext:value-type="float">
            <text:p>19436.505955503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6291.95" calcext:value-type="float">
            <text:p>6291.95</text:p>
          </table:table-cell>
          <table:table-cell table:style-name="ce1" table:formula="of:=[.A92]*1000000000000*2*PI()" office:value-type="float" office:value="3.95334877935086E+016" calcext:value-type="float">
            <text:p>3.95E+16</text:p>
          </table:table-cell>
          <table:table-cell table:style-name="ce1" table:formula="of:=[.J92]/([.A92]*1000000000000)*1000000" office:value-type="float" office:value="0.0476469867052345" calcext:value-type="float">
            <text:p>4.76E-02</text:p>
          </table:table-cell>
          <table:table-cell table:style-name="ce2" table:formula="of:=1-13.8*13.8*1E+030/([.B92]*[.B92]+1/9.3/9.3*1E+030)" office:value-type="float" office:value="0.878150234500911" calcext:value-type="float">
            <text:p>0.8781502345</text:p>
          </table:table-cell>
          <table:table-cell table:style-name="ce2" table:formula="of:=13.8*13.8/9.3*1E+045/[.B92]/([.B92]*[.B92]+1/9.3/9.3*1E+030)" office:value-type="float" office:value="0.000331418401303667" calcext:value-type="float">
            <text:p>0.0003314184</text:p>
          </table:table-cell>
          <table:table-cell table:formula="of:=[.B92]/[.J92]*2.20084" office:value-type="float" office:value="290223716.286637" calcext:value-type="float">
            <text:p>290223716.286637</text:p>
          </table:table-cell>
          <table:table-cell table:formula="of:=[.B92]/[.J92]" office:value-type="float" office:value="131869520.858689" calcext:value-type="float">
            <text:p>131869520.858689</text:p>
          </table:table-cell>
          <table:table-cell table:formula="of:=([.B92]/[.J92])*SQRT(SQRT(8.3*8.3*([.D92]*[.D92]+[.E92]*[.E92])/((8.3+[.D92])*(8.3+[.D92])+[.E92]*[.E92])))*COS((ATAN([.E92]/[.D92])-ATAN([.E92]/(8.3+[.D92])))/2)" office:value-type="float" office:value="117514190.446901" calcext:value-type="float">
            <text:p>117514190.446901</text:p>
          </table:table-cell>
          <table:table-cell table:style-name="ce2" table:formula="of:=([.B92]/[.J92])*SQRT(SQRT(8.3*8.3*([.D92]*[.D92]+[.E92]*[.E92])/((8.3+[.D92])*(8.3+[.D92])+[.E92]*[.E92])))*SIN((ATAN([.E92]/[.D92])-ATAN([.E92]/(8.3+[.D92])))/2)" office:value-type="float" office:value="20053.5389263689" calcext:value-type="float">
            <text:p>20053.538926368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6250" calcext:value-type="float">
            <text:p>6250</text:p>
          </table:table-cell>
          <table:table-cell table:style-name="ce1" table:formula="of:=[.A93]*1000000000000*2*PI()" office:value-type="float" office:value="3.92699081698724E+016" calcext:value-type="float">
            <text:p>3.93E+16</text:p>
          </table:table-cell>
          <table:table-cell table:style-name="ce1" table:formula="of:=[.J93]/([.A93]*1000000000000)*1000000" office:value-type="float" office:value="0.04796679328" calcext:value-type="float">
            <text:p>4.80E-02</text:p>
          </table:table-cell>
          <table:table-cell table:style-name="ce2" table:formula="of:=1-13.8*13.8*1E+030/([.B93]*[.B93]+1/9.3/9.3*1E+030)" office:value-type="float" office:value="0.876509046106639" calcext:value-type="float">
            <text:p>0.8765090461</text:p>
          </table:table-cell>
          <table:table-cell table:style-name="ce2" table:formula="of:=13.8*13.8/9.3*1E+045/[.B93]/([.B93]*[.B93]+1/9.3/9.3*1E+030)" office:value-type="float" office:value="0.000338136700890526" calcext:value-type="float">
            <text:p>0.0003381367</text:p>
          </table:table-cell>
          <table:table-cell table:formula="of:=[.B93]/[.J93]*2.20084" office:value-type="float" office:value="288288722.382009" calcext:value-type="float">
            <text:p>288288722.382009</text:p>
          </table:table-cell>
          <table:table-cell table:formula="of:=[.B93]/[.J93]" office:value-type="float" office:value="130990313.87198" calcext:value-type="float">
            <text:p>130990313.87198</text:p>
          </table:table-cell>
          <table:table-cell table:formula="of:=([.B93]/[.J93])*SQRT(SQRT(8.3*8.3*([.D93]*[.D93]+[.E93]*[.E93])/((8.3+[.D93])*(8.3+[.D93])+[.E93]*[.E93])))*COS((ATAN([.E93]/[.D93])-ATAN([.E93]/(8.3+[.D93])))/2)" office:value-type="float" office:value="116631991.459323" calcext:value-type="float">
            <text:p>116631991.459323</text:p>
          </table:table-cell>
          <table:table-cell table:style-name="ce2" table:formula="of:=([.B93]/[.J93])*SQRT(SQRT(8.3*8.3*([.D93]*[.D93]+[.E93]*[.E93])/((8.3+[.D93])*(8.3+[.D93])+[.E93]*[.E93])))*SIN((ATAN([.E93]/[.D93])-ATAN([.E93]/(8.3+[.D93])))/2)" office:value-type="float" office:value="20348.1148301573" calcext:value-type="float">
            <text:p>20348.114830157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6122.45" calcext:value-type="float">
            <text:p>6122.45</text:p>
          </table:table-cell>
          <table:table-cell table:style-name="ce1" table:formula="of:=[.A94]*1000000000000*2*PI()" office:value-type="float" office:value="3.84684878839417E+016" calcext:value-type="float">
            <text:p>3.85E+16</text:p>
          </table:table-cell>
          <table:table-cell table:style-name="ce1" table:formula="of:=[.J94]/([.A94]*1000000000000)*1000000" office:value-type="float" office:value="0.0489660933123178" calcext:value-type="float">
            <text:p>4.90E-02</text:p>
          </table:table-cell>
          <table:table-cell table:style-name="ce2" table:formula="of:=1-13.8*13.8*1E+030/([.B94]*[.B94]+1/9.3/9.3*1E+030)" office:value-type="float" office:value="0.87131007470691" calcext:value-type="float">
            <text:p>0.8713100747</text:p>
          </table:table-cell>
          <table:table-cell table:style-name="ce2" table:formula="of:=13.8*13.8/9.3*1E+045/[.B94]/([.B94]*[.B94]+1/9.3/9.3*1E+030)" office:value-type="float" office:value="0.00035971329097595" calcext:value-type="float">
            <text:p>0.0003597133</text:p>
          </table:table-cell>
          <table:table-cell table:formula="of:=[.B94]/[.J94]*2.20084" office:value-type="float" office:value="282405326.135637" calcext:value-type="float">
            <text:p>282405326.135637</text:p>
          </table:table-cell>
          <table:table-cell table:formula="of:=[.B94]/[.J94]" office:value-type="float" office:value="128317063.546481" calcext:value-type="float">
            <text:p>128317063.546481</text:p>
          </table:table-cell>
          <table:table-cell table:formula="of:=([.B94]/[.J94])*SQRT(SQRT(8.3*8.3*([.D94]*[.D94]+[.E94]*[.E94])/((8.3+[.D94])*(8.3+[.D94])+[.E94]*[.E94])))*COS((ATAN([.E94]/[.D94])-ATAN([.E94]/(8.3+[.D94])))/2)" office:value-type="float" office:value="113944705.134094" calcext:value-type="float">
            <text:p>113944705.134094</text:p>
          </table:table-cell>
          <table:table-cell table:style-name="ce2" table:formula="of:=([.B94]/[.J94])*SQRT(SQRT(8.3*8.3*([.D94]*[.D94]+[.E94]*[.E94])/((8.3+[.D94])*(8.3+[.D94])+[.E94]*[.E94])))*SIN((ATAN([.E94]/[.D94])-ATAN([.E94]/(8.3+[.D94])))/2)" office:value-type="float" office:value="21286.0263604359" calcext:value-type="float">
            <text:p>21286.026360435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6000" calcext:value-type="float">
            <text:p>6000</text:p>
          </table:table-cell>
          <table:table-cell table:style-name="ce1" table:formula="of:=[.A95]*1000000000000*2*PI()" office:value-type="float" office:value="3.76991118430775E+016" calcext:value-type="float">
            <text:p>3.77E+16</text:p>
          </table:table-cell>
          <table:table-cell table:style-name="ce1" table:formula="of:=[.J95]/([.A95]*1000000000000)*1000000" office:value-type="float" office:value="0.0499654096666667" calcext:value-type="float">
            <text:p>5.00E-02</text:p>
          </table:table-cell>
          <table:table-cell table:style-name="ce2" table:formula="of:=1-13.8*13.8*1E+030/([.B95]*[.B95]+1/9.3/9.3*1E+030)" office:value-type="float" office:value="0.866003824727807" calcext:value-type="float">
            <text:p>0.8660038247</text:p>
          </table:table-cell>
          <table:table-cell table:style-name="ce2" table:formula="of:=13.8*13.8/9.3*1E+045/[.B95]/([.B95]*[.B95]+1/9.3/9.3*1E+030)" office:value-type="float" office:value="0.000382189133512141" calcext:value-type="float">
            <text:p>0.0003821891</text:p>
          </table:table-cell>
          <table:table-cell table:formula="of:=[.B95]/[.J95]*2.20084" office:value-type="float" office:value="276757173.486728" calcext:value-type="float">
            <text:p>276757173.486728</text:p>
          </table:table-cell>
          <table:table-cell table:formula="of:=[.B95]/[.J95]" office:value-type="float" office:value="125750701.317101" calcext:value-type="float">
            <text:p>125750701.317101</text:p>
          </table:table-cell>
          <table:table-cell table:formula="of:=([.B95]/[.J95])*SQRT(SQRT(8.3*8.3*([.D95]*[.D95]+[.E95]*[.E95])/((8.3+[.D95])*(8.3+[.D95])+[.E95]*[.E95])))*COS((ATAN([.E95]/[.D95])-ATAN([.E95]/(8.3+[.D95])))/2)" office:value-type="float" office:value="111357471.769813" calcext:value-type="float">
            <text:p>111357471.769813</text:p>
          </table:table-cell>
          <table:table-cell table:style-name="ce2" table:formula="of:=([.B95]/[.J95])*SQRT(SQRT(8.3*8.3*([.D95]*[.D95]+[.E95]*[.E95])/((8.3+[.D95])*(8.3+[.D95])+[.E95]*[.E95])))*SIN((ATAN([.E95]/[.D95])-ATAN([.E95]/(8.3+[.D95])))/2)" office:value-type="float" office:value="22250.8150756248" calcext:value-type="float">
            <text:p>22250.815075624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5882.35" calcext:value-type="float">
            <text:p>5882.35</text:p>
          </table:table-cell>
          <table:table-cell table:style-name="ce1" table:formula="of:=[.A96]*1000000000000*2*PI()" office:value-type="float" office:value="3.69598950916878E+016" calcext:value-type="float">
            <text:p>3.70E+16</text:p>
          </table:table-cell>
          <table:table-cell table:style-name="ce1" table:formula="of:=[.J96]/([.A96]*1000000000000)*1000000" office:value-type="float" office:value="0.0509647433423717" calcext:value-type="float">
            <text:p>5.10E-02</text:p>
          </table:table-cell>
          <table:table-cell table:style-name="ce2" table:formula="of:=1-13.8*13.8*1E+030/([.B96]*[.B96]+1/9.3/9.3*1E+030)" office:value-type="float" office:value="0.860590285656962" calcext:value-type="float">
            <text:p>0.8605902857</text:p>
          </table:table-cell>
          <table:table-cell table:style-name="ce2" table:formula="of:=13.8*13.8/9.3*1E+045/[.B96]/([.B96]*[.B96]+1/9.3/9.3*1E+030)" office:value-type="float" office:value="0.000405582641066913" calcext:value-type="float">
            <text:p>0.0004055826</text:p>
          </table:table-cell>
          <table:table-cell table:formula="of:=[.B96]/[.J96]*2.20084" office:value-type="float" office:value="271330426.576609" calcext:value-type="float">
            <text:p>271330426.576609</text:p>
          </table:table-cell>
          <table:table-cell table:formula="of:=[.B96]/[.J96]" office:value-type="float" office:value="123284939.648775" calcext:value-type="float">
            <text:p>123284939.648775</text:p>
          </table:table-cell>
          <table:table-cell table:formula="of:=([.B96]/[.J96])*SQRT(SQRT(8.3*8.3*([.D96]*[.D96]+[.E96]*[.E96])/((8.3+[.D96])*(8.3+[.D96])+[.E96]*[.E96])))*COS((ATAN([.E96]/[.D96])-ATAN([.E96]/(8.3+[.D96])))/2)" office:value-type="float" office:value="108864323.241716" calcext:value-type="float">
            <text:p>108864323.241716</text:p>
          </table:table-cell>
          <table:table-cell table:style-name="ce2" table:formula="of:=([.B96]/[.J96])*SQRT(SQRT(8.3*8.3*([.D96]*[.D96]+[.E96]*[.E96])/((8.3+[.D96])*(8.3+[.D96])+[.E96]*[.E96])))*SIN((ATAN([.E96]/[.D96])-ATAN([.E96]/(8.3+[.D96])))/2)" office:value-type="float" office:value="23243.0493870812" calcext:value-type="float">
            <text:p>23243.049387081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5769.23" calcext:value-type="float">
            <text:p>5769.23</text:p>
          </table:table-cell>
          <table:table-cell table:style-name="ce1" table:formula="of:=[.A97]*1000000000000*2*PI()" office:value-type="float" office:value="3.62491411697397E+016" calcext:value-type="float">
            <text:p>3.62E+16</text:p>
          </table:table-cell>
          <table:table-cell table:style-name="ce1" table:formula="of:=[.J97]/([.A97]*1000000000000)*1000000" office:value-type="float" office:value="0.0519640329818711" calcext:value-type="float">
            <text:p>5.20E-02</text:p>
          </table:table-cell>
          <table:table-cell table:style-name="ce2" table:formula="of:=1-13.8*13.8*1E+030/([.B97]*[.B97]+1/9.3/9.3*1E+030)" office:value-type="float" office:value="0.855069794387235" calcext:value-type="float">
            <text:p>0.8550697944</text:p>
          </table:table-cell>
          <table:table-cell table:style-name="ce2" table:formula="of:=13.8*13.8/9.3*1E+045/[.B97]/([.B97]*[.B97]+1/9.3/9.3*1E+030)" office:value-type="float" office:value="0.000429910684053685" calcext:value-type="float">
            <text:p>0.0004299107</text:p>
          </table:table-cell>
          <table:table-cell table:formula="of:=[.B97]/[.J97]*2.20084" office:value-type="float" office:value="266112631.332473" calcext:value-type="float">
            <text:p>266112631.332473</text:p>
          </table:table-cell>
          <table:table-cell table:formula="of:=[.B97]/[.J97]" office:value-type="float" office:value="120914119.759943" calcext:value-type="float">
            <text:p>120914119.759943</text:p>
          </table:table-cell>
          <table:table-cell table:formula="of:=([.B97]/[.J97])*SQRT(SQRT(8.3*8.3*([.D97]*[.D97]+[.E97]*[.E97])/((8.3+[.D97])*(8.3+[.D97])+[.E97]*[.E97])))*COS((ATAN([.E97]/[.D97])-ATAN([.E97]/(8.3+[.D97])))/2)" office:value-type="float" office:value="106459895.004777" calcext:value-type="float">
            <text:p>106459895.004777</text:p>
          </table:table-cell>
          <table:table-cell table:style-name="ce2" table:formula="of:=([.B97]/[.J97])*SQRT(SQRT(8.3*8.3*([.D97]*[.D97]+[.E97]*[.E97])/((8.3+[.D97])*(8.3+[.D97])+[.E97]*[.E97])))*SIN((ATAN([.E97]/[.D97])-ATAN([.E97]/(8.3+[.D97])))/2)" office:value-type="float" office:value="24263.2577080287" calcext:value-type="float">
            <text:p>24263.257708028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5660.38" calcext:value-type="float">
            <text:p>5660.38</text:p>
          </table:table-cell>
          <table:table-cell table:style-name="ce1" table:formula="of:=[.A98]*1000000000000*2*PI()" office:value-type="float" office:value="3.55652164490532E+016" calcext:value-type="float">
            <text:p>3.56E+16</text:p>
          </table:table-cell>
          <table:table-cell table:style-name="ce1" table:formula="of:=[.J98]/([.A98]*1000000000000)*1000000" office:value-type="float" office:value="0.0529633095304556" calcext:value-type="float">
            <text:p>5.30E-02</text:p>
          </table:table-cell>
          <table:table-cell table:style-name="ce2" table:formula="of:=1-13.8*13.8*1E+030/([.B98]*[.B98]+1/9.3/9.3*1E+030)" office:value-type="float" office:value="0.849442189371204" calcext:value-type="float">
            <text:p>0.8494421894</text:p>
          </table:table-cell>
          <table:table-cell table:style-name="ce2" table:formula="of:=13.8*13.8/9.3*1E+045/[.B98]/([.B98]*[.B98]+1/9.3/9.3*1E+030)" office:value-type="float" office:value="0.000455192278072032" calcext:value-type="float">
            <text:p>0.0004551923</text:p>
          </table:table-cell>
          <table:table-cell table:formula="of:=[.B98]/[.J98]*2.20084" office:value-type="float" office:value="261091794.943468" calcext:value-type="float">
            <text:p>261091794.943468</text:p>
          </table:table-cell>
          <table:table-cell table:formula="of:=[.B98]/[.J98]" office:value-type="float" office:value="118632792.453549" calcext:value-type="float">
            <text:p>118632792.453549</text:p>
          </table:table-cell>
          <table:table-cell table:formula="of:=([.B98]/[.J98])*SQRT(SQRT(8.3*8.3*([.D98]*[.D98]+[.E98]*[.E98])/((8.3+[.D98])*(8.3+[.D98])+[.E98]*[.E98])))*COS((ATAN([.E98]/[.D98])-ATAN([.E98]/(8.3+[.D98])))/2)" office:value-type="float" office:value="104139004.661652" calcext:value-type="float">
            <text:p>104139004.661652</text:p>
          </table:table-cell>
          <table:table-cell table:style-name="ce2" table:formula="of:=([.B98]/[.J98])*SQRT(SQRT(8.3*8.3*([.D98]*[.D98]+[.E98]*[.E98])/((8.3+[.D98])*(8.3+[.D98])+[.E98]*[.E98])))*SIN((ATAN([.E98]/[.D98])-ATAN([.E98]/(8.3+[.D98])))/2)" office:value-type="float" office:value="25312.0851747148" calcext:value-type="float">
            <text:p>25312.085174714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5555.56" calcext:value-type="float">
            <text:p>5555.56</text:p>
          </table:table-cell>
          <table:table-cell table:style-name="ce1" table:formula="of:=[.A99]*1000000000000*2*PI()" office:value-type="float" office:value="3.49066129651546E+016" calcext:value-type="float">
            <text:p>3.49E+16</text:p>
          </table:table-cell>
          <table:table-cell table:style-name="ce1" table:formula="of:=[.J99]/([.A99]*1000000000000)*1000000" office:value-type="float" office:value="0.0539625992699206" calcext:value-type="float">
            <text:p>5.40E-02</text:p>
          </table:table-cell>
          <table:table-cell table:style-name="ce2" table:formula="of:=1-13.8*13.8*1E+030/([.B99]*[.B99]+1/9.3/9.3*1E+030)" office:value-type="float" office:value="0.843707322801883" calcext:value-type="float">
            <text:p>0.8437073228</text:p>
          </table:table-cell>
          <table:table-cell table:style-name="ce2" table:formula="of:=13.8*13.8/9.3*1E+045/[.B99]/([.B99]*[.B99]+1/9.3/9.3*1E+030)" office:value-type="float" office:value="0.000481446430555363" calcext:value-type="float">
            <text:p>0.0004814464</text:p>
          </table:table-cell>
          <table:table-cell table:formula="of:=[.B99]/[.J99]*2.20084" office:value-type="float" office:value="256256847.122655" calcext:value-type="float">
            <text:p>256256847.122655</text:p>
          </table:table-cell>
          <table:table-cell table:formula="of:=[.B99]/[.J99]" office:value-type="float" office:value="116435927.701539" calcext:value-type="float">
            <text:p>116435927.701539</text:p>
          </table:table-cell>
          <table:table-cell table:formula="of:=([.B99]/[.J99])*SQRT(SQRT(8.3*8.3*([.D99]*[.D99]+[.E99]*[.E99])/((8.3+[.D99])*(8.3+[.D99])+[.E99]*[.E99])))*COS((ATAN([.E99]/[.D99])-ATAN([.E99]/(8.3+[.D99])))/2)" office:value-type="float" office:value="101896865.687159" calcext:value-type="float">
            <text:p>101896865.687159</text:p>
          </table:table-cell>
          <table:table-cell table:style-name="ce2" table:formula="of:=([.B99]/[.J99])*SQRT(SQRT(8.3*8.3*([.D99]*[.D99]+[.E99]*[.E99])/((8.3+[.D99])*(8.3+[.D99])+[.E99]*[.E99])))*SIN((ATAN([.E99]/[.D99])-ATAN([.E99]/(8.3+[.D99])))/2)" office:value-type="float" office:value="26390.2021065801" calcext:value-type="float">
            <text:p>26390.202106580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5454.55" calcext:value-type="float">
            <text:p>5454.55</text:p>
          </table:table-cell>
          <table:table-cell table:style-name="ce1" table:formula="of:=[.A100]*1000000000000*2*PI()" office:value-type="float" office:value="3.42719484172764E+016" calcext:value-type="float">
            <text:p>3.43E+16</text:p>
          </table:table-cell>
          <table:table-cell table:style-name="ce1" table:formula="of:=[.J100]/([.A100]*1000000000000)*1000000" office:value-type="float" office:value="0.054961904831746" calcext:value-type="float">
            <text:p>5.50E-02</text:p>
          </table:table-cell>
          <table:table-cell table:style-name="ce2" table:formula="of:=1-13.8*13.8*1E+030/([.B100]*[.B100]+1/9.3/9.3*1E+030)" office:value-type="float" office:value="0.83786517513317" calcext:value-type="float">
            <text:p>0.8378651751</text:p>
          </table:table-cell>
          <table:table-cell table:style-name="ce2" table:formula="of:=13.8*13.8/9.3*1E+045/[.B100]/([.B100]*[.B100]+1/9.3/9.3*1E+030)" office:value-type="float" office:value="0.000508691595935934" calcext:value-type="float">
            <text:p>0.0005086916</text:p>
          </table:table-cell>
          <table:table-cell table:formula="of:=[.B100]/[.J100]*2.20084" office:value-type="float" office:value="251597640.107006" calcext:value-type="float">
            <text:p>251597640.107006</text:p>
          </table:table-cell>
          <table:table-cell table:formula="of:=[.B100]/[.J100]" office:value-type="float" office:value="114318914.644865" calcext:value-type="float">
            <text:p>114318914.644865</text:p>
          </table:table-cell>
          <table:table-cell table:formula="of:=([.B100]/[.J100])*SQRT(SQRT(8.3*8.3*([.D100]*[.D100]+[.E100]*[.E100])/((8.3+[.D100])*(8.3+[.D100])+[.E100]*[.E100])))*COS((ATAN([.E100]/[.D100])-ATAN([.E100]/(8.3+[.D100])))/2)" office:value-type="float" office:value="99729090.6064027" calcext:value-type="float">
            <text:p>99729090.6064027</text:p>
          </table:table-cell>
          <table:table-cell table:style-name="ce2" table:formula="of:=([.B100]/[.J100])*SQRT(SQRT(8.3*8.3*([.D100]*[.D100]+[.E100]*[.E100])/((8.3+[.D100])*(8.3+[.D100])+[.E100]*[.E100])))*SIN((ATAN([.E100]/[.D100])-ATAN([.E100]/(8.3+[.D100])))/2)" office:value-type="float" office:value="27498.2834811716" calcext:value-type="float">
            <text:p>27498.283481171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5357.14" calcext:value-type="float">
            <text:p>5357.14</text:p>
          </table:table-cell>
          <table:table-cell table:style-name="ce1" table:formula="of:=[.A101]*1000000000000*2*PI()" office:value-type="float" office:value="3.3659903336504E+016" calcext:value-type="float">
            <text:p>3.37E+16</text:p>
          </table:table-cell>
          <table:table-cell table:style-name="ce1" table:formula="of:=[.J101]/([.A101]*1000000000000)*1000000" office:value-type="float" office:value="0.0559612886726873" calcext:value-type="float">
            <text:p>5.60E-02</text:p>
          </table:table-cell>
          <table:table-cell table:style-name="ce2" table:formula="of:=1-13.8*13.8*1E+030/([.B101]*[.B101]+1/9.3/9.3*1E+030)" office:value-type="float" office:value="0.831915366316967" calcext:value-type="float">
            <text:p>0.8319153663</text:p>
          </table:table-cell>
          <table:table-cell table:style-name="ce2" table:formula="of:=13.8*13.8/9.3*1E+045/[.B101]/([.B101]*[.B101]+1/9.3/9.3*1E+030)" office:value-type="float" office:value="0.000536947962814157" calcext:value-type="float">
            <text:p>0.000536948</text:p>
          </table:table-cell>
          <table:table-cell table:formula="of:=[.B101]/[.J101]*2.20084" office:value-type="float" office:value="247104487.395448" calcext:value-type="float">
            <text:p>247104487.395448</text:p>
          </table:table-cell>
          <table:table-cell table:formula="of:=[.B101]/[.J101]" office:value-type="float" office:value="112277352.008982" calcext:value-type="float">
            <text:p>112277352.008982</text:p>
          </table:table-cell>
          <table:table-cell table:formula="of:=([.B101]/[.J101])*SQRT(SQRT(8.3*8.3*([.D101]*[.D101]+[.E101]*[.E101])/((8.3+[.D101])*(8.3+[.D101])+[.E101]*[.E101])))*COS((ATAN([.E101]/[.D101])-ATAN([.E101]/(8.3+[.D101])))/2)" office:value-type="float" office:value="97631478.9266133" calcext:value-type="float">
            <text:p>97631478.9266133</text:p>
          </table:table-cell>
          <table:table-cell table:style-name="ce2" table:formula="of:=([.B101]/[.J101])*SQRT(SQRT(8.3*8.3*([.D101]*[.D101]+[.E101]*[.E101])/((8.3+[.D101])*(8.3+[.D101])+[.E101]*[.E101])))*SIN((ATAN([.E101]/[.D101])-ATAN([.E101]/(8.3+[.D101])))/2)" office:value-type="float" office:value="28637.1032846205" calcext:value-type="float">
            <text:p>28637.103284620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5263.16" calcext:value-type="float">
            <text:p>5263.16</text:p>
          </table:table-cell>
          <table:table-cell table:style-name="ce1" table:formula="of:=[.A102]*1000000000000*2*PI()" office:value-type="float" office:value="3.30694095813353E+016" calcext:value-type="float">
            <text:p>3.31E+16</text:p>
          </table:table-cell>
          <table:table-cell table:style-name="ce1" table:formula="of:=[.J102]/([.A102]*1000000000000)*1000000" office:value-type="float" office:value="0.0569605442357823" calcext:value-type="float">
            <text:p>5.70E-02</text:p>
          </table:table-cell>
          <table:table-cell table:style-name="ce2" table:formula="of:=1-13.8*13.8*1E+030/([.B102]*[.B102]+1/9.3/9.3*1E+030)" office:value-type="float" office:value="0.825859134362504" calcext:value-type="float">
            <text:p>0.8258591344</text:p>
          </table:table-cell>
          <table:table-cell table:style-name="ce2" table:formula="of:=13.8*13.8/9.3*1E+045/[.B102]/([.B102]*[.B102]+1/9.3/9.3*1E+030)" office:value-type="float" office:value="0.000566227958078357" calcext:value-type="float">
            <text:p>0.000566228</text:p>
          </table:table-cell>
          <table:table-cell table:formula="of:=[.B102]/[.J102]*2.20084" office:value-type="float" office:value="242769547.534735" calcext:value-type="float">
            <text:p>242769547.534735</text:p>
          </table:table-cell>
          <table:table-cell table:formula="of:=[.B102]/[.J102]" office:value-type="float" office:value="110307676.857352" calcext:value-type="float">
            <text:p>110307676.857352</text:p>
          </table:table-cell>
          <table:table-cell table:formula="of:=([.B102]/[.J102])*SQRT(SQRT(8.3*8.3*([.D102]*[.D102]+[.E102]*[.E102])/((8.3+[.D102])*(8.3+[.D102])+[.E102]*[.E102])))*COS((ATAN([.E102]/[.D102])-ATAN([.E102]/(8.3+[.D102])))/2)" office:value-type="float" office:value="95600666.8883231" calcext:value-type="float">
            <text:p>95600666.8883231</text:p>
          </table:table-cell>
          <table:table-cell table:style-name="ce2" table:formula="of:=([.B102]/[.J102])*SQRT(SQRT(8.3*8.3*([.D102]*[.D102]+[.E102]*[.E102])/((8.3+[.D102])*(8.3+[.D102])+[.E102]*[.E102])))*SIN((ATAN([.E102]/[.D102])-ATAN([.E102]/(8.3+[.D102])))/2)" office:value-type="float" office:value="29807.155258606" calcext:value-type="float">
            <text:p>29807.15525860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5172.41" calcext:value-type="float">
            <text:p>5172.41</text:p>
          </table:table-cell>
          <table:table-cell table:style-name="ce1" table:formula="of:=[.A103]*1000000000000*2*PI()" office:value-type="float" office:value="3.24992105147088E+016" calcext:value-type="float">
            <text:p>3.25E+16</text:p>
          </table:table-cell>
          <table:table-cell table:style-name="ce1" table:formula="of:=[.J103]/([.A103]*1000000000000)*1000000" office:value-type="float" office:value="0.057959917717273" calcext:value-type="float">
            <text:p>5.80E-02</text:p>
          </table:table-cell>
          <table:table-cell table:style-name="ce2" table:formula="of:=1-13.8*13.8*1E+030/([.B103]*[.B103]+1/9.3/9.3*1E+030)" office:value-type="float" office:value="0.819694989040819" calcext:value-type="float">
            <text:p>0.819694989</text:p>
          </table:table-cell>
          <table:table-cell table:style-name="ce2" table:formula="of:=13.8*13.8/9.3*1E+045/[.B103]/([.B103]*[.B103]+1/9.3/9.3*1E+030)" office:value-type="float" office:value="0.000596557124925668" calcext:value-type="float">
            <text:p>0.0005965571</text:p>
          </table:table-cell>
          <table:table-cell table:formula="of:=[.B103]/[.J103]*2.20084" office:value-type="float" office:value="238583595.285748" calcext:value-type="float">
            <text:p>238583595.285748</text:p>
          </table:table-cell>
          <table:table-cell table:formula="of:=[.B103]/[.J103]" office:value-type="float" office:value="108405697.499931" calcext:value-type="float">
            <text:p>108405697.499931</text:p>
          </table:table-cell>
          <table:table-cell table:formula="of:=([.B103]/[.J103])*SQRT(SQRT(8.3*8.3*([.D103]*[.D103]+[.E103]*[.E103])/((8.3+[.D103])*(8.3+[.D103])+[.E103]*[.E103])))*COS((ATAN([.E103]/[.D103])-ATAN([.E103]/(8.3+[.D103])))/2)" office:value-type="float" office:value="93632618.9256572" calcext:value-type="float">
            <text:p>93632618.9256572</text:p>
          </table:table-cell>
          <table:table-cell table:style-name="ce2" table:formula="of:=([.B103]/[.J103])*SQRT(SQRT(8.3*8.3*([.D103]*[.D103]+[.E103]*[.E103])/((8.3+[.D103])*(8.3+[.D103])+[.E103]*[.E103])))*SIN((ATAN([.E103]/[.D103])-ATAN([.E103]/(8.3+[.D103])))/2)" office:value-type="float" office:value="31009.4913592981" calcext:value-type="float">
            <text:p>31009.491359298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5084.75" calcext:value-type="float">
            <text:p>5084.75</text:p>
          </table:table-cell>
          <table:table-cell table:style-name="ce1" table:formula="of:=[.A104]*1000000000000*2*PI()" office:value-type="float" office:value="3.19484264906814E+016" calcext:value-type="float">
            <text:p>3.19E+16</text:p>
          </table:table-cell>
          <table:table-cell table:style-name="ce1" table:formula="of:=[.J104]/([.A104]*1000000000000)*1000000" office:value-type="float" office:value="0.0589591342740548" calcext:value-type="float">
            <text:p>5.90E-02</text:p>
          </table:table-cell>
          <table:table-cell table:style-name="ce2" table:formula="of:=1-13.8*13.8*1E+030/([.B104]*[.B104]+1/9.3/9.3*1E+030)" office:value-type="float" office:value="0.813424632103361" calcext:value-type="float">
            <text:p>0.8134246321</text:p>
          </table:table-cell>
          <table:table-cell table:style-name="ce2" table:formula="of:=13.8*13.8/9.3*1E+045/[.B104]/([.B104]*[.B104]+1/9.3/9.3*1E+030)" office:value-type="float" office:value="0.000627945401994031" calcext:value-type="float">
            <text:p>0.0006279454</text:p>
          </table:table-cell>
          <table:table-cell table:formula="of:=[.B104]/[.J104]*2.20084" office:value-type="float" office:value="234540172.981107" calcext:value-type="float">
            <text:p>234540172.981107</text:p>
          </table:table-cell>
          <table:table-cell table:formula="of:=[.B104]/[.J104]" office:value-type="float" office:value="106568479.753688" calcext:value-type="float">
            <text:p>106568479.753688</text:p>
          </table:table-cell>
          <table:table-cell table:formula="of:=([.B104]/[.J104])*SQRT(SQRT(8.3*8.3*([.D104]*[.D104]+[.E104]*[.E104])/((8.3+[.D104])*(8.3+[.D104])+[.E104]*[.E104])))*COS((ATAN([.E104]/[.D104])-ATAN([.E104]/(8.3+[.D104])))/2)" office:value-type="float" office:value="91724575.5124895" calcext:value-type="float">
            <text:p>91724575.5124895</text:p>
          </table:table-cell>
          <table:table-cell table:style-name="ce2" table:formula="of:=([.B104]/[.J104])*SQRT(SQRT(8.3*8.3*([.D104]*[.D104]+[.E104]*[.E104])/((8.3+[.D104])*(8.3+[.D104])+[.E104]*[.E104])))*SIN((ATAN([.E104]/[.D104])-ATAN([.E104]/(8.3+[.D104])))/2)" office:value-type="float" office:value="32244.5773986908" calcext:value-type="float">
            <text:p>32244.577398690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5000" calcext:value-type="float">
            <text:p>5000</text:p>
          </table:table-cell>
          <table:table-cell table:style-name="ce1" table:formula="of:=[.A105]*1000000000000*2*PI()" office:value-type="float" office:value="3.14159265358979E+016" calcext:value-type="float">
            <text:p>3.14E+16</text:p>
          </table:table-cell>
          <table:table-cell table:style-name="ce1" table:formula="of:=[.J105]/([.A105]*1000000000000)*1000000" office:value-type="float" office:value="0.0599584916" calcext:value-type="float">
            <text:p>6.00E-02</text:p>
          </table:table-cell>
          <table:table-cell table:style-name="ce2" table:formula="of:=1-13.8*13.8*1E+030/([.B105]*[.B105]+1/9.3/9.3*1E+030)" office:value-type="float" office:value="0.807046198284016" calcext:value-type="float">
            <text:p>0.8070461983</text:p>
          </table:table-cell>
          <table:table-cell table:style-name="ce2" table:formula="of:=13.8*13.8/9.3*1E+045/[.B105]/([.B105]*[.B105]+1/9.3/9.3*1E+030)" office:value-type="float" office:value="0.00066042045874134" calcext:value-type="float">
            <text:p>0.0006604205</text:p>
          </table:table-cell>
          <table:table-cell table:formula="of:=[.B105]/[.J105]*2.20084" office:value-type="float" office:value="230630977.905607" calcext:value-type="float">
            <text:p>230630977.905607</text:p>
          </table:table-cell>
          <table:table-cell table:formula="of:=[.B105]/[.J105]" office:value-type="float" office:value="104792251.097584" calcext:value-type="float">
            <text:p>104792251.097584</text:p>
          </table:table-cell>
          <table:table-cell table:formula="of:=([.B105]/[.J105])*SQRT(SQRT(8.3*8.3*([.D105]*[.D105]+[.E105]*[.E105])/((8.3+[.D105])*(8.3+[.D105])+[.E105]*[.E105])))*COS((ATAN([.E105]/[.D105])-ATAN([.E105]/(8.3+[.D105])))/2)" office:value-type="float" office:value="89872885.6047745" calcext:value-type="float">
            <text:p>89872885.6047745</text:p>
          </table:table-cell>
          <table:table-cell table:style-name="ce2" table:formula="of:=([.B105]/[.J105])*SQRT(SQRT(8.3*8.3*([.D105]*[.D105]+[.E105]*[.E105])/((8.3+[.D105])*(8.3+[.D105])+[.E105]*[.E105])))*SIN((ATAN([.E105]/[.D105])-ATAN([.E105]/(8.3+[.D105])))/2)" office:value-type="float" office:value="33513.6152473888" calcext:value-type="float">
            <text:p>33513.615247388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918.03" calcext:value-type="float">
            <text:p>4918.03</text:p>
          </table:table-cell>
          <table:table-cell table:style-name="ce1" table:formula="of:=[.A106]*1000000000000*2*PI()" office:value-type="float" office:value="3.09008938362684E+016" calcext:value-type="float">
            <text:p>3.09E+16</text:p>
          </table:table-cell>
          <table:table-cell table:style-name="ce1" table:formula="of:=[.J106]/([.A106]*1000000000000)*1000000" office:value-type="float" office:value="0.0609578343361061" calcext:value-type="float">
            <text:p>6.10E-02</text:p>
          </table:table-cell>
          <table:table-cell table:style-name="ce2" table:formula="of:=1-13.8*13.8*1E+030/([.B106]*[.B106]+1/9.3/9.3*1E+030)" office:value-type="float" office:value="0.800560659114404" calcext:value-type="float">
            <text:p>0.8005606591</text:p>
          </table:table-cell>
          <table:table-cell table:style-name="ce2" table:formula="of:=13.8*13.8/9.3*1E+045/[.B106]/([.B106]*[.B106]+1/9.3/9.3*1E+030)" office:value-type="float" office:value="0.000693995796090398" calcext:value-type="float">
            <text:p>0.0006939958</text:p>
          </table:table-cell>
          <table:table-cell table:formula="of:=[.B106]/[.J106]*2.20084" office:value-type="float" office:value="226850013.653822" calcext:value-type="float">
            <text:p>226850013.653822</text:p>
          </table:table-cell>
          <table:table-cell table:formula="of:=[.B106]/[.J106]" office:value-type="float" office:value="103074286.93309" calcext:value-type="float">
            <text:p>103074286.93309</text:p>
          </table:table-cell>
          <table:table-cell table:formula="of:=([.B106]/[.J106])*SQRT(SQRT(8.3*8.3*([.D106]*[.D106]+[.E106]*[.E106])/((8.3+[.D106])*(8.3+[.D106])+[.E106]*[.E106])))*COS((ATAN([.E106]/[.D106])-ATAN([.E106]/(8.3+[.D106])))/2)" office:value-type="float" office:value="88074965.1560672" calcext:value-type="float">
            <text:p>88074965.1560672</text:p>
          </table:table-cell>
          <table:table-cell table:style-name="ce2" table:formula="of:=([.B106]/[.J106])*SQRT(SQRT(8.3*8.3*([.D106]*[.D106]+[.E106]*[.E106])/((8.3+[.D106])*(8.3+[.D106])+[.E106]*[.E106])))*SIN((ATAN([.E106]/[.D106])-ATAN([.E106]/(8.3+[.D106])))/2)" office:value-type="float" office:value="34817.286948673" calcext:value-type="float">
            <text:p>34817.28694867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838.71" calcext:value-type="float">
            <text:p>4838.71</text:p>
          </table:table-cell>
          <table:table-cell table:style-name="ce1" table:formula="of:=[.A107]*1000000000000*2*PI()" office:value-type="float" office:value="3.04025115777029E+016" calcext:value-type="float">
            <text:p>3.04E+16</text:p>
          </table:table-cell>
          <table:table-cell table:style-name="ce1" table:formula="of:=[.J107]/([.A107]*1000000000000)*1000000" office:value-type="float" office:value="0.0619571038561931" calcext:value-type="float">
            <text:p>6.20E-02</text:p>
          </table:table-cell>
          <table:table-cell table:style-name="ce2" table:formula="of:=1-13.8*13.8*1E+030/([.B107]*[.B107]+1/9.3/9.3*1E+030)" office:value-type="float" office:value="0.793968409448102" calcext:value-type="float">
            <text:p>0.7939684094</text:p>
          </table:table-cell>
          <table:table-cell table:style-name="ce2" table:formula="of:=13.8*13.8/9.3*1E+045/[.B107]/([.B107]*[.B107]+1/9.3/9.3*1E+030)" office:value-type="float" office:value="0.000728687641852381" calcext:value-type="float">
            <text:p>0.0007286876</text:p>
          </table:table-cell>
          <table:table-cell table:formula="of:=[.B107]/[.J107]*2.20084" office:value-type="float" office:value="223191283.820328" calcext:value-type="float">
            <text:p>223191283.820328</text:p>
          </table:table-cell>
          <table:table-cell table:formula="of:=[.B107]/[.J107]" office:value-type="float" office:value="101411862.661678" calcext:value-type="float">
            <text:p>101411862.661678</text:p>
          </table:table-cell>
          <table:table-cell table:formula="of:=([.B107]/[.J107])*SQRT(SQRT(8.3*8.3*([.D107]*[.D107]+[.E107]*[.E107])/((8.3+[.D107])*(8.3+[.D107])+[.E107]*[.E107])))*COS((ATAN([.E107]/[.D107])-ATAN([.E107]/(8.3+[.D107])))/2)" office:value-type="float" office:value="86328212.6545191" calcext:value-type="float">
            <text:p>86328212.6545191</text:p>
          </table:table-cell>
          <table:table-cell table:style-name="ce2" table:formula="of:=([.B107]/[.J107])*SQRT(SQRT(8.3*8.3*([.D107]*[.D107]+[.E107]*[.E107])/((8.3+[.D107])*(8.3+[.D107])+[.E107]*[.E107])))*SIN((ATAN([.E107]/[.D107])-ATAN([.E107]/(8.3+[.D107])))/2)" office:value-type="float" office:value="36156.4246048243" calcext:value-type="float">
            <text:p>36156.424604824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761.9" calcext:value-type="float">
            <text:p>4761.9</text:p>
          </table:table-cell>
          <table:table-cell table:style-name="ce1" table:formula="of:=[.A108]*1000000000000*2*PI()" office:value-type="float" office:value="2.99199001142585E+016" calcext:value-type="float">
            <text:p>2.99E+16</text:p>
          </table:table-cell>
          <table:table-cell table:style-name="ce1" table:formula="of:=[.J108]/([.A108]*1000000000000)*1000000" office:value-type="float" office:value="0.0629564791364791" calcext:value-type="float">
            <text:p>6.30E-02</text:p>
          </table:table-cell>
          <table:table-cell table:style-name="ce2" table:formula="of:=1-13.8*13.8*1E+030/([.B108]*[.B108]+1/9.3/9.3*1E+030)" office:value-type="float" office:value="0.787268263587803" calcext:value-type="float">
            <text:p>0.7872682636</text:p>
          </table:table-cell>
          <table:table-cell table:style-name="ce2" table:formula="of:=13.8*13.8/9.3*1E+045/[.B108]/([.B108]*[.B108]+1/9.3/9.3*1E+030)" office:value-type="float" office:value="0.000764520609093717" calcext:value-type="float">
            <text:p>0.0007645206</text:p>
          </table:table-cell>
          <table:table-cell table:formula="of:=[.B108]/[.J108]*2.20084" office:value-type="float" office:value="219648330.737742" calcext:value-type="float">
            <text:p>219648330.737742</text:p>
          </table:table-cell>
          <table:table-cell table:formula="of:=[.B108]/[.J108]" office:value-type="float" office:value="99802044.1003172" calcext:value-type="float">
            <text:p>99802044.1003172</text:p>
          </table:table-cell>
          <table:table-cell table:formula="of:=([.B108]/[.J108])*SQRT(SQRT(8.3*8.3*([.D108]*[.D108]+[.E108]*[.E108])/((8.3+[.D108])*(8.3+[.D108])+[.E108]*[.E108])))*COS((ATAN([.E108]/[.D108])-ATAN([.E108]/(8.3+[.D108])))/2)" office:value-type="float" office:value="84629785.3310649" calcext:value-type="float">
            <text:p>84629785.3310649</text:p>
          </table:table-cell>
          <table:table-cell table:style-name="ce2" table:formula="of:=([.B108]/[.J108])*SQRT(SQRT(8.3*8.3*([.D108]*[.D108]+[.E108]*[.E108])/((8.3+[.D108])*(8.3+[.D108])+[.E108]*[.E108])))*SIN((ATAN([.E108]/[.D108])-ATAN([.E108]/(8.3+[.D108])))/2)" office:value-type="float" office:value="37532.2256532092" calcext:value-type="float">
            <text:p>37532.225653209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687.5" calcext:value-type="float">
            <text:p>4687.5</text:p>
          </table:table-cell>
          <table:table-cell table:style-name="ce1" table:formula="of:=[.A109]*1000000000000*2*PI()" office:value-type="float" office:value="2.94524311274043E+016" calcext:value-type="float">
            <text:p>2.95E+16</text:p>
          </table:table-cell>
          <table:table-cell table:style-name="ce1" table:formula="of:=[.J109]/([.A109]*1000000000000)*1000000" office:value-type="float" office:value="0.0639557243733333" calcext:value-type="float">
            <text:p>6.40E-02</text:p>
          </table:table-cell>
          <table:table-cell table:style-name="ce2" table:formula="of:=1-13.8*13.8*1E+030/([.B109]*[.B109]+1/9.3/9.3*1E+030)" office:value-type="float" office:value="0.780461806608468" calcext:value-type="float">
            <text:p>0.7804618066</text:p>
          </table:table-cell>
          <table:table-cell table:style-name="ce2" table:formula="of:=13.8*13.8/9.3*1E+045/[.B109]/([.B109]*[.B109]+1/9.3/9.3*1E+030)" office:value-type="float" office:value="0.000801504543099108" calcext:value-type="float">
            <text:p>0.0008015045</text:p>
          </table:table-cell>
          <table:table-cell table:formula="of:=[.B109]/[.J109]*2.20084" office:value-type="float" office:value="216216541.786506" calcext:value-type="float">
            <text:p>216216541.786506</text:p>
          </table:table-cell>
          <table:table-cell table:formula="of:=[.B109]/[.J109]" office:value-type="float" office:value="98242735.4039851" calcext:value-type="float">
            <text:p>98242735.4039851</text:p>
          </table:table-cell>
          <table:table-cell table:formula="of:=([.B109]/[.J109])*SQRT(SQRT(8.3*8.3*([.D109]*[.D109]+[.E109]*[.E109])/((8.3+[.D109])*(8.3+[.D109])+[.E109]*[.E109])))*COS((ATAN([.E109]/[.D109])-ATAN([.E109]/(8.3+[.D109])))/2)" office:value-type="float" office:value="82977704.7439223" calcext:value-type="float">
            <text:p>82977704.7439223</text:p>
          </table:table-cell>
          <table:table-cell table:style-name="ce2" table:formula="of:=([.B109]/[.J109])*SQRT(SQRT(8.3*8.3*([.D109]*[.D109]+[.E109]*[.E109])/((8.3+[.D109])*(8.3+[.D109])+[.E109]*[.E109])))*SIN((ATAN([.E109]/[.D109])-ATAN([.E109]/(8.3+[.D109])))/2)" office:value-type="float" office:value="38945.3648410934" calcext:value-type="float">
            <text:p>38945.364841093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615.38" calcext:value-type="float">
            <text:p>4615.38</text:p>
          </table:table-cell>
          <table:table-cell table:style-name="ce1" table:formula="of:=[.A110]*1000000000000*2*PI()" office:value-type="float" office:value="2.89992878030505E+016" calcext:value-type="float">
            <text:p>2.90E+16</text:p>
          </table:table-cell>
          <table:table-cell table:style-name="ce1" table:formula="of:=[.J110]/([.A110]*1000000000000)*1000000" office:value-type="float" office:value="0.0649550975217642" calcext:value-type="float">
            <text:p>6.50E-02</text:p>
          </table:table-cell>
          <table:table-cell table:style-name="ce2" table:formula="of:=1-13.8*13.8*1E+030/([.B110]*[.B110]+1/9.3/9.3*1E+030)" office:value-type="float" office:value="0.77354728203308" calcext:value-type="float">
            <text:p>0.773547282</text:p>
          </table:table-cell>
          <table:table-cell table:style-name="ce2" table:formula="of:=13.8*13.8/9.3*1E+045/[.B110]/([.B110]*[.B110]+1/9.3/9.3*1E+030)" office:value-type="float" office:value="0.00083966733202108" calcext:value-type="float">
            <text:p>0.0008396673</text:p>
          </table:table-cell>
          <table:table-cell table:formula="of:=[.B110]/[.J110]*2.20084" office:value-type="float" office:value="212889920.561196" calcext:value-type="float">
            <text:p>212889920.561196</text:p>
          </table:table-cell>
          <table:table-cell table:formula="of:=[.B110]/[.J110]" office:value-type="float" office:value="96731211.9741535" calcext:value-type="float">
            <text:p>96731211.9741535</text:p>
          </table:table-cell>
          <table:table-cell table:formula="of:=([.B110]/[.J110])*SQRT(SQRT(8.3*8.3*([.D110]*[.D110]+[.E110]*[.E110])/((8.3+[.D110])*(8.3+[.D110])+[.E110]*[.E110])))*COS((ATAN([.E110]/[.D110])-ATAN([.E110]/(8.3+[.D110])))/2)" office:value-type="float" office:value="81369308.9771763" calcext:value-type="float">
            <text:p>81369308.9771763</text:p>
          </table:table-cell>
          <table:table-cell table:style-name="ce2" table:formula="of:=([.B110]/[.J110])*SQRT(SQRT(8.3*8.3*([.D110]*[.D110]+[.E110]*[.E110])/((8.3+[.D110])*(8.3+[.D110])+[.E110]*[.E110])))*SIN((ATAN([.E110]/[.D110])-ATAN([.E110]/(8.3+[.D110])))/2)" office:value-type="float" office:value="40397.2553575495" calcext:value-type="float">
            <text:p>40397.255357549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545.45" calcext:value-type="float">
            <text:p>4545.45</text:p>
          </table:table-cell>
          <table:table-cell table:style-name="ce1" table:formula="of:=[.A111]*1000000000000*2*PI()" office:value-type="float" office:value="2.85599046545195E+016" calcext:value-type="float">
            <text:p>2.86E+16</text:p>
          </table:table-cell>
          <table:table-cell table:style-name="ce1" table:formula="of:=[.J111]/([.A111]*1000000000000)*1000000" office:value-type="float" office:value="0.0659544067144067" calcext:value-type="float">
            <text:p>6.60E-02</text:p>
          </table:table-cell>
          <table:table-cell table:style-name="ce2" table:formula="of:=1-13.8*13.8*1E+030/([.B111]*[.B111]+1/9.3/9.3*1E+030)" office:value-type="float" office:value="0.766526007345199" calcext:value-type="float">
            <text:p>0.7665260073</text:p>
          </table:table-cell>
          <table:table-cell table:style-name="ce2" table:formula="of:=13.8*13.8/9.3*1E+045/[.B111]/([.B111]*[.B111]+1/9.3/9.3*1E+030)" office:value-type="float" office:value="0.000879020105167497" calcext:value-type="float">
            <text:p>0.0008790201</text:p>
          </table:table-cell>
          <table:table-cell table:formula="of:=[.B111]/[.J111]*2.20084" office:value-type="float" office:value="209664315.704209" calcext:value-type="float">
            <text:p>209664315.704209</text:p>
          </table:table-cell>
          <table:table-cell table:formula="of:=[.B111]/[.J111]" office:value-type="float" office:value="95265587.5503029" calcext:value-type="float">
            <text:p>95265587.5503029</text:p>
          </table:table-cell>
          <table:table-cell table:formula="of:=([.B111]/[.J111])*SQRT(SQRT(8.3*8.3*([.D111]*[.D111]+[.E111]*[.E111])/((8.3+[.D111])*(8.3+[.D111])+[.E111]*[.E111])))*COS((ATAN([.E111]/[.D111])-ATAN([.E111]/(8.3+[.D111])))/2)" office:value-type="float" office:value="79802807.4218219" calcext:value-type="float">
            <text:p>79802807.4218219</text:p>
          </table:table-cell>
          <table:table-cell table:style-name="ce2" table:formula="of:=([.B111]/[.J111])*SQRT(SQRT(8.3*8.3*([.D111]*[.D111]+[.E111]*[.E111])/((8.3+[.D111])*(8.3+[.D111])+[.E111]*[.E111])))*SIN((ATAN([.E111]/[.D111])-ATAN([.E111]/(8.3+[.D111])))/2)" office:value-type="float" office:value="41888.7210752512" calcext:value-type="float">
            <text:p>41888.721075251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477.61" calcext:value-type="float">
            <text:p>4477.61</text:p>
          </table:table-cell>
          <table:table-cell table:style-name="ce1" table:formula="of:=[.A112]*1000000000000*2*PI()" office:value-type="float" office:value="2.81336533632804E+016" calcext:value-type="float">
            <text:p>2.81E+16</text:p>
          </table:table-cell>
          <table:table-cell table:style-name="ce1" table:formula="of:=[.J112]/([.A112]*1000000000000)*1000000" office:value-type="float" office:value="0.0669536779665938" calcext:value-type="float">
            <text:p>6.70E-02</text:p>
          </table:table-cell>
          <table:table-cell table:style-name="ce2" table:formula="of:=1-13.8*13.8*1E+030/([.B112]*[.B112]+1/9.3/9.3*1E+030)" office:value-type="float" office:value="0.759397816426633" calcext:value-type="float">
            <text:p>0.7593978164</text:p>
          </table:table-cell>
          <table:table-cell table:style-name="ce2" table:formula="of:=13.8*13.8/9.3*1E+045/[.B112]/([.B112]*[.B112]+1/9.3/9.3*1E+030)" office:value-type="float" office:value="0.000919582046480226" calcext:value-type="float">
            <text:p>0.000919582</text:p>
          </table:table-cell>
          <table:table-cell table:formula="of:=[.B112]/[.J112]*2.20084" office:value-type="float" office:value="206535114.595985" calcext:value-type="float">
            <text:p>206535114.595985</text:p>
          </table:table-cell>
          <table:table-cell table:formula="of:=[.B112]/[.J112]" office:value-type="float" office:value="93843766.2874108" calcext:value-type="float">
            <text:p>93843766.2874108</text:p>
          </table:table-cell>
          <table:table-cell table:formula="of:=([.B112]/[.J112])*SQRT(SQRT(8.3*8.3*([.D112]*[.D112]+[.E112]*[.E112])/((8.3+[.D112])*(8.3+[.D112])+[.E112]*[.E112])))*COS((ATAN([.E112]/[.D112])-ATAN([.E112]/(8.3+[.D112])))/2)" office:value-type="float" office:value="78276171.0002263" calcext:value-type="float">
            <text:p>78276171.0002263</text:p>
          </table:table-cell>
          <table:table-cell table:style-name="ce2" table:formula="of:=([.B112]/[.J112])*SQRT(SQRT(8.3*8.3*([.D112]*[.D112]+[.E112]*[.E112])/((8.3+[.D112])*(8.3+[.D112])+[.E112]*[.E112])))*SIN((ATAN([.E112]/[.D112])-ATAN([.E112]/(8.3+[.D112])))/2)" office:value-type="float" office:value="43420.9470783881" calcext:value-type="float">
            <text:p>43420.947078388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411.76" calcext:value-type="float">
            <text:p>4411.76</text:p>
          </table:table-cell>
          <table:table-cell table:style-name="ce1" table:formula="of:=[.A113]*1000000000000*2*PI()" office:value-type="float" office:value="2.77199056108026E+016" calcext:value-type="float">
            <text:p>2.77E+16</text:p>
          </table:table-cell>
          <table:table-cell table:style-name="ce1" table:formula="of:=[.J113]/([.A113]*1000000000000)*1000000" office:value-type="float" office:value="0.0679530296298983" calcext:value-type="float">
            <text:p>6.80E-02</text:p>
          </table:table-cell>
          <table:table-cell table:style-name="ce2" table:formula="of:=1-13.8*13.8*1E+030/([.B113]*[.B113]+1/9.3/9.3*1E+030)" office:value-type="float" office:value="0.75216185847459" calcext:value-type="float">
            <text:p>0.7521618585</text:p>
          </table:table-cell>
          <table:table-cell table:style-name="ce2" table:formula="of:=13.8*13.8/9.3*1E+045/[.B113]/([.B113]*[.B113]+1/9.3/9.3*1E+030)" office:value-type="float" office:value="0.000961376380705589" calcext:value-type="float">
            <text:p>0.0009613764</text:p>
          </table:table-cell>
          <table:table-cell table:formula="of:=[.B113]/[.J113]*2.20084" office:value-type="float" office:value="203497704.616968" calcext:value-type="float">
            <text:p>203497704.616968</text:p>
          </table:table-cell>
          <table:table-cell table:formula="of:=[.B113]/[.J113]" office:value-type="float" office:value="92463652.3404555" calcext:value-type="float">
            <text:p>92463652.3404555</text:p>
          </table:table-cell>
          <table:table-cell table:formula="of:=([.B113]/[.J113])*SQRT(SQRT(8.3*8.3*([.D113]*[.D113]+[.E113]*[.E113])/((8.3+[.D113])*(8.3+[.D113])+[.E113]*[.E113])))*COS((ATAN([.E113]/[.D113])-ATAN([.E113]/(8.3+[.D113])))/2)" office:value-type="float" office:value="76787351.7797673" calcext:value-type="float">
            <text:p>76787351.7797673</text:p>
          </table:table-cell>
          <table:table-cell table:style-name="ce2" table:formula="of:=([.B113]/[.J113])*SQRT(SQRT(8.3*8.3*([.D113]*[.D113]+[.E113]*[.E113])/((8.3+[.D113])*(8.3+[.D113])+[.E113]*[.E113])))*SIN((ATAN([.E113]/[.D113])-ATAN([.E113]/(8.3+[.D113])))/2)" office:value-type="float" office:value="44995.3266526248" calcext:value-type="float">
            <text:p>44995.326652624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347.83" calcext:value-type="float">
            <text:p>4347.83</text:p>
          </table:table-cell>
          <table:table-cell table:style-name="ce1" table:formula="of:=[.A114]*1000000000000*2*PI()" office:value-type="float" office:value="2.73182215741146E+016" calcext:value-type="float">
            <text:p>2.73E+16</text:p>
          </table:table-cell>
          <table:table-cell table:style-name="ce1" table:formula="of:=[.J114]/([.A114]*1000000000000)*1000000" office:value-type="float" office:value="0.068952203283017" calcext:value-type="float">
            <text:p>6.90E-02</text:p>
          </table:table-cell>
          <table:table-cell table:style-name="ce2" table:formula="of:=1-13.8*13.8*1E+030/([.B114]*[.B114]+1/9.3/9.3*1E+030)" office:value-type="float" office:value="0.744820020612781" calcext:value-type="float">
            <text:p>0.7448200206</text:p>
          </table:table-cell>
          <table:table-cell table:style-name="ce2" table:formula="of:=13.8*13.8/9.3*1E+045/[.B114]/([.B114]*[.B114]+1/9.3/9.3*1E+030)" office:value-type="float" office:value="0.00100441045865851" calcext:value-type="float">
            <text:p>0.0010044105</text:p>
          </table:table-cell>
          <table:table-cell table:formula="of:=[.B114]/[.J114]*2.20084" office:value-type="float" office:value="200548856.933467" calcext:value-type="float">
            <text:p>200548856.933467</text:p>
          </table:table-cell>
          <table:table-cell table:formula="of:=[.B114]/[.J114]" office:value-type="float" office:value="91123778.6179217" calcext:value-type="float">
            <text:p>91123778.6179217</text:p>
          </table:table-cell>
          <table:table-cell table:formula="of:=([.B114]/[.J114])*SQRT(SQRT(8.3*8.3*([.D114]*[.D114]+[.E114]*[.E114])/((8.3+[.D114])*(8.3+[.D114])+[.E114]*[.E114])))*COS((ATAN([.E114]/[.D114])-ATAN([.E114]/(8.3+[.D114])))/2)" office:value-type="float" office:value="75334964.1030122" calcext:value-type="float">
            <text:p>75334964.1030122</text:p>
          </table:table-cell>
          <table:table-cell table:style-name="ce2" table:formula="of:=([.B114]/[.J114])*SQRT(SQRT(8.3*8.3*([.D114]*[.D114]+[.E114]*[.E114])/((8.3+[.D114])*(8.3+[.D114])+[.E114]*[.E114])))*SIN((ATAN([.E114]/[.D114])-ATAN([.E114]/(8.3+[.D114])))/2)" office:value-type="float" office:value="46612.7156960917" calcext:value-type="float">
            <text:p>46612.715696091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285.71" calcext:value-type="float">
            <text:p>4285.71</text:p>
          </table:table-cell>
          <table:table-cell table:style-name="ce1" table:formula="of:=[.A115]*1000000000000*2*PI()" office:value-type="float" office:value="2.69279101028326E+016" calcext:value-type="float">
            <text:p>2.69E+16</text:p>
          </table:table-cell>
          <table:table-cell table:style-name="ce1" table:formula="of:=[.J115]/([.A115]*1000000000000)*1000000" office:value-type="float" office:value="0.0699516434849768" calcext:value-type="float">
            <text:p>7.00E-02</text:p>
          </table:table-cell>
          <table:table-cell table:style-name="ce2" table:formula="of:=1-13.8*13.8*1E+030/([.B115]*[.B115]+1/9.3/9.3*1E+030)" office:value-type="float" office:value="0.737369022302854" calcext:value-type="float">
            <text:p>0.7373690223</text:p>
          </table:table-cell>
          <table:table-cell table:style-name="ce2" table:formula="of:=13.8*13.8/9.3*1E+045/[.B115]/([.B115]*[.B115]+1/9.3/9.3*1E+030)" office:value-type="float" office:value="0.00104872193820906" calcext:value-type="float">
            <text:p>0.0010487219</text:p>
          </table:table-cell>
          <table:table-cell table:formula="of:=[.B115]/[.J115]*2.20084" office:value-type="float" office:value="197683497.663968" calcext:value-type="float">
            <text:p>197683497.663968</text:p>
          </table:table-cell>
          <table:table-cell table:formula="of:=[.B115]/[.J115]" office:value-type="float" office:value="89821839.6902854" calcext:value-type="float">
            <text:p>89821839.6902854</text:p>
          </table:table-cell>
          <table:table-cell table:formula="of:=([.B115]/[.J115])*SQRT(SQRT(8.3*8.3*([.D115]*[.D115]+[.E115]*[.E115])/((8.3+[.D115])*(8.3+[.D115])+[.E115]*[.E115])))*COS((ATAN([.E115]/[.D115])-ATAN([.E115]/(8.3+[.D115])))/2)" office:value-type="float" office:value="73916697.2905501" calcext:value-type="float">
            <text:p>73916697.2905501</text:p>
          </table:table-cell>
          <table:table-cell table:style-name="ce2" table:formula="of:=([.B115]/[.J115])*SQRT(SQRT(8.3*8.3*([.D115]*[.D115]+[.E115]*[.E115])/((8.3+[.D115])*(8.3+[.D115])+[.E115]*[.E115])))*SIN((ATAN([.E115]/[.D115])-ATAN([.E115]/(8.3+[.D115])))/2)" office:value-type="float" office:value="48275.173354344" calcext:value-type="float">
            <text:p>48275.17335434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225.35" calcext:value-type="float">
            <text:p>4225.35</text:p>
          </table:table-cell>
          <table:table-cell table:style-name="ce1" table:formula="of:=[.A116]*1000000000000*2*PI()" office:value-type="float" office:value="2.65486570376913E+016" calcext:value-type="float">
            <text:p>2.65E+16</text:p>
          </table:table-cell>
          <table:table-cell table:style-name="ce1" table:formula="of:=[.J116]/([.A116]*1000000000000)*1000000" office:value-type="float" office:value="0.0709509172021253" calcext:value-type="float">
            <text:p>7.10E-02</text:p>
          </table:table-cell>
          <table:table-cell table:style-name="ce2" table:formula="of:=1-13.8*13.8*1E+030/([.B116]*[.B116]+1/9.3/9.3*1E+030)" office:value-type="float" office:value="0.729812076076534" calcext:value-type="float">
            <text:p>0.7298120761</text:p>
          </table:table-cell>
          <table:table-cell table:style-name="ce2" table:formula="of:=13.8*13.8/9.3*1E+045/[.B116]/([.B116]*[.B116]+1/9.3/9.3*1E+030)" office:value-type="float" office:value="0.00109431015274186" calcext:value-type="float">
            <text:p>0.0010943102</text:p>
          </table:table-cell>
          <table:table-cell table:formula="of:=[.B116]/[.J116]*2.20084" office:value-type="float" office:value="194899320.498692" calcext:value-type="float">
            <text:p>194899320.498692</text:p>
          </table:table-cell>
          <table:table-cell table:formula="of:=[.B116]/[.J116]" office:value-type="float" office:value="88556787.6350355" calcext:value-type="float">
            <text:p>88556787.6350355</text:p>
          </table:table-cell>
          <table:table-cell table:formula="of:=([.B116]/[.J116])*SQRT(SQRT(8.3*8.3*([.D116]*[.D116]+[.E116]*[.E116])/((8.3+[.D116])*(8.3+[.D116])+[.E116]*[.E116])))*COS((ATAN([.E116]/[.D116])-ATAN([.E116]/(8.3+[.D116])))/2)" office:value-type="float" office:value="72531591.4223502" calcext:value-type="float">
            <text:p>72531591.4223502</text:p>
          </table:table-cell>
          <table:table-cell table:style-name="ce2" table:formula="of:=([.B116]/[.J116])*SQRT(SQRT(8.3*8.3*([.D116]*[.D116]+[.E116]*[.E116])/((8.3+[.D116])*(8.3+[.D116])+[.E116]*[.E116])))*SIN((ATAN([.E116]/[.D116])-ATAN([.E116]/(8.3+[.D116])))/2)" office:value-type="float" office:value="49983.3878612439" calcext:value-type="float">
            <text:p>49983.387861243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166.67" calcext:value-type="float">
            <text:p>4166.67</text:p>
          </table:table-cell>
          <table:table-cell table:style-name="ce1" table:formula="of:=[.A117]*1000000000000*2*PI()" office:value-type="float" office:value="2.6179959723866E+016" calcext:value-type="float">
            <text:p>2.62E+16</text:p>
          </table:table-cell>
          <table:table-cell table:style-name="ce1" table:formula="of:=[.J117]/([.A117]*1000000000000)*1000000" office:value-type="float" office:value="0.0719501323598941" calcext:value-type="float">
            <text:p>7.20E-02</text:p>
          </table:table-cell>
          <table:table-cell table:style-name="ce2" table:formula="of:=1-13.8*13.8*1E+030/([.B117]*[.B117]+1/9.3/9.3*1E+030)" office:value-type="float" office:value="0.72214840225741" calcext:value-type="float">
            <text:p>0.7221484023</text:p>
          </table:table-cell>
          <table:table-cell table:style-name="ce2" table:formula="of:=13.8*13.8/9.3*1E+045/[.B117]/([.B117]*[.B117]+1/9.3/9.3*1E+030)" office:value-type="float" office:value="0.00114119793160202" calcext:value-type="float">
            <text:p>0.0011411979</text:p>
          </table:table-cell>
          <table:table-cell table:formula="of:=[.B117]/[.J117]*2.20084" office:value-type="float" office:value="192192635.341991" calcext:value-type="float">
            <text:p>192192635.341991</text:p>
          </table:table-cell>
          <table:table-cell table:formula="of:=[.B117]/[.J117]" office:value-type="float" office:value="87326945.7761543" calcext:value-type="float">
            <text:p>87326945.7761543</text:p>
          </table:table-cell>
          <table:table-cell table:formula="of:=([.B117]/[.J117])*SQRT(SQRT(8.3*8.3*([.D117]*[.D117]+[.E117]*[.E117])/((8.3+[.D117])*(8.3+[.D117])+[.E117]*[.E117])))*COS((ATAN([.E117]/[.D117])-ATAN([.E117]/(8.3+[.D117])))/2)" office:value-type="float" office:value="71177989.4106992" calcext:value-type="float">
            <text:p>71177989.4106992</text:p>
          </table:table-cell>
          <table:table-cell table:style-name="ce2" table:formula="of:=([.B117]/[.J117])*SQRT(SQRT(8.3*8.3*([.D117]*[.D117]+[.E117]*[.E117])/((8.3+[.D117])*(8.3+[.D117])+[.E117]*[.E117])))*SIN((ATAN([.E117]/[.D117])-ATAN([.E117]/(8.3+[.D117])))/2)" office:value-type="float" office:value="51739.0024815008" calcext:value-type="float">
            <text:p>51739.002481500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109.59" calcext:value-type="float">
            <text:p>4109.59</text:p>
          </table:table-cell>
          <table:table-cell table:style-name="ce1" table:formula="of:=[.A118]*1000000000000*2*PI()" office:value-type="float" office:value="2.58213155065322E+016" calcext:value-type="float">
            <text:p>2.58E+16</text:p>
          </table:table-cell>
          <table:table-cell table:style-name="ce1" table:formula="of:=[.J118]/([.A118]*1000000000000)*1000000" office:value-type="float" office:value="0.0729494810917877" calcext:value-type="float">
            <text:p>7.29E-02</text:p>
          </table:table-cell>
          <table:table-cell table:style-name="ce2" table:formula="of:=1-13.8*13.8*1E+030/([.B118]*[.B118]+1/9.3/9.3*1E+030)" office:value-type="float" office:value="0.71437651547076" calcext:value-type="float">
            <text:p>0.7143765155</text:p>
          </table:table-cell>
          <table:table-cell table:style-name="ce2" table:formula="of:=13.8*13.8/9.3*1E+045/[.B118]/([.B118]*[.B118]+1/9.3/9.3*1E+030)" office:value-type="float" office:value="0.00118941277913526" calcext:value-type="float">
            <text:p>0.0011894128</text:p>
          </table:table-cell>
          <table:table-cell table:formula="of:=[.B118]/[.J118]*2.20084" office:value-type="float" office:value="189559752.098221" calcext:value-type="float">
            <text:p>189559752.098221</text:p>
          </table:table-cell>
          <table:table-cell table:formula="of:=[.B118]/[.J118]" office:value-type="float" office:value="86130637.4376243" calcext:value-type="float">
            <text:p>86130637.4376243</text:p>
          </table:table-cell>
          <table:table-cell table:formula="of:=([.B118]/[.J118])*SQRT(SQRT(8.3*8.3*([.D118]*[.D118]+[.E118]*[.E118])/((8.3+[.D118])*(8.3+[.D118])+[.E118]*[.E118])))*COS((ATAN([.E118]/[.D118])-ATAN([.E118]/(8.3+[.D118])))/2)" office:value-type="float" office:value="69854215.0158304" calcext:value-type="float">
            <text:p>69854215.0158304</text:p>
          </table:table-cell>
          <table:table-cell table:style-name="ce2" table:formula="of:=([.B118]/[.J118])*SQRT(SQRT(8.3*8.3*([.D118]*[.D118]+[.E118]*[.E118])/((8.3+[.D118])*(8.3+[.D118])+[.E118]*[.E118])))*SIN((ATAN([.E118]/[.D118])-ATAN([.E118]/(8.3+[.D118])))/2)" office:value-type="float" office:value="53543.9122367207" calcext:value-type="float">
            <text:p>53543.912236720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054.05" calcext:value-type="float">
            <text:p>4054.05</text:p>
          </table:table-cell>
          <table:table-cell table:style-name="ce1" table:formula="of:=[.A119]*1000000000000*2*PI()" office:value-type="float" office:value="2.54723473945714E+016" calcext:value-type="float">
            <text:p>2.55E+16</text:p>
          </table:table-cell>
          <table:table-cell table:style-name="ce1" table:formula="of:=[.J119]/([.A119]*1000000000000)*1000000" office:value-type="float" office:value="0.0739488802555469" calcext:value-type="float">
            <text:p>7.39E-02</text:p>
          </table:table-cell>
          <table:table-cell table:style-name="ce2" table:formula="of:=1-13.8*13.8*1E+030/([.B119]*[.B119]+1/9.3/9.3*1E+030)" office:value-type="float" office:value="0.706497033007999" calcext:value-type="float">
            <text:p>0.706497033</text:p>
          </table:table-cell>
          <table:table-cell table:style-name="ce2" table:formula="of:=13.8*13.8/9.3*1E+045/[.B119]/([.B119]*[.B119]+1/9.3/9.3*1E+030)" office:value-type="float" office:value="0.00123896939404454" calcext:value-type="float">
            <text:p>0.0012389694</text:p>
          </table:table-cell>
          <table:table-cell table:formula="of:=[.B119]/[.J119]*2.20084" office:value-type="float" office:value="186997903.195645" calcext:value-type="float">
            <text:p>186997903.195645</text:p>
          </table:table-cell>
          <table:table-cell table:formula="of:=[.B119]/[.J119]" office:value-type="float" office:value="84966605.1124322" calcext:value-type="float">
            <text:p>84966605.1124322</text:p>
          </table:table-cell>
          <table:table-cell table:formula="of:=([.B119]/[.J119])*SQRT(SQRT(8.3*8.3*([.D119]*[.D119]+[.E119]*[.E119])/((8.3+[.D119])*(8.3+[.D119])+[.E119]*[.E119])))*COS((ATAN([.E119]/[.D119])-ATAN([.E119]/(8.3+[.D119])))/2)" office:value-type="float" office:value="68559038.5260824" calcext:value-type="float">
            <text:p>68559038.5260824</text:p>
          </table:table-cell>
          <table:table-cell table:style-name="ce2" table:formula="of:=([.B119]/[.J119])*SQRT(SQRT(8.3*8.3*([.D119]*[.D119]+[.E119]*[.E119])/((8.3+[.D119])*(8.3+[.D119])+[.E119]*[.E119])))*SIN((ATAN([.E119]/[.D119])-ATAN([.E119]/(8.3+[.D119])))/2)" office:value-type="float" office:value="55399.6157372179" calcext:value-type="float">
            <text:p>55399.615737217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000" calcext:value-type="float">
            <text:p>4000</text:p>
          </table:table-cell>
          <table:table-cell table:style-name="ce1" table:formula="of:=[.A120]*1000000000000*2*PI()" office:value-type="float" office:value="2.51327412287183E+016" calcext:value-type="float">
            <text:p>2.51E+16</text:p>
          </table:table-cell>
          <table:table-cell table:style-name="ce1" table:formula="of:=[.J120]/([.A120]*1000000000000)*1000000" office:value-type="float" office:value="0.0749481145" calcext:value-type="float">
            <text:p>7.49E-02</text:p>
          </table:table-cell>
          <table:table-cell table:style-name="ce2" table:formula="of:=1-13.8*13.8*1E+030/([.B120]*[.B120]+1/9.3/9.3*1E+030)" office:value-type="float" office:value="0.69851167147307" calcext:value-type="float">
            <text:p>0.6985116715</text:p>
          </table:table-cell>
          <table:table-cell table:style-name="ce2" table:formula="of:=13.8*13.8/9.3*1E+045/[.B120]/([.B120]*[.B120]+1/9.3/9.3*1E+030)" office:value-type="float" office:value="0.00128987520885952" calcext:value-type="float">
            <text:p>0.0012898752</text:p>
          </table:table-cell>
          <table:table-cell table:formula="of:=[.B120]/[.J120]*2.20084" office:value-type="float" office:value="184504782.324485" calcext:value-type="float">
            <text:p>184504782.324485</text:p>
          </table:table-cell>
          <table:table-cell table:formula="of:=[.B120]/[.J120]" office:value-type="float" office:value="83833800.8780671" calcext:value-type="float">
            <text:p>83833800.8780671</text:p>
          </table:table-cell>
          <table:table-cell table:formula="of:=([.B120]/[.J120])*SQRT(SQRT(8.3*8.3*([.D120]*[.D120]+[.E120]*[.E120])/((8.3+[.D120])*(8.3+[.D120])+[.E120]*[.E120])))*COS((ATAN([.E120]/[.D120])-ATAN([.E120]/(8.3+[.D120])))/2)" office:value-type="float" office:value="67291452.8329358" calcext:value-type="float">
            <text:p>67291452.8329358</text:p>
          </table:table-cell>
          <table:table-cell table:style-name="ce2" table:formula="of:=([.B120]/[.J120])*SQRT(SQRT(8.3*8.3*([.D120]*[.D120]+[.E120]*[.E120])/((8.3+[.D120])*(8.3+[.D120])+[.E120]*[.E120])))*SIN((ATAN([.E120]/[.D120])-ATAN([.E120]/(8.3+[.D120])))/2)" office:value-type="float" office:value="57307.4278091425" calcext:value-type="float">
            <text:p>57307.427809142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947.37" calcext:value-type="float">
            <text:p>3947.37</text:p>
          </table:table-cell>
          <table:table-cell table:style-name="ce1" table:formula="of:=[.A121]*1000000000000*2*PI()" office:value-type="float" office:value="2.48020571860015E+016" calcext:value-type="float">
            <text:p>2.48E+16</text:p>
          </table:table-cell>
          <table:table-cell table:style-name="ce1" table:formula="of:=[.J121]/([.A121]*1000000000000)*1000000" office:value-type="float" office:value="0.0759473923143764" calcext:value-type="float">
            <text:p>7.59E-02</text:p>
          </table:table-cell>
          <table:table-cell table:style-name="ce2" table:formula="of:=1-13.8*13.8*1E+030/([.B121]*[.B121]+1/9.3/9.3*1E+030)" office:value-type="float" office:value="0.690418784563967" calcext:value-type="float">
            <text:p>0.6904187846</text:p>
          </table:table-cell>
          <table:table-cell table:style-name="ce2" table:formula="of:=13.8*13.8/9.3*1E+045/[.B121]/([.B121]*[.B121]+1/9.3/9.3*1E+030)" office:value-type="float" office:value="0.0013421589380838" calcext:value-type="float">
            <text:p>0.0013421589</text:p>
          </table:table-cell>
          <table:table-cell table:formula="of:=[.B121]/[.J121]*2.20084" office:value-type="float" office:value="182077160.651051" calcext:value-type="float">
            <text:p>182077160.651051</text:p>
          </table:table-cell>
          <table:table-cell table:formula="of:=[.B121]/[.J121]" office:value-type="float" office:value="82730757.6430142" calcext:value-type="float">
            <text:p>82730757.6430142</text:p>
          </table:table-cell>
          <table:table-cell table:formula="of:=([.B121]/[.J121])*SQRT(SQRT(8.3*8.3*([.D121]*[.D121]+[.E121]*[.E121])/((8.3+[.D121])*(8.3+[.D121])+[.E121]*[.E121])))*COS((ATAN([.E121]/[.D121])-ATAN([.E121]/(8.3+[.D121])))/2)" office:value-type="float" office:value="66049969.1629937" calcext:value-type="float">
            <text:p>66049969.1629937</text:p>
          </table:table-cell>
          <table:table-cell table:style-name="ce2" table:formula="of:=([.B121]/[.J121])*SQRT(SQRT(8.3*8.3*([.D121]*[.D121]+[.E121]*[.E121])/((8.3+[.D121])*(8.3+[.D121])+[.E121]*[.E121])))*SIN((ATAN([.E121]/[.D121])-ATAN([.E121]/(8.3+[.D121])))/2)" office:value-type="float" office:value="59269.5550589913" calcext:value-type="float">
            <text:p>59269.555058991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896.1" calcext:value-type="float">
            <text:p>3896.1</text:p>
          </table:table-cell>
          <table:table-cell table:style-name="ce1" table:formula="of:=[.A122]*1000000000000*2*PI()" office:value-type="float" office:value="2.44799182753024E+016" calcext:value-type="float">
            <text:p>2.45E+16</text:p>
          </table:table-cell>
          <table:table-cell table:style-name="ce1" table:formula="of:=[.J122]/([.A122]*1000000000000)*1000000" office:value-type="float" office:value="0.0769468078334745" calcext:value-type="float">
            <text:p>7.69E-02</text:p>
          </table:table-cell>
          <table:table-cell table:style-name="ce2" table:formula="of:=1-13.8*13.8*1E+030/([.B122]*[.B122]+1/9.3/9.3*1E+030)" office:value-type="float" office:value="0.682217581058519" calcext:value-type="float">
            <text:p>0.6822175811</text:p>
          </table:table-cell>
          <table:table-cell table:style-name="ce2" table:formula="of:=13.8*13.8/9.3*1E+045/[.B122]/([.B122]*[.B122]+1/9.3/9.3*1E+030)" office:value-type="float" office:value="0.0013958442258701" calcext:value-type="float">
            <text:p>0.0013958442</text:p>
          </table:table-cell>
          <table:table-cell table:formula="of:=[.B122]/[.J122]*2.20084" office:value-type="float" office:value="179712270.603607" calcext:value-type="float">
            <text:p>179712270.603607</text:p>
          </table:table-cell>
          <table:table-cell table:formula="of:=[.B122]/[.J122]" office:value-type="float" office:value="81656217.9002595" calcext:value-type="float">
            <text:p>81656217.9002595</text:p>
          </table:table-cell>
          <table:table-cell table:formula="of:=([.B122]/[.J122])*SQRT(SQRT(8.3*8.3*([.D122]*[.D122]+[.E122]*[.E122])/((8.3+[.D122])*(8.3+[.D122])+[.E122]*[.E122])))*COS((ATAN([.E122]/[.D122])-ATAN([.E122]/(8.3+[.D122])))/2)" office:value-type="float" office:value="64833315.6979654" calcext:value-type="float">
            <text:p>64833315.6979654</text:p>
          </table:table-cell>
          <table:table-cell table:style-name="ce2" table:formula="of:=([.B122]/[.J122])*SQRT(SQRT(8.3*8.3*([.D122]*[.D122]+[.E122]*[.E122])/((8.3+[.D122])*(8.3+[.D122])+[.E122]*[.E122])))*SIN((ATAN([.E122]/[.D122])-ATAN([.E122]/(8.3+[.D122])))/2)" office:value-type="float" office:value="61288.1171583055" calcext:value-type="float">
            <text:p>61288.117158305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846.15" calcext:value-type="float">
            <text:p>3846.15</text:p>
          </table:table-cell>
          <table:table-cell table:style-name="ce1" table:formula="of:=[.A123]*1000000000000*2*PI()" office:value-type="float" office:value="2.41660731692088E+016" calcext:value-type="float">
            <text:p>2.42E+16</text:p>
          </table:table-cell>
          <table:table-cell table:style-name="ce1" table:formula="of:=[.J123]/([.A123]*1000000000000)*1000000" office:value-type="float" office:value="0.077946117026117" calcext:value-type="float">
            <text:p>7.79E-02</text:p>
          </table:table-cell>
          <table:table-cell table:style-name="ce2" table:formula="of:=1-13.8*13.8*1E+030/([.B123]*[.B123]+1/9.3/9.3*1E+030)" office:value-type="float" office:value="0.673910058748158" calcext:value-type="float">
            <text:p>0.6739100587</text:p>
          </table:table-cell>
          <table:table-cell table:style-name="ce2" table:formula="of:=13.8*13.8/9.3*1E+045/[.B123]/([.B123]*[.B123]+1/9.3/9.3*1E+030)" office:value-type="float" office:value="0.00145093637256238" calcext:value-type="float">
            <text:p>0.0014509364</text:p>
          </table:table-cell>
          <table:table-cell table:formula="of:=[.B123]/[.J123]*2.20084" office:value-type="float" office:value="177408267.13433" calcext:value-type="float">
            <text:p>177408267.13433</text:p>
          </table:table-cell>
          <table:table-cell table:formula="of:=[.B123]/[.J123]" office:value-type="float" office:value="80609343.3117947" calcext:value-type="float">
            <text:p>80609343.3117947</text:p>
          </table:table-cell>
          <table:table-cell table:formula="of:=([.B123]/[.J123])*SQRT(SQRT(8.3*8.3*([.D123]*[.D123]+[.E123]*[.E123])/((8.3+[.D123])*(8.3+[.D123])+[.E123]*[.E123])))*COS((ATAN([.E123]/[.D123])-ATAN([.E123]/(8.3+[.D123])))/2)" office:value-type="float" office:value="63640682.3734221" calcext:value-type="float">
            <text:p>63640682.3734221</text:p>
          </table:table-cell>
          <table:table-cell table:style-name="ce2" table:formula="of:=([.B123]/[.J123])*SQRT(SQRT(8.3*8.3*([.D123]*[.D123]+[.E123]*[.E123])/((8.3+[.D123])*(8.3+[.D123])+[.E123]*[.E123])))*SIN((ATAN([.E123]/[.D123])-ATAN([.E123]/(8.3+[.D123])))/2)" office:value-type="float" office:value="63364.6527701713" calcext:value-type="float">
            <text:p>63364.652770171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797.47" calcext:value-type="float">
            <text:p>3797.47</text:p>
          </table:table-cell>
          <table:table-cell table:style-name="ce1" table:formula="of:=[.A124]*1000000000000*2*PI()" office:value-type="float" office:value="2.38602077084553E+016" calcext:value-type="float">
            <text:p>2.39E+16</text:p>
          </table:table-cell>
          <table:table-cell table:style-name="ce1" table:formula="of:=[.J124]/([.A124]*1000000000000)*1000000" office:value-type="float" office:value="0.0789453130636977" calcext:value-type="float">
            <text:p>7.89E-02</text:p>
          </table:table-cell>
          <table:table-cell table:style-name="ce2" table:formula="of:=1-13.8*13.8*1E+030/([.B124]*[.B124]+1/9.3/9.3*1E+030)" office:value-type="float" office:value="0.665496310037433" calcext:value-type="float">
            <text:p>0.66549631</text:p>
          </table:table-cell>
          <table:table-cell table:style-name="ce2" table:formula="of:=13.8*13.8/9.3*1E+045/[.B124]/([.B124]*[.B124]+1/9.3/9.3*1E+030)" office:value-type="float" office:value="0.00150745287489289" calcext:value-type="float">
            <text:p>0.0015074529</text:p>
          </table:table-cell>
          <table:table-cell table:formula="of:=[.B124]/[.J124]*2.20084" office:value-type="float" office:value="175162843.933441" calcext:value-type="float">
            <text:p>175162843.933441</text:p>
          </table:table-cell>
          <table:table-cell table:formula="of:=[.B124]/[.J124]" office:value-type="float" office:value="79589085.9551087" calcext:value-type="float">
            <text:p>79589085.9551087</text:p>
          </table:table-cell>
          <table:table-cell table:formula="of:=([.B124]/[.J124])*SQRT(SQRT(8.3*8.3*([.D124]*[.D124]+[.E124]*[.E124])/((8.3+[.D124])*(8.3+[.D124])+[.E124]*[.E124])))*COS((ATAN([.E124]/[.D124])-ATAN([.E124]/(8.3+[.D124])))/2)" office:value-type="float" office:value="62471011.2797144" calcext:value-type="float">
            <text:p>62471011.2797144</text:p>
          </table:table-cell>
          <table:table-cell table:style-name="ce2" table:formula="of:=([.B124]/[.J124])*SQRT(SQRT(8.3*8.3*([.D124]*[.D124]+[.E124]*[.E124])/((8.3+[.D124])*(8.3+[.D124])+[.E124]*[.E124])))*SIN((ATAN([.E124]/[.D124])-ATAN([.E124]/(8.3+[.D124])))/2)" office:value-type="float" office:value="65501.2739297674" calcext:value-type="float">
            <text:p>65501.273929767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750" calcext:value-type="float">
            <text:p>3750</text:p>
          </table:table-cell>
          <table:table-cell table:style-name="ce1" table:formula="of:=[.A125]*1000000000000*2*PI()" office:value-type="float" office:value="2.35619449019234E+016" calcext:value-type="float">
            <text:p>2.36E+16</text:p>
          </table:table-cell>
          <table:table-cell table:style-name="ce1" table:formula="of:=[.J125]/([.A125]*1000000000000)*1000000" office:value-type="float" office:value="0.0799446554666667" calcext:value-type="float">
            <text:p>7.99E-02</text:p>
          </table:table-cell>
          <table:table-cell table:style-name="ce2" table:formula="of:=1-13.8*13.8*1E+030/([.B125]*[.B125]+1/9.3/9.3*1E+030)" office:value-type="float" office:value="0.656974144615112" calcext:value-type="float">
            <text:p>0.6569741446</text:p>
          </table:table-cell>
          <table:table-cell table:style-name="ce2" table:formula="of:=13.8*13.8/9.3*1E+045/[.B125]/([.B125]*[.B125]+1/9.3/9.3*1E+030)" office:value-type="float" office:value="0.00156542682416719" calcext:value-type="float">
            <text:p>0.0015654268</text:p>
          </table:table-cell>
          <table:table-cell table:formula="of:=[.B125]/[.J125]*2.20084" office:value-type="float" office:value="172973233.429205" calcext:value-type="float">
            <text:p>172973233.429205</text:p>
          </table:table-cell>
          <table:table-cell table:formula="of:=[.B125]/[.J125]" office:value-type="float" office:value="78594188.3231879" calcext:value-type="float">
            <text:p>78594188.3231879</text:p>
          </table:table-cell>
          <table:table-cell table:formula="of:=([.B125]/[.J125])*SQRT(SQRT(8.3*8.3*([.D125]*[.D125]+[.E125]*[.E125])/((8.3+[.D125])*(8.3+[.D125])+[.E125]*[.E125])))*COS((ATAN([.E125]/[.D125])-ATAN([.E125]/(8.3+[.D125])))/2)" office:value-type="float" office:value="61322987.8054604" calcext:value-type="float">
            <text:p>61322987.8054604</text:p>
          </table:table-cell>
          <table:table-cell table:style-name="ce2" table:formula="of:=([.B125]/[.J125])*SQRT(SQRT(8.3*8.3*([.D125]*[.D125]+[.E125]*[.E125])/((8.3+[.D125])*(8.3+[.D125])+[.E125]*[.E125])))*SIN((ATAN([.E125]/[.D125])-ATAN([.E125]/(8.3+[.D125])))/2)" office:value-type="float" office:value="67700.810149804" calcext:value-type="float">
            <text:p>67700.81014980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703.7" calcext:value-type="float">
            <text:p>3703.7</text:p>
          </table:table-cell>
          <table:table-cell table:style-name="ce1" table:formula="of:=[.A126]*1000000000000*2*PI()" office:value-type="float" office:value="2.3271033422201E+016" calcext:value-type="float">
            <text:p>2.33E+16</text:p>
          </table:table-cell>
          <table:table-cell table:style-name="ce1" table:formula="of:=[.J126]/([.A126]*1000000000000)*1000000" office:value-type="float" office:value="0.0809440446040446" calcext:value-type="float">
            <text:p>8.09E-02</text:p>
          </table:table-cell>
          <table:table-cell table:style-name="ce2" table:formula="of:=1-13.8*13.8*1E+030/([.B126]*[.B126]+1/9.3/9.3*1E+030)" office:value-type="float" office:value="0.64834438137685" calcext:value-type="float">
            <text:p>0.6483443814</text:p>
          </table:table-cell>
          <table:table-cell table:style-name="ce2" table:formula="of:=13.8*13.8/9.3*1E+045/[.B126]/([.B126]*[.B126]+1/9.3/9.3*1E+030)" office:value-type="float" office:value="0.00162487120464287" calcext:value-type="float">
            <text:p>0.0016248712</text:p>
          </table:table-cell>
          <table:table-cell table:formula="of:=[.B126]/[.J126]*2.20084" office:value-type="float" office:value="170837590.573799" calcext:value-type="float">
            <text:p>170837590.573799</text:p>
          </table:table-cell>
          <table:table-cell table:formula="of:=[.B126]/[.J126]" office:value-type="float" office:value="77623812.0780243" calcext:value-type="float">
            <text:p>77623812.0780243</text:p>
          </table:table-cell>
          <table:table-cell table:formula="of:=([.B126]/[.J126])*SQRT(SQRT(8.3*8.3*([.D126]*[.D126]+[.E126]*[.E126])/((8.3+[.D126])*(8.3+[.D126])+[.E126]*[.E126])))*COS((ATAN([.E126]/[.D126])-ATAN([.E126]/(8.3+[.D126])))/2)" office:value-type="float" office:value="60195763.7515511" calcext:value-type="float">
            <text:p>60195763.7515511</text:p>
          </table:table-cell>
          <table:table-cell table:style-name="ce2" table:formula="of:=([.B126]/[.J126])*SQRT(SQRT(8.3*8.3*([.D126]*[.D126]+[.E126]*[.E126])/((8.3+[.D126])*(8.3+[.D126])+[.E126]*[.E126])))*SIN((ATAN([.E126]/[.D126])-ATAN([.E126]/(8.3+[.D126])))/2)" office:value-type="float" office:value="69965.4678324062" calcext:value-type="float">
            <text:p>69965.467832406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658.54" calcext:value-type="float">
            <text:p>3658.54</text:p>
          </table:table-cell>
          <table:table-cell table:style-name="ce1" table:formula="of:=[.A127]*1000000000000*2*PI()" office:value-type="float" office:value="2.29872847737288E+016" calcext:value-type="float">
            <text:p>2.30E+16</text:p>
          </table:table-cell>
          <table:table-cell table:style-name="ce1" table:formula="of:=[.J127]/([.A127]*1000000000000)*1000000" office:value-type="float" office:value="0.0819431953730177" calcext:value-type="float">
            <text:p>8.19E-02</text:p>
          </table:table-cell>
          <table:table-cell table:style-name="ce2" table:formula="of:=1-13.8*13.8*1E+030/([.B127]*[.B127]+1/9.3/9.3*1E+030)" office:value-type="float" office:value="0.639609513364319" calcext:value-type="float">
            <text:p>0.6396095134</text:p>
          </table:table-cell>
          <table:table-cell table:style-name="ce2" table:formula="of:=13.8*13.8/9.3*1E+045/[.B127]/([.B127]*[.B127]+1/9.3/9.3*1E+030)" office:value-type="float" office:value="0.0016857869735851" calcext:value-type="float">
            <text:p>0.001685787</text:p>
          </table:table-cell>
          <table:table-cell table:formula="of:=[.B127]/[.J127]*2.20084" office:value-type="float" office:value="168754531.581356" calcext:value-type="float">
            <text:p>168754531.581356</text:p>
          </table:table-cell>
          <table:table-cell table:formula="of:=[.B127]/[.J127]" office:value-type="float" office:value="76677328.4661111" calcext:value-type="float">
            <text:p>76677328.4661111</text:p>
          </table:table-cell>
          <table:table-cell table:formula="of:=([.B127]/[.J127])*SQRT(SQRT(8.3*8.3*([.D127]*[.D127]+[.E127]*[.E127])/((8.3+[.D127])*(8.3+[.D127])+[.E127]*[.E127])))*COS((ATAN([.E127]/[.D127])-ATAN([.E127]/(8.3+[.D127])))/2)" office:value-type="float" office:value="59088726.1459851" calcext:value-type="float">
            <text:p>59088726.1459851</text:p>
          </table:table-cell>
          <table:table-cell table:style-name="ce2" table:formula="of:=([.B127]/[.J127])*SQRT(SQRT(8.3*8.3*([.D127]*[.D127]+[.E127]*[.E127])/((8.3+[.D127])*(8.3+[.D127])+[.E127]*[.E127])))*SIN((ATAN([.E127]/[.D127])-ATAN([.E127]/(8.3+[.D127])))/2)" office:value-type="float" office:value="72297.1351159759" calcext:value-type="float">
            <text:p>72297.135115975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614.46" calcext:value-type="float">
            <text:p>3614.46</text:p>
          </table:table-cell>
          <table:table-cell table:style-name="ce1" table:formula="of:=[.A128]*1000000000000*2*PI()" office:value-type="float" office:value="2.27103219653883E+016" calcext:value-type="float">
            <text:p>2.27E+16</text:p>
          </table:table-cell>
          <table:table-cell table:style-name="ce1" table:formula="of:=[.J128]/([.A128]*1000000000000)*1000000" office:value-type="float" office:value="0.0829425302811485" calcext:value-type="float">
            <text:p>8.29E-02</text:p>
          </table:table-cell>
          <table:table-cell table:style-name="ce2" table:formula="of:=1-13.8*13.8*1E+030/([.B128]*[.B128]+1/9.3/9.3*1E+030)" office:value-type="float" office:value="0.630765855958696" calcext:value-type="float">
            <text:p>0.630765856</text:p>
          </table:table-cell>
          <table:table-cell table:style-name="ce2" table:formula="of:=13.8*13.8/9.3*1E+045/[.B128]/([.B128]*[.B128]+1/9.3/9.3*1E+030)" office:value-type="float" office:value="0.0017482181095443" calcext:value-type="float">
            <text:p>0.0017482181</text:p>
          </table:table-cell>
          <table:table-cell table:formula="of:=[.B128]/[.J128]*2.20084" office:value-type="float" office:value="166721288.88014" calcext:value-type="float">
            <text:p>166721288.88014</text:p>
          </table:table-cell>
          <table:table-cell table:formula="of:=[.B128]/[.J128]" office:value-type="float" office:value="75753479.9804347" calcext:value-type="float">
            <text:p>75753479.9804347</text:p>
          </table:table-cell>
          <table:table-cell table:formula="of:=([.B128]/[.J128])*SQRT(SQRT(8.3*8.3*([.D128]*[.D128]+[.E128]*[.E128])/((8.3+[.D128])*(8.3+[.D128])+[.E128]*[.E128])))*COS((ATAN([.E128]/[.D128])-ATAN([.E128]/(8.3+[.D128])))/2)" office:value-type="float" office:value="58000513.7987172" calcext:value-type="float">
            <text:p>58000513.7987172</text:p>
          </table:table-cell>
          <table:table-cell table:style-name="ce2" table:formula="of:=([.B128]/[.J128])*SQRT(SQRT(8.3*8.3*([.D128]*[.D128]+[.E128]*[.E128])/((8.3+[.D128])*(8.3+[.D128])+[.E128]*[.E128])))*SIN((ATAN([.E128]/[.D128])-ATAN([.E128]/(8.3+[.D128])))/2)" office:value-type="float" office:value="74699.5037086924" calcext:value-type="float">
            <text:p>74699.503708692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571.43" calcext:value-type="float">
            <text:p>3571.43</text:p>
          </table:table-cell>
          <table:table-cell table:style-name="ce1" table:formula="of:=[.A129]*1000000000000*2*PI()" office:value-type="float" office:value="2.24399565016204E+016" calcext:value-type="float">
            <text:p>2.24E+16</text:p>
          </table:table-cell>
          <table:table-cell table:style-name="ce1" table:formula="of:=[.J129]/([.A129]*1000000000000)*1000000" office:value-type="float" office:value="0.0839418546632581" calcext:value-type="float">
            <text:p>8.39E-02</text:p>
          </table:table-cell>
          <table:table-cell table:style-name="ce2" table:formula="of:=1-13.8*13.8*1E+030/([.B129]*[.B129]+1/9.3/9.3*1E+030)" office:value-type="float" office:value="0.621815104272178" calcext:value-type="float">
            <text:p>0.6218151043</text:p>
          </table:table-cell>
          <table:table-cell table:style-name="ce2" table:formula="of:=13.8*13.8/9.3*1E+045/[.B129]/([.B129]*[.B129]+1/9.3/9.3*1E+030)" office:value-type="float" office:value="0.00181217118439789" calcext:value-type="float">
            <text:p>0.0018121712</text:p>
          </table:table-cell>
          <table:table-cell table:formula="of:=[.B129]/[.J129]*2.20084" office:value-type="float" office:value="164736478.684284" calcext:value-type="float">
            <text:p>164736478.684284</text:p>
          </table:table-cell>
          <table:table-cell table:formula="of:=[.B129]/[.J129]" office:value-type="float" office:value="74851637.867489" calcext:value-type="float">
            <text:p>74851637.867489</text:p>
          </table:table-cell>
          <table:table-cell table:formula="of:=([.B129]/[.J129])*SQRT(SQRT(8.3*8.3*([.D129]*[.D129]+[.E129]*[.E129])/((8.3+[.D129])*(8.3+[.D129])+[.E129]*[.E129])))*COS((ATAN([.E129]/[.D129])-ATAN([.E129]/(8.3+[.D129])))/2)" office:value-type="float" office:value="56930486.7281573" calcext:value-type="float">
            <text:p>56930486.7281573</text:p>
          </table:table-cell>
          <table:table-cell table:style-name="ce2" table:formula="of:=([.B129]/[.J129])*SQRT(SQRT(8.3*8.3*([.D129]*[.D129]+[.E129]*[.E129])/((8.3+[.D129])*(8.3+[.D129])+[.E129]*[.E129])))*SIN((ATAN([.E129]/[.D129])-ATAN([.E129]/(8.3+[.D129])))/2)" office:value-type="float" office:value="77175.0061802233" calcext:value-type="float">
            <text:p>77175.006180223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529.41" calcext:value-type="float">
            <text:p>3529.41</text:p>
          </table:table-cell>
          <table:table-cell table:style-name="ce1" table:formula="of:=[.A130]*1000000000000*2*PI()" office:value-type="float" office:value="2.21759370550127E+016" calcext:value-type="float">
            <text:p>2.22E+16</text:p>
          </table:table-cell>
          <table:table-cell table:style-name="ce1" table:formula="of:=[.J130]/([.A130]*1000000000000)*1000000" office:value-type="float" office:value="0.0849412389039528" calcext:value-type="float">
            <text:p>8.49E-02</text:p>
          </table:table-cell>
          <table:table-cell table:style-name="ce2" table:formula="of:=1-13.8*13.8*1E+030/([.B130]*[.B130]+1/9.3/9.3*1E+030)" office:value-type="float" office:value="0.612756620296002" calcext:value-type="float">
            <text:p>0.6127566203</text:p>
          </table:table-cell>
          <table:table-cell table:style-name="ce2" table:formula="of:=13.8*13.8/9.3*1E+045/[.B130]/([.B130]*[.B130]+1/9.3/9.3*1E+030)" office:value-type="float" office:value="0.00187766915928539" calcext:value-type="float">
            <text:p>0.0018776692</text:p>
          </table:table-cell>
          <table:table-cell table:formula="of:=[.B130]/[.J130]*2.20084" office:value-type="float" office:value="162798255.945966" calcext:value-type="float">
            <text:p>162798255.945966</text:p>
          </table:table-cell>
          <table:table-cell table:formula="of:=[.B130]/[.J130]" office:value-type="float" office:value="73970963.7892649" calcext:value-type="float">
            <text:p>73970963.7892649</text:p>
          </table:table-cell>
          <table:table-cell table:formula="of:=([.B130]/[.J130])*SQRT(SQRT(8.3*8.3*([.D130]*[.D130]+[.E130]*[.E130])/((8.3+[.D130])*(8.3+[.D130])+[.E130]*[.E130])))*COS((ATAN([.E130]/[.D130])-ATAN([.E130]/(8.3+[.D130])))/2)" office:value-type="float" office:value="55877745.8999472" calcext:value-type="float">
            <text:p>55877745.8999472</text:p>
          </table:table-cell>
          <table:table-cell table:style-name="ce2" table:formula="of:=([.B130]/[.J130])*SQRT(SQRT(8.3*8.3*([.D130]*[.D130]+[.E130]*[.E130])/((8.3+[.D130])*(8.3+[.D130])+[.E130]*[.E130])))*SIN((ATAN([.E130]/[.D130])-ATAN([.E130]/(8.3+[.D130])))/2)" office:value-type="float" office:value="79726.8901321686" calcext:value-type="float">
            <text:p>79726.890132168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488.37" calcext:value-type="float">
            <text:p>3488.37</text:p>
          </table:table-cell>
          <table:table-cell table:style-name="ce1" table:formula="of:=[.A131]*1000000000000*2*PI()" office:value-type="float" office:value="2.19180751300061E+016" calcext:value-type="float">
            <text:p>2.19E+16</text:p>
          </table:table-cell>
          <table:table-cell table:style-name="ce1" table:formula="of:=[.J131]/([.A131]*1000000000000)*1000000" office:value-type="float" office:value="0.0859405561910004" calcext:value-type="float">
            <text:p>8.59E-02</text:p>
          </table:table-cell>
          <table:table-cell table:style-name="ce2" table:formula="of:=1-13.8*13.8*1E+030/([.B131]*[.B131]+1/9.3/9.3*1E+030)" office:value-type="float" office:value="0.603591554959757" calcext:value-type="float">
            <text:p>0.603591555</text:p>
          </table:table-cell>
          <table:table-cell table:style-name="ce2" table:formula="of:=13.8*13.8/9.3*1E+045/[.B131]/([.B131]*[.B131]+1/9.3/9.3*1E+030)" office:value-type="float" office:value="0.00194472204926738" calcext:value-type="float">
            <text:p>0.001944722</text:p>
          </table:table-cell>
          <table:table-cell table:formula="of:=[.B131]/[.J131]*2.20084" office:value-type="float" office:value="160905236.879317" calcext:value-type="float">
            <text:p>160905236.879317</text:p>
          </table:table-cell>
          <table:table-cell table:formula="of:=[.B131]/[.J131]" office:value-type="float" office:value="73110828.992256" calcext:value-type="float">
            <text:p>73110828.992256</text:p>
          </table:table-cell>
          <table:table-cell table:formula="of:=([.B131]/[.J131])*SQRT(SQRT(8.3*8.3*([.D131]*[.D131]+[.E131]*[.E131])/((8.3+[.D131])*(8.3+[.D131])+[.E131]*[.E131])))*COS((ATAN([.E131]/[.D131])-ATAN([.E131]/(8.3+[.D131])))/2)" office:value-type="float" office:value="54841629.4017416" calcext:value-type="float">
            <text:p>54841629.4017416</text:p>
          </table:table-cell>
          <table:table-cell table:style-name="ce2" table:formula="of:=([.B131]/[.J131])*SQRT(SQRT(8.3*8.3*([.D131]*[.D131]+[.E131]*[.E131])/((8.3+[.D131])*(8.3+[.D131])+[.E131]*[.E131])))*SIN((ATAN([.E131]/[.D131])-ATAN([.E131]/(8.3+[.D131])))/2)" office:value-type="float" office:value="82358.0994294642" calcext:value-type="float">
            <text:p>82358.099429464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448.28" calcext:value-type="float">
            <text:p>3448.28</text:p>
          </table:table-cell>
          <table:table-cell table:style-name="ce1" table:formula="of:=[.A132]*1000000000000*2*PI()" office:value-type="float" office:value="2.16661822310412E+016" calcext:value-type="float">
            <text:p>2.17E+16</text:p>
          </table:table-cell>
          <table:table-cell table:style-name="ce1" table:formula="of:=[.J132]/([.A132]*1000000000000)*1000000" office:value-type="float" office:value="0.0869397084923498" calcext:value-type="float">
            <text:p>8.69E-02</text:p>
          </table:table-cell>
          <table:table-cell table:style-name="ce2" table:formula="of:=1-13.8*13.8*1E+030/([.B132]*[.B132]+1/9.3/9.3*1E+030)" office:value-type="float" office:value="0.594320845019935" calcext:value-type="float">
            <text:p>0.594320845</text:p>
          </table:table-cell>
          <table:table-cell table:style-name="ce2" table:formula="of:=13.8*13.8/9.3*1E+045/[.B132]/([.B132]*[.B132]+1/9.3/9.3*1E+030)" office:value-type="float" office:value="0.00201334106991351" calcext:value-type="float">
            <text:p>0.0020133411</text:p>
          </table:table-cell>
          <table:table-cell table:formula="of:=[.B132]/[.J132]*2.20084" office:value-type="float" office:value="159056037.698469" calcext:value-type="float">
            <text:p>159056037.698469</text:p>
          </table:table-cell>
          <table:table-cell table:formula="of:=[.B132]/[.J132]" office:value-type="float" office:value="72270604.7229554" calcext:value-type="float">
            <text:p>72270604.7229554</text:p>
          </table:table-cell>
          <table:table-cell table:formula="of:=([.B132]/[.J132])*SQRT(SQRT(8.3*8.3*([.D132]*[.D132]+[.E132]*[.E132])/((8.3+[.D132])*(8.3+[.D132])+[.E132]*[.E132])))*COS((ATAN([.E132]/[.D132])-ATAN([.E132]/(8.3+[.D132])))/2)" office:value-type="float" office:value="53821465.4239956" calcext:value-type="float">
            <text:p>53821465.4239956</text:p>
          </table:table-cell>
          <table:table-cell table:style-name="ce2" table:formula="of:=([.B132]/[.J132])*SQRT(SQRT(8.3*8.3*([.D132]*[.D132]+[.E132]*[.E132])/((8.3+[.D132])*(8.3+[.D132])+[.E132]*[.E132])))*SIN((ATAN([.E132]/[.D132])-ATAN([.E132]/(8.3+[.D132])))/2)" office:value-type="float" office:value="85071.8339327864" calcext:value-type="float">
            <text:p>85071.833932786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409.09" calcext:value-type="float">
            <text:p>3409.09</text:p>
          </table:table-cell>
          <table:table-cell table:style-name="ce1" table:formula="of:=[.A133]*1000000000000*2*PI()" office:value-type="float" office:value="2.14199441988529E+016" calcext:value-type="float">
            <text:p>2.14E+16</text:p>
          </table:table-cell>
          <table:table-cell table:style-name="ce1" table:formula="of:=[.J133]/([.A133]*1000000000000)*1000000" office:value-type="float" office:value="0.0879391444637719" calcext:value-type="float">
            <text:p>8.79E-02</text:p>
          </table:table-cell>
          <table:table-cell table:style-name="ce2" table:formula="of:=1-13.8*13.8*1E+030/([.B133]*[.B133]+1/9.3/9.3*1E+030)" office:value-type="float" office:value="0.584940308857852" calcext:value-type="float">
            <text:p>0.5849403089</text:p>
          </table:table-cell>
          <table:table-cell table:style-name="ce2" table:formula="of:=13.8*13.8/9.3*1E+045/[.B133]/([.B133]*[.B133]+1/9.3/9.3*1E+030)" office:value-type="float" office:value="0.00208357565743566" calcext:value-type="float">
            <text:p>0.0020835757</text:p>
          </table:table-cell>
          <table:table-cell table:formula="of:=[.B133]/[.J133]*2.20084" office:value-type="float" office:value="157248352.093645" calcext:value-type="float">
            <text:p>157248352.093645</text:p>
          </table:table-cell>
          <table:table-cell table:formula="of:=[.B133]/[.J133]" office:value-type="float" office:value="71449243.0588527" calcext:value-type="float">
            <text:p>71449243.0588527</text:p>
          </table:table-cell>
          <table:table-cell table:formula="of:=([.B133]/[.J133])*SQRT(SQRT(8.3*8.3*([.D133]*[.D133]+[.E133]*[.E133])/((8.3+[.D133])*(8.3+[.D133])+[.E133]*[.E133])))*COS((ATAN([.E133]/[.D133])-ATAN([.E133]/(8.3+[.D133])))/2)" office:value-type="float" office:value="52816055.9097647" calcext:value-type="float">
            <text:p>52816055.9097647</text:p>
          </table:table-cell>
          <table:table-cell table:style-name="ce2" table:formula="of:=([.B133]/[.J133])*SQRT(SQRT(8.3*8.3*([.D133]*[.D133]+[.E133]*[.E133])/((8.3+[.D133])*(8.3+[.D133])+[.E133]*[.E133])))*SIN((ATAN([.E133]/[.D133])-ATAN([.E133]/(8.3+[.D133])))/2)" office:value-type="float" office:value="87873.0516554118" calcext:value-type="float">
            <text:p>87873.051655411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370.79" calcext:value-type="float">
            <text:p>3370.79</text:p>
          </table:table-cell>
          <table:table-cell table:style-name="ce1" table:formula="of:=[.A134]*1000000000000*2*PI()" office:value-type="float" office:value="2.11792982015879E+016" calcext:value-type="float">
            <text:p>2.12E+16</text:p>
          </table:table-cell>
          <table:table-cell table:style-name="ce1" table:formula="of:=[.J134]/([.A134]*1000000000000)*1000000" office:value-type="float" office:value="0.0889383373037181" calcext:value-type="float">
            <text:p>8.89E-02</text:p>
          </table:table-cell>
          <table:table-cell table:style-name="ce2" table:formula="of:=1-13.8*13.8*1E+030/([.B134]*[.B134]+1/9.3/9.3*1E+030)" office:value-type="float" office:value="0.575454884787759" calcext:value-type="float">
            <text:p>0.5754548848</text:p>
          </table:table-cell>
          <table:table-cell table:style-name="ce2" table:formula="of:=13.8*13.8/9.3*1E+045/[.B134]/([.B134]*[.B134]+1/9.3/9.3*1E+030)" office:value-type="float" office:value="0.00215540722614645" calcext:value-type="float">
            <text:p>0.0021554072</text:p>
          </table:table-cell>
          <table:table-cell table:formula="of:=[.B134]/[.J134]*2.20084" office:value-type="float" office:value="155481718.802888" calcext:value-type="float">
            <text:p>155481718.802888</text:p>
          </table:table-cell>
          <table:table-cell table:formula="of:=[.B134]/[.J134]" office:value-type="float" office:value="70646534.4154452" calcext:value-type="float">
            <text:p>70646534.4154452</text:p>
          </table:table-cell>
          <table:table-cell table:formula="of:=([.B134]/[.J134])*SQRT(SQRT(8.3*8.3*([.D134]*[.D134]+[.E134]*[.E134])/((8.3+[.D134])*(8.3+[.D134])+[.E134]*[.E134])))*COS((ATAN([.E134]/[.D134])-ATAN([.E134]/(8.3+[.D134])))/2)" office:value-type="float" office:value="51825212.2377523" calcext:value-type="float">
            <text:p>51825212.2377523</text:p>
          </table:table-cell>
          <table:table-cell table:style-name="ce2" table:formula="of:=([.B134]/[.J134])*SQRT(SQRT(8.3*8.3*([.D134]*[.D134]+[.E134]*[.E134])/((8.3+[.D134])*(8.3+[.D134])+[.E134]*[.E134])))*SIN((ATAN([.E134]/[.D134])-ATAN([.E134]/(8.3+[.D134])))/2)" office:value-type="float" office:value="90764.2642872576" calcext:value-type="float">
            <text:p>90764.264287257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333.33" calcext:value-type="float">
            <text:p>3333.33</text:p>
          </table:table-cell>
          <table:table-cell table:style-name="ce1" table:formula="of:=[.A135]*1000000000000*2*PI()" office:value-type="float" office:value="2.09439300799809E+016" calcext:value-type="float">
            <text:p>2.09E+16</text:p>
          </table:table-cell>
          <table:table-cell table:style-name="ce1" table:formula="of:=[.J135]/([.A135]*1000000000000)*1000000" office:value-type="float" office:value="0.0899378273378274" calcext:value-type="float">
            <text:p>8.99E-02</text:p>
          </table:table-cell>
          <table:table-cell table:style-name="ce2" table:formula="of:=1-13.8*13.8*1E+030/([.B135]*[.B135]+1/9.3/9.3*1E+030)" office:value-type="float" office:value="0.565859435123772" calcext:value-type="float">
            <text:p>0.5658594351</text:p>
          </table:table-cell>
          <table:table-cell table:style-name="ce2" table:formula="of:=13.8*13.8/9.3*1E+045/[.B135]/([.B135]*[.B135]+1/9.3/9.3*1E+030)" office:value-type="float" office:value="0.0022288930965305" calcext:value-type="float">
            <text:p>0.0022288931</text:p>
          </table:table-cell>
          <table:table-cell table:formula="of:=[.B135]/[.J135]*2.20084" office:value-type="float" office:value="153753831.516419" calcext:value-type="float">
            <text:p>153753831.516419</text:p>
          </table:table-cell>
          <table:table-cell table:formula="of:=[.B135]/[.J135]" office:value-type="float" office:value="69861430.8702219" calcext:value-type="float">
            <text:p>69861430.8702219</text:p>
          </table:table-cell>
          <table:table-cell table:formula="of:=([.B135]/[.J135])*SQRT(SQRT(8.3*8.3*([.D135]*[.D135]+[.E135]*[.E135])/((8.3+[.D135])*(8.3+[.D135])+[.E135]*[.E135])))*COS((ATAN([.E135]/[.D135])-ATAN([.E135]/(8.3+[.D135])))/2)" office:value-type="float" office:value="50847701.0558461" calcext:value-type="float">
            <text:p>50847701.0558461</text:p>
          </table:table-cell>
          <table:table-cell table:style-name="ce2" table:formula="of:=([.B135]/[.J135])*SQRT(SQRT(8.3*8.3*([.D135]*[.D135]+[.E135]*[.E135])/((8.3+[.D135])*(8.3+[.D135])+[.E135]*[.E135])))*SIN((ATAN([.E135]/[.D135])-ATAN([.E135]/(8.3+[.D135])))/2)" office:value-type="float" office:value="93751.3107675826" calcext:value-type="float">
            <text:p>93751.310767582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296.7" calcext:value-type="float">
            <text:p>3296.7</text:p>
          </table:table-cell>
          <table:table-cell table:style-name="ce1" table:formula="of:=[.A136]*1000000000000*2*PI()" office:value-type="float" office:value="2.07137770021789E+016" calcext:value-type="float">
            <text:p>2.07E+16</text:p>
          </table:table-cell>
          <table:table-cell table:style-name="ce1" table:formula="of:=[.J136]/([.A136]*1000000000000)*1000000" office:value-type="float" office:value="0.0909371365304699" calcext:value-type="float">
            <text:p>9.09E-02</text:p>
          </table:table-cell>
          <table:table-cell table:style-name="ce2" table:formula="of:=1-13.8*13.8*1E+030/([.B136]*[.B136]+1/9.3/9.3*1E+030)" office:value-type="float" office:value="0.55615853082814" calcext:value-type="float">
            <text:p>0.5561585308</text:p>
          </table:table-cell>
          <table:table-cell table:style-name="ce2" table:formula="of:=13.8*13.8/9.3*1E+045/[.B136]/([.B136]*[.B136]+1/9.3/9.3*1E+030)" office:value-type="float" office:value="0.0023040167494921" calcext:value-type="float">
            <text:p>0.0023040167</text:p>
          </table:table-cell>
          <table:table-cell table:formula="of:=[.B136]/[.J136]*2.20084" office:value-type="float" office:value="152064228.972283" calcext:value-type="float">
            <text:p>152064228.972283</text:p>
          </table:table-cell>
          <table:table-cell table:formula="of:=[.B136]/[.J136]" office:value-type="float" office:value="69093722.838681" calcext:value-type="float">
            <text:p>69093722.838681</text:p>
          </table:table-cell>
          <table:table-cell table:formula="of:=([.B136]/[.J136])*SQRT(SQRT(8.3*8.3*([.D136]*[.D136]+[.E136]*[.E136])/((8.3+[.D136])*(8.3+[.D136])+[.E136]*[.E136])))*COS((ATAN([.E136]/[.D136])-ATAN([.E136]/(8.3+[.D136])))/2)" office:value-type="float" office:value="49883312.8291307" calcext:value-type="float">
            <text:p>49883312.8291307</text:p>
          </table:table-cell>
          <table:table-cell table:style-name="ce2" table:formula="of:=([.B136]/[.J136])*SQRT(SQRT(8.3*8.3*([.D136]*[.D136]+[.E136]*[.E136])/((8.3+[.D136])*(8.3+[.D136])+[.E136]*[.E136])))*SIN((ATAN([.E136]/[.D136])-ATAN([.E136]/(8.3+[.D136])))/2)" office:value-type="float" office:value="96837.3567650479" calcext:value-type="float">
            <text:p>96837.356765047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260.87" calcext:value-type="float">
            <text:p>3260.87</text:p>
          </table:table-cell>
          <table:table-cell table:style-name="ce1" table:formula="of:=[.A137]*1000000000000*2*PI()" office:value-type="float" office:value="2.04886504726227E+016" calcext:value-type="float">
            <text:p>2.05E+16</text:p>
          </table:table-cell>
          <table:table-cell table:style-name="ce1" table:formula="of:=[.J137]/([.A137]*1000000000000)*1000000" office:value-type="float" office:value="0.0919363415284878" calcext:value-type="float">
            <text:p>9.19E-02</text:p>
          </table:table-cell>
          <table:table-cell table:style-name="ce2" table:formula="of:=1-13.8*13.8*1E+030/([.B137]*[.B137]+1/9.3/9.3*1E+030)" office:value-type="float" office:value="0.546351474080478" calcext:value-type="float">
            <text:p>0.5463514741</text:p>
          </table:table-cell>
          <table:table-cell table:style-name="ce2" table:formula="of:=13.8*13.8/9.3*1E+045/[.B137]/([.B137]*[.B137]+1/9.3/9.3*1E+030)" office:value-type="float" office:value="0.0023808015786289" calcext:value-type="float">
            <text:p>0.0023808016</text:p>
          </table:table-cell>
          <table:table-cell table:formula="of:=[.B137]/[.J137]*2.20084" office:value-type="float" office:value="150411527.384611" calcext:value-type="float">
            <text:p>150411527.384611</text:p>
          </table:table-cell>
          <table:table-cell table:formula="of:=[.B137]/[.J137]" office:value-type="float" office:value="68342781.5673158" calcext:value-type="float">
            <text:p>68342781.5673158</text:p>
          </table:table-cell>
          <table:table-cell table:formula="of:=([.B137]/[.J137])*SQRT(SQRT(8.3*8.3*([.D137]*[.D137]+[.E137]*[.E137])/((8.3+[.D137])*(8.3+[.D137])+[.E137]*[.E137])))*COS((ATAN([.E137]/[.D137])-ATAN([.E137]/(8.3+[.D137])))/2)" office:value-type="float" office:value="48931306.0290448" calcext:value-type="float">
            <text:p>48931306.0290448</text:p>
          </table:table-cell>
          <table:table-cell table:style-name="ce2" table:formula="of:=([.B137]/[.J137])*SQRT(SQRT(8.3*8.3*([.D137]*[.D137]+[.E137]*[.E137])/((8.3+[.D137])*(8.3+[.D137])+[.E137]*[.E137])))*SIN((ATAN([.E137]/[.D137])-ATAN([.E137]/(8.3+[.D137])))/2)" office:value-type="float" office:value="100027.513356392" calcext:value-type="float">
            <text:p>100027.51335639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225.81" calcext:value-type="float">
            <text:p>3225.81</text:p>
          </table:table-cell>
          <table:table-cell table:style-name="ce1" table:formula="of:=[.A138]*1000000000000*2*PI()" office:value-type="float" office:value="2.0268361995753E+016" calcext:value-type="float">
            <text:p>2.03E+16</text:p>
          </table:table-cell>
          <table:table-cell table:style-name="ce1" table:formula="of:=[.J138]/([.A138]*1000000000000)*1000000" office:value-type="float" office:value="0.0929355597508843" calcext:value-type="float">
            <text:p>9.29E-02</text:p>
          </table:table-cell>
          <table:table-cell table:style-name="ce2" table:formula="of:=1-13.8*13.8*1E+030/([.B138]*[.B138]+1/9.3/9.3*1E+030)" office:value-type="float" office:value="0.536437127447164" calcext:value-type="float">
            <text:p>0.5364371274</text:p>
          </table:table-cell>
          <table:table-cell table:style-name="ce2" table:formula="of:=13.8*13.8/9.3*1E+045/[.B138]/([.B138]*[.B138]+1/9.3/9.3*1E+030)" office:value-type="float" office:value="0.00245927471481988" calcext:value-type="float">
            <text:p>0.0024592747</text:p>
          </table:table-cell>
          <table:table-cell table:formula="of:=[.B138]/[.J138]*2.20084" office:value-type="float" office:value="148794342.967537" calcext:value-type="float">
            <text:p>148794342.967537</text:p>
          </table:table-cell>
          <table:table-cell table:formula="of:=[.B138]/[.J138]" office:value-type="float" office:value="67607978.3026196" calcext:value-type="float">
            <text:p>67607978.3026196</text:p>
          </table:table-cell>
          <table:table-cell table:formula="of:=([.B138]/[.J138])*SQRT(SQRT(8.3*8.3*([.D138]*[.D138]+[.E138]*[.E138])/((8.3+[.D138])*(8.3+[.D138])+[.E138]*[.E138])))*COS((ATAN([.E138]/[.D138])-ATAN([.E138]/(8.3+[.D138])))/2)" office:value-type="float" office:value="47990920.5601564" calcext:value-type="float">
            <text:p>47990920.5601564</text:p>
          </table:table-cell>
          <table:table-cell table:style-name="ce2" table:formula="of:=([.B138]/[.J138])*SQRT(SQRT(8.3*8.3*([.D138]*[.D138]+[.E138]*[.E138])/((8.3+[.D138])*(8.3+[.D138])+[.E138]*[.E138])))*SIN((ATAN([.E138]/[.D138])-ATAN([.E138]/(8.3+[.D138])))/2)" office:value-type="float" office:value="103327.431663153" calcext:value-type="float">
            <text:p>103327.43166315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191.49" calcext:value-type="float">
            <text:p>3191.49</text:p>
          </table:table-cell>
          <table:table-cell table:style-name="ce1" table:formula="of:=[.A139]*1000000000000*2*PI()" office:value-type="float" office:value="2.00527230760106E+016" calcext:value-type="float">
            <text:p>2.01E+16</text:p>
          </table:table-cell>
          <table:table-cell table:style-name="ce1" table:formula="of:=[.J139]/([.A139]*1000000000000)*1000000" office:value-type="float" office:value="0.0939349513863431" calcext:value-type="float">
            <text:p>9.39E-02</text:p>
          </table:table-cell>
          <table:table-cell table:style-name="ce2" table:formula="of:=1-13.8*13.8*1E+030/([.B139]*[.B139]+1/9.3/9.3*1E+030)" office:value-type="float" office:value="0.526413871881264" calcext:value-type="float">
            <text:p>0.5264138719</text:p>
          </table:table-cell>
          <table:table-cell table:style-name="ce2" table:formula="of:=13.8*13.8/9.3*1E+045/[.B139]/([.B139]*[.B139]+1/9.3/9.3*1E+030)" office:value-type="float" office:value="0.00253946755209421" calcext:value-type="float">
            <text:p>0.0025394676</text:p>
          </table:table-cell>
          <table:table-cell table:formula="of:=[.B139]/[.J139]*2.20084" office:value-type="float" office:value="147211291.935193" calcext:value-type="float">
            <text:p>147211291.935193</text:p>
          </table:table-cell>
          <table:table-cell table:formula="of:=[.B139]/[.J139]" office:value-type="float" office:value="66888684.2910858" calcext:value-type="float">
            <text:p>66888684.2910858</text:p>
          </table:table-cell>
          <table:table-cell table:formula="of:=([.B139]/[.J139])*SQRT(SQRT(8.3*8.3*([.D139]*[.D139]+[.E139]*[.E139])/((8.3+[.D139])*(8.3+[.D139])+[.E139]*[.E139])))*COS((ATAN([.E139]/[.D139])-ATAN([.E139]/(8.3+[.D139])))/2)" office:value-type="float" office:value="47061375.7565051" calcext:value-type="float">
            <text:p>47061375.7565051</text:p>
          </table:table-cell>
          <table:table-cell table:style-name="ce2" table:formula="of:=([.B139]/[.J139])*SQRT(SQRT(8.3*8.3*([.D139]*[.D139]+[.E139]*[.E139])/((8.3+[.D139])*(8.3+[.D139])+[.E139]*[.E139])))*SIN((ATAN([.E139]/[.D139])-ATAN([.E139]/(8.3+[.D139])))/2)" office:value-type="float" office:value="106743.375864725" calcext:value-type="float">
            <text:p>106743.37586472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157.89" calcext:value-type="float">
            <text:p>3157.89</text:p>
          </table:table-cell>
          <table:table-cell table:style-name="ce1" table:formula="of:=[.A140]*1000000000000*2*PI()" office:value-type="float" office:value="1.98416080496893E+016" calcext:value-type="float">
            <text:p>1.98E+16</text:p>
          </table:table-cell>
          <table:table-cell table:style-name="ce1" table:formula="of:=[.J140]/([.A140]*1000000000000)*1000000" office:value-type="float" office:value="0.0949344207682978" calcext:value-type="float">
            <text:p>9.49E-02</text:p>
          </table:table-cell>
          <table:table-cell table:style-name="ce2" table:formula="of:=1-13.8*13.8*1E+030/([.B140]*[.B140]+1/9.3/9.3*1E+030)" office:value-type="float" office:value="0.516282626839543" calcext:value-type="float">
            <text:p>0.5162826268</text:p>
          </table:table-cell>
          <table:table-cell table:style-name="ce2" table:formula="of:=13.8*13.8/9.3*1E+045/[.B140]/([.B140]*[.B140]+1/9.3/9.3*1E+030)" office:value-type="float" office:value="0.00262139140334223" calcext:value-type="float">
            <text:p>0.0026213914</text:p>
          </table:table-cell>
          <table:table-cell table:formula="of:=[.B140]/[.J140]*2.20084" office:value-type="float" office:value="145661451.763667" calcext:value-type="float">
            <text:p>145661451.763667</text:p>
          </table:table-cell>
          <table:table-cell table:formula="of:=[.B140]/[.J140]" office:value-type="float" office:value="66184480.3637098" calcext:value-type="float">
            <text:p>66184480.3637098</text:p>
          </table:table-cell>
          <table:table-cell table:formula="of:=([.B140]/[.J140])*SQRT(SQRT(8.3*8.3*([.D140]*[.D140]+[.E140]*[.E140])/((8.3+[.D140])*(8.3+[.D140])+[.E140]*[.E140])))*COS((ATAN([.E140]/[.D140])-ATAN([.E140]/(8.3+[.D140])))/2)" office:value-type="float" office:value="46142143.1442194" calcext:value-type="float">
            <text:p>46142143.1442194</text:p>
          </table:table-cell>
          <table:table-cell table:style-name="ce2" table:formula="of:=([.B140]/[.J140])*SQRT(SQRT(8.3*8.3*([.D140]*[.D140]+[.E140]*[.E140])/((8.3+[.D140])*(8.3+[.D140])+[.E140]*[.E140])))*SIN((ATAN([.E140]/[.D140])-ATAN([.E140]/(8.3+[.D140])))/2)" office:value-type="float" office:value="110281.2241161" calcext:value-type="float">
            <text:p>110281.224116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125" calcext:value-type="float">
            <text:p>3125</text:p>
          </table:table-cell>
          <table:table-cell table:style-name="ce1" table:formula="of:=[.A141]*1000000000000*2*PI()" office:value-type="float" office:value="1.96349540849362E+016" calcext:value-type="float">
            <text:p>1.96E+16</text:p>
          </table:table-cell>
          <table:table-cell table:style-name="ce1" table:formula="of:=[.J141]/([.A141]*1000000000000)*1000000" office:value-type="float" office:value="0.09593358656" calcext:value-type="float">
            <text:p>9.59E-02</text:p>
          </table:table-cell>
          <table:table-cell table:style-name="ce2" table:formula="of:=1-13.8*13.8*1E+030/([.B141]*[.B141]+1/9.3/9.3*1E+030)" office:value-type="float" office:value="0.506047294519664" calcext:value-type="float">
            <text:p>0.5060472945</text:p>
          </table:table-cell>
          <table:table-cell table:style-name="ce2" table:formula="of:=13.8*13.8/9.3*1E+045/[.B141]/([.B141]*[.B141]+1/9.3/9.3*1E+030)" office:value-type="float" office:value="0.00270503276493112" calcext:value-type="float">
            <text:p>0.0027050328</text:p>
          </table:table-cell>
          <table:table-cell table:formula="of:=[.B141]/[.J141]*2.20084" office:value-type="float" office:value="144144361.191004" calcext:value-type="float">
            <text:p>144144361.191004</text:p>
          </table:table-cell>
          <table:table-cell table:formula="of:=[.B141]/[.J141]" office:value-type="float" office:value="65495156.93599" calcext:value-type="float">
            <text:p>65495156.93599</text:p>
          </table:table-cell>
          <table:table-cell table:formula="of:=([.B141]/[.J141])*SQRT(SQRT(8.3*8.3*([.D141]*[.D141]+[.E141]*[.E141])/((8.3+[.D141])*(8.3+[.D141])+[.E141]*[.E141])))*COS((ATAN([.E141]/[.D141])-ATAN([.E141]/(8.3+[.D141])))/2)" office:value-type="float" office:value="45232958.5156824" calcext:value-type="float">
            <text:p>45232958.5156824</text:p>
          </table:table-cell>
          <table:table-cell table:style-name="ce2" table:formula="of:=([.B141]/[.J141])*SQRT(SQRT(8.3*8.3*([.D141]*[.D141]+[.E141]*[.E141])/((8.3+[.D141])*(8.3+[.D141])+[.E141]*[.E141])))*SIN((ATAN([.E141]/[.D141])-ATAN([.E141]/(8.3+[.D141])))/2)" office:value-type="float" office:value="113946.248378099" calcext:value-type="float">
            <text:p>113946.24837809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092.78" calcext:value-type="float">
            <text:p>3092.78</text:p>
          </table:table-cell>
          <table:table-cell table:style-name="ce1" table:formula="of:=[.A142]*1000000000000*2*PI()" office:value-type="float" office:value="1.94325098543389E+016" calcext:value-type="float">
            <text:p>1.94E+16</text:p>
          </table:table-cell>
          <table:table-cell table:style-name="ce1" table:formula="of:=[.J142]/([.A142]*1000000000000)*1000000" office:value-type="float" office:value="0.0969330046107386" calcext:value-type="float">
            <text:p>9.69E-02</text:p>
          </table:table-cell>
          <table:table-cell table:style-name="ce2" table:formula="of:=1-13.8*13.8*1E+030/([.B142]*[.B142]+1/9.3/9.3*1E+030)" office:value-type="float" office:value="0.495702189527666" calcext:value-type="float">
            <text:p>0.4957021895</text:p>
          </table:table-cell>
          <table:table-cell table:style-name="ce2" table:formula="of:=13.8*13.8/9.3*1E+045/[.B142]/([.B142]*[.B142]+1/9.3/9.3*1E+030)" office:value-type="float" office:value="0.00279045637568135" calcext:value-type="float">
            <text:p>0.0027904564</text:p>
          </table:table-cell>
          <table:table-cell table:formula="of:=[.B142]/[.J142]*2.20084" office:value-type="float" office:value="142658175.169381" calcext:value-type="float">
            <text:p>142658175.169381</text:p>
          </table:table-cell>
          <table:table-cell table:formula="of:=[.B142]/[.J142]" office:value-type="float" office:value="64819875.6699173" calcext:value-type="float">
            <text:p>64819875.6699173</text:p>
          </table:table-cell>
          <table:table-cell table:formula="of:=([.B142]/[.J142])*SQRT(SQRT(8.3*8.3*([.D142]*[.D142]+[.E142]*[.E142])/((8.3+[.D142])*(8.3+[.D142])+[.E142]*[.E142])))*COS((ATAN([.E142]/[.D142])-ATAN([.E142]/(8.3+[.D142])))/2)" office:value-type="float" office:value="44332711.8513215" calcext:value-type="float">
            <text:p>44332711.8513215</text:p>
          </table:table-cell>
          <table:table-cell table:style-name="ce2" table:formula="of:=([.B142]/[.J142])*SQRT(SQRT(8.3*8.3*([.D142]*[.D142]+[.E142]*[.E142])/((8.3+[.D142])*(8.3+[.D142])+[.E142]*[.E142])))*SIN((ATAN([.E142]/[.D142])-ATAN([.E142]/(8.3+[.D142])))/2)" office:value-type="float" office:value="117747.701825357" calcext:value-type="float">
            <text:p>117747.70182535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061.22" calcext:value-type="float">
            <text:p>3061.22</text:p>
          </table:table-cell>
          <table:table-cell table:style-name="ce1" table:formula="of:=[.A143]*1000000000000*2*PI()" office:value-type="float" office:value="1.92342125260443E+016" calcext:value-type="float">
            <text:p>1.92E+16</text:p>
          </table:table-cell>
          <table:table-cell table:style-name="ce1" table:formula="of:=[.J143]/([.A143]*1000000000000)*1000000" office:value-type="float" office:value="0.097932346580775" calcext:value-type="float">
            <text:p>9.79E-02</text:p>
          </table:table-cell>
          <table:table-cell table:style-name="ce2" table:formula="of:=1-13.8*13.8*1E+030/([.B143]*[.B143]+1/9.3/9.3*1E+030)" office:value-type="float" office:value="0.485250682610989" calcext:value-type="float">
            <text:p>0.4852506826</text:p>
          </table:table-cell>
          <table:table-cell table:style-name="ce2" table:formula="of:=13.8*13.8/9.3*1E+045/[.B143]/([.B143]*[.B143]+1/9.3/9.3*1E+030)" office:value-type="float" office:value="0.0028776529785981" calcext:value-type="float">
            <text:p>0.002877653</text:p>
          </table:table-cell>
          <table:table-cell table:formula="of:=[.B143]/[.J143]*2.20084" office:value-type="float" office:value="141202432.43684" calcext:value-type="float">
            <text:p>141202432.43684</text:p>
          </table:table-cell>
          <table:table-cell table:formula="of:=[.B143]/[.J143]" office:value-type="float" office:value="64158426.9809893" calcext:value-type="float">
            <text:p>64158426.9809893</text:p>
          </table:table-cell>
          <table:table-cell table:formula="of:=([.B143]/[.J143])*SQRT(SQRT(8.3*8.3*([.D143]*[.D143]+[.E143]*[.E143])/((8.3+[.D143])*(8.3+[.D143])+[.E143]*[.E143])))*COS((ATAN([.E143]/[.D143])-ATAN([.E143]/(8.3+[.D143])))/2)" office:value-type="float" office:value="43441104.0773557" calcext:value-type="float">
            <text:p>43441104.0773557</text:p>
          </table:table-cell>
          <table:table-cell table:style-name="ce2" table:formula="of:=([.B143]/[.J143])*SQRT(SQRT(8.3*8.3*([.D143]*[.D143]+[.E143]*[.E143])/((8.3+[.D143])*(8.3+[.D143])+[.E143]*[.E143])))*SIN((ATAN([.E143]/[.D143])-ATAN([.E143]/(8.3+[.D143])))/2)" office:value-type="float" office:value="121692.217950388" calcext:value-type="float">
            <text:p>121692.21795038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030.3" calcext:value-type="float">
            <text:p>3030.3</text:p>
          </table:table-cell>
          <table:table-cell table:style-name="ce1" table:formula="of:=[.A144]*1000000000000*2*PI()" office:value-type="float" office:value="1.90399364363463E+016" calcext:value-type="float">
            <text:p>1.90E+16</text:p>
          </table:table-cell>
          <table:table-cell table:style-name="ce1" table:formula="of:=[.J144]/([.A144]*1000000000000)*1000000" office:value-type="float" office:value="0.0989316100716101" calcext:value-type="float">
            <text:p>9.89E-02</text:p>
          </table:table-cell>
          <table:table-cell table:style-name="ce2" table:formula="of:=1-13.8*13.8*1E+030/([.B144]*[.B144]+1/9.3/9.3*1E+030)" office:value-type="float" office:value="0.474692824128321" calcext:value-type="float">
            <text:p>0.4746928241</text:p>
          </table:table-cell>
          <table:table-cell table:style-name="ce2" table:formula="of:=13.8*13.8/9.3*1E+045/[.B144]/([.B144]*[.B144]+1/9.3/9.3*1E+030)" office:value-type="float" office:value="0.00296664029082685" calcext:value-type="float">
            <text:p>0.0029666403</text:p>
          </table:table-cell>
          <table:table-cell table:formula="of:=[.B144]/[.J144]*2.20084" office:value-type="float" office:value="139776210.469472" calcext:value-type="float">
            <text:p>139776210.469472</text:p>
          </table:table-cell>
          <table:table-cell table:formula="of:=[.B144]/[.J144]" office:value-type="float" office:value="63510391.7002018" calcext:value-type="float">
            <text:p>63510391.7002018</text:p>
          </table:table-cell>
          <table:table-cell table:formula="of:=([.B144]/[.J144])*SQRT(SQRT(8.3*8.3*([.D144]*[.D144]+[.E144]*[.E144])/((8.3+[.D144])*(8.3+[.D144])+[.E144]*[.E144])))*COS((ATAN([.E144]/[.D144])-ATAN([.E144]/(8.3+[.D144])))/2)" office:value-type="float" office:value="42557542.4273807" calcext:value-type="float">
            <text:p>42557542.4273807</text:p>
          </table:table-cell>
          <table:table-cell table:style-name="ce2" table:formula="of:=([.B144]/[.J144])*SQRT(SQRT(8.3*8.3*([.D144]*[.D144]+[.E144]*[.E144])/((8.3+[.D144])*(8.3+[.D144])+[.E144]*[.E144])))*SIN((ATAN([.E144]/[.D144])-ATAN([.E144]/(8.3+[.D144])))/2)" office:value-type="float" office:value="125788.294213406" calcext:value-type="float">
            <text:p>125788.29421340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000" calcext:value-type="float">
            <text:p>3000</text:p>
          </table:table-cell>
          <table:table-cell table:style-name="ce1" table:formula="of:=[.A145]*1000000000000*2*PI()" office:value-type="float" office:value="1.88495559215388E+016" calcext:value-type="float">
            <text:p>1.88E+16</text:p>
          </table:table-cell>
          <table:table-cell table:style-name="ce1" table:formula="of:=[.J145]/([.A145]*1000000000000)*1000000" office:value-type="float" office:value="0.0999308193333333" calcext:value-type="float">
            <text:p>9.99E-02</text:p>
          </table:table-cell>
          <table:table-cell table:style-name="ce2" table:formula="of:=1-13.8*13.8*1E+030/([.B145]*[.B145]+1/9.3/9.3*1E+030)" office:value-type="float" office:value="0.464028379623162" calcext:value-type="float">
            <text:p>0.4640283796</text:p>
          </table:table-cell>
          <table:table-cell table:style-name="ce2" table:formula="of:=13.8*13.8/9.3*1E+045/[.B145]/([.B145]*[.B145]+1/9.3/9.3*1E+030)" office:value-type="float" office:value="0.00305743844946044" calcext:value-type="float">
            <text:p>0.0030574384</text:p>
          </table:table-cell>
          <table:table-cell table:formula="of:=[.B145]/[.J145]*2.20084" office:value-type="float" office:value="138378586.743364" calcext:value-type="float">
            <text:p>138378586.743364</text:p>
          </table:table-cell>
          <table:table-cell table:formula="of:=[.B145]/[.J145]" office:value-type="float" office:value="62875350.6585506" calcext:value-type="float">
            <text:p>62875350.6585506</text:p>
          </table:table-cell>
          <table:table-cell table:formula="of:=([.B145]/[.J145])*SQRT(SQRT(8.3*8.3*([.D145]*[.D145]+[.E145]*[.E145])/((8.3+[.D145])*(8.3+[.D145])+[.E145]*[.E145])))*COS((ATAN([.E145]/[.D145])-ATAN([.E145]/(8.3+[.D145])))/2)" office:value-type="float" office:value="41681413.3208175" calcext:value-type="float">
            <text:p>41681413.3208175</text:p>
          </table:table-cell>
          <table:table-cell table:style-name="ce2" table:formula="of:=([.B145]/[.J145])*SQRT(SQRT(8.3*8.3*([.D145]*[.D145]+[.E145]*[.E145])/((8.3+[.D145])*(8.3+[.D145])+[.E145]*[.E145])))*SIN((ATAN([.E145]/[.D145])-ATAN([.E145]/(8.3+[.D145])))/2)" office:value-type="float" office:value="130045.315448453" calcext:value-type="float">
            <text:p>130045.31544845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970.3" calcext:value-type="float">
            <text:p>2970.3</text:p>
          </table:table-cell>
          <table:table-cell table:style-name="ce1" table:formula="of:=[.A146]*1000000000000*2*PI()" office:value-type="float" office:value="1.86629453179155E+016" calcext:value-type="float">
            <text:p>1.87E+16</text:p>
          </table:table-cell>
          <table:table-cell table:style-name="ce1" table:formula="of:=[.J146]/([.A146]*1000000000000)*1000000" office:value-type="float" office:value="0.10093002659664" calcext:value-type="float">
            <text:p>1.01E-01</text:p>
          </table:table-cell>
          <table:table-cell table:style-name="ce2" table:formula="of:=1-13.8*13.8*1E+030/([.B146]*[.B146]+1/9.3/9.3*1E+030)" office:value-type="float" office:value="0.453256801104667" calcext:value-type="float">
            <text:p>0.4532568011</text:p>
          </table:table-cell>
          <table:table-cell table:style-name="ce2" table:formula="of:=13.8*13.8/9.3*1E+045/[.B146]/([.B146]*[.B146]+1/9.3/9.3*1E+030)" office:value-type="float" office:value="0.00315007038158296" calcext:value-type="float">
            <text:p>0.0031500704</text:p>
          </table:table-cell>
          <table:table-cell table:formula="of:=[.B146]/[.J146]*2.20084" office:value-type="float" office:value="137008638.734605" calcext:value-type="float">
            <text:p>137008638.734605</text:p>
          </table:table-cell>
          <table:table-cell table:formula="of:=[.B146]/[.J146]" office:value-type="float" office:value="62252884.6870307" calcext:value-type="float">
            <text:p>62252884.6870307</text:p>
          </table:table-cell>
          <table:table-cell table:formula="of:=([.B146]/[.J146])*SQRT(SQRT(8.3*8.3*([.D146]*[.D146]+[.E146]*[.E146])/((8.3+[.D146])*(8.3+[.D146])+[.E146]*[.E146])))*COS((ATAN([.E146]/[.D146])-ATAN([.E146]/(8.3+[.D146])))/2)" office:value-type="float" office:value="40812079.9815023" calcext:value-type="float">
            <text:p>40812079.9815023</text:p>
          </table:table-cell>
          <table:table-cell table:style-name="ce2" table:formula="of:=([.B146]/[.J146])*SQRT(SQRT(8.3*8.3*([.D146]*[.D146]+[.E146]*[.E146])/((8.3+[.D146])*(8.3+[.D146])+[.E146]*[.E146])))*SIN((ATAN([.E146]/[.D146])-ATAN([.E146]/(8.3+[.D146])))/2)" office:value-type="float" office:value="134473.677726092" calcext:value-type="float">
            <text:p>134473.67772609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941.18" calcext:value-type="float">
            <text:p>2941.18</text:p>
          </table:table-cell>
          <table:table-cell table:style-name="ce1" table:formula="of:=[.A147]*1000000000000*2*PI()" office:value-type="float" office:value="1.84799789617705E+016" calcext:value-type="float">
            <text:p>1.85E+16</text:p>
          </table:table-cell>
          <table:table-cell table:style-name="ce1" table:formula="of:=[.J147]/([.A147]*1000000000000)*1000000" office:value-type="float" office:value="0.101929313404824" calcext:value-type="float">
            <text:p>1.02E-01</text:p>
          </table:table-cell>
          <table:table-cell table:style-name="ce2" table:formula="of:=1-13.8*13.8*1E+030/([.B147]*[.B147]+1/9.3/9.3*1E+030)" office:value-type="float" office:value="0.442377197472074" calcext:value-type="float">
            <text:p>0.4423771975</text:p>
          </table:table-cell>
          <table:table-cell table:style-name="ce2" table:formula="of:=13.8*13.8/9.3*1E+045/[.B147]/([.B147]*[.B147]+1/9.3/9.3*1E+030)" office:value-type="float" office:value="0.00324456219653026" calcext:value-type="float">
            <text:p>0.0032445622</text:p>
          </table:table-cell>
          <table:table-cell table:formula="of:=[.B147]/[.J147]*2.20084" office:value-type="float" office:value="135665443.919283" calcext:value-type="float">
            <text:p>135665443.919283</text:p>
          </table:table-cell>
          <table:table-cell table:formula="of:=[.B147]/[.J147]" office:value-type="float" office:value="61642574.6166386" calcext:value-type="float">
            <text:p>61642574.6166386</text:p>
          </table:table-cell>
          <table:table-cell table:formula="of:=([.B147]/[.J147])*SQRT(SQRT(8.3*8.3*([.D147]*[.D147]+[.E147]*[.E147])/((8.3+[.D147])*(8.3+[.D147])+[.E147]*[.E147])))*COS((ATAN([.E147]/[.D147])-ATAN([.E147]/(8.3+[.D147])))/2)" office:value-type="float" office:value="39948879.7438976" calcext:value-type="float">
            <text:p>39948879.7438976</text:p>
          </table:table-cell>
          <table:table-cell table:style-name="ce2" table:formula="of:=([.B147]/[.J147])*SQRT(SQRT(8.3*8.3*([.D147]*[.D147]+[.E147]*[.E147])/((8.3+[.D147])*(8.3+[.D147])+[.E147]*[.E147])))*SIN((ATAN([.E147]/[.D147])-ATAN([.E147]/(8.3+[.D147])))/2)" office:value-type="float" office:value="139084.933034337" calcext:value-type="float">
            <text:p>139084.93303433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912.62" calcext:value-type="float">
            <text:p>2912.62</text:p>
          </table:table-cell>
          <table:table-cell table:style-name="ce1" table:formula="of:=[.A148]*1000000000000*2*PI()" office:value-type="float" office:value="1.83005311893974E+016" calcext:value-type="float">
            <text:p>1.83E+16</text:p>
          </table:table-cell>
          <table:table-cell table:style-name="ce1" table:formula="of:=[.J148]/([.A148]*1000000000000)*1000000" office:value-type="float" office:value="0.10292879194677" calcext:value-type="float">
            <text:p>1.03E-01</text:p>
          </table:table-cell>
          <table:table-cell table:style-name="ce2" table:formula="of:=1-13.8*13.8*1E+030/([.B148]*[.B148]+1/9.3/9.3*1E+030)" office:value-type="float" office:value="0.431388304065647" calcext:value-type="float">
            <text:p>0.4313883041</text:p>
          </table:table-cell>
          <table:table-cell table:style-name="ce2" table:formula="of:=13.8*13.8/9.3*1E+045/[.B148]/([.B148]*[.B148]+1/9.3/9.3*1E+030)" office:value-type="float" office:value="0.00334094360108023" calcext:value-type="float">
            <text:p>0.0033409436</text:p>
          </table:table-cell>
          <table:table-cell table:formula="of:=[.B148]/[.J148]*2.20084" office:value-type="float" office:value="134348079.773486" calcext:value-type="float">
            <text:p>134348079.773486</text:p>
          </table:table-cell>
          <table:table-cell table:formula="of:=[.B148]/[.J148]" office:value-type="float" office:value="61044001.2783691" calcext:value-type="float">
            <text:p>61044001.2783691</text:p>
          </table:table-cell>
          <table:table-cell table:formula="of:=([.B148]/[.J148])*SQRT(SQRT(8.3*8.3*([.D148]*[.D148]+[.E148]*[.E148])/((8.3+[.D148])*(8.3+[.D148])+[.E148]*[.E148])))*COS((ATAN([.E148]/[.D148])-ATAN([.E148]/(8.3+[.D148])))/2)" office:value-type="float" office:value="39091120.993994" calcext:value-type="float">
            <text:p>39091120.993994</text:p>
          </table:table-cell>
          <table:table-cell table:style-name="ce2" table:formula="of:=([.B148]/[.J148])*SQRT(SQRT(8.3*8.3*([.D148]*[.D148]+[.E148]*[.E148])/((8.3+[.D148])*(8.3+[.D148])+[.E148]*[.E148])))*SIN((ATAN([.E148]/[.D148])-ATAN([.E148]/(8.3+[.D148])))/2)" office:value-type="float" office:value="143891.959031349" calcext:value-type="float">
            <text:p>143891.95903134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884.62" calcext:value-type="float">
            <text:p>2884.62</text:p>
          </table:table-cell>
          <table:table-cell table:style-name="ce1" table:formula="of:=[.A149]*1000000000000*2*PI()" office:value-type="float" office:value="1.81246020007964E+016" calcext:value-type="float">
            <text:p>1.81E+16</text:p>
          </table:table-cell>
          <table:table-cell table:style-name="ce1" table:formula="of:=[.J149]/([.A149]*1000000000000)*1000000" office:value-type="float" office:value="0.103927885822049" calcext:value-type="float">
            <text:p>1.04E-01</text:p>
          </table:table-cell>
          <table:table-cell table:style-name="ce2" table:formula="of:=1-13.8*13.8*1E+030/([.B149]*[.B149]+1/9.3/9.3*1E+030)" office:value-type="float" office:value="0.42029648965925" calcext:value-type="float">
            <text:p>0.4202964897</text:p>
          </table:table-cell>
          <table:table-cell table:style-name="ce2" table:formula="of:=13.8*13.8/9.3*1E+045/[.B149]/([.B149]*[.B149]+1/9.3/9.3*1E+030)" office:value-type="float" office:value="0.00343917680435626" calcext:value-type="float">
            <text:p>0.0034391768</text:p>
          </table:table-cell>
          <table:table-cell table:formula="of:=[.B149]/[.J149]*2.20084" office:value-type="float" office:value="133056546.297215" calcext:value-type="float">
            <text:p>133056546.297215</text:p>
          </table:table-cell>
          <table:table-cell table:formula="of:=[.B149]/[.J149]" office:value-type="float" office:value="60457164.6722227" calcext:value-type="float">
            <text:p>60457164.6722227</text:p>
          </table:table-cell>
          <table:table-cell table:formula="of:=([.B149]/[.J149])*SQRT(SQRT(8.3*8.3*([.D149]*[.D149]+[.E149]*[.E149])/((8.3+[.D149])*(8.3+[.D149])+[.E149]*[.E149])))*COS((ATAN([.E149]/[.D149])-ATAN([.E149]/(8.3+[.D149])))/2)" office:value-type="float" office:value="38238692.8152538" calcext:value-type="float">
            <text:p>38238692.8152538</text:p>
          </table:table-cell>
          <table:table-cell table:style-name="ce2" table:formula="of:=([.B149]/[.J149])*SQRT(SQRT(8.3*8.3*([.D149]*[.D149]+[.E149]*[.E149])/((8.3+[.D149])*(8.3+[.D149])+[.E149]*[.E149])))*SIN((ATAN([.E149]/[.D149])-ATAN([.E149]/(8.3+[.D149])))/2)" office:value-type="float" office:value="148905.464633845" calcext:value-type="float">
            <text:p>148905.46463384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857.14" calcext:value-type="float">
            <text:p>2857.14</text:p>
          </table:table-cell>
          <table:table-cell table:style-name="ce1" table:formula="of:=[.A150]*1000000000000*2*PI()" office:value-type="float" office:value="1.79519400685551E+016" calcext:value-type="float">
            <text:p>1.80E+16</text:p>
          </table:table-cell>
          <table:table-cell table:style-name="ce1" table:formula="of:=[.J150]/([.A150]*1000000000000)*1000000" office:value-type="float" office:value="0.104927465227465" calcext:value-type="float">
            <text:p>1.05E-01</text:p>
          </table:table-cell>
          <table:table-cell table:style-name="ce2" table:formula="of:=1-13.8*13.8*1E+030/([.B150]*[.B150]+1/9.3/9.3*1E+030)" office:value-type="float" office:value="0.409092077643274" calcext:value-type="float">
            <text:p>0.4090920776</text:p>
          </table:table-cell>
          <table:table-cell table:style-name="ce2" table:formula="of:=13.8*13.8/9.3*1E+045/[.B150]/([.B150]*[.B150]+1/9.3/9.3*1E+030)" office:value-type="float" office:value="0.00353936599789634" calcext:value-type="float">
            <text:p>0.003539366</text:p>
          </table:table-cell>
          <table:table-cell table:formula="of:=[.B150]/[.J150]*2.20084" office:value-type="float" office:value="131788998.442645" calcext:value-type="float">
            <text:p>131788998.442645</text:p>
          </table:table-cell>
          <table:table-cell table:formula="of:=[.B150]/[.J150]" office:value-type="float" office:value="59881226.4601903" calcext:value-type="float">
            <text:p>59881226.4601903</text:p>
          </table:table-cell>
          <table:table-cell table:formula="of:=([.B150]/[.J150])*SQRT(SQRT(8.3*8.3*([.D150]*[.D150]+[.E150]*[.E150])/((8.3+[.D150])*(8.3+[.D150])+[.E150]*[.E150])))*COS((ATAN([.E150]/[.D150])-ATAN([.E150]/(8.3+[.D150])))/2)" office:value-type="float" office:value="37390239.3034814" calcext:value-type="float">
            <text:p>37390239.3034814</text:p>
          </table:table-cell>
          <table:table-cell table:style-name="ce2" table:formula="of:=([.B150]/[.J150])*SQRT(SQRT(8.3*8.3*([.D150]*[.D150]+[.E150]*[.E150])/((8.3+[.D150])*(8.3+[.D150])+[.E150]*[.E150])))*SIN((ATAN([.E150]/[.D150])-ATAN([.E150]/(8.3+[.D150])))/2)" office:value-type="float" office:value="154144.827546405" calcext:value-type="float">
            <text:p>154144.82754640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830.19" calcext:value-type="float">
            <text:p>2830.19</text:p>
          </table:table-cell>
          <table:table-cell table:style-name="ce1" table:formula="of:=[.A151]*1000000000000*2*PI()" office:value-type="float" office:value="1.77826082245266E+016" calcext:value-type="float">
            <text:p>1.78E+16</text:p>
          </table:table-cell>
          <table:table-cell table:style-name="ce1" table:formula="of:=[.J151]/([.A151]*1000000000000)*1000000" office:value-type="float" office:value="0.105926619060911" calcext:value-type="float">
            <text:p>1.06E-01</text:p>
          </table:table-cell>
          <table:table-cell table:style-name="ce2" table:formula="of:=1-13.8*13.8*1E+030/([.B151]*[.B151]+1/9.3/9.3*1E+030)" office:value-type="float" office:value="0.397785271468399" calcext:value-type="float">
            <text:p>0.3977852715</text:p>
          </table:table-cell>
          <table:table-cell table:style-name="ce2" table:formula="of:=13.8*13.8/9.3*1E+045/[.B151]/([.B151]*[.B151]+1/9.3/9.3*1E+030)" office:value-type="float" office:value="0.00364143836874313" calcext:value-type="float">
            <text:p>0.0036414384</text:p>
          </table:table-cell>
          <table:table-cell table:formula="of:=[.B151]/[.J151]*2.20084" office:value-type="float" office:value="130545897.471734" calcext:value-type="float">
            <text:p>130545897.471734</text:p>
          </table:table-cell>
          <table:table-cell table:formula="of:=[.B151]/[.J151]" office:value-type="float" office:value="59316396.2267743" calcext:value-type="float">
            <text:p>59316396.2267743</text:p>
          </table:table-cell>
          <table:table-cell table:formula="of:=([.B151]/[.J151])*SQRT(SQRT(8.3*8.3*([.D151]*[.D151]+[.E151]*[.E151])/((8.3+[.D151])*(8.3+[.D151])+[.E151]*[.E151])))*COS((ATAN([.E151]/[.D151])-ATAN([.E151]/(8.3+[.D151])))/2)" office:value-type="float" office:value="36545907.3568974" calcext:value-type="float">
            <text:p>36545907.3568974</text:p>
          </table:table-cell>
          <table:table-cell table:style-name="ce2" table:formula="of:=([.B151]/[.J151])*SQRT(SQRT(8.3*8.3*([.D151]*[.D151]+[.E151]*[.E151])/((8.3+[.D151])*(8.3+[.D151])+[.E151]*[.E151])))*SIN((ATAN([.E151]/[.D151])-ATAN([.E151]/(8.3+[.D151])))/2)" office:value-type="float" office:value="159621.901338932" calcext:value-type="float">
            <text:p>159621.90133893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803.74" calcext:value-type="float">
            <text:p>2803.74</text:p>
          </table:table-cell>
          <table:table-cell table:style-name="ce1" table:formula="of:=[.A152]*1000000000000*2*PI()" office:value-type="float" office:value="1.76164179731517E+016" calcext:value-type="float">
            <text:p>1.76E+16</text:p>
          </table:table-cell>
          <table:table-cell table:style-name="ce1" table:formula="of:=[.J152]/([.A152]*1000000000000)*1000000" office:value-type="float" office:value="0.106925912531119" calcext:value-type="float">
            <text:p>1.07E-01</text:p>
          </table:table-cell>
          <table:table-cell table:style-name="ce2" table:formula="of:=1-13.8*13.8*1E+030/([.B152]*[.B152]+1/9.3/9.3*1E+030)" office:value-type="float" office:value="0.386369721459312" calcext:value-type="float">
            <text:p>0.3863697215</text:p>
          </table:table-cell>
          <table:table-cell table:style-name="ce2" table:formula="of:=13.8*13.8/9.3*1E+045/[.B152]/([.B152]*[.B152]+1/9.3/9.3*1E+030)" office:value-type="float" office:value="0.00374546916866292" calcext:value-type="float">
            <text:p>0.0037454692</text:p>
          </table:table-cell>
          <table:table-cell table:formula="of:=[.B152]/[.J152]*2.20084" office:value-type="float" office:value="129325859.598613" calcext:value-type="float">
            <text:p>129325859.598613</text:p>
          </table:table-cell>
          <table:table-cell table:formula="of:=[.B152]/[.J152]" office:value-type="float" office:value="58762045.2184681" calcext:value-type="float">
            <text:p>58762045.2184681</text:p>
          </table:table-cell>
          <table:table-cell table:formula="of:=([.B152]/[.J152])*SQRT(SQRT(8.3*8.3*([.D152]*[.D152]+[.E152]*[.E152])/((8.3+[.D152])*(8.3+[.D152])+[.E152]*[.E152])))*COS((ATAN([.E152]/[.D152])-ATAN([.E152]/(8.3+[.D152])))/2)" office:value-type="float" office:value="35704574.4549474" calcext:value-type="float">
            <text:p>35704574.4549474</text:p>
          </table:table-cell>
          <table:table-cell table:style-name="ce2" table:formula="of:=([.B152]/[.J152])*SQRT(SQRT(8.3*8.3*([.D152]*[.D152]+[.E152]*[.E152])/((8.3+[.D152])*(8.3+[.D152])+[.E152]*[.E152])))*SIN((ATAN([.E152]/[.D152])-ATAN([.E152]/(8.3+[.D152])))/2)" office:value-type="float" office:value="165358.170491447" calcext:value-type="float">
            <text:p>165358.17049144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777.78" calcext:value-type="float">
            <text:p>2777.78</text:p>
          </table:table-cell>
          <table:table-cell table:style-name="ce1" table:formula="of:=[.A153]*1000000000000*2*PI()" office:value-type="float" office:value="1.74533064825773E+016" calcext:value-type="float">
            <text:p>1.75E+16</text:p>
          </table:table-cell>
          <table:table-cell table:style-name="ce1" table:formula="of:=[.J153]/([.A153]*1000000000000)*1000000" office:value-type="float" office:value="0.107925198539841" calcext:value-type="float">
            <text:p>1.08E-01</text:p>
          </table:table-cell>
          <table:table-cell table:style-name="ce2" table:formula="of:=1-13.8*13.8*1E+030/([.B153]*[.B153]+1/9.3/9.3*1E+030)" office:value-type="float" office:value="0.374847087194307" calcext:value-type="float">
            <text:p>0.3748470872</text:p>
          </table:table-cell>
          <table:table-cell table:style-name="ce2" table:formula="of:=13.8*13.8/9.3*1E+045/[.B153]/([.B153]*[.B153]+1/9.3/9.3*1E+030)" office:value-type="float" office:value="0.00385146180636563" calcext:value-type="float">
            <text:p>0.0038514618</text:p>
          </table:table-cell>
          <table:table-cell table:formula="of:=[.B153]/[.J153]*2.20084" office:value-type="float" office:value="128128423.561327" calcext:value-type="float">
            <text:p>128128423.561327</text:p>
          </table:table-cell>
          <table:table-cell table:formula="of:=[.B153]/[.J153]" office:value-type="float" office:value="58217963.8507694" calcext:value-type="float">
            <text:p>58217963.8507694</text:p>
          </table:table-cell>
          <table:table-cell table:formula="of:=([.B153]/[.J153])*SQRT(SQRT(8.3*8.3*([.D153]*[.D153]+[.E153]*[.E153])/((8.3+[.D153])*(8.3+[.D153])+[.E153]*[.E153])))*COS((ATAN([.E153]/[.D153])-ATAN([.E153]/(8.3+[.D153])))/2)" office:value-type="float" office:value="34865701.5647914" calcext:value-type="float">
            <text:p>34865701.5647914</text:p>
          </table:table-cell>
          <table:table-cell table:style-name="ce2" table:formula="of:=([.B153]/[.J153])*SQRT(SQRT(8.3*8.3*([.D153]*[.D153]+[.E153]*[.E153])/((8.3+[.D153])*(8.3+[.D153])+[.E153]*[.E153])))*SIN((ATAN([.E153]/[.D153])-ATAN([.E153]/(8.3+[.D153])))/2)" office:value-type="float" office:value="171373.496782825" calcext:value-type="float">
            <text:p>171373.49678282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752.29" calcext:value-type="float">
            <text:p>2752.29</text:p>
          </table:table-cell>
          <table:table-cell table:style-name="ce1" table:formula="of:=[.A154]*1000000000000*2*PI()" office:value-type="float" office:value="1.72931480890973E+016" calcext:value-type="float">
            <text:p>1.73E+16</text:p>
          </table:table-cell>
          <table:table-cell table:style-name="ce1" table:formula="of:=[.J154]/([.A154]*1000000000000)*1000000" office:value-type="float" office:value="0.108924734675488" calcext:value-type="float">
            <text:p>1.09E-01</text:p>
          </table:table-cell>
          <table:table-cell table:style-name="ce2" table:formula="of:=1-13.8*13.8*1E+030/([.B154]*[.B154]+1/9.3/9.3*1E+030)" office:value-type="float" office:value="0.363214359865131" calcext:value-type="float">
            <text:p>0.3632143599</text:p>
          </table:table-cell>
          <table:table-cell table:style-name="ce2" table:formula="of:=13.8*13.8/9.3*1E+045/[.B154]/([.B154]*[.B154]+1/9.3/9.3*1E+030)" office:value-type="float" office:value="0.00395946266436122" calcext:value-type="float">
            <text:p>0.0039594627</text:p>
          </table:table-cell>
          <table:table-cell table:formula="of:=[.B154]/[.J154]*2.20084" office:value-type="float" office:value="126952666.835965" calcext:value-type="float">
            <text:p>126952666.835965</text:p>
          </table:table-cell>
          <table:table-cell table:formula="of:=[.B154]/[.J154]" office:value-type="float" office:value="57683732.9546739" calcext:value-type="float">
            <text:p>57683732.9546739</text:p>
          </table:table-cell>
          <table:table-cell table:formula="of:=([.B154]/[.J154])*SQRT(SQRT(8.3*8.3*([.D154]*[.D154]+[.E154]*[.E154])/((8.3+[.D154])*(8.3+[.D154])+[.E154]*[.E154])))*COS((ATAN([.E154]/[.D154])-ATAN([.E154]/(8.3+[.D154])))/2)" office:value-type="float" office:value="34028384.8957206" calcext:value-type="float">
            <text:p>34028384.8957206</text:p>
          </table:table-cell>
          <table:table-cell table:style-name="ce2" table:formula="of:=([.B154]/[.J154])*SQRT(SQRT(8.3*8.3*([.D154]*[.D154]+[.E154]*[.E154])/((8.3+[.D154])*(8.3+[.D154])+[.E154]*[.E154])))*SIN((ATAN([.E154]/[.D154])-ATAN([.E154]/(8.3+[.D154])))/2)" office:value-type="float" office:value="177692.70888972" calcext:value-type="float">
            <text:p>177692.7088897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727.27" calcext:value-type="float">
            <text:p>2727.27</text:p>
          </table:table-cell>
          <table:table-cell table:style-name="ce1" table:formula="of:=[.A155]*1000000000000*2*PI()" office:value-type="float" office:value="1.71359427927117E+016" calcext:value-type="float">
            <text:p>1.71E+16</text:p>
          </table:table-cell>
          <table:table-cell table:style-name="ce1" table:formula="of:=[.J155]/([.A155]*1000000000000)*1000000" office:value-type="float" office:value="0.109924011190678" calcext:value-type="float">
            <text:p>1.10E-01</text:p>
          </table:table-cell>
          <table:table-cell table:style-name="ce2" table:formula="of:=1-13.8*13.8*1E+030/([.B155]*[.B155]+1/9.3/9.3*1E+030)" office:value-type="float" office:value="0.351477473957453" calcext:value-type="float">
            <text:p>0.351477474</text:p>
          </table:table-cell>
          <table:table-cell table:style-name="ce2" table:formula="of:=13.8*13.8/9.3*1E+045/[.B155]/([.B155]*[.B155]+1/9.3/9.3*1E+030)" office:value-type="float" office:value="0.00406943497619931" calcext:value-type="float">
            <text:p>0.004069435</text:p>
          </table:table-cell>
          <table:table-cell table:formula="of:=[.B155]/[.J155]*2.20084" office:value-type="float" office:value="125798589.422525" calcext:value-type="float">
            <text:p>125798589.422525</text:p>
          </table:table-cell>
          <table:table-cell table:formula="of:=[.B155]/[.J155]" office:value-type="float" office:value="57159352.5301817" calcext:value-type="float">
            <text:p>57159352.5301817</text:p>
          </table:table-cell>
          <table:table-cell table:formula="of:=([.B155]/[.J155])*SQRT(SQRT(8.3*8.3*([.D155]*[.D155]+[.E155]*[.E155])/((8.3+[.D155])*(8.3+[.D155])+[.E155]*[.E155])))*COS((ATAN([.E155]/[.D155])-ATAN([.E155]/(8.3+[.D155])))/2)" office:value-type="float" office:value="33192333.5901466" calcext:value-type="float">
            <text:p>33192333.5901466</text:p>
          </table:table-cell>
          <table:table-cell table:style-name="ce2" table:formula="of:=([.B155]/[.J155])*SQRT(SQRT(8.3*8.3*([.D155]*[.D155]+[.E155]*[.E155])/((8.3+[.D155])*(8.3+[.D155])+[.E155]*[.E155])))*SIN((ATAN([.E155]/[.D155])-ATAN([.E155]/(8.3+[.D155])))/2)" office:value-type="float" office:value="184338.673755179" calcext:value-type="float">
            <text:p>184338.67375517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702.7" calcext:value-type="float">
            <text:p>2702.7</text:p>
          </table:table-cell>
          <table:table-cell table:style-name="ce1" table:formula="of:=[.A156]*1000000000000*2*PI()" office:value-type="float" office:value="1.69815649297143E+016" calcext:value-type="float">
            <text:p>1.70E+16</text:p>
          </table:table-cell>
          <table:table-cell table:style-name="ce1" table:formula="of:=[.J156]/([.A156]*1000000000000)*1000000" office:value-type="float" office:value="0.11092332038332" calcext:value-type="float">
            <text:p>1.11E-01</text:p>
          </table:table-cell>
          <table:table-cell table:style-name="ce2" table:formula="of:=1-13.8*13.8*1E+030/([.B156]*[.B156]+1/9.3/9.3*1E+030)" office:value-type="float" office:value="0.33963303328939" calcext:value-type="float">
            <text:p>0.3396330333</text:p>
          </table:table-cell>
          <table:table-cell table:style-name="ce2" table:formula="of:=13.8*13.8/9.3*1E+045/[.B156]/([.B156]*[.B156]+1/9.3/9.3*1E+030)" office:value-type="float" office:value="0.00418142856771243" calcext:value-type="float">
            <text:p>0.0041814286</text:p>
          </table:table-cell>
          <table:table-cell table:formula="of:=[.B156]/[.J156]*2.20084" office:value-type="float" office:value="124665268.797097" calcext:value-type="float">
            <text:p>124665268.797097</text:p>
          </table:table-cell>
          <table:table-cell table:formula="of:=[.B156]/[.J156]" office:value-type="float" office:value="56644403.4082882" calcext:value-type="float">
            <text:p>56644403.4082882</text:p>
          </table:table-cell>
          <table:table-cell table:formula="of:=([.B156]/[.J156])*SQRT(SQRT(8.3*8.3*([.D156]*[.D156]+[.E156]*[.E156])/((8.3+[.D156])*(8.3+[.D156])+[.E156]*[.E156])))*COS((ATAN([.E156]/[.D156])-ATAN([.E156]/(8.3+[.D156])))/2)" office:value-type="float" office:value="32356549.6206592" calcext:value-type="float">
            <text:p>32356549.6206592</text:p>
          </table:table-cell>
          <table:table-cell table:style-name="ce2" table:formula="of:=([.B156]/[.J156])*SQRT(SQRT(8.3*8.3*([.D156]*[.D156]+[.E156]*[.E156])/((8.3+[.D156])*(8.3+[.D156])+[.E156]*[.E156])))*SIN((ATAN([.E156]/[.D156])-ATAN([.E156]/(8.3+[.D156])))/2)" office:value-type="float" office:value="191342.739264796" calcext:value-type="float">
            <text:p>191342.73926479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678.57" calcext:value-type="float">
            <text:p>2678.57</text:p>
          </table:table-cell>
          <table:table-cell table:style-name="ce1" table:formula="of:=[.A157]*1000000000000*2*PI()" office:value-type="float" office:value="1.6829951668252E+016" calcext:value-type="float">
            <text:p>1.68E+16</text:p>
          </table:table-cell>
          <table:table-cell table:style-name="ce1" table:formula="of:=[.J157]/([.A157]*1000000000000)*1000000" office:value-type="float" office:value="0.111922577345375" calcext:value-type="float">
            <text:p>1.12E-01</text:p>
          </table:table-cell>
          <table:table-cell table:style-name="ce2" table:formula="of:=1-13.8*13.8*1E+030/([.B157]*[.B157]+1/9.3/9.3*1E+030)" office:value-type="float" office:value="0.327682047852258" calcext:value-type="float">
            <text:p>0.3276820479</text:p>
          </table:table-cell>
          <table:table-cell table:style-name="ce2" table:formula="of:=13.8*13.8/9.3*1E+045/[.B157]/([.B157]*[.B157]+1/9.3/9.3*1E+030)" office:value-type="float" office:value="0.00429545219998962" calcext:value-type="float">
            <text:p>0.0042954522</text:p>
          </table:table-cell>
          <table:table-cell table:formula="of:=[.B157]/[.J157]*2.20084" office:value-type="float" office:value="123552243.697724" calcext:value-type="float">
            <text:p>123552243.697724</text:p>
          </table:table-cell>
          <table:table-cell table:formula="of:=[.B157]/[.J157]" office:value-type="float" office:value="56138676.0044911" calcext:value-type="float">
            <text:p>56138676.0044911</text:p>
          </table:table-cell>
          <table:table-cell table:formula="of:=([.B157]/[.J157])*SQRT(SQRT(8.3*8.3*([.D157]*[.D157]+[.E157]*[.E157])/((8.3+[.D157])*(8.3+[.D157])+[.E157]*[.E157])))*COS((ATAN([.E157]/[.D157])-ATAN([.E157]/(8.3+[.D157])))/2)" office:value-type="float" office:value="31520309.0237252" calcext:value-type="float">
            <text:p>31520309.0237252</text:p>
          </table:table-cell>
          <table:table-cell table:style-name="ce2" table:formula="of:=([.B157]/[.J157])*SQRT(SQRT(8.3*8.3*([.D157]*[.D157]+[.E157]*[.E157])/((8.3+[.D157])*(8.3+[.D157])+[.E157]*[.E157])))*SIN((ATAN([.E157]/[.D157])-ATAN([.E157]/(8.3+[.D157])))/2)" office:value-type="float" office:value="198737.843655151" calcext:value-type="float">
            <text:p>198737.84365515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654.87" calcext:value-type="float">
            <text:p>2654.87</text:p>
          </table:table-cell>
          <table:table-cell table:style-name="ce1" table:formula="of:=[.A158]*1000000000000*2*PI()" office:value-type="float" office:value="1.66810401764719E+016" calcext:value-type="float">
            <text:p>1.67E+16</text:p>
          </table:table-cell>
          <table:table-cell table:style-name="ce1" table:formula="of:=[.J158]/([.A158]*1000000000000)*1000000" office:value-type="float" office:value="0.112921709160901" calcext:value-type="float">
            <text:p>1.13E-01</text:p>
          </table:table-cell>
          <table:table-cell table:style-name="ce2" table:formula="of:=1-13.8*13.8*1E+030/([.B158]*[.B158]+1/9.3/9.3*1E+030)" office:value-type="float" office:value="0.315625418710239" calcext:value-type="float">
            <text:p>0.3156254187</text:p>
          </table:table-cell>
          <table:table-cell table:style-name="ce2" table:formula="of:=13.8*13.8/9.3*1E+045/[.B158]/([.B158]*[.B158]+1/9.3/9.3*1E+030)" office:value-type="float" office:value="0.00441151534174755" calcext:value-type="float">
            <text:p>0.0044115153</text:p>
          </table:table-cell>
          <table:table-cell table:formula="of:=[.B158]/[.J158]*2.20084" office:value-type="float" office:value="122459052.862452" calcext:value-type="float">
            <text:p>122459052.862452</text:p>
          </table:table-cell>
          <table:table-cell table:formula="of:=[.B158]/[.J158]" office:value-type="float" office:value="55641960.7342887" calcext:value-type="float">
            <text:p>55641960.7342887</text:p>
          </table:table-cell>
          <table:table-cell table:formula="of:=([.B158]/[.J158])*SQRT(SQRT(8.3*8.3*([.D158]*[.D158]+[.E158]*[.E158])/((8.3+[.D158])*(8.3+[.D158])+[.E158]*[.E158])))*COS((ATAN([.E158]/[.D158])-ATAN([.E158]/(8.3+[.D158])))/2)" office:value-type="float" office:value="30682828.4481545" calcext:value-type="float">
            <text:p>30682828.4481545</text:p>
          </table:table-cell>
          <table:table-cell table:style-name="ce2" table:formula="of:=([.B158]/[.J158])*SQRT(SQRT(8.3*8.3*([.D158]*[.D158]+[.E158]*[.E158])/((8.3+[.D158])*(8.3+[.D158])+[.E158]*[.E158])))*SIN((ATAN([.E158]/[.D158])-ATAN([.E158]/(8.3+[.D158])))/2)" office:value-type="float" office:value="206561.657744883" calcext:value-type="float">
            <text:p>206561.65774488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631.58" calcext:value-type="float">
            <text:p>2631.58</text:p>
          </table:table-cell>
          <table:table-cell table:style-name="ce1" table:formula="of:=[.A159]*1000000000000*2*PI()" office:value-type="float" office:value="1.65347047906677E+016" calcext:value-type="float">
            <text:p>1.65E+16</text:p>
          </table:table-cell>
          <table:table-cell table:style-name="ce1" table:formula="of:=[.J159]/([.A159]*1000000000000)*1000000" office:value-type="float" office:value="0.113921088471565" calcext:value-type="float">
            <text:p>1.14E-01</text:p>
          </table:table-cell>
          <table:table-cell table:style-name="ce2" table:formula="of:=1-13.8*13.8*1E+030/([.B159]*[.B159]+1/9.3/9.3*1E+030)" office:value-type="float" office:value="0.30345862994676" calcext:value-type="float">
            <text:p>0.3034586299</text:p>
          </table:table-cell>
          <table:table-cell table:style-name="ce2" table:formula="of:=13.8*13.8/9.3*1E+045/[.B159]/([.B159]*[.B159]+1/9.3/9.3*1E+030)" office:value-type="float" office:value="0.00452967999485382" calcext:value-type="float">
            <text:p>0.00452968</text:p>
          </table:table-cell>
          <table:table-cell table:formula="of:=[.B159]/[.J159]*2.20084" office:value-type="float" office:value="121384773.767368" calcext:value-type="float">
            <text:p>121384773.767368</text:p>
          </table:table-cell>
          <table:table-cell table:formula="of:=[.B159]/[.J159]" office:value-type="float" office:value="55153838.4286762" calcext:value-type="float">
            <text:p>55153838.4286762</text:p>
          </table:table-cell>
          <table:table-cell table:formula="of:=([.B159]/[.J159])*SQRT(SQRT(8.3*8.3*([.D159]*[.D159]+[.E159]*[.E159])/((8.3+[.D159])*(8.3+[.D159])+[.E159]*[.E159])))*COS((ATAN([.E159]/[.D159])-ATAN([.E159]/(8.3+[.D159])))/2)" office:value-type="float" office:value="29842891.5358352" calcext:value-type="float">
            <text:p>29842891.5358352</text:p>
          </table:table-cell>
          <table:table-cell table:style-name="ce2" table:formula="of:=([.B159]/[.J159])*SQRT(SQRT(8.3*8.3*([.D159]*[.D159]+[.E159]*[.E159])/((8.3+[.D159])*(8.3+[.D159])+[.E159]*[.E159])))*SIN((ATAN([.E159]/[.D159])-ATAN([.E159]/(8.3+[.D159])))/2)" office:value-type="float" office:value="214861.214197686" calcext:value-type="float">
            <text:p>214861.21419768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608.7" calcext:value-type="float">
            <text:p>2608.7</text:p>
          </table:table-cell>
          <table:table-cell table:style-name="ce1" table:formula="of:=[.A160]*1000000000000*2*PI()" office:value-type="float" office:value="1.63909455108394E+016" calcext:value-type="float">
            <text:p>1.64E+16</text:p>
          </table:table-cell>
          <table:table-cell table:style-name="ce1" table:formula="of:=[.J160]/([.A160]*1000000000000)*1000000" office:value-type="float" office:value="0.114920250699582" calcext:value-type="float">
            <text:p>1.15E-01</text:p>
          </table:table-cell>
          <table:table-cell table:style-name="ce2" table:formula="of:=1-13.8*13.8*1E+030/([.B160]*[.B160]+1/9.3/9.3*1E+030)" office:value-type="float" office:value="0.291187333075068" calcext:value-type="float">
            <text:p>0.2911873331</text:p>
          </table:table-cell>
          <table:table-cell table:style-name="ce2" table:formula="of:=13.8*13.8/9.3*1E+045/[.B160]/([.B160]*[.B160]+1/9.3/9.3*1E+030)" office:value-type="float" office:value="0.00464990965578999" calcext:value-type="float">
            <text:p>0.0046499097</text:p>
          </table:table-cell>
          <table:table-cell table:formula="of:=[.B160]/[.J160]*2.20084" office:value-type="float" office:value="120329406.412471" calcext:value-type="float">
            <text:p>120329406.412471</text:p>
          </table:table-cell>
          <table:table-cell table:formula="of:=[.B160]/[.J160]" office:value-type="float" office:value="54674309.0876536" calcext:value-type="float">
            <text:p>54674309.0876536</text:p>
          </table:table-cell>
          <table:table-cell table:formula="of:=([.B160]/[.J160])*SQRT(SQRT(8.3*8.3*([.D160]*[.D160]+[.E160]*[.E160])/((8.3+[.D160])*(8.3+[.D160])+[.E160]*[.E160])))*COS((ATAN([.E160]/[.D160])-ATAN([.E160]/(8.3+[.D160])))/2)" office:value-type="float" office:value="28999915.1538001" calcext:value-type="float">
            <text:p>28999915.1538001</text:p>
          </table:table-cell>
          <table:table-cell table:style-name="ce2" table:formula="of:=([.B160]/[.J160])*SQRT(SQRT(8.3*8.3*([.D160]*[.D160]+[.E160]*[.E160])/((8.3+[.D160])*(8.3+[.D160])+[.E160]*[.E160])))*SIN((ATAN([.E160]/[.D160])-ATAN([.E160]/(8.3+[.D160])))/2)" office:value-type="float" office:value="223683.566512994" calcext:value-type="float">
            <text:p>223683.56651299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586.21" calcext:value-type="float">
            <text:p>2586.21</text:p>
          </table:table-cell>
          <table:table-cell table:style-name="ce1" table:formula="of:=[.A161]*1000000000000*2*PI()" office:value-type="float" office:value="1.62496366732809E+016" calcext:value-type="float">
            <text:p>1.62E+16</text:p>
          </table:table-cell>
          <table:table-cell table:style-name="ce1" table:formula="of:=[.J161]/([.A161]*1000000000000)*1000000" office:value-type="float" office:value="0.115919611323133" calcext:value-type="float">
            <text:p>1.16E-01</text:p>
          </table:table-cell>
          <table:table-cell table:style-name="ce2" table:formula="of:=1-13.8*13.8*1E+030/([.B161]*[.B161]+1/9.3/9.3*1E+030)" office:value-type="float" office:value="0.278806428849466" calcext:value-type="float">
            <text:p>0.2788064288</text:p>
          </table:table-cell>
          <table:table-cell table:style-name="ce2" table:formula="of:=13.8*13.8/9.3*1E+045/[.B161]/([.B161]*[.B161]+1/9.3/9.3*1E+030)" office:value-type="float" office:value="0.00477227259795592" calcext:value-type="float">
            <text:p>0.0047722726</text:p>
          </table:table-cell>
          <table:table-cell table:formula="of:=[.B161]/[.J161]*2.20084" office:value-type="float" office:value="119292028.273852" calcext:value-type="float">
            <text:p>119292028.273852</text:p>
          </table:table-cell>
          <table:table-cell table:formula="of:=[.B161]/[.J161]" office:value-type="float" office:value="54202953.5422165" calcext:value-type="float">
            <text:p>54202953.5422165</text:p>
          </table:table-cell>
          <table:table-cell table:formula="of:=([.B161]/[.J161])*SQRT(SQRT(8.3*8.3*([.D161]*[.D161]+[.E161]*[.E161])/((8.3+[.D161])*(8.3+[.D161])+[.E161]*[.E161])))*COS((ATAN([.E161]/[.D161])-ATAN([.E161]/(8.3+[.D161])))/2)" office:value-type="float" office:value="28152491.9289024" calcext:value-type="float">
            <text:p>28152491.9289024</text:p>
          </table:table-cell>
          <table:table-cell table:style-name="ce2" table:formula="of:=([.B161]/[.J161])*SQRT(SQRT(8.3*8.3*([.D161]*[.D161]+[.E161]*[.E161])/((8.3+[.D161])*(8.3+[.D161])+[.E161]*[.E161])))*SIN((ATAN([.E161]/[.D161])-ATAN([.E161]/(8.3+[.D161])))/2)" office:value-type="float" office:value="233091.599579305" calcext:value-type="float">
            <text:p>233091.59957930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564.1" calcext:value-type="float">
            <text:p>2564.1</text:p>
          </table:table-cell>
          <table:table-cell table:style-name="ce1" table:formula="of:=[.A162]*1000000000000*2*PI()" office:value-type="float" office:value="1.61107154461392E+016" calcext:value-type="float">
            <text:p>1.61E+16</text:p>
          </table:table-cell>
          <table:table-cell table:style-name="ce1" table:formula="of:=[.J162]/([.A162]*1000000000000)*1000000" office:value-type="float" office:value="0.116919175539176" calcext:value-type="float">
            <text:p>1.17E-01</text:p>
          </table:table-cell>
          <table:table-cell table:style-name="ce2" table:formula="of:=1-13.8*13.8*1E+030/([.B162]*[.B162]+1/9.3/9.3*1E+030)" office:value-type="float" office:value="0.266315788699447" calcext:value-type="float">
            <text:p>0.2663157887</text:p>
          </table:table-cell>
          <table:table-cell table:style-name="ce2" table:formula="of:=13.8*13.8/9.3*1E+045/[.B162]/([.B162]*[.B162]+1/9.3/9.3*1E+030)" office:value-type="float" office:value="0.00489678907633907" calcext:value-type="float">
            <text:p>0.0048967891</text:p>
          </table:table-cell>
          <table:table-cell table:formula="of:=[.B162]/[.J162]*2.20084" office:value-type="float" office:value="118272178.089554" calcext:value-type="float">
            <text:p>118272178.089554</text:p>
          </table:table-cell>
          <table:table-cell table:formula="of:=[.B162]/[.J162]" office:value-type="float" office:value="53739562.2078632" calcext:value-type="float">
            <text:p>53739562.2078632</text:p>
          </table:table-cell>
          <table:table-cell table:formula="of:=([.B162]/[.J162])*SQRT(SQRT(8.3*8.3*([.D162]*[.D162]+[.E162]*[.E162])/((8.3+[.D162])*(8.3+[.D162])+[.E162]*[.E162])))*COS((ATAN([.E162]/[.D162])-ATAN([.E162]/(8.3+[.D162])))/2)" office:value-type="float" office:value="27299458.1285852" calcext:value-type="float">
            <text:p>27299458.1285852</text:p>
          </table:table-cell>
          <table:table-cell table:style-name="ce2" table:formula="of:=([.B162]/[.J162])*SQRT(SQRT(8.3*8.3*([.D162]*[.D162]+[.E162]*[.E162])/((8.3+[.D162])*(8.3+[.D162])+[.E162]*[.E162])))*SIN((ATAN([.E162]/[.D162])-ATAN([.E162]/(8.3+[.D162])))/2)" office:value-type="float" office:value="243155.168832488" calcext:value-type="float">
            <text:p>243155.16883248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542.37" calcext:value-type="float">
            <text:p>2542.37</text:p>
          </table:table-cell>
          <table:table-cell table:style-name="ce1" table:formula="of:=[.A163]*1000000000000*2*PI()" office:value-type="float" office:value="1.59741818294142E+016" calcext:value-type="float">
            <text:p>1.60E+16</text:p>
          </table:table-cell>
          <table:table-cell table:style-name="ce1" table:formula="of:=[.J163]/([.A163]*1000000000000)*1000000" office:value-type="float" office:value="0.117918500454301" calcext:value-type="float">
            <text:p>1.18E-01</text:p>
          </table:table-cell>
          <table:table-cell table:style-name="ce2" table:formula="of:=1-13.8*13.8*1E+030/([.B163]*[.B163]+1/9.3/9.3*1E+030)" office:value-type="float" office:value="0.253720953291593" calcext:value-type="float">
            <text:p>0.2537209533</text:p>
          </table:table-cell>
          <table:table-cell table:style-name="ce2" table:formula="of:=13.8*13.8/9.3*1E+045/[.B163]/([.B163]*[.B163]+1/9.3/9.3*1E+030)" office:value-type="float" office:value="0.00502342214723575" calcext:value-type="float">
            <text:p>0.0050234221</text:p>
          </table:table-cell>
          <table:table-cell table:formula="of:=[.B163]/[.J163]*2.20084" office:value-type="float" office:value="117269855.859576" calcext:value-type="float">
            <text:p>117269855.859576</text:p>
          </table:table-cell>
          <table:table-cell table:formula="of:=[.B163]/[.J163]" office:value-type="float" office:value="53284135.0845931" calcext:value-type="float">
            <text:p>53284135.0845931</text:p>
          </table:table-cell>
          <table:table-cell table:formula="of:=([.B163]/[.J163])*SQRT(SQRT(8.3*8.3*([.D163]*[.D163]+[.E163]*[.E163])/((8.3+[.D163])*(8.3+[.D163])+[.E163]*[.E163])))*COS((ATAN([.E163]/[.D163])-ATAN([.E163]/(8.3+[.D163])))/2)" office:value-type="float" office:value="26439916.4493178" calcext:value-type="float">
            <text:p>26439916.4493178</text:p>
          </table:table-cell>
          <table:table-cell table:style-name="ce2" table:formula="of:=([.B163]/[.J163])*SQRT(SQRT(8.3*8.3*([.D163]*[.D163]+[.E163]*[.E163])/((8.3+[.D163])*(8.3+[.D163])+[.E163]*[.E163])))*SIN((ATAN([.E163]/[.D163])-ATAN([.E163]/(8.3+[.D163])))/2)" office:value-type="float" office:value="253951.815334924" calcext:value-type="float">
            <text:p>253951.81533492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521.01" calcext:value-type="float">
            <text:p>2521.01</text:p>
          </table:table-cell>
          <table:table-cell table:style-name="ce1" table:formula="of:=[.A164]*1000000000000*2*PI()" office:value-type="float" office:value="1.58399729912528E+016" calcext:value-type="float">
            <text:p>1.58E+16</text:p>
          </table:table-cell>
          <table:table-cell table:style-name="ce1" table:formula="of:=[.J164]/([.A164]*1000000000000)*1000000" office:value-type="float" office:value="0.118917599692187" calcext:value-type="float">
            <text:p>1.19E-01</text:p>
          </table:table-cell>
          <table:table-cell table:style-name="ce2" table:formula="of:=1-13.8*13.8*1E+030/([.B164]*[.B164]+1/9.3/9.3*1E+030)" office:value-type="float" office:value="0.241021826213915" calcext:value-type="float">
            <text:p>0.2410218262</text:p>
          </table:table-cell>
          <table:table-cell table:style-name="ce2" table:formula="of:=13.8*13.8/9.3*1E+045/[.B164]/([.B164]*[.B164]+1/9.3/9.3*1E+030)" office:value-type="float" office:value="0.00515219037091488" calcext:value-type="float">
            <text:p>0.0051521904</text:p>
          </table:table-cell>
          <table:table-cell table:formula="of:=[.B164]/[.J164]*2.20084" office:value-type="float" office:value="116284600.321963" calcext:value-type="float">
            <text:p>116284600.321963</text:p>
          </table:table-cell>
          <table:table-cell table:formula="of:=[.B164]/[.J164]" office:value-type="float" office:value="52836462.5879041" calcext:value-type="float">
            <text:p>52836462.5879041</text:p>
          </table:table-cell>
          <table:table-cell table:formula="of:=([.B164]/[.J164])*SQRT(SQRT(8.3*8.3*([.D164]*[.D164]+[.E164]*[.E164])/((8.3+[.D164])*(8.3+[.D164])+[.E164]*[.E164])))*COS((ATAN([.E164]/[.D164])-ATAN([.E164]/(8.3+[.D164])))/2)" office:value-type="float" office:value="25572441.4774714" calcext:value-type="float">
            <text:p>25572441.4774714</text:p>
          </table:table-cell>
          <table:table-cell table:style-name="ce2" table:formula="of:=([.B164]/[.J164])*SQRT(SQRT(8.3*8.3*([.D164]*[.D164]+[.E164]*[.E164])/((8.3+[.D164])*(8.3+[.D164])+[.E164]*[.E164])))*SIN((ATAN([.E164]/[.D164])-ATAN([.E164]/(8.3+[.D164])))/2)" office:value-type="float" office:value="265578.885169279" calcext:value-type="float">
            <text:p>265578.88516927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500" calcext:value-type="float">
            <text:p>2500</text:p>
          </table:table-cell>
          <table:table-cell table:style-name="ce1" table:formula="of:=[.A165]*1000000000000*2*PI()" office:value-type="float" office:value="1.5707963267949E+016" calcext:value-type="float">
            <text:p>1.57E+16</text:p>
          </table:table-cell>
          <table:table-cell table:style-name="ce1" table:formula="of:=[.J165]/([.A165]*1000000000000)*1000000" office:value-type="float" office:value="0.1199169832" calcext:value-type="float">
            <text:p>1.20E-01</text:p>
          </table:table-cell>
          <table:table-cell table:style-name="ce2" table:formula="of:=1-13.8*13.8*1E+030/([.B165]*[.B165]+1/9.3/9.3*1E+030)" office:value-type="float" office:value="0.22821191681489" calcext:value-type="float">
            <text:p>0.2282119168</text:p>
          </table:table-cell>
          <table:table-cell table:style-name="ce2" table:formula="of:=13.8*13.8/9.3*1E+045/[.B165]/([.B165]*[.B165]+1/9.3/9.3*1E+030)" office:value-type="float" office:value="0.00528317799820769" calcext:value-type="float">
            <text:p>0.005283178</text:p>
          </table:table-cell>
          <table:table-cell table:formula="of:=[.B165]/[.J165]*2.20084" office:value-type="float" office:value="115315488.952804" calcext:value-type="float">
            <text:p>115315488.952804</text:p>
          </table:table-cell>
          <table:table-cell table:formula="of:=[.B165]/[.J165]" office:value-type="float" office:value="52396125.5487922" calcext:value-type="float">
            <text:p>52396125.5487922</text:p>
          </table:table-cell>
          <table:table-cell table:formula="of:=([.B165]/[.J165])*SQRT(SQRT(8.3*8.3*([.D165]*[.D165]+[.E165]*[.E165])/((8.3+[.D165])*(8.3+[.D165])+[.E165]*[.E165])))*COS((ATAN([.E165]/[.D165])-ATAN([.E165]/(8.3+[.D165])))/2)" office:value-type="float" office:value="24694996.6025754" calcext:value-type="float">
            <text:p>24694996.6025754</text:p>
          </table:table-cell>
          <table:table-cell table:style-name="ce2" table:formula="of:=([.B165]/[.J165])*SQRT(SQRT(8.3*8.3*([.D165]*[.D165]+[.E165]*[.E165])/((8.3+[.D165])*(8.3+[.D165])+[.E165]*[.E165])))*SIN((ATAN([.E165]/[.D165])-ATAN([.E165]/(8.3+[.D165])))/2)" office:value-type="float" office:value="278159.998743495" calcext:value-type="float">
            <text:p>278159.99874349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479.34" calcext:value-type="float">
            <text:p>2479.34</text:p>
          </table:table-cell>
          <table:table-cell table:style-name="ce1" table:formula="of:=[.A166]*1000000000000*2*PI()" office:value-type="float" office:value="1.55781526595026E+016" calcext:value-type="float">
            <text:p>1.56E+16</text:p>
          </table:table-cell>
          <table:table-cell table:style-name="ce1" table:formula="of:=[.J166]/([.A166]*1000000000000)*1000000" office:value-type="float" office:value="0.120916234965757" calcext:value-type="float">
            <text:p>1.21E-01</text:p>
          </table:table-cell>
          <table:table-cell table:style-name="ce2" table:formula="of:=1-13.8*13.8*1E+030/([.B166]*[.B166]+1/9.3/9.3*1E+030)" office:value-type="float" office:value="0.215296533423104" calcext:value-type="float">
            <text:p>0.2152965334</text:p>
          </table:table-cell>
          <table:table-cell table:style-name="ce2" table:formula="of:=13.8*13.8/9.3*1E+045/[.B166]/([.B166]*[.B166]+1/9.3/9.3*1E+030)" office:value-type="float" office:value="0.00541634933746499" calcext:value-type="float">
            <text:p>0.0054163493</text:p>
          </table:table-cell>
          <table:table-cell table:formula="of:=[.B166]/[.J166]*2.20084" office:value-type="float" office:value="114362521.752097" calcext:value-type="float">
            <text:p>114362521.752097</text:p>
          </table:table-cell>
          <table:table-cell table:formula="of:=[.B166]/[.J166]" office:value-type="float" office:value="51963123.9672567" calcext:value-type="float">
            <text:p>51963123.9672567</text:p>
          </table:table-cell>
          <table:table-cell table:formula="of:=([.B166]/[.J166])*SQRT(SQRT(8.3*8.3*([.D166]*[.D166]+[.E166]*[.E166])/((8.3+[.D166])*(8.3+[.D166])+[.E166]*[.E166])))*COS((ATAN([.E166]/[.D166])-ATAN([.E166]/(8.3+[.D166])))/2)" office:value-type="float" office:value="23806138.2115276" calcext:value-type="float">
            <text:p>23806138.2115276</text:p>
          </table:table-cell>
          <table:table-cell table:style-name="ce2" table:formula="of:=([.B166]/[.J166])*SQRT(SQRT(8.3*8.3*([.D166]*[.D166]+[.E166]*[.E166])/((8.3+[.D166])*(8.3+[.D166])+[.E166]*[.E166])))*SIN((ATAN([.E166]/[.D166])-ATAN([.E166]/(8.3+[.D166])))/2)" office:value-type="float" office:value="291833.190003245" calcext:value-type="float">
            <text:p>291833.19000324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459.02" calcext:value-type="float">
            <text:p>2459.02</text:p>
          </table:table-cell>
          <table:table-cell table:style-name="ce1" table:formula="of:=[.A167]*1000000000000*2*PI()" office:value-type="float" office:value="1.54504783340607E+016" calcext:value-type="float">
            <text:p>1.55E+16</text:p>
          </table:table-cell>
          <table:table-cell table:style-name="ce1" table:formula="of:=[.J167]/([.A167]*1000000000000)*1000000" office:value-type="float" office:value="0.121915420777383" calcext:value-type="float">
            <text:p>1.22E-01</text:p>
          </table:table-cell>
          <table:table-cell table:style-name="ce2" table:formula="of:=1-13.8*13.8*1E+030/([.B167]*[.B167]+1/9.3/9.3*1E+030)" office:value-type="float" office:value="0.202274858031102" calcext:value-type="float">
            <text:p>0.202274858</text:p>
          </table:table-cell>
          <table:table-cell table:style-name="ce2" table:formula="of:=13.8*13.8/9.3*1E+045/[.B167]/([.B167]*[.B167]+1/9.3/9.3*1E+030)" office:value-type="float" office:value="0.00555173083520704" calcext:value-type="float">
            <text:p>0.0055517308</text:p>
          </table:table-cell>
          <table:table-cell table:formula="of:=[.B167]/[.J167]*2.20084" office:value-type="float" office:value="113425237.457889" calcext:value-type="float">
            <text:p>113425237.457889</text:p>
          </table:table-cell>
          <table:table-cell table:formula="of:=[.B167]/[.J167]" office:value-type="float" office:value="51537248.2587961" calcext:value-type="float">
            <text:p>51537248.2587961</text:p>
          </table:table-cell>
          <table:table-cell table:formula="of:=([.B167]/[.J167])*SQRT(SQRT(8.3*8.3*([.D167]*[.D167]+[.E167]*[.E167])/((8.3+[.D167])*(8.3+[.D167])+[.E167]*[.E167])))*COS((ATAN([.E167]/[.D167])-ATAN([.E167]/(8.3+[.D167])))/2)" office:value-type="float" office:value="22903740.4784344" calcext:value-type="float">
            <text:p>22903740.4784344</text:p>
          </table:table-cell>
          <table:table-cell table:style-name="ce2" table:formula="of:=([.B167]/[.J167])*SQRT(SQRT(8.3*8.3*([.D167]*[.D167]+[.E167]*[.E167])/((8.3+[.D167])*(8.3+[.D167])+[.E167]*[.E167])))*SIN((ATAN([.E167]/[.D167])-ATAN([.E167]/(8.3+[.D167])))/2)" office:value-type="float" office:value="306775.140492572" calcext:value-type="float">
            <text:p>306775.14049257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439.02" calcext:value-type="float">
            <text:p>2439.02</text:p>
          </table:table-cell>
          <table:table-cell table:style-name="ce1" table:formula="of:=[.A168]*1000000000000*2*PI()" office:value-type="float" office:value="1.53248146279172E+016" calcext:value-type="float">
            <text:p>1.53E+16</text:p>
          </table:table-cell>
          <table:table-cell table:style-name="ce1" table:formula="of:=[.J168]/([.A168]*1000000000000)*1000000" office:value-type="float" office:value="0.122915129027232" calcext:value-type="float">
            <text:p>1.23E-01</text:p>
          </table:table-cell>
          <table:table-cell table:style-name="ce2" table:formula="of:=1-13.8*13.8*1E+030/([.B168]*[.B168]+1/9.3/9.3*1E+030)" office:value-type="float" office:value="0.189139149613771" calcext:value-type="float">
            <text:p>0.1891391496</text:p>
          </table:table-cell>
          <table:table-cell table:style-name="ce2" table:formula="of:=13.8*13.8/9.3*1E+045/[.B168]/([.B168]*[.B168]+1/9.3/9.3*1E+030)" office:value-type="float" office:value="0.00568942208229878" calcext:value-type="float">
            <text:p>0.0056894221</text:p>
          </table:table-cell>
          <table:table-cell table:formula="of:=[.B168]/[.J168]*2.20084" office:value-type="float" office:value="112502713.546267" calcext:value-type="float">
            <text:p>112502713.546267</text:p>
          </table:table-cell>
          <table:table-cell table:formula="of:=[.B168]/[.J168]" office:value-type="float" office:value="51118079.2544061" calcext:value-type="float">
            <text:p>51118079.2544061</text:p>
          </table:table-cell>
          <table:table-cell table:formula="of:=([.B168]/[.J168])*SQRT(SQRT(8.3*8.3*([.D168]*[.D168]+[.E168]*[.E168])/((8.3+[.D168])*(8.3+[.D168])+[.E168]*[.E168])))*COS((ATAN([.E168]/[.D168])-ATAN([.E168]/(8.3+[.D168])))/2)" office:value-type="float" office:value="21984858.8990712" calcext:value-type="float">
            <text:p>21984858.8990712</text:p>
          </table:table-cell>
          <table:table-cell table:style-name="ce2" table:formula="of:=([.B168]/[.J168])*SQRT(SQRT(8.3*8.3*([.D168]*[.D168]+[.E168]*[.E168])/((8.3+[.D168])*(8.3+[.D168])+[.E168]*[.E168])))*SIN((ATAN([.E168]/[.D168])-ATAN([.E168]/(8.3+[.D168])))/2)" office:value-type="float" office:value="323215.526197989" calcext:value-type="float">
            <text:p>323215.52619798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419.35" calcext:value-type="float">
            <text:p>2419.35</text:p>
          </table:table-cell>
          <table:table-cell table:style-name="ce1" table:formula="of:=[.A169]*1000000000000*2*PI()" office:value-type="float" office:value="1.52012243729249E+016" calcext:value-type="float">
            <text:p>1.52E+16</text:p>
          </table:table-cell>
          <table:table-cell table:style-name="ce1" table:formula="of:=[.J169]/([.A169]*1000000000000)*1000000" office:value-type="float" office:value="0.123914463802261" calcext:value-type="float">
            <text:p>1.24E-01</text:p>
          </table:table-cell>
          <table:table-cell table:style-name="ce2" table:formula="of:=1-13.8*13.8*1E+030/([.B169]*[.B169]+1/9.3/9.3*1E+030)" office:value-type="float" office:value="0.175901156606008" calcext:value-type="float">
            <text:p>0.1759011566</text:p>
          </table:table-cell>
          <table:table-cell table:style-name="ce2" table:formula="of:=13.8*13.8/9.3*1E+045/[.B169]/([.B169]*[.B169]+1/9.3/9.3*1E+030)" office:value-type="float" office:value="0.00582931852630229" calcext:value-type="float">
            <text:p>0.0058293185</text:p>
          </table:table-cell>
          <table:table-cell table:formula="of:=[.B169]/[.J169]*2.20084" office:value-type="float" office:value="111595411.279186" calcext:value-type="float">
            <text:p>111595411.279186</text:p>
          </table:table-cell>
          <table:table-cell table:formula="of:=[.B169]/[.J169]" office:value-type="float" office:value="50705826.5385879" calcext:value-type="float">
            <text:p>50705826.5385879</text:p>
          </table:table-cell>
          <table:table-cell table:formula="of:=([.B169]/[.J169])*SQRT(SQRT(8.3*8.3*([.D169]*[.D169]+[.E169]*[.E169])/((8.3+[.D169])*(8.3+[.D169])+[.E169]*[.E169])))*COS((ATAN([.E169]/[.D169])-ATAN([.E169]/(8.3+[.D169])))/2)" office:value-type="float" office:value="21047489.949978" calcext:value-type="float">
            <text:p>21047489.949978</text:p>
          </table:table-cell>
          <table:table-cell table:style-name="ce2" table:formula="of:=([.B169]/[.J169])*SQRT(SQRT(8.3*8.3*([.D169]*[.D169]+[.E169]*[.E169])/((8.3+[.D169])*(8.3+[.D169])+[.E169]*[.E169])))*SIN((ATAN([.E169]/[.D169])-ATAN([.E169]/(8.3+[.D169])))/2)" office:value-type="float" office:value="341418.795196373" calcext:value-type="float">
            <text:p>341418.79519637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400" calcext:value-type="float">
            <text:p>2400</text:p>
          </table:table-cell>
          <table:table-cell table:style-name="ce1" table:formula="of:=[.A170]*1000000000000*2*PI()" office:value-type="float" office:value="1.5079644737231E+016" calcext:value-type="float">
            <text:p>1.51E+16</text:p>
          </table:table-cell>
          <table:table-cell table:style-name="ce1" table:formula="of:=[.J170]/([.A170]*1000000000000)*1000000" office:value-type="float" office:value="0.124913524166667" calcext:value-type="float">
            <text:p>1.25E-01</text:p>
          </table:table-cell>
          <table:table-cell table:style-name="ce2" table:formula="of:=1-13.8*13.8*1E+030/([.B170]*[.B170]+1/9.3/9.3*1E+030)" office:value-type="float" office:value="0.16255967146581" calcext:value-type="float">
            <text:p>0.1625596715</text:p>
          </table:table-cell>
          <table:table-cell table:style-name="ce2" table:formula="of:=13.8*13.8/9.3*1E+045/[.B170]/([.B170]*[.B170]+1/9.3/9.3*1E+030)" office:value-type="float" office:value="0.00597145017162712" calcext:value-type="float">
            <text:p>0.0059714502</text:p>
          </table:table-cell>
          <table:table-cell table:formula="of:=[.B170]/[.J170]*2.20084" office:value-type="float" office:value="110702869.394691" calcext:value-type="float">
            <text:p>110702869.394691</text:p>
          </table:table-cell>
          <table:table-cell table:formula="of:=[.B170]/[.J170]" office:value-type="float" office:value="50300280.5268403" calcext:value-type="float">
            <text:p>50300280.5268403</text:p>
          </table:table-cell>
          <table:table-cell table:formula="of:=([.B170]/[.J170])*SQRT(SQRT(8.3*8.3*([.D170]*[.D170]+[.E170]*[.E170])/((8.3+[.D170])*(8.3+[.D170])+[.E170]*[.E170])))*COS((ATAN([.E170]/[.D170])-ATAN([.E170]/(8.3+[.D170])))/2)" office:value-type="float" office:value="20088195.9694099" calcext:value-type="float">
            <text:p>20088195.9694099</text:p>
          </table:table-cell>
          <table:table-cell table:style-name="ce2" table:formula="of:=([.B170]/[.J170])*SQRT(SQRT(8.3*8.3*([.D170]*[.D170]+[.E170]*[.E170])/((8.3+[.D170])*(8.3+[.D170])+[.E170]*[.E170])))*SIN((ATAN([.E170]/[.D170])-ATAN([.E170]/(8.3+[.D170])))/2)" office:value-type="float" office:value="361744.698712216" calcext:value-type="float">
            <text:p>361744.69871221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380.95" calcext:value-type="float">
            <text:p>2380.95</text:p>
          </table:table-cell>
          <table:table-cell table:style-name="ce1" table:formula="of:=[.A171]*1000000000000*2*PI()" office:value-type="float" office:value="1.49599500571292E+016" calcext:value-type="float">
            <text:p>1.50E+16</text:p>
          </table:table-cell>
          <table:table-cell table:style-name="ce1" table:formula="of:=[.J171]/([.A171]*1000000000000)*1000000" office:value-type="float" office:value="0.125912958272958" calcext:value-type="float">
            <text:p>1.26E-01</text:p>
          </table:table-cell>
          <table:table-cell table:style-name="ce2" table:formula="of:=1-13.8*13.8*1E+030/([.B171]*[.B171]+1/9.3/9.3*1E+030)" office:value-type="float" office:value="0.149106023286275" calcext:value-type="float">
            <text:p>0.1491060233</text:p>
          </table:table-cell>
          <table:table-cell table:style-name="ce2" table:formula="of:=13.8*13.8/9.3*1E+045/[.B171]/([.B171]*[.B171]+1/9.3/9.3*1E+030)" office:value-type="float" office:value="0.00611592790359092" calcext:value-type="float">
            <text:p>0.0061159279</text:p>
          </table:table-cell>
          <table:table-cell table:formula="of:=[.B171]/[.J171]*2.20084" office:value-type="float" office:value="109824165.368871" calcext:value-type="float">
            <text:p>109824165.368871</text:p>
          </table:table-cell>
          <table:table-cell table:formula="of:=[.B171]/[.J171]" office:value-type="float" office:value="49901022.0501585" calcext:value-type="float">
            <text:p>49901022.0501585</text:p>
          </table:table-cell>
          <table:table-cell table:formula="of:=([.B171]/[.J171])*SQRT(SQRT(8.3*8.3*([.D171]*[.D171]+[.E171]*[.E171])/((8.3+[.D171])*(8.3+[.D171])+[.E171]*[.E171])))*COS((ATAN([.E171]/[.D171])-ATAN([.E171]/(8.3+[.D171])))/2)" office:value-type="float" office:value="19102275.8952626" calcext:value-type="float">
            <text:p>19102275.8952626</text:p>
          </table:table-cell>
          <table:table-cell table:style-name="ce2" table:formula="of:=([.B171]/[.J171])*SQRT(SQRT(8.3*8.3*([.D171]*[.D171]+[.E171]*[.E171])/((8.3+[.D171])*(8.3+[.D171])+[.E171]*[.E171])))*SIN((ATAN([.E171]/[.D171])-ATAN([.E171]/(8.3+[.D171])))/2)" office:value-type="float" office:value="384680.850105743" calcext:value-type="float">
            <text:p>384680.85010574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362.2" calcext:value-type="float">
            <text:p>2362.2</text:p>
          </table:table-cell>
          <table:table-cell table:style-name="ce1" table:formula="of:=[.A172]*1000000000000*2*PI()" office:value-type="float" office:value="1.48421403326196E+016" calcext:value-type="float">
            <text:p>1.48E+16</text:p>
          </table:table-cell>
          <table:table-cell table:style-name="ce1" table:formula="of:=[.J172]/([.A172]*1000000000000)*1000000" office:value-type="float" office:value="0.126912394378122" calcext:value-type="float">
            <text:p>1.27E-01</text:p>
          </table:table-cell>
          <table:table-cell table:style-name="ce2" table:formula="of:=1-13.8*13.8*1E+030/([.B172]*[.B172]+1/9.3/9.3*1E+030)" office:value-type="float" office:value="0.135545156282898" calcext:value-type="float">
            <text:p>0.1355451563</text:p>
          </table:table-cell>
          <table:table-cell table:style-name="ce2" table:formula="of:=13.8*13.8/9.3*1E+045/[.B172]/([.B172]*[.B172]+1/9.3/9.3*1E+030)" office:value-type="float" office:value="0.00626271761686112" calcext:value-type="float">
            <text:p>0.0062627176</text:p>
          </table:table-cell>
          <table:table-cell table:formula="of:=[.B172]/[.J172]*2.20084" office:value-type="float" office:value="108959299.201725" calcext:value-type="float">
            <text:p>108959299.201725</text:p>
          </table:table-cell>
          <table:table-cell table:formula="of:=[.B172]/[.J172]" office:value-type="float" office:value="49508051.1085426" calcext:value-type="float">
            <text:p>49508051.1085426</text:p>
          </table:table-cell>
          <table:table-cell table:formula="of:=([.B172]/[.J172])*SQRT(SQRT(8.3*8.3*([.D172]*[.D172]+[.E172]*[.E172])/((8.3+[.D172])*(8.3+[.D172])+[.E172]*[.E172])))*COS((ATAN([.E172]/[.D172])-ATAN([.E172]/(8.3+[.D172])))/2)" office:value-type="float" office:value="18085050.7729679" calcext:value-type="float">
            <text:p>18085050.7729679</text:p>
          </table:table-cell>
          <table:table-cell table:style-name="ce2" table:formula="of:=([.B172]/[.J172])*SQRT(SQRT(8.3*8.3*([.D172]*[.D172]+[.E172]*[.E172])/((8.3+[.D172])*(8.3+[.D172])+[.E172]*[.E172])))*SIN((ATAN([.E172]/[.D172])-ATAN([.E172]/(8.3+[.D172])))/2)" office:value-type="float" office:value="410860.508563234" calcext:value-type="float">
            <text:p>410860.50856323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343.75" calcext:value-type="float">
            <text:p>2343.75</text:p>
          </table:table-cell>
          <table:table-cell table:style-name="ce1" table:formula="of:=[.A173]*1000000000000*2*PI()" office:value-type="float" office:value="1.47262155637022E+016" calcext:value-type="float">
            <text:p>1.47E+16</text:p>
          </table:table-cell>
          <table:table-cell table:style-name="ce1" table:formula="of:=[.J173]/([.A173]*1000000000000)*1000000" office:value-type="float" office:value="0.127911448746667" calcext:value-type="float">
            <text:p>1.28E-01</text:p>
          </table:table-cell>
          <table:table-cell table:style-name="ce2" table:formula="of:=1-13.8*13.8*1E+030/([.B173]*[.B173]+1/9.3/9.3*1E+030)" office:value-type="float" office:value="0.121882338790828" calcext:value-type="float">
            <text:p>0.1218823388</text:p>
          </table:table-cell>
          <table:table-cell table:style-name="ce2" table:formula="of:=13.8*13.8/9.3*1E+045/[.B173]/([.B173]*[.B173]+1/9.3/9.3*1E+030)" office:value-type="float" office:value="0.00641177996376699" calcext:value-type="float">
            <text:p>0.00641178</text:p>
          </table:table-cell>
          <table:table-cell table:formula="of:=[.B173]/[.J173]*2.20084" office:value-type="float" office:value="108108270.893254" calcext:value-type="float">
            <text:p>108108270.893254</text:p>
          </table:table-cell>
          <table:table-cell table:formula="of:=[.B173]/[.J173]" office:value-type="float" office:value="49121367.7019927" calcext:value-type="float">
            <text:p>49121367.7019927</text:p>
          </table:table-cell>
          <table:table-cell table:formula="of:=([.B173]/[.J173])*SQRT(SQRT(8.3*8.3*([.D173]*[.D173]+[.E173]*[.E173])/((8.3+[.D173])*(8.3+[.D173])+[.E173]*[.E173])))*COS((ATAN([.E173]/[.D173])-ATAN([.E173]/(8.3+[.D173])))/2)" office:value-type="float" office:value="17030587.5575184" calcext:value-type="float">
            <text:p>17030587.5575184</text:p>
          </table:table-cell>
          <table:table-cell table:style-name="ce2" table:formula="of:=([.B173]/[.J173])*SQRT(SQRT(8.3*8.3*([.D173]*[.D173]+[.E173]*[.E173])/((8.3+[.D173])*(8.3+[.D173])+[.E173]*[.E173])))*SIN((ATAN([.E173]/[.D173])-ATAN([.E173]/(8.3+[.D173])))/2)" office:value-type="float" office:value="441161.370966688" calcext:value-type="float">
            <text:p>441161.37096668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325.58" calcext:value-type="float">
            <text:p>2325.58</text:p>
          </table:table-cell>
          <table:table-cell table:style-name="ce1" table:formula="of:=[.A174]*1000000000000*2*PI()" office:value-type="float" office:value="1.46120500866707E+016" calcext:value-type="float">
            <text:p>1.46E+16</text:p>
          </table:table-cell>
          <table:table-cell table:style-name="ce1" table:formula="of:=[.J174]/([.A174]*1000000000000)*1000000" office:value-type="float" office:value="0.128910834286501" calcext:value-type="float">
            <text:p>1.29E-01</text:p>
          </table:table-cell>
          <table:table-cell table:style-name="ce2" table:formula="of:=1-13.8*13.8*1E+030/([.B174]*[.B174]+1/9.3/9.3*1E+030)" office:value-type="float" office:value="0.108107829927156" calcext:value-type="float">
            <text:p>0.1081078299</text:p>
          </table:table-cell>
          <table:table-cell table:style-name="ce2" table:formula="of:=13.8*13.8/9.3*1E+045/[.B174]/([.B174]*[.B174]+1/9.3/9.3*1E+030)" office:value-type="float" office:value="0.00656323947084495" calcext:value-type="float">
            <text:p>0.0065632395</text:p>
          </table:table-cell>
          <table:table-cell table:formula="of:=[.B174]/[.J174]*2.20084" office:value-type="float" office:value="107270157.919544" calcext:value-type="float">
            <text:p>107270157.919544</text:p>
          </table:table-cell>
          <table:table-cell table:formula="of:=[.B174]/[.J174]" office:value-type="float" office:value="48740552.6615039" calcext:value-type="float">
            <text:p>48740552.6615039</text:p>
          </table:table-cell>
          <table:table-cell table:formula="of:=([.B174]/[.J174])*SQRT(SQRT(8.3*8.3*([.D174]*[.D174]+[.E174]*[.E174])/((8.3+[.D174])*(8.3+[.D174])+[.E174]*[.E174])))*COS((ATAN([.E174]/[.D174])-ATAN([.E174]/(8.3+[.D174])))/2)" office:value-type="float" office:value="15929926.9836177" calcext:value-type="float">
            <text:p>15929926.9836177</text:p>
          </table:table-cell>
          <table:table-cell table:style-name="ce2" table:formula="of:=([.B174]/[.J174])*SQRT(SQRT(8.3*8.3*([.D174]*[.D174]+[.E174]*[.E174])/((8.3+[.D174])*(8.3+[.D174])+[.E174]*[.E174])))*SIN((ATAN([.E174]/[.D174])-ATAN([.E174]/(8.3+[.D174])))/2)" office:value-type="float" office:value="476886.186694551" calcext:value-type="float">
            <text:p>476886.18669455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307.69" calcext:value-type="float">
            <text:p>2307.69</text:p>
          </table:table-cell>
          <table:table-cell table:style-name="ce1" table:formula="of:=[.A175]*1000000000000*2*PI()" office:value-type="float" office:value="1.44996439015253E+016" calcext:value-type="float">
            <text:p>1.45E+16</text:p>
          </table:table-cell>
          <table:table-cell table:style-name="ce1" table:formula="of:=[.J175]/([.A175]*1000000000000)*1000000" office:value-type="float" office:value="0.129910195043528" calcext:value-type="float">
            <text:p>1.30E-01</text:p>
          </table:table-cell>
          <table:table-cell table:style-name="ce2" table:formula="of:=1-13.8*13.8*1E+030/([.B175]*[.B175]+1/9.3/9.3*1E+030)" office:value-type="float" office:value="0.0942264870545889" calcext:value-type="float">
            <text:p>0.0942264871</text:p>
          </table:table-cell>
          <table:table-cell table:style-name="ce2" table:formula="of:=13.8*13.8/9.3*1E+045/[.B175]/([.B175]*[.B175]+1/9.3/9.3*1E+030)" office:value-type="float" office:value="0.00671706160878435" calcext:value-type="float">
            <text:p>0.0067170616</text:p>
          </table:table-cell>
          <table:table-cell table:formula="of:=[.B175]/[.J175]*2.20084" office:value-type="float" office:value="106444960.280598" calcext:value-type="float">
            <text:p>106444960.280598</text:p>
          </table:table-cell>
          <table:table-cell table:formula="of:=[.B175]/[.J175]" office:value-type="float" office:value="48365605.9870769" calcext:value-type="float">
            <text:p>48365605.9870769</text:p>
          </table:table-cell>
          <table:table-cell table:formula="of:=([.B175]/[.J175])*SQRT(SQRT(8.3*8.3*([.D175]*[.D175]+[.E175]*[.E175])/((8.3+[.D175])*(8.3+[.D175])+[.E175]*[.E175])))*COS((ATAN([.E175]/[.D175])-ATAN([.E175]/(8.3+[.D175])))/2)" office:value-type="float" office:value="14772475.1106993" calcext:value-type="float">
            <text:p>14772475.1106993</text:p>
          </table:table-cell>
          <table:table-cell table:style-name="ce2" table:formula="of:=([.B175]/[.J175])*SQRT(SQRT(8.3*8.3*([.D175]*[.D175]+[.E175]*[.E175])/((8.3+[.D175])*(8.3+[.D175])+[.E175]*[.E175])))*SIN((ATAN([.E175]/[.D175])-ATAN([.E175]/(8.3+[.D175])))/2)" office:value-type="float" office:value="519952.747124381" calcext:value-type="float">
            <text:p>519952.74712438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290.08" calcext:value-type="float">
            <text:p>2290.08</text:p>
          </table:table-cell>
          <table:table-cell table:style-name="ce1" table:formula="of:=[.A176]*1000000000000*2*PI()" office:value-type="float" office:value="1.43889970082658E+016" calcext:value-type="float">
            <text:p>1.44E+16</text:p>
          </table:table-cell>
          <table:table-cell table:style-name="ce1" table:formula="of:=[.J176]/([.A176]*1000000000000)*1000000" office:value-type="float" office:value="0.130909163872004" calcext:value-type="float">
            <text:p>1.31E-01</text:p>
          </table:table-cell>
          <table:table-cell table:style-name="ce2" table:formula="of:=1-13.8*13.8*1E+030/([.B176]*[.B176]+1/9.3/9.3*1E+030)" office:value-type="float" office:value="0.0802434774764319" calcext:value-type="float">
            <text:p>0.0802434775</text:p>
          </table:table-cell>
          <table:table-cell table:style-name="ce2" table:formula="of:=13.8*13.8/9.3*1E+045/[.B176]/([.B176]*[.B176]+1/9.3/9.3*1E+030)" office:value-type="float" office:value="0.00687320671150138" calcext:value-type="float">
            <text:p>0.0068732067</text:p>
          </table:table-cell>
          <table:table-cell table:formula="of:=[.B176]/[.J176]*2.20084" office:value-type="float" office:value="105632677.976414" calcext:value-type="float">
            <text:p>105632677.976414</text:p>
          </table:table-cell>
          <table:table-cell table:formula="of:=[.B176]/[.J176]" office:value-type="float" office:value="47996527.678711" calcext:value-type="float">
            <text:p>47996527.678711</text:p>
          </table:table-cell>
          <table:table-cell table:formula="of:=([.B176]/[.J176])*SQRT(SQRT(8.3*8.3*([.D176]*[.D176]+[.E176]*[.E176])/((8.3+[.D176])*(8.3+[.D176])+[.E176]*[.E176])))*COS((ATAN([.E176]/[.D176])-ATAN([.E176]/(8.3+[.D176])))/2)" office:value-type="float" office:value="13543475.1450793" calcext:value-type="float">
            <text:p>13543475.1450793</text:p>
          </table:table-cell>
          <table:table-cell table:style-name="ce2" table:formula="of:=([.B176]/[.J176])*SQRT(SQRT(8.3*8.3*([.D176]*[.D176]+[.E176]*[.E176])/((8.3+[.D176])*(8.3+[.D176])+[.E176]*[.E176])))*SIN((ATAN([.E176]/[.D176])-ATAN([.E176]/(8.3+[.D176])))/2)" office:value-type="float" office:value="573405.101818667" calcext:value-type="float">
            <text:p>573405.10181866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272.73" calcext:value-type="float">
            <text:p>2272.73</text:p>
          </table:table-cell>
          <table:table-cell table:style-name="ce1" table:formula="of:=[.A177]*1000000000000*2*PI()" office:value-type="float" office:value="1.42799837431863E+016" calcext:value-type="float">
            <text:p>1.43E+16</text:p>
          </table:table-cell>
          <table:table-cell table:style-name="ce1" table:formula="of:=[.J177]/([.A177]*1000000000000)*1000000" office:value-type="float" office:value="0.131908523229772" calcext:value-type="float">
            <text:p>1.32E-01</text:p>
          </table:table-cell>
          <table:table-cell table:style-name="ce2" table:formula="of:=1-13.8*13.8*1E+030/([.B177]*[.B177]+1/9.3/9.3*1E+030)" office:value-type="float" office:value="0.0661478495544736" calcext:value-type="float">
            <text:p>0.0661478496</text:p>
          </table:table-cell>
          <table:table-cell table:style-name="ce2" table:formula="of:=13.8*13.8/9.3*1E+045/[.B177]/([.B177]*[.B177]+1/9.3/9.3*1E+030)" office:value-type="float" office:value="0.00703181540898029" calcext:value-type="float">
            <text:p>0.0070318154</text:p>
          </table:table-cell>
          <table:table-cell table:formula="of:=[.B177]/[.J177]*2.20084" office:value-type="float" office:value="104832388.483082" calcext:value-type="float">
            <text:p>104832388.483082</text:p>
          </table:table-cell>
          <table:table-cell table:formula="of:=[.B177]/[.J177]" office:value-type="float" office:value="47632898.5674026" calcext:value-type="float">
            <text:p>47632898.5674026</text:p>
          </table:table-cell>
          <table:table-cell table:formula="of:=([.B177]/[.J177])*SQRT(SQRT(8.3*8.3*([.D177]*[.D177]+[.E177]*[.E177])/((8.3+[.D177])*(8.3+[.D177])+[.E177]*[.E177])))*COS((ATAN([.E177]/[.D177])-ATAN([.E177]/(8.3+[.D177])))/2)" office:value-type="float" office:value="12219729.8558887" calcext:value-type="float">
            <text:p>12219729.8558887</text:p>
          </table:table-cell>
          <table:table-cell table:style-name="ce2" table:formula="of:=([.B177]/[.J177])*SQRT(SQRT(8.3*8.3*([.D177]*[.D177]+[.E177]*[.E177])/((8.3+[.D177])*(8.3+[.D177])+[.E177]*[.E177])))*SIN((ATAN([.E177]/[.D177])-ATAN([.E177]/(8.3+[.D177])))/2)" office:value-type="float" office:value="642531.891682556" calcext:value-type="float">
            <text:p>642531.89168255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255.64" calcext:value-type="float">
            <text:p>2255.64</text:p>
          </table:table-cell>
          <table:table-cell table:style-name="ce1" table:formula="of:=[.A178]*1000000000000*2*PI()" office:value-type="float" office:value="1.41726041062866E+016" calcext:value-type="float">
            <text:p>1.42E+16</text:p>
          </table:table-cell>
          <table:table-cell table:style-name="ce1" table:formula="of:=[.J178]/([.A178]*1000000000000)*1000000" office:value-type="float" office:value="0.132907936550159" calcext:value-type="float">
            <text:p>1.33E-01</text:p>
          </table:table-cell>
          <table:table-cell table:style-name="ce2" table:formula="of:=1-13.8*13.8*1E+030/([.B178]*[.B178]+1/9.3/9.3*1E+030)" office:value-type="float" office:value="0.0519442795048859" calcext:value-type="float">
            <text:p>0.0519442795</text:p>
          </table:table-cell>
          <table:table-cell table:style-name="ce2" table:formula="of:=13.8*13.8/9.3*1E+045/[.B178]/([.B178]*[.B178]+1/9.3/9.3*1E+030)" office:value-type="float" office:value="0.00719285422478122" calcext:value-type="float">
            <text:p>0.0071928542</text:p>
          </table:table-cell>
          <table:table-cell table:formula="of:=[.B178]/[.J178]*2.20084" office:value-type="float" office:value="104044091.800601" calcext:value-type="float">
            <text:p>104044091.800601</text:p>
          </table:table-cell>
          <table:table-cell table:formula="of:=[.B178]/[.J178]" office:value-type="float" office:value="47274718.653151" calcext:value-type="float">
            <text:p>47274718.653151</text:p>
          </table:table-cell>
          <table:table-cell table:formula="of:=([.B178]/[.J178])*SQRT(SQRT(8.3*8.3*([.D178]*[.D178]+[.E178]*[.E178])/((8.3+[.D178])*(8.3+[.D178])+[.E178]*[.E178])))*COS((ATAN([.E178]/[.D178])-ATAN([.E178]/(8.3+[.D178])))/2)" office:value-type="float" office:value="10766867.2253248" calcext:value-type="float">
            <text:p>10766867.2253248</text:p>
          </table:table-cell>
          <table:table-cell table:style-name="ce2" table:formula="of:=([.B178]/[.J178])*SQRT(SQRT(8.3*8.3*([.D178]*[.D178]+[.E178]*[.E178])/((8.3+[.D178])*(8.3+[.D178])+[.E178]*[.E178])))*SIN((ATAN([.E178]/[.D178])-ATAN([.E178]/(8.3+[.D178])))/2)" office:value-type="float" office:value="737259.703916611" calcext:value-type="float">
            <text:p>737259.70391661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238.81" calcext:value-type="float">
            <text:p>2238.81</text:p>
          </table:table-cell>
          <table:table-cell table:style-name="ce1" table:formula="of:=[.A179]*1000000000000*2*PI()" office:value-type="float" office:value="1.40668580975667E+016" calcext:value-type="float">
            <text:p>1.41E+16</text:p>
          </table:table-cell>
          <table:table-cell table:style-name="ce1" table:formula="of:=[.J179]/([.A179]*1000000000000)*1000000" office:value-type="float" office:value="0.133907056873964" calcext:value-type="float">
            <text:p>1.34E-01</text:p>
          </table:table-cell>
          <table:table-cell table:style-name="ce2" table:formula="of:=1-13.8*13.8*1E+030/([.B179]*[.B179]+1/9.3/9.3*1E+030)" office:value-type="float" office:value="0.0376377372832081" calcext:value-type="float">
            <text:p>0.0376377373</text:p>
          </table:table-cell>
          <table:table-cell table:style-name="ce2" table:formula="of:=13.8*13.8/9.3*1E+045/[.B179]/([.B179]*[.B179]+1/9.3/9.3*1E+030)" office:value-type="float" office:value="0.00735628471387324" calcext:value-type="float">
            <text:p>0.0073562847</text:p>
          </table:table-cell>
          <table:table-cell table:formula="of:=[.B179]/[.J179]*2.20084" office:value-type="float" office:value="103267787.92897" calcext:value-type="float">
            <text:p>103267787.92897</text:p>
          </table:table-cell>
          <table:table-cell table:formula="of:=[.B179]/[.J179]" office:value-type="float" office:value="46921987.9359563" calcext:value-type="float">
            <text:p>46921987.9359563</text:p>
          </table:table-cell>
          <table:table-cell table:formula="of:=([.B179]/[.J179])*SQRT(SQRT(8.3*8.3*([.D179]*[.D179]+[.E179]*[.E179])/((8.3+[.D179])*(8.3+[.D179])+[.E179]*[.E179])))*COS((ATAN([.E179]/[.D179])-ATAN([.E179]/(8.3+[.D179])))/2)" office:value-type="float" office:value="9125755.06624764" calcext:value-type="float">
            <text:p>9125755.06624764</text:p>
          </table:table-cell>
          <table:table-cell table:style-name="ce2" table:formula="of:=([.B179]/[.J179])*SQRT(SQRT(8.3*8.3*([.D179]*[.D179]+[.E179]*[.E179])/((8.3+[.D179])*(8.3+[.D179])+[.E179]*[.E179])))*SIN((ATAN([.E179]/[.D179])-ATAN([.E179]/(8.3+[.D179])))/2)" office:value-type="float" office:value="879391.647661795" calcext:value-type="float">
            <text:p>879391.64766179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222.22" calcext:value-type="float">
            <text:p>2222.22</text:p>
          </table:table-cell>
          <table:table-cell table:style-name="ce1" table:formula="of:=[.A180]*1000000000000*2*PI()" office:value-type="float" office:value="1.39626200533206E+016" calcext:value-type="float">
            <text:p>1.40E+16</text:p>
          </table:table-cell>
          <table:table-cell table:style-name="ce1" table:formula="of:=[.J180]/([.A180]*1000000000000)*1000000" office:value-type="float" office:value="0.134906741006741" calcext:value-type="float">
            <text:p>1.35E-01</text:p>
          </table:table-cell>
          <table:table-cell table:style-name="ce2" table:formula="of:=1-13.8*13.8*1E+030/([.B180]*[.B180]+1/9.3/9.3*1E+030)" office:value-type="float" office:value="0.0232159111660368" calcext:value-type="float">
            <text:p>0.0232159112</text:p>
          </table:table-cell>
          <table:table-cell table:style-name="ce2" table:formula="of:=13.8*13.8/9.3*1E+045/[.B180]/([.B180]*[.B180]+1/9.3/9.3*1E+030)" office:value-type="float" office:value="0.00752226636443274" calcext:value-type="float">
            <text:p>0.0075222664</text:p>
          </table:table-cell>
          <table:table-cell table:formula="of:=[.B180]/[.J180]*2.20084" office:value-type="float" office:value="102502554.344279" calcext:value-type="float">
            <text:p>102502554.344279</text:p>
          </table:table-cell>
          <table:table-cell table:formula="of:=[.B180]/[.J180]" office:value-type="float" office:value="46574287.2468146" calcext:value-type="float">
            <text:p>46574287.2468146</text:p>
          </table:table-cell>
          <table:table-cell table:formula="of:=([.B180]/[.J180])*SQRT(SQRT(8.3*8.3*([.D180]*[.D180]+[.E180]*[.E180])/((8.3+[.D180])*(8.3+[.D180])+[.E180]*[.E180])))*COS((ATAN([.E180]/[.D180])-ATAN([.E180]/(8.3+[.D180])))/2)" office:value-type="float" office:value="7177126.01581248" calcext:value-type="float">
            <text:p>7177126.01581248</text:p>
          </table:table-cell>
          <table:table-cell table:style-name="ce2" table:formula="of:=([.B180]/[.J180])*SQRT(SQRT(8.3*8.3*([.D180]*[.D180]+[.E180]*[.E180])/((8.3+[.D180])*(8.3+[.D180])+[.E180]*[.E180])))*SIN((ATAN([.E180]/[.D180])-ATAN([.E180]/(8.3+[.D180])))/2)" office:value-type="float" office:value="1130405.0362698" calcext:value-type="float">
            <text:p>1130405.036269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205.88" calcext:value-type="float">
            <text:p>2205.88</text:p>
          </table:table-cell>
          <table:table-cell table:style-name="ce1" table:formula="of:=[.A181]*1000000000000*2*PI()" office:value-type="float" office:value="1.38599528054013E+016" calcext:value-type="float">
            <text:p>1.39E+16</text:p>
          </table:table-cell>
          <table:table-cell table:style-name="ce1" table:formula="of:=[.J181]/([.A181]*1000000000000)*1000000" office:value-type="float" office:value="0.135906059259797" calcext:value-type="float">
            <text:p>1.36E-01</text:p>
          </table:table-cell>
          <table:table-cell table:style-name="ce2" table:formula="of:=1-13.8*13.8*1E+030/([.B181]*[.B181]+1/9.3/9.3*1E+030)" office:value-type="float" office:value="0.00869218192210797" calcext:value-type="float">
            <text:p>0.0086921819</text:p>
          </table:table-cell>
          <table:table-cell table:style-name="ce2" table:formula="of:=13.8*13.8/9.3*1E+045/[.B181]/([.B181]*[.B181]+1/9.3/9.3*1E+030)" office:value-type="float" office:value="0.00769066388606024" calcext:value-type="float">
            <text:p>0.0076906639</text:p>
          </table:table-cell>
          <table:table-cell table:formula="of:=[.B181]/[.J181]*2.20084" office:value-type="float" office:value="101748852.308484" calcext:value-type="float">
            <text:p>101748852.308484</text:p>
          </table:table-cell>
          <table:table-cell table:formula="of:=[.B181]/[.J181]" office:value-type="float" office:value="46231826.1702277" calcext:value-type="float">
            <text:p>46231826.1702277</text:p>
          </table:table-cell>
          <table:table-cell table:formula="of:=([.B181]/[.J181])*SQRT(SQRT(8.3*8.3*([.D181]*[.D181]+[.E181]*[.E181])/((8.3+[.D181])*(8.3+[.D181])+[.E181]*[.E181])))*COS((ATAN([.E181]/[.D181])-ATAN([.E181]/(8.3+[.D181])))/2)" office:value-type="float" office:value="4655902.18286937" calcext:value-type="float">
            <text:p>4655902.18286937</text:p>
          </table:table-cell>
          <table:table-cell table:style-name="ce2" table:formula="of:=([.B181]/[.J181])*SQRT(SQRT(8.3*8.3*([.D181]*[.D181]+[.E181]*[.E181])/((8.3+[.D181])*(8.3+[.D181])+[.E181]*[.E181])))*SIN((ATAN([.E181]/[.D181])-ATAN([.E181]/(8.3+[.D181])))/2)" office:value-type="float" office:value="1761580.76103361" calcext:value-type="float">
            <text:p>1761580.7610336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189.78" calcext:value-type="float">
            <text:p>2189.78</text:p>
          </table:table-cell>
          <table:table-cell table:style-name="ce1" table:formula="of:=[.A182]*1000000000000*2*PI()" office:value-type="float" office:value="1.37587935219557E+016" calcext:value-type="float">
            <text:p>1.38E+16</text:p>
          </table:table-cell>
          <table:table-cell table:style-name="ce1" table:formula="of:=[.J182]/([.A182]*1000000000000)*1000000" office:value-type="float" office:value="0.1369052863758" calcext:value-type="float">
            <text:p>1.37E-01</text:p>
          </table:table-cell>
          <table:table-cell table:style-name="ce2" table:formula="of:=1-13.8*13.8*1E+030/([.B182]*[.B182]+1/9.3/9.3*1E+030)" office:value-type="float" office:value="-0.00593736937293921" calcext:value-type="float">
            <text:p>-0.0059373694</text:p>
          </table:table-cell>
          <table:table-cell table:style-name="ce2" table:formula="of:=13.8*13.8/9.3*1E+045/[.B182]/([.B182]*[.B182]+1/9.3/9.3*1E+030)" office:value-type="float" office:value="0.00786154021151048" calcext:value-type="float">
            <text:p>0.0078615402</text:p>
          </table:table-cell>
          <table:table-cell table:formula="of:=[.B182]/[.J182]*2.20084" office:value-type="float" office:value="101006220.559628" calcext:value-type="float">
            <text:p>101006220.559628</text:p>
          </table:table-cell>
          <table:table-cell table:formula="of:=[.B182]/[.J182]" office:value-type="float" office:value="45894395.1216935" calcext:value-type="float">
            <text:p>45894395.1216935</text:p>
          </table:table-cell>
          <table:table-cell table:formula="of:=([.B182]/[.J182])*SQRT(SQRT(8.3*8.3*([.D182]*[.D182]+[.E182]*[.E182])/((8.3+[.D182])*(8.3+[.D182])+[.E182]*[.E182])))*COS((ATAN([.E182]/[.D182])-ATAN([.E182]/(8.3+[.D182])))/2)" office:value-type="float" office:value="4078268.29697542" calcext:value-type="float">
            <text:p>4078268.29697542</text:p>
          </table:table-cell>
          <table:table-cell table:style-name="ce2" table:formula="of:=([.B182]/[.J182])*SQRT(SQRT(8.3*8.3*([.D182]*[.D182]+[.E182]*[.E182])/((8.3+[.D182])*(8.3+[.D182])+[.E182]*[.E182])))*SIN((ATAN([.E182]/[.D182])-ATAN([.E182]/(8.3+[.D182])))/2)" office:value-type="float" office:value="-2033023.15664841" calcext:value-type="float">
            <text:p>-2033023.1566484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173.91" calcext:value-type="float">
            <text:p>2173.91</text:p>
          </table:table-cell>
          <table:table-cell table:style-name="ce1" table:formula="of:=[.A183]*1000000000000*2*PI()" office:value-type="float" office:value="1.36590793711308E+016" calcext:value-type="float">
            <text:p>1.37E+16</text:p>
          </table:table-cell>
          <table:table-cell table:style-name="ce1" table:formula="of:=[.J183]/([.A183]*1000000000000)*1000000" office:value-type="float" office:value="0.137904723746613" calcext:value-type="float">
            <text:p>1.38E-01</text:p>
          </table:table-cell>
          <table:table-cell table:style-name="ce2" table:formula="of:=1-13.8*13.8*1E+030/([.B183]*[.B183]+1/9.3/9.3*1E+030)" office:value-type="float" office:value="-0.0206771739463805" calcext:value-type="float">
            <text:p>-0.0206771739</text:p>
          </table:table-cell>
          <table:table-cell table:style-name="ce2" table:formula="of:=13.8*13.8/9.3*1E+045/[.B183]/([.B183]*[.B183]+1/9.3/9.3*1E+030)" office:value-type="float" office:value="0.00803496566464343" calcext:value-type="float">
            <text:p>0.0080349657</text:p>
          </table:table-cell>
          <table:table-cell table:formula="of:=[.B183]/[.J183]*2.20084" office:value-type="float" office:value="100274197.835756" calcext:value-type="float">
            <text:p>100274197.835756</text:p>
          </table:table-cell>
          <table:table-cell table:formula="of:=[.B183]/[.J183]" office:value-type="float" office:value="45561784.5167099" calcext:value-type="float">
            <text:p>45561784.5167099</text:p>
          </table:table-cell>
          <table:table-cell table:formula="of:=([.B183]/[.J183])*SQRT(SQRT(8.3*8.3*([.D183]*[.D183]+[.E183]*[.E183])/((8.3+[.D183])*(8.3+[.D183])+[.E183]*[.E183])))*COS((ATAN([.E183]/[.D183])-ATAN([.E183]/(8.3+[.D183])))/2)" office:value-type="float" office:value="6677548.22502121" calcext:value-type="float">
            <text:p>6677548.22502121</text:p>
          </table:table-cell>
          <table:table-cell table:style-name="ce2" table:formula="of:=([.B183]/[.J183])*SQRT(SQRT(8.3*8.3*([.D183]*[.D183]+[.E183]*[.E183])/((8.3+[.D183])*(8.3+[.D183])+[.E183]*[.E183])))*SIN((ATAN([.E183]/[.D183])-ATAN([.E183]/(8.3+[.D183])))/2)" office:value-type="float" office:value="-1255175.89392072" calcext:value-type="float">
            <text:p>-1255175.8939207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158.27" calcext:value-type="float">
            <text:p>2158.27</text:p>
          </table:table-cell>
          <table:table-cell table:style-name="ce1" table:formula="of:=[.A184]*1000000000000*2*PI()" office:value-type="float" office:value="1.35608103529265E+016" calcext:value-type="float">
            <text:p>1.36E+16</text:p>
          </table:table-cell>
          <table:table-cell table:style-name="ce1" table:formula="of:=[.J184]/([.A184]*1000000000000)*1000000" office:value-type="float" office:value="0.138904056489688" calcext:value-type="float">
            <text:p>1.39E-01</text:p>
          </table:table-cell>
          <table:table-cell table:style-name="ce2" table:formula="of:=1-13.8*13.8*1E+030/([.B184]*[.B184]+1/9.3/9.3*1E+030)" office:value-type="float" office:value="-0.0355226042931802" calcext:value-type="float">
            <text:p>-0.0355226043</text:p>
          </table:table-cell>
          <table:table-cell table:style-name="ce2" table:formula="of:=13.8*13.8/9.3*1E+045/[.B184]/([.B184]*[.B184]+1/9.3/9.3*1E+030)" office:value-type="float" office:value="0.0082109043407303" calcext:value-type="float">
            <text:p>0.0082109043</text:p>
          </table:table-cell>
          <table:table-cell table:formula="of:=[.B184]/[.J184]*2.20084" office:value-type="float" office:value="99552784.136867" calcext:value-type="float">
            <text:p>99552784.136867</text:p>
          </table:table-cell>
          <table:table-cell table:formula="of:=[.B184]/[.J184]" office:value-type="float" office:value="45233994.3552766" calcext:value-type="float">
            <text:p>45233994.3552766</text:p>
          </table:table-cell>
          <table:table-cell table:formula="of:=([.B184]/[.J184])*SQRT(SQRT(8.3*8.3*([.D184]*[.D184]+[.E184]*[.E184])/((8.3+[.D184])*(8.3+[.D184])+[.E184]*[.E184])))*COS((ATAN([.E184]/[.D184])-ATAN([.E184]/(8.3+[.D184])))/2)" office:value-type="float" office:value="8599395.61043013" calcext:value-type="float">
            <text:p>8599395.61043013</text:p>
          </table:table-cell>
          <table:table-cell table:style-name="ce2" table:formula="of:=([.B184]/[.J184])*SQRT(SQRT(8.3*8.3*([.D184]*[.D184]+[.E184]*[.E184])/((8.3+[.D184])*(8.3+[.D184])+[.E184]*[.E184])))*SIN((ATAN([.E184]/[.D184])-ATAN([.E184]/(8.3+[.D184])))/2)" office:value-type="float" office:value="-985253.328466245" calcext:value-type="float">
            <text:p>-985253.32846624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142.86" calcext:value-type="float">
            <text:p>2142.86</text:p>
          </table:table-cell>
          <table:table-cell table:style-name="ce1" table:formula="of:=[.A185]*1000000000000*2*PI()" office:value-type="float" office:value="1.34639864673429E+016" calcext:value-type="float">
            <text:p>1.35E+16</text:p>
          </table:table-cell>
          <table:table-cell table:style-name="ce1" table:formula="of:=[.J185]/([.A185]*1000000000000)*1000000" office:value-type="float" office:value="0.139902960529386" calcext:value-type="float">
            <text:p>1.40E-01</text:p>
          </table:table-cell>
          <table:table-cell table:style-name="ce2" table:formula="of:=1-13.8*13.8*1E+030/([.B185]*[.B185]+1/9.3/9.3*1E+030)" office:value-type="float" office:value="-0.0504687598012565" calcext:value-type="float">
            <text:p>-0.0504687598</text:p>
          </table:table-cell>
          <table:table-cell table:style-name="ce2" table:formula="of:=13.8*13.8/9.3*1E+045/[.B185]/([.B185]*[.B185]+1/9.3/9.3*1E+030)" office:value-type="float" office:value="0.00838931547949245" calcext:value-type="float">
            <text:p>0.0083893155</text:p>
          </table:table-cell>
          <table:table-cell table:formula="of:=[.B185]/[.J185]*2.20084" office:value-type="float" office:value="98841979.4629622" calcext:value-type="float">
            <text:p>98841979.4629622</text:p>
          </table:table-cell>
          <table:table-cell table:formula="of:=[.B185]/[.J185]" office:value-type="float" office:value="44911024.637394" calcext:value-type="float">
            <text:p>44911024.637394</text:p>
          </table:table-cell>
          <table:table-cell table:formula="of:=([.B185]/[.J185])*SQRT(SQRT(8.3*8.3*([.D185]*[.D185]+[.E185]*[.E185])/((8.3+[.D185])*(8.3+[.D185])+[.E185]*[.E185])))*COS((ATAN([.E185]/[.D185])-ATAN([.E185]/(8.3+[.D185])))/2)" office:value-type="float" office:value="10154417.6381339" calcext:value-type="float">
            <text:p>10154417.6381339</text:p>
          </table:table-cell>
          <table:table-cell table:style-name="ce2" table:formula="of:=([.B185]/[.J185])*SQRT(SQRT(8.3*8.3*([.D185]*[.D185]+[.E185]*[.E185])/((8.3+[.D185])*(8.3+[.D185])+[.E185]*[.E185])))*SIN((ATAN([.E185]/[.D185])-ATAN([.E185]/(8.3+[.D185])))/2)" office:value-type="float" office:value="-843421.424836296" calcext:value-type="float">
            <text:p>-843421.42483629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068.97" calcext:value-type="float">
            <text:p>2068.97</text:p>
          </table:table-cell>
          <table:table-cell table:style-name="ce1" table:formula="of:=[.A186]*1000000000000*2*PI()" office:value-type="float" office:value="1.29997219049953E+016" calcext:value-type="float">
            <text:p>1.30E+16</text:p>
          </table:table-cell>
          <table:table-cell table:style-name="ce1" table:formula="of:=[.J186]/([.A186]*1000000000000)*1000000" office:value-type="float" office:value="0.14489937408469" calcext:value-type="float">
            <text:p>1.45E-01</text:p>
          </table:table-cell>
          <table:table-cell table:style-name="ce2" table:formula="of:=1-13.8*13.8*1E+030/([.B186]*[.B186]+1/9.3/9.3*1E+030)" office:value-type="float" office:value="-0.126835023426912" calcext:value-type="float">
            <text:p>-0.1268350234</text:p>
          </table:table-cell>
          <table:table-cell table:style-name="ce2" table:formula="of:=13.8*13.8/9.3*1E+045/[.B186]/([.B186]*[.B186]+1/9.3/9.3*1E+030)" office:value-type="float" office:value="0.00932058833011686" calcext:value-type="float">
            <text:p>0.0093205883</text:p>
          </table:table-cell>
          <table:table-cell table:formula="of:=[.B186]/[.J186]*2.20084" office:value-type="float" office:value="95433714.8714724" calcext:value-type="float">
            <text:p>95433714.8714724</text:p>
          </table:table-cell>
          <table:table-cell table:formula="of:=[.B186]/[.J186]" office:value-type="float" office:value="43362404.7506735" calcext:value-type="float">
            <text:p>43362404.7506735</text:p>
          </table:table-cell>
          <table:table-cell table:formula="of:=([.B186]/[.J186])*SQRT(SQRT(8.3*8.3*([.D186]*[.D186]+[.E186]*[.E186])/((8.3+[.D186])*(8.3+[.D186])+[.E186]*[.E186])))*COS((ATAN([.E186]/[.D186])-ATAN([.E186]/(8.3+[.D186])))/2)" office:value-type="float" office:value="15572564.4672159" calcext:value-type="float">
            <text:p>15572564.4672159</text:p>
          </table:table-cell>
          <table:table-cell table:style-name="ce2" table:formula="of:=([.B186]/[.J186])*SQRT(SQRT(8.3*8.3*([.D186]*[.D186]+[.E186]*[.E186])/((8.3+[.D186])*(8.3+[.D186])+[.E186]*[.E186])))*SIN((ATAN([.E186]/[.D186])-ATAN([.E186]/(8.3+[.D186])))/2)" office:value-type="float" office:value="-580303.246967381" calcext:value-type="float">
            <text:p>-580303.24696738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000" calcext:value-type="float">
            <text:p>2000</text:p>
          </table:table-cell>
          <table:table-cell table:style-name="ce1" table:formula="of:=[.A187]*1000000000000*2*PI()" office:value-type="float" office:value="1.25663706143592E+016" calcext:value-type="float">
            <text:p>1.26E+16</text:p>
          </table:table-cell>
          <table:table-cell table:style-name="ce1" table:formula="of:=[.J187]/([.A187]*1000000000000)*1000000" office:value-type="float" office:value="0.149896229" calcext:value-type="float">
            <text:p>1.50E-01</text:p>
          </table:table-cell>
          <table:table-cell table:style-name="ce2" table:formula="of:=1-13.8*13.8*1E+030/([.B187]*[.B187]+1/9.3/9.3*1E+030)" office:value-type="float" office:value="-0.205887096370368" calcext:value-type="float">
            <text:p>-0.2058870964</text:p>
          </table:table-cell>
          <table:table-cell table:style-name="ce2" table:formula="of:=13.8*13.8/9.3*1E+045/[.B187]/([.B187]*[.B187]+1/9.3/9.3*1E+030)" office:value-type="float" office:value="0.0103184350644127" calcext:value-type="float">
            <text:p>0.0103184351</text:p>
          </table:table-cell>
          <table:table-cell table:formula="of:=[.B187]/[.J187]*2.20084" office:value-type="float" office:value="92252391.162243" calcext:value-type="float">
            <text:p>92252391.162243</text:p>
          </table:table-cell>
          <table:table-cell table:formula="of:=[.B187]/[.J187]" office:value-type="float" office:value="41916900.4390337" calcext:value-type="float">
            <text:p>41916900.4390337</text:p>
          </table:table-cell>
          <table:table-cell table:formula="of:=([.B187]/[.J187])*SQRT(SQRT(8.3*8.3*([.D187]*[.D187]+[.E187]*[.E187])/((8.3+[.D187])*(8.3+[.D187])+[.E187]*[.E187])))*COS((ATAN([.E187]/[.D187])-ATAN([.E187]/(8.3+[.D187])))/2)" office:value-type="float" office:value="19265805.4348603" calcext:value-type="float">
            <text:p>19265805.4348603</text:p>
          </table:table-cell>
          <table:table-cell table:style-name="ce2" table:formula="of:=([.B187]/[.J187])*SQRT(SQRT(8.3*8.3*([.D187]*[.D187]+[.E187]*[.E187])/((8.3+[.D187])*(8.3+[.D187])+[.E187]*[.E187])))*SIN((ATAN([.E187]/[.D187])-ATAN([.E187]/(8.3+[.D187])))/2)" office:value-type="float" office:value="-494757.008413285" calcext:value-type="float">
            <text:p>-494757.00841328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935.48" calcext:value-type="float">
            <text:p>1935.48</text:p>
          </table:table-cell>
          <table:table-cell table:style-name="ce1" table:formula="of:=[.A188]*1000000000000*2*PI()" office:value-type="float" office:value="1.21609794983399E+016" calcext:value-type="float">
            <text:p>1.22E+16</text:p>
          </table:table-cell>
          <table:table-cell table:style-name="ce1" table:formula="of:=[.J188]/([.A188]*1000000000000)*1000000" office:value-type="float" office:value="0.154893079752826" calcext:value-type="float">
            <text:p>1.55E-01</text:p>
          </table:table-cell>
          <table:table-cell table:style-name="ce2" table:formula="of:=1-13.8*13.8*1E+030/([.B188]*[.B188]+1/9.3/9.3*1E+030)" office:value-type="float" office:value="-0.287618204748955" calcext:value-type="float">
            <text:p>-0.2876182047</text:p>
          </table:table-cell>
          <table:table-cell table:style-name="ce2" table:formula="of:=13.8*13.8/9.3*1E+045/[.B188]/([.B188]*[.B188]+1/9.3/9.3*1E+030)" office:value-type="float" office:value="0.0113850673312963" calcext:value-type="float">
            <text:p>0.0113850673</text:p>
          </table:table-cell>
          <table:table-cell table:formula="of:=[.B188]/[.J188]*2.20084" office:value-type="float" office:value="89276329.0233485" calcext:value-type="float">
            <text:p>89276329.0233485</text:p>
          </table:table-cell>
          <table:table-cell table:formula="of:=[.B188]/[.J188]" office:value-type="float" office:value="40564661.2308703" calcext:value-type="float">
            <text:p>40564661.2308703</text:p>
          </table:table-cell>
          <table:table-cell table:formula="of:=([.B188]/[.J188])*SQRT(SQRT(8.3*8.3*([.D188]*[.D188]+[.E188]*[.E188])/((8.3+[.D188])*(8.3+[.D188])+[.E188]*[.E188])))*COS((ATAN([.E188]/[.D188])-ATAN([.E188]/(8.3+[.D188])))/2)" office:value-type="float" office:value="22145875.0679242" calcext:value-type="float">
            <text:p>22145875.0679242</text:p>
          </table:table-cell>
          <table:table-cell table:style-name="ce2" table:formula="of:=([.B188]/[.J188])*SQRT(SQRT(8.3*8.3*([.D188]*[.D188]+[.E188]*[.E188])/((8.3+[.D188])*(8.3+[.D188])+[.E188]*[.E188])))*SIN((ATAN([.E188]/[.D188])-ATAN([.E188]/(8.3+[.D188])))/2)" office:value-type="float" office:value="-453879.435163965" calcext:value-type="float">
            <text:p>-453879.43516396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875" calcext:value-type="float">
            <text:p>1875</text:p>
          </table:table-cell>
          <table:table-cell table:style-name="ce1" table:formula="of:=[.A189]*1000000000000*2*PI()" office:value-type="float" office:value="1.17809724509617E+016" calcext:value-type="float">
            <text:p>1.18E+16</text:p>
          </table:table-cell>
          <table:table-cell table:style-name="ce1" table:formula="of:=[.J189]/([.A189]*1000000000000)*1000000" office:value-type="float" office:value="0.159889310933333" calcext:value-type="float">
            <text:p>1.60E-01</text:p>
          </table:table-cell>
          <table:table-cell table:style-name="ce2" table:formula="of:=1-13.8*13.8*1E+030/([.B189]*[.B189]+1/9.3/9.3*1E+030)" office:value-type="float" office:value="-0.372017701225142" calcext:value-type="float">
            <text:p>-0.3720177012</text:p>
          </table:table-cell>
          <table:table-cell table:style-name="ce2" table:formula="of:=13.8*13.8/9.3*1E+045/[.B189]/([.B189]*[.B189]+1/9.3/9.3*1E+030)" office:value-type="float" office:value="0.0125226322098673" calcext:value-type="float">
            <text:p>0.0125226322</text:p>
          </table:table-cell>
          <table:table-cell table:formula="of:=[.B189]/[.J189]*2.20084" office:value-type="float" office:value="86486616.7146024" calcext:value-type="float">
            <text:p>86486616.7146024</text:p>
          </table:table-cell>
          <table:table-cell table:formula="of:=[.B189]/[.J189]" office:value-type="float" office:value="39297094.161594" calcext:value-type="float">
            <text:p>39297094.161594</text:p>
          </table:table-cell>
          <table:table-cell table:formula="of:=([.B189]/[.J189])*SQRT(SQRT(8.3*8.3*([.D189]*[.D189]+[.E189]*[.E189])/((8.3+[.D189])*(8.3+[.D189])+[.E189]*[.E189])))*COS((ATAN([.E189]/[.D189])-ATAN([.E189]/(8.3+[.D189])))/2)" office:value-type="float" office:value="24527611.4801043" calcext:value-type="float">
            <text:p>24527611.4801043</text:p>
          </table:table-cell>
          <table:table-cell table:style-name="ce2" table:formula="of:=([.B189]/[.J189])*SQRT(SQRT(8.3*8.3*([.D189]*[.D189]+[.E189]*[.E189])/((8.3+[.D189])*(8.3+[.D189])+[.E189]*[.E189])))*SIN((ATAN([.E189]/[.D189])-ATAN([.E189]/(8.3+[.D189])))/2)" office:value-type="float" office:value="-432076.8559939" calcext:value-type="float">
            <text:p>-432076.855993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818.18" calcext:value-type="float">
            <text:p>1818.18</text:p>
          </table:table-cell>
          <table:table-cell table:style-name="ce1" table:formula="of:=[.A190]*1000000000000*2*PI()" office:value-type="float" office:value="1.14239618618078E+016" calcext:value-type="float">
            <text:p>1.14E+16</text:p>
          </table:table-cell>
          <table:table-cell table:style-name="ce1" table:formula="of:=[.J190]/([.A190]*1000000000000)*1000000" office:value-type="float" office:value="0.164886016786017" calcext:value-type="float">
            <text:p>1.65E-01</text:p>
          </table:table-cell>
          <table:table-cell table:style-name="ce2" table:formula="of:=1-13.8*13.8*1E+030/([.B190]*[.B190]+1/9.3/9.3*1E+030)" office:value-type="float" office:value="-0.459103871563267" calcext:value-type="float">
            <text:p>-0.4591038716</text:p>
          </table:table-cell>
          <table:table-cell table:style-name="ce2" table:formula="of:=13.8*13.8/9.3*1E+045/[.B190]/([.B190]*[.B190]+1/9.3/9.3*1E+030)" office:value-type="float" office:value="0.0137336671212046" calcext:value-type="float">
            <text:p>0.0137336671</text:p>
          </table:table-cell>
          <table:table-cell table:formula="of:=[.B190]/[.J190]*2.20084" office:value-type="float" office:value="83865726.2816834" calcext:value-type="float">
            <text:p>83865726.2816834</text:p>
          </table:table-cell>
          <table:table-cell table:formula="of:=[.B190]/[.J190]" office:value-type="float" office:value="38106235.0201212" calcext:value-type="float">
            <text:p>38106235.0201212</text:p>
          </table:table-cell>
          <table:table-cell table:formula="of:=([.B190]/[.J190])*SQRT(SQRT(8.3*8.3*([.D190]*[.D190]+[.E190]*[.E190])/((8.3+[.D190])*(8.3+[.D190])+[.E190]*[.E190])))*COS((ATAN([.E190]/[.D190])-ATAN([.E190]/(8.3+[.D190])))/2)" office:value-type="float" office:value="26567463.3563395" calcext:value-type="float">
            <text:p>26567463.3563395</text:p>
          </table:table-cell>
          <table:table-cell table:style-name="ce2" table:formula="of:=([.B190]/[.J190])*SQRT(SQRT(8.3*8.3*([.D190]*[.D190]+[.E190]*[.E190])/((8.3+[.D190])*(8.3+[.D190])+[.E190]*[.E190])))*SIN((ATAN([.E190]/[.D190])-ATAN([.E190]/(8.3+[.D190])))/2)" office:value-type="float" office:value="-420554.190950025" calcext:value-type="float">
            <text:p>-420554.19095002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764.71" calcext:value-type="float">
            <text:p>1764.71</text:p>
          </table:table-cell>
          <table:table-cell table:style-name="ce1" table:formula="of:=[.A191]*1000000000000*2*PI()" office:value-type="float" office:value="1.10879999434329E+016" calcext:value-type="float">
            <text:p>1.11E+16</text:p>
          </table:table-cell>
          <table:table-cell table:style-name="ce1" table:formula="of:=[.J191]/([.A191]*1000000000000)*1000000" office:value-type="float" office:value="0.169881996475342" calcext:value-type="float">
            <text:p>1.70E-01</text:p>
          </table:table-cell>
          <table:table-cell table:style-name="ce2" table:formula="of:=1-13.8*13.8*1E+030/([.B191]*[.B191]+1/9.3/9.3*1E+030)" office:value-type="float" office:value="-0.548855499542372" calcext:value-type="float">
            <text:p>-0.5488554995</text:p>
          </table:table-cell>
          <table:table-cell table:style-name="ce2" table:formula="of:=13.8*13.8/9.3*1E+045/[.B191]/([.B191]*[.B191]+1/9.3/9.3*1E+030)" office:value-type="float" office:value="0.0150201662113075" calcext:value-type="float">
            <text:p>0.0150201662</text:p>
          </table:table-cell>
          <table:table-cell table:formula="of:=[.B191]/[.J191]*2.20084" office:value-type="float" office:value="81399358.6039608" calcext:value-type="float">
            <text:p>81399358.6039608</text:p>
          </table:table-cell>
          <table:table-cell table:formula="of:=[.B191]/[.J191]" office:value-type="float" office:value="36985586.6868836" calcext:value-type="float">
            <text:p>36985586.6868836</text:p>
          </table:table-cell>
          <table:table-cell table:formula="of:=([.B191]/[.J191])*SQRT(SQRT(8.3*8.3*([.D191]*[.D191]+[.E191]*[.E191])/((8.3+[.D191])*(8.3+[.D191])+[.E191]*[.E191])))*COS((ATAN([.E191]/[.D191])-ATAN([.E191]/(8.3+[.D191])))/2)" office:value-type="float" office:value="28356454.4857335" calcext:value-type="float">
            <text:p>28356454.4857335</text:p>
          </table:table-cell>
          <table:table-cell table:style-name="ce2" table:formula="of:=([.B191]/[.J191])*SQRT(SQRT(8.3*8.3*([.D191]*[.D191]+[.E191]*[.E191])/((8.3+[.D191])*(8.3+[.D191])+[.E191]*[.E191])))*SIN((ATAN([.E191]/[.D191])-ATAN([.E191]/(8.3+[.D191])))/2)" office:value-type="float" office:value="-415413.614839545" calcext:value-type="float">
            <text:p>-415413.61483954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714.29" calcext:value-type="float">
            <text:p>1714.29</text:p>
          </table:table-cell>
          <table:table-cell table:style-name="ce1" table:formula="of:=[.A192]*1000000000000*2*PI()" office:value-type="float" office:value="1.07712017402449E+016" calcext:value-type="float">
            <text:p>1.08E+16</text:p>
          </table:table-cell>
          <table:table-cell table:style-name="ce1" table:formula="of:=[.J192]/([.A192]*1000000000000)*1000000" office:value-type="float" office:value="0.174878496637092" calcext:value-type="float">
            <text:p>1.75E-01</text:p>
          </table:table-cell>
          <table:table-cell table:style-name="ce2" table:formula="of:=1-13.8*13.8*1E+030/([.B192]*[.B192]+1/9.3/9.3*1E+030)" office:value-type="float" office:value="-0.641294727698553" calcext:value-type="float">
            <text:p>-0.6412947277</text:p>
          </table:table-cell>
          <table:table-cell table:style-name="ce2" table:formula="of:=13.8*13.8/9.3*1E+045/[.B192]/([.B192]*[.B192]+1/9.3/9.3*1E+030)" office:value-type="float" office:value="0.0163847366625959" calcext:value-type="float">
            <text:p>0.0163847367</text:p>
          </table:table-cell>
          <table:table-cell table:formula="of:=[.B192]/[.J192]*2.20084" office:value-type="float" office:value="79073675.8227606" calcext:value-type="float">
            <text:p>79073675.8227606</text:p>
          </table:table-cell>
          <table:table-cell table:formula="of:=[.B192]/[.J192]" office:value-type="float" office:value="35928861.6268155" calcext:value-type="float">
            <text:p>35928861.6268155</text:p>
          </table:table-cell>
          <table:table-cell table:formula="of:=([.B192]/[.J192])*SQRT(SQRT(8.3*8.3*([.D192]*[.D192]+[.E192]*[.E192])/((8.3+[.D192])*(8.3+[.D192])+[.E192]*[.E192])))*COS((ATAN([.E192]/[.D192])-ATAN([.E192]/(8.3+[.D192])))/2)" office:value-type="float" office:value="29954523.0521709" calcext:value-type="float">
            <text:p>29954523.0521709</text:p>
          </table:table-cell>
          <table:table-cell table:style-name="ce2" table:formula="of:=([.B192]/[.J192])*SQRT(SQRT(8.3*8.3*([.D192]*[.D192]+[.E192]*[.E192])/((8.3+[.D192])*(8.3+[.D192])+[.E192]*[.E192])))*SIN((ATAN([.E192]/[.D192])-ATAN([.E192]/(8.3+[.D192])))/2)" office:value-type="float" office:value="-414645.979301715" calcext:value-type="float">
            <text:p>-414645.97930171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666.67" calcext:value-type="float">
            <text:p>1666.67</text:p>
          </table:table-cell>
          <table:table-cell table:style-name="ce1" table:formula="of:=[.A193]*1000000000000*2*PI()" office:value-type="float" office:value="1.0471996455917E+016" calcext:value-type="float">
            <text:p>1.05E+16</text:p>
          </table:table-cell>
          <table:table-cell table:style-name="ce1" table:formula="of:=[.J193]/([.A193]*1000000000000)*1000000" office:value-type="float" office:value="0.17987511504977" calcext:value-type="float">
            <text:p>1.80E-01</text:p>
          </table:table-cell>
          <table:table-cell table:style-name="ce2" table:formula="of:=1-13.8*13.8*1E+030/([.B193]*[.B193]+1/9.3/9.3*1E+030)" office:value-type="float" office:value="-0.736414537969492" calcext:value-type="float">
            <text:p>-0.736414538</text:p>
          </table:table-cell>
          <table:table-cell table:style-name="ce2" table:formula="of:=13.8*13.8/9.3*1E+045/[.B193]/([.B193]*[.B193]+1/9.3/9.3*1E+030)" office:value-type="float" office:value="0.0178295744682365" calcext:value-type="float">
            <text:p>0.0178295745</text:p>
          </table:table-cell>
          <table:table-cell table:formula="of:=[.B193]/[.J193]*2.20084" office:value-type="float" office:value="76877146.3891876" calcext:value-type="float">
            <text:p>76877146.3891876</text:p>
          </table:table-cell>
          <table:table-cell table:formula="of:=[.B193]/[.J193]" office:value-type="float" office:value="34930820.2273621" calcext:value-type="float">
            <text:p>34930820.2273621</text:p>
          </table:table-cell>
          <table:table-cell table:formula="of:=([.B193]/[.J193])*SQRT(SQRT(8.3*8.3*([.D193]*[.D193]+[.E193]*[.E193])/((8.3+[.D193])*(8.3+[.D193])+[.E193]*[.E193])))*COS((ATAN([.E193]/[.D193])-ATAN([.E193]/(8.3+[.D193])))/2)" office:value-type="float" office:value="31402907.6453487" calcext:value-type="float">
            <text:p>31402907.6453487</text:p>
          </table:table-cell>
          <table:table-cell table:style-name="ce2" table:formula="of:=([.B193]/[.J193])*SQRT(SQRT(8.3*8.3*([.D193]*[.D193]+[.E193]*[.E193])/((8.3+[.D193])*(8.3+[.D193])+[.E193]*[.E193])))*SIN((ATAN([.E193]/[.D193])-ATAN([.E193]/(8.3+[.D193])))/2)" office:value-type="float" office:value="-417116.16647074" calcext:value-type="float">
            <text:p>-417116.1664707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621.62" calcext:value-type="float">
            <text:p>1621.62</text:p>
          </table:table-cell>
          <table:table-cell table:style-name="ce1" table:formula="of:=[.A194]*1000000000000*2*PI()" office:value-type="float" office:value="1.01889389578286E+016" calcext:value-type="float">
            <text:p>1.02E+16</text:p>
          </table:table-cell>
          <table:table-cell table:style-name="ce1" table:formula="of:=[.J194]/([.A194]*1000000000000)*1000000" office:value-type="float" office:value="0.184872200638867" calcext:value-type="float">
            <text:p>1.85E-01</text:p>
          </table:table-cell>
          <table:table-cell table:style-name="ce2" table:formula="of:=1-13.8*13.8*1E+030/([.B194]*[.B194]+1/9.3/9.3*1E+030)" office:value-type="float" office:value="-0.834221950680775" calcext:value-type="float">
            <text:p>-0.8342219507</text:p>
          </table:table-cell>
          <table:table-cell table:style-name="ce2" table:formula="of:=13.8*13.8/9.3*1E+045/[.B194]/([.B194]*[.B194]+1/9.3/9.3*1E+030)" office:value-type="float" office:value="0.0193570859101408" calcext:value-type="float">
            <text:p>0.0193570859</text:p>
          </table:table-cell>
          <table:table-cell table:formula="of:=[.B194]/[.J194]*2.20084" office:value-type="float" office:value="74799161.2782584" calcext:value-type="float">
            <text:p>74799161.2782584</text:p>
          </table:table-cell>
          <table:table-cell table:formula="of:=[.B194]/[.J194]" office:value-type="float" office:value="33986642.044973" calcext:value-type="float">
            <text:p>33986642.044973</text:p>
          </table:table-cell>
          <table:table-cell table:formula="of:=([.B194]/[.J194])*SQRT(SQRT(8.3*8.3*([.D194]*[.D194]+[.E194]*[.E194])/((8.3+[.D194])*(8.3+[.D194])+[.E194]*[.E194])))*COS((ATAN([.E194]/[.D194])-ATAN([.E194]/(8.3+[.D194])))/2)" office:value-type="float" office:value="32731971.9107719" calcext:value-type="float">
            <text:p>32731971.9107719</text:p>
          </table:table-cell>
          <table:table-cell table:style-name="ce2" table:formula="of:=([.B194]/[.J194])*SQRT(SQRT(8.3*8.3*([.D194]*[.D194]+[.E194]*[.E194])/((8.3+[.D194])*(8.3+[.D194])+[.E194]*[.E194])))*SIN((ATAN([.E194]/[.D194])-ATAN([.E194]/(8.3+[.D194])))/2)" office:value-type="float" office:value="-422140.910941716" calcext:value-type="float">
            <text:p>-422140.91094171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578.95" calcext:value-type="float">
            <text:p>1578.95</text:p>
          </table:table-cell>
          <table:table-cell table:style-name="ce1" table:formula="of:=[.A195]*1000000000000*2*PI()" office:value-type="float" office:value="9.92083544077121E+015" calcext:value-type="float">
            <text:p>9.92E+15</text:p>
          </table:table-cell>
          <table:table-cell table:style-name="ce1" table:formula="of:=[.J195]/([.A195]*1000000000000)*1000000" office:value-type="float" office:value="0.189868240286266" calcext:value-type="float">
            <text:p>1.90E-01</text:p>
          </table:table-cell>
          <table:table-cell table:style-name="ce2" table:formula="of:=1-13.8*13.8*1E+030/([.B195]*[.B195]+1/9.3/9.3*1E+030)" office:value-type="float" office:value="-0.934686788954159" calcext:value-type="float">
            <text:p>-0.934686789</text:p>
          </table:table-cell>
          <table:table-cell table:style-name="ce2" table:formula="of:=13.8*13.8/9.3*1E+045/[.B195]/([.B195]*[.B195]+1/9.3/9.3*1E+030)" office:value-type="float" office:value="0.0209690845860639" calcext:value-type="float">
            <text:p>0.0209690846</text:p>
          </table:table-cell>
          <table:table-cell table:formula="of:=[.B195]/[.J195]*2.20084" office:value-type="float" office:value="72830956.5128116" calcext:value-type="float">
            <text:p>72830956.5128116</text:p>
          </table:table-cell>
          <table:table-cell table:formula="of:=[.B195]/[.J195]" office:value-type="float" office:value="33092344.9741061" calcext:value-type="float">
            <text:p>33092344.9741061</text:p>
          </table:table-cell>
          <table:table-cell table:formula="of:=([.B195]/[.J195])*SQRT(SQRT(8.3*8.3*([.D195]*[.D195]+[.E195]*[.E195])/((8.3+[.D195])*(8.3+[.D195])+[.E195]*[.E195])))*COS((ATAN([.E195]/[.D195])-ATAN([.E195]/(8.3+[.D195])))/2)" office:value-type="float" office:value="33964333.3624587" calcext:value-type="float">
            <text:p>33964333.3624587</text:p>
          </table:table-cell>
          <table:table-cell table:style-name="ce2" table:formula="of:=([.B195]/[.J195])*SQRT(SQRT(8.3*8.3*([.D195]*[.D195]+[.E195]*[.E195])/((8.3+[.D195])*(8.3+[.D195])+[.E195]*[.E195])))*SIN((ATAN([.E195]/[.D195])-ATAN([.E195]/(8.3+[.D195])))/2)" office:value-type="float" office:value="-429290.909074182" calcext:value-type="float">
            <text:p>-429290.90907418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538.46" calcext:value-type="float">
            <text:p>1538.46</text:p>
          </table:table-cell>
          <table:table-cell table:style-name="ce1" table:formula="of:=[.A196]*1000000000000*2*PI()" office:value-type="float" office:value="9.66642926768351E+015" calcext:value-type="float">
            <text:p>9.67E+15</text:p>
          </table:table-cell>
          <table:table-cell table:style-name="ce1" table:formula="of:=[.J196]/([.A196]*1000000000000)*1000000" office:value-type="float" office:value="0.194865292565293" calcext:value-type="float">
            <text:p>1.95E-01</text:p>
          </table:table-cell>
          <table:table-cell table:style-name="ce2" table:formula="of:=1-13.8*13.8*1E+030/([.B196]*[.B196]+1/9.3/9.3*1E+030)" office:value-type="float" office:value="-1.03785032357582" calcext:value-type="float">
            <text:p>-1.0378503236</text:p>
          </table:table-cell>
          <table:table-cell table:style-name="ce2" table:formula="of:=13.8*13.8/9.3*1E+045/[.B196]/([.B196]*[.B196]+1/9.3/9.3*1E+030)" office:value-type="float" office:value="0.0226685247094958" calcext:value-type="float">
            <text:p>0.0226685247</text:p>
          </table:table-cell>
          <table:table-cell table:formula="of:=[.B196]/[.J196]*2.20084" office:value-type="float" office:value="70963306.8537321" calcext:value-type="float">
            <text:p>70963306.8537321</text:p>
          </table:table-cell>
          <table:table-cell table:formula="of:=[.B196]/[.J196]" office:value-type="float" office:value="32243737.3247179" calcext:value-type="float">
            <text:p>32243737.3247179</text:p>
          </table:table-cell>
          <table:table-cell table:formula="of:=([.B196]/[.J196])*SQRT(SQRT(8.3*8.3*([.D196]*[.D196]+[.E196]*[.E196])/((8.3+[.D196])*(8.3+[.D196])+[.E196]*[.E196])))*COS((ATAN([.E196]/[.D196])-ATAN([.E196]/(8.3+[.D196])))/2)" office:value-type="float" office:value="35118510.7441456" calcext:value-type="float">
            <text:p>35118510.7441456</text:p>
          </table:table-cell>
          <table:table-cell table:style-name="ce2" table:formula="of:=([.B196]/[.J196])*SQRT(SQRT(8.3*8.3*([.D196]*[.D196]+[.E196]*[.E196])/((8.3+[.D196])*(8.3+[.D196])+[.E196]*[.E196])))*SIN((ATAN([.E196]/[.D196])-ATAN([.E196]/(8.3+[.D196])))/2)" office:value-type="float" office:value="-438297.992199237" calcext:value-type="float">
            <text:p>-438297.99219923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500" calcext:value-type="float">
            <text:p>1500</text:p>
          </table:table-cell>
          <table:table-cell table:style-name="ce1" table:formula="of:=[.A197]*1000000000000*2*PI()" office:value-type="float" office:value="9.42477796076938E+015" calcext:value-type="float">
            <text:p>9.42E+15</text:p>
          </table:table-cell>
          <table:table-cell table:style-name="ce1" table:formula="of:=[.J197]/([.A197]*1000000000000)*1000000" office:value-type="float" office:value="0.199861638666667" calcext:value-type="float">
            <text:p>2.00E-01</text:p>
          </table:table-cell>
          <table:table-cell table:style-name="ce2" table:formula="of:=1-13.8*13.8*1E+030/([.B197]*[.B197]+1/9.3/9.3*1E+030)" office:value-type="float" office:value="-1.14367721565278" calcext:value-type="float">
            <text:p>-1.1436772157</text:p>
          </table:table-cell>
          <table:table-cell table:style-name="ce2" table:formula="of:=13.8*13.8/9.3*1E+045/[.B197]/([.B197]*[.B197]+1/9.3/9.3*1E+030)" office:value-type="float" office:value="0.0244571200906531" calcext:value-type="float">
            <text:p>0.0244571201</text:p>
          </table:table-cell>
          <table:table-cell table:formula="of:=[.B197]/[.J197]*2.20084" office:value-type="float" office:value="69189293.3716821" calcext:value-type="float">
            <text:p>69189293.3716821</text:p>
          </table:table-cell>
          <table:table-cell table:formula="of:=[.B197]/[.J197]" office:value-type="float" office:value="31437675.3292752" calcext:value-type="float">
            <text:p>31437675.3292752</text:p>
          </table:table-cell>
          <table:table-cell table:formula="of:=([.B197]/[.J197])*SQRT(SQRT(8.3*8.3*([.D197]*[.D197]+[.E197]*[.E197])/((8.3+[.D197])*(8.3+[.D197])+[.E197]*[.E197])))*COS((ATAN([.E197]/[.D197])-ATAN([.E197]/(8.3+[.D197])))/2)" office:value-type="float" office:value="36208558.0264533" calcext:value-type="float">
            <text:p>36208558.0264533</text:p>
          </table:table-cell>
          <table:table-cell table:style-name="ce2" table:formula="of:=([.B197]/[.J197])*SQRT(SQRT(8.3*8.3*([.D197]*[.D197]+[.E197]*[.E197])/((8.3+[.D197])*(8.3+[.D197])+[.E197]*[.E197])))*SIN((ATAN([.E197]/[.D197])-ATAN([.E197]/(8.3+[.D197])))/2)" office:value-type="float" office:value="-448989.525835538" calcext:value-type="float">
            <text:p>-448989.52583553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452.08" calcext:value-type="float">
            <text:p>1452.08</text:p>
          </table:table-cell>
          <table:table-cell table:style-name="ce1" table:formula="of:=[.A198]*1000000000000*2*PI()" office:value-type="float" office:value="9.12368772084933E+015" calcext:value-type="float">
            <text:p>9.12E+15</text:p>
          </table:table-cell>
          <table:table-cell table:style-name="ce1" table:formula="of:=[.J198]/([.A198]*1000000000000)*1000000" office:value-type="float" office:value="0.206457259930582" calcext:value-type="float">
            <text:p>2.06E-01</text:p>
          </table:table-cell>
          <table:table-cell table:style-name="ce2" table:formula="of:=1-13.8*13.8*1E+030/([.B198]*[.B198]+1/9.3/9.3*1E+030)" office:value-type="float" office:value="-1.28747855077612" calcext:value-type="float">
            <text:p>-1.2874785508</text:p>
          </table:table-cell>
          <table:table-cell table:style-name="ce2" table:formula="of:=13.8*13.8/9.3*1E+045/[.B198]/([.B198]*[.B198]+1/9.3/9.3*1E+030)" office:value-type="float" office:value="0.0269589932374875" calcext:value-type="float">
            <text:p>0.0269589932</text:p>
          </table:table-cell>
          <table:table-cell table:formula="of:=[.B198]/[.J198]*2.20084" office:value-type="float" office:value="66978926.0794347" calcext:value-type="float">
            <text:p>66978926.0794347</text:p>
          </table:table-cell>
          <table:table-cell table:formula="of:=[.B198]/[.J198]" office:value-type="float" office:value="30433346.394756" calcext:value-type="float">
            <text:p>30433346.394756</text:p>
          </table:table-cell>
          <table:table-cell table:formula="of:=([.B198]/[.J198])*SQRT(SQRT(8.3*8.3*([.D198]*[.D198]+[.E198]*[.E198])/((8.3+[.D198])*(8.3+[.D198])+[.E198]*[.E198])))*COS((ATAN([.E198]/[.D198])-ATAN([.E198]/(8.3+[.D198])))/2)" office:value-type="float" office:value="37569404.1883923" calcext:value-type="float">
            <text:p>37569404.1883923</text:p>
          </table:table-cell>
          <table:table-cell table:style-name="ce2" table:formula="of:=([.B198]/[.J198])*SQRT(SQRT(8.3*8.3*([.D198]*[.D198]+[.E198]*[.E198])/((8.3+[.D198])*(8.3+[.D198])+[.E198]*[.E198])))*SIN((ATAN([.E198]/[.D198])-ATAN([.E198]/(8.3+[.D198])))/2)" office:value-type="float" office:value="-465521.931082454" calcext:value-type="float">
            <text:p>-465521.93108245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427.89" calcext:value-type="float">
            <text:p>1427.89</text:p>
          </table:table-cell>
          <table:table-cell table:style-name="ce1" table:formula="of:=[.A199]*1000000000000*2*PI()" office:value-type="float" office:value="8.97169746826866E+015" calcext:value-type="float">
            <text:p>8.97E+15</text:p>
          </table:table-cell>
          <table:table-cell table:style-name="ce1" table:formula="of:=[.J199]/([.A199]*1000000000000)*1000000" office:value-type="float" office:value="0.209954869072548" calcext:value-type="float">
            <text:p>2.10E-01</text:p>
          </table:table-cell>
          <table:table-cell table:style-name="ce2" table:formula="of:=1-13.8*13.8*1E+030/([.B199]*[.B199]+1/9.3/9.3*1E+030)" office:value-type="float" office:value="-1.36562855026845" calcext:value-type="float">
            <text:p>-1.3656285503</text:p>
          </table:table-cell>
          <table:table-cell table:style-name="ce2" table:formula="of:=13.8*13.8/9.3*1E+045/[.B199]/([.B199]*[.B199]+1/9.3/9.3*1E+030)" office:value-type="float" office:value="0.0283523449401684" calcext:value-type="float">
            <text:p>0.0283523449</text:p>
          </table:table-cell>
          <table:table-cell table:formula="of:=[.B199]/[.J199]*2.20084" office:value-type="float" office:value="65863133.4083274" calcext:value-type="float">
            <text:p>65863133.4083274</text:p>
          </table:table-cell>
          <table:table-cell table:formula="of:=[.B199]/[.J199]" office:value-type="float" office:value="29926361.4839459" calcext:value-type="float">
            <text:p>29926361.4839459</text:p>
          </table:table-cell>
          <table:table-cell table:formula="of:=([.B199]/[.J199])*SQRT(SQRT(8.3*8.3*([.D199]*[.D199]+[.E199]*[.E199])/((8.3+[.D199])*(8.3+[.D199])+[.E199]*[.E199])))*COS((ATAN([.E199]/[.D199])-ATAN([.E199]/(8.3+[.D199])))/2)" office:value-type="float" office:value="38261955.6954567" calcext:value-type="float">
            <text:p>38261955.6954567</text:p>
          </table:table-cell>
          <table:table-cell table:style-name="ce2" table:formula="of:=([.B199]/[.J199])*SQRT(SQRT(8.3*8.3*([.D199]*[.D199]+[.E199]*[.E199])/((8.3+[.D199])*(8.3+[.D199])+[.E199]*[.E199])))*SIN((ATAN([.E199]/[.D199])-ATAN([.E199]/(8.3+[.D199])))/2)" office:value-type="float" office:value="-475372.856713282" calcext:value-type="float">
            <text:p>-475372.85671328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403.18" calcext:value-type="float">
            <text:p>1403.18</text:p>
          </table:table-cell>
          <table:table-cell table:style-name="ce1" table:formula="of:=[.A200]*1000000000000*2*PI()" office:value-type="float" office:value="8.81643995932825E+015" calcext:value-type="float">
            <text:p>8.82E+15</text:p>
          </table:table-cell>
          <table:table-cell table:style-name="ce1" table:formula="of:=[.J200]/([.A200]*1000000000000)*1000000" office:value-type="float" office:value="0.213652174346841" calcext:value-type="float">
            <text:p>2.14E-01</text:p>
          </table:table-cell>
          <table:table-cell table:style-name="ce2" table:formula="of:=1-13.8*13.8*1E+030/([.B200]*[.B200]+1/9.3/9.3*1E+030)" office:value-type="float" office:value="-1.4496670980687" calcext:value-type="float">
            <text:p>-1.4496670981</text:p>
          </table:table-cell>
          <table:table-cell table:style-name="ce2" table:formula="of:=13.8*13.8/9.3*1E+045/[.B200]/([.B200]*[.B200]+1/9.3/9.3*1E+030)" office:value-type="float" office:value="0.0298765789279567" calcext:value-type="float">
            <text:p>0.0298765789</text:p>
          </table:table-cell>
          <table:table-cell table:formula="of:=[.B200]/[.J200]*2.20084" office:value-type="float" office:value="64723355.1155179" calcext:value-type="float">
            <text:p>64723355.1155179</text:p>
          </table:table-cell>
          <table:table-cell table:formula="of:=[.B200]/[.J200]" office:value-type="float" office:value="29408478.1790216" calcext:value-type="float">
            <text:p>29408478.1790216</text:p>
          </table:table-cell>
          <table:table-cell table:formula="of:=([.B200]/[.J200])*SQRT(SQRT(8.3*8.3*([.D200]*[.D200]+[.E200]*[.E200])/((8.3+[.D200])*(8.3+[.D200])+[.E200]*[.E200])))*COS((ATAN([.E200]/[.D200])-ATAN([.E200]/(8.3+[.D200])))/2)" office:value-type="float" office:value="38976254.1442636" calcext:value-type="float">
            <text:p>38976254.1442636</text:p>
          </table:table-cell>
          <table:table-cell table:style-name="ce2" table:formula="of:=([.B200]/[.J200])*SQRT(SQRT(8.3*8.3*([.D200]*[.D200]+[.E200]*[.E200])/((8.3+[.D200])*(8.3+[.D200])+[.E200]*[.E200])))*SIN((ATAN([.E200]/[.D200])-ATAN([.E200]/(8.3+[.D200])))/2)" office:value-type="float" office:value="-486598.14004585" calcext:value-type="float">
            <text:p>-486598.1400458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379.31" calcext:value-type="float">
            <text:p>1379.31</text:p>
          </table:table-cell>
          <table:table-cell table:style-name="ce1" table:formula="of:=[.A201]*1000000000000*2*PI()" office:value-type="float" office:value="8.66646032604588E+015" calcext:value-type="float">
            <text:p>8.67E+15</text:p>
          </table:table-cell>
          <table:table-cell table:style-name="ce1" table:formula="of:=[.J201]/([.A201]*1000000000000)*1000000" office:value-type="float" office:value="0.217349586387397" calcext:value-type="float">
            <text:p>2.17E-01</text:p>
          </table:table-cell>
          <table:table-cell table:style-name="ce2" table:formula="of:=1-13.8*13.8*1E+030/([.B201]*[.B201]+1/9.3/9.3*1E+030)" office:value-type="float" office:value="-1.53517425775972" calcext:value-type="float">
            <text:p>-1.5351742578</text:p>
          </table:table-cell>
          <table:table-cell table:style-name="ce2" table:formula="of:=13.8*13.8/9.3*1E+045/[.B201]/([.B201]*[.B201]+1/9.3/9.3*1E+030)" office:value-type="float" office:value="0.0314545237962433" calcext:value-type="float">
            <text:p>0.0314545238</text:p>
          </table:table-cell>
          <table:table-cell table:formula="of:=[.B201]/[.J201]*2.20084" office:value-type="float" office:value="63622322.8269966" calcext:value-type="float">
            <text:p>63622322.8269966</text:p>
          </table:table-cell>
          <table:table-cell table:formula="of:=[.B201]/[.J201]" office:value-type="float" office:value="28908199.9722818" calcext:value-type="float">
            <text:p>28908199.9722818</text:p>
          </table:table-cell>
          <table:table-cell table:formula="of:=([.B201]/[.J201])*SQRT(SQRT(8.3*8.3*([.D201]*[.D201]+[.E201]*[.E201])/((8.3+[.D201])*(8.3+[.D201])+[.E201]*[.E201])))*COS((ATAN([.E201]/[.D201])-ATAN([.E201]/(8.3+[.D201])))/2)" office:value-type="float" office:value="39675239.03892" calcext:value-type="float">
            <text:p>39675239.03892</text:p>
          </table:table-cell>
          <table:table-cell table:style-name="ce2" table:formula="of:=([.B201]/[.J201])*SQRT(SQRT(8.3*8.3*([.D201]*[.D201]+[.E201]*[.E201])/((8.3+[.D201])*(8.3+[.D201])+[.E201]*[.E201])))*SIN((ATAN([.E201]/[.D201])-ATAN([.E201]/(8.3+[.D201])))/2)" office:value-type="float" office:value="-498665.399390019" calcext:value-type="float">
            <text:p>-498665.39939001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355.01" calcext:value-type="float">
            <text:p>1355.01</text:p>
          </table:table-cell>
          <table:table-cell table:style-name="ce1" table:formula="of:=[.A202]*1000000000000*2*PI()" office:value-type="float" office:value="8.51377892308141E+015" calcext:value-type="float">
            <text:p>8.51E+15</text:p>
          </table:table-cell>
          <table:table-cell table:style-name="ce1" table:formula="of:=[.J202]/([.A202]*1000000000000)*1000000" office:value-type="float" office:value="0.221247413672224" calcext:value-type="float">
            <text:p>2.21E-01</text:p>
          </table:table-cell>
          <table:table-cell table:style-name="ce2" table:formula="of:=1-13.8*13.8*1E+030/([.B202]*[.B202]+1/9.3/9.3*1E+030)" office:value-type="float" office:value="-1.62690378587854" calcext:value-type="float">
            <text:p>-1.6269037859</text:p>
          </table:table-cell>
          <table:table-cell table:style-name="ce2" table:formula="of:=13.8*13.8/9.3*1E+045/[.B202]/([.B202]*[.B202]+1/9.3/9.3*1E+030)" office:value-type="float" office:value="0.0331771326489741" calcext:value-type="float">
            <text:p>0.0331771326</text:p>
          </table:table-cell>
          <table:table-cell table:formula="of:=[.B202]/[.J202]*2.20084" office:value-type="float" office:value="62501456.2743753" calcext:value-type="float">
            <text:p>62501456.2743753</text:p>
          </table:table-cell>
          <table:table-cell table:formula="of:=[.B202]/[.J202]" office:value-type="float" office:value="28398909.6319475" calcext:value-type="float">
            <text:p>28398909.6319475</text:p>
          </table:table-cell>
          <table:table-cell table:formula="of:=([.B202]/[.J202])*SQRT(SQRT(8.3*8.3*([.D202]*[.D202]+[.E202]*[.E202])/((8.3+[.D202])*(8.3+[.D202])+[.E202]*[.E202])))*COS((ATAN([.E202]/[.D202])-ATAN([.E202]/(8.3+[.D202])))/2)" office:value-type="float" office:value="40398523.5699449" calcext:value-type="float">
            <text:p>40398523.5699449</text:p>
          </table:table-cell>
          <table:table-cell table:style-name="ce2" table:formula="of:=([.B202]/[.J202])*SQRT(SQRT(8.3*8.3*([.D202]*[.D202]+[.E202]*[.E202])/((8.3+[.D202])*(8.3+[.D202])+[.E202]*[.E202])))*SIN((ATAN([.E202]/[.D202])-ATAN([.E202]/(8.3+[.D202])))/2)" office:value-type="float" office:value="-512315.349626151" calcext:value-type="float">
            <text:p>-512315.34962615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330.97" calcext:value-type="float">
            <text:p>1330.97</text:p>
          </table:table-cell>
          <table:table-cell table:style-name="ce1" table:formula="of:=[.A203]*1000000000000*2*PI()" office:value-type="float" office:value="8.36273114829681E+015" calcext:value-type="float">
            <text:p>8.36E+15</text:p>
          </table:table-cell>
          <table:table-cell table:style-name="ce1" table:formula="of:=[.J203]/([.A203]*1000000000000)*1000000" office:value-type="float" office:value="0.225243587759303" calcext:value-type="float">
            <text:p>2.25E-01</text:p>
          </table:table-cell>
          <table:table-cell table:style-name="ce2" table:formula="of:=1-13.8*13.8*1E+030/([.B203]*[.B203]+1/9.3/9.3*1E+030)" office:value-type="float" office:value="-1.72263930077514" calcext:value-type="float">
            <text:p>-1.7226393008</text:p>
          </table:table-cell>
          <table:table-cell table:style-name="ce2" table:formula="of:=13.8*13.8/9.3*1E+045/[.B203]/([.B203]*[.B203]+1/9.3/9.3*1E+030)" office:value-type="float" office:value="0.0350073329956885" calcext:value-type="float">
            <text:p>0.035007333</text:p>
          </table:table-cell>
          <table:table-cell table:formula="of:=[.B203]/[.J203]*2.20084" office:value-type="float" office:value="61392582.5326051" calcext:value-type="float">
            <text:p>61392582.5326051</text:p>
          </table:table-cell>
          <table:table-cell table:formula="of:=[.B203]/[.J203]" office:value-type="float" office:value="27895068.4886703" calcext:value-type="float">
            <text:p>27895068.4886703</text:p>
          </table:table-cell>
          <table:table-cell table:formula="of:=([.B203]/[.J203])*SQRT(SQRT(8.3*8.3*([.D203]*[.D203]+[.E203]*[.E203])/((8.3+[.D203])*(8.3+[.D203])+[.E203]*[.E203])))*COS((ATAN([.E203]/[.D203])-ATAN([.E203]/(8.3+[.D203])))/2)" office:value-type="float" office:value="41128596.0101588" calcext:value-type="float">
            <text:p>41128596.0101588</text:p>
          </table:table-cell>
          <table:table-cell table:style-name="ce2" table:formula="of:=([.B203]/[.J203])*SQRT(SQRT(8.3*8.3*([.D203]*[.D203]+[.E203]*[.E203])/((8.3+[.D203])*(8.3+[.D203])+[.E203]*[.E203])))*SIN((ATAN([.E203]/[.D203])-ATAN([.E203]/(8.3+[.D203])))/2)" office:value-type="float" office:value="-527327.686530903" calcext:value-type="float">
            <text:p>-527327.68653090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306.62" calcext:value-type="float">
            <text:p>1306.62</text:p>
          </table:table-cell>
          <table:table-cell table:style-name="ce1" table:formula="of:=[.A204]*1000000000000*2*PI()" office:value-type="float" office:value="8.20973558606699E+015" calcext:value-type="float">
            <text:p>8.21E+15</text:p>
          </table:table-cell>
          <table:table-cell table:style-name="ce1" table:formula="of:=[.J204]/([.A204]*1000000000000)*1000000" office:value-type="float" office:value="0.229441197899925" calcext:value-type="float">
            <text:p>2.29E-01</text:p>
          </table:table-cell>
          <table:table-cell table:style-name="ce2" table:formula="of:=1-13.8*13.8*1E+030/([.B204]*[.B204]+1/9.3/9.3*1E+030)" office:value-type="float" office:value="-1.82504479668695" calcext:value-type="float">
            <text:p>-1.8250447967</text:p>
          </table:table-cell>
          <table:table-cell table:style-name="ce2" table:formula="of:=13.8*13.8/9.3*1E+045/[.B204]/([.B204]*[.B204]+1/9.3/9.3*1E+030)" office:value-type="float" office:value="0.03700097944979" calcext:value-type="float">
            <text:p>0.0370009794</text:p>
          </table:table-cell>
          <table:table-cell table:formula="of:=[.B204]/[.J204]*2.20084" office:value-type="float" office:value="60269409.6702048" calcext:value-type="float">
            <text:p>60269409.6702048</text:p>
          </table:table-cell>
          <table:table-cell table:formula="of:=[.B204]/[.J204]" office:value-type="float" office:value="27384730.2258251" calcext:value-type="float">
            <text:p>27384730.2258251</text:p>
          </table:table-cell>
          <table:table-cell table:formula="of:=([.B204]/[.J204])*SQRT(SQRT(8.3*8.3*([.D204]*[.D204]+[.E204]*[.E204])/((8.3+[.D204])*(8.3+[.D204])+[.E204]*[.E204])))*COS((ATAN([.E204]/[.D204])-ATAN([.E204]/(8.3+[.D204])))/2)" office:value-type="float" office:value="41886136.9272" calcext:value-type="float">
            <text:p>41886136.9272</text:p>
          </table:table-cell>
          <table:table-cell table:style-name="ce2" table:formula="of:=([.B204]/[.J204])*SQRT(SQRT(8.3*8.3*([.D204]*[.D204]+[.E204]*[.E204])/((8.3+[.D204])*(8.3+[.D204])+[.E204]*[.E204])))*SIN((ATAN([.E204]/[.D204])-ATAN([.E204]/(8.3+[.D204])))/2)" office:value-type="float" office:value="-544249.849030527" calcext:value-type="float">
            <text:p>-544249.84903052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282.6" calcext:value-type="float">
            <text:p>1282.6</text:p>
          </table:table-cell>
          <table:table-cell table:style-name="ce1" table:formula="of:=[.A205]*1000000000000*2*PI()" office:value-type="float" office:value="8.05881347498854E+015" calcext:value-type="float">
            <text:p>8.06E+15</text:p>
          </table:table-cell>
          <table:table-cell table:style-name="ce1" table:formula="of:=[.J205]/([.A205]*1000000000000)*1000000" office:value-type="float" office:value="0.233738077342897" calcext:value-type="float">
            <text:p>2.34E-01</text:p>
          </table:table-cell>
          <table:table-cell table:style-name="ce2" table:formula="of:=1-13.8*13.8*1E+030/([.B205]*[.B205]+1/9.3/9.3*1E+030)" office:value-type="float" office:value="-1.9318291233135" calcext:value-type="float">
            <text:p>-1.9318291233</text:p>
          </table:table-cell>
          <table:table-cell table:style-name="ce2" table:formula="of:=13.8*13.8/9.3*1E+045/[.B205]/([.B205]*[.B205]+1/9.3/9.3*1E+030)" office:value-type="float" office:value="0.0391187169606865" calcext:value-type="float">
            <text:p>0.039118717</text:p>
          </table:table-cell>
          <table:table-cell table:formula="of:=[.B205]/[.J205]*2.20084" office:value-type="float" office:value="59161458.4523463" calcext:value-type="float">
            <text:p>59161458.4523463</text:p>
          </table:table-cell>
          <table:table-cell table:formula="of:=[.B205]/[.J205]" office:value-type="float" office:value="26881308.2515523" calcext:value-type="float">
            <text:p>26881308.2515523</text:p>
          </table:table-cell>
          <table:table-cell table:formula="of:=([.B205]/[.J205])*SQRT(SQRT(8.3*8.3*([.D205]*[.D205]+[.E205]*[.E205])/((8.3+[.D205])*(8.3+[.D205])+[.E205]*[.E205])))*COS((ATAN([.E205]/[.D205])-ATAN([.E205]/(8.3+[.D205])))/2)" office:value-type="float" office:value="42654912.4262175" calcext:value-type="float">
            <text:p>42654912.4262175</text:p>
          </table:table-cell>
          <table:table-cell table:style-name="ce2" table:formula="of:=([.B205]/[.J205])*SQRT(SQRT(8.3*8.3*([.D205]*[.D205]+[.E205]*[.E205])/((8.3+[.D205])*(8.3+[.D205])+[.E205]*[.E205])))*SIN((ATAN([.E205]/[.D205])-ATAN([.E205]/(8.3+[.D205])))/2)" office:value-type="float" office:value="-562855.266943062" calcext:value-type="float">
            <text:p>-562855.26694306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258.39" calcext:value-type="float">
            <text:p>1258.39</text:p>
          </table:table-cell>
          <table:table-cell table:style-name="ce1" table:formula="of:=[.A206]*1000000000000*2*PI()" office:value-type="float" office:value="7.90669755870172E+015" calcext:value-type="float">
            <text:p>7.91E+15</text:p>
          </table:table-cell>
          <table:table-cell table:style-name="ce1" table:formula="of:=[.J206]/([.A206]*1000000000000)*1000000" office:value-type="float" office:value="0.238234933526172" calcext:value-type="float">
            <text:p>2.38E-01</text:p>
          </table:table-cell>
          <table:table-cell table:style-name="ce2" table:formula="of:=1-13.8*13.8*1E+030/([.B206]*[.B206]+1/9.3/9.3*1E+030)" office:value-type="float" office:value="-2.04570338380756" calcext:value-type="float">
            <text:p>-2.0457033838</text:p>
          </table:table-cell>
          <table:table-cell table:style-name="ce2" table:formula="of:=13.8*13.8/9.3*1E+045/[.B206]/([.B206]*[.B206]+1/9.3/9.3*1E+030)" office:value-type="float" office:value="0.0414199462006441" calcext:value-type="float">
            <text:p>0.0414199462</text:p>
          </table:table-cell>
          <table:table-cell table:formula="of:=[.B206]/[.J206]*2.20084" office:value-type="float" office:value="58044743.2573274" calcext:value-type="float">
            <text:p>58044743.2573274</text:p>
          </table:table-cell>
          <table:table-cell table:formula="of:=[.B206]/[.J206]" office:value-type="float" office:value="26373904.1717378" calcext:value-type="float">
            <text:p>26373904.1717378</text:p>
          </table:table-cell>
          <table:table-cell table:formula="of:=([.B206]/[.J206])*SQRT(SQRT(8.3*8.3*([.D206]*[.D206]+[.E206]*[.E206])/((8.3+[.D206])*(8.3+[.D206])+[.E206]*[.E206])))*COS((ATAN([.E206]/[.D206])-ATAN([.E206]/(8.3+[.D206])))/2)" office:value-type="float" office:value="43455636.5773367" calcext:value-type="float">
            <text:p>43455636.5773367</text:p>
          </table:table-cell>
          <table:table-cell table:style-name="ce2" table:formula="of:=([.B206]/[.J206])*SQRT(SQRT(8.3*8.3*([.D206]*[.D206]+[.E206]*[.E206])/((8.3+[.D206])*(8.3+[.D206])+[.E206]*[.E206])))*SIN((ATAN([.E206]/[.D206])-ATAN([.E206]/(8.3+[.D206])))/2)" office:value-type="float" office:value="-583797.801429855" calcext:value-type="float">
            <text:p>-583797.80142985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234.06" calcext:value-type="float">
            <text:p>1234.06</text:p>
          </table:table-cell>
          <table:table-cell table:style-name="ce1" table:formula="of:=[.A207]*1000000000000*2*PI()" office:value-type="float" office:value="7.75382766017804E+015" calcext:value-type="float">
            <text:p>7.75E+15</text:p>
          </table:table-cell>
          <table:table-cell table:style-name="ce1" table:formula="of:=[.J207]/([.A207]*1000000000000)*1000000" office:value-type="float" office:value="0.242931833136152" calcext:value-type="float">
            <text:p>2.43E-01</text:p>
          </table:table-cell>
          <table:table-cell table:style-name="ce2" table:formula="of:=1-13.8*13.8*1E+030/([.B207]*[.B207]+1/9.3/9.3*1E+030)" office:value-type="float" office:value="-2.1669585098128" calcext:value-type="float">
            <text:p>-2.1669585098</text:p>
          </table:table-cell>
          <table:table-cell table:style-name="ce2" table:formula="of:=13.8*13.8/9.3*1E+045/[.B207]/([.B207]*[.B207]+1/9.3/9.3*1E+030)" office:value-type="float" office:value="0.0439180735015629" calcext:value-type="float">
            <text:p>0.0439180735</text:p>
          </table:table-cell>
          <table:table-cell table:formula="of:=[.B207]/[.J207]*2.20084" office:value-type="float" office:value="56922492.9188387" calcext:value-type="float">
            <text:p>56922492.9188387</text:p>
          </table:table-cell>
          <table:table-cell table:formula="of:=[.B207]/[.J207]" office:value-type="float" office:value="25863985.0778969" calcext:value-type="float">
            <text:p>25863985.0778969</text:p>
          </table:table-cell>
          <table:table-cell table:formula="of:=([.B207]/[.J207])*SQRT(SQRT(8.3*8.3*([.D207]*[.D207]+[.E207]*[.E207])/((8.3+[.D207])*(8.3+[.D207])+[.E207]*[.E207])))*COS((ATAN([.E207]/[.D207])-ATAN([.E207]/(8.3+[.D207])))/2)" office:value-type="float" office:value="44291462.6471865" calcext:value-type="float">
            <text:p>44291462.6471865</text:p>
          </table:table-cell>
          <table:table-cell table:style-name="ce2" table:formula="of:=([.B207]/[.J207])*SQRT(SQRT(8.3*8.3*([.D207]*[.D207]+[.E207]*[.E207])/((8.3+[.D207])*(8.3+[.D207])+[.E207]*[.E207])))*SIN((ATAN([.E207]/[.D207])-ATAN([.E207]/(8.3+[.D207])))/2)" office:value-type="float" office:value="-607388.066896437" calcext:value-type="float">
            <text:p>-607388.06689643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209.68" calcext:value-type="float">
            <text:p>1209.68</text:p>
          </table:table-cell>
          <table:table-cell table:style-name="ce1" table:formula="of:=[.A208]*1000000000000*2*PI()" office:value-type="float" office:value="7.600643602389E+015" calcext:value-type="float">
            <text:p>7.60E+15</text:p>
          </table:table-cell>
          <table:table-cell table:style-name="ce1" table:formula="of:=[.J208]/([.A208]*1000000000000)*1000000" office:value-type="float" office:value="0.24782790324714" calcext:value-type="float">
            <text:p>2.48E-01</text:p>
          </table:table-cell>
          <table:table-cell table:style-name="ce2" table:formula="of:=1-13.8*13.8*1E+030/([.B208]*[.B208]+1/9.3/9.3*1E+030)" office:value-type="float" office:value="-2.29587342312803" calcext:value-type="float">
            <text:p>-2.2958734231</text:p>
          </table:table-cell>
          <table:table-cell table:style-name="ce2" table:formula="of:=13.8*13.8/9.3*1E+045/[.B208]/([.B208]*[.B208]+1/9.3/9.3*1E+030)" office:value-type="float" office:value="0.0466269713821084" calcext:value-type="float">
            <text:p>0.0466269714</text:p>
          </table:table-cell>
          <table:table-cell table:formula="of:=[.B208]/[.J208]*2.20084" office:value-type="float" office:value="55797936.2705709" calcext:value-type="float">
            <text:p>55797936.2705709</text:p>
          </table:table-cell>
          <table:table-cell table:formula="of:=[.B208]/[.J208]" office:value-type="float" office:value="25353018.0615451" calcext:value-type="float">
            <text:p>25353018.0615451</text:p>
          </table:table-cell>
          <table:table-cell table:formula="of:=([.B208]/[.J208])*SQRT(SQRT(8.3*8.3*([.D208]*[.D208]+[.E208]*[.E208])/((8.3+[.D208])*(8.3+[.D208])+[.E208]*[.E208])))*COS((ATAN([.E208]/[.D208])-ATAN([.E208]/(8.3+[.D208])))/2)" office:value-type="float" office:value="45166163.9449374" calcext:value-type="float">
            <text:p>45166163.9449374</text:p>
          </table:table-cell>
          <table:table-cell table:style-name="ce2" table:formula="of:=([.B208]/[.J208])*SQRT(SQRT(8.3*8.3*([.D208]*[.D208]+[.E208]*[.E208])/((8.3+[.D208])*(8.3+[.D208])+[.E208]*[.E208])))*SIN((ATAN([.E208]/[.D208])-ATAN([.E208]/(8.3+[.D208])))/2)" office:value-type="float" office:value="-633991.81634534" calcext:value-type="float">
            <text:p>-633991.8163453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185.77" calcext:value-type="float">
            <text:p>1185.77</text:p>
          </table:table-cell>
          <table:table-cell table:style-name="ce1" table:formula="of:=[.A209]*1000000000000*2*PI()" office:value-type="float" office:value="7.45041264169434E+015" calcext:value-type="float">
            <text:p>7.45E+15</text:p>
          </table:table-cell>
          <table:table-cell table:style-name="ce1" table:formula="of:=[.J209]/([.A209]*1000000000000)*1000000" office:value-type="float" office:value="0.252825133035918" calcext:value-type="float">
            <text:p>2.53E-01</text:p>
          </table:table-cell>
          <table:table-cell table:style-name="ce2" table:formula="of:=1-13.8*13.8*1E+030/([.B209]*[.B209]+1/9.3/9.3*1E+030)" office:value-type="float" office:value="-2.43010226497576" calcext:value-type="float">
            <text:p>-2.430102265</text:p>
          </table:table-cell>
          <table:table-cell table:style-name="ce2" table:formula="of:=13.8*13.8/9.3*1E+045/[.B209]/([.B209]*[.B209]+1/9.3/9.3*1E+030)" office:value-type="float" office:value="0.0495043990544865" calcext:value-type="float">
            <text:p>0.0495043991</text:p>
          </table:table-cell>
          <table:table-cell table:formula="of:=[.B209]/[.J209]*2.20084" office:value-type="float" office:value="54695058.9342263" calcext:value-type="float">
            <text:p>54695058.9342263</text:p>
          </table:table-cell>
          <table:table-cell table:formula="of:=[.B209]/[.J209]" office:value-type="float" office:value="24851901.5167965" calcext:value-type="float">
            <text:p>24851901.5167965</text:p>
          </table:table-cell>
          <table:table-cell table:formula="of:=([.B209]/[.J209])*SQRT(SQRT(8.3*8.3*([.D209]*[.D209]+[.E209]*[.E209])/((8.3+[.D209])*(8.3+[.D209])+[.E209]*[.E209])))*COS((ATAN([.E209]/[.D209])-ATAN([.E209]/(8.3+[.D209])))/2)" office:value-type="float" office:value="46066791.8101113" calcext:value-type="float">
            <text:p>46066791.8101113</text:p>
          </table:table-cell>
          <table:table-cell table:style-name="ce2" table:formula="of:=([.B209]/[.J209])*SQRT(SQRT(8.3*8.3*([.D209]*[.D209]+[.E209]*[.E209])/((8.3+[.D209])*(8.3+[.D209])+[.E209]*[.E209])))*SIN((ATAN([.E209]/[.D209])-ATAN([.E209]/(8.3+[.D209])))/2)" office:value-type="float" office:value="-663451.687669708" calcext:value-type="float">
            <text:p>-663451.68766970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161.44" calcext:value-type="float">
            <text:p>1161.44</text:p>
          </table:table-cell>
          <table:table-cell table:style-name="ce1" table:formula="of:=[.A210]*1000000000000*2*PI()" office:value-type="float" office:value="7.29754274317066E+015" calcext:value-type="float">
            <text:p>7.30E+15</text:p>
          </table:table-cell>
          <table:table-cell table:style-name="ce1" table:formula="of:=[.J210]/([.A210]*1000000000000)*1000000" office:value-type="float" office:value="0.258121347637416" calcext:value-type="float">
            <text:p>2.58E-01</text:p>
          </table:table-cell>
          <table:table-cell table:style-name="ce2" table:formula="of:=1-13.8*13.8*1E+030/([.B210]*[.B210]+1/9.3/9.3*1E+030)" office:value-type="float" office:value="-2.57528443591103" calcext:value-type="float">
            <text:p>-2.5752844359</text:p>
          </table:table-cell>
          <table:table-cell table:style-name="ce2" table:formula="of:=13.8*13.8/9.3*1E+045/[.B210]/([.B210]*[.B210]+1/9.3/9.3*1E+030)" office:value-type="float" office:value="0.0526806351380229" calcext:value-type="float">
            <text:p>0.0526806351</text:p>
          </table:table-cell>
          <table:table-cell table:formula="of:=[.B210]/[.J210]*2.20084" office:value-type="float" office:value="53572808.5957376" calcext:value-type="float">
            <text:p>53572808.5957376</text:p>
          </table:table-cell>
          <table:table-cell table:formula="of:=[.B210]/[.J210]" office:value-type="float" office:value="24341982.4229556" calcext:value-type="float">
            <text:p>24341982.4229556</text:p>
          </table:table-cell>
          <table:table-cell table:formula="of:=([.B210]/[.J210])*SQRT(SQRT(8.3*8.3*([.D210]*[.D210]+[.E210]*[.E210])/((8.3+[.D210])*(8.3+[.D210])+[.E210]*[.E210])))*COS((ATAN([.E210]/[.D210])-ATAN([.E210]/(8.3+[.D210])))/2)" office:value-type="float" office:value="47034780.4975669" calcext:value-type="float">
            <text:p>47034780.4975669</text:p>
          </table:table-cell>
          <table:table-cell table:style-name="ce2" table:formula="of:=([.B210]/[.J210])*SQRT(SQRT(8.3*8.3*([.D210]*[.D210]+[.E210]*[.E210])/((8.3+[.D210])*(8.3+[.D210])+[.E210]*[.E210])))*SIN((ATAN([.E210]/[.D210])-ATAN([.E210]/(8.3+[.D210])))/2)" office:value-type="float" office:value="-697469.717732464" calcext:value-type="float">
            <text:p>-697469.71773246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137.23" calcext:value-type="float">
            <text:p>1137.23</text:p>
          </table:table-cell>
          <table:table-cell table:style-name="ce1" table:formula="of:=[.A211]*1000000000000*2*PI()" office:value-type="float" office:value="7.14542682688384E+015" calcext:value-type="float">
            <text:p>7.15E+15</text:p>
          </table:table-cell>
          <table:table-cell table:style-name="ce1" table:formula="of:=[.J211]/([.A211]*1000000000000)*1000000" office:value-type="float" office:value="0.263616381910431" calcext:value-type="float">
            <text:p>2.64E-01</text:p>
          </table:table-cell>
          <table:table-cell table:style-name="ce2" table:formula="of:=1-13.8*13.8*1E+030/([.B211]*[.B211]+1/9.3/9.3*1E+030)" office:value-type="float" office:value="-2.72909531840066" calcext:value-type="float">
            <text:p>-2.7290953184</text:p>
          </table:table-cell>
          <table:table-cell table:style-name="ce2" table:formula="of:=13.8*13.8/9.3*1E+045/[.B211]/([.B211]*[.B211]+1/9.3/9.3*1E+030)" office:value-type="float" office:value="0.0561167304543997" calcext:value-type="float">
            <text:p>0.0561167305</text:p>
          </table:table-cell>
          <table:table-cell table:formula="of:=[.B211]/[.J211]*2.20084" office:value-type="float" office:value="52456093.4007187" calcext:value-type="float">
            <text:p>52456093.4007187</text:p>
          </table:table-cell>
          <table:table-cell table:formula="of:=[.B211]/[.J211]" office:value-type="float" office:value="23834578.3431411" calcext:value-type="float">
            <text:p>23834578.3431411</text:p>
          </table:table-cell>
          <table:table-cell table:formula="of:=([.B211]/[.J211])*SQRT(SQRT(8.3*8.3*([.D211]*[.D211]+[.E211]*[.E211])/((8.3+[.D211])*(8.3+[.D211])+[.E211]*[.E211])))*COS((ATAN([.E211]/[.D211])-ATAN([.E211]/(8.3+[.D211])))/2)" office:value-type="float" office:value="48059245.296578" calcext:value-type="float">
            <text:p>48059245.296578</text:p>
          </table:table-cell>
          <table:table-cell table:style-name="ce2" table:formula="of:=([.B211]/[.J211])*SQRT(SQRT(8.3*8.3*([.D211]*[.D211]+[.E211]*[.E211])/((8.3+[.D211])*(8.3+[.D211])+[.E211]*[.E211])))*SIN((ATAN([.E211]/[.D211])-ATAN([.E211]/(8.3+[.D211])))/2)" office:value-type="float" office:value="-736141.036037807" calcext:value-type="float">
            <text:p>-736141.03603780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113.17" calcext:value-type="float">
            <text:p>1113.17</text:p>
          </table:table-cell>
          <table:table-cell table:style-name="ce1" table:formula="of:=[.A212]*1000000000000*2*PI()" office:value-type="float" office:value="6.9942533883931E+015" calcext:value-type="float">
            <text:p>6.99E+15</text:p>
          </table:table-cell>
          <table:table-cell table:style-name="ce1" table:formula="of:=[.J212]/([.A212]*1000000000000)*1000000" office:value-type="float" office:value="0.269314173037362" calcext:value-type="float">
            <text:p>2.69E-01</text:p>
          </table:table-cell>
          <table:table-cell table:style-name="ce2" table:formula="of:=1-13.8*13.8*1E+030/([.B212]*[.B212]+1/9.3/9.3*1E+030)" office:value-type="float" office:value="-2.89199986560096" calcext:value-type="float">
            <text:p>-2.8919998656</text:p>
          </table:table-cell>
          <table:table-cell table:style-name="ce2" table:formula="of:=13.8*13.8/9.3*1E+045/[.B212]/([.B212]*[.B212]+1/9.3/9.3*1E+030)" office:value-type="float" office:value="0.0598340646192333" calcext:value-type="float">
            <text:p>0.0598340646</text:p>
          </table:table-cell>
          <table:table-cell table:formula="of:=[.B212]/[.J212]*2.20084" office:value-type="float" office:value="51346297.1350369" calcext:value-type="float">
            <text:p>51346297.1350369</text:p>
          </table:table-cell>
          <table:table-cell table:formula="of:=[.B212]/[.J212]" office:value-type="float" office:value="23330318.0308595" calcext:value-type="float">
            <text:p>23330318.0308595</text:p>
          </table:table-cell>
          <table:table-cell table:formula="of:=([.B212]/[.J212])*SQRT(SQRT(8.3*8.3*([.D212]*[.D212]+[.E212]*[.E212])/((8.3+[.D212])*(8.3+[.D212])+[.E212]*[.E212])))*COS((ATAN([.E212]/[.D212])-ATAN([.E212]/(8.3+[.D212])))/2)" office:value-type="float" office:value="49149481.5578012" calcext:value-type="float">
            <text:p>49149481.5578012</text:p>
          </table:table-cell>
          <table:table-cell table:style-name="ce2" table:formula="of:=([.B212]/[.J212])*SQRT(SQRT(8.3*8.3*([.D212]*[.D212]+[.E212]*[.E212])/((8.3+[.D212])*(8.3+[.D212])+[.E212]*[.E212])))*SIN((ATAN([.E212]/[.D212])-ATAN([.E212]/(8.3+[.D212])))/2)" office:value-type="float" office:value="-780316.023434495" calcext:value-type="float">
            <text:p>-780316.02343449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088.93" calcext:value-type="float">
            <text:p>1088.93</text:p>
          </table:table-cell>
          <table:table-cell table:style-name="ce1" table:formula="of:=[.A213]*1000000000000*2*PI()" office:value-type="float" office:value="6.84194897654707E+015" calcext:value-type="float">
            <text:p>6.84E+15</text:p>
          </table:table-cell>
          <table:table-cell table:style-name="ce1" table:formula="of:=[.J213]/([.A213]*1000000000000)*1000000" office:value-type="float" office:value="0.275309209958399" calcext:value-type="float">
            <text:p>2.75E-01</text:p>
          </table:table-cell>
          <table:table-cell table:style-name="ce2" table:formula="of:=1-13.8*13.8*1E+030/([.B213]*[.B213]+1/9.3/9.3*1E+030)" office:value-type="float" office:value="-3.06716000878206" calcext:value-type="float">
            <text:p>-3.0671600088</text:p>
          </table:table-cell>
          <table:table-cell table:style-name="ce2" table:formula="of:=13.8*13.8/9.3*1E+045/[.B213]/([.B213]*[.B213]+1/9.3/9.3*1E+030)" office:value-type="float" office:value="0.0639187802629711" calcext:value-type="float">
            <text:p>0.0639187803</text:p>
          </table:table-cell>
          <table:table-cell table:formula="of:=[.B213]/[.J213]*2.20084" office:value-type="float" office:value="50228198.1541505" calcext:value-type="float">
            <text:p>50228198.1541505</text:p>
          </table:table-cell>
          <table:table-cell table:formula="of:=[.B213]/[.J213]" office:value-type="float" office:value="22822285.1975385" calcext:value-type="float">
            <text:p>22822285.1975385</text:p>
          </table:table-cell>
          <table:table-cell table:formula="of:=([.B213]/[.J213])*SQRT(SQRT(8.3*8.3*([.D213]*[.D213]+[.E213]*[.E213])/((8.3+[.D213])*(8.3+[.D213])+[.E213]*[.E213])))*COS((ATAN([.E213]/[.D213])-ATAN([.E213]/(8.3+[.D213])))/2)" office:value-type="float" office:value="50334910.818152" calcext:value-type="float">
            <text:p>50334910.818152</text:p>
          </table:table-cell>
          <table:table-cell table:style-name="ce2" table:formula="of:=([.B213]/[.J213])*SQRT(SQRT(8.3*8.3*([.D213]*[.D213]+[.E213]*[.E213])/((8.3+[.D213])*(8.3+[.D213])+[.E213]*[.E213])))*SIN((ATAN([.E213]/[.D213])-ATAN([.E213]/(8.3+[.D213])))/2)" office:value-type="float" office:value="-831886.193855429" calcext:value-type="float">
            <text:p>-831886.19385542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064.58" calcext:value-type="float">
            <text:p>1064.58</text:p>
          </table:table-cell>
          <table:table-cell table:style-name="ce1" table:formula="of:=[.A214]*1000000000000*2*PI()" office:value-type="float" office:value="6.68895341431724E+015" calcext:value-type="float">
            <text:p>6.69E+15</text:p>
          </table:table-cell>
          <table:table-cell table:style-name="ce1" table:formula="of:=[.J214]/([.A214]*1000000000000)*1000000" office:value-type="float" office:value="0.281606321741908" calcext:value-type="float">
            <text:p>2.82E-01</text:p>
          </table:table-cell>
          <table:table-cell table:style-name="ce2" table:formula="of:=1-13.8*13.8*1E+030/([.B214]*[.B214]+1/9.3/9.3*1E+030)" office:value-type="float" office:value="-3.25529444545799" calcext:value-type="float">
            <text:p>-3.2552944455</text:p>
          </table:table-cell>
          <table:table-cell table:style-name="ce2" table:formula="of:=13.8*13.8/9.3*1E+045/[.B214]/([.B214]*[.B214]+1/9.3/9.3*1E+030)" office:value-type="float" office:value="0.0684051022904408" calcext:value-type="float">
            <text:p>0.0684051023</text:p>
          </table:table-cell>
          <table:table-cell table:formula="of:=[.B214]/[.J214]*2.20084" office:value-type="float" office:value="49105025.2917502" calcext:value-type="float">
            <text:p>49105025.2917502</text:p>
          </table:table-cell>
          <table:table-cell table:formula="of:=[.B214]/[.J214]" office:value-type="float" office:value="22311946.9346932" calcext:value-type="float">
            <text:p>22311946.9346932</text:p>
          </table:table-cell>
          <table:table-cell table:formula="of:=([.B214]/[.J214])*SQRT(SQRT(8.3*8.3*([.D214]*[.D214]+[.E214]*[.E214])/((8.3+[.D214])*(8.3+[.D214])+[.E214]*[.E214])))*COS((ATAN([.E214]/[.D214])-ATAN([.E214]/(8.3+[.D214])))/2)" office:value-type="float" office:value="51631748.6904357" calcext:value-type="float">
            <text:p>51631748.6904357</text:p>
          </table:table-cell>
          <table:table-cell table:style-name="ce2" table:formula="of:=([.B214]/[.J214])*SQRT(SQRT(8.3*8.3*([.D214]*[.D214]+[.E214]*[.E214])/((8.3+[.D214])*(8.3+[.D214])+[.E214]*[.E214])))*SIN((ATAN([.E214]/[.D214])-ATAN([.E214]/(8.3+[.D214])))/2)" office:value-type="float" office:value="-892526.865374902" calcext:value-type="float">
            <text:p>-892526.86537490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040.58" calcext:value-type="float">
            <text:p>1040.58</text:p>
          </table:table-cell>
          <table:table-cell table:style-name="ce1" table:formula="of:=[.A215]*1000000000000*2*PI()" office:value-type="float" office:value="6.53815696694493E+015" calcext:value-type="float">
            <text:p>6.54E+15</text:p>
          </table:table-cell>
          <table:table-cell table:style-name="ce1" table:formula="of:=[.J215]/([.A215]*1000000000000)*1000000" office:value-type="float" office:value="0.288101306963424" calcext:value-type="float">
            <text:p>2.88E-01</text:p>
          </table:table-cell>
          <table:table-cell table:style-name="ce2" table:formula="of:=1-13.8*13.8*1E+030/([.B215]*[.B215]+1/9.3/9.3*1E+030)" office:value-type="float" office:value="-3.45379310108907" calcext:value-type="float">
            <text:p>-3.4537931011</text:p>
          </table:table-cell>
          <table:table-cell table:style-name="ce2" table:formula="of:=13.8*13.8/9.3*1E+045/[.B215]/([.B215]*[.B215]+1/9.3/9.3*1E+030)" office:value-type="float" office:value="0.0732473212878289" calcext:value-type="float">
            <text:p>0.0732473213</text:p>
          </table:table-cell>
          <table:table-cell table:formula="of:=[.B215]/[.J215]*2.20084" office:value-type="float" office:value="47997996.5978033" calcext:value-type="float">
            <text:p>47997996.5978033</text:p>
          </table:table-cell>
          <table:table-cell table:formula="of:=[.B215]/[.J215]" office:value-type="float" office:value="21808944.1294248" calcext:value-type="float">
            <text:p>21808944.1294248</text:p>
          </table:table-cell>
          <table:table-cell table:formula="of:=([.B215]/[.J215])*SQRT(SQRT(8.3*8.3*([.D215]*[.D215]+[.E215]*[.E215])/((8.3+[.D215])*(8.3+[.D215])+[.E215]*[.E215])))*COS((ATAN([.E215]/[.D215])-ATAN([.E215]/(8.3+[.D215])))/2)" office:value-type="float" office:value="53036307.9782192" calcext:value-type="float">
            <text:p>53036307.9782192</text:p>
          </table:table-cell>
          <table:table-cell table:style-name="ce2" table:formula="of:=([.B215]/[.J215])*SQRT(SQRT(8.3*8.3*([.D215]*[.D215]+[.E215]*[.E215])/((8.3+[.D215])*(8.3+[.D215])+[.E215]*[.E215])))*SIN((ATAN([.E215]/[.D215])-ATAN([.E215]/(8.3+[.D215])))/2)" office:value-type="float" office:value="-963187.47882251" calcext:value-type="float">
            <text:p>-963187.4788225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016.26" calcext:value-type="float">
            <text:p>1016.26</text:p>
          </table:table-cell>
          <table:table-cell table:style-name="ce1" table:formula="of:=[.A216]*1000000000000*2*PI()" office:value-type="float" office:value="6.38534990027433E+015" calcext:value-type="float">
            <text:p>6.39E+15</text:p>
          </table:table-cell>
          <table:table-cell table:style-name="ce1" table:formula="of:=[.J216]/([.A216]*1000000000000)*1000000" office:value-type="float" office:value="0.294995825871332" calcext:value-type="float">
            <text:p>2.95E-01</text:p>
          </table:table-cell>
          <table:table-cell table:style-name="ce2" table:formula="of:=1-13.8*13.8*1E+030/([.B216]*[.B216]+1/9.3/9.3*1E+030)" office:value-type="float" office:value="-3.6694489878318" calcext:value-type="float">
            <text:p>-3.6694489878</text:p>
          </table:table-cell>
          <table:table-cell table:style-name="ce2" table:formula="of:=13.8*13.8/9.3*1E+045/[.B216]/([.B216]*[.B216]+1/9.3/9.3*1E+030)" office:value-type="float" office:value="0.0786317581425884" calcext:value-type="float">
            <text:p>0.0786317581</text:p>
          </table:table-cell>
          <table:table-cell table:formula="of:=[.B216]/[.J216]*2.20084" office:value-type="float" office:value="46876207.5212705" calcext:value-type="float">
            <text:p>46876207.5212705</text:p>
          </table:table-cell>
          <table:table-cell table:formula="of:=[.B216]/[.J216]" office:value-type="float" office:value="21299234.6200862" calcext:value-type="float">
            <text:p>21299234.6200862</text:p>
          </table:table-cell>
          <table:table-cell table:formula="of:=([.B216]/[.J216])*SQRT(SQRT(8.3*8.3*([.D216]*[.D216]+[.E216]*[.E216])/((8.3+[.D216])*(8.3+[.D216])+[.E216]*[.E216])))*COS((ATAN([.E216]/[.D216])-ATAN([.E216]/(8.3+[.D216])))/2)" office:value-type="float" office:value="54616718.2402418" calcext:value-type="float">
            <text:p>54616718.2402418</text:p>
          </table:table-cell>
          <table:table-cell table:style-name="ce2" table:formula="of:=([.B216]/[.J216])*SQRT(SQRT(8.3*8.3*([.D216]*[.D216]+[.E216]*[.E216])/((8.3+[.D216])*(8.3+[.D216])+[.E216]*[.E216])))*SIN((ATAN([.E216]/[.D216])-ATAN([.E216]/(8.3+[.D216])))/2)" office:value-type="float" office:value="-1048904.64713818" calcext:value-type="float">
            <text:p>-1048904.6471381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992.063" calcext:value-type="float">
            <text:p>992.063</text:p>
          </table:table-cell>
          <table:table-cell table:style-name="ce1" table:formula="of:=[.A217]*1000000000000*2*PI()" office:value-type="float" office:value="6.2333156653965E+015" calcext:value-type="float">
            <text:p>6.23E+15</text:p>
          </table:table-cell>
          <table:table-cell table:style-name="ce1" table:formula="of:=[.J217]/([.A217]*1000000000000)*1000000" office:value-type="float" office:value="0.30219094755071" calcext:value-type="float">
            <text:p>3.02E-01</text:p>
          </table:table-cell>
          <table:table-cell table:style-name="ce2" table:formula="of:=1-13.8*13.8*1E+030/([.B217]*[.B217]+1/9.3/9.3*1E+030)" office:value-type="float" office:value="-3.89993947241001" calcext:value-type="float">
            <text:p>-3.8999394724</text:p>
          </table:table-cell>
          <table:table-cell table:style-name="ce2" table:formula="of:=13.8*13.8/9.3*1E+045/[.B217]/([.B217]*[.B217]+1/9.3/9.3*1E+030)" office:value-type="float" office:value="0.084525674676157" calcext:value-type="float">
            <text:p>0.0845256747</text:p>
          </table:table-cell>
          <table:table-cell table:formula="of:=[.B217]/[.J217]*2.20084" office:value-type="float" office:value="45760091.966794" calcext:value-type="float">
            <text:p>45760091.966794</text:p>
          </table:table-cell>
          <table:table-cell table:formula="of:=[.B217]/[.J217]" office:value-type="float" office:value="20792103.0001245" calcext:value-type="float">
            <text:p>20792103.0001245</text:p>
          </table:table-cell>
          <table:table-cell table:formula="of:=([.B217]/[.J217])*SQRT(SQRT(8.3*8.3*([.D217]*[.D217]+[.E217]*[.E217])/((8.3+[.D217])*(8.3+[.D217])+[.E217]*[.E217])))*COS((ATAN([.E217]/[.D217])-ATAN([.E217]/(8.3+[.D217])))/2)" office:value-type="float" office:value="56384181.7980491" calcext:value-type="float">
            <text:p>56384181.7980491</text:p>
          </table:table-cell>
          <table:table-cell table:style-name="ce2" table:formula="of:=([.B217]/[.J217])*SQRT(SQRT(8.3*8.3*([.D217]*[.D217]+[.E217]*[.E217])/((8.3+[.D217])*(8.3+[.D217])+[.E217]*[.E217])))*SIN((ATAN([.E217]/[.D217])-ATAN([.E217]/(8.3+[.D217])))/2)" office:value-type="float" office:value="-1152595.31308862" calcext:value-type="float">
            <text:p>-1152595.3130886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967.742" calcext:value-type="float">
            <text:p>967.742</text:p>
          </table:table-cell>
          <table:table-cell table:style-name="ce1" table:formula="of:=[.A218]*1000000000000*2*PI()" office:value-type="float" office:value="6.08050231554059E+015" calcext:value-type="float">
            <text:p>6.08E+15</text:p>
          </table:table-cell>
          <table:table-cell table:style-name="ce1" table:formula="of:=[.J218]/([.A218]*1000000000000)*1000000" office:value-type="float" office:value="0.309785519280965" calcext:value-type="float">
            <text:p>3.10E-01</text:p>
          </table:table-cell>
          <table:table-cell table:style-name="ce2" table:formula="of:=1-13.8*13.8*1E+030/([.B218]*[.B218]+1/9.3/9.3*1E+030)" office:value-type="float" office:value="-4.14924392411272" calcext:value-type="float">
            <text:p>-4.1492439241</text:p>
          </table:table-cell>
          <table:table-cell table:style-name="ce2" table:formula="of:=13.8*13.8/9.3*1E+045/[.B218]/([.B218]*[.B218]+1/9.3/9.3*1E+030)" office:value-type="float" office:value="0.0910586187859195" calcext:value-type="float">
            <text:p>0.0910586188</text:p>
          </table:table-cell>
          <table:table-cell table:formula="of:=[.B218]/[.J218]*2.20084" office:value-type="float" office:value="44638256.7640656" calcext:value-type="float">
            <text:p>44638256.7640656</text:p>
          </table:table-cell>
          <table:table-cell table:formula="of:=[.B218]/[.J218]" office:value-type="float" office:value="20282372.5323357" calcext:value-type="float">
            <text:p>20282372.5323357</text:p>
          </table:table-cell>
          <table:table-cell table:formula="of:=([.B218]/[.J218])*SQRT(SQRT(8.3*8.3*([.D218]*[.D218]+[.E218]*[.E218])/((8.3+[.D218])*(8.3+[.D218])+[.E218]*[.E218])))*COS((ATAN([.E218]/[.D218])-ATAN([.E218]/(8.3+[.D218])))/2)" office:value-type="float" office:value="58408250.4448061" calcext:value-type="float">
            <text:p>58408250.4448061</text:p>
          </table:table-cell>
          <table:table-cell table:style-name="ce2" table:formula="of:=([.B218]/[.J218])*SQRT(SQRT(8.3*8.3*([.D218]*[.D218]+[.E218]*[.E218])/((8.3+[.D218])*(8.3+[.D218])+[.E218]*[.E218])))*SIN((ATAN([.E218]/[.D218])-ATAN([.E218]/(8.3+[.D218])))/2)" office:value-type="float" office:value="-1281584.28618211" calcext:value-type="float">
            <text:p>-1281584.2861821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943.693" calcext:value-type="float">
            <text:p>943.693</text:p>
          </table:table-cell>
          <table:table-cell table:style-name="ce1" table:formula="of:=[.A219]*1000000000000*2*PI()" office:value-type="float" office:value="5.92939799208823E+015" calcext:value-type="float">
            <text:p>5.93E+15</text:p>
          </table:table-cell>
          <table:table-cell table:style-name="ce1" table:formula="of:=[.J219]/([.A219]*1000000000000)*1000000" office:value-type="float" office:value="0.317680069683679" calcext:value-type="float">
            <text:p>3.18E-01</text:p>
          </table:table-cell>
          <table:table-cell table:style-name="ce2" table:formula="of:=1-13.8*13.8*1E+030/([.B219]*[.B219]+1/9.3/9.3*1E+030)" office:value-type="float" office:value="-4.41494649414728" calcext:value-type="float">
            <text:p>-4.4149464941</text:p>
          </table:table-cell>
          <table:table-cell table:style-name="ce2" table:formula="of:=13.8*13.8/9.3*1E+045/[.B219]/([.B219]*[.B219]+1/9.3/9.3*1E+030)" office:value-type="float" office:value="0.0981975424782665" calcext:value-type="float">
            <text:p>0.0981975425</text:p>
          </table:table-cell>
          <table:table-cell table:formula="of:=[.B219]/[.J219]*2.20084" office:value-type="float" office:value="43528967.8865352" calcext:value-type="float">
            <text:p>43528967.8865352</text:p>
          </table:table-cell>
          <table:table-cell table:formula="of:=[.B219]/[.J219]" office:value-type="float" office:value="19778342.7630065" calcext:value-type="float">
            <text:p>19778342.7630065</text:p>
          </table:table-cell>
          <table:table-cell table:formula="of:=([.B219]/[.J219])*SQRT(SQRT(8.3*8.3*([.D219]*[.D219]+[.E219]*[.E219])/((8.3+[.D219])*(8.3+[.D219])+[.E219]*[.E219])))*COS((ATAN([.E219]/[.D219])-ATAN([.E219]/(8.3+[.D219])))/2)" office:value-type="float" office:value="60723246.3902226" calcext:value-type="float">
            <text:p>60723246.3902226</text:p>
          </table:table-cell>
          <table:table-cell table:style-name="ce2" table:formula="of:=([.B219]/[.J219])*SQRT(SQRT(8.3*8.3*([.D219]*[.D219]+[.E219]*[.E219])/((8.3+[.D219])*(8.3+[.D219])+[.E219]*[.E219])))*SIN((ATAN([.E219]/[.D219])-ATAN([.E219]/(8.3+[.D219])))/2)" office:value-type="float" office:value="-1442714.01265703" calcext:value-type="float">
            <text:p>-1442714.0126570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919.399" calcext:value-type="float">
            <text:p>919.399</text:p>
          </table:table-cell>
          <table:table-cell table:style-name="ce1" table:formula="of:=[.A220]*1000000000000*2*PI()" office:value-type="float" office:value="5.7767542882356E+015" calcext:value-type="float">
            <text:p>5.78E+15</text:p>
          </table:table-cell>
          <table:table-cell table:style-name="ce1" table:formula="of:=[.J220]/([.A220]*1000000000000)*1000000" office:value-type="float" office:value="0.326074379023688" calcext:value-type="float">
            <text:p>3.26E-01</text:p>
          </table:table-cell>
          <table:table-cell table:style-name="ce2" table:formula="of:=1-13.8*13.8*1E+030/([.B220]*[.B220]+1/9.3/9.3*1E+030)" office:value-type="float" office:value="-4.70479362087543" calcext:value-type="float">
            <text:p>-4.7047936209</text:p>
          </table:table-cell>
          <table:table-cell table:style-name="ce2" table:formula="of:=13.8*13.8/9.3*1E+045/[.B220]/([.B220]*[.B220]+1/9.3/9.3*1E+030)" office:value-type="float" office:value="0.106187426070825" calcext:value-type="float">
            <text:p>0.1061874261</text:p>
          </table:table-cell>
          <table:table-cell table:formula="of:=[.B220]/[.J220]*2.20084" office:value-type="float" office:value="42408378.0910874" calcext:value-type="float">
            <text:p>42408378.0910874</text:p>
          </table:table-cell>
          <table:table-cell table:formula="of:=[.B220]/[.J220]" office:value-type="float" office:value="19269178.1733735" calcext:value-type="float">
            <text:p>19269178.1733735</text:p>
          </table:table-cell>
          <table:table-cell table:formula="of:=([.B220]/[.J220])*SQRT(SQRT(8.3*8.3*([.D220]*[.D220]+[.E220]*[.E220])/((8.3+[.D220])*(8.3+[.D220])+[.E220]*[.E220])))*COS((ATAN([.E220]/[.D220])-ATAN([.E220]/(8.3+[.D220])))/2)" office:value-type="float" office:value="63478096.8655174" calcext:value-type="float">
            <text:p>63478096.8655174</text:p>
          </table:table-cell>
          <table:table-cell table:style-name="ce2" table:formula="of:=([.B220]/[.J220])*SQRT(SQRT(8.3*8.3*([.D220]*[.D220]+[.E220]*[.E220])/((8.3+[.D220])*(8.3+[.D220])+[.E220]*[.E220])))*SIN((ATAN([.E220]/[.D220])-ATAN([.E220]/(8.3+[.D220])))/2)" office:value-type="float" office:value="-1653771.1844319" calcext:value-type="float">
            <text:p>-1653771.184431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895.255" calcext:value-type="float">
            <text:p>895.255</text:p>
          </table:table-cell>
          <table:table-cell table:style-name="ce1" table:formula="of:=[.A221]*1000000000000*2*PI()" office:value-type="float" office:value="5.62505306217906E+015" calcext:value-type="float">
            <text:p>5.63E+15</text:p>
          </table:table-cell>
          <table:table-cell table:style-name="ce1" table:formula="of:=[.J221]/([.A221]*1000000000000)*1000000" office:value-type="float" office:value="0.334868230839258" calcext:value-type="float">
            <text:p>3.35E-01</text:p>
          </table:table-cell>
          <table:table-cell table:style-name="ce2" table:formula="of:=1-13.8*13.8*1E+030/([.B221]*[.B221]+1/9.3/9.3*1E+030)" office:value-type="float" office:value="-5.01653238794262" calcext:value-type="float">
            <text:p>-5.0165323879</text:p>
          </table:table-cell>
          <table:table-cell table:style-name="ce2" table:formula="of:=13.8*13.8/9.3*1E+045/[.B221]/([.B221]*[.B221]+1/9.3/9.3*1E+030)" office:value-type="float" office:value="0.115010286888712" calcext:value-type="float">
            <text:p>0.1150102869</text:p>
          </table:table-cell>
          <table:table-cell table:formula="of:=[.B221]/[.J221]*2.20084" office:value-type="float" office:value="41294707.2249768" calcext:value-type="float">
            <text:p>41294707.2249768</text:p>
          </table:table-cell>
          <table:table-cell table:formula="of:=[.B221]/[.J221]" office:value-type="float" office:value="18763157.3512735" calcext:value-type="float">
            <text:p>18763157.3512735</text:p>
          </table:table-cell>
          <table:table-cell table:formula="of:=([.B221]/[.J221])*SQRT(SQRT(8.3*8.3*([.D221]*[.D221]+[.E221]*[.E221])/((8.3+[.D221])*(8.3+[.D221])+[.E221]*[.E221])))*COS((ATAN([.E221]/[.D221])-ATAN([.E221]/(8.3+[.D221])))/2)" office:value-type="float" office:value="66776260.8870592" calcext:value-type="float">
            <text:p>66776260.8870592</text:p>
          </table:table-cell>
          <table:table-cell table:style-name="ce2" table:formula="of:=([.B221]/[.J221])*SQRT(SQRT(8.3*8.3*([.D221]*[.D221]+[.E221]*[.E221])/((8.3+[.D221])*(8.3+[.D221])+[.E221]*[.E221])))*SIN((ATAN([.E221]/[.D221])-ATAN([.E221]/(8.3+[.D221])))/2)" office:value-type="float" office:value="-1934882.68692934" calcext:value-type="float">
            <text:p>-1934882.6869293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871.08" calcext:value-type="float">
            <text:p>871.08</text:p>
          </table:table-cell>
          <table:table-cell table:style-name="ce1" table:formula="of:=[.A222]*1000000000000*2*PI()" office:value-type="float" office:value="5.47315705737799E+015" calcext:value-type="float">
            <text:p>5.47E+15</text:p>
          </table:table-cell>
          <table:table-cell table:style-name="ce1" table:formula="of:=[.J222]/([.A222]*1000000000000)*1000000" office:value-type="float" office:value="0.344161796849887" calcext:value-type="float">
            <text:p>3.44E-01</text:p>
          </table:table-cell>
          <table:table-cell table:style-name="ce2" table:formula="of:=1-13.8*13.8*1E+030/([.B222]*[.B222]+1/9.3/9.3*1E+030)" office:value-type="float" office:value="-5.35498832539872" calcext:value-type="float">
            <text:p>-5.3549883254</text:p>
          </table:table-cell>
          <table:table-cell table:style-name="ce2" table:formula="of:=13.8*13.8/9.3*1E+045/[.B222]/([.B222]*[.B222]+1/9.3/9.3*1E+030)" office:value-type="float" office:value="0.124851538305247" calcext:value-type="float">
            <text:p>0.1248515383</text:p>
          </table:table-cell>
          <table:table-cell table:formula="of:=[.B222]/[.J222]*2.20084" office:value-type="float" office:value="40179606.4468032" calcext:value-type="float">
            <text:p>40179606.4468032</text:p>
          </table:table-cell>
          <table:table-cell table:formula="of:=[.B222]/[.J222]" office:value-type="float" office:value="18256486.8172167" calcext:value-type="float">
            <text:p>18256486.8172167</text:p>
          </table:table-cell>
          <table:table-cell table:formula="of:=([.B222]/[.J222])*SQRT(SQRT(8.3*8.3*([.D222]*[.D222]+[.E222]*[.E222])/((8.3+[.D222])*(8.3+[.D222])+[.E222]*[.E222])))*COS((ATAN([.E222]/[.D222])-ATAN([.E222]/(8.3+[.D222])))/2)" office:value-type="float" office:value="70863373.7159654" calcext:value-type="float">
            <text:p>70863373.7159654</text:p>
          </table:table-cell>
          <table:table-cell table:style-name="ce2" table:formula="of:=([.B222]/[.J222])*SQRT(SQRT(8.3*8.3*([.D222]*[.D222]+[.E222]*[.E222])/((8.3+[.D222])*(8.3+[.D222])+[.E222]*[.E222])))*SIN((ATAN([.E222]/[.D222])-ATAN([.E222]/(8.3+[.D222])))/2)" office:value-type="float" office:value="-2327977.57066431" calcext:value-type="float">
            <text:p>-2327977.5706643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846.979" calcext:value-type="float">
            <text:p>846.979</text:p>
          </table:table-cell>
          <table:table-cell table:style-name="ce1" table:formula="of:=[.A223]*1000000000000*2*PI()" office:value-type="float" office:value="5.32172600828966E+015" calcext:value-type="float">
            <text:p>5.32E+15</text:p>
          </table:table-cell>
          <table:table-cell table:style-name="ce1" table:formula="of:=[.J223]/([.A223]*1000000000000)*1000000" office:value-type="float" office:value="0.353955007148938" calcext:value-type="float">
            <text:p>3.54E-01</text:p>
          </table:table-cell>
          <table:table-cell table:style-name="ce2" table:formula="of:=1-13.8*13.8*1E+030/([.B223]*[.B223]+1/9.3/9.3*1E+030)" office:value-type="float" office:value="-5.72164985243949" calcext:value-type="float">
            <text:p>-5.7216498524</text:p>
          </table:table-cell>
          <table:table-cell table:style-name="ce2" table:formula="of:=13.8*13.8/9.3*1E+045/[.B223]/([.B223]*[.B223]+1/9.3/9.3*1E+030)" office:value-type="float" office:value="0.135812713304587" calcext:value-type="float">
            <text:p>0.1358127133</text:p>
          </table:table-cell>
          <table:table-cell table:formula="of:=[.B223]/[.J223]*2.20084" office:value-type="float" office:value="39067919.0071026" calcext:value-type="float">
            <text:p>39067919.0071026</text:p>
          </table:table-cell>
          <table:table-cell table:formula="of:=[.B223]/[.J223]" office:value-type="float" office:value="17751367.2084761" calcext:value-type="float">
            <text:p>17751367.2084761</text:p>
          </table:table-cell>
          <table:table-cell table:formula="of:=([.B223]/[.J223])*SQRT(SQRT(8.3*8.3*([.D223]*[.D223]+[.E223]*[.E223])/((8.3+[.D223])*(8.3+[.D223])+[.E223]*[.E223])))*COS((ATAN([.E223]/[.D223])-ATAN([.E223]/(8.3+[.D223])))/2)" office:value-type="float" office:value="76085916.2788185" calcext:value-type="float">
            <text:p>76085916.2788185</text:p>
          </table:table-cell>
          <table:table-cell table:style-name="ce2" table:formula="of:=([.B223]/[.J223])*SQRT(SQRT(8.3*8.3*([.D223]*[.D223]+[.E223]*[.E223])/((8.3+[.D223])*(8.3+[.D223])+[.E223]*[.E223])))*SIN((ATAN([.E223]/[.D223])-ATAN([.E223]/(8.3+[.D223])))/2)" office:value-type="float" office:value="-2906289.34107309" calcext:value-type="float">
            <text:p>-2906289.3410730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822.594" calcext:value-type="float">
            <text:p>822.594</text:p>
          </table:table-cell>
          <table:table-cell table:style-name="ce1" table:formula="of:=[.A224]*1000000000000*2*PI()" office:value-type="float" office:value="5.16851053457409E+015" calcext:value-type="float">
            <text:p>5.17E+15</text:p>
          </table:table-cell>
          <table:table-cell table:style-name="ce1" table:formula="of:=[.J224]/([.A224]*1000000000000)*1000000" office:value-type="float" office:value="0.364447659477215" calcext:value-type="float">
            <text:p>3.64E-01</text:p>
          </table:table-cell>
          <table:table-cell table:style-name="ce2" table:formula="of:=1-13.8*13.8*1E+030/([.B224]*[.B224]+1/9.3/9.3*1E+030)" office:value-type="float" office:value="-6.12589522216408" calcext:value-type="float">
            <text:p>-6.1258952222</text:p>
          </table:table-cell>
          <table:table-cell table:style-name="ce2" table:formula="of:=13.8*13.8/9.3*1E+045/[.B224]/([.B224]*[.B224]+1/9.3/9.3*1E+030)" office:value-type="float" office:value="0.148248762884442" calcext:value-type="float">
            <text:p>0.1482487629</text:p>
          </table:table-cell>
          <table:table-cell table:formula="of:=[.B224]/[.J224]*2.20084" office:value-type="float" office:value="37943131.727857" calcext:value-type="float">
            <text:p>37943131.727857</text:p>
          </table:table-cell>
          <table:table-cell table:formula="of:=[.B224]/[.J224]" office:value-type="float" office:value="17240295.3998732" calcext:value-type="float">
            <text:p>17240295.3998732</text:p>
          </table:table-cell>
          <table:table-cell table:formula="of:=([.B224]/[.J224])*SQRT(SQRT(8.3*8.3*([.D224]*[.D224]+[.E224]*[.E224])/((8.3+[.D224])*(8.3+[.D224])+[.E224]*[.E224])))*COS((ATAN([.E224]/[.D224])-ATAN([.E224]/(8.3+[.D224])))/2)" office:value-type="float" office:value="83200467.8862865" calcext:value-type="float">
            <text:p>83200467.8862865</text:p>
          </table:table-cell>
          <table:table-cell table:style-name="ce2" table:formula="of:=([.B224]/[.J224])*SQRT(SQRT(8.3*8.3*([.D224]*[.D224]+[.E224]*[.E224])/((8.3+[.D224])*(8.3+[.D224])+[.E224]*[.E224])))*SIN((ATAN([.E224]/[.D224])-ATAN([.E224]/(8.3+[.D224])))/2)" office:value-type="float" office:value="-3841539.6633228" calcext:value-type="float">
            <text:p>-3841539.663322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798.509" calcext:value-type="float">
            <text:p>798.509</text:p>
          </table:table-cell>
          <table:table-cell table:style-name="ce1" table:formula="of:=[.A225]*1000000000000*2*PI()" office:value-type="float" office:value="5.01718001645066E+015" calcext:value-type="float">
            <text:p>5.02E+15</text:p>
          </table:table-cell>
          <table:table-cell table:style-name="ce1" table:formula="of:=[.J225]/([.A225]*1000000000000)*1000000" office:value-type="float" office:value="0.375440299357928" calcext:value-type="float">
            <text:p>3.75E-01</text:p>
          </table:table-cell>
          <table:table-cell table:style-name="ce2" table:formula="of:=1-13.8*13.8*1E+030/([.B225]*[.B225]+1/9.3/9.3*1E+030)" office:value-type="float" office:value="-6.56204698031702" calcext:value-type="float">
            <text:p>-6.5620469803</text:p>
          </table:table-cell>
          <table:table-cell table:style-name="ce2" table:formula="of:=13.8*13.8/9.3*1E+045/[.B225]/([.B225]*[.B225]+1/9.3/9.3*1E+030)" office:value-type="float" office:value="0.162067800746786" calcext:value-type="float">
            <text:p>0.1620678007</text:p>
          </table:table-cell>
          <table:table-cell table:formula="of:=[.B225]/[.J225]*2.20084" office:value-type="float" office:value="36832182.3072856" calcext:value-type="float">
            <text:p>36832182.3072856</text:p>
          </table:table-cell>
          <table:table-cell table:formula="of:=[.B225]/[.J225]" office:value-type="float" office:value="16735511.1263361" calcext:value-type="float">
            <text:p>16735511.1263361</text:p>
          </table:table-cell>
          <table:table-cell table:formula="of:=([.B225]/[.J225])*SQRT(SQRT(8.3*8.3*([.D225]*[.D225]+[.E225]*[.E225])/((8.3+[.D225])*(8.3+[.D225])+[.E225]*[.E225])))*COS((ATAN([.E225]/[.D225])-ATAN([.E225]/(8.3+[.D225])))/2)" office:value-type="float" office:value="93336742.1625069" calcext:value-type="float">
            <text:p>93336742.1625069</text:p>
          </table:table-cell>
          <table:table-cell table:style-name="ce2" table:formula="of:=([.B225]/[.J225])*SQRT(SQRT(8.3*8.3*([.D225]*[.D225]+[.E225]*[.E225])/((8.3+[.D225])*(8.3+[.D225])+[.E225]*[.E225])))*SIN((ATAN([.E225]/[.D225])-ATAN([.E225]/(8.3+[.D225])))/2)" office:value-type="float" office:value="-5498090.77963621" calcext:value-type="float">
            <text:p>-5498090.7796362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774.194" calcext:value-type="float">
            <text:p>774.194</text:p>
          </table:table-cell>
          <table:table-cell table:style-name="ce1" table:formula="of:=[.A226]*1000000000000*2*PI()" office:value-type="float" office:value="4.86440436570659E+015" calcext:value-type="float">
            <text:p>4.86E+15</text:p>
          </table:table-cell>
          <table:table-cell table:style-name="ce1" table:formula="of:=[.J226]/([.A226]*1000000000000)*1000000" office:value-type="float" office:value="0.387231699031509" calcext:value-type="float">
            <text:p>3.87E-01</text:p>
          </table:table-cell>
          <table:table-cell table:style-name="ce2" table:formula="of:=1-13.8*13.8*1E+030/([.B226]*[.B226]+1/9.3/9.3*1E+030)" office:value-type="float" office:value="-7.04427073806837" calcext:value-type="float">
            <text:p>-7.0442707381</text:p>
          </table:table-cell>
          <table:table-cell table:style-name="ce2" table:formula="of:=13.8*13.8/9.3*1E+045/[.B226]/([.B226]*[.B226]+1/9.3/9.3*1E+030)" office:value-type="float" office:value="0.177817320097268" calcext:value-type="float">
            <text:p>0.1778173201</text:p>
          </table:table-cell>
          <table:table-cell table:formula="of:=[.B226]/[.J226]*2.20084" office:value-type="float" office:value="35710623.8617307" calcext:value-type="float">
            <text:p>35710623.8617307</text:p>
          </table:table-cell>
          <table:table-cell table:formula="of:=[.B226]/[.J226]" office:value-type="float" office:value="16225906.4092486" calcext:value-type="float">
            <text:p>16225906.4092486</text:p>
          </table:table-cell>
          <table:table-cell table:formula="of:=([.B226]/[.J226])*SQRT(SQRT(8.3*8.3*([.D226]*[.D226]+[.E226]*[.E226])/((8.3+[.D226])*(8.3+[.D226])+[.E226]*[.E226])))*COS((ATAN([.E226]/[.D226])-ATAN([.E226]/(8.3+[.D226])))/2)" office:value-type="float" office:value="109808421.103327" calcext:value-type="float">
            <text:p>109808421.103327</text:p>
          </table:table-cell>
          <table:table-cell table:style-name="ce2" table:formula="of:=([.B226]/[.J226])*SQRT(SQRT(8.3*8.3*([.D226]*[.D226]+[.E226]*[.E226])/((8.3+[.D226])*(8.3+[.D226])+[.E226]*[.E226])))*SIN((ATAN([.E226]/[.D226])-ATAN([.E226]/(8.3+[.D226])))/2)" office:value-type="float" office:value="-9129946.37301181" calcext:value-type="float">
            <text:p>-9129946.3730118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750" calcext:value-type="float">
            <text:p>750</text:p>
          </table:table-cell>
          <table:table-cell table:style-name="ce1" table:formula="of:=[.A227]*1000000000000*2*PI()" office:value-type="float" office:value="4.71238898038469E+015" calcext:value-type="float">
            <text:p>4.71E+15</text:p>
          </table:table-cell>
          <table:table-cell table:style-name="ce1" table:formula="of:=[.J227]/([.A227]*1000000000000)*1000000" office:value-type="float" office:value="0.399723277333333" calcext:value-type="float">
            <text:p>4.00E-01</text:p>
          </table:table-cell>
          <table:table-cell table:style-name="ce2" table:formula="of:=1-13.8*13.8*1E+030/([.B227]*[.B227]+1/9.3/9.3*1E+030)" office:value-type="float" office:value="-7.57136224242387" calcext:value-type="float">
            <text:p>-7.5713622424</text:p>
          </table:table-cell>
          <table:table-cell table:style-name="ce2" table:formula="of:=13.8*13.8/9.3*1E+045/[.B227]/([.B227]*[.B227]+1/9.3/9.3*1E+030)" office:value-type="float" office:value="0.195580597836988" calcext:value-type="float">
            <text:p>0.1955805978</text:p>
          </table:table-cell>
          <table:table-cell table:formula="of:=[.B227]/[.J227]*2.20084" office:value-type="float" office:value="34594646.685841" calcext:value-type="float">
            <text:p>34594646.685841</text:p>
          </table:table-cell>
          <table:table-cell table:formula="of:=[.B227]/[.J227]" office:value-type="float" office:value="15718837.6646376" calcext:value-type="float">
            <text:p>15718837.6646376</text:p>
          </table:table-cell>
          <table:table-cell table:formula="of:=([.B227]/[.J227])*SQRT(SQRT(8.3*8.3*([.D227]*[.D227]+[.E227]*[.E227])/((8.3+[.D227])*(8.3+[.D227])+[.E227]*[.E227])))*COS((ATAN([.E227]/[.D227])-ATAN([.E227]/(8.3+[.D227])))/2)" office:value-type="float" office:value="142000208.593208" calcext:value-type="float">
            <text:p>142000208.593208</text:p>
          </table:table-cell>
          <table:table-cell table:style-name="ce2" table:formula="of:=([.B227]/[.J227])*SQRT(SQRT(8.3*8.3*([.D227]*[.D227]+[.E227]*[.E227])/((8.3+[.D227])*(8.3+[.D227])+[.E227]*[.E227])))*SIN((ATAN([.E227]/[.D227])-ATAN([.E227]/(8.3+[.D227])))/2)" office:value-type="float" office:value="-20595191.619038" calcext:value-type="float">
            <text:p>-20595191.61903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725.865" calcext:value-type="float">
            <text:p>725.865</text:p>
          </table:table-cell>
          <table:table-cell table:style-name="ce1" table:formula="of:=[.A228]*1000000000000*2*PI()" office:value-type="float" office:value="4.56074430299591E+015" calcext:value-type="float">
            <text:p>4.56E+15</text:p>
          </table:table-cell>
          <table:table-cell table:style-name="ce1" table:formula="of:=[.J228]/([.A228]*1000000000000)*1000000" office:value-type="float" office:value="0.413014070109456" calcext:value-type="float">
            <text:p>4.13E-01</text:p>
          </table:table-cell>
          <table:table-cell table:style-name="ce2" table:formula="of:=1-13.8*13.8*1E+030/([.B228]*[.B228]+1/9.3/9.3*1E+030)" office:value-type="float" office:value="-8.15051180966315" calcext:value-type="float">
            <text:p>-8.1505118097</text:p>
          </table:table-cell>
          <table:table-cell table:style-name="ce2" table:formula="of:=13.8*13.8/9.3*1E+045/[.B228]/([.B228]*[.B228]+1/9.3/9.3*1E+030)" office:value-type="float" office:value="0.215738032143726" calcext:value-type="float">
            <text:p>0.2157380321</text:p>
          </table:table-cell>
          <table:table-cell table:formula="of:=[.B228]/[.J228]*2.20084" office:value-type="float" office:value="33481390.9554907" calcext:value-type="float">
            <text:p>33481390.9554907</text:p>
          </table:table-cell>
          <table:table-cell table:formula="of:=[.B228]/[.J228]" office:value-type="float" office:value="15213005.4685896" calcext:value-type="float">
            <text:p>15213005.4685896</text:p>
          </table:table-cell>
          <table:table-cell table:formula="of:=([.B228]/[.J228])*SQRT(SQRT(8.3*8.3*([.D228]*[.D228]+[.E228]*[.E228])/((8.3+[.D228])*(8.3+[.D228])+[.E228]*[.E228])))*COS((ATAN([.E228]/[.D228])-ATAN([.E228]/(8.3+[.D228])))/2)" office:value-type="float" office:value="214881164.211607" calcext:value-type="float">
            <text:p>214881164.211607</text:p>
          </table:table-cell>
          <table:table-cell table:style-name="ce2" table:formula="of:=([.B228]/[.J228])*SQRT(SQRT(8.3*8.3*([.D228]*[.D228]+[.E228]*[.E228])/((8.3+[.D228])*(8.3+[.D228])+[.E228]*[.E228])))*SIN((ATAN([.E228]/[.D228])-ATAN([.E228]/(8.3+[.D228])))/2)" office:value-type="float" office:value="-116179853.02738" calcext:value-type="float">
            <text:p>-116179853.0273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701.754" calcext:value-type="float">
            <text:p>701.754</text:p>
          </table:table-cell>
          <table:table-cell table:style-name="ce1" table:formula="of:=[.A229]*1000000000000*2*PI()" office:value-type="float" office:value="4.4092504220545E+015" calcext:value-type="float">
            <text:p>4.41E+15</text:p>
          </table:table-cell>
          <table:table-cell table:style-name="ce1" table:formula="of:=[.J229]/([.A229]*1000000000000)*1000000" office:value-type="float" office:value="0.427204487612468" calcext:value-type="float">
            <text:p>4.27E-01</text:p>
          </table:table-cell>
          <table:table-cell table:style-name="ce2" table:formula="of:=1-13.8*13.8*1E+030/([.B229]*[.B229]+1/9.3/9.3*1E+030)" office:value-type="float" office:value="-8.78972382889279" calcext:value-type="float">
            <text:p>-8.7897238289</text:p>
          </table:table-cell>
          <table:table-cell table:style-name="ce2" table:formula="of:=13.8*13.8/9.3*1E+045/[.B229]/([.B229]*[.B229]+1/9.3/9.3*1E+030)" office:value-type="float" office:value="0.23873864613354" calcext:value-type="float">
            <text:p>0.2387386461</text:p>
          </table:table-cell>
          <table:table-cell table:formula="of:=[.B229]/[.J229]*2.20084" office:value-type="float" office:value="32369242.2538342" calcext:value-type="float">
            <text:p>32369242.2538342</text:p>
          </table:table-cell>
          <table:table-cell table:formula="of:=[.B229]/[.J229]" office:value-type="float" office:value="14707676.2753468" calcext:value-type="float">
            <text:p>14707676.2753468</text:p>
          </table:table-cell>
          <table:table-cell table:formula="of:=([.B229]/[.J229])*SQRT(SQRT(8.3*8.3*([.D229]*[.D229]+[.E229]*[.E229])/((8.3+[.D229])*(8.3+[.D229])+[.E229]*[.E229])))*COS((ATAN([.E229]/[.D229])-ATAN([.E229]/(8.3+[.D229])))/2)" office:value-type="float" office:value="166370992.451965" calcext:value-type="float">
            <text:p>166370992.451965</text:p>
          </table:table-cell>
          <table:table-cell table:style-name="ce2" table:formula="of:=([.B229]/[.J229])*SQRT(SQRT(8.3*8.3*([.D229]*[.D229]+[.E229]*[.E229])/((8.3+[.D229])*(8.3+[.D229])+[.E229]*[.E229])))*SIN((ATAN([.E229]/[.D229])-ATAN([.E229]/(8.3+[.D229])))/2)" office:value-type="float" office:value="36021195.5327748" calcext:value-type="float">
            <text:p>36021195.532774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677.507" calcext:value-type="float">
            <text:p>677.507</text:p>
          </table:table-cell>
          <table:table-cell table:style-name="ce1" table:formula="of:=[.A230]*1000000000000*2*PI()" office:value-type="float" office:value="4.25690202791132E+015" calcext:value-type="float">
            <text:p>4.26E+15</text:p>
          </table:table-cell>
          <table:table-cell table:style-name="ce1" table:formula="of:=[.J230]/([.A230]*1000000000000)*1000000" office:value-type="float" office:value="0.442493521100151" calcext:value-type="float">
            <text:p>4.42E-01</text:p>
          </table:table-cell>
          <table:table-cell table:style-name="ce2" table:formula="of:=1-13.8*13.8*1E+030/([.B230]*[.B230]+1/9.3/9.3*1E+030)" office:value-type="float" office:value="-9.50252815617788" calcext:value-type="float">
            <text:p>-9.5025281562</text:p>
          </table:table-cell>
          <table:table-cell table:style-name="ce2" table:formula="of:=13.8*13.8/9.3*1E+045/[.B230]/([.B230]*[.B230]+1/9.3/9.3*1E+030)" office:value-type="float" office:value="0.265287783324656" calcext:value-type="float">
            <text:p>0.2652877833</text:p>
          </table:table-cell>
          <table:table-cell table:formula="of:=[.B230]/[.J230]*2.20084" office:value-type="float" office:value="31250820.3895788" calcext:value-type="float">
            <text:p>31250820.3895788</text:p>
          </table:table-cell>
          <table:table-cell table:formula="of:=[.B230]/[.J230]" office:value-type="float" office:value="14199496.7328742" calcext:value-type="float">
            <text:p>14199496.7328742</text:p>
          </table:table-cell>
          <table:table-cell table:formula="of:=([.B230]/[.J230])*SQRT(SQRT(8.3*8.3*([.D230]*[.D230]+[.E230]*[.E230])/((8.3+[.D230])*(8.3+[.D230])+[.E230]*[.E230])))*COS((ATAN([.E230]/[.D230])-ATAN([.E230]/(8.3+[.D230])))/2)" office:value-type="float" office:value="113152049.953403" calcext:value-type="float">
            <text:p>113152049.953403</text:p>
          </table:table-cell>
          <table:table-cell table:style-name="ce2" table:formula="of:=([.B230]/[.J230])*SQRT(SQRT(8.3*8.3*([.D230]*[.D230]+[.E230]*[.E230])/((8.3+[.D230])*(8.3+[.D230])+[.E230]*[.E230])))*SIN((ATAN([.E230]/[.D230])-ATAN([.E230]/(8.3+[.D230])))/2)" office:value-type="float" office:value="10737381.1942361" calcext:value-type="float">
            <text:p>10737381.194236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653.31" calcext:value-type="float">
            <text:p>653.31</text:p>
          </table:table-cell>
          <table:table-cell table:style-name="ce1" table:formula="of:=[.A231]*1000000000000*2*PI()" office:value-type="float" office:value="4.1048677930335E+015" calcext:value-type="float">
            <text:p>4.10E+15</text:p>
          </table:table-cell>
          <table:table-cell table:style-name="ce1" table:formula="of:=[.J231]/([.A231]*1000000000000)*1000000" office:value-type="float" office:value="0.45888239579985" calcext:value-type="float">
            <text:p>4.59E-01</text:p>
          </table:table-cell>
          <table:table-cell table:style-name="ce2" table:formula="of:=1-13.8*13.8*1E+030/([.B231]*[.B231]+1/9.3/9.3*1E+030)" office:value-type="float" office:value="-10.294367737524" calcext:value-type="float">
            <text:p>-10.2943677375</text:p>
          </table:table-cell>
          <table:table-cell table:style-name="ce2" table:formula="of:=13.8*13.8/9.3*1E+045/[.B231]/([.B231]*[.B231]+1/9.3/9.3*1E+030)" office:value-type="float" office:value="0.295855604870116" calcext:value-type="float">
            <text:p>0.2958556049</text:p>
          </table:table-cell>
          <table:table-cell table:formula="of:=[.B231]/[.J231]*2.20084" office:value-type="float" office:value="30134704.8351024" calcext:value-type="float">
            <text:p>30134704.8351024</text:p>
          </table:table-cell>
          <table:table-cell table:formula="of:=[.B231]/[.J231]" office:value-type="float" office:value="13692365.1129125" calcext:value-type="float">
            <text:p>13692365.1129125</text:p>
          </table:table-cell>
          <table:table-cell table:formula="of:=([.B231]/[.J231])*SQRT(SQRT(8.3*8.3*([.D231]*[.D231]+[.E231]*[.E231])/((8.3+[.D231])*(8.3+[.D231])+[.E231]*[.E231])))*COS((ATAN([.E231]/[.D231])-ATAN([.E231]/(8.3+[.D231])))/2)" office:value-type="float" office:value="88997478.7742479" calcext:value-type="float">
            <text:p>88997478.7742479</text:p>
          </table:table-cell>
          <table:table-cell table:style-name="ce2" table:formula="of:=([.B231]/[.J231])*SQRT(SQRT(8.3*8.3*([.D231]*[.D231]+[.E231]*[.E231])/((8.3+[.D231])*(8.3+[.D231])+[.E231]*[.E231])))*SIN((ATAN([.E231]/[.D231])-ATAN([.E231]/(8.3+[.D231])))/2)" office:value-type="float" office:value="5281060.35779338" calcext:value-type="float">
            <text:p>5281060.3577933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629.063" calcext:value-type="float">
            <text:p>629.063</text:p>
          </table:table-cell>
          <table:table-cell table:style-name="ce1" table:formula="of:=[.A232]*1000000000000*2*PI()" office:value-type="float" office:value="3.95251939889031E+015" calcext:value-type="float">
            <text:p>3.95E+15</text:p>
          </table:table-cell>
          <table:table-cell table:style-name="ce1" table:formula="of:=[.J232]/([.A232]*1000000000000)*1000000" office:value-type="float" office:value="0.476569847535144" calcext:value-type="float">
            <text:p>4.77E-01</text:p>
          </table:table-cell>
          <table:table-cell table:style-name="ce2" table:formula="of:=1-13.8*13.8*1E+030/([.B232]*[.B232]+1/9.3/9.3*1E+030)" office:value-type="float" office:value="-11.1811657664777" calcext:value-type="float">
            <text:p>-11.1811657665</text:p>
          </table:table-cell>
          <table:table-cell table:style-name="ce2" table:formula="of:=13.8*13.8/9.3*1E+045/[.B232]/([.B232]*[.B232]+1/9.3/9.3*1E+030)" office:value-type="float" office:value="0.331384273776551" calcext:value-type="float">
            <text:p>0.3313842738</text:p>
          </table:table-cell>
          <table:table-cell table:formula="of:=[.B232]/[.J232]*2.20084" office:value-type="float" office:value="29016282.970847" calcext:value-type="float">
            <text:p>29016282.970847</text:p>
          </table:table-cell>
          <table:table-cell table:formula="of:=[.B232]/[.J232]" office:value-type="float" office:value="13184185.5704399" calcext:value-type="float">
            <text:p>13184185.5704399</text:p>
          </table:table-cell>
          <table:table-cell table:formula="of:=([.B232]/[.J232])*SQRT(SQRT(8.3*8.3*([.D232]*[.D232]+[.E232]*[.E232])/((8.3+[.D232])*(8.3+[.D232])+[.E232]*[.E232])))*COS((ATAN([.E232]/[.D232])-ATAN([.E232]/(8.3+[.D232])))/2)" office:value-type="float" office:value="74529621.8298736" calcext:value-type="float">
            <text:p>74529621.8298736</text:p>
          </table:table-cell>
          <table:table-cell table:style-name="ce2" table:formula="of:=([.B232]/[.J232])*SQRT(SQRT(8.3*8.3*([.D232]*[.D232]+[.E232]*[.E232])/((8.3+[.D232])*(8.3+[.D232])+[.E232]*[.E232])))*SIN((ATAN([.E232]/[.D232])-ATAN([.E232]/(8.3+[.D232])))/2)" office:value-type="float" office:value="3165130.88397306" calcext:value-type="float">
            <text:p>3165130.8839730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604.961" calcext:value-type="float">
            <text:p>604.961</text:p>
          </table:table-cell>
          <table:table-cell table:style-name="ce1" table:formula="of:=[.A233]*1000000000000*2*PI()" office:value-type="float" office:value="3.80108206661667E+015" calcext:value-type="float">
            <text:p>3.80E+15</text:p>
          </table:table-cell>
          <table:table-cell table:style-name="ce1" table:formula="of:=[.J233]/([.A233]*1000000000000)*1000000" office:value-type="float" office:value="0.495556668942295" calcext:value-type="float">
            <text:p>4.96E-01</text:p>
          </table:table-cell>
          <table:table-cell table:style-name="ce2" table:formula="of:=1-13.8*13.8*1E+030/([.B233]*[.B233]+1/9.3/9.3*1E+030)" office:value-type="float" office:value="-12.1703185682436" calcext:value-type="float">
            <text:p>-12.1703185682</text:p>
          </table:table-cell>
          <table:table-cell table:style-name="ce2" table:formula="of:=13.8*13.8/9.3*1E+045/[.B233]/([.B233]*[.B233]+1/9.3/9.3*1E+030)" office:value-type="float" office:value="0.372568458688512" calcext:value-type="float">
            <text:p>0.3725684587</text:p>
          </table:table-cell>
          <table:table-cell table:formula="of:=[.B233]/[.J233]*2.20084" office:value-type="float" office:value="27904549.4049508" calcext:value-type="float">
            <text:p>27904549.4049508</text:p>
          </table:table-cell>
          <table:table-cell table:formula="of:=[.B233]/[.J233]" office:value-type="float" office:value="12679045.0032491" calcext:value-type="float">
            <text:p>12679045.0032491</text:p>
          </table:table-cell>
          <table:table-cell table:formula="of:=([.B233]/[.J233])*SQRT(SQRT(8.3*8.3*([.D233]*[.D233]+[.E233]*[.E233])/((8.3+[.D233])*(8.3+[.D233])+[.E233]*[.E233])))*COS((ATAN([.E233]/[.D233])-ATAN([.E233]/(8.3+[.D233])))/2)" office:value-type="float" office:value="64605792.3891418" calcext:value-type="float">
            <text:p>64605792.3891418</text:p>
          </table:table-cell>
          <table:table-cell table:style-name="ce2" table:formula="of:=([.B233]/[.J233])*SQRT(SQRT(8.3*8.3*([.D233]*[.D233]+[.E233]*[.E233])/((8.3+[.D233])*(8.3+[.D233])+[.E233]*[.E233])))*SIN((ATAN([.E233]/[.D233])-ATAN([.E233]/(8.3+[.D233])))/2)" office:value-type="float" office:value="2112197.82219111" calcext:value-type="float">
            <text:p>2112197.8221911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580.72" calcext:value-type="float">
            <text:p>580.72</text:p>
          </table:table-cell>
          <table:table-cell table:style-name="ce1" table:formula="of:=[.A234]*1000000000000*2*PI()" office:value-type="float" office:value="3.64877137158533E+015" calcext:value-type="float">
            <text:p>3.65E+15</text:p>
          </table:table-cell>
          <table:table-cell table:style-name="ce1" table:formula="of:=[.J234]/([.A234]*1000000000000)*1000000" office:value-type="float" office:value="0.516242695274831" calcext:value-type="float">
            <text:p>5.16E-01</text:p>
          </table:table-cell>
          <table:table-cell table:style-name="ce2" table:formula="of:=1-13.8*13.8*1E+030/([.B234]*[.B234]+1/9.3/9.3*1E+030)" office:value-type="float" office:value="-13.2918310448909" calcext:value-type="float">
            <text:p>-13.2918310449</text:p>
          </table:table-cell>
          <table:table-cell table:style-name="ce2" table:formula="of:=13.8*13.8/9.3*1E+045/[.B234]/([.B234]*[.B234]+1/9.3/9.3*1E+030)" office:value-type="float" office:value="0.421170818840497" calcext:value-type="float">
            <text:p>0.4211708188</text:p>
          </table:table-cell>
          <table:table-cell table:formula="of:=[.B234]/[.J234]*2.20084" office:value-type="float" office:value="26786404.2978688" calcext:value-type="float">
            <text:p>26786404.2978688</text:p>
          </table:table-cell>
          <table:table-cell table:formula="of:=[.B234]/[.J234]" office:value-type="float" office:value="12170991.2114778" calcext:value-type="float">
            <text:p>12170991.2114778</text:p>
          </table:table-cell>
          <table:table-cell table:formula="of:=([.B234]/[.J234])*SQRT(SQRT(8.3*8.3*([.D234]*[.D234]+[.E234]*[.E234])/((8.3+[.D234])*(8.3+[.D234])+[.E234]*[.E234])))*COS((ATAN([.E234]/[.D234])-ATAN([.E234]/(8.3+[.D234])))/2)" office:value-type="float" office:value="57110588.2772845" calcext:value-type="float">
            <text:p>57110588.2772845</text:p>
          </table:table-cell>
          <table:table-cell table:style-name="ce2" table:formula="of:=([.B234]/[.J234])*SQRT(SQRT(8.3*8.3*([.D234]*[.D234]+[.E234]*[.E234])/((8.3+[.D234])*(8.3+[.D234])+[.E234]*[.E234])))*SIN((ATAN([.E234]/[.D234])-ATAN([.E234]/(8.3+[.D234])))/2)" office:value-type="float" office:value="1499406.32480032" calcext:value-type="float">
            <text:p>1499406.3248003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556.483" calcext:value-type="float">
            <text:p>556.483</text:p>
          </table:table-cell>
          <table:table-cell table:style-name="ce1" table:formula="of:=[.A235]*1000000000000*2*PI()" office:value-type="float" office:value="3.49648580929522E+015" calcext:value-type="float">
            <text:p>3.50E+15</text:p>
          </table:table-cell>
          <table:table-cell table:style-name="ce1" table:formula="of:=[.J235]/([.A235]*1000000000000)*1000000" office:value-type="float" office:value="0.538727073423627" calcext:value-type="float">
            <text:p>5.39E-01</text:p>
          </table:table-cell>
          <table:table-cell table:style-name="ce2" table:formula="of:=1-13.8*13.8*1E+030/([.B235]*[.B235]+1/9.3/9.3*1E+030)" office:value-type="float" office:value="-14.5626696386409" calcext:value-type="float">
            <text:p>-14.5626696386</text:p>
          </table:table-cell>
          <table:table-cell table:style-name="ce2" table:formula="of:=13.8*13.8/9.3*1E+045/[.B235]/([.B235]*[.B235]+1/9.3/9.3*1E+030)" office:value-type="float" office:value="0.478596347521164" calcext:value-type="float">
            <text:p>0.4785963475</text:p>
          </table:table-cell>
          <table:table-cell table:formula="of:=[.B235]/[.J235]*2.20084" office:value-type="float" office:value="25668443.6955692" calcext:value-type="float">
            <text:p>25668443.6955692</text:p>
          </table:table-cell>
          <table:table-cell table:formula="of:=[.B235]/[.J235]" office:value-type="float" office:value="11663021.2535074" calcext:value-type="float">
            <text:p>11663021.2535074</text:p>
          </table:table-cell>
          <table:table-cell table:formula="of:=([.B235]/[.J235])*SQRT(SQRT(8.3*8.3*([.D235]*[.D235]+[.E235]*[.E235])/((8.3+[.D235])*(8.3+[.D235])+[.E235]*[.E235])))*COS((ATAN([.E235]/[.D235])-ATAN([.E235]/(8.3+[.D235])))/2)" office:value-type="float" office:value="51165058.8151767" calcext:value-type="float">
            <text:p>51165058.8151767</text:p>
          </table:table-cell>
          <table:table-cell table:style-name="ce2" table:formula="of:=([.B235]/[.J235])*SQRT(SQRT(8.3*8.3*([.D235]*[.D235]+[.E235]*[.E235])/((8.3+[.D235])*(8.3+[.D235])+[.E235]*[.E235])))*SIN((ATAN([.E235]/[.D235])-ATAN([.E235]/(8.3+[.D235])))/2)" office:value-type="float" office:value="1110954.51156718" calcext:value-type="float">
            <text:p>1110954.5115671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532.292" calcext:value-type="float">
            <text:p>532.292</text:p>
          </table:table-cell>
          <table:table-cell table:style-name="ce1" table:formula="of:=[.A236]*1000000000000*2*PI()" office:value-type="float" office:value="3.34448927352924E+015" calcext:value-type="float">
            <text:p>3.34E+15</text:p>
          </table:table-cell>
          <table:table-cell table:style-name="ce1" table:formula="of:=[.J236]/([.A236]*1000000000000)*1000000" office:value-type="float" office:value="0.563210527304562" calcext:value-type="float">
            <text:p>5.63E-01</text:p>
          </table:table-cell>
          <table:table-cell table:style-name="ce2" table:formula="of:=1-13.8*13.8*1E+030/([.B236]*[.B236]+1/9.3/9.3*1E+030)" office:value-type="float" office:value="-16.0078681459746" calcext:value-type="float">
            <text:p>-16.007868146</text:p>
          </table:table-cell>
          <table:table-cell table:style-name="ce2" table:formula="of:=13.8*13.8/9.3*1E+045/[.B236]/([.B236]*[.B236]+1/9.3/9.3*1E+030)" office:value-type="float" office:value="0.546810851188365" calcext:value-type="float">
            <text:p>0.5468108512</text:p>
          </table:table-cell>
          <table:table-cell table:formula="of:=[.B236]/[.J236]*2.20084" office:value-type="float" office:value="24552604.8982663" calcext:value-type="float">
            <text:p>24552604.8982663</text:p>
          </table:table-cell>
          <table:table-cell table:formula="of:=[.B236]/[.J236]" office:value-type="float" office:value="11156015.3842471" calcext:value-type="float">
            <text:p>11156015.3842471</text:p>
          </table:table-cell>
          <table:table-cell table:formula="of:=([.B236]/[.J236])*SQRT(SQRT(8.3*8.3*([.D236]*[.D236]+[.E236]*[.E236])/((8.3+[.D236])*(8.3+[.D236])+[.E236]*[.E236])))*COS((ATAN([.E236]/[.D236])-ATAN([.E236]/(8.3+[.D236])))/2)" office:value-type="float" office:value="46265396.3610658" calcext:value-type="float">
            <text:p>46265396.3610658</text:p>
          </table:table-cell>
          <table:table-cell table:style-name="ce2" table:formula="of:=([.B236]/[.J236])*SQRT(SQRT(8.3*8.3*([.D236]*[.D236]+[.E236]*[.E236])/((8.3+[.D236])*(8.3+[.D236])+[.E236]*[.E236])))*SIN((ATAN([.E236]/[.D236])-ATAN([.E236]/(8.3+[.D236])))/2)" office:value-type="float" office:value="848548.10123305" calcext:value-type="float">
            <text:p>848548.1012330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59.7" calcext:value-type="float">
            <text:p>459.7</text:p>
          </table:table-cell>
          <table:table-cell table:style-name="ce1" table:formula="of:=[.A237]*1000000000000*2*PI()" office:value-type="float" office:value="2.88838028571046E+015" calcext:value-type="float">
            <text:p>2.89E+15</text:p>
          </table:table-cell>
          <table:table-cell table:style-name="ce1" table:formula="of:=[.J237]/([.A237]*1000000000000)*1000000" office:value-type="float" office:value="0.652148048727431" calcext:value-type="float">
            <text:p>6.52E-01</text:p>
          </table:table-cell>
          <table:table-cell table:style-name="ce2" table:formula="of:=1-13.8*13.8*1E+030/([.B237]*[.B237]+1/9.3/9.3*1E+030)" office:value-type="float" office:value="-21.7954392749105" calcext:value-type="float">
            <text:p>-21.7954392749</text:p>
          </table:table-cell>
          <table:table-cell table:style-name="ce2" table:formula="of:=13.8*13.8/9.3*1E+045/[.B237]/([.B237]*[.B237]+1/9.3/9.3*1E+030)" office:value-type="float" office:value="0.848614884544417" calcext:value-type="float">
            <text:p>0.8486148845</text:p>
          </table:table-cell>
          <table:table-cell table:formula="of:=[.B237]/[.J237]*2.20084" office:value-type="float" office:value="21204212.1086415" calcext:value-type="float">
            <text:p>21204212.1086415</text:p>
          </table:table-cell>
          <table:table-cell table:formula="of:=[.B237]/[.J237]" office:value-type="float" office:value="9634599.5659119" calcext:value-type="float">
            <text:p>9634599.5659119</text:p>
          </table:table-cell>
          <table:table-cell table:formula="of:=([.B237]/[.J237])*SQRT(SQRT(8.3*8.3*([.D237]*[.D237]+[.E237]*[.E237])/((8.3+[.D237])*(8.3+[.D237])+[.E237]*[.E237])))*COS((ATAN([.E237]/[.D237])-ATAN([.E237]/(8.3+[.D237])))/2)" office:value-type="float" office:value="35250643.9677215" calcext:value-type="float">
            <text:p>35250643.9677215</text:p>
          </table:table-cell>
          <table:table-cell table:style-name="ce2" table:formula="of:=([.B237]/[.J237])*SQRT(SQRT(8.3*8.3*([.D237]*[.D237]+[.E237]*[.E237])/((8.3+[.D237])*(8.3+[.D237])+[.E237]*[.E237])))*SIN((ATAN([.E237]/[.D237])-ATAN([.E237]/(8.3+[.D237])))/2)" office:value-type="float" office:value="420968.122480711" calcext:value-type="float">
            <text:p>420968.12248071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35.54" calcext:value-type="float">
            <text:p>435.54</text:p>
          </table:table-cell>
          <table:table-cell table:style-name="ce1" table:formula="of:=[.A238]*1000000000000*2*PI()" office:value-type="float" office:value="2.736578528689E+015" calcext:value-type="float">
            <text:p>2.74E+15</text:p>
          </table:table-cell>
          <table:table-cell table:style-name="ce1" table:formula="of:=[.J238]/([.A238]*1000000000000)*1000000" office:value-type="float" office:value="0.688323593699775" calcext:value-type="float">
            <text:p>6.88E-01</text:p>
          </table:table-cell>
          <table:table-cell table:style-name="ce2" table:formula="of:=1-13.8*13.8*1E+030/([.B238]*[.B238]+1/9.3/9.3*1E+030)" office:value-type="float" office:value="-24.3905643363301" calcext:value-type="float">
            <text:p>-24.3905643363</text:p>
          </table:table-cell>
          <table:table-cell table:style-name="ce2" table:formula="of:=13.8*13.8/9.3*1E+045/[.B238]/([.B238]*[.B238]+1/9.3/9.3*1E+030)" office:value-type="float" office:value="0.997657541921687" calcext:value-type="float">
            <text:p>0.9976575419</text:p>
          </table:table-cell>
          <table:table-cell table:formula="of:=[.B238]/[.J238]*2.20084" office:value-type="float" office:value="20089803.2234016" calcext:value-type="float">
            <text:p>20089803.2234016</text:p>
          </table:table-cell>
          <table:table-cell table:formula="of:=[.B238]/[.J238]" office:value-type="float" office:value="9128243.40860836" calcext:value-type="float">
            <text:p>9128243.40860836</text:p>
          </table:table-cell>
          <table:table-cell table:formula="of:=([.B238]/[.J238])*SQRT(SQRT(8.3*8.3*([.D238]*[.D238]+[.E238]*[.E238])/((8.3+[.D238])*(8.3+[.D238])+[.E238]*[.E238])))*COS((ATAN([.E238]/[.D238])-ATAN([.E238]/(8.3+[.D238])))/2)" office:value-type="float" office:value="32358800.5816676" calcext:value-type="float">
            <text:p>32358800.5816676</text:p>
          </table:table-cell>
          <table:table-cell table:style-name="ce2" table:formula="of:=([.B238]/[.J238])*SQRT(SQRT(8.3*8.3*([.D238]*[.D238]+[.E238]*[.E238])/((8.3+[.D238])*(8.3+[.D238])+[.E238]*[.E238])))*SIN((ATAN([.E238]/[.D238])-ATAN([.E238]/(8.3+[.D238])))/2)" office:value-type="float" office:value="340471.501658154" calcext:value-type="float">
            <text:p>340471.50165815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11.353" calcext:value-type="float">
            <text:p>411.353</text:p>
          </table:table-cell>
          <table:table-cell table:style-name="ce1" table:formula="of:=[.A239]*1000000000000*2*PI()" office:value-type="float" office:value="2.58460712566424E+015" calcext:value-type="float">
            <text:p>2.58E+15</text:p>
          </table:table-cell>
          <table:table-cell table:style-name="ce1" table:formula="of:=[.J239]/([.A239]*1000000000000)*1000000" office:value-type="float" office:value="0.728796089976249" calcext:value-type="float">
            <text:p>7.29E-01</text:p>
          </table:table-cell>
          <table:table-cell table:style-name="ce2" table:formula="of:=1-13.8*13.8*1E+030/([.B239]*[.B239]+1/9.3/9.3*1E+030)" office:value-type="float" office:value="-27.4588976806213" calcext:value-type="float">
            <text:p>-27.4588976806</text:p>
          </table:table-cell>
          <table:table-cell table:style-name="ce2" table:formula="of:=13.8*13.8/9.3*1E+045/[.B239]/([.B239]*[.B239]+1/9.3/9.3*1E+030)" office:value-type="float" office:value="1.18396970062193" calcext:value-type="float">
            <text:p>1.1839697006</text:p>
          </table:table-cell>
          <table:table-cell table:formula="of:=[.B239]/[.J239]*2.20084" office:value-type="float" office:value="18974148.930881" calcext:value-type="float">
            <text:p>18974148.930881</text:p>
          </table:table-cell>
          <table:table-cell table:formula="of:=[.B239]/[.J239]" office:value-type="float" office:value="8621321.37314889" calcext:value-type="float">
            <text:p>8621321.37314889</text:p>
          </table:table-cell>
          <table:table-cell table:formula="of:=([.B239]/[.J239])*SQRT(SQRT(8.3*8.3*([.D239]*[.D239]+[.E239]*[.E239])/((8.3+[.D239])*(8.3+[.D239])+[.E239]*[.E239])))*COS((ATAN([.E239]/[.D239])-ATAN([.E239]/(8.3+[.D239])))/2)" office:value-type="float" office:value="29719271.3492182" calcext:value-type="float">
            <text:p>29719271.3492182</text:p>
          </table:table-cell>
          <table:table-cell table:style-name="ce2" table:formula="of:=([.B239]/[.J239])*SQRT(SQRT(8.3*8.3*([.D239]*[.D239]+[.E239]*[.E239])/((8.3+[.D239])*(8.3+[.D239])+[.E239]*[.E239])))*SIN((ATAN([.E239]/[.D239])-ATAN([.E239]/(8.3+[.D239])))/2)" office:value-type="float" office:value="276808.790321671" calcext:value-type="float">
            <text:p>276808.79032167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87.147" calcext:value-type="float">
            <text:p>387.147</text:p>
          </table:table-cell>
          <table:table-cell table:style-name="ce1" table:formula="of:=[.A240]*1000000000000*2*PI()" office:value-type="float" office:value="2.43251634211866E+015" calcext:value-type="float">
            <text:p>2.43E+15</text:p>
          </table:table-cell>
          <table:table-cell table:style-name="ce1" table:formula="of:=[.J240]/([.A240]*1000000000000)*1000000" office:value-type="float" office:value="0.774363376185273" calcext:value-type="float">
            <text:p>7.74E-01</text:p>
          </table:table-cell>
          <table:table-cell table:style-name="ce2" table:formula="of:=1-13.8*13.8*1E+030/([.B240]*[.B240]+1/9.3/9.3*1E+030)" office:value-type="float" office:value="-31.1217250241512" calcext:value-type="float">
            <text:p>-31.1217250242</text:p>
          </table:table-cell>
          <table:table-cell table:style-name="ce2" table:formula="of:=13.8*13.8/9.3*1E+045/[.B240]/([.B240]*[.B240]+1/9.3/9.3*1E+030)" office:value-type="float" office:value="1.41990779980528" calcext:value-type="float">
            <text:p>1.4199077998</text:p>
          </table:table-cell>
          <table:table-cell table:formula="of:=[.B240]/[.J240]*2.20084" office:value-type="float" office:value="17857618.2406444" calcext:value-type="float">
            <text:p>17857618.2406444</text:p>
          </table:table-cell>
          <table:table-cell table:formula="of:=[.B240]/[.J240]" office:value-type="float" office:value="8114001.12713529" calcext:value-type="float">
            <text:p>8114001.12713529</text:p>
          </table:table-cell>
          <table:table-cell table:formula="of:=([.B240]/[.J240])*SQRT(SQRT(8.3*8.3*([.D240]*[.D240]+[.E240]*[.E240])/((8.3+[.D240])*(8.3+[.D240])+[.E240]*[.E240])))*COS((ATAN([.E240]/[.D240])-ATAN([.E240]/(8.3+[.D240])))/2)" office:value-type="float" office:value="27284948.5407513" calcext:value-type="float">
            <text:p>27284948.5407513</text:p>
          </table:table-cell>
          <table:table-cell table:style-name="ce2" table:formula="of:=([.B240]/[.J240])*SQRT(SQRT(8.3*8.3*([.D240]*[.D240]+[.E240]*[.E240])/((8.3+[.D240])*(8.3+[.D240])+[.E240]*[.E240])))*SIN((ATAN([.E240]/[.D240])-ATAN([.E240]/(8.3+[.D240])))/2)" office:value-type="float" office:value="225713.989257649" calcext:value-type="float">
            <text:p>225713.98925764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62.932" calcext:value-type="float">
            <text:p>362.932</text:p>
          </table:table-cell>
          <table:table-cell table:style-name="ce1" table:formula="of:=[.A241]*1000000000000*2*PI()" office:value-type="float" office:value="2.2803690099053E+015" calcext:value-type="float">
            <text:p>2.28E+15</text:p>
          </table:table-cell>
          <table:table-cell table:style-name="ce1" table:formula="of:=[.J241]/([.A241]*1000000000000)*1000000" office:value-type="float" office:value="0.826029278211896" calcext:value-type="float">
            <text:p>8.26E-01</text:p>
          </table:table-cell>
          <table:table-cell table:style-name="ce2" table:formula="of:=1-13.8*13.8*1E+030/([.B241]*[.B241]+1/9.3/9.3*1E+030)" office:value-type="float" office:value="-35.5412466546861" calcext:value-type="float">
            <text:p>-35.5412466547</text:p>
          </table:table-cell>
          <table:table-cell table:style-name="ce2" table:formula="of:=13.8*13.8/9.3*1E+045/[.B241]/([.B241]*[.B241]+1/9.3/9.3*1E+030)" office:value-type="float" office:value="1.72303968782608" calcext:value-type="float">
            <text:p>1.7230396878</text:p>
          </table:table-cell>
          <table:table-cell table:formula="of:=[.B241]/[.J241]*2.20084" office:value-type="float" office:value="16740672.4146475" calcext:value-type="float">
            <text:p>16740672.4146475</text:p>
          </table:table-cell>
          <table:table-cell table:formula="of:=[.B241]/[.J241]" office:value-type="float" office:value="7606492.25506967" calcext:value-type="float">
            <text:p>7606492.25506967</text:p>
          </table:table-cell>
          <table:table-cell table:formula="of:=([.B241]/[.J241])*SQRT(SQRT(8.3*8.3*([.D241]*[.D241]+[.E241]*[.E241])/((8.3+[.D241])*(8.3+[.D241])+[.E241]*[.E241])))*COS((ATAN([.E241]/[.D241])-ATAN([.E241]/(8.3+[.D241])))/2)" office:value-type="float" office:value="25019920.1874393" calcext:value-type="float">
            <text:p>25019920.1874393</text:p>
          </table:table-cell>
          <table:table-cell table:style-name="ce2" table:formula="of:=([.B241]/[.J241])*SQRT(SQRT(8.3*8.3*([.D241]*[.D241]+[.E241]*[.E241])/((8.3+[.D241])*(8.3+[.D241])+[.E241]*[.E241])))*SIN((ATAN([.E241]/[.D241])-ATAN([.E241]/(8.3+[.D241])))/2)" office:value-type="float" office:value="184211.368840086" calcext:value-type="float">
            <text:p>184211.36884008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38.753" calcext:value-type="float">
            <text:p>338.753</text:p>
          </table:table-cell>
          <table:table-cell table:style-name="ce1" table:formula="of:=[.A242]*1000000000000*2*PI()" office:value-type="float" office:value="2.12844787236301E+015" calcext:value-type="float">
            <text:p>2.13E+15</text:p>
          </table:table-cell>
          <table:table-cell table:style-name="ce1" table:formula="of:=[.J242]/([.A242]*1000000000000)*1000000" office:value-type="float" office:value="0.884988348442671" calcext:value-type="float">
            <text:p>8.85E-01</text:p>
          </table:table-cell>
          <table:table-cell table:style-name="ce2" table:formula="of:=1-13.8*13.8*1E+030/([.B242]*[.B242]+1/9.3/9.3*1E+030)" office:value-type="float" office:value="-40.9300285981581" calcext:value-type="float">
            <text:p>-40.9300285982</text:p>
          </table:table-cell>
          <table:table-cell table:style-name="ce2" table:formula="of:=13.8*13.8/9.3*1E+045/[.B242]/([.B242]*[.B242]+1/9.3/9.3*1E+030)" office:value-type="float" office:value="2.11825964081654" calcext:value-type="float">
            <text:p>2.1182596408</text:p>
          </table:table-cell>
          <table:table-cell table:formula="of:=[.B242]/[.J242]*2.20084" office:value-type="float" office:value="15625387.1316916" calcext:value-type="float">
            <text:p>15625387.1316916</text:p>
          </table:table-cell>
          <table:table-cell table:formula="of:=[.B242]/[.J242]" office:value-type="float" office:value="7099737.88721199" calcext:value-type="float">
            <text:p>7099737.88721199</text:p>
          </table:table-cell>
          <table:table-cell table:formula="of:=([.B242]/[.J242])*SQRT(SQRT(8.3*8.3*([.D242]*[.D242]+[.E242]*[.E242])/((8.3+[.D242])*(8.3+[.D242])+[.E242]*[.E242])))*COS((ATAN([.E242]/[.D242])-ATAN([.E242]/(8.3+[.D242])))/2)" office:value-type="float" office:value="22899085.0598395" calcext:value-type="float">
            <text:p>22899085.0598395</text:p>
          </table:table-cell>
          <table:table-cell table:style-name="ce2" table:formula="of:=([.B242]/[.J242])*SQRT(SQRT(8.3*8.3*([.D242]*[.D242]+[.E242]*[.E242])/((8.3+[.D242])*(8.3+[.D242])+[.E242]*[.E242])))*SIN((ATAN([.E242]/[.D242])-ATAN([.E242]/(8.3+[.D242])))/2)" office:value-type="float" office:value="150214.058247389" calcext:value-type="float">
            <text:p>150214.05824738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14.564" calcext:value-type="float">
            <text:p>314.564</text:p>
          </table:table-cell>
          <table:table-cell table:style-name="ce1" table:formula="of:=[.A243]*1000000000000*2*PI()" office:value-type="float" office:value="1.97646390296764E+015" calcext:value-type="float">
            <text:p>1.98E+15</text:p>
          </table:table-cell>
          <table:table-cell table:style-name="ce1" table:formula="of:=[.J243]/([.A243]*1000000000000)*1000000" office:value-type="float" office:value="0.953041218957033" calcext:value-type="float">
            <text:p>9.53E-01</text:p>
          </table:table-cell>
          <table:table-cell table:style-name="ce2" table:formula="of:=1-13.8*13.8*1E+030/([.B243]*[.B243]+1/9.3/9.3*1E+030)" office:value-type="float" office:value="-47.6067843076696" calcext:value-type="float">
            <text:p>-47.6067843077</text:p>
          </table:table-cell>
          <table:table-cell table:style-name="ce2" table:formula="of:=13.8*13.8/9.3*1E+045/[.B243]/([.B243]*[.B243]+1/9.3/9.3*1E+030)" office:value-type="float" office:value="2.64438725099591" calcext:value-type="float">
            <text:p>2.644387251</text:p>
          </table:table-cell>
          <table:table-cell table:formula="of:=[.B243]/[.J243]*2.20084" office:value-type="float" office:value="14509640.5867799" calcext:value-type="float">
            <text:p>14509640.5867799</text:p>
          </table:table-cell>
          <table:table-cell table:formula="of:=[.B243]/[.J243]" office:value-type="float" office:value="6592773.93485209" calcext:value-type="float">
            <text:p>6592773.93485209</text:p>
          </table:table-cell>
          <table:table-cell table:formula="of:=([.B243]/[.J243])*SQRT(SQRT(8.3*8.3*([.D243]*[.D243]+[.E243]*[.E243])/((8.3+[.D243])*(8.3+[.D243])+[.E243]*[.E243])))*COS((ATAN([.E243]/[.D243])-ATAN([.E243]/(8.3+[.D243])))/2)" office:value-type="float" office:value="20895110.1923201" calcext:value-type="float">
            <text:p>20895110.1923201</text:p>
          </table:table-cell>
          <table:table-cell table:style-name="ce2" table:formula="of:=([.B243]/[.J243])*SQRT(SQRT(8.3*8.3*([.D243]*[.D243]+[.E243]*[.E243])/((8.3+[.D243])*(8.3+[.D243])+[.E243]*[.E243])))*SIN((ATAN([.E243]/[.D243])-ATAN([.E243]/(8.3+[.D243])))/2)" office:value-type="float" office:value="122080.621241363" calcext:value-type="float">
            <text:p>122080.62124136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90.416" calcext:value-type="float">
            <text:p>290.416</text:p>
          </table:table-cell>
          <table:table-cell table:style-name="ce1" table:formula="of:=[.A244]*1000000000000*2*PI()" office:value-type="float" office:value="1.82473754416987E+015" calcext:value-type="float">
            <text:p>1.82E+15</text:p>
          </table:table-cell>
          <table:table-cell table:style-name="ce1" table:formula="of:=[.J244]/([.A244]*1000000000000)*1000000" office:value-type="float" office:value="1.03228629965291" calcext:value-type="float">
            <text:p>1.03E+00</text:p>
          </table:table-cell>
          <table:table-cell table:style-name="ce2" table:formula="of:=1-13.8*13.8*1E+030/([.B244]*[.B244]+1/9.3/9.3*1E+030)" office:value-type="float" office:value="-55.9969889172092" calcext:value-type="float">
            <text:p>-55.9969889172</text:p>
          </table:table-cell>
          <table:table-cell table:style-name="ce2" table:formula="of:=13.8*13.8/9.3*1E+045/[.B244]/([.B244]*[.B244]+1/9.3/9.3*1E+030)" office:value-type="float" office:value="3.35867944697195" calcext:value-type="float">
            <text:p>3.358679447</text:p>
          </table:table-cell>
          <table:table-cell table:formula="of:=[.B244]/[.J244]*2.20084" office:value-type="float" office:value="13395785.215887" calcext:value-type="float">
            <text:p>13395785.215887</text:p>
          </table:table-cell>
          <table:table-cell table:formula="of:=[.B244]/[.J244]" office:value-type="float" office:value="6086669.27895121" calcext:value-type="float">
            <text:p>6086669.27895121</text:p>
          </table:table-cell>
          <table:table-cell table:formula="of:=([.B244]/[.J244])*SQRT(SQRT(8.3*8.3*([.D244]*[.D244]+[.E244]*[.E244])/((8.3+[.D244])*(8.3+[.D244])+[.E244]*[.E244])))*COS((ATAN([.E244]/[.D244])-ATAN([.E244]/(8.3+[.D244])))/2)" office:value-type="float" office:value="18993395.1600085" calcext:value-type="float">
            <text:p>18993395.1600085</text:p>
          </table:table-cell>
          <table:table-cell table:style-name="ce2" table:formula="of:=([.B244]/[.J244])*SQRT(SQRT(8.3*8.3*([.D244]*[.D244]+[.E244]*[.E244])/((8.3+[.D244])*(8.3+[.D244])+[.E244]*[.E244])))*SIN((ATAN([.E244]/[.D244])-ATAN([.E244]/(8.3+[.D244])))/2)" office:value-type="float" office:value="98700.9819672226" calcext:value-type="float">
            <text:p>98700.981967222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66.193" calcext:value-type="float">
            <text:p>266.193</text:p>
          </table:table-cell>
          <table:table-cell table:style-name="ce1" table:formula="of:=[.A245]*1000000000000*2*PI()" office:value-type="float" office:value="1.67253994647406E+015" calcext:value-type="float">
            <text:p>1.67E+15</text:p>
          </table:table-cell>
          <table:table-cell table:style-name="ce1" table:formula="of:=[.J245]/([.A245]*1000000000000)*1000000" office:value-type="float" office:value="1.1262221696288" calcext:value-type="float">
            <text:p>1.13E+00</text:p>
          </table:table-cell>
          <table:table-cell table:style-name="ce2" table:formula="of:=1-13.8*13.8*1E+030/([.B245]*[.B245]+1/9.3/9.3*1E+030)" office:value-type="float" office:value="-66.7975296790186" calcext:value-type="float">
            <text:p>-66.797529679</text:p>
          </table:table-cell>
          <table:table-cell table:style-name="ce2" table:formula="of:=13.8*13.8/9.3*1E+045/[.B245]/([.B245]*[.B245]+1/9.3/9.3*1E+030)" office:value-type="float" office:value="4.35867434443142" calcext:value-type="float">
            <text:p>4.3586743444</text:p>
          </table:table-cell>
          <table:table-cell table:formula="of:=[.B245]/[.J245]*2.20084" office:value-type="float" office:value="12278470.3803255" calcext:value-type="float">
            <text:p>12278470.3803255</text:p>
          </table:table-cell>
          <table:table-cell table:formula="of:=[.B245]/[.J245]" office:value-type="float" office:value="5578992.73928386" calcext:value-type="float">
            <text:p>5578992.73928386</text:p>
          </table:table-cell>
          <table:table-cell table:formula="of:=([.B245]/[.J245])*SQRT(SQRT(8.3*8.3*([.D245]*[.D245]+[.E245]*[.E245])/((8.3+[.D245])*(8.3+[.D245])+[.E245]*[.E245])))*COS((ATAN([.E245]/[.D245])-ATAN([.E245]/(8.3+[.D245])))/2)" office:value-type="float" office:value="17169666.7626065" calcext:value-type="float">
            <text:p>17169666.7626065</text:p>
          </table:table-cell>
          <table:table-cell table:style-name="ce2" table:formula="of:=([.B245]/[.J245])*SQRT(SQRT(8.3*8.3*([.D245]*[.D245]+[.E245]*[.E245])/((8.3+[.D245])*(8.3+[.D245])+[.E245]*[.E245])))*SIN((ATAN([.E245]/[.D245])-ATAN([.E245]/(8.3+[.D245])))/2)" office:value-type="float" office:value="79095.3290155452" calcext:value-type="float">
            <text:p>79095.329015545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41.935" calcext:value-type="float">
            <text:p>241.935</text:p>
          </table:table-cell>
          <table:table-cell table:style-name="ce1" table:formula="of:=[.A246]*1000000000000*2*PI()" office:value-type="float" office:value="1.52012243729249E+015" calcext:value-type="float">
            <text:p>1.52E+15</text:p>
          </table:table-cell>
          <table:table-cell table:style-name="ce1" table:formula="of:=[.J246]/([.A246]*1000000000000)*1000000" office:value-type="float" office:value="1.23914463802261" calcext:value-type="float">
            <text:p>1.24E+00</text:p>
          </table:table-cell>
          <table:table-cell table:style-name="ce2" table:formula="of:=1-13.8*13.8*1E+030/([.B246]*[.B246]+1/9.3/9.3*1E+030)" office:value-type="float" office:value="-81.0036993462381" calcext:value-type="float">
            <text:p>-81.0036993462</text:p>
          </table:table-cell>
          <table:table-cell table:style-name="ce2" table:formula="of:=13.8*13.8/9.3*1E+045/[.B246]/([.B246]*[.B246]+1/9.3/9.3*1E+030)" office:value-type="float" office:value="5.8005867579626" calcext:value-type="float">
            <text:p>5.800586758</text:p>
          </table:table-cell>
          <table:table-cell table:formula="of:=[.B246]/[.J246]*2.20084" office:value-type="float" office:value="11159541.1279186" calcext:value-type="float">
            <text:p>11159541.1279186</text:p>
          </table:table-cell>
          <table:table-cell table:formula="of:=[.B246]/[.J246]" office:value-type="float" office:value="5070582.65385879" calcext:value-type="float">
            <text:p>5070582.65385879</text:p>
          </table:table-cell>
          <table:table-cell table:formula="of:=([.B246]/[.J246])*SQRT(SQRT(8.3*8.3*([.D246]*[.D246]+[.E246]*[.E246])/((8.3+[.D246])*(8.3+[.D246])+[.E246]*[.E246])))*COS((ATAN([.E246]/[.D246])-ATAN([.E246]/(8.3+[.D246])))/2)" office:value-type="float" office:value="15414657.8876786" calcext:value-type="float">
            <text:p>15414657.8876786</text:p>
          </table:table-cell>
          <table:table-cell table:style-name="ce2" table:formula="of:=([.B246]/[.J246])*SQRT(SQRT(8.3*8.3*([.D246]*[.D246]+[.E246]*[.E246])/((8.3+[.D246])*(8.3+[.D246])+[.E246]*[.E246])))*SIN((ATAN([.E246]/[.D246])-ATAN([.E246]/(8.3+[.D246])))/2)" office:value-type="float" office:value="62648.576891815" calcext:value-type="float">
            <text:p>62648.57689181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37.154" calcext:value-type="float">
            <text:p>237.154</text:p>
          </table:table-cell>
          <table:table-cell table:style-name="ce1" table:formula="of:=[.A247]*1000000000000*2*PI()" office:value-type="float" office:value="1.49008252833887E+015" calcext:value-type="float">
            <text:p>1.49E+15</text:p>
          </table:table-cell>
          <table:table-cell table:style-name="ce1" table:formula="of:=[.J247]/([.A247]*1000000000000)*1000000" office:value-type="float" office:value="1.26412566517959" calcext:value-type="float">
            <text:p>1.26E+00</text:p>
          </table:table-cell>
          <table:table-cell table:style-name="ce2" table:formula="of:=1-13.8*13.8*1E+030/([.B247]*[.B247]+1/9.3/9.3*1E+030)" office:value-type="float" office:value="-84.326098758214" calcext:value-type="float">
            <text:p>-84.3260987582</text:p>
          </table:table-cell>
          <table:table-cell table:style-name="ce2" table:formula="of:=13.8*13.8/9.3*1E+045/[.B247]/([.B247]*[.B247]+1/9.3/9.3*1E+030)" office:value-type="float" office:value="6.15727595911634" calcext:value-type="float">
            <text:p>6.1572759591</text:p>
          </table:table-cell>
          <table:table-cell table:formula="of:=[.B247]/[.J247]*2.20084" office:value-type="float" office:value="10939011.7868453" calcext:value-type="float">
            <text:p>10939011.7868453</text:p>
          </table:table-cell>
          <table:table-cell table:formula="of:=[.B247]/[.J247]" office:value-type="float" office:value="4970380.3033593" calcext:value-type="float">
            <text:p>4970380.3033593</text:p>
          </table:table-cell>
          <table:table-cell table:formula="of:=([.B247]/[.J247])*SQRT(SQRT(8.3*8.3*([.D247]*[.D247]+[.E247]*[.E247])/((8.3+[.D247])*(8.3+[.D247])+[.E247]*[.E247])))*COS((ATAN([.E247]/[.D247])-ATAN([.E247]/(8.3+[.D247])))/2)" office:value-type="float" office:value="15076217.8294012" calcext:value-type="float">
            <text:p>15076217.8294012</text:p>
          </table:table-cell>
          <table:table-cell table:style-name="ce2" table:formula="of:=([.B247]/[.J247])*SQRT(SQRT(8.3*8.3*([.D247]*[.D247]+[.E247]*[.E247])/((8.3+[.D247])*(8.3+[.D247])+[.E247]*[.E247])))*SIN((ATAN([.E247]/[.D247])-ATAN([.E247]/(8.3+[.D247])))/2)" office:value-type="float" office:value="59736.1051981583" calcext:value-type="float">
            <text:p>59736.105198158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32.378" calcext:value-type="float">
            <text:p>232.378</text:p>
          </table:table-cell>
          <table:table-cell table:style-name="ce1" table:formula="of:=[.A248]*1000000000000*2*PI()" office:value-type="float" office:value="1.46007403531178E+015" calcext:value-type="float">
            <text:p>1.46E+15</text:p>
          </table:table-cell>
          <table:table-cell table:style-name="ce1" table:formula="of:=[.J248]/([.A248]*1000000000000)*1000000" office:value-type="float" office:value="1.29010688619405" calcext:value-type="float">
            <text:p>1.29E+00</text:p>
          </table:table-cell>
          <table:table-cell table:style-name="ce2" table:formula="of:=1-13.8*13.8*1E+030/([.B248]*[.B248]+1/9.3/9.3*1E+030)" office:value-type="float" office:value="-87.8503943551056" calcext:value-type="float">
            <text:p>-87.8503943551</text:p>
          </table:table-cell>
          <table:table-cell table:style-name="ce2" table:formula="of:=13.8*13.8/9.3*1E+045/[.B248]/([.B248]*[.B248]+1/9.3/9.3*1E+030)" office:value-type="float" office:value="6.54337082475062" calcext:value-type="float">
            <text:p>6.5433708248</text:p>
          </table:table-cell>
          <table:table-cell table:formula="of:=[.B248]/[.J248]*2.20084" office:value-type="float" office:value="10718713.0767498" calcext:value-type="float">
            <text:p>10718713.0767498</text:p>
          </table:table-cell>
          <table:table-cell table:formula="of:=[.B248]/[.J248]" office:value-type="float" office:value="4870282.74511089" calcext:value-type="float">
            <text:p>4870282.74511089</text:p>
          </table:table-cell>
          <table:table-cell table:formula="of:=([.B248]/[.J248])*SQRT(SQRT(8.3*8.3*([.D248]*[.D248]+[.E248]*[.E248])/((8.3+[.D248])*(8.3+[.D248])+[.E248]*[.E248])))*COS((ATAN([.E248]/[.D248])-ATAN([.E248]/(8.3+[.D248])))/2)" office:value-type="float" office:value="14740398.7656957" calcext:value-type="float">
            <text:p>14740398.7656957</text:p>
          </table:table-cell>
          <table:table-cell table:style-name="ce2" table:formula="of:=([.B248]/[.J248])*SQRT(SQRT(8.3*8.3*([.D248]*[.D248]+[.E248]*[.E248])/((8.3+[.D248])*(8.3+[.D248])+[.E248]*[.E248])))*SIN((ATAN([.E248]/[.D248])-ATAN([.E248]/(8.3+[.D248])))/2)" office:value-type="float" office:value="56926.3996052548" calcext:value-type="float">
            <text:p>56926.399605254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27.445" calcext:value-type="float">
            <text:p>227.445</text:p>
          </table:table-cell>
          <table:table-cell table:style-name="ce1" table:formula="of:=[.A249]*1000000000000*2*PI()" office:value-type="float" office:value="1.42907908219146E+015" calcext:value-type="float">
            <text:p>1.43E+15</text:p>
          </table:table-cell>
          <table:table-cell table:style-name="ce1" table:formula="of:=[.J249]/([.A249]*1000000000000)*1000000" office:value-type="float" office:value="1.31808770471982" calcext:value-type="float">
            <text:p>1.32E+00</text:p>
          </table:table-cell>
          <table:table-cell table:style-name="ce2" table:formula="of:=1-13.8*13.8*1E+030/([.B249]*[.B249]+1/9.3/9.3*1E+030)" office:value-type="float" office:value="-91.7243675320146" calcext:value-type="float">
            <text:p>-91.724367532</text:p>
          </table:table-cell>
          <table:table-cell table:style-name="ce2" table:formula="of:=13.8*13.8/9.3*1E+045/[.B249]/([.B249]*[.B249]+1/9.3/9.3*1E+030)" office:value-type="float" office:value="6.97677422086908" calcext:value-type="float">
            <text:p>6.9767742209</text:p>
          </table:table-cell>
          <table:table-cell table:formula="of:=[.B249]/[.J249]*2.20084" office:value-type="float" office:value="10491172.5539481" calcext:value-type="float">
            <text:p>10491172.5539481</text:p>
          </table:table-cell>
          <table:table-cell table:formula="of:=[.B249]/[.J249]" office:value-type="float" office:value="4766894.710178" calcext:value-type="float">
            <text:p>4766894.710178</text:p>
          </table:table-cell>
          <table:table-cell table:formula="of:=([.B249]/[.J249])*SQRT(SQRT(8.3*8.3*([.D249]*[.D249]+[.E249]*[.E249])/((8.3+[.D249])*(8.3+[.D249])+[.E249]*[.E249])))*COS((ATAN([.E249]/[.D249])-ATAN([.E249]/(8.3+[.D249])))/2)" office:value-type="float" office:value="14395841.67558" calcext:value-type="float">
            <text:p>14395841.67558</text:p>
          </table:table-cell>
          <table:table-cell table:style-name="ce2" table:formula="of:=([.B249]/[.J249])*SQRT(SQRT(8.3*8.3*([.D249]*[.D249]+[.E249]*[.E249])/((8.3+[.D249])*(8.3+[.D249])+[.E249]*[.E249])))*SIN((ATAN([.E249]/[.D249])-ATAN([.E249]/(8.3+[.D249])))/2)" office:value-type="float" office:value="54125.5349128456" calcext:value-type="float">
            <text:p>54125.534912845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17.707" calcext:value-type="float">
            <text:p>217.707</text:p>
          </table:table-cell>
          <table:table-cell table:style-name="ce1" table:formula="of:=[.A250]*1000000000000*2*PI()" office:value-type="float" office:value="1.36789342367015E+015" calcext:value-type="float">
            <text:p>1.37E+15</text:p>
          </table:table-cell>
          <table:table-cell table:style-name="ce1" table:formula="of:=[.J250]/([.A250]*1000000000000)*1000000" office:value-type="float" office:value="1.37704556123597" calcext:value-type="float">
            <text:p>1.38E+00</text:p>
          </table:table-cell>
          <table:table-cell table:style-name="ce2" table:formula="of:=1-13.8*13.8*1E+030/([.B250]*[.B250]+1/9.3/9.3*1E+030)" office:value-type="float" office:value="-100.152898241195" calcext:value-type="float">
            <text:p>-100.1528982412</text:p>
          </table:table-cell>
          <table:table-cell table:style-name="ce2" table:formula="of:=13.8*13.8/9.3*1E+045/[.B250]/([.B250]*[.B250]+1/9.3/9.3*1E+030)" office:value-type="float" office:value="7.95139119513922" calcext:value-type="float">
            <text:p>7.9513911951</text:p>
          </table:table-cell>
          <table:table-cell table:formula="of:=[.B250]/[.J250]*2.20084" office:value-type="float" office:value="10041995.6613792" calcext:value-type="float">
            <text:p>10041995.6613792</text:p>
          </table:table-cell>
          <table:table-cell table:formula="of:=[.B250]/[.J250]" office:value-type="float" office:value="4562801.32194036" calcext:value-type="float">
            <text:p>4562801.32194036</text:p>
          </table:table-cell>
          <table:table-cell table:formula="of:=([.B250]/[.J250])*SQRT(SQRT(8.3*8.3*([.D250]*[.D250]+[.E250]*[.E250])/((8.3+[.D250])*(8.3+[.D250])+[.E250]*[.E250])))*COS((ATAN([.E250]/[.D250])-ATAN([.E250]/(8.3+[.D250])))/2)" office:value-type="float" office:value="13722233.1979153" calcext:value-type="float">
            <text:p>13722233.1979153</text:p>
          </table:table-cell>
          <table:table-cell table:style-name="ce2" table:formula="of:=([.B250]/[.J250])*SQRT(SQRT(8.3*8.3*([.D250]*[.D250]+[.E250]*[.E250])/((8.3+[.D250])*(8.3+[.D250])+[.E250]*[.E250])))*SIN((ATAN([.E250]/[.D250])-ATAN([.E250]/(8.3+[.D250])))/2)" office:value-type="float" office:value="48885.440477716" calcext:value-type="float">
            <text:p>48885.44047771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17.707" calcext:value-type="float">
            <text:p>217.707</text:p>
          </table:table-cell>
          <table:table-cell table:style-name="ce1" table:formula="of:=[.A251]*1000000000000*2*PI()" office:value-type="float" office:value="1.36789342367015E+015" calcext:value-type="float">
            <text:p>1.37E+15</text:p>
          </table:table-cell>
          <table:table-cell table:style-name="ce1" table:formula="of:=[.J251]/([.A251]*1000000000000)*1000000" office:value-type="float" office:value="1.37704556123597" calcext:value-type="float">
            <text:p>1.38E+00</text:p>
          </table:table-cell>
          <table:table-cell table:style-name="ce2" table:formula="of:=1-13.8*13.8*1E+030/([.B251]*[.B251]+1/9.3/9.3*1E+030)" office:value-type="float" office:value="-100.152898241195" calcext:value-type="float">
            <text:p>-100.1528982412</text:p>
          </table:table-cell>
          <table:table-cell table:style-name="ce2" table:formula="of:=13.8*13.8/9.3*1E+045/[.B251]/([.B251]*[.B251]+1/9.3/9.3*1E+030)" office:value-type="float" office:value="7.95139119513922" calcext:value-type="float">
            <text:p>7.9513911951</text:p>
          </table:table-cell>
          <table:table-cell table:formula="of:=[.B251]/[.J251]*2.20084" office:value-type="float" office:value="10041995.6613792" calcext:value-type="float">
            <text:p>10041995.6613792</text:p>
          </table:table-cell>
          <table:table-cell table:formula="of:=[.B251]/[.J251]" office:value-type="float" office:value="4562801.32194036" calcext:value-type="float">
            <text:p>4562801.32194036</text:p>
          </table:table-cell>
          <table:table-cell table:formula="of:=([.B251]/[.J251])*SQRT(SQRT(8.3*8.3*([.D251]*[.D251]+[.E251]*[.E251])/((8.3+[.D251])*(8.3+[.D251])+[.E251]*[.E251])))*COS((ATAN([.E251]/[.D251])-ATAN([.E251]/(8.3+[.D251])))/2)" office:value-type="float" office:value="13722233.1979153" calcext:value-type="float">
            <text:p>13722233.1979153</text:p>
          </table:table-cell>
          <table:table-cell table:style-name="ce2" table:formula="of:=([.B251]/[.J251])*SQRT(SQRT(8.3*8.3*([.D251]*[.D251]+[.E251]*[.E251])/((8.3+[.D251])*(8.3+[.D251])+[.E251]*[.E251])))*SIN((ATAN([.E251]/[.D251])-ATAN([.E251]/(8.3+[.D251])))/2)" office:value-type="float" office:value="48885.440477716" calcext:value-type="float">
            <text:p>48885.44047771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16.763" calcext:value-type="float">
            <text:p>216.763</text:p>
          </table:table-cell>
          <table:table-cell table:style-name="ce1" table:formula="of:=[.A252]*1000000000000*2*PI()" office:value-type="float" office:value="1.36196209674017E+015" calcext:value-type="float">
            <text:p>1.36E+15</text:p>
          </table:table-cell>
          <table:table-cell table:style-name="ce1" table:formula="of:=[.J252]/([.A252]*1000000000000)*1000000" office:value-type="float" office:value="1.38304257645447" calcext:value-type="float">
            <text:p>1.38E+00</text:p>
          </table:table-cell>
          <table:table-cell table:style-name="ce2" table:formula="of:=1-13.8*13.8*1E+030/([.B252]*[.B252]+1/9.3/9.3*1E+030)" office:value-type="float" office:value="-101.030386297342" calcext:value-type="float">
            <text:p>-101.0303862973</text:p>
          </table:table-cell>
          <table:table-cell table:style-name="ce2" table:formula="of:=13.8*13.8/9.3*1E+045/[.B252]/([.B252]*[.B252]+1/9.3/9.3*1E+030)" office:value-type="float" office:value="8.05529706409817" calcext:value-type="float">
            <text:p>8.0552970641</text:p>
          </table:table-cell>
          <table:table-cell table:formula="of:=[.B252]/[.J252]*2.20084" office:value-type="float" office:value="9998452.53275062" calcext:value-type="float">
            <text:p>9998452.53275062</text:p>
          </table:table-cell>
          <table:table-cell table:formula="of:=[.B252]/[.J252]" office:value-type="float" office:value="4543016.54493313" calcext:value-type="float">
            <text:p>4543016.54493313</text:p>
          </table:table-cell>
          <table:table-cell table:formula="of:=([.B252]/[.J252])*SQRT(SQRT(8.3*8.3*([.D252]*[.D252]+[.E252]*[.E252])/((8.3+[.D252])*(8.3+[.D252])+[.E252]*[.E252])))*COS((ATAN([.E252]/[.D252])-ATAN([.E252]/(8.3+[.D252])))/2)" office:value-type="float" office:value="13657380.6523515" calcext:value-type="float">
            <text:p>13657380.6523515</text:p>
          </table:table-cell>
          <table:table-cell table:style-name="ce2" table:formula="of:=([.B252]/[.J252])*SQRT(SQRT(8.3*8.3*([.D252]*[.D252]+[.E252]*[.E252])/((8.3+[.D252])*(8.3+[.D252])+[.E252]*[.E252])))*SIN((ATAN([.E252]/[.D252])-ATAN([.E252]/(8.3+[.D252])))/2)" office:value-type="float" office:value="48397.1664590318" calcext:value-type="float">
            <text:p>48397.166459031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12.917" calcext:value-type="float">
            <text:p>212.917</text:p>
          </table:table-cell>
          <table:table-cell table:style-name="ce1" table:formula="of:=[.A253]*1000000000000*2*PI()" office:value-type="float" office:value="1.33779696604876E+015" calcext:value-type="float">
            <text:p>1.34E+15</text:p>
          </table:table-cell>
          <table:table-cell table:style-name="ce1" table:formula="of:=[.J253]/([.A253]*1000000000000)*1000000" office:value-type="float" office:value="1.40802499565558" calcext:value-type="float">
            <text:p>1.41E+00</text:p>
          </table:table-cell>
          <table:table-cell table:style-name="ce2" table:formula="of:=1-13.8*13.8*1E+030/([.B253]*[.B253]+1/9.3/9.3*1E+030)" office:value-type="float" office:value="-104.725830236916" calcext:value-type="float">
            <text:p>-104.7258302369</text:p>
          </table:table-cell>
          <table:table-cell table:style-name="ce2" table:formula="of:=13.8*13.8/9.3*1E+045/[.B253]/([.B253]*[.B253]+1/9.3/9.3*1E+030)" office:value-type="float" office:value="8.49782824388973" calcext:value-type="float">
            <text:p>8.4978282439</text:p>
          </table:table-cell>
          <table:table-cell table:formula="of:=[.B253]/[.J253]*2.20084" office:value-type="float" office:value="9821051.18454565" calcext:value-type="float">
            <text:p>9821051.18454565</text:p>
          </table:table-cell>
          <table:table-cell table:formula="of:=[.B253]/[.J253]" office:value-type="float" office:value="4462410.34538888" calcext:value-type="float">
            <text:p>4462410.34538888</text:p>
          </table:table-cell>
          <table:table-cell table:formula="of:=([.B253]/[.J253])*SQRT(SQRT(8.3*8.3*([.D253]*[.D253]+[.E253]*[.E253])/((8.3+[.D253])*(8.3+[.D253])+[.E253]*[.E253])))*COS((ATAN([.E253]/[.D253])-ATAN([.E253]/(8.3+[.D253])))/2)" office:value-type="float" office:value="13393950.8513438" calcext:value-type="float">
            <text:p>13393950.8513438</text:p>
          </table:table-cell>
          <table:table-cell table:style-name="ce2" table:formula="of:=([.B253]/[.J253])*SQRT(SQRT(8.3*8.3*([.D253]*[.D253]+[.E253]*[.E253])/((8.3+[.D253])*(8.3+[.D253])+[.E253]*[.E253])))*SIN((ATAN([.E253]/[.D253])-ATAN([.E253]/(8.3+[.D253])))/2)" office:value-type="float" office:value="46442.728256695" calcext:value-type="float">
            <text:p>46442.72825669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08.044" calcext:value-type="float">
            <text:p>208.044</text:p>
          </table:table-cell>
          <table:table-cell table:style-name="ce1" table:formula="of:=[.A254]*1000000000000*2*PI()" office:value-type="float" office:value="1.30717900404687E+015" calcext:value-type="float">
            <text:p>1.31E+15</text:p>
          </table:table-cell>
          <table:table-cell table:style-name="ce1" table:formula="of:=[.J254]/([.A254]*1000000000000)*1000000" office:value-type="float" office:value="1.44100506623599" calcext:value-type="float">
            <text:p>1.44E+00</text:p>
          </table:table-cell>
          <table:table-cell table:style-name="ce2" table:formula="of:=1-13.8*13.8*1E+030/([.B254]*[.B254]+1/9.3/9.3*1E+030)" office:value-type="float" office:value="-109.702974537467" calcext:value-type="float">
            <text:p>-109.7029745375</text:p>
          </table:table-cell>
          <table:table-cell table:style-name="ce2" table:formula="of:=13.8*13.8/9.3*1E+045/[.B254]/([.B254]*[.B254]+1/9.3/9.3*1E+030)" office:value-type="float" office:value="9.1062858356339" calcext:value-type="float">
            <text:p>9.1062858356</text:p>
          </table:table-cell>
          <table:table-cell table:formula="of:=[.B254]/[.J254]*2.20084" office:value-type="float" office:value="9596278.23347882" calcext:value-type="float">
            <text:p>9596278.23347882</text:p>
          </table:table-cell>
          <table:table-cell table:formula="of:=[.B254]/[.J254]" office:value-type="float" office:value="4360279.81746916" calcext:value-type="float">
            <text:p>4360279.81746916</text:p>
          </table:table-cell>
          <table:table-cell table:formula="of:=([.B254]/[.J254])*SQRT(SQRT(8.3*8.3*([.D254]*[.D254]+[.E254]*[.E254])/((8.3+[.D254])*(8.3+[.D254])+[.E254]*[.E254])))*COS((ATAN([.E254]/[.D254])-ATAN([.E254]/(8.3+[.D254])))/2)" office:value-type="float" office:value="13061957.2117152" calcext:value-type="float">
            <text:p>13061957.2117152</text:p>
          </table:table-cell>
          <table:table-cell table:style-name="ce2" table:formula="of:=([.B254]/[.J254])*SQRT(SQRT(8.3*8.3*([.D254]*[.D254]+[.E254]*[.E254])/((8.3+[.D254])*(8.3+[.D254])+[.E254]*[.E254])))*SIN((ATAN([.E254]/[.D254])-ATAN([.E254]/(8.3+[.D254])))/2)" office:value-type="float" office:value="44045.1599796565" calcext:value-type="float">
            <text:p>44045.159979656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203.252" calcext:value-type="float">
            <text:p>203.252</text:p>
          </table:table-cell>
          <table:table-cell table:style-name="ce1" table:formula="of:=[.A255]*1000000000000*2*PI()" office:value-type="float" office:value="1.27706998005487E+015" calcext:value-type="float">
            <text:p>1.28E+15</text:p>
          </table:table-cell>
          <table:table-cell table:style-name="ce1" table:formula="of:=[.J255]/([.A255]*1000000000000)*1000000" office:value-type="float" office:value="1.47497912935666" calcext:value-type="float">
            <text:p>1.47E+00</text:p>
          </table:table-cell>
          <table:table-cell table:style-name="ce2" table:formula="of:=1-13.8*13.8*1E+030/([.B255]*[.B255]+1/9.3/9.3*1E+030)" office:value-type="float" office:value="-114.947339881155" calcext:value-type="float">
            <text:p>-114.9473398812</text:p>
          </table:table-cell>
          <table:table-cell table:style-name="ce2" table:formula="of:=13.8*13.8/9.3*1E+045/[.B255]/([.B255]*[.B255]+1/9.3/9.3*1E+030)" office:value-type="float" office:value="9.76254715553161" calcext:value-type="float">
            <text:p>9.7625471555</text:p>
          </table:table-cell>
          <table:table-cell table:formula="of:=[.B255]/[.J255]*2.20084" office:value-type="float" office:value="9375241.50425412" calcext:value-type="float">
            <text:p>9375241.50425412</text:p>
          </table:table-cell>
          <table:table-cell table:formula="of:=[.B255]/[.J255]" office:value-type="float" office:value="4259846.92401725" calcext:value-type="float">
            <text:p>4259846.92401725</text:p>
          </table:table-cell>
          <table:table-cell table:formula="of:=([.B255]/[.J255])*SQRT(SQRT(8.3*8.3*([.D255]*[.D255]+[.E255]*[.E255])/((8.3+[.D255])*(8.3+[.D255])+[.E255]*[.E255])))*COS((ATAN([.E255]/[.D255])-ATAN([.E255]/(8.3+[.D255])))/2)" office:value-type="float" office:value="12737361.8657334" calcext:value-type="float">
            <text:p>12737361.8657334</text:p>
          </table:table-cell>
          <table:table-cell table:style-name="ce2" table:formula="of:=([.B255]/[.J255])*SQRT(SQRT(8.3*8.3*([.D255]*[.D255]+[.E255]*[.E255])/((8.3+[.D255])*(8.3+[.D255])+[.E255]*[.E255])))*SIN((ATAN([.E255]/[.D255])-ATAN([.E255]/(8.3+[.D255])))/2)" office:value-type="float" office:value="41770.8875019189" calcext:value-type="float">
            <text:p>41770.887501918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98.413" calcext:value-type="float">
            <text:p>198.413</text:p>
          </table:table-cell>
          <table:table-cell table:style-name="ce1" table:formula="of:=[.A256]*1000000000000*2*PI()" office:value-type="float" office:value="1.24666564635342E+015" calcext:value-type="float">
            <text:p>1.25E+15</text:p>
          </table:table-cell>
          <table:table-cell table:style-name="ce1" table:formula="of:=[.J256]/([.A256]*1000000000000)*1000000" office:value-type="float" office:value="1.51095169167343" calcext:value-type="float">
            <text:p>1.51E+00</text:p>
          </table:table-cell>
          <table:table-cell table:style-name="ce2" table:formula="of:=1-13.8*13.8*1E+030/([.B256]*[.B256]+1/9.3/9.3*1E+030)" office:value-type="float" office:value="-120.629601828916" calcext:value-type="float">
            <text:p>-120.6296018289</text:p>
          </table:table-cell>
          <table:table-cell table:style-name="ce2" table:formula="of:=13.8*13.8/9.3*1E+045/[.B256]/([.B256]*[.B256]+1/9.3/9.3*1E+030)" office:value-type="float" office:value="10.4907453316101" calcext:value-type="float">
            <text:p>10.4907453316</text:p>
          </table:table-cell>
          <table:table-cell table:formula="of:=[.B256]/[.J256]*2.20084" office:value-type="float" office:value="9152036.84383702" calcext:value-type="float">
            <text:p>9152036.84383702</text:p>
          </table:table-cell>
          <table:table-cell table:formula="of:=[.B256]/[.J256]" office:value-type="float" office:value="4158428.98340498" calcext:value-type="float">
            <text:p>4158428.98340498</text:p>
          </table:table-cell>
          <table:table-cell table:formula="of:=([.B256]/[.J256])*SQRT(SQRT(8.3*8.3*([.D256]*[.D256]+[.E256]*[.E256])/((8.3+[.D256])*(8.3+[.D256])+[.E256]*[.E256])))*COS((ATAN([.E256]/[.D256])-ATAN([.E256]/(8.3+[.D256])))/2)" office:value-type="float" office:value="12411410.767289" calcext:value-type="float">
            <text:p>12411410.767289</text:p>
          </table:table-cell>
          <table:table-cell table:style-name="ce2" table:formula="of:=([.B256]/[.J256])*SQRT(SQRT(8.3*8.3*([.D256]*[.D256]+[.E256]*[.E256])/((8.3+[.D256])*(8.3+[.D256])+[.E256]*[.E256])))*SIN((ATAN([.E256]/[.D256])-ATAN([.E256]/(8.3+[.D256])))/2)" office:value-type="float" office:value="39555.7806729824" calcext:value-type="float">
            <text:p>39555.780672982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93.548" calcext:value-type="float">
            <text:p>193.548</text:p>
          </table:table-cell>
          <table:table-cell table:style-name="ce1" table:formula="of:=[.A257]*1000000000000*2*PI()" office:value-type="float" office:value="1.21609794983399E+015" calcext:value-type="float">
            <text:p>1.22E+15</text:p>
          </table:table-cell>
          <table:table-cell table:style-name="ce1" table:formula="of:=[.J257]/([.A257]*1000000000000)*1000000" office:value-type="float" office:value="1.54893079752826" calcext:value-type="float">
            <text:p>1.55E+00</text:p>
          </table:table-cell>
          <table:table-cell table:style-name="ce2" table:formula="of:=1-13.8*13.8*1E+030/([.B257]*[.B257]+1/9.3/9.3*1E+030)" office:value-type="float" office:value="-126.772955096041" calcext:value-type="float">
            <text:p>-126.772955096</text:p>
          </table:table-cell>
          <table:table-cell table:style-name="ce2" table:formula="of:=13.8*13.8/9.3*1E+045/[.B257]/([.B257]*[.B257]+1/9.3/9.3*1E+030)" office:value-type="float" office:value="11.2976322602611" calcext:value-type="float">
            <text:p>11.2976322603</text:p>
          </table:table-cell>
          <table:table-cell table:formula="of:=[.B257]/[.J257]*2.20084" office:value-type="float" office:value="8927632.90233485" calcext:value-type="float">
            <text:p>8927632.90233485</text:p>
          </table:table-cell>
          <table:table-cell table:formula="of:=[.B257]/[.J257]" office:value-type="float" office:value="4056466.12308703" calcext:value-type="float">
            <text:p>4056466.12308703</text:p>
          </table:table-cell>
          <table:table-cell table:formula="of:=([.B257]/[.J257])*SQRT(SQRT(8.3*8.3*([.D257]*[.D257]+[.E257]*[.E257])/((8.3+[.D257])*(8.3+[.D257])+[.E257]*[.E257])))*COS((ATAN([.E257]/[.D257])-ATAN([.E257]/(8.3+[.D257])))/2)" office:value-type="float" office:value="12085497.154434" calcext:value-type="float">
            <text:p>12085497.154434</text:p>
          </table:table-cell>
          <table:table-cell table:style-name="ce2" table:formula="of:=([.B257]/[.J257])*SQRT(SQRT(8.3*8.3*([.D257]*[.D257]+[.E257]*[.E257])/((8.3+[.D257])*(8.3+[.D257])+[.E257]*[.E257])))*SIN((ATAN([.E257]/[.D257])-ATAN([.E257]/(8.3+[.D257])))/2)" office:value-type="float" office:value="37408.8975965183" calcext:value-type="float">
            <text:p>37408.897596518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93.548" calcext:value-type="float">
            <text:p>193.548</text:p>
          </table:table-cell>
          <table:table-cell table:style-name="ce1" table:formula="of:=[.A258]*1000000000000*2*PI()" office:value-type="float" office:value="1.21609794983399E+015" calcext:value-type="float">
            <text:p>1.22E+15</text:p>
          </table:table-cell>
          <table:table-cell table:style-name="ce1" table:formula="of:=[.J258]/([.A258]*1000000000000)*1000000" office:value-type="float" office:value="1.54893079752826" calcext:value-type="float">
            <text:p>1.55E+00</text:p>
          </table:table-cell>
          <table:table-cell table:style-name="ce2" table:formula="of:=1-13.8*13.8*1E+030/([.B258]*[.B258]+1/9.3/9.3*1E+030)" office:value-type="float" office:value="-126.772955096041" calcext:value-type="float">
            <text:p>-126.772955096</text:p>
          </table:table-cell>
          <table:table-cell table:style-name="ce2" table:formula="of:=13.8*13.8/9.3*1E+045/[.B258]/([.B258]*[.B258]+1/9.3/9.3*1E+030)" office:value-type="float" office:value="11.2976322602611" calcext:value-type="float">
            <text:p>11.2976322603</text:p>
          </table:table-cell>
          <table:table-cell table:formula="of:=[.B258]/[.J258]*2.20084" office:value-type="float" office:value="8927632.90233485" calcext:value-type="float">
            <text:p>8927632.90233485</text:p>
          </table:table-cell>
          <table:table-cell table:formula="of:=[.B258]/[.J258]" office:value-type="float" office:value="4056466.12308703" calcext:value-type="float">
            <text:p>4056466.12308703</text:p>
          </table:table-cell>
          <table:table-cell table:formula="of:=([.B258]/[.J258])*SQRT(SQRT(8.3*8.3*([.D258]*[.D258]+[.E258]*[.E258])/((8.3+[.D258])*(8.3+[.D258])+[.E258]*[.E258])))*COS((ATAN([.E258]/[.D258])-ATAN([.E258]/(8.3+[.D258])))/2)" office:value-type="float" office:value="12085497.154434" calcext:value-type="float">
            <text:p>12085497.154434</text:p>
          </table:table-cell>
          <table:table-cell table:style-name="ce2" table:formula="of:=([.B258]/[.J258])*SQRT(SQRT(8.3*8.3*([.D258]*[.D258]+[.E258]*[.E258])/((8.3+[.D258])*(8.3+[.D258])+[.E258]*[.E258])))*SIN((ATAN([.E258]/[.D258])-ATAN([.E258]/(8.3+[.D258])))/2)" office:value-type="float" office:value="37408.8975965183" calcext:value-type="float">
            <text:p>37408.897596518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88.679" calcext:value-type="float">
            <text:p>188.679</text:p>
          </table:table-cell>
          <table:table-cell table:style-name="ce1" table:formula="of:=[.A259]*1000000000000*2*PI()" office:value-type="float" office:value="1.18550512057334E+015" calcext:value-type="float">
            <text:p>1.19E+15</text:p>
          </table:table-cell>
          <table:table-cell table:style-name="ce1" table:formula="of:=[.J259]/([.A259]*1000000000000)*1000000" office:value-type="float" office:value="1.58890209297272" calcext:value-type="float">
            <text:p>1.59E+00</text:p>
          </table:table-cell>
          <table:table-cell table:style-name="ce2" table:formula="of:=1-13.8*13.8*1E+030/([.B259]*[.B259]+1/9.3/9.3*1E+030)" office:value-type="float" office:value="-133.398090163175" calcext:value-type="float">
            <text:p>-133.3980901632</text:p>
          </table:table-cell>
          <table:table-cell table:style-name="ce2" table:formula="of:=13.8*13.8/9.3*1E+045/[.B259]/([.B259]*[.B259]+1/9.3/9.3*1E+030)" office:value-type="float" office:value="12.1900844573647" calcext:value-type="float">
            <text:p>12.1900844574</text:p>
          </table:table-cell>
          <table:table-cell table:formula="of:=[.B259]/[.J259]*2.20084" office:value-type="float" office:value="8703044.45605042" calcext:value-type="float">
            <text:p>8703044.45605042</text:p>
          </table:table-cell>
          <table:table-cell table:formula="of:=[.B259]/[.J259]" office:value-type="float" office:value="3954419.42896822" calcext:value-type="float">
            <text:p>3954419.42896822</text:p>
          </table:table-cell>
          <table:table-cell table:formula="of:=([.B259]/[.J259])*SQRT(SQRT(8.3*8.3*([.D259]*[.D259]+[.E259]*[.E259])/((8.3+[.D259])*(8.3+[.D259])+[.E259]*[.E259])))*COS((ATAN([.E259]/[.D259])-ATAN([.E259]/(8.3+[.D259])))/2)" office:value-type="float" office:value="11761049.639665" calcext:value-type="float">
            <text:p>11761049.639665</text:p>
          </table:table-cell>
          <table:table-cell table:style-name="ce2" table:formula="of:=([.B259]/[.J259])*SQRT(SQRT(8.3*8.3*([.D259]*[.D259]+[.E259]*[.E259])/((8.3+[.D259])*(8.3+[.D259])+[.E259]*[.E259])))*SIN((ATAN([.E259]/[.D259])-ATAN([.E259]/(8.3+[.D259])))/2)" office:value-type="float" office:value="35338.3763066187" calcext:value-type="float">
            <text:p>35338.376306618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83.936" calcext:value-type="float">
            <text:p>183.936</text:p>
          </table:table-cell>
          <table:table-cell table:style-name="ce1" table:formula="of:=[.A260]*1000000000000*2*PI()" office:value-type="float" office:value="1.15570397266138E+015" calcext:value-type="float">
            <text:p>1.16E+15</text:p>
          </table:table-cell>
          <table:table-cell table:style-name="ce1" table:formula="of:=[.J260]/([.A260]*1000000000000)*1000000" office:value-type="float" office:value="1.62987374956507" calcext:value-type="float">
            <text:p>1.63E+00</text:p>
          </table:table-cell>
          <table:table-cell table:style-name="ce2" table:formula="of:=1-13.8*13.8*1E+030/([.B260]*[.B260]+1/9.3/9.3*1E+030)" office:value-type="float" office:value="-140.358419689329" calcext:value-type="float">
            <text:p>-140.3584196893</text:p>
          </table:table-cell>
          <table:table-cell table:style-name="ce2" table:formula="of:=13.8*13.8/9.3*1E+045/[.B260]/([.B260]*[.B260]+1/9.3/9.3*1E+030)" office:value-type="float" office:value="13.152009886337" calcext:value-type="float">
            <text:p>13.1520098863</text:p>
          </table:table-cell>
          <table:table-cell table:formula="of:=[.B260]/[.J260]*2.20084" office:value-type="float" office:value="8484267.91040911" calcext:value-type="float">
            <text:p>8484267.91040911</text:p>
          </table:table-cell>
          <table:table-cell table:formula="of:=[.B260]/[.J260]" office:value-type="float" office:value="3855013.49957703" calcext:value-type="float">
            <text:p>3855013.49957703</text:p>
          </table:table-cell>
          <table:table-cell table:formula="of:=([.B260]/[.J260])*SQRT(SQRT(8.3*8.3*([.D260]*[.D260]+[.E260]*[.E260])/((8.3+[.D260])*(8.3+[.D260])+[.E260]*[.E260])))*COS((ATAN([.E260]/[.D260])-ATAN([.E260]/(8.3+[.D260])))/2)" office:value-type="float" office:value="11446608.6527933" calcext:value-type="float">
            <text:p>11446608.6527933</text:p>
          </table:table-cell>
          <table:table-cell table:style-name="ce2" table:formula="of:=([.B260]/[.J260])*SQRT(SQRT(8.3*8.3*([.D260]*[.D260]+[.E260]*[.E260])/((8.3+[.D260])*(8.3+[.D260])+[.E260]*[.E260])))*SIN((ATAN([.E260]/[.D260])-ATAN([.E260]/(8.3+[.D260])))/2)" office:value-type="float" office:value="33394.4817512819" calcext:value-type="float">
            <text:p>33394.481751281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79.104" calcext:value-type="float">
            <text:p>179.104</text:p>
          </table:table-cell>
          <table:table-cell table:style-name="ce1" table:formula="of:=[.A261]*1000000000000*2*PI()" office:value-type="float" office:value="1.12534362125709E+015" calcext:value-type="float">
            <text:p>1.13E+15</text:p>
          </table:table-cell>
          <table:table-cell table:style-name="ce1" table:formula="of:=[.J261]/([.A261]*1000000000000)*1000000" office:value-type="float" office:value="1.67384568742183" calcext:value-type="float">
            <text:p>1.67E+00</text:p>
          </table:table-cell>
          <table:table-cell table:style-name="ce2" table:formula="of:=1-13.8*13.8*1E+030/([.B261]*[.B261]+1/9.3/9.3*1E+030)" office:value-type="float" office:value="-148.018714092125" calcext:value-type="float">
            <text:p>-148.0187140921</text:p>
          </table:table-cell>
          <table:table-cell table:style-name="ce2" table:formula="of:=13.8*13.8/9.3*1E+045/[.B261]/([.B261]*[.B261]+1/9.3/9.3*1E+030)" office:value-type="float" office:value="14.238777686779" calcext:value-type="float">
            <text:p>14.2387776868</text:p>
          </table:table-cell>
          <table:table-cell table:formula="of:=[.B261]/[.J261]*2.20084" office:value-type="float" office:value="8261386.13336115" calcext:value-type="float">
            <text:p>8261386.13336115</text:p>
          </table:table-cell>
          <table:table-cell table:formula="of:=[.B261]/[.J261]" office:value-type="float" office:value="3753742.26811633" calcext:value-type="float">
            <text:p>3753742.26811633</text:p>
          </table:table-cell>
          <table:table-cell table:formula="of:=([.B261]/[.J261])*SQRT(SQRT(8.3*8.3*([.D261]*[.D261]+[.E261]*[.E261])/((8.3+[.D261])*(8.3+[.D261])+[.E261]*[.E261])))*COS((ATAN([.E261]/[.D261])-ATAN([.E261]/(8.3+[.D261])))/2)" office:value-type="float" office:value="11127844.8784287" calcext:value-type="float">
            <text:p>11127844.8784287</text:p>
          </table:table-cell>
          <table:table-cell table:style-name="ce2" table:formula="of:=([.B261]/[.J261])*SQRT(SQRT(8.3*8.3*([.D261]*[.D261]+[.E261]*[.E261])/((8.3+[.D261])*(8.3+[.D261])+[.E261]*[.E261])))*SIN((ATAN([.E261]/[.D261])-ATAN([.E261]/(8.3+[.D261])))/2)" office:value-type="float" office:value="31486.2095066253" calcext:value-type="float">
            <text:p>31486.209506625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74.216" calcext:value-type="float">
            <text:p>174.216</text:p>
          </table:table-cell>
          <table:table-cell table:style-name="ce1" table:formula="of:=[.A262]*1000000000000*2*PI()" office:value-type="float" office:value="1.0946314114756E+015" calcext:value-type="float">
            <text:p>1.09E+15</text:p>
          </table:table-cell>
          <table:table-cell table:style-name="ce1" table:formula="of:=[.J262]/([.A262]*1000000000000)*1000000" office:value-type="float" office:value="1.72080898424944" calcext:value-type="float">
            <text:p>1.72E+00</text:p>
          </table:table-cell>
          <table:table-cell table:style-name="ce2" table:formula="of:=1-13.8*13.8*1E+030/([.B262]*[.B262]+1/9.3/9.3*1E+030)" office:value-type="float" office:value="-156.41705659261" calcext:value-type="float">
            <text:p>-156.4170565926</text:p>
          </table:table-cell>
          <table:table-cell table:style-name="ce2" table:formula="of:=13.8*13.8/9.3*1E+045/[.B262]/([.B262]*[.B262]+1/9.3/9.3*1E+030)" office:value-type="float" office:value="15.4632555283556" calcext:value-type="float">
            <text:p>15.4632555284</text:p>
          </table:table-cell>
          <table:table-cell table:formula="of:=[.B262]/[.J262]*2.20084" office:value-type="float" office:value="8035921.28936065" calcext:value-type="float">
            <text:p>8035921.28936065</text:p>
          </table:table-cell>
          <table:table-cell table:formula="of:=[.B262]/[.J262]" office:value-type="float" office:value="3651297.36344335" calcext:value-type="float">
            <text:p>3651297.36344335</text:p>
          </table:table-cell>
          <table:table-cell table:formula="of:=([.B262]/[.J262])*SQRT(SQRT(8.3*8.3*([.D262]*[.D262]+[.E262]*[.E262])/((8.3+[.D262])*(8.3+[.D262])+[.E262]*[.E262])))*COS((ATAN([.E262]/[.D262])-ATAN([.E262]/(8.3+[.D262])))/2)" office:value-type="float" office:value="10806949.7656179" calcext:value-type="float">
            <text:p>10806949.7656179</text:p>
          </table:table-cell>
          <table:table-cell table:style-name="ce2" table:formula="of:=([.B262]/[.J262])*SQRT(SQRT(8.3*8.3*([.D262]*[.D262]+[.E262]*[.E262])/((8.3+[.D262])*(8.3+[.D262])+[.E262]*[.E262])))*SIN((ATAN([.E262]/[.D262])-ATAN([.E262]/(8.3+[.D262])))/2)" office:value-type="float" office:value="29627.8698582792" calcext:value-type="float">
            <text:p>29627.869858279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69.396" calcext:value-type="float">
            <text:p>169.396</text:p>
          </table:table-cell>
          <table:table-cell table:style-name="ce1" table:formula="of:=[.A263]*1000000000000*2*PI()" office:value-type="float" office:value="1.06434645829499E+015" calcext:value-type="float">
            <text:p>1.06E+15</text:p>
          </table:table-cell>
          <table:table-cell table:style-name="ce1" table:formula="of:=[.J263]/([.A263]*1000000000000)*1000000" office:value-type="float" office:value="1.7697729462325" calcext:value-type="float">
            <text:p>1.77E+00</text:p>
          </table:table-cell>
          <table:table-cell table:style-name="ce2" table:formula="of:=1-13.8*13.8*1E+030/([.B263]*[.B263]+1/9.3/9.3*1E+030)" office:value-type="float" office:value="-165.411012959801" calcext:value-type="float">
            <text:p>-165.4110129598</text:p>
          </table:table-cell>
          <table:table-cell table:style-name="ce2" table:formula="of:=13.8*13.8/9.3*1E+045/[.B263]/([.B263]*[.B263]+1/9.3/9.3*1E+030)" office:value-type="float" office:value="16.8118728333722" calcext:value-type="float">
            <text:p>16.8118728334</text:p>
          </table:table-cell>
          <table:table-cell table:formula="of:=[.B263]/[.J263]*2.20084" office:value-type="float" office:value="7813593.02665962" calcext:value-type="float">
            <text:p>7813593.02665962</text:p>
          </table:table-cell>
          <table:table-cell table:formula="of:=[.B263]/[.J263]" office:value-type="float" office:value="3550277.63338526" calcext:value-type="float">
            <text:p>3550277.63338526</text:p>
          </table:table-cell>
          <table:table-cell table:formula="of:=([.B263]/[.J263])*SQRT(SQRT(8.3*8.3*([.D263]*[.D263]+[.E263]*[.E263])/((8.3+[.D263])*(8.3+[.D263])+[.E263]*[.E263])))*COS((ATAN([.E263]/[.D263])-ATAN([.E263]/(8.3+[.D263])))/2)" office:value-type="float" office:value="10492002.9612214" calcext:value-type="float">
            <text:p>10492002.9612214</text:p>
          </table:table-cell>
          <table:table-cell table:style-name="ce2" table:formula="of:=([.B263]/[.J263])*SQRT(SQRT(8.3*8.3*([.D263]*[.D263]+[.E263]*[.E263])/((8.3+[.D263])*(8.3+[.D263])+[.E263]*[.E263])))*SIN((ATAN([.E263]/[.D263])-ATAN([.E263]/(8.3+[.D263])))/2)" office:value-type="float" office:value="27864.4634830244" calcext:value-type="float">
            <text:p>27864.463483024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69.396" calcext:value-type="float">
            <text:p>169.396</text:p>
          </table:table-cell>
          <table:table-cell table:style-name="ce1" table:formula="of:=[.A264]*1000000000000*2*PI()" office:value-type="float" office:value="1.06434645829499E+015" calcext:value-type="float">
            <text:p>1.06E+15</text:p>
          </table:table-cell>
          <table:table-cell table:style-name="ce1" table:formula="of:=[.J264]/([.A264]*1000000000000)*1000000" office:value-type="float" office:value="1.7697729462325" calcext:value-type="float">
            <text:p>1.77E+00</text:p>
          </table:table-cell>
          <table:table-cell table:style-name="ce2" table:formula="of:=1-13.8*13.8*1E+030/([.B264]*[.B264]+1/9.3/9.3*1E+030)" office:value-type="float" office:value="-165.411012959801" calcext:value-type="float">
            <text:p>-165.4110129598</text:p>
          </table:table-cell>
          <table:table-cell table:style-name="ce2" table:formula="of:=13.8*13.8/9.3*1E+045/[.B264]/([.B264]*[.B264]+1/9.3/9.3*1E+030)" office:value-type="float" office:value="16.8118728333722" calcext:value-type="float">
            <text:p>16.8118728334</text:p>
          </table:table-cell>
          <table:table-cell table:formula="of:=[.B264]/[.J264]*2.20084" office:value-type="float" office:value="7813593.02665962" calcext:value-type="float">
            <text:p>7813593.02665962</text:p>
          </table:table-cell>
          <table:table-cell table:formula="of:=[.B264]/[.J264]" office:value-type="float" office:value="3550277.63338526" calcext:value-type="float">
            <text:p>3550277.63338526</text:p>
          </table:table-cell>
          <table:table-cell table:formula="of:=([.B264]/[.J264])*SQRT(SQRT(8.3*8.3*([.D264]*[.D264]+[.E264]*[.E264])/((8.3+[.D264])*(8.3+[.D264])+[.E264]*[.E264])))*COS((ATAN([.E264]/[.D264])-ATAN([.E264]/(8.3+[.D264])))/2)" office:value-type="float" office:value="10492002.9612214" calcext:value-type="float">
            <text:p>10492002.9612214</text:p>
          </table:table-cell>
          <table:table-cell table:style-name="ce2" table:formula="of:=([.B264]/[.J264])*SQRT(SQRT(8.3*8.3*([.D264]*[.D264]+[.E264]*[.E264])/((8.3+[.D264])*(8.3+[.D264])+[.E264]*[.E264])))*SIN((ATAN([.E264]/[.D264])-ATAN([.E264]/(8.3+[.D264])))/2)" office:value-type="float" office:value="27864.4634830244" calcext:value-type="float">
            <text:p>27864.463483024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59.659" calcext:value-type="float">
            <text:p>159.659</text:p>
          </table:table-cell>
          <table:table-cell table:style-name="ce1" table:formula="of:=[.A265]*1000000000000*2*PI()" office:value-type="float" office:value="1.00316708295899E+015" calcext:value-type="float">
            <text:p>1.00E+15</text:p>
          </table:table-cell>
          <table:table-cell table:style-name="ce1" table:formula="of:=[.J265]/([.A265]*1000000000000)*1000000" office:value-type="float" office:value="1.87770472068596" calcext:value-type="float">
            <text:p>1.88E+00</text:p>
          </table:table-cell>
          <table:table-cell table:style-name="ce2" table:formula="of:=1-13.8*13.8*1E+030/([.B265]*[.B265]+1/9.3/9.3*1E+030)" office:value-type="float" office:value="-186.0899253966" calcext:value-type="float">
            <text:p>-186.0899253966</text:p>
          </table:table-cell>
          <table:table-cell table:style-name="ce2" table:formula="of:=13.8*13.8/9.3*1E+045/[.B265]/([.B265]*[.B265]+1/9.3/9.3*1E+030)" office:value-type="float" office:value="20.0536845964539" calcext:value-type="float">
            <text:p>20.0536845965</text:p>
          </table:table-cell>
          <table:table-cell table:formula="of:=[.B265]/[.J265]*2.20084" office:value-type="float" office:value="7364462.26028629" calcext:value-type="float">
            <text:p>7364462.26028629</text:p>
          </table:table-cell>
          <table:table-cell table:formula="of:=[.B265]/[.J265]" office:value-type="float" office:value="3346205.20359785" calcext:value-type="float">
            <text:p>3346205.20359785</text:p>
          </table:table-cell>
          <table:table-cell table:formula="of:=([.B265]/[.J265])*SQRT(SQRT(8.3*8.3*([.D265]*[.D265]+[.E265]*[.E265])/((8.3+[.D265])*(8.3+[.D265])+[.E265]*[.E265])))*COS((ATAN([.E265]/[.D265])-ATAN([.E265]/(8.3+[.D265])))/2)" office:value-type="float" office:value="9860049.78625543" calcext:value-type="float">
            <text:p>9860049.78625543</text:p>
          </table:table-cell>
          <table:table-cell table:style-name="ce2" table:formula="of:=([.B265]/[.J265])*SQRT(SQRT(8.3*8.3*([.D265]*[.D265]+[.E265]*[.E265])/((8.3+[.D265])*(8.3+[.D265])+[.E265]*[.E265])))*SIN((ATAN([.E265]/[.D265])-ATAN([.E265]/(8.3+[.D265])))/2)" office:value-type="float" office:value="24504.2620000123" calcext:value-type="float">
            <text:p>24504.262000012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56.006" calcext:value-type="float">
            <text:p>156.006</text:p>
          </table:table-cell>
          <table:table-cell table:style-name="ce1" table:formula="of:=[.A266]*1000000000000*2*PI()" office:value-type="float" office:value="980214607031859" calcext:value-type="float">
            <text:p>9.80E+14</text:p>
          </table:table-cell>
          <table:table-cell table:style-name="ce1" table:formula="of:=[.J266]/([.A266]*1000000000000)*1000000" office:value-type="float" office:value="1.92167261515583" calcext:value-type="float">
            <text:p>1.92E+00</text:p>
          </table:table-cell>
          <table:table-cell table:style-name="ce2" table:formula="of:=1-13.8*13.8*1E+030/([.B266]*[.B266]+1/9.3/9.3*1E+030)" office:value-type="float" office:value="-194.848814257209" calcext:value-type="float">
            <text:p>-194.8488142572</text:p>
          </table:table-cell>
          <table:table-cell table:style-name="ce2" table:formula="of:=13.8*13.8/9.3*1E+045/[.B266]/([.B266]*[.B266]+1/9.3/9.3*1E+030)" office:value-type="float" office:value="21.4840833167026" calcext:value-type="float">
            <text:p>21.4840833167</text:p>
          </table:table-cell>
          <table:table-cell table:formula="of:=[.B266]/[.J266]*2.20084" office:value-type="float" office:value="7195963.26782843" calcext:value-type="float">
            <text:p>7195963.26782843</text:p>
          </table:table-cell>
          <table:table-cell table:formula="of:=[.B266]/[.J266]" office:value-type="float" office:value="3269643.98494594" calcext:value-type="float">
            <text:p>3269643.98494594</text:p>
          </table:table-cell>
          <table:table-cell table:formula="of:=([.B266]/[.J266])*SQRT(SQRT(8.3*8.3*([.D266]*[.D266]+[.E266]*[.E266])/((8.3+[.D266])*(8.3+[.D266])+[.E266]*[.E266])))*COS((ATAN([.E266]/[.D266])-ATAN([.E266]/(8.3+[.D266])))/2)" office:value-type="float" office:value="9624370.06802446" calcext:value-type="float">
            <text:p>9624370.06802446</text:p>
          </table:table-cell>
          <table:table-cell table:style-name="ce2" table:formula="of:=([.B266]/[.J266])*SQRT(SQRT(8.3*8.3*([.D266]*[.D266]+[.E266]*[.E266])/((8.3+[.D266])*(8.3+[.D266])+[.E266]*[.E266])))*SIN((ATAN([.E266]/[.D266])-ATAN([.E266]/(8.3+[.D266])))/2)" office:value-type="float" office:value="23311.1863906034" calcext:value-type="float">
            <text:p>23311.186390603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54.879" calcext:value-type="float">
            <text:p>154.879</text:p>
          </table:table-cell>
          <table:table-cell table:style-name="ce1" table:formula="of:=[.A267]*1000000000000*2*PI()" office:value-type="float" office:value="973133457190667" calcext:value-type="float">
            <text:p>9.73E+14</text:p>
          </table:table-cell>
          <table:table-cell table:style-name="ce1" table:formula="of:=[.J267]/([.A267]*1000000000000)*1000000" office:value-type="float" office:value="1.93565595077448" calcext:value-type="float">
            <text:p>1.94E+00</text:p>
          </table:table-cell>
          <table:table-cell table:style-name="ce2" table:formula="of:=1-13.8*13.8*1E+030/([.B267]*[.B267]+1/9.3/9.3*1E+030)" office:value-type="float" office:value="-197.674925504367" calcext:value-type="float">
            <text:p>-197.6749255044</text:p>
          </table:table-cell>
          <table:table-cell table:style-name="ce2" table:formula="of:=13.8*13.8/9.3*1E+045/[.B267]/([.B267]*[.B267]+1/9.3/9.3*1E+030)" office:value-type="float" office:value="21.9526880487654" calcext:value-type="float">
            <text:p>21.9526880488</text:p>
          </table:table-cell>
          <table:table-cell table:formula="of:=[.B267]/[.J267]*2.20084" office:value-type="float" office:value="7143979.0454085" calcext:value-type="float">
            <text:p>7143979.0454085</text:p>
          </table:table-cell>
          <table:table-cell table:formula="of:=[.B267]/[.J267]" office:value-type="float" office:value="3246023.81154854" calcext:value-type="float">
            <text:p>3246023.81154854</text:p>
          </table:table-cell>
          <table:table-cell table:formula="of:=([.B267]/[.J267])*SQRT(SQRT(8.3*8.3*([.D267]*[.D267]+[.E267]*[.E267])/((8.3+[.D267])*(8.3+[.D267])+[.E267]*[.E267])))*COS((ATAN([.E267]/[.D267])-ATAN([.E267]/(8.3+[.D267])))/2)" office:value-type="float" office:value="9551808.9032277" calcext:value-type="float">
            <text:p>9551808.9032277</text:p>
          </table:table-cell>
          <table:table-cell table:style-name="ce2" table:formula="of:=([.B267]/[.J267])*SQRT(SQRT(8.3*8.3*([.D267]*[.D267]+[.E267]*[.E267])/((8.3+[.D267])*(8.3+[.D267])+[.E267]*[.E267])))*SIN((ATAN([.E267]/[.D267])-ATAN([.E267]/(8.3+[.D267])))/2)" office:value-type="float" office:value="22950.3648078334" calcext:value-type="float">
            <text:p>22950.364807833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1" table:formula="of:=[.A268]*1000000000000*2*PI()" office:value-type="float" office:value="942477796076938" calcext:value-type="float">
            <text:p>9.42E+14</text:p>
          </table:table-cell>
          <table:table-cell table:style-name="ce1" table:formula="of:=[.J268]/([.A268]*1000000000000)*1000000" office:value-type="float" office:value="1.99861638666667" calcext:value-type="float">
            <text:p>2.00E+00</text:p>
          </table:table-cell>
          <table:table-cell table:style-name="ce2" table:formula="of:=1-13.8*13.8*1E+030/([.B268]*[.B268]+1/9.3/9.3*1E+030)" office:value-type="float" office:value="-210.640816956115" calcext:value-type="float">
            <text:p>-210.6408169561</text:p>
          </table:table-cell>
          <table:table-cell table:style-name="ce2" table:formula="of:=13.8*13.8/9.3*1E+045/[.B268]/([.B268]*[.B268]+1/9.3/9.3*1E+030)" office:value-type="float" office:value="24.1460087301597" calcext:value-type="float">
            <text:p>24.1460087302</text:p>
          </table:table-cell>
          <table:table-cell table:formula="of:=[.B268]/[.J268]*2.20084" office:value-type="float" office:value="6918929.33716821" calcext:value-type="float">
            <text:p>6918929.33716821</text:p>
          </table:table-cell>
          <table:table-cell table:formula="of:=[.B268]/[.J268]" office:value-type="float" office:value="3143767.53292752" calcext:value-type="float">
            <text:p>3143767.53292752</text:p>
          </table:table-cell>
          <table:table-cell table:formula="of:=([.B268]/[.J268])*SQRT(SQRT(8.3*8.3*([.D268]*[.D268]+[.E268]*[.E268])/((8.3+[.D268])*(8.3+[.D268])+[.E268]*[.E268])))*COS((ATAN([.E268]/[.D268])-ATAN([.E268]/(8.3+[.D268])))/2)" office:value-type="float" office:value="9238468.56385299" calcext:value-type="float">
            <text:p>9238468.56385299</text:p>
          </table:table-cell>
          <table:table-cell table:style-name="ce2" table:formula="of:=([.B268]/[.J268])*SQRT(SQRT(8.3*8.3*([.D268]*[.D268]+[.E268]*[.E268])/((8.3+[.D268])*(8.3+[.D268])+[.E268]*[.E268])))*SIN((ATAN([.E268]/[.D268])-ATAN([.E268]/(8.3+[.D268])))/2)" office:value-type="float" office:value="21427.1534939864" calcext:value-type="float">
            <text:p>21427.153493986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45.208" calcext:value-type="float">
            <text:p>145.208</text:p>
          </table:table-cell>
          <table:table-cell table:style-name="ce1" table:formula="of:=[.A269]*1000000000000*2*PI()" office:value-type="float" office:value="912368772084933" calcext:value-type="float">
            <text:p>9.12E+14</text:p>
          </table:table-cell>
          <table:table-cell table:style-name="ce1" table:formula="of:=[.J269]/([.A269]*1000000000000)*1000000" office:value-type="float" office:value="2.06457259930582" calcext:value-type="float">
            <text:p>2.06E+00</text:p>
          </table:table-cell>
          <table:table-cell table:style-name="ce2" table:formula="of:=1-13.8*13.8*1E+030/([.B269]*[.B269]+1/9.3/9.3*1E+030)" office:value-type="float" office:value="-224.645476542652" calcext:value-type="float">
            <text:p>-224.6454765427</text:p>
          </table:table-cell>
          <table:table-cell table:style-name="ce2" table:formula="of:=13.8*13.8/9.3*1E+045/[.B269]/([.B269]*[.B269]+1/9.3/9.3*1E+030)" office:value-type="float" office:value="26.5933635710771" calcext:value-type="float">
            <text:p>26.5933635711</text:p>
          </table:table-cell>
          <table:table-cell table:formula="of:=[.B269]/[.J269]*2.20084" office:value-type="float" office:value="6697892.60794347" calcext:value-type="float">
            <text:p>6697892.60794347</text:p>
          </table:table-cell>
          <table:table-cell table:formula="of:=[.B269]/[.J269]" office:value-type="float" office:value="3043334.6394756" calcext:value-type="float">
            <text:p>3043334.6394756</text:p>
          </table:table-cell>
          <table:table-cell table:formula="of:=([.B269]/[.J269])*SQRT(SQRT(8.3*8.3*([.D269]*[.D269]+[.E269]*[.E269])/((8.3+[.D269])*(8.3+[.D269])+[.E269]*[.E269])))*COS((ATAN([.E269]/[.D269])-ATAN([.E269]/(8.3+[.D269])))/2)" office:value-type="float" office:value="8931930.20914894" calcext:value-type="float">
            <text:p>8931930.20914894</text:p>
          </table:table-cell>
          <table:table-cell table:style-name="ce2" table:formula="of:=([.B269]/[.J269])*SQRT(SQRT(8.3*8.3*([.D269]*[.D269]+[.E269]*[.E269])/((8.3+[.D269])*(8.3+[.D269])+[.E269]*[.E269])))*SIN((ATAN([.E269]/[.D269])-ATAN([.E269]/(8.3+[.D269])))/2)" office:value-type="float" office:value="19991.483137115" calcext:value-type="float">
            <text:p>19991.48313711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45.208" calcext:value-type="float">
            <text:p>145.208</text:p>
          </table:table-cell>
          <table:table-cell table:style-name="ce1" table:formula="of:=[.A270]*1000000000000*2*PI()" office:value-type="float" office:value="912368772084933" calcext:value-type="float">
            <text:p>9.12E+14</text:p>
          </table:table-cell>
          <table:table-cell table:style-name="ce1" table:formula="of:=[.J270]/([.A270]*1000000000000)*1000000" office:value-type="float" office:value="2.06457259930582" calcext:value-type="float">
            <text:p>2.06E+00</text:p>
          </table:table-cell>
          <table:table-cell table:style-name="ce2" table:formula="of:=1-13.8*13.8*1E+030/([.B270]*[.B270]+1/9.3/9.3*1E+030)" office:value-type="float" office:value="-224.645476542652" calcext:value-type="float">
            <text:p>-224.6454765427</text:p>
          </table:table-cell>
          <table:table-cell table:style-name="ce2" table:formula="of:=13.8*13.8/9.3*1E+045/[.B270]/([.B270]*[.B270]+1/9.3/9.3*1E+030)" office:value-type="float" office:value="26.5933635710771" calcext:value-type="float">
            <text:p>26.5933635711</text:p>
          </table:table-cell>
          <table:table-cell table:formula="of:=[.B270]/[.J270]*2.20084" office:value-type="float" office:value="6697892.60794347" calcext:value-type="float">
            <text:p>6697892.60794347</text:p>
          </table:table-cell>
          <table:table-cell table:formula="of:=[.B270]/[.J270]" office:value-type="float" office:value="3043334.6394756" calcext:value-type="float">
            <text:p>3043334.6394756</text:p>
          </table:table-cell>
          <table:table-cell table:formula="of:=([.B270]/[.J270])*SQRT(SQRT(8.3*8.3*([.D270]*[.D270]+[.E270]*[.E270])/((8.3+[.D270])*(8.3+[.D270])+[.E270]*[.E270])))*COS((ATAN([.E270]/[.D270])-ATAN([.E270]/(8.3+[.D270])))/2)" office:value-type="float" office:value="8931930.20914894" calcext:value-type="float">
            <text:p>8931930.20914894</text:p>
          </table:table-cell>
          <table:table-cell table:style-name="ce2" table:formula="of:=([.B270]/[.J270])*SQRT(SQRT(8.3*8.3*([.D270]*[.D270]+[.E270]*[.E270])/((8.3+[.D270])*(8.3+[.D270])+[.E270]*[.E270])))*SIN((ATAN([.E270]/[.D270])-ATAN([.E270]/(8.3+[.D270])))/2)" office:value-type="float" office:value="19991.483137115" calcext:value-type="float">
            <text:p>19991.48313711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40.318" calcext:value-type="float">
            <text:p>140.318</text:p>
          </table:table-cell>
          <table:table-cell table:style-name="ce1" table:formula="of:=[.A271]*1000000000000*2*PI()" office:value-type="float" office:value="881643995932825" calcext:value-type="float">
            <text:p>8.82E+14</text:p>
          </table:table-cell>
          <table:table-cell table:style-name="ce1" table:formula="of:=[.J271]/([.A271]*1000000000000)*1000000" office:value-type="float" office:value="2.13652174346841" calcext:value-type="float">
            <text:p>2.14E+00</text:p>
          </table:table-cell>
          <table:table-cell table:style-name="ce2" table:formula="of:=1-13.8*13.8*1E+030/([.B271]*[.B271]+1/9.3/9.3*1E+030)" office:value-type="float" office:value="-240.412218625042" calcext:value-type="float">
            <text:p>-240.412218625</text:p>
          </table:table-cell>
          <table:table-cell table:style-name="ce2" table:formula="of:=13.8*13.8/9.3*1E+045/[.B271]/([.B271]*[.B271]+1/9.3/9.3*1E+030)" office:value-type="float" office:value="29.4430668134889" calcext:value-type="float">
            <text:p>29.4430668135</text:p>
          </table:table-cell>
          <table:table-cell table:formula="of:=[.B271]/[.J271]*2.20084" office:value-type="float" office:value="6472335.51155179" calcext:value-type="float">
            <text:p>6472335.51155179</text:p>
          </table:table-cell>
          <table:table-cell table:formula="of:=[.B271]/[.J271]" office:value-type="float" office:value="2940847.81790216" calcext:value-type="float">
            <text:p>2940847.81790216</text:p>
          </table:table-cell>
          <table:table-cell table:formula="of:=([.B271]/[.J271])*SQRT(SQRT(8.3*8.3*([.D271]*[.D271]+[.E271]*[.E271])/((8.3+[.D271])*(8.3+[.D271])+[.E271]*[.E271])))*COS((ATAN([.E271]/[.D271])-ATAN([.E271]/(8.3+[.D271])))/2)" office:value-type="float" office:value="8620314.76718902" calcext:value-type="float">
            <text:p>8620314.76718902</text:p>
          </table:table-cell>
          <table:table-cell table:style-name="ce2" table:formula="of:=([.B271]/[.J271])*SQRT(SQRT(8.3*8.3*([.D271]*[.D271]+[.E271]*[.E271])/((8.3+[.D271])*(8.3+[.D271])+[.E271]*[.E271])))*SIN((ATAN([.E271]/[.D271])-ATAN([.E271]/(8.3+[.D271])))/2)" office:value-type="float" office:value="18586.7221597905" calcext:value-type="float">
            <text:p>18586.722159790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35.501" calcext:value-type="float">
            <text:p>135.501</text:p>
          </table:table-cell>
          <table:table-cell table:style-name="ce1" table:formula="of:=[.A272]*1000000000000*2*PI()" office:value-type="float" office:value="851377892308141" calcext:value-type="float">
            <text:p>8.51E+14</text:p>
          </table:table-cell>
          <table:table-cell table:style-name="ce1" table:formula="of:=[.J272]/([.A272]*1000000000000)*1000000" office:value-type="float" office:value="2.21247413672224" calcext:value-type="float">
            <text:p>2.21E+00</text:p>
          </table:table-cell>
          <table:table-cell table:style-name="ce2" table:formula="of:=1-13.8*13.8*1E+030/([.B272]*[.B272]+1/9.3/9.3*1E+030)" office:value-type="float" office:value="-257.607222880719" calcext:value-type="float">
            <text:p>-257.6072228807</text:p>
          </table:table-cell>
          <table:table-cell table:style-name="ce2" table:formula="of:=13.8*13.8/9.3*1E+045/[.B272]/([.B272]*[.B272]+1/9.3/9.3*1E+030)" office:value-type="float" office:value="32.6614403756207" calcext:value-type="float">
            <text:p>32.6614403756</text:p>
          </table:table-cell>
          <table:table-cell table:formula="of:=[.B272]/[.J272]*2.20084" office:value-type="float" office:value="6250145.62743753" calcext:value-type="float">
            <text:p>6250145.62743753</text:p>
          </table:table-cell>
          <table:table-cell table:formula="of:=[.B272]/[.J272]" office:value-type="float" office:value="2839890.96319475" calcext:value-type="float">
            <text:p>2839890.96319475</text:p>
          </table:table-cell>
          <table:table-cell table:formula="of:=([.B272]/[.J272])*SQRT(SQRT(8.3*8.3*([.D272]*[.D272]+[.E272]*[.E272])/((8.3+[.D272])*(8.3+[.D272])+[.E272]*[.E272])))*COS((ATAN([.E272]/[.D272])-ATAN([.E272]/(8.3+[.D272])))/2)" office:value-type="float" office:value="8314481.0542744" calcext:value-type="float">
            <text:p>8314481.0542744</text:p>
          </table:table-cell>
          <table:table-cell table:style-name="ce2" table:formula="of:=([.B272]/[.J272])*SQRT(SQRT(8.3*8.3*([.D272]*[.D272]+[.E272]*[.E272])/((8.3+[.D272])*(8.3+[.D272])+[.E272]*[.E272])))*SIN((ATAN([.E272]/[.D272])-ATAN([.E272]/(8.3+[.D272])))/2)" office:value-type="float" office:value="17261.1330128903" calcext:value-type="float">
            <text:p>17261.133012890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30.662" calcext:value-type="float">
            <text:p>130.662</text:p>
          </table:table-cell>
          <table:table-cell table:style-name="ce1" table:formula="of:=[.A273]*1000000000000*2*PI()" office:value-type="float" office:value="820973558606699" calcext:value-type="float">
            <text:p>8.21E+14</text:p>
          </table:table-cell>
          <table:table-cell table:style-name="ce1" table:formula="of:=[.J273]/([.A273]*1000000000000)*1000000" office:value-type="float" office:value="2.29441197899925" calcext:value-type="float">
            <text:p>2.29E+00</text:p>
          </table:table-cell>
          <table:table-cell table:style-name="ce2" table:formula="of:=1-13.8*13.8*1E+030/([.B273]*[.B273]+1/9.3/9.3*1E+030)" office:value-type="float" office:value="-276.787658503776" calcext:value-type="float">
            <text:p>-276.7876585038</text:p>
          </table:table-cell>
          <table:table-cell table:style-name="ce2" table:formula="of:=13.8*13.8/9.3*1E+045/[.B273]/([.B273]*[.B273]+1/9.3/9.3*1E+030)" office:value-type="float" office:value="36.3831945452951" calcext:value-type="float">
            <text:p>36.3831945453</text:p>
          </table:table-cell>
          <table:table-cell table:formula="of:=[.B273]/[.J273]*2.20084" office:value-type="float" office:value="6026940.96702048" calcext:value-type="float">
            <text:p>6026940.96702048</text:p>
          </table:table-cell>
          <table:table-cell table:formula="of:=[.B273]/[.J273]" office:value-type="float" office:value="2738473.02258251" calcext:value-type="float">
            <text:p>2738473.02258251</text:p>
          </table:table-cell>
          <table:table-cell table:formula="of:=([.B273]/[.J273])*SQRT(SQRT(8.3*8.3*([.D273]*[.D273]+[.E273]*[.E273])/((8.3+[.D273])*(8.3+[.D273])+[.E273]*[.E273])))*COS((ATAN([.E273]/[.D273])-ATAN([.E273]/(8.3+[.D273])))/2)" office:value-type="float" office:value="8008333.03646377" calcext:value-type="float">
            <text:p>8008333.03646377</text:p>
          </table:table-cell>
          <table:table-cell table:style-name="ce2" table:formula="of:=([.B273]/[.J273])*SQRT(SQRT(8.3*8.3*([.D273]*[.D273]+[.E273]*[.E273])/((8.3+[.D273])*(8.3+[.D273])+[.E273]*[.E273])))*SIN((ATAN([.E273]/[.D273])-ATAN([.E273]/(8.3+[.D273])))/2)" office:value-type="float" office:value="15986.389516795" calcext:value-type="float">
            <text:p>15986.38951679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25.839" calcext:value-type="float">
            <text:p>125.839</text:p>
          </table:table-cell>
          <table:table-cell table:style-name="ce1" table:formula="of:=[.A274]*1000000000000*2*PI()" office:value-type="float" office:value="790669755870172" calcext:value-type="float">
            <text:p>7.91E+14</text:p>
          </table:table-cell>
          <table:table-cell table:style-name="ce1" table:formula="of:=[.J274]/([.A274]*1000000000000)*1000000" office:value-type="float" office:value="2.38234933526172" calcext:value-type="float">
            <text:p>2.38E+00</text:p>
          </table:table-cell>
          <table:table-cell table:style-name="ce2" table:formula="of:=1-13.8*13.8*1E+030/([.B274]*[.B274]+1/9.3/9.3*1E+030)" office:value-type="float" office:value="-298.095038141052" calcext:value-type="float">
            <text:p>-298.0950381411</text:p>
          </table:table-cell>
          <table:table-cell table:style-name="ce2" table:formula="of:=13.8*13.8/9.3*1E+045/[.B274]/([.B274]*[.B274]+1/9.3/9.3*1E+030)" office:value-type="float" office:value="40.6753344877418" calcext:value-type="float">
            <text:p>40.6753344877</text:p>
          </table:table-cell>
          <table:table-cell table:formula="of:=[.B274]/[.J274]*2.20084" office:value-type="float" office:value="5804474.32573274" calcext:value-type="float">
            <text:p>5804474.32573274</text:p>
          </table:table-cell>
          <table:table-cell table:formula="of:=[.B274]/[.J274]" office:value-type="float" office:value="2637390.41717378" calcext:value-type="float">
            <text:p>2637390.41717378</text:p>
          </table:table-cell>
          <table:table-cell table:formula="of:=([.B274]/[.J274])*SQRT(SQRT(8.3*8.3*([.D274]*[.D274]+[.E274]*[.E274])/((8.3+[.D274])*(8.3+[.D274])+[.E274]*[.E274])))*COS((ATAN([.E274]/[.D274])-ATAN([.E274]/(8.3+[.D274])))/2)" office:value-type="float" office:value="7704231.53975426" calcext:value-type="float">
            <text:p>7704231.53975426</text:p>
          </table:table-cell>
          <table:table-cell table:style-name="ce2" table:formula="of:=([.B274]/[.J274])*SQRT(SQRT(8.3*8.3*([.D274]*[.D274]+[.E274]*[.E274])/((8.3+[.D274])*(8.3+[.D274])+[.E274]*[.E274])))*SIN((ATAN([.E274]/[.D274])-ATAN([.E274]/(8.3+[.D274])))/2)" office:value-type="float" office:value="14771.4204603883" calcext:value-type="float">
            <text:p>14771.420460388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20.968" calcext:value-type="float">
            <text:p>120.968</text:p>
          </table:table-cell>
          <table:table-cell table:style-name="ce1" table:formula="of:=[.A275]*1000000000000*2*PI()" office:value-type="float" office:value="760064360238900" calcext:value-type="float">
            <text:p>7.60E+14</text:p>
          </table:table-cell>
          <table:table-cell table:style-name="ce1" table:formula="of:=[.J275]/([.A275]*1000000000000)*1000000" office:value-type="float" office:value="2.4782790324714" calcext:value-type="float">
            <text:p>2.48E+00</text:p>
          </table:table-cell>
          <table:table-cell table:style-name="ce2" table:formula="of:=1-13.8*13.8*1E+030/([.B275]*[.B275]+1/9.3/9.3*1E+030)" office:value-type="float" office:value="-322.185087398135" calcext:value-type="float">
            <text:p>-322.1850873981</text:p>
          </table:table-cell>
          <table:table-cell table:style-name="ce2" table:formula="of:=13.8*13.8/9.3*1E+045/[.B275]/([.B275]*[.B275]+1/9.3/9.3*1E+030)" office:value-type="float" office:value="45.7212395217996" calcext:value-type="float">
            <text:p>45.7212395218</text:p>
          </table:table-cell>
          <table:table-cell table:formula="of:=[.B275]/[.J275]*2.20084" office:value-type="float" office:value="5579793.62705709" calcext:value-type="float">
            <text:p>5579793.62705709</text:p>
          </table:table-cell>
          <table:table-cell table:formula="of:=[.B275]/[.J275]" office:value-type="float" office:value="2535301.80615451" calcext:value-type="float">
            <text:p>2535301.80615451</text:p>
          </table:table-cell>
          <table:table-cell table:formula="of:=([.B275]/[.J275])*SQRT(SQRT(8.3*8.3*([.D275]*[.D275]+[.E275]*[.E275])/((8.3+[.D275])*(8.3+[.D275])+[.E275]*[.E275])))*COS((ATAN([.E275]/[.D275])-ATAN([.E275]/(8.3+[.D275])))/2)" office:value-type="float" office:value="7398106.25564868" calcext:value-type="float">
            <text:p>7398106.25564868</text:p>
          </table:table-cell>
          <table:table-cell table:style-name="ce2" table:formula="of:=([.B275]/[.J275])*SQRT(SQRT(8.3*8.3*([.D275]*[.D275]+[.E275]*[.E275])/((8.3+[.D275])*(8.3+[.D275])+[.E275]*[.E275])))*SIN((ATAN([.E275]/[.D275])-ATAN([.E275]/(8.3+[.D275])))/2)" office:value-type="float" office:value="13599.5121356022" calcext:value-type="float">
            <text:p>13599.512135602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16.144" calcext:value-type="float">
            <text:p>116.144</text:p>
          </table:table-cell>
          <table:table-cell table:style-name="ce1" table:formula="of:=[.A276]*1000000000000*2*PI()" office:value-type="float" office:value="729754274317066" calcext:value-type="float">
            <text:p>7.30E+14</text:p>
          </table:table-cell>
          <table:table-cell table:style-name="ce1" table:formula="of:=[.J276]/([.A276]*1000000000000)*1000000" office:value-type="float" office:value="2.58121347637416" calcext:value-type="float">
            <text:p>2.58E+00</text:p>
          </table:table-cell>
          <table:table-cell table:style-name="ce2" table:formula="of:=1-13.8*13.8*1E+030/([.B276]*[.B276]+1/9.3/9.3*1E+030)" office:value-type="float" office:value="-349.007046617782" calcext:value-type="float">
            <text:p>-349.0070466178</text:p>
          </table:table-cell>
          <table:table-cell table:style-name="ce2" table:formula="of:=13.8*13.8/9.3*1E+045/[.B276]/([.B276]*[.B276]+1/9.3/9.3*1E+030)" office:value-type="float" office:value="51.5723821394644" calcext:value-type="float">
            <text:p>51.5723821395</text:p>
          </table:table-cell>
          <table:table-cell table:formula="of:=[.B276]/[.J276]*2.20084" office:value-type="float" office:value="5357280.85957376" calcext:value-type="float">
            <text:p>5357280.85957376</text:p>
          </table:table-cell>
          <table:table-cell table:formula="of:=[.B276]/[.J276]" office:value-type="float" office:value="2434198.24229556" calcext:value-type="float">
            <text:p>2434198.24229556</text:p>
          </table:table-cell>
          <table:table-cell table:formula="of:=([.B276]/[.J276])*SQRT(SQRT(8.3*8.3*([.D276]*[.D276]+[.E276]*[.E276])/((8.3+[.D276])*(8.3+[.D276])+[.E276]*[.E276])))*COS((ATAN([.E276]/[.D276])-ATAN([.E276]/(8.3+[.D276])))/2)" office:value-type="float" office:value="7095883.87843367" calcext:value-type="float">
            <text:p>7095883.87843367</text:p>
          </table:table-cell>
          <table:table-cell table:style-name="ce2" table:formula="of:=([.B276]/[.J276])*SQRT(SQRT(8.3*8.3*([.D276]*[.D276]+[.E276]*[.E276])/((8.3+[.D276])*(8.3+[.D276])+[.E276]*[.E276])))*SIN((ATAN([.E276]/[.D276])-ATAN([.E276]/(8.3+[.D276])))/2)" office:value-type="float" office:value="12492.4626621396" calcext:value-type="float">
            <text:p>12492.462662139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11.317" calcext:value-type="float">
            <text:p>111.317</text:p>
          </table:table-cell>
          <table:table-cell table:style-name="ce1" table:formula="of:=[.A277]*1000000000000*2*PI()" office:value-type="float" office:value="699425338839310" calcext:value-type="float">
            <text:p>6.99E+14</text:p>
          </table:table-cell>
          <table:table-cell table:style-name="ce1" table:formula="of:=[.J277]/([.A277]*1000000000000)*1000000" office:value-type="float" office:value="2.69314173037362" calcext:value-type="float">
            <text:p>2.69E+00</text:p>
          </table:table-cell>
          <table:table-cell table:style-name="ce2" table:formula="of:=1-13.8*13.8*1E+030/([.B277]*[.B277]+1/9.3/9.3*1E+030)" office:value-type="float" office:value="-379.303585338587" calcext:value-type="float">
            <text:p>-379.3035853386</text:p>
          </table:table-cell>
          <table:table-cell table:style-name="ce2" table:formula="of:=13.8*13.8/9.3*1E+045/[.B277]/([.B277]*[.B277]+1/9.3/9.3*1E+030)" office:value-type="float" office:value="58.4663671270747" calcext:value-type="float">
            <text:p>58.4663671271</text:p>
          </table:table-cell>
          <table:table-cell table:formula="of:=[.B277]/[.J277]*2.20084" office:value-type="float" office:value="5134629.71350369" calcext:value-type="float">
            <text:p>5134629.71350369</text:p>
          </table:table-cell>
          <table:table-cell table:formula="of:=[.B277]/[.J277]" office:value-type="float" office:value="2333031.80308595" calcext:value-type="float">
            <text:p>2333031.80308595</text:p>
          </table:table-cell>
          <table:table-cell table:formula="of:=([.B277]/[.J277])*SQRT(SQRT(8.3*8.3*([.D277]*[.D277]+[.E277]*[.E277])/((8.3+[.D277])*(8.3+[.D277])+[.E277]*[.E277])))*COS((ATAN([.E277]/[.D277])-ATAN([.E277]/(8.3+[.D277])))/2)" office:value-type="float" office:value="6794375.80993373" calcext:value-type="float">
            <text:p>6794375.80993373</text:p>
          </table:table-cell>
          <table:table-cell table:style-name="ce2" table:formula="of:=([.B277]/[.J277])*SQRT(SQRT(8.3*8.3*([.D277]*[.D277]+[.E277]*[.E277])/((8.3+[.D277])*(8.3+[.D277])+[.E277]*[.E277])))*SIN((ATAN([.E277]/[.D277])-ATAN([.E277]/(8.3+[.D277])))/2)" office:value-type="float" office:value="11437.0517727299" calcext:value-type="float">
            <text:p>11437.051772729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06.458" calcext:value-type="float">
            <text:p>106.458</text:p>
          </table:table-cell>
          <table:table-cell table:style-name="ce1" table:formula="of:=[.A278]*1000000000000*2*PI()" office:value-type="float" office:value="668895341431724" calcext:value-type="float">
            <text:p>6.69E+14</text:p>
          </table:table-cell>
          <table:table-cell table:style-name="ce1" table:formula="of:=[.J278]/([.A278]*1000000000000)*1000000" office:value-type="float" office:value="2.81606321741908" calcext:value-type="float">
            <text:p>2.82E+00</text:p>
          </table:table-cell>
          <table:table-cell table:style-name="ce2" table:formula="of:=1-13.8*13.8*1E+030/([.B278]*[.B278]+1/9.3/9.3*1E+030)" office:value-type="float" office:value="-413.91732078707" calcext:value-type="float">
            <text:p>-413.9173207871</text:p>
          </table:table-cell>
          <table:table-cell table:style-name="ce2" table:formula="of:=13.8*13.8/9.3*1E+045/[.B278]/([.B278]*[.B278]+1/9.3/9.3*1E+030)" office:value-type="float" office:value="66.6991723705748" calcext:value-type="float">
            <text:p>66.6991723706</text:p>
          </table:table-cell>
          <table:table-cell table:formula="of:=[.B278]/[.J278]*2.20084" office:value-type="float" office:value="4910502.52917502" calcext:value-type="float">
            <text:p>4910502.52917502</text:p>
          </table:table-cell>
          <table:table-cell table:formula="of:=[.B278]/[.J278]" office:value-type="float" office:value="2231194.69346932" calcext:value-type="float">
            <text:p>2231194.69346932</text:p>
          </table:table-cell>
          <table:table-cell table:formula="of:=([.B278]/[.J278])*SQRT(SQRT(8.3*8.3*([.D278]*[.D278]+[.E278]*[.E278])/((8.3+[.D278])*(8.3+[.D278])+[.E278]*[.E278])))*COS((ATAN([.E278]/[.D278])-ATAN([.E278]/(8.3+[.D278])))/2)" office:value-type="float" office:value="6491737.60954264" calcext:value-type="float">
            <text:p>6491737.60954264</text:p>
          </table:table-cell>
          <table:table-cell table:style-name="ce2" table:formula="of:=([.B278]/[.J278])*SQRT(SQRT(8.3*8.3*([.D278]*[.D278]+[.E278]*[.E278])/((8.3+[.D278])*(8.3+[.D278])+[.E278]*[.E278])))*SIN((ATAN([.E278]/[.D278])-ATAN([.E278]/(8.3+[.D278])))/2)" office:value-type="float" office:value="10426.5405973798" calcext:value-type="float">
            <text:p>10426.540597379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101.626" calcext:value-type="float">
            <text:p>101.626</text:p>
          </table:table-cell>
          <table:table-cell table:style-name="ce1" table:formula="of:=[.A279]*1000000000000*2*PI()" office:value-type="float" office:value="638534990027433" calcext:value-type="float">
            <text:p>6.39E+14</text:p>
          </table:table-cell>
          <table:table-cell table:style-name="ce1" table:formula="of:=[.J279]/([.A279]*1000000000000)*1000000" office:value-type="float" office:value="2.94995825871332" calcext:value-type="float">
            <text:p>2.95E+00</text:p>
          </table:table-cell>
          <table:table-cell table:style-name="ce2" table:formula="of:=1-13.8*13.8*1E+030/([.B279]*[.B279]+1/9.3/9.3*1E+030)" office:value-type="float" office:value="-453.197502081361" calcext:value-type="float">
            <text:p>-453.1975020814</text:p>
          </table:table-cell>
          <table:table-cell table:style-name="ce2" table:formula="of:=13.8*13.8/9.3*1E+045/[.B279]/([.B279]*[.B279]+1/9.3/9.3*1E+030)" office:value-type="float" office:value="76.4851446620319" calcext:value-type="float">
            <text:p>76.485144662</text:p>
          </table:table-cell>
          <table:table-cell table:formula="of:=[.B279]/[.J279]*2.20084" office:value-type="float" office:value="4687620.75212705" calcext:value-type="float">
            <text:p>4687620.75212705</text:p>
          </table:table-cell>
          <table:table-cell table:formula="of:=[.B279]/[.J279]" office:value-type="float" office:value="2129923.46200862" calcext:value-type="float">
            <text:p>2129923.46200862</text:p>
          </table:table-cell>
          <table:table-cell table:formula="of:=([.B279]/[.J279])*SQRT(SQRT(8.3*8.3*([.D279]*[.D279]+[.E279]*[.E279])/((8.3+[.D279])*(8.3+[.D279])+[.E279]*[.E279])))*COS((ATAN([.E279]/[.D279])-ATAN([.E279]/(8.3+[.D279])))/2)" office:value-type="float" office:value="6191603.36899258" calcext:value-type="float">
            <text:p>6191603.36899258</text:p>
          </table:table-cell>
          <table:table-cell table:style-name="ce2" table:formula="of:=([.B279]/[.J279])*SQRT(SQRT(8.3*8.3*([.D279]*[.D279]+[.E279]*[.E279])/((8.3+[.D279])*(8.3+[.D279])+[.E279]*[.E279])))*SIN((ATAN([.E279]/[.D279])-ATAN([.E279]/(8.3+[.D279])))/2)" office:value-type="float" office:value="9472.36812067768" calcext:value-type="float">
            <text:p>9472.368120677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96.7742" calcext:value-type="float">
            <text:p>96.7742</text:p>
          </table:table-cell>
          <table:table-cell table:style-name="ce1" table:formula="of:=[.A280]*1000000000000*2*PI()" office:value-type="float" office:value="608050231554059" calcext:value-type="float">
            <text:p>6.08E+14</text:p>
          </table:table-cell>
          <table:table-cell table:style-name="ce1" table:formula="of:=[.J280]/([.A280]*1000000000000)*1000000" office:value-type="float" office:value="3.09785519280965" calcext:value-type="float">
            <text:p>3.10E+00</text:p>
          </table:table-cell>
          <table:table-cell table:style-name="ce2" table:formula="of:=1-13.8*13.8*1E+030/([.B280]*[.B280]+1/9.3/9.3*1E+030)" office:value-type="float" office:value="-498.466131466152" calcext:value-type="float">
            <text:p>-498.4661314662</text:p>
          </table:table-cell>
          <table:table-cell table:style-name="ce2" table:formula="of:=13.8*13.8/9.3*1E+045/[.B280]/([.B280]*[.B280]+1/9.3/9.3*1E+030)" office:value-type="float" office:value="88.3249982559163" calcext:value-type="float">
            <text:p>88.3249982559</text:p>
          </table:table-cell>
          <table:table-cell table:formula="of:=[.B280]/[.J280]*2.20084" office:value-type="float" office:value="4463825.67640656" calcext:value-type="float">
            <text:p>4463825.67640656</text:p>
          </table:table-cell>
          <table:table-cell table:formula="of:=[.B280]/[.J280]" office:value-type="float" office:value="2028237.25323356" calcext:value-type="float">
            <text:p>2028237.25323356</text:p>
          </table:table-cell>
          <table:table-cell table:formula="of:=([.B280]/[.J280])*SQRT(SQRT(8.3*8.3*([.D280]*[.D280]+[.E280]*[.E280])/((8.3+[.D280])*(8.3+[.D280])+[.E280]*[.E280])))*COS((ATAN([.E280]/[.D280])-ATAN([.E280]/(8.3+[.D280])))/2)" office:value-type="float" office:value="5891022.72336375" calcext:value-type="float">
            <text:p>5891022.72336375</text:p>
          </table:table-cell>
          <table:table-cell table:style-name="ce2" table:formula="of:=([.B280]/[.J280])*SQRT(SQRT(8.3*8.3*([.D280]*[.D280]+[.E280]*[.E280])/((8.3+[.D280])*(8.3+[.D280])+[.E280]*[.E280])))*SIN((ATAN([.E280]/[.D280])-ATAN([.E280]/(8.3+[.D280])))/2)" office:value-type="float" office:value="8564.31531923849" calcext:value-type="float">
            <text:p>8564.315319238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94.3693" calcext:value-type="float">
            <text:p>94.3693</text:p>
          </table:table-cell>
          <table:table-cell table:style-name="ce1" table:formula="of:=[.A281]*1000000000000*2*PI()" office:value-type="float" office:value="592939799208823" calcext:value-type="float">
            <text:p>5.93E+14</text:p>
          </table:table-cell>
          <table:table-cell table:style-name="ce1" table:formula="of:=[.J281]/([.A281]*1000000000000)*1000000" office:value-type="float" office:value="3.17680069683679" calcext:value-type="float">
            <text:p>3.18E+00</text:p>
          </table:table-cell>
          <table:table-cell table:style-name="ce2" table:formula="of:=1-13.8*13.8*1E+030/([.B281]*[.B281]+1/9.3/9.3*1E+030)" office:value-type="float" office:value="-523.426367261809" calcext:value-type="float">
            <text:p>-523.4263672618</text:p>
          </table:table-cell>
          <table:table-cell table:style-name="ce2" table:formula="of:=13.8*13.8/9.3*1E+045/[.B281]/([.B281]*[.B281]+1/9.3/9.3*1E+030)" office:value-type="float" office:value="95.1022886958813" calcext:value-type="float">
            <text:p>95.1022886959</text:p>
          </table:table-cell>
          <table:table-cell table:formula="of:=[.B281]/[.J281]*2.20084" office:value-type="float" office:value="4352896.78865352" calcext:value-type="float">
            <text:p>4352896.78865352</text:p>
          </table:table-cell>
          <table:table-cell table:formula="of:=[.B281]/[.J281]" office:value-type="float" office:value="1977834.27630065" calcext:value-type="float">
            <text:p>1977834.27630065</text:p>
          </table:table-cell>
          <table:table-cell table:formula="of:=([.B281]/[.J281])*SQRT(SQRT(8.3*8.3*([.D281]*[.D281]+[.E281]*[.E281])/((8.3+[.D281])*(8.3+[.D281])+[.E281]*[.E281])))*COS((ATAN([.E281]/[.D281])-ATAN([.E281]/(8.3+[.D281])))/2)" office:value-type="float" office:value="5742311.7209748" calcext:value-type="float">
            <text:p>5742311.7209748</text:p>
          </table:table-cell>
          <table:table-cell table:style-name="ce2" table:formula="of:=([.B281]/[.J281])*SQRT(SQRT(8.3*8.3*([.D281]*[.D281]+[.E281]*[.E281])/((8.3+[.D281])*(8.3+[.D281])+[.E281]*[.E281])))*SIN((ATAN([.E281]/[.D281])-ATAN([.E281]/(8.3+[.D281])))/2)" office:value-type="float" office:value="8132.54895836136" calcext:value-type="float">
            <text:p>8132.548958361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91.9399" calcext:value-type="float">
            <text:p>91.9399</text:p>
          </table:table-cell>
          <table:table-cell table:style-name="ce1" table:formula="of:=[.A282]*1000000000000*2*PI()" office:value-type="float" office:value="577675428823560" calcext:value-type="float">
            <text:p>5.78E+14</text:p>
          </table:table-cell>
          <table:table-cell table:style-name="ce1" table:formula="of:=[.J282]/([.A282]*1000000000000)*1000000" office:value-type="float" office:value="3.26074379023688" calcext:value-type="float">
            <text:p>3.26E+00</text:p>
          </table:table-cell>
          <table:table-cell table:style-name="ce2" table:formula="of:=1-13.8*13.8*1E+030/([.B282]*[.B282]+1/9.3/9.3*1E+030)" office:value-type="float" office:value="-550.566849981894" calcext:value-type="float">
            <text:p>-550.5668499819</text:p>
          </table:table-cell>
          <table:table-cell table:style-name="ce2" table:formula="of:=13.8*13.8/9.3*1E+045/[.B282]/([.B282]*[.B282]+1/9.3/9.3*1E+030)" office:value-type="float" office:value="102.667104189796" calcext:value-type="float">
            <text:p>102.6671041898</text:p>
          </table:table-cell>
          <table:table-cell table:formula="of:=[.B282]/[.J282]*2.20084" office:value-type="float" office:value="4240837.80910874" calcext:value-type="float">
            <text:p>4240837.80910874</text:p>
          </table:table-cell>
          <table:table-cell table:formula="of:=[.B282]/[.J282]" office:value-type="float" office:value="1926917.81733735" calcext:value-type="float">
            <text:p>1926917.81733735</text:p>
          </table:table-cell>
          <table:table-cell table:formula="of:=([.B282]/[.J282])*SQRT(SQRT(8.3*8.3*([.D282]*[.D282]+[.E282]*[.E282])/((8.3+[.D282])*(8.3+[.D282])+[.E282]*[.E282])))*COS((ATAN([.E282]/[.D282])-ATAN([.E282]/(8.3+[.D282])))/2)" office:value-type="float" office:value="5592266.25265027" calcext:value-type="float">
            <text:p>5592266.25265027</text:p>
          </table:table-cell>
          <table:table-cell table:style-name="ce2" table:formula="of:=([.B282]/[.J282])*SQRT(SQRT(8.3*8.3*([.D282]*[.D282]+[.E282]*[.E282])/((8.3+[.D282])*(8.3+[.D282])+[.E282]*[.E282])))*SIN((ATAN([.E282]/[.D282])-ATAN([.E282]/(8.3+[.D282])))/2)" office:value-type="float" office:value="7708.58891491385" calcext:value-type="float">
            <text:p>7708.588914913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89.5255" calcext:value-type="float">
            <text:p>89.5255</text:p>
          </table:table-cell>
          <table:table-cell table:style-name="ce1" table:formula="of:=[.A283]*1000000000000*2*PI()" office:value-type="float" office:value="562505306217906" calcext:value-type="float">
            <text:p>5.63E+14</text:p>
          </table:table-cell>
          <table:table-cell table:style-name="ce1" table:formula="of:=[.J283]/([.A283]*1000000000000)*1000000" office:value-type="float" office:value="3.34868230839258" calcext:value-type="float">
            <text:p>3.35E+00</text:p>
          </table:table-cell>
          <table:table-cell table:style-name="ce2" table:formula="of:=1-13.8*13.8*1E+030/([.B283]*[.B283]+1/9.3/9.3*1E+030)" office:value-type="float" office:value="-579.655341408496" calcext:value-type="float">
            <text:p>-579.6553414085</text:p>
          </table:table-cell>
          <table:table-cell table:style-name="ce2" table:formula="of:=13.8*13.8/9.3*1E+045/[.B283]/([.B283]*[.B283]+1/9.3/9.3*1E+030)" office:value-type="float" office:value="110.996389768776" calcext:value-type="float">
            <text:p>110.9963897688</text:p>
          </table:table-cell>
          <table:table-cell table:formula="of:=[.B283]/[.J283]*2.20084" office:value-type="float" office:value="4129470.72249768" calcext:value-type="float">
            <text:p>4129470.72249768</text:p>
          </table:table-cell>
          <table:table-cell table:formula="of:=[.B283]/[.J283]" office:value-type="float" office:value="1876315.73512735" calcext:value-type="float">
            <text:p>1876315.73512735</text:p>
          </table:table-cell>
          <table:table-cell table:formula="of:=([.B283]/[.J283])*SQRT(SQRT(8.3*8.3*([.D283]*[.D283]+[.E283]*[.E283])/((8.3+[.D283])*(8.3+[.D283])+[.E283]*[.E283])))*COS((ATAN([.E283]/[.D283])-ATAN([.E283]/(8.3+[.D283])))/2)" office:value-type="float" office:value="5443321.98764265" calcext:value-type="float">
            <text:p>5443321.98764265</text:p>
          </table:table-cell>
          <table:table-cell table:style-name="ce2" table:formula="of:=([.B283]/[.J283])*SQRT(SQRT(8.3*8.3*([.D283]*[.D283]+[.E283]*[.E283])/((8.3+[.D283])*(8.3+[.D283])+[.E283]*[.E283])))*SIN((ATAN([.E283]/[.D283])-ATAN([.E283]/(8.3+[.D283])))/2)" office:value-type="float" office:value="7299.30651114317" calcext:value-type="float">
            <text:p>7299.306511143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87.108" calcext:value-type="float">
            <text:p>87.108</text:p>
          </table:table-cell>
          <table:table-cell table:style-name="ce1" table:formula="of:=[.A284]*1000000000000*2*PI()" office:value-type="float" office:value="547315705737799" calcext:value-type="float">
            <text:p>5.47E+14</text:p>
          </table:table-cell>
          <table:table-cell table:style-name="ce1" table:formula="of:=[.J284]/([.A284]*1000000000000)*1000000" office:value-type="float" office:value="3.44161796849888" calcext:value-type="float">
            <text:p>3.44E+00</text:p>
          </table:table-cell>
          <table:table-cell table:style-name="ce2" table:formula="of:=1-13.8*13.8*1E+030/([.B284]*[.B284]+1/9.3/9.3*1E+030)" office:value-type="float" office:value="-611.11794498277" calcext:value-type="float">
            <text:p>-611.1179449828</text:p>
          </table:table-cell>
          <table:table-cell table:style-name="ce2" table:formula="of:=13.8*13.8/9.3*1E+045/[.B284]/([.B284]*[.B284]+1/9.3/9.3*1E+030)" office:value-type="float" office:value="120.2580762421" calcext:value-type="float">
            <text:p>120.2580762421</text:p>
          </table:table-cell>
          <table:table-cell table:formula="of:=[.B284]/[.J284]*2.20084" office:value-type="float" office:value="4017960.64468032" calcext:value-type="float">
            <text:p>4017960.64468032</text:p>
          </table:table-cell>
          <table:table-cell table:formula="of:=[.B284]/[.J284]" office:value-type="float" office:value="1825648.68172167" calcext:value-type="float">
            <text:p>1825648.68172167</text:p>
          </table:table-cell>
          <table:table-cell table:formula="of:=([.B284]/[.J284])*SQRT(SQRT(8.3*8.3*([.D284]*[.D284]+[.E284]*[.E284])/((8.3+[.D284])*(8.3+[.D284])+[.E284]*[.E284])))*COS((ATAN([.E284]/[.D284])-ATAN([.E284]/(8.3+[.D284])))/2)" office:value-type="float" office:value="5294356.07326192" calcext:value-type="float">
            <text:p>5294356.07326192</text:p>
          </table:table-cell>
          <table:table-cell table:style-name="ce2" table:formula="of:=([.B284]/[.J284])*SQRT(SQRT(8.3*8.3*([.D284]*[.D284]+[.E284]*[.E284])/((8.3+[.D284])*(8.3+[.D284])+[.E284]*[.E284])))*SIN((ATAN([.E284]/[.D284])-ATAN([.E284]/(8.3+[.D284])))/2)" office:value-type="float" office:value="6901.45377086565" calcext:value-type="float">
            <text:p>6901.453770865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84.6979" calcext:value-type="float">
            <text:p>84.6979</text:p>
          </table:table-cell>
          <table:table-cell table:style-name="ce1" table:formula="of:=[.A285]*1000000000000*2*PI()" office:value-type="float" office:value="532172600828966" calcext:value-type="float">
            <text:p>5.32E+14</text:p>
          </table:table-cell>
          <table:table-cell table:style-name="ce1" table:formula="of:=[.J285]/([.A285]*1000000000000)*1000000" office:value-type="float" office:value="3.53955007148938" calcext:value-type="float">
            <text:p>3.54E+00</text:p>
          </table:table-cell>
          <table:table-cell table:style-name="ce2" table:formula="of:=1-13.8*13.8*1E+030/([.B285]*[.B285]+1/9.3/9.3*1E+030)" office:value-type="float" office:value="-645.063673577586" calcext:value-type="float">
            <text:p>-645.0636735776</text:p>
          </table:table-cell>
          <table:table-cell table:style-name="ce2" table:formula="of:=13.8*13.8/9.3*1E+045/[.B285]/([.B285]*[.B285]+1/9.3/9.3*1E+030)" office:value-type="float" office:value="130.538874238229" calcext:value-type="float">
            <text:p>130.5388742382</text:p>
          </table:table-cell>
          <table:table-cell table:formula="of:=[.B285]/[.J285]*2.20084" office:value-type="float" office:value="3906791.90071026" calcext:value-type="float">
            <text:p>3906791.90071026</text:p>
          </table:table-cell>
          <table:table-cell table:formula="of:=[.B285]/[.J285]" office:value-type="float" office:value="1775136.72084761" calcext:value-type="float">
            <text:p>1775136.72084761</text:p>
          </table:table-cell>
          <table:table-cell table:formula="of:=([.B285]/[.J285])*SQRT(SQRT(8.3*8.3*([.D285]*[.D285]+[.E285]*[.E285])/((8.3+[.D285])*(8.3+[.D285])+[.E285]*[.E285])))*COS((ATAN([.E285]/[.D285])-ATAN([.E285]/(8.3+[.D285])))/2)" office:value-type="float" office:value="5146010.15643513" calcext:value-type="float">
            <text:p>5146010.15643513</text:p>
          </table:table-cell>
          <table:table-cell table:style-name="ce2" table:formula="of:=([.B285]/[.J285])*SQRT(SQRT(8.3*8.3*([.D285]*[.D285]+[.E285]*[.E285])/((8.3+[.D285])*(8.3+[.D285])+[.E285]*[.E285])))*SIN((ATAN([.E285]/[.D285])-ATAN([.E285]/(8.3+[.D285])))/2)" office:value-type="float" office:value="6516.6396791513" calcext:value-type="float">
            <text:p>6516.639679151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82.2594" calcext:value-type="float">
            <text:p>82.2594</text:p>
          </table:table-cell>
          <table:table-cell table:style-name="ce1" table:formula="of:=[.A286]*1000000000000*2*PI()" office:value-type="float" office:value="516851053457408" calcext:value-type="float">
            <text:p>5.17E+14</text:p>
          </table:table-cell>
          <table:table-cell table:style-name="ce1" table:formula="of:=[.J286]/([.A286]*1000000000000)*1000000" office:value-type="float" office:value="3.64447659477215" calcext:value-type="float">
            <text:p>3.64E+00</text:p>
          </table:table-cell>
          <table:table-cell table:style-name="ce2" table:formula="of:=1-13.8*13.8*1E+030/([.B286]*[.B286]+1/9.3/9.3*1E+030)" office:value-type="float" office:value="-682.322645990218" calcext:value-type="float">
            <text:p>-682.3226459902</text:p>
          </table:table-cell>
          <table:table-cell table:style-name="ce2" table:formula="of:=13.8*13.8/9.3*1E+045/[.B286]/([.B286]*[.B286]+1/9.3/9.3*1E+030)" office:value-type="float" office:value="142.160014651758" calcext:value-type="float">
            <text:p>142.1600146518</text:p>
          </table:table-cell>
          <table:table-cell table:formula="of:=[.B286]/[.J286]*2.20084" office:value-type="float" office:value="3794313.17278569" calcext:value-type="float">
            <text:p>3794313.17278569</text:p>
          </table:table-cell>
          <table:table-cell table:formula="of:=[.B286]/[.J286]" office:value-type="float" office:value="1724029.53998732" calcext:value-type="float">
            <text:p>1724029.53998732</text:p>
          </table:table-cell>
          <table:table-cell table:formula="of:=([.B286]/[.J286])*SQRT(SQRT(8.3*8.3*([.D286]*[.D286]+[.E286]*[.E286])/((8.3+[.D286])*(8.3+[.D286])+[.E286]*[.E286])))*COS((ATAN([.E286]/[.D286])-ATAN([.E286]/(8.3+[.D286])))/2)" office:value-type="float" office:value="4996077.86033955" calcext:value-type="float">
            <text:p>4996077.86033955</text:p>
          </table:table-cell>
          <table:table-cell table:style-name="ce2" table:formula="of:=([.B286]/[.J286])*SQRT(SQRT(8.3*8.3*([.D286]*[.D286]+[.E286]*[.E286])/((8.3+[.D286])*(8.3+[.D286])+[.E286]*[.E286])))*SIN((ATAN([.E286]/[.D286])-ATAN([.E286]/(8.3+[.D286])))/2)" office:value-type="float" office:value="6139.21719632891" calcext:value-type="float">
            <text:p>6139.217196328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79.8509" calcext:value-type="float">
            <text:p>79.8509</text:p>
          </table:table-cell>
          <table:table-cell table:style-name="ce1" table:formula="of:=[.A287]*1000000000000*2*PI()" office:value-type="float" office:value="501718001645066" calcext:value-type="float">
            <text:p>5.02E+14</text:p>
          </table:table-cell>
          <table:table-cell table:style-name="ce1" table:formula="of:=[.J287]/([.A287]*1000000000000)*1000000" office:value-type="float" office:value="3.75440299357928" calcext:value-type="float">
            <text:p>3.75E+00</text:p>
          </table:table-cell>
          <table:table-cell table:style-name="ce2" table:formula="of:=1-13.8*13.8*1E+030/([.B287]*[.B287]+1/9.3/9.3*1E+030)" office:value-type="float" office:value="-722.328175228225" calcext:value-type="float">
            <text:p>-722.3281752282</text:p>
          </table:table-cell>
          <table:table-cell table:style-name="ce2" table:formula="of:=13.8*13.8/9.3*1E+045/[.B287]/([.B287]*[.B287]+1/9.3/9.3*1E+030)" office:value-type="float" office:value="155.021790902058" calcext:value-type="float">
            <text:p>155.0217909021</text:p>
          </table:table-cell>
          <table:table-cell table:formula="of:=[.B287]/[.J287]*2.20084" office:value-type="float" office:value="3683218.23072856" calcext:value-type="float">
            <text:p>3683218.23072856</text:p>
          </table:table-cell>
          <table:table-cell table:formula="of:=[.B287]/[.J287]" office:value-type="float" office:value="1673551.11263361" calcext:value-type="float">
            <text:p>1673551.11263361</text:p>
          </table:table-cell>
          <table:table-cell table:formula="of:=([.B287]/[.J287])*SQRT(SQRT(8.3*8.3*([.D287]*[.D287]+[.E287]*[.E287])/((8.3+[.D287])*(8.3+[.D287])+[.E287]*[.E287])))*COS((ATAN([.E287]/[.D287])-ATAN([.E287]/(8.3+[.D287])))/2)" office:value-type="float" office:value="4848144.90080123" calcext:value-type="float">
            <text:p>4848144.90080123</text:p>
          </table:table-cell>
          <table:table-cell table:style-name="ce2" table:formula="of:=([.B287]/[.J287])*SQRT(SQRT(8.3*8.3*([.D287]*[.D287]+[.E287]*[.E287])/((8.3+[.D287])*(8.3+[.D287])+[.E287]*[.E287])))*SIN((ATAN([.E287]/[.D287])-ATAN([.E287]/(8.3+[.D287])))/2)" office:value-type="float" office:value="5778.13157002004" calcext:value-type="float">
            <text:p>5778.1315700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77.4194" calcext:value-type="float">
            <text:p>77.4194</text:p>
          </table:table-cell>
          <table:table-cell table:style-name="ce1" table:formula="of:=[.A288]*1000000000000*2*PI()" office:value-type="float" office:value="486440436570659" calcext:value-type="float">
            <text:p>4.86E+14</text:p>
          </table:table-cell>
          <table:table-cell table:style-name="ce1" table:formula="of:=[.J288]/([.A288]*1000000000000)*1000000" office:value-type="float" office:value="3.87231699031509" calcext:value-type="float">
            <text:p>3.87E+00</text:p>
          </table:table-cell>
          <table:table-cell table:style-name="ce2" table:formula="of:=1-13.8*13.8*1E+030/([.B288]*[.B288]+1/9.3/9.3*1E+030)" office:value-type="float" office:value="-766.326713990128" calcext:value-type="float">
            <text:p>-766.3267139901</text:p>
          </table:table-cell>
          <table:table-cell table:style-name="ce2" table:formula="of:=13.8*13.8/9.3*1E+045/[.B288]/([.B288]*[.B288]+1/9.3/9.3*1E+030)" office:value-type="float" office:value="169.61634480434" calcext:value-type="float">
            <text:p>169.6163448043</text:p>
          </table:table-cell>
          <table:table-cell table:formula="of:=[.B288]/[.J288]*2.20084" office:value-type="float" office:value="3571062.38617307" calcext:value-type="float">
            <text:p>3571062.38617307</text:p>
          </table:table-cell>
          <table:table-cell table:formula="of:=[.B288]/[.J288]" office:value-type="float" office:value="1622590.64092486" calcext:value-type="float">
            <text:p>1622590.64092486</text:p>
          </table:table-cell>
          <table:table-cell table:formula="of:=([.B288]/[.J288])*SQRT(SQRT(8.3*8.3*([.D288]*[.D288]+[.E288]*[.E288])/((8.3+[.D288])*(8.3+[.D288])+[.E288]*[.E288])))*COS((ATAN([.E288]/[.D288])-ATAN([.E288]/(8.3+[.D288])))/2)" office:value-type="float" office:value="4698950.37715126" calcext:value-type="float">
            <text:p>4698950.37715126</text:p>
          </table:table-cell>
          <table:table-cell table:style-name="ce2" table:formula="of:=([.B288]/[.J288])*SQRT(SQRT(8.3*8.3*([.D288]*[.D288]+[.E288]*[.E288])/((8.3+[.D288])*(8.3+[.D288])+[.E288]*[.E288])))*SIN((ATAN([.E288]/[.D288])-ATAN([.E288]/(8.3+[.D288])))/2)" office:value-type="float" office:value="5425.30583364291" calcext:value-type="float">
            <text:p>5425.305833642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1" table:formula="of:=[.A289]*1000000000000*2*PI()" office:value-type="float" office:value="471238898038469" calcext:value-type="float">
            <text:p>4.71E+14</text:p>
          </table:table-cell>
          <table:table-cell table:style-name="ce1" table:formula="of:=[.J289]/([.A289]*1000000000000)*1000000" office:value-type="float" office:value="3.99723277333333" calcext:value-type="float">
            <text:p>4.00E+00</text:p>
          </table:table-cell>
          <table:table-cell table:style-name="ce2" table:formula="of:=1-13.8*13.8*1E+030/([.B289]*[.B289]+1/9.3/9.3*1E+030)" office:value-type="float" office:value="-814.141569453633" calcext:value-type="float">
            <text:p>-814.1415694536</text:p>
          </table:table-cell>
          <table:table-cell table:style-name="ce2" table:formula="of:=13.8*13.8/9.3*1E+045/[.B289]/([.B289]*[.B289]+1/9.3/9.3*1E+030)" office:value-type="float" office:value="185.998294047643" calcext:value-type="float">
            <text:p>185.9982940476</text:p>
          </table:table-cell>
          <table:table-cell table:formula="of:=[.B289]/[.J289]*2.20084" office:value-type="float" office:value="3459464.6685841" calcext:value-type="float">
            <text:p>3459464.6685841</text:p>
          </table:table-cell>
          <table:table-cell table:formula="of:=[.B289]/[.J289]" office:value-type="float" office:value="1571883.76646376" calcext:value-type="float">
            <text:p>1571883.76646376</text:p>
          </table:table-cell>
          <table:table-cell table:formula="of:=([.B289]/[.J289])*SQRT(SQRT(8.3*8.3*([.D289]*[.D289]+[.E289]*[.E289])/((8.3+[.D289])*(8.3+[.D289])+[.E289]*[.E289])))*COS((ATAN([.E289]/[.D289])-ATAN([.E289]/(8.3+[.D289])))/2)" office:value-type="float" office:value="4550644.16024897" calcext:value-type="float">
            <text:p>4550644.16024897</text:p>
          </table:table-cell>
          <table:table-cell table:style-name="ce2" table:formula="of:=([.B289]/[.J289])*SQRT(SQRT(8.3*8.3*([.D289]*[.D289]+[.E289]*[.E289])/((8.3+[.D289])*(8.3+[.D289])+[.E289]*[.E289])))*SIN((ATAN([.E289]/[.D289])-ATAN([.E289]/(8.3+[.D289])))/2)" office:value-type="float" office:value="5085.83501330845" calcext:value-type="float">
            <text:p>5085.835013308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72.5865" calcext:value-type="float">
            <text:p>72.5865</text:p>
          </table:table-cell>
          <table:table-cell table:style-name="ce1" table:formula="of:=[.A290]*1000000000000*2*PI()" office:value-type="float" office:value="456074430299591" calcext:value-type="float">
            <text:p>4.56E+14</text:p>
          </table:table-cell>
          <table:table-cell table:style-name="ce1" table:formula="of:=[.J290]/([.A290]*1000000000000)*1000000" office:value-type="float" office:value="4.13014070109456" calcext:value-type="float">
            <text:p>4.13E+00</text:p>
          </table:table-cell>
          <table:table-cell table:style-name="ce2" table:formula="of:=1-13.8*13.8*1E+030/([.B290]*[.B290]+1/9.3/9.3*1E+030)" office:value-type="float" office:value="-866.347734288681" calcext:value-type="float">
            <text:p>-866.3477342887</text:p>
          </table:table-cell>
          <table:table-cell table:style-name="ce2" table:formula="of:=13.8*13.8/9.3*1E+045/[.B290]/([.B290]*[.B290]+1/9.3/9.3*1E+030)" office:value-type="float" office:value="204.491177402948" calcext:value-type="float">
            <text:p>204.4911774029</text:p>
          </table:table-cell>
          <table:table-cell table:formula="of:=[.B290]/[.J290]*2.20084" office:value-type="float" office:value="3348139.09554907" calcext:value-type="float">
            <text:p>3348139.09554907</text:p>
          </table:table-cell>
          <table:table-cell table:formula="of:=[.B290]/[.J290]" office:value-type="float" office:value="1521300.54685896" calcext:value-type="float">
            <text:p>1521300.54685896</text:p>
          </table:table-cell>
          <table:table-cell table:formula="of:=([.B290]/[.J290])*SQRT(SQRT(8.3*8.3*([.D290]*[.D290]+[.E290]*[.E290])/((8.3+[.D290])*(8.3+[.D290])+[.E290]*[.E290])))*COS((ATAN([.E290]/[.D290])-ATAN([.E290]/(8.3+[.D290])))/2)" office:value-type="float" office:value="4402839.7776981" calcext:value-type="float">
            <text:p>4402839.7776981</text:p>
          </table:table-cell>
          <table:table-cell table:style-name="ce2" table:formula="of:=([.B290]/[.J290])*SQRT(SQRT(8.3*8.3*([.D290]*[.D290]+[.E290]*[.E290])/((8.3+[.D290])*(8.3+[.D290])+[.E290]*[.E290])))*SIN((ATAN([.E290]/[.D290])-ATAN([.E290]/(8.3+[.D290])))/2)" office:value-type="float" office:value="4758.64613042285" calcext:value-type="float">
            <text:p>4758.646130422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70.1754" calcext:value-type="float">
            <text:p>70.1754</text:p>
          </table:table-cell>
          <table:table-cell table:style-name="ce1" table:formula="of:=[.A291]*1000000000000*2*PI()" office:value-type="float" office:value="440925042205450" calcext:value-type="float">
            <text:p>4.41E+14</text:p>
          </table:table-cell>
          <table:table-cell table:style-name="ce1" table:formula="of:=[.J291]/([.A291]*1000000000000)*1000000" office:value-type="float" office:value="4.27204487612468" calcext:value-type="float">
            <text:p>4.27E+00</text:p>
          </table:table-cell>
          <table:table-cell table:style-name="ce2" table:formula="of:=1-13.8*13.8*1E+030/([.B291]*[.B291]+1/9.3/9.3*1E+030)" office:value-type="float" office:value="-923.569593040728" calcext:value-type="float">
            <text:p>-923.5695930407</text:p>
          </table:table-cell>
          <table:table-cell table:style-name="ce2" table:formula="of:=13.8*13.8/9.3*1E+045/[.B291]/([.B291]*[.B291]+1/9.3/9.3*1E+030)" office:value-type="float" office:value="225.471623874956" calcext:value-type="float">
            <text:p>225.471623875</text:p>
          </table:table-cell>
          <table:table-cell table:formula="of:=[.B291]/[.J291]*2.20084" office:value-type="float" office:value="3236924.22538342" calcext:value-type="float">
            <text:p>3236924.22538342</text:p>
          </table:table-cell>
          <table:table-cell table:formula="of:=[.B291]/[.J291]" office:value-type="float" office:value="1470767.62753468" calcext:value-type="float">
            <text:p>1470767.62753468</text:p>
          </table:table-cell>
          <table:table-cell table:formula="of:=([.B291]/[.J291])*SQRT(SQRT(8.3*8.3*([.D291]*[.D291]+[.E291]*[.E291])/((8.3+[.D291])*(8.3+[.D291])+[.E291]*[.E291])))*COS((ATAN([.E291]/[.D291])-ATAN([.E291]/(8.3+[.D291])))/2)" office:value-type="float" office:value="4255317.42135279" calcext:value-type="float">
            <text:p>4255317.42135279</text:p>
          </table:table-cell>
          <table:table-cell table:style-name="ce2" table:formula="of:=([.B291]/[.J291])*SQRT(SQRT(8.3*8.3*([.D291]*[.D291]+[.E291]*[.E291])/((8.3+[.D291])*(8.3+[.D291])+[.E291]*[.E291])))*SIN((ATAN([.E291]/[.D291])-ATAN([.E291]/(8.3+[.D291])))/2)" office:value-type="float" office:value="4443.13489857733" calcext:value-type="float">
            <text:p>4443.134898577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67.7507" calcext:value-type="float">
            <text:p>67.7507</text:p>
          </table:table-cell>
          <table:table-cell table:style-name="ce1" table:formula="of:=[.A292]*1000000000000*2*PI()" office:value-type="float" office:value="425690202791132" calcext:value-type="float">
            <text:p>4.26E+14</text:p>
          </table:table-cell>
          <table:table-cell table:style-name="ce1" table:formula="of:=[.J292]/([.A292]*1000000000000)*1000000" office:value-type="float" office:value="4.42493521100151" calcext:value-type="float">
            <text:p>4.42E+00</text:p>
          </table:table-cell>
          <table:table-cell table:style-name="ce2" table:formula="of:=1-13.8*13.8*1E+030/([.B292]*[.B292]+1/9.3/9.3*1E+030)" office:value-type="float" office:value="-986.891640589837" calcext:value-type="float">
            <text:p>-986.8916405898</text:p>
          </table:table-cell>
          <table:table-cell table:style-name="ce2" table:formula="of:=13.8*13.8/9.3*1E+045/[.B292]/([.B292]*[.B292]+1/9.3/9.3*1E+030)" office:value-type="float" office:value="249.535711401902" calcext:value-type="float">
            <text:p>249.5357114019</text:p>
          </table:table-cell>
          <table:table-cell table:formula="of:=[.B292]/[.J292]*2.20084" office:value-type="float" office:value="3125082.03895788" calcext:value-type="float">
            <text:p>3125082.03895788</text:p>
          </table:table-cell>
          <table:table-cell table:formula="of:=[.B292]/[.J292]" office:value-type="float" office:value="1419949.67328742" calcext:value-type="float">
            <text:p>1419949.67328742</text:p>
          </table:table-cell>
          <table:table-cell table:formula="of:=([.B292]/[.J292])*SQRT(SQRT(8.3*8.3*([.D292]*[.D292]+[.E292]*[.E292])/((8.3+[.D292])*(8.3+[.D292])+[.E292]*[.E292])))*COS((ATAN([.E292]/[.D292])-ATAN([.E292]/(8.3+[.D292])))/2)" office:value-type="float" office:value="4107094.31915696" calcext:value-type="float">
            <text:p>4107094.31915696</text:p>
          </table:table-cell>
          <table:table-cell table:style-name="ce2" table:formula="of:=([.B292]/[.J292])*SQRT(SQRT(8.3*8.3*([.D292]*[.D292]+[.E292]*[.E292])/((8.3+[.D292])*(8.3+[.D292])+[.E292]*[.E292])))*SIN((ATAN([.E292]/[.D292])-ATAN([.E292]/(8.3+[.D292])))/2)" office:value-type="float" office:value="4137.21808217783" calcext:value-type="float">
            <text:p>4137.218082177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65.331" calcext:value-type="float">
            <text:p>65.331</text:p>
          </table:table-cell>
          <table:table-cell table:style-name="ce1" table:formula="of:=[.A293]*1000000000000*2*PI()" office:value-type="float" office:value="410486779303350" calcext:value-type="float">
            <text:p>4.10E+14</text:p>
          </table:table-cell>
          <table:table-cell table:style-name="ce1" table:formula="of:=[.J293]/([.A293]*1000000000000)*1000000" office:value-type="float" office:value="4.5888239579985" calcext:value-type="float">
            <text:p>4.59E+00</text:p>
          </table:table-cell>
          <table:table-cell table:style-name="ce2" table:formula="of:=1-13.8*13.8*1E+030/([.B293]*[.B293]+1/9.3/9.3*1E+030)" office:value-type="float" office:value="-1056.63907317258" calcext:value-type="float">
            <text:p>-1056.6390731726</text:p>
          </table:table-cell>
          <table:table-cell table:style-name="ce2" table:formula="of:=13.8*13.8/9.3*1E+045/[.B293]/([.B293]*[.B293]+1/9.3/9.3*1E+030)" office:value-type="float" office:value="277.048219962013" calcext:value-type="float">
            <text:p>277.048219962</text:p>
          </table:table-cell>
          <table:table-cell table:formula="of:=[.B293]/[.J293]*2.20084" office:value-type="float" office:value="3013470.48351024" calcext:value-type="float">
            <text:p>3013470.48351024</text:p>
          </table:table-cell>
          <table:table-cell table:formula="of:=[.B293]/[.J293]" office:value-type="float" office:value="1369236.51129125" calcext:value-type="float">
            <text:p>1369236.51129125</text:p>
          </table:table-cell>
          <table:table-cell table:formula="of:=([.B293]/[.J293])*SQRT(SQRT(8.3*8.3*([.D293]*[.D293]+[.E293]*[.E293])/((8.3+[.D293])*(8.3+[.D293])+[.E293]*[.E293])))*COS((ATAN([.E293]/[.D293])-ATAN([.E293]/(8.3+[.D293])))/2)" office:value-type="float" office:value="3959303.45837636" calcext:value-type="float">
            <text:p>3959303.45837636</text:p>
          </table:table-cell>
          <table:table-cell table:style-name="ce2" table:formula="of:=([.B293]/[.J293])*SQRT(SQRT(8.3*8.3*([.D293]*[.D293]+[.E293]*[.E293])/((8.3+[.D293])*(8.3+[.D293])+[.E293]*[.E293])))*SIN((ATAN([.E293]/[.D293])-ATAN([.E293]/(8.3+[.D293])))/2)" office:value-type="float" office:value="3843.23673094643" calcext:value-type="float">
            <text:p>3843.236730946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62.9063" calcext:value-type="float">
            <text:p>62.9063</text:p>
          </table:table-cell>
          <table:table-cell table:style-name="ce1" table:formula="of:=[.A294]*1000000000000*2*PI()" office:value-type="float" office:value="395251939889031" calcext:value-type="float">
            <text:p>3.95E+14</text:p>
          </table:table-cell>
          <table:table-cell table:style-name="ce1" table:formula="of:=[.J294]/([.A294]*1000000000000)*1000000" office:value-type="float" office:value="4.76569847535144" calcext:value-type="float">
            <text:p>4.77E+00</text:p>
          </table:table-cell>
          <table:table-cell table:style-name="ce2" table:formula="of:=1-13.8*13.8*1E+030/([.B294]*[.B294]+1/9.3/9.3*1E+030)" office:value-type="float" office:value="-1134.01637008907" calcext:value-type="float">
            <text:p>-1134.0163700891</text:p>
          </table:table-cell>
          <table:table-cell table:style-name="ce2" table:formula="of:=13.8*13.8/9.3*1E+045/[.B294]/([.B294]*[.B294]+1/9.3/9.3*1E+030)" office:value-type="float" office:value="308.777158719536" calcext:value-type="float">
            <text:p>308.7771587195</text:p>
          </table:table-cell>
          <table:table-cell table:formula="of:=[.B294]/[.J294]*2.20084" office:value-type="float" office:value="2901628.2970847" calcext:value-type="float">
            <text:p>2901628.2970847</text:p>
          </table:table-cell>
          <table:table-cell table:formula="of:=[.B294]/[.J294]" office:value-type="float" office:value="1318418.55704399" calcext:value-type="float">
            <text:p>1318418.55704399</text:p>
          </table:table-cell>
          <table:table-cell table:formula="of:=([.B294]/[.J294])*SQRT(SQRT(8.3*8.3*([.D294]*[.D294]+[.E294]*[.E294])/((8.3+[.D294])*(8.3+[.D294])+[.E294]*[.E294])))*COS((ATAN([.E294]/[.D294])-ATAN([.E294]/(8.3+[.D294])))/2)" office:value-type="float" office:value="3811329.32253912" calcext:value-type="float">
            <text:p>3811329.32253912</text:p>
          </table:table-cell>
          <table:table-cell table:style-name="ce2" table:formula="of:=([.B294]/[.J294])*SQRT(SQRT(8.3*8.3*([.D294]*[.D294]+[.E294]*[.E294])/((8.3+[.D294])*(8.3+[.D294])+[.E294]*[.E294])))*SIN((ATAN([.E294]/[.D294])-ATAN([.E294]/(8.3+[.D294])))/2)" office:value-type="float" office:value="3559.91203949901" calcext:value-type="float">
            <text:p>3559.91203949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60.4961" calcext:value-type="float">
            <text:p>60.4961</text:p>
          </table:table-cell>
          <table:table-cell table:style-name="ce1" table:formula="of:=[.A295]*1000000000000*2*PI()" office:value-type="float" office:value="380108206661667" calcext:value-type="float">
            <text:p>3.80E+14</text:p>
          </table:table-cell>
          <table:table-cell table:style-name="ce1" table:formula="of:=[.J295]/([.A295]*1000000000000)*1000000" office:value-type="float" office:value="4.95556668942295" calcext:value-type="float">
            <text:p>4.96E+00</text:p>
          </table:table-cell>
          <table:table-cell table:style-name="ce2" table:formula="of:=1-13.8*13.8*1E+030/([.B295]*[.B295]+1/9.3/9.3*1E+030)" office:value-type="float" office:value="-1219.42282576608" calcext:value-type="float">
            <text:p>-1219.4228257661</text:p>
          </table:table-cell>
          <table:table-cell table:style-name="ce2" table:formula="of:=13.8*13.8/9.3*1E+045/[.B295]/([.B295]*[.B295]+1/9.3/9.3*1E+030)" office:value-type="float" office:value="345.239220135723" calcext:value-type="float">
            <text:p>345.2392201357</text:p>
          </table:table-cell>
          <table:table-cell table:formula="of:=[.B295]/[.J295]*2.20084" office:value-type="float" office:value="2790454.94049508" calcext:value-type="float">
            <text:p>2790454.94049508</text:p>
          </table:table-cell>
          <table:table-cell table:formula="of:=[.B295]/[.J295]" office:value-type="float" office:value="1267904.50032491" calcext:value-type="float">
            <text:p>1267904.50032491</text:p>
          </table:table-cell>
          <table:table-cell table:formula="of:=([.B295]/[.J295])*SQRT(SQRT(8.3*8.3*([.D295]*[.D295]+[.E295]*[.E295])/((8.3+[.D295])*(8.3+[.D295])+[.E295]*[.E295])))*COS((ATAN([.E295]/[.D295])-ATAN([.E295]/(8.3+[.D295])))/2)" office:value-type="float" office:value="3664356.5714818" calcext:value-type="float">
            <text:p>3664356.5714818</text:p>
          </table:table-cell>
          <table:table-cell table:style-name="ce2" table:formula="of:=([.B295]/[.J295])*SQRT(SQRT(8.3*8.3*([.D295]*[.D295]+[.E295]*[.E295])/((8.3+[.D295])*(8.3+[.D295])+[.E295]*[.E295])))*SIN((ATAN([.E295]/[.D295])-ATAN([.E295]/(8.3+[.D295])))/2)" office:value-type="float" office:value="3289.39579085107" calcext:value-type="float">
            <text:p>3289.395790851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58.072" calcext:value-type="float">
            <text:p>58.072</text:p>
          </table:table-cell>
          <table:table-cell table:style-name="ce1" table:formula="of:=[.A296]*1000000000000*2*PI()" office:value-type="float" office:value="364877137158533" calcext:value-type="float">
            <text:p>3.65E+14</text:p>
          </table:table-cell>
          <table:table-cell table:style-name="ce1" table:formula="of:=[.J296]/([.A296]*1000000000000)*1000000" office:value-type="float" office:value="5.16242695274831" calcext:value-type="float">
            <text:p>5.16E+00</text:p>
          </table:table-cell>
          <table:table-cell table:style-name="ce2" table:formula="of:=1-13.8*13.8*1E+030/([.B296]*[.B296]+1/9.3/9.3*1E+030)" office:value-type="float" office:value="-1315.126333644" calcext:value-type="float">
            <text:p>-1315.126333644</text:p>
          </table:table-cell>
          <table:table-cell table:style-name="ce2" table:formula="of:=13.8*13.8/9.3*1E+045/[.B296]/([.B296]*[.B296]+1/9.3/9.3*1E+030)" office:value-type="float" office:value="387.853735394208" calcext:value-type="float">
            <text:p>387.8537353942</text:p>
          </table:table-cell>
          <table:table-cell table:formula="of:=[.B296]/[.J296]*2.20084" office:value-type="float" office:value="2678640.42978688" calcext:value-type="float">
            <text:p>2678640.42978688</text:p>
          </table:table-cell>
          <table:table-cell table:formula="of:=[.B296]/[.J296]" office:value-type="float" office:value="1217099.12114778" calcext:value-type="float">
            <text:p>1217099.12114778</text:p>
          </table:table-cell>
          <table:table-cell table:formula="of:=([.B296]/[.J296])*SQRT(SQRT(8.3*8.3*([.D296]*[.D296]+[.E296]*[.E296])/((8.3+[.D296])*(8.3+[.D296])+[.E296]*[.E296])))*COS((ATAN([.E296]/[.D296])-ATAN([.E296]/(8.3+[.D296])))/2)" office:value-type="float" office:value="3516648.6702051" calcext:value-type="float">
            <text:p>3516648.6702051</text:p>
          </table:table-cell>
          <table:table-cell table:style-name="ce2" table:formula="of:=([.B296]/[.J296])*SQRT(SQRT(8.3*8.3*([.D296]*[.D296]+[.E296]*[.E296])/((8.3+[.D296])*(8.3+[.D296])+[.E296]*[.E296])))*SIN((ATAN([.E296]/[.D296])-ATAN([.E296]/(8.3+[.D296])))/2)" office:value-type="float" office:value="3028.4377220679" calcext:value-type="float">
            <text:p>3028.437722067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55.6483" calcext:value-type="float">
            <text:p>55.6483</text:p>
          </table:table-cell>
          <table:table-cell table:style-name="ce1" table:formula="of:=[.A297]*1000000000000*2*PI()" office:value-type="float" office:value="349648580929522" calcext:value-type="float">
            <text:p>3.50E+14</text:p>
          </table:table-cell>
          <table:table-cell table:style-name="ce1" table:formula="of:=[.J297]/([.A297]*1000000000000)*1000000" office:value-type="float" office:value="5.38727073423627" calcext:value-type="float">
            <text:p>5.39E+00</text:p>
          </table:table-cell>
          <table:table-cell table:style-name="ce2" table:formula="of:=1-13.8*13.8*1E+030/([.B297]*[.B297]+1/9.3/9.3*1E+030)" office:value-type="float" office:value="-1422.14649722337" calcext:value-type="float">
            <text:p>-1422.1464972234</text:p>
          </table:table-cell>
          <table:table-cell table:style-name="ce2" table:formula="of:=13.8*13.8/9.3*1E+045/[.B297]/([.B297]*[.B297]+1/9.3/9.3*1E+030)" office:value-type="float" office:value="437.658018433734" calcext:value-type="float">
            <text:p>437.6580184337</text:p>
          </table:table-cell>
          <table:table-cell table:formula="of:=[.B297]/[.J297]*2.20084" office:value-type="float" office:value="2566844.36955692" calcext:value-type="float">
            <text:p>2566844.36955692</text:p>
          </table:table-cell>
          <table:table-cell table:formula="of:=[.B297]/[.J297]" office:value-type="float" office:value="1166302.12535074" calcext:value-type="float">
            <text:p>1166302.12535074</text:p>
          </table:table-cell>
          <table:table-cell table:formula="of:=([.B297]/[.J297])*SQRT(SQRT(8.3*8.3*([.D297]*[.D297]+[.E297]*[.E297])/((8.3+[.D297])*(8.3+[.D297])+[.E297]*[.E297])))*COS((ATAN([.E297]/[.D297])-ATAN([.E297]/(8.3+[.D297])))/2)" office:value-type="float" office:value="3369073.23667781" calcext:value-type="float">
            <text:p>3369073.23667781</text:p>
          </table:table-cell>
          <table:table-cell table:style-name="ce2" table:formula="of:=([.B297]/[.J297])*SQRT(SQRT(8.3*8.3*([.D297]*[.D297]+[.E297]*[.E297])/((8.3+[.D297])*(8.3+[.D297])+[.E297]*[.E297])))*SIN((ATAN([.E297]/[.D297])-ATAN([.E297]/(8.3+[.D297])))/2)" office:value-type="float" office:value="2778.61402230944" calcext:value-type="float">
            <text:p>2778.614022309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53.2292" calcext:value-type="float">
            <text:p>53.2292</text:p>
          </table:table-cell>
          <table:table-cell table:style-name="ce1" table:formula="of:=[.A298]*1000000000000*2*PI()" office:value-type="float" office:value="334448927352924" calcext:value-type="float">
            <text:p>3.34E+14</text:p>
          </table:table-cell>
          <table:table-cell table:style-name="ce1" table:formula="of:=[.J298]/([.A298]*1000000000000)*1000000" office:value-type="float" office:value="5.63210527304562" calcext:value-type="float">
            <text:p>5.63E+00</text:p>
          </table:table-cell>
          <table:table-cell table:style-name="ce2" table:formula="of:=1-13.8*13.8*1E+030/([.B298]*[.B298]+1/9.3/9.3*1E+030)" office:value-type="float" office:value="-1542.04738438942" calcext:value-type="float">
            <text:p>-1542.0473843894</text:p>
          </table:table-cell>
          <table:table-cell table:style-name="ce2" table:formula="of:=13.8*13.8/9.3*1E+045/[.B298]/([.B298]*[.B298]+1/9.3/9.3*1E+030)" office:value-type="float" office:value="496.096892591244" calcext:value-type="float">
            <text:p>496.0968925912</text:p>
          </table:table-cell>
          <table:table-cell table:formula="of:=[.B298]/[.J298]*2.20084" office:value-type="float" office:value="2455260.48982663" calcext:value-type="float">
            <text:p>2455260.48982663</text:p>
          </table:table-cell>
          <table:table-cell table:formula="of:=[.B298]/[.J298]" office:value-type="float" office:value="1115601.53842471" calcext:value-type="float">
            <text:p>1115601.53842471</text:p>
          </table:table-cell>
          <table:table-cell table:formula="of:=([.B298]/[.J298])*SQRT(SQRT(8.3*8.3*([.D298]*[.D298]+[.E298]*[.E298])/((8.3+[.D298])*(8.3+[.D298])+[.E298]*[.E298])))*COS((ATAN([.E298]/[.D298])-ATAN([.E298]/(8.3+[.D298])))/2)" office:value-type="float" office:value="3221881.03001066" calcext:value-type="float">
            <text:p>3221881.03001066</text:p>
          </table:table-cell>
          <table:table-cell table:style-name="ce2" table:formula="of:=([.B298]/[.J298])*SQRT(SQRT(8.3*8.3*([.D298]*[.D298]+[.E298]*[.E298])/((8.3+[.D298])*(8.3+[.D298])+[.E298]*[.E298])))*SIN((ATAN([.E298]/[.D298])-ATAN([.E298]/(8.3+[.D298])))/2)" office:value-type="float" office:value="2540.26968848839" calcext:value-type="float">
            <text:p>2540.269688488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50.813" calcext:value-type="float">
            <text:p>50.813</text:p>
          </table:table-cell>
          <table:table-cell table:style-name="ce1" table:formula="of:=[.A299]*1000000000000*2*PI()" office:value-type="float" office:value="319267495013716" calcext:value-type="float">
            <text:p>3.19E+14</text:p>
          </table:table-cell>
          <table:table-cell table:style-name="ce1" table:formula="of:=[.J299]/([.A299]*1000000000000)*1000000" office:value-type="float" office:value="5.89991651742664" calcext:value-type="float">
            <text:p>5.90E+00</text:p>
          </table:table-cell>
          <table:table-cell table:style-name="ce2" table:formula="of:=1-13.8*13.8*1E+030/([.B299]*[.B299]+1/9.3/9.3*1E+030)" office:value-type="float" office:value="-1676.97766018554" calcext:value-type="float">
            <text:p>-1676.9776601856</text:p>
          </table:table-cell>
          <table:table-cell table:style-name="ce2" table:formula="of:=13.8*13.8/9.3*1E+045/[.B299]/([.B299]*[.B299]+1/9.3/9.3*1E+030)" office:value-type="float" office:value="565.130206532749" calcext:value-type="float">
            <text:p>565.1302065327</text:p>
          </table:table-cell>
          <table:table-cell table:formula="of:=[.B299]/[.J299]*2.20084" office:value-type="float" office:value="2343810.37606352" calcext:value-type="float">
            <text:p>2343810.37606352</text:p>
          </table:table-cell>
          <table:table-cell table:formula="of:=[.B299]/[.J299]" office:value-type="float" office:value="1064961.73100431" calcext:value-type="float">
            <text:p>1064961.73100431</text:p>
          </table:table-cell>
          <table:table-cell table:formula="of:=([.B299]/[.J299])*SQRT(SQRT(8.3*8.3*([.D299]*[.D299]+[.E299]*[.E299])/((8.3+[.D299])*(8.3+[.D299])+[.E299]*[.E299])))*COS((ATAN([.E299]/[.D299])-ATAN([.E299]/(8.3+[.D299])))/2)" office:value-type="float" office:value="3074963.5308197" calcext:value-type="float">
            <text:p>3074963.5308197</text:p>
          </table:table-cell>
          <table:table-cell table:style-name="ce2" table:formula="of:=([.B299]/[.J299])*SQRT(SQRT(8.3*8.3*([.D299]*[.D299]+[.E299]*[.E299])/((8.3+[.D299])*(8.3+[.D299])+[.E299]*[.E299])))*SIN((ATAN([.E299]/[.D299])-ATAN([.E299]/(8.3+[.D299])))/2)" office:value-type="float" office:value="2313.13510946702" calcext:value-type="float">
            <text:p>2313.13510946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8.3949" calcext:value-type="float">
            <text:p>48.3949</text:p>
          </table:table-cell>
          <table:table-cell table:style-name="ce1" table:formula="of:=[.A300]*1000000000000*2*PI()" office:value-type="float" office:value="304074124622425" calcext:value-type="float">
            <text:p>3.04E+14</text:p>
          </table:table-cell>
          <table:table-cell table:style-name="ce1" table:formula="of:=[.J300]/([.A300]*1000000000000)*1000000" office:value-type="float" office:value="6.19471179814402" calcext:value-type="float">
            <text:p>6.19E+00</text:p>
          </table:table-cell>
          <table:table-cell table:style-name="ce2" table:formula="of:=1-13.8*13.8*1E+030/([.B300]*[.B300]+1/9.3/9.3*1E+030)" office:value-type="float" office:value="-1829.74714642493" calcext:value-type="float">
            <text:p>-1829.7471464249</text:p>
          </table:table-cell>
          <table:table-cell table:style-name="ce2" table:formula="of:=13.8*13.8/9.3*1E+045/[.B300]/([.B300]*[.B300]+1/9.3/9.3*1E+030)" office:value-type="float" office:value="647.389948480776" calcext:value-type="float">
            <text:p>647.3899484808</text:p>
          </table:table-cell>
          <table:table-cell table:formula="of:=[.B300]/[.J300]*2.20084" office:value-type="float" office:value="2232272.62252881" calcext:value-type="float">
            <text:p>2232272.62252881</text:p>
          </table:table-cell>
          <table:table-cell table:formula="of:=[.B300]/[.J300]" office:value-type="float" office:value="1014282.10252849" calcext:value-type="float">
            <text:p>1014282.10252849</text:p>
          </table:table-cell>
          <table:table-cell table:formula="of:=([.B300]/[.J300])*SQRT(SQRT(8.3*8.3*([.D300]*[.D300]+[.E300]*[.E300])/((8.3+[.D300])*(8.3+[.D300])+[.E300]*[.E300])))*COS((ATAN([.E300]/[.D300])-ATAN([.E300]/(8.3+[.D300])))/2)" office:value-type="float" office:value="2928024.22947796" calcext:value-type="float">
            <text:p>2928024.22947796</text:p>
          </table:table-cell>
          <table:table-cell table:style-name="ce2" table:formula="of:=([.B300]/[.J300])*SQRT(SQRT(8.3*8.3*([.D300]*[.D300]+[.E300]*[.E300])/((8.3+[.D300])*(8.3+[.D300])+[.E300]*[.E300])))*SIN((ATAN([.E300]/[.D300])-ATAN([.E300]/(8.3+[.D300])))/2)" office:value-type="float" office:value="2096.70373286394" calcext:value-type="float">
            <text:p>2096.70373286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7.1846" calcext:value-type="float">
            <text:p>47.1846</text:p>
          </table:table-cell>
          <table:table-cell table:style-name="ce1" table:formula="of:=[.A301]*1000000000000*2*PI()" office:value-type="float" office:value="296469585445146" calcext:value-type="float">
            <text:p>2.96E+14</text:p>
          </table:table-cell>
          <table:table-cell table:style-name="ce1" table:formula="of:=[.J301]/([.A301]*1000000000000)*1000000" office:value-type="float" office:value="6.35360812638022" calcext:value-type="float">
            <text:p>6.35E+00</text:p>
          </table:table-cell>
          <table:table-cell table:style-name="ce2" table:formula="of:=1-13.8*13.8*1E+030/([.B301]*[.B301]+1/9.3/9.3*1E+030)" office:value-type="float" office:value="-1913.81187792537" calcext:value-type="float">
            <text:p>-1913.8118779254</text:p>
          </table:table-cell>
          <table:table-cell table:style-name="ce2" table:formula="of:=13.8*13.8/9.3*1E+045/[.B301]/([.B301]*[.B301]+1/9.3/9.3*1E+030)" office:value-type="float" office:value="694.485237011443" calcext:value-type="float">
            <text:p>694.4852370114</text:p>
          </table:table-cell>
          <table:table-cell table:formula="of:=[.B301]/[.J301]*2.20084" office:value-type="float" office:value="2176446.08801698" calcext:value-type="float">
            <text:p>2176446.08801698</text:p>
          </table:table-cell>
          <table:table-cell table:formula="of:=[.B301]/[.J301]" office:value-type="float" office:value="988916.090227814" calcext:value-type="float">
            <text:p>988916.090227814</text:p>
          </table:table-cell>
          <table:table-cell table:formula="of:=([.B301]/[.J301])*SQRT(SQRT(8.3*8.3*([.D301]*[.D301]+[.E301]*[.E301])/((8.3+[.D301])*(8.3+[.D301])+[.E301]*[.E301])))*COS((ATAN([.E301]/[.D301])-ATAN([.E301]/(8.3+[.D301])))/2)" office:value-type="float" office:value="2854512.40057476" calcext:value-type="float">
            <text:p>2854512.40057476</text:p>
          </table:table-cell>
          <table:table-cell table:style-name="ce2" table:formula="of:=([.B301]/[.J301])*SQRT(SQRT(8.3*8.3*([.D301]*[.D301]+[.E301]*[.E301])/((8.3+[.D301])*(8.3+[.D301])+[.E301]*[.E301])))*SIN((ATAN([.E301]/[.D301])-ATAN([.E301]/(8.3+[.D301])))/2)" office:value-type="float" office:value="1992.44953426865" calcext:value-type="float">
            <text:p>1992.449534268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5.97" calcext:value-type="float">
            <text:p>45.97</text:p>
          </table:table-cell>
          <table:table-cell table:style-name="ce1" table:formula="of:=[.A302]*1000000000000*2*PI()" office:value-type="float" office:value="288838028571046" calcext:value-type="float">
            <text:p>2.89E+14</text:p>
          </table:table-cell>
          <table:table-cell table:style-name="ce1" table:formula="of:=[.J302]/([.A302]*1000000000000)*1000000" office:value-type="float" office:value="6.52148048727431" calcext:value-type="float">
            <text:p>6.52E+00</text:p>
          </table:table-cell>
          <table:table-cell table:style-name="ce2" table:formula="of:=1-13.8*13.8*1E+030/([.B302]*[.B302]+1/9.3/9.3*1E+030)" office:value-type="float" office:value="-2003.85449679151" calcext:value-type="float">
            <text:p>-2003.8544967915</text:p>
          </table:table-cell>
          <table:table-cell table:style-name="ce2" table:formula="of:=13.8*13.8/9.3*1E+045/[.B302]/([.B302]*[.B302]+1/9.3/9.3*1E+030)" office:value-type="float" office:value="746.35515762824" calcext:value-type="float">
            <text:p>746.3551576282</text:p>
          </table:table-cell>
          <table:table-cell table:formula="of:=[.B302]/[.J302]*2.20084" office:value-type="float" office:value="2120421.21086415" calcext:value-type="float">
            <text:p>2120421.21086415</text:p>
          </table:table-cell>
          <table:table-cell table:formula="of:=[.B302]/[.J302]" office:value-type="float" office:value="963459.95659119" calcext:value-type="float">
            <text:p>963459.95659119</text:p>
          </table:table-cell>
          <table:table-cell table:formula="of:=([.B302]/[.J302])*SQRT(SQRT(8.3*8.3*([.D302]*[.D302]+[.E302]*[.E302])/((8.3+[.D302])*(8.3+[.D302])+[.E302]*[.E302])))*COS((ATAN([.E302]/[.D302])-ATAN([.E302]/(8.3+[.D302])))/2)" office:value-type="float" office:value="2780761.28506515" calcext:value-type="float">
            <text:p>2780761.28506515</text:p>
          </table:table-cell>
          <table:table-cell table:style-name="ce2" table:formula="of:=([.B302]/[.J302])*SQRT(SQRT(8.3*8.3*([.D302]*[.D302]+[.E302]*[.E302])/((8.3+[.D302])*(8.3+[.D302])+[.E302]*[.E302])))*SIN((ATAN([.E302]/[.D302])-ATAN([.E302]/(8.3+[.D302])))/2)" office:value-type="float" office:value="1890.54937456088" calcext:value-type="float">
            <text:p>1890.549374560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4.7628" calcext:value-type="float">
            <text:p>44.7628</text:p>
          </table:table-cell>
          <table:table-cell table:style-name="ce1" table:formula="of:=[.A303]*1000000000000*2*PI()" office:value-type="float" office:value="281252967268218" calcext:value-type="float">
            <text:p>2.81E+14</text:p>
          </table:table-cell>
          <table:table-cell table:style-name="ce1" table:formula="of:=[.J303]/([.A303]*1000000000000)*1000000" office:value-type="float" office:value="6.69735713583601" calcext:value-type="float">
            <text:p>6.70E+00</text:p>
          </table:table-cell>
          <table:table-cell table:style-name="ce2" table:formula="of:=1-13.8*13.8*1E+030/([.B303]*[.B303]+1/9.3/9.3*1E+030)" office:value-type="float" office:value="-2099.473720924" calcext:value-type="float">
            <text:p>-2099.473720924</text:p>
          </table:table-cell>
          <table:table-cell table:style-name="ce2" table:formula="of:=13.8*13.8/9.3*1E+045/[.B303]/([.B303]*[.B303]+1/9.3/9.3*1E+030)" office:value-type="float" office:value="803.0400231521" calcext:value-type="float">
            <text:p>803.0400231521</text:p>
          </table:table-cell>
          <table:table-cell table:formula="of:=[.B303]/[.J303]*2.20084" office:value-type="float" office:value="2064737.66755862" calcext:value-type="float">
            <text:p>2064737.66755862</text:p>
          </table:table-cell>
          <table:table-cell table:formula="of:=[.B303]/[.J303]" office:value-type="float" office:value="938158.915486186" calcext:value-type="float">
            <text:p>938158.915486186</text:p>
          </table:table-cell>
          <table:table-cell table:formula="of:=([.B303]/[.J303])*SQRT(SQRT(8.3*8.3*([.D303]*[.D303]+[.E303]*[.E303])/((8.3+[.D303])*(8.3+[.D303])+[.E303]*[.E303])))*COS((ATAN([.E303]/[.D303])-ATAN([.E303]/(8.3+[.D303])))/2)" office:value-type="float" office:value="2707480.65960321" calcext:value-type="float">
            <text:p>2707480.65960321</text:p>
          </table:table-cell>
          <table:table-cell table:style-name="ce2" table:formula="of:=([.B303]/[.J303])*SQRT(SQRT(8.3*8.3*([.D303]*[.D303]+[.E303]*[.E303])/((8.3+[.D303])*(8.3+[.D303])+[.E303]*[.E303])))*SIN((ATAN([.E303]/[.D303])-ATAN([.E303]/(8.3+[.D303])))/2)" office:value-type="float" office:value="1791.96901451099" calcext:value-type="float">
            <text:p>1791.96901451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3.554" calcext:value-type="float">
            <text:p>43.554</text:p>
          </table:table-cell>
          <table:table-cell table:style-name="ce1" table:formula="of:=[.A304]*1000000000000*2*PI()" office:value-type="float" office:value="273657852868900" calcext:value-type="float">
            <text:p>2.74E+14</text:p>
          </table:table-cell>
          <table:table-cell table:style-name="ce1" table:formula="of:=[.J304]/([.A304]*1000000000000)*1000000" office:value-type="float" office:value="6.88323593699775" calcext:value-type="float">
            <text:p>6.88E+00</text:p>
          </table:table-cell>
          <table:table-cell table:style-name="ce2" table:formula="of:=1-13.8*13.8*1E+030/([.B304]*[.B304]+1/9.3/9.3*1E+030)" office:value-type="float" office:value="-2201.87526344063" calcext:value-type="float">
            <text:p>-2201.8752634406</text:p>
          </table:table-cell>
          <table:table-cell table:style-name="ce2" table:formula="of:=13.8*13.8/9.3*1E+045/[.B304]/([.B304]*[.B304]+1/9.3/9.3*1E+030)" office:value-type="float" office:value="865.563715470346" calcext:value-type="float">
            <text:p>865.5637154703</text:p>
          </table:table-cell>
          <table:table-cell table:formula="of:=[.B304]/[.J304]*2.20084" office:value-type="float" office:value="2008980.32234016" calcext:value-type="float">
            <text:p>2008980.32234016</text:p>
          </table:table-cell>
          <table:table-cell table:formula="of:=[.B304]/[.J304]" office:value-type="float" office:value="912824.340860836" calcext:value-type="float">
            <text:p>912824.340860836</text:p>
          </table:table-cell>
          <table:table-cell table:formula="of:=([.B304]/[.J304])*SQRT(SQRT(8.3*8.3*([.D304]*[.D304]+[.E304]*[.E304])/((8.3+[.D304])*(8.3+[.D304])+[.E304]*[.E304])))*COS((ATAN([.E304]/[.D304])-ATAN([.E304]/(8.3+[.D304])))/2)" office:value-type="float" office:value="2634123.47736799" calcext:value-type="float">
            <text:p>2634123.47736799</text:p>
          </table:table-cell>
          <table:table-cell table:style-name="ce2" table:formula="of:=([.B304]/[.J304])*SQRT(SQRT(8.3*8.3*([.D304]*[.D304]+[.E304]*[.E304])/((8.3+[.D304])*(8.3+[.D304])+[.E304]*[.E304])))*SIN((ATAN([.E304]/[.D304])-ATAN([.E304]/(8.3+[.D304])))/2)" office:value-type="float" office:value="1695.94881901041" calcext:value-type="float">
            <text:p>1695.948819010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2.343" calcext:value-type="float">
            <text:p>42.343</text:p>
          </table:table-cell>
          <table:table-cell table:style-name="ce1" table:formula="of:=[.A305]*1000000000000*2*PI()" office:value-type="float" office:value="266048915461905" calcext:value-type="float">
            <text:p>2.66E+14</text:p>
          </table:table-cell>
          <table:table-cell table:style-name="ce1" table:formula="of:=[.J305]/([.A305]*1000000000000)*1000000" office:value-type="float" office:value="7.08009489171764" calcext:value-type="float">
            <text:p>7.08E+00</text:p>
          </table:table-cell>
          <table:table-cell table:style-name="ce2" table:formula="of:=1-13.8*13.8*1E+030/([.B305]*[.B305]+1/9.3/9.3*1E+030)" office:value-type="float" office:value="-2311.73524671213" calcext:value-type="float">
            <text:p>-2311.7352467121</text:p>
          </table:table-cell>
          <table:table-cell table:style-name="ce2" table:formula="of:=13.8*13.8/9.3*1E+045/[.B305]/([.B305]*[.B305]+1/9.3/9.3*1E+030)" office:value-type="float" office:value="934.719876200711" calcext:value-type="float">
            <text:p>934.7198762007</text:p>
          </table:table-cell>
          <table:table-cell table:formula="of:=[.B305]/[.J305]*2.20084" office:value-type="float" office:value="1953121.49949142" calcext:value-type="float">
            <text:p>1953121.49949142</text:p>
          </table:table-cell>
          <table:table-cell table:formula="of:=[.B305]/[.J305]" office:value-type="float" office:value="887443.657645" calcext:value-type="float">
            <text:p>887443.657645</text:p>
          </table:table-cell>
          <table:table-cell table:formula="of:=([.B305]/[.J305])*SQRT(SQRT(8.3*8.3*([.D305]*[.D305]+[.E305]*[.E305])/((8.3+[.D305])*(8.3+[.D305])+[.E305]*[.E305])))*COS((ATAN([.E305]/[.D305])-ATAN([.E305]/(8.3+[.D305])))/2)" office:value-type="float" office:value="2560652.85571074" calcext:value-type="float">
            <text:p>2560652.85571074</text:p>
          </table:table-cell>
          <table:table-cell table:style-name="ce2" table:formula="of:=([.B305]/[.J305])*SQRT(SQRT(8.3*8.3*([.D305]*[.D305]+[.E305]*[.E305])/((8.3+[.D305])*(8.3+[.D305])+[.E305]*[.E305])))*SIN((ATAN([.E305]/[.D305])-ATAN([.E305]/(8.3+[.D305])))/2)" office:value-type="float" office:value="1602.44870844917" calcext:value-type="float">
            <text:p>1602.448708449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41.1353" calcext:value-type="float">
            <text:p>41.1353</text:p>
          </table:table-cell>
          <table:table-cell table:style-name="ce1" table:formula="of:=[.A306]*1000000000000*2*PI()" office:value-type="float" office:value="258460712566424" calcext:value-type="float">
            <text:p>2.58E+14</text:p>
          </table:table-cell>
          <table:table-cell table:style-name="ce1" table:formula="of:=[.J306]/([.A306]*1000000000000)*1000000" office:value-type="float" office:value="7.28796089976249" calcext:value-type="float">
            <text:p>7.29E+00</text:p>
          </table:table-cell>
          <table:table-cell table:style-name="ce2" table:formula="of:=1-13.8*13.8*1E+030/([.B306]*[.B306]+1/9.3/9.3*1E+030)" office:value-type="float" office:value="-2429.1984628152" calcext:value-type="float">
            <text:p>-2429.1984628152</text:p>
          </table:table-cell>
          <table:table-cell table:style-name="ce2" table:formula="of:=13.8*13.8/9.3*1E+045/[.B306]/([.B306]*[.B306]+1/9.3/9.3*1E+030)" office:value-type="float" office:value="1011.03049695085" calcext:value-type="float">
            <text:p>1011.0304969509</text:p>
          </table:table-cell>
          <table:table-cell table:formula="of:=[.B306]/[.J306]*2.20084" office:value-type="float" office:value="1897414.8930881" calcext:value-type="float">
            <text:p>1897414.8930881</text:p>
          </table:table-cell>
          <table:table-cell table:formula="of:=[.B306]/[.J306]" office:value-type="float" office:value="862132.137314889" calcext:value-type="float">
            <text:p>862132.137314889</text:p>
          </table:table-cell>
          <table:table-cell table:formula="of:=([.B306]/[.J306])*SQRT(SQRT(8.3*8.3*([.D306]*[.D306]+[.E306]*[.E306])/((8.3+[.D306])*(8.3+[.D306])+[.E306]*[.E306])))*COS((ATAN([.E306]/[.D306])-ATAN([.E306]/(8.3+[.D306])))/2)" office:value-type="float" office:value="2487401.88337462" calcext:value-type="float">
            <text:p>2487401.88337462</text:p>
          </table:table-cell>
          <table:table-cell table:style-name="ce2" table:formula="of:=([.B306]/[.J306])*SQRT(SQRT(8.3*8.3*([.D306]*[.D306]+[.E306]*[.E306])/((8.3+[.D306])*(8.3+[.D306])+[.E306]*[.E306])))*SIN((ATAN([.E306]/[.D306])-ATAN([.E306]/(8.3+[.D306])))/2)" office:value-type="float" office:value="1511.88470655506" calcext:value-type="float">
            <text:p>1511.884706555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9.9255" calcext:value-type="float">
            <text:p>39.9255</text:p>
          </table:table-cell>
          <table:table-cell table:style-name="ce1" table:formula="of:=[.A307]*1000000000000*2*PI()" office:value-type="float" office:value="250859314981799" calcext:value-type="float">
            <text:p>2.51E+14</text:p>
          </table:table-cell>
          <table:table-cell table:style-name="ce1" table:formula="of:=[.J307]/([.A307]*1000000000000)*1000000" office:value-type="float" office:value="7.50879658363702" calcext:value-type="float">
            <text:p>7.51E+00</text:p>
          </table:table-cell>
          <table:table-cell table:style-name="ce2" table:formula="of:=1-13.8*13.8*1E+030/([.B307]*[.B307]+1/9.3/9.3*1E+030)" office:value-type="float" office:value="-2555.50150894855" calcext:value-type="float">
            <text:p>-2555.5015089486</text:p>
          </table:table-cell>
          <table:table-cell table:style-name="ce2" table:formula="of:=13.8*13.8/9.3*1E+045/[.B307]/([.B307]*[.B307]+1/9.3/9.3*1E+030)" office:value-type="float" office:value="1095.8039783803" calcext:value-type="float">
            <text:p>1095.8039783803</text:p>
          </table:table-cell>
          <table:table-cell table:formula="of:=[.B307]/[.J307]*2.20084" office:value-type="float" office:value="1841611.42167407" calcext:value-type="float">
            <text:p>1841611.42167407</text:p>
          </table:table-cell>
          <table:table-cell table:formula="of:=[.B307]/[.J307]" office:value-type="float" office:value="836776.60423932" calcext:value-type="float">
            <text:p>836776.60423932</text:p>
          </table:table-cell>
          <table:table-cell table:formula="of:=([.B307]/[.J307])*SQRT(SQRT(8.3*8.3*([.D307]*[.D307]+[.E307]*[.E307])/((8.3+[.D307])*(8.3+[.D307])+[.E307]*[.E307])))*COS((ATAN([.E307]/[.D307])-ATAN([.E307]/(8.3+[.D307])))/2)" office:value-type="float" office:value="2414042.43811609" calcext:value-type="float">
            <text:p>2414042.43811609</text:p>
          </table:table-cell>
          <table:table-cell table:style-name="ce2" table:formula="of:=([.B307]/[.J307])*SQRT(SQRT(8.3*8.3*([.D307]*[.D307]+[.E307]*[.E307])/((8.3+[.D307])*(8.3+[.D307])+[.E307]*[.E307])))*SIN((ATAN([.E307]/[.D307])-ATAN([.E307]/(8.3+[.D307])))/2)" office:value-type="float" office:value="1423.84305880022" calcext:value-type="float">
            <text:p>1423.843058800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8.7147" calcext:value-type="float">
            <text:p>38.7147</text:p>
          </table:table-cell>
          <table:table-cell table:style-name="ce1" table:formula="of:=[.A308]*1000000000000*2*PI()" office:value-type="float" office:value="243251634211866" calcext:value-type="float">
            <text:p>2.43E+14</text:p>
          </table:table-cell>
          <table:table-cell table:style-name="ce1" table:formula="of:=[.J308]/([.A308]*1000000000000)*1000000" office:value-type="float" office:value="7.74363376185273" calcext:value-type="float">
            <text:p>7.74E+00</text:p>
          </table:table-cell>
          <table:table-cell table:style-name="ce2" table:formula="of:=1-13.8*13.8*1E+030/([.B308]*[.B308]+1/9.3/9.3*1E+030)" office:value-type="float" office:value="-2691.3636180521" calcext:value-type="float">
            <text:p>-2691.3636180521</text:p>
          </table:table-cell>
          <table:table-cell table:style-name="ce2" table:formula="of:=13.8*13.8/9.3*1E+045/[.B308]/([.B308]*[.B308]+1/9.3/9.3*1E+030)" office:value-type="float" office:value="1190.13163157017" calcext:value-type="float">
            <text:p>1190.1316315702</text:p>
          </table:table-cell>
          <table:table-cell table:formula="of:=[.B308]/[.J308]*2.20084" office:value-type="float" office:value="1785761.82406444" calcext:value-type="float">
            <text:p>1785761.82406444</text:p>
          </table:table-cell>
          <table:table-cell table:formula="of:=[.B308]/[.J308]" office:value-type="float" office:value="811400.112713529" calcext:value-type="float">
            <text:p>811400.112713529</text:p>
          </table:table-cell>
          <table:table-cell table:formula="of:=([.B308]/[.J308])*SQRT(SQRT(8.3*8.3*([.D308]*[.D308]+[.E308]*[.E308])/((8.3+[.D308])*(8.3+[.D308])+[.E308]*[.E308])))*COS((ATAN([.E308]/[.D308])-ATAN([.E308]/(8.3+[.D308])))/2)" office:value-type="float" office:value="2340640.72819637" calcext:value-type="float">
            <text:p>2340640.72819637</text:p>
          </table:table-cell>
          <table:table-cell table:style-name="ce2" table:formula="of:=([.B308]/[.J308])*SQRT(SQRT(8.3*8.3*([.D308]*[.D308]+[.E308]*[.E308])/((8.3+[.D308])*(8.3+[.D308])+[.E308]*[.E308])))*SIN((ATAN([.E308]/[.D308])-ATAN([.E308]/(8.3+[.D308])))/2)" office:value-type="float" office:value="1338.40943998735" calcext:value-type="float">
            <text:p>1338.409439987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7.5047" calcext:value-type="float">
            <text:p>37.5047</text:p>
          </table:table-cell>
          <table:table-cell table:style-name="ce1" table:formula="of:=[.A309]*1000000000000*2*PI()" office:value-type="float" office:value="235648979990178" calcext:value-type="float">
            <text:p>2.36E+14</text:p>
          </table:table-cell>
          <table:table-cell table:style-name="ce1" table:formula="of:=[.J309]/([.A309]*1000000000000)*1000000" office:value-type="float" office:value="7.99346369921637" calcext:value-type="float">
            <text:p>7.99E+00</text:p>
          </table:table-cell>
          <table:table-cell table:style-name="ce2" table:formula="of:=1-13.8*13.8*1E+030/([.B309]*[.B309]+1/9.3/9.3*1E+030)" office:value-type="float" office:value="-2837.47045941865" calcext:value-type="float">
            <text:p>-2837.4704594187</text:p>
          </table:table-cell>
          <table:table-cell table:style-name="ce2" table:formula="of:=13.8*13.8/9.3*1E+045/[.B309]/([.B309]*[.B309]+1/9.3/9.3*1E+030)" office:value-type="float" office:value="1295.19710787446" calcext:value-type="float">
            <text:p>1295.1971078745</text:p>
          </table:table-cell>
          <table:table-cell table:formula="of:=[.B309]/[.J309]*2.20084" office:value-type="float" office:value="1729949.12741128" calcext:value-type="float">
            <text:p>1729949.12741128</text:p>
          </table:table-cell>
          <table:table-cell table:formula="of:=[.B309]/[.J309]" office:value-type="float" office:value="786040.387947912" calcext:value-type="float">
            <text:p>786040.387947912</text:p>
          </table:table-cell>
          <table:table-cell table:formula="of:=([.B309]/[.J309])*SQRT(SQRT(8.3*8.3*([.D309]*[.D309]+[.E309]*[.E309])/((8.3+[.D309])*(8.3+[.D309])+[.E309]*[.E309])))*COS((ATAN([.E309]/[.D309])-ATAN([.E309]/(8.3+[.D309])))/2)" office:value-type="float" office:value="2267305.3135792" calcext:value-type="float">
            <text:p>2267305.3135792</text:p>
          </table:table-cell>
          <table:table-cell table:style-name="ce2" table:formula="of:=([.B309]/[.J309])*SQRT(SQRT(8.3*8.3*([.D309]*[.D309]+[.E309]*[.E309])/((8.3+[.D309])*(8.3+[.D309])+[.E309]*[.E309])))*SIN((ATAN([.E309]/[.D309])-ATAN([.E309]/(8.3+[.D309])))/2)" office:value-type="float" office:value="1255.70698413033" calcext:value-type="float">
            <text:p>1255.706984130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6.2932" calcext:value-type="float">
            <text:p>36.2932</text:p>
          </table:table-cell>
          <table:table-cell table:style-name="ce1" table:formula="of:=[.A310]*1000000000000*2*PI()" office:value-type="float" office:value="228036900990530" calcext:value-type="float">
            <text:p>2.28E+14</text:p>
          </table:table-cell>
          <table:table-cell table:style-name="ce1" table:formula="of:=[.J310]/([.A310]*1000000000000)*1000000" office:value-type="float" office:value="8.26029278211896" calcext:value-type="float">
            <text:p>8.26E+00</text:p>
          </table:table-cell>
          <table:table-cell table:style-name="ce2" table:formula="of:=1-13.8*13.8*1E+030/([.B310]*[.B310]+1/9.3/9.3*1E+030)" office:value-type="float" office:value="-2995.08929611576" calcext:value-type="float">
            <text:p>-2995.0892961158</text:p>
          </table:table-cell>
          <table:table-cell table:style-name="ce2" table:formula="of:=13.8*13.8/9.3*1E+045/[.B310]/([.B310]*[.B310]+1/9.3/9.3*1E+030)" office:value-type="float" office:value="1412.75441811352" calcext:value-type="float">
            <text:p>1412.7544181135</text:p>
          </table:table-cell>
          <table:table-cell table:formula="of:=[.B310]/[.J310]*2.20084" office:value-type="float" office:value="1674067.24146475" calcext:value-type="float">
            <text:p>1674067.24146475</text:p>
          </table:table-cell>
          <table:table-cell table:formula="of:=[.B310]/[.J310]" office:value-type="float" office:value="760649.225506967" calcext:value-type="float">
            <text:p>760649.225506967</text:p>
          </table:table-cell>
          <table:table-cell table:formula="of:=([.B310]/[.J310])*SQRT(SQRT(8.3*8.3*([.D310]*[.D310]+[.E310]*[.E310])/((8.3+[.D310])*(8.3+[.D310])+[.E310]*[.E310])))*COS((ATAN([.E310]/[.D310])-ATAN([.E310]/(8.3+[.D310])))/2)" office:value-type="float" office:value="2193896.24640915" calcext:value-type="float">
            <text:p>2193896.24640915</text:p>
          </table:table-cell>
          <table:table-cell table:style-name="ce2" table:formula="of:=([.B310]/[.J310])*SQRT(SQRT(8.3*8.3*([.D310]*[.D310]+[.E310]*[.E310])/((8.3+[.D310])*(8.3+[.D310])+[.E310]*[.E310])))*SIN((ATAN([.E310]/[.D310])-ATAN([.E310]/(8.3+[.D310])))/2)" office:value-type="float" office:value="1175.57640836262" calcext:value-type="float">
            <text:p>1175.576408362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5.0836" calcext:value-type="float">
            <text:p>35.0836</text:p>
          </table:table-cell>
          <table:table-cell table:style-name="ce1" table:formula="of:=[.A311]*1000000000000*2*PI()" office:value-type="float" office:value="220436760042966" calcext:value-type="float">
            <text:p>2.20E+14</text:p>
          </table:table-cell>
          <table:table-cell table:style-name="ce1" table:formula="of:=[.J311]/([.A311]*1000000000000)*1000000" office:value-type="float" office:value="8.54508824636012" calcext:value-type="float">
            <text:p>8.55E+00</text:p>
          </table:table-cell>
          <table:table-cell table:style-name="ce2" table:formula="of:=1-13.8*13.8*1E+030/([.B311]*[.B311]+1/9.3/9.3*1E+030)" office:value-type="float" office:value="-3164.85344278908" calcext:value-type="float">
            <text:p>-3164.8534427891</text:p>
          </table:table-cell>
          <table:table-cell table:style-name="ce2" table:formula="of:=13.8*13.8/9.3*1E+045/[.B311]/([.B311]*[.B311]+1/9.3/9.3*1E+030)" office:value-type="float" office:value="1544.27214689894" calcext:value-type="float">
            <text:p>1544.272146899</text:p>
          </table:table-cell>
          <table:table-cell table:formula="of:=[.B311]/[.J311]*2.20084" office:value-type="float" office:value="1618272.99528983" calcext:value-type="float">
            <text:p>1618272.99528983</text:p>
          </table:table-cell>
          <table:table-cell table:formula="of:=[.B311]/[.J311]" office:value-type="float" office:value="735297.884121441" calcext:value-type="float">
            <text:p>735297.884121441</text:p>
          </table:table-cell>
          <table:table-cell table:formula="of:=([.B311]/[.J311])*SQRT(SQRT(8.3*8.3*([.D311]*[.D311]+[.E311]*[.E311])/((8.3+[.D311])*(8.3+[.D311])+[.E311]*[.E311])))*COS((ATAN([.E311]/[.D311])-ATAN([.E311]/(8.3+[.D311])))/2)" office:value-type="float" office:value="2120618.972679" calcext:value-type="float">
            <text:p>2120618.972679</text:p>
          </table:table-cell>
          <table:table-cell table:style-name="ce2" table:formula="of:=([.B311]/[.J311])*SQRT(SQRT(8.3*8.3*([.D311]*[.D311]+[.E311]*[.E311])/((8.3+[.D311])*(8.3+[.D311])+[.E311]*[.E311])))*SIN((ATAN([.E311]/[.D311])-ATAN([.E311]/(8.3+[.D311])))/2)" office:value-type="float" office:value="1098.23702181786" calcext:value-type="float">
            <text:p>1098.237021817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3.8753" calcext:value-type="float">
            <text:p>33.8753</text:p>
          </table:table-cell>
          <table:table-cell table:style-name="ce1" table:formula="of:=[.A312]*1000000000000*2*PI()" office:value-type="float" office:value="212844787236301" calcext:value-type="float">
            <text:p>2.13E+14</text:p>
          </table:table-cell>
          <table:table-cell table:style-name="ce1" table:formula="of:=[.J312]/([.A312]*1000000000000)*1000000" office:value-type="float" office:value="8.84988348442671" calcext:value-type="float">
            <text:p>8.85E+00</text:p>
          </table:table-cell>
          <table:table-cell table:style-name="ce2" table:formula="of:=1-13.8*13.8*1E+030/([.B312]*[.B312]+1/9.3/9.3*1E+030)" office:value-type="float" office:value="-3347.9883387541" calcext:value-type="float">
            <text:p>-3347.9883387541</text:p>
          </table:table-cell>
          <table:table-cell table:style-name="ce2" table:formula="of:=13.8*13.8/9.3*1E+045/[.B312]/([.B312]*[.B312]+1/9.3/9.3*1E+030)" office:value-type="float" office:value="1691.87264419363" calcext:value-type="float">
            <text:p>1691.8726441936</text:p>
          </table:table-cell>
          <table:table-cell table:formula="of:=[.B312]/[.J312]*2.20084" office:value-type="float" office:value="1562538.71316916" calcext:value-type="float">
            <text:p>1562538.71316916</text:p>
          </table:table-cell>
          <table:table-cell table:formula="of:=[.B312]/[.J312]" office:value-type="float" office:value="709973.788721199" calcext:value-type="float">
            <text:p>709973.788721199</text:p>
          </table:table-cell>
          <table:table-cell table:formula="of:=([.B312]/[.J312])*SQRT(SQRT(8.3*8.3*([.D312]*[.D312]+[.E312]*[.E312])/((8.3+[.D312])*(8.3+[.D312])+[.E312]*[.E312])))*COS((ATAN([.E312]/[.D312])-ATAN([.E312]/(8.3+[.D312])))/2)" office:value-type="float" office:value="2047436.51730907" calcext:value-type="float">
            <text:p>2047436.51730907</text:p>
          </table:table-cell>
          <table:table-cell table:style-name="ce2" table:formula="of:=([.B312]/[.J312])*SQRT(SQRT(8.3*8.3*([.D312]*[.D312]+[.E312]*[.E312])/((8.3+[.D312])*(8.3+[.D312])+[.E312]*[.E312])))*SIN((ATAN([.E312]/[.D312])-ATAN([.E312]/(8.3+[.D312])))/2)" office:value-type="float" office:value="1023.63579793131" calcext:value-type="float">
            <text:p>1023.635797931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2.6655" calcext:value-type="float">
            <text:p>32.6655</text:p>
          </table:table-cell>
          <table:table-cell table:style-name="ce1" table:formula="of:=[.A313]*1000000000000*2*PI()" office:value-type="float" office:value="205243389651675" calcext:value-type="float">
            <text:p>2.05E+14</text:p>
          </table:table-cell>
          <table:table-cell table:style-name="ce1" table:formula="of:=[.J313]/([.A313]*1000000000000)*1000000" office:value-type="float" office:value="9.177647915997" calcext:value-type="float">
            <text:p>9.18E+00</text:p>
          </table:table-cell>
          <table:table-cell table:style-name="ce2" table:formula="of:=1-13.8*13.8*1E+030/([.B313]*[.B313]+1/9.3/9.3*1E+030)" office:value-type="float" office:value="-3546.23542371657" calcext:value-type="float">
            <text:p>-3546.2354237166</text:p>
          </table:table-cell>
          <table:table-cell table:style-name="ce2" table:formula="of:=13.8*13.8/9.3*1E+045/[.B313]/([.B313]*[.B313]+1/9.3/9.3*1E+030)" office:value-type="float" office:value="1858.39438964547" calcext:value-type="float">
            <text:p>1858.3943896455</text:p>
          </table:table-cell>
          <table:table-cell table:formula="of:=[.B313]/[.J313]*2.20084" office:value-type="float" office:value="1506735.24175512" calcext:value-type="float">
            <text:p>1506735.24175512</text:p>
          </table:table-cell>
          <table:table-cell table:formula="of:=[.B313]/[.J313]" office:value-type="float" office:value="684618.255645627" calcext:value-type="float">
            <text:p>684618.255645627</text:p>
          </table:table-cell>
          <table:table-cell table:formula="of:=([.B313]/[.J313])*SQRT(SQRT(8.3*8.3*([.D313]*[.D313]+[.E313]*[.E313])/((8.3+[.D313])*(8.3+[.D313])+[.E313]*[.E313])))*COS((ATAN([.E313]/[.D313])-ATAN([.E313]/(8.3+[.D313])))/2)" office:value-type="float" office:value="1974178.73729387" calcext:value-type="float">
            <text:p>1974178.73729387</text:p>
          </table:table-cell>
          <table:table-cell table:style-name="ce2" table:formula="of:=([.B313]/[.J313])*SQRT(SQRT(8.3*8.3*([.D313]*[.D313]+[.E313]*[.E313])/((8.3+[.D313])*(8.3+[.D313])+[.E313]*[.E313])))*SIN((ATAN([.E313]/[.D313])-ATAN([.E313]/(8.3+[.D313])))/2)" office:value-type="float" office:value="951.596568823897" calcext:value-type="float">
            <text:p>951.596568823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1.4564" calcext:value-type="float">
            <text:p>31.4564</text:p>
          </table:table-cell>
          <table:table-cell table:style-name="ce1" table:formula="of:=[.A314]*1000000000000*2*PI()" office:value-type="float" office:value="197646390296764" calcext:value-type="float">
            <text:p>1.98E+14</text:p>
          </table:table-cell>
          <table:table-cell table:style-name="ce1" table:formula="of:=[.J314]/([.A314]*1000000000000)*1000000" office:value-type="float" office:value="9.53041218957033" calcext:value-type="float">
            <text:p>9.53E+00</text:p>
          </table:table-cell>
          <table:table-cell table:style-name="ce2" table:formula="of:=1-13.8*13.8*1E+030/([.B314]*[.B314]+1/9.3/9.3*1E+030)" office:value-type="float" office:value="-3760.69411845403" calcext:value-type="float">
            <text:p>-3760.694118454</text:p>
          </table:table-cell>
          <table:table-cell table:style-name="ce2" table:formula="of:=13.8*13.8/9.3*1E+045/[.B314]/([.B314]*[.B314]+1/9.3/9.3*1E+030)" office:value-type="float" office:value="2046.49949809919" calcext:value-type="float">
            <text:p>2046.4994980992</text:p>
          </table:table-cell>
          <table:table-cell table:formula="of:=[.B314]/[.J314]*2.20084" office:value-type="float" office:value="1450964.05867799" calcext:value-type="float">
            <text:p>1450964.05867799</text:p>
          </table:table-cell>
          <table:table-cell table:formula="of:=[.B314]/[.J314]" office:value-type="float" office:value="659277.393485209" calcext:value-type="float">
            <text:p>659277.393485209</text:p>
          </table:table-cell>
          <table:table-cell table:formula="of:=([.B314]/[.J314])*SQRT(SQRT(8.3*8.3*([.D314]*[.D314]+[.E314]*[.E314])/((8.3+[.D314])*(8.3+[.D314])+[.E314]*[.E314])))*COS((ATAN([.E314]/[.D314])-ATAN([.E314]/(8.3+[.D314])))/2)" office:value-type="float" office:value="1900978.30601355" calcext:value-type="float">
            <text:p>1900978.30601355</text:p>
          </table:table-cell>
          <table:table-cell table:style-name="ce2" table:formula="of:=([.B314]/[.J314])*SQRT(SQRT(8.3*8.3*([.D314]*[.D314]+[.E314]*[.E314])/((8.3+[.D314])*(8.3+[.D314])+[.E314]*[.E314])))*SIN((ATAN([.E314]/[.D314])-ATAN([.E314]/(8.3+[.D314])))/2)" office:value-type="float" office:value="882.24916019711" calcext:value-type="float">
            <text:p>882.249160197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4">
          <table:table-cell office:value-type="float" office:value="30.245" calcext:value-type="float">
            <text:p>30.245</text:p>
          </table:table-cell>
          <table:table-cell table:style-name="ce1" table:formula="of:=[.A315]*1000000000000*2*PI()" office:value-type="float" office:value="190034939615647" calcext:value-type="float">
            <text:p>1.90E+14</text:p>
          </table:table-cell>
          <table:table-cell table:style-name="ce1" table:formula="of:=[.J315]/([.A315]*1000000000000)*1000000" office:value-type="float" office:value="9.9121328484047" calcext:value-type="float">
            <text:p>9.91E+00</text:p>
          </table:table-cell>
          <table:table-cell table:style-name="ce2" table:formula="of:=1-13.8*13.8*1E+030/([.B315]*[.B315]+1/9.3/9.3*1E+030)" office:value-type="float" office:value="-3993.52055420681" calcext:value-type="float">
            <text:p>-3993.5205542068</text:p>
          </table:table-cell>
          <table:table-cell table:style-name="ce2" table:formula="of:=13.8*13.8/9.3*1E+045/[.B315]/([.B315]*[.B315]+1/9.3/9.3*1E+030)" office:value-type="float" office:value="2260.20720205842" calcext:value-type="float">
            <text:p>2260.2072020584</text:p>
          </table:table-cell>
          <table:table-cell table:formula="of:=[.B315]/[.J315]*2.20084" office:value-type="float" office:value="1395086.78535102" calcext:value-type="float">
            <text:p>1395086.78535102</text:p>
          </table:table-cell>
          <table:table-cell table:formula="of:=[.B315]/[.J315]" office:value-type="float" office:value="633888.326889288" calcext:value-type="float">
            <text:p>633888.326889288</text:p>
          </table:table-cell>
          <table:table-cell table:formula="of:=([.B315]/[.J315])*SQRT(SQRT(8.3*8.3*([.D315]*[.D315]+[.E315]*[.E315])/((8.3+[.D315])*(8.3+[.D315])+[.E315]*[.E315])))*COS((ATAN([.E315]/[.D315])-ATAN([.E315]/(8.3+[.D315])))/2)" office:value-type="float" office:value="1827653.06815938" calcext:value-type="float">
            <text:p>1827653.06815938</text:p>
          </table:table-cell>
          <table:table-cell table:style-name="ce2" table:formula="of:=([.B315]/[.J315])*SQRT(SQRT(8.3*8.3*([.D315]*[.D315]+[.E315]*[.E315])/((8.3+[.D315])*(8.3+[.D315])+[.E315]*[.E315])))*SIN((ATAN([.E315]/[.D315])-ATAN([.E315]/(8.3+[.D315])))/2)" office:value-type="float" office:value="815.423091534898" calcext:value-type="float">
            <text:p>815.423091534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7"/>
          <table:table-cell table:formula="of:=(([.H315]-2*PI()/(33.8*0.000001))/[.G315])" office:value-type="float" office:value="2.58998303343215" calcext:value-type="float">
            <text:p>2.5899830334</text:p>
          </table:table-cell>
          <table:table-cell table:number-columns-repeated="1016"/>
        </table:table-row>
        <table:table-row table:style-name="ro5">
          <table:table-cell table:number-columns-repeated="10"/>
          <table:table-cell table:formula="of:=SIGN(-2)" office:value-type="float" office:value="-1" calcext:value-type="float">
            <text:p>-1</text:p>
          </table:table-cell>
          <table:table-cell table:number-columns-repeated="1013"/>
        </table:table-row>
        <table:table-row table:style-name="ro5" table:number-rows-repeated="10482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06:48:49.942560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sa</meta:initial-creator>
    <meta:creation-date>2015-05-21T07:30:25</meta:creation-date>
    <dc:date>2015-07-31T08:47:52.369605675</dc:date>
    <meta:generator>LibreOffice/4.2.8.2$Linux_x86 LibreOffice_project/420m0$Build-2</meta:generator>
    <meta:editing-duration>PT1H8M57S</meta:editing-duration>
    <meta:editing-cycles>18</meta:editing-cycles>
    <meta:document-statistic meta:table-count="1" meta:cell-count="3163" meta:object-count="2"/>
    <meta:user-defined meta:name="AppVersion">15.0300</meta:user-defined>
    <meta:user-defined meta:name="Company">東京大学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60000000" chart:interval-major="4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967cm" svg:height="14.912cm" xlink:href=".." xlink:type="simple" chart:class="chart:scatter" chart:style-name="ch1">
        <chart:legend svg:x="13.826cm" svg:y="6.051cm" style:legend-expansion="custom" chartooo:width="8.039cm" chartooo:height="3.324cm" style:legend-expansion-aspect-ratio="2.41847172081829" chart:style-name="ch2"/>
        <chart:plot-area chart:style-name="ch3" table:cell-range-address="Sheet1.G100:Sheet1.G315 Sheet1.G1:Sheet1.H1 Sheet1.A100:Sheet1.A315" chart:data-source-has-labels="row" svg:x="0.921cm" svg:y="0.347cm" svg:width="22.216cm" svg:height="13.689cm">
          <chartooo:coordinate-region svg:x="2.019cm" svg:y="0.56cm" svg:width="20.164cm" svg:height="12.802cm"/>
          <chart:axis chart:dimension="x" chart:name="primary-x" chart:style-name="ch4">
            <chart:title svg:x="11.155cm" svg:y="14.014cm" chart:style-name="ch5">
              <text:p>波数[1/m]</text:p>
            </chart:title>
            <chart:grid chart:style-name="ch6" chart:class="major"/>
          </chart:axis>
          <chart:axis chart:dimension="y" chart:name="primary-y" chart:style-name="ch7">
            <chart:title svg:x="0.302cm" svg:y="8.339cm" chart:style-name="ch8">
              <text:p>周波数[THz]</text:p>
            </chart:title>
            <chart:grid chart:style-name="ch6" chart:class="major"/>
          </chart:axis>
          <chart:series chart:style-name="ch9" chart:values-cell-range-address="Sheet1.A100:Sheet1.A315" chart:label-cell-address="Sheet1.G1:Sheet1.G1" chart:class="chart:scatter">
            <chart:domain table:cell-range-address="Sheet1.G100:Sheet1.G315"/>
            <chart:data-point chart:repeated="216"/>
          </chart:series>
          <chart:series chart:style-name="ch10" chart:values-cell-range-address="Sheet1.A100:Sheet1.A315" chart:label-cell-address="Sheet1.H1:Sheet1.H1" chart:class="chart:scatter">
            <chart:domain table:cell-range-address="Sheet1.H100:Sheet1.H315"/>
            <chart:data-point chart:repeated="2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波数ベクトル(伝搬光・真空中)</text:p>
                <draw:g>
                  <svg:desc>Sheet1.G1:Sheet1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波数ベクトル(SPP Drude) 実部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318914.644865">
                <text:p>114318914.644865</text:p>
                <draw:g>
                  <svg:desc>Sheet1.G100:Sheet1.G315</svg:desc>
                </draw:g>
              </table:table-cell>
              <table:table-cell office:value-type="float" office:value="5454.55">
                <text:p>5454.55</text:p>
                <draw:g>
                  <svg:desc>Sheet1.A100:Sheet1.A315</svg:desc>
                </draw:g>
              </table:table-cell>
              <table:table-cell office:value-type="float" office:value="99729090.6064027">
                <text:p>99729090.6064027</text:p>
                <draw:g>
                  <svg:desc>Sheet1.H100:Sheet1.H315</svg:desc>
                </draw:g>
              </table:table-cell>
              <table:table-cell office:value-type="float" office:value="5454.55">
                <text:p>5454.55</text:p>
                <draw:g>
                  <svg:desc>Sheet1.A100:Sheet1.A3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277352.008982">
                <text:p>112277352.008982</text:p>
              </table:table-cell>
              <table:table-cell office:value-type="float" office:value="5357.14">
                <text:p>5357.14</text:p>
              </table:table-cell>
              <table:table-cell office:value-type="float" office:value="97631478.9266133">
                <text:p>97631478.9266133</text:p>
              </table:table-cell>
              <table:table-cell office:value-type="float" office:value="5357.14">
                <text:p>5357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307676.857352">
                <text:p>110307676.857352</text:p>
              </table:table-cell>
              <table:table-cell office:value-type="float" office:value="5263.16">
                <text:p>5263.16</text:p>
              </table:table-cell>
              <table:table-cell office:value-type="float" office:value="95600666.8883231">
                <text:p>95600666.8883231</text:p>
              </table:table-cell>
              <table:table-cell office:value-type="float" office:value="5263.16">
                <text:p>5263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405697.499931">
                <text:p>108405697.499931</text:p>
              </table:table-cell>
              <table:table-cell office:value-type="float" office:value="5172.41">
                <text:p>5172.41</text:p>
              </table:table-cell>
              <table:table-cell office:value-type="float" office:value="93632618.9256572">
                <text:p>93632618.9256572</text:p>
              </table:table-cell>
              <table:table-cell office:value-type="float" office:value="5172.41">
                <text:p>5172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568479.753688">
                <text:p>106568479.753688</text:p>
              </table:table-cell>
              <table:table-cell office:value-type="float" office:value="5084.75">
                <text:p>5084.75</text:p>
              </table:table-cell>
              <table:table-cell office:value-type="float" office:value="91724575.5124895">
                <text:p>91724575.5124895</text:p>
              </table:table-cell>
              <table:table-cell office:value-type="float" office:value="5084.75">
                <text:p>5084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792251.097584">
                <text:p>104792251.097584</text:p>
              </table:table-cell>
              <table:table-cell office:value-type="float" office:value="5000">
                <text:p>5000</text:p>
              </table:table-cell>
              <table:table-cell office:value-type="float" office:value="89872885.6047745">
                <text:p>89872885.604774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074286.93309">
                <text:p>103074286.93309</text:p>
              </table:table-cell>
              <table:table-cell office:value-type="float" office:value="4918.03">
                <text:p>4918.03</text:p>
              </table:table-cell>
              <table:table-cell office:value-type="float" office:value="88074965.1560672">
                <text:p>88074965.1560672</text:p>
              </table:table-cell>
              <table:table-cell office:value-type="float" office:value="4918.03">
                <text:p>4918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411862.661678">
                <text:p>101411862.661678</text:p>
              </table:table-cell>
              <table:table-cell office:value-type="float" office:value="4838.71">
                <text:p>4838.71</text:p>
              </table:table-cell>
              <table:table-cell office:value-type="float" office:value="86328212.6545191">
                <text:p>86328212.6545191</text:p>
              </table:table-cell>
              <table:table-cell office:value-type="float" office:value="4838.71">
                <text:p>4838.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802044.1003172">
                <text:p>99802044.1003172</text:p>
              </table:table-cell>
              <table:table-cell office:value-type="float" office:value="4761.9">
                <text:p>4761.9</text:p>
              </table:table-cell>
              <table:table-cell office:value-type="float" office:value="84629785.3310649">
                <text:p>84629785.3310649</text:p>
              </table:table-cell>
              <table:table-cell office:value-type="float" office:value="4761.9">
                <text:p>4761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242735.4039851">
                <text:p>98242735.4039851</text:p>
              </table:table-cell>
              <table:table-cell office:value-type="float" office:value="4687.5">
                <text:p>4687.5</text:p>
              </table:table-cell>
              <table:table-cell office:value-type="float" office:value="82977704.7439223">
                <text:p>82977704.7439223</text:p>
              </table:table-cell>
              <table:table-cell office:value-type="float" office:value="4687.5">
                <text:p>468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731211.9741535">
                <text:p>96731211.9741535</text:p>
              </table:table-cell>
              <table:table-cell office:value-type="float" office:value="4615.38">
                <text:p>4615.38</text:p>
              </table:table-cell>
              <table:table-cell office:value-type="float" office:value="81369308.9771763">
                <text:p>81369308.9771763</text:p>
              </table:table-cell>
              <table:table-cell office:value-type="float" office:value="4615.38">
                <text:p>4615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265587.5503029">
                <text:p>95265587.5503029</text:p>
              </table:table-cell>
              <table:table-cell office:value-type="float" office:value="4545.45">
                <text:p>4545.45</text:p>
              </table:table-cell>
              <table:table-cell office:value-type="float" office:value="79802807.4218219">
                <text:p>79802807.4218219</text:p>
              </table:table-cell>
              <table:table-cell office:value-type="float" office:value="4545.45">
                <text:p>4545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843766.2874108">
                <text:p>93843766.2874108</text:p>
              </table:table-cell>
              <table:table-cell office:value-type="float" office:value="4477.61">
                <text:p>4477.61</text:p>
              </table:table-cell>
              <table:table-cell office:value-type="float" office:value="78276171.0002263">
                <text:p>78276171.0002263</text:p>
              </table:table-cell>
              <table:table-cell office:value-type="float" office:value="4477.61">
                <text:p>4477.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463652.3404555">
                <text:p>92463652.3404555</text:p>
              </table:table-cell>
              <table:table-cell office:value-type="float" office:value="4411.76">
                <text:p>4411.76</text:p>
              </table:table-cell>
              <table:table-cell office:value-type="float" office:value="76787351.7797673">
                <text:p>76787351.7797673</text:p>
              </table:table-cell>
              <table:table-cell office:value-type="float" office:value="4411.76">
                <text:p>4411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123778.6179217">
                <text:p>91123778.6179217</text:p>
              </table:table-cell>
              <table:table-cell office:value-type="float" office:value="4347.83">
                <text:p>4347.83</text:p>
              </table:table-cell>
              <table:table-cell office:value-type="float" office:value="75334964.1030122">
                <text:p>75334964.1030122</text:p>
              </table:table-cell>
              <table:table-cell office:value-type="float" office:value="4347.83">
                <text:p>4347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821839.6902854">
                <text:p>89821839.6902854</text:p>
              </table:table-cell>
              <table:table-cell office:value-type="float" office:value="4285.71">
                <text:p>4285.71</text:p>
              </table:table-cell>
              <table:table-cell office:value-type="float" office:value="73916697.2905501">
                <text:p>73916697.2905501</text:p>
              </table:table-cell>
              <table:table-cell office:value-type="float" office:value="4285.71">
                <text:p>4285.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556787.6350355">
                <text:p>88556787.6350355</text:p>
              </table:table-cell>
              <table:table-cell office:value-type="float" office:value="4225.35">
                <text:p>4225.35</text:p>
              </table:table-cell>
              <table:table-cell office:value-type="float" office:value="72531591.4223502">
                <text:p>72531591.4223502</text:p>
              </table:table-cell>
              <table:table-cell office:value-type="float" office:value="4225.35">
                <text:p>4225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326945.7761543">
                <text:p>87326945.7761543</text:p>
              </table:table-cell>
              <table:table-cell office:value-type="float" office:value="4166.67">
                <text:p>4166.67</text:p>
              </table:table-cell>
              <table:table-cell office:value-type="float" office:value="71177989.4106992">
                <text:p>71177989.4106992</text:p>
              </table:table-cell>
              <table:table-cell office:value-type="float" office:value="4166.67">
                <text:p>4166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130637.4376243">
                <text:p>86130637.4376243</text:p>
              </table:table-cell>
              <table:table-cell office:value-type="float" office:value="4109.59">
                <text:p>4109.59</text:p>
              </table:table-cell>
              <table:table-cell office:value-type="float" office:value="69854215.0158304">
                <text:p>69854215.0158304</text:p>
              </table:table-cell>
              <table:table-cell office:value-type="float" office:value="4109.59">
                <text:p>4109.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966605.1124322">
                <text:p>84966605.1124322</text:p>
              </table:table-cell>
              <table:table-cell office:value-type="float" office:value="4054.05">
                <text:p>4054.05</text:p>
              </table:table-cell>
              <table:table-cell office:value-type="float" office:value="68559038.5260824">
                <text:p>68559038.5260824</text:p>
              </table:table-cell>
              <table:table-cell office:value-type="float" office:value="4054.05">
                <text:p>4054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833800.8780671">
                <text:p>83833800.8780671</text:p>
              </table:table-cell>
              <table:table-cell office:value-type="float" office:value="4000">
                <text:p>4000</text:p>
              </table:table-cell>
              <table:table-cell office:value-type="float" office:value="67291452.8329358">
                <text:p>67291452.832935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730757.6430142">
                <text:p>82730757.6430142</text:p>
              </table:table-cell>
              <table:table-cell office:value-type="float" office:value="3947.37">
                <text:p>3947.37</text:p>
              </table:table-cell>
              <table:table-cell office:value-type="float" office:value="66049969.1629937">
                <text:p>66049969.1629937</text:p>
              </table:table-cell>
              <table:table-cell office:value-type="float" office:value="3947.37">
                <text:p>3947.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656217.9002595">
                <text:p>81656217.9002595</text:p>
              </table:table-cell>
              <table:table-cell office:value-type="float" office:value="3896.1">
                <text:p>3896.1</text:p>
              </table:table-cell>
              <table:table-cell office:value-type="float" office:value="64833315.6979654">
                <text:p>64833315.6979654</text:p>
              </table:table-cell>
              <table:table-cell office:value-type="float" office:value="3896.1">
                <text:p>3896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609343.3117947">
                <text:p>80609343.3117947</text:p>
              </table:table-cell>
              <table:table-cell office:value-type="float" office:value="3846.15">
                <text:p>3846.15</text:p>
              </table:table-cell>
              <table:table-cell office:value-type="float" office:value="63640682.3734221">
                <text:p>63640682.3734221</text:p>
              </table:table-cell>
              <table:table-cell office:value-type="float" office:value="3846.15">
                <text:p>3846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589085.9551087">
                <text:p>79589085.9551087</text:p>
              </table:table-cell>
              <table:table-cell office:value-type="float" office:value="3797.47">
                <text:p>3797.47</text:p>
              </table:table-cell>
              <table:table-cell office:value-type="float" office:value="62471011.2797144">
                <text:p>62471011.2797144</text:p>
              </table:table-cell>
              <table:table-cell office:value-type="float" office:value="3797.47">
                <text:p>3797.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594188.3231879">
                <text:p>78594188.3231879</text:p>
              </table:table-cell>
              <table:table-cell office:value-type="float" office:value="3750">
                <text:p>3750</text:p>
              </table:table-cell>
              <table:table-cell office:value-type="float" office:value="61322987.8054604">
                <text:p>61322987.8054604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623812.0780243">
                <text:p>77623812.0780243</text:p>
              </table:table-cell>
              <table:table-cell office:value-type="float" office:value="3703.7">
                <text:p>3703.7</text:p>
              </table:table-cell>
              <table:table-cell office:value-type="float" office:value="60195763.7515511">
                <text:p>60195763.7515511</text:p>
              </table:table-cell>
              <table:table-cell office:value-type="float" office:value="3703.7">
                <text:p>370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677328.4661111">
                <text:p>76677328.4661111</text:p>
              </table:table-cell>
              <table:table-cell office:value-type="float" office:value="3658.54">
                <text:p>3658.54</text:p>
              </table:table-cell>
              <table:table-cell office:value-type="float" office:value="59088726.1459851">
                <text:p>59088726.1459851</text:p>
              </table:table-cell>
              <table:table-cell office:value-type="float" office:value="3658.54">
                <text:p>3658.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753479.9804347">
                <text:p>75753479.9804347</text:p>
              </table:table-cell>
              <table:table-cell office:value-type="float" office:value="3614.46">
                <text:p>3614.46</text:p>
              </table:table-cell>
              <table:table-cell office:value-type="float" office:value="58000513.7987172">
                <text:p>58000513.7987172</text:p>
              </table:table-cell>
              <table:table-cell office:value-type="float" office:value="3614.46">
                <text:p>3614.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851637.867489">
                <text:p>74851637.867489</text:p>
              </table:table-cell>
              <table:table-cell office:value-type="float" office:value="3571.43">
                <text:p>3571.43</text:p>
              </table:table-cell>
              <table:table-cell office:value-type="float" office:value="56930486.7281573">
                <text:p>56930486.7281573</text:p>
              </table:table-cell>
              <table:table-cell office:value-type="float" office:value="3571.43">
                <text:p>3571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970963.7892649">
                <text:p>73970963.7892649</text:p>
              </table:table-cell>
              <table:table-cell office:value-type="float" office:value="3529.41">
                <text:p>3529.41</text:p>
              </table:table-cell>
              <table:table-cell office:value-type="float" office:value="55877745.8999472">
                <text:p>55877745.8999472</text:p>
              </table:table-cell>
              <table:table-cell office:value-type="float" office:value="3529.41">
                <text:p>3529.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110828.992256">
                <text:p>73110828.992256</text:p>
              </table:table-cell>
              <table:table-cell office:value-type="float" office:value="3488.37">
                <text:p>3488.37</text:p>
              </table:table-cell>
              <table:table-cell office:value-type="float" office:value="54841629.4017416">
                <text:p>54841629.4017416</text:p>
              </table:table-cell>
              <table:table-cell office:value-type="float" office:value="3488.37">
                <text:p>3488.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270604.7229554">
                <text:p>72270604.7229554</text:p>
              </table:table-cell>
              <table:table-cell office:value-type="float" office:value="3448.28">
                <text:p>3448.28</text:p>
              </table:table-cell>
              <table:table-cell office:value-type="float" office:value="53821465.4239956">
                <text:p>53821465.4239956</text:p>
              </table:table-cell>
              <table:table-cell office:value-type="float" office:value="3448.28">
                <text:p>3448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449243.0588527">
                <text:p>71449243.0588527</text:p>
              </table:table-cell>
              <table:table-cell office:value-type="float" office:value="3409.09">
                <text:p>3409.09</text:p>
              </table:table-cell>
              <table:table-cell office:value-type="float" office:value="52816055.9097647">
                <text:p>52816055.9097647</text:p>
              </table:table-cell>
              <table:table-cell office:value-type="float" office:value="3409.09">
                <text:p>3409.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646534.4154452">
                <text:p>70646534.4154452</text:p>
              </table:table-cell>
              <table:table-cell office:value-type="float" office:value="3370.79">
                <text:p>3370.79</text:p>
              </table:table-cell>
              <table:table-cell office:value-type="float" office:value="51825212.2377523">
                <text:p>51825212.2377523</text:p>
              </table:table-cell>
              <table:table-cell office:value-type="float" office:value="3370.79">
                <text:p>3370.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861430.8702219">
                <text:p>69861430.8702219</text:p>
              </table:table-cell>
              <table:table-cell office:value-type="float" office:value="3333.33">
                <text:p>3333.33</text:p>
              </table:table-cell>
              <table:table-cell office:value-type="float" office:value="50847701.0558461">
                <text:p>50847701.0558461</text:p>
              </table:table-cell>
              <table:table-cell office:value-type="float" office:value="3333.33">
                <text:p>3333.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093722.838681">
                <text:p>69093722.838681</text:p>
              </table:table-cell>
              <table:table-cell office:value-type="float" office:value="3296.7">
                <text:p>3296.7</text:p>
              </table:table-cell>
              <table:table-cell office:value-type="float" office:value="49883312.8291307">
                <text:p>49883312.8291307</text:p>
              </table:table-cell>
              <table:table-cell office:value-type="float" office:value="3296.7">
                <text:p>3296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342781.5673158">
                <text:p>68342781.5673158</text:p>
              </table:table-cell>
              <table:table-cell office:value-type="float" office:value="3260.87">
                <text:p>3260.87</text:p>
              </table:table-cell>
              <table:table-cell office:value-type="float" office:value="48931306.0290448">
                <text:p>48931306.0290448</text:p>
              </table:table-cell>
              <table:table-cell office:value-type="float" office:value="3260.87">
                <text:p>3260.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607978.3026196">
                <text:p>67607978.3026196</text:p>
              </table:table-cell>
              <table:table-cell office:value-type="float" office:value="3225.81">
                <text:p>3225.81</text:p>
              </table:table-cell>
              <table:table-cell office:value-type="float" office:value="47990920.5601564">
                <text:p>47990920.5601564</text:p>
              </table:table-cell>
              <table:table-cell office:value-type="float" office:value="3225.81">
                <text:p>3225.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888684.2910858">
                <text:p>66888684.2910858</text:p>
              </table:table-cell>
              <table:table-cell office:value-type="float" office:value="3191.49">
                <text:p>3191.49</text:p>
              </table:table-cell>
              <table:table-cell office:value-type="float" office:value="47061375.7565051">
                <text:p>47061375.7565051</text:p>
              </table:table-cell>
              <table:table-cell office:value-type="float" office:value="3191.49">
                <text:p>3191.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184480.3637098">
                <text:p>66184480.3637098</text:p>
              </table:table-cell>
              <table:table-cell office:value-type="float" office:value="3157.89">
                <text:p>3157.89</text:p>
              </table:table-cell>
              <table:table-cell office:value-type="float" office:value="46142143.1442194">
                <text:p>46142143.1442194</text:p>
              </table:table-cell>
              <table:table-cell office:value-type="float" office:value="3157.89">
                <text:p>3157.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495156.93599">
                <text:p>65495156.93599</text:p>
              </table:table-cell>
              <table:table-cell office:value-type="float" office:value="3125">
                <text:p>3125</text:p>
              </table:table-cell>
              <table:table-cell office:value-type="float" office:value="45232958.5156824">
                <text:p>45232958.5156824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819875.6699173">
                <text:p>64819875.6699173</text:p>
              </table:table-cell>
              <table:table-cell office:value-type="float" office:value="3092.78">
                <text:p>3092.78</text:p>
              </table:table-cell>
              <table:table-cell office:value-type="float" office:value="44332711.8513215">
                <text:p>44332711.8513215</text:p>
              </table:table-cell>
              <table:table-cell office:value-type="float" office:value="3092.78">
                <text:p>3092.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158426.9809893">
                <text:p>64158426.9809893</text:p>
              </table:table-cell>
              <table:table-cell office:value-type="float" office:value="3061.22">
                <text:p>3061.22</text:p>
              </table:table-cell>
              <table:table-cell office:value-type="float" office:value="43441104.0773557">
                <text:p>43441104.0773557</text:p>
              </table:table-cell>
              <table:table-cell office:value-type="float" office:value="3061.22">
                <text:p>3061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510391.7002018">
                <text:p>63510391.7002018</text:p>
              </table:table-cell>
              <table:table-cell office:value-type="float" office:value="3030.3">
                <text:p>3030.3</text:p>
              </table:table-cell>
              <table:table-cell office:value-type="float" office:value="42557542.4273807">
                <text:p>42557542.4273807</text:p>
              </table:table-cell>
              <table:table-cell office:value-type="float" office:value="3030.3">
                <text:p>3030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875350.6585506">
                <text:p>62875350.6585506</text:p>
              </table:table-cell>
              <table:table-cell office:value-type="float" office:value="3000">
                <text:p>3000</text:p>
              </table:table-cell>
              <table:table-cell office:value-type="float" office:value="41681413.3208175">
                <text:p>41681413.320817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252884.6870307">
                <text:p>62252884.6870307</text:p>
              </table:table-cell>
              <table:table-cell office:value-type="float" office:value="2970.3">
                <text:p>2970.3</text:p>
              </table:table-cell>
              <table:table-cell office:value-type="float" office:value="40812079.9815023">
                <text:p>40812079.9815023</text:p>
              </table:table-cell>
              <table:table-cell office:value-type="float" office:value="2970.3">
                <text:p>2970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642574.6166386">
                <text:p>61642574.6166386</text:p>
              </table:table-cell>
              <table:table-cell office:value-type="float" office:value="2941.18">
                <text:p>2941.18</text:p>
              </table:table-cell>
              <table:table-cell office:value-type="float" office:value="39948879.7438976">
                <text:p>39948879.7438976</text:p>
              </table:table-cell>
              <table:table-cell office:value-type="float" office:value="2941.18">
                <text:p>2941.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044001.2783691">
                <text:p>61044001.2783691</text:p>
              </table:table-cell>
              <table:table-cell office:value-type="float" office:value="2912.62">
                <text:p>2912.62</text:p>
              </table:table-cell>
              <table:table-cell office:value-type="float" office:value="39091120.993994">
                <text:p>39091120.993994</text:p>
              </table:table-cell>
              <table:table-cell office:value-type="float" office:value="2912.62">
                <text:p>2912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457164.6722227">
                <text:p>60457164.6722227</text:p>
              </table:table-cell>
              <table:table-cell office:value-type="float" office:value="2884.62">
                <text:p>2884.62</text:p>
              </table:table-cell>
              <table:table-cell office:value-type="float" office:value="38238692.8152538">
                <text:p>38238692.8152538</text:p>
              </table:table-cell>
              <table:table-cell office:value-type="float" office:value="2884.62">
                <text:p>2884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881226.4601903">
                <text:p>59881226.4601903</text:p>
              </table:table-cell>
              <table:table-cell office:value-type="float" office:value="2857.14">
                <text:p>2857.14</text:p>
              </table:table-cell>
              <table:table-cell office:value-type="float" office:value="37390239.3034814">
                <text:p>37390239.3034814</text:p>
              </table:table-cell>
              <table:table-cell office:value-type="float" office:value="2857.14">
                <text:p>2857.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316396.2267743">
                <text:p>59316396.2267743</text:p>
              </table:table-cell>
              <table:table-cell office:value-type="float" office:value="2830.19">
                <text:p>2830.19</text:p>
              </table:table-cell>
              <table:table-cell office:value-type="float" office:value="36545907.3568974">
                <text:p>36545907.3568974</text:p>
              </table:table-cell>
              <table:table-cell office:value-type="float" office:value="2830.19">
                <text:p>2830.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762045.2184681">
                <text:p>58762045.2184681</text:p>
              </table:table-cell>
              <table:table-cell office:value-type="float" office:value="2803.74">
                <text:p>2803.74</text:p>
              </table:table-cell>
              <table:table-cell office:value-type="float" office:value="35704574.4549474">
                <text:p>35704574.4549474</text:p>
              </table:table-cell>
              <table:table-cell office:value-type="float" office:value="2803.74">
                <text:p>2803.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217963.8507694">
                <text:p>58217963.8507694</text:p>
              </table:table-cell>
              <table:table-cell office:value-type="float" office:value="2777.78">
                <text:p>2777.78</text:p>
              </table:table-cell>
              <table:table-cell office:value-type="float" office:value="34865701.5647914">
                <text:p>34865701.5647914</text:p>
              </table:table-cell>
              <table:table-cell office:value-type="float" office:value="2777.78">
                <text:p>2777.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683732.9546739">
                <text:p>57683732.9546739</text:p>
              </table:table-cell>
              <table:table-cell office:value-type="float" office:value="2752.29">
                <text:p>2752.29</text:p>
              </table:table-cell>
              <table:table-cell office:value-type="float" office:value="34028384.8957206">
                <text:p>34028384.8957206</text:p>
              </table:table-cell>
              <table:table-cell office:value-type="float" office:value="2752.29">
                <text:p>2752.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159352.5301817">
                <text:p>57159352.5301817</text:p>
              </table:table-cell>
              <table:table-cell office:value-type="float" office:value="2727.27">
                <text:p>2727.27</text:p>
              </table:table-cell>
              <table:table-cell office:value-type="float" office:value="33192333.5901466">
                <text:p>33192333.5901466</text:p>
              </table:table-cell>
              <table:table-cell office:value-type="float" office:value="2727.27">
                <text:p>2727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644403.4082882">
                <text:p>56644403.4082882</text:p>
              </table:table-cell>
              <table:table-cell office:value-type="float" office:value="2702.7">
                <text:p>2702.7</text:p>
              </table:table-cell>
              <table:table-cell office:value-type="float" office:value="32356549.6206592">
                <text:p>32356549.6206592</text:p>
              </table:table-cell>
              <table:table-cell office:value-type="float" office:value="2702.7">
                <text:p>2702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38676.0044911">
                <text:p>56138676.0044911</text:p>
              </table:table-cell>
              <table:table-cell office:value-type="float" office:value="2678.57">
                <text:p>2678.57</text:p>
              </table:table-cell>
              <table:table-cell office:value-type="float" office:value="31520309.0237252">
                <text:p>31520309.0237252</text:p>
              </table:table-cell>
              <table:table-cell office:value-type="float" office:value="2678.57">
                <text:p>2678.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641960.7342887">
                <text:p>55641960.7342887</text:p>
              </table:table-cell>
              <table:table-cell office:value-type="float" office:value="2654.87">
                <text:p>2654.87</text:p>
              </table:table-cell>
              <table:table-cell office:value-type="float" office:value="30682828.4481545">
                <text:p>30682828.4481545</text:p>
              </table:table-cell>
              <table:table-cell office:value-type="float" office:value="2654.87">
                <text:p>2654.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153838.4286762">
                <text:p>55153838.4286762</text:p>
              </table:table-cell>
              <table:table-cell office:value-type="float" office:value="2631.58">
                <text:p>2631.58</text:p>
              </table:table-cell>
              <table:table-cell office:value-type="float" office:value="29842891.5358352">
                <text:p>29842891.5358352</text:p>
              </table:table-cell>
              <table:table-cell office:value-type="float" office:value="2631.58">
                <text:p>2631.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674309.0876536">
                <text:p>54674309.0876536</text:p>
              </table:table-cell>
              <table:table-cell office:value-type="float" office:value="2608.7">
                <text:p>2608.7</text:p>
              </table:table-cell>
              <table:table-cell office:value-type="float" office:value="28999915.1538001">
                <text:p>28999915.1538001</text:p>
              </table:table-cell>
              <table:table-cell office:value-type="float" office:value="2608.7">
                <text:p>2608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202953.5422165">
                <text:p>54202953.5422165</text:p>
              </table:table-cell>
              <table:table-cell office:value-type="float" office:value="2586.21">
                <text:p>2586.21</text:p>
              </table:table-cell>
              <table:table-cell office:value-type="float" office:value="28152491.9289024">
                <text:p>28152491.9289024</text:p>
              </table:table-cell>
              <table:table-cell office:value-type="float" office:value="2586.21">
                <text:p>2586.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739562.2078632">
                <text:p>53739562.2078632</text:p>
              </table:table-cell>
              <table:table-cell office:value-type="float" office:value="2564.1">
                <text:p>2564.1</text:p>
              </table:table-cell>
              <table:table-cell office:value-type="float" office:value="27299458.1285852">
                <text:p>27299458.1285852</text:p>
              </table:table-cell>
              <table:table-cell office:value-type="float" office:value="2564.1">
                <text:p>2564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284135.0845931">
                <text:p>53284135.0845931</text:p>
              </table:table-cell>
              <table:table-cell office:value-type="float" office:value="2542.37">
                <text:p>2542.37</text:p>
              </table:table-cell>
              <table:table-cell office:value-type="float" office:value="26439916.4493178">
                <text:p>26439916.4493178</text:p>
              </table:table-cell>
              <table:table-cell office:value-type="float" office:value="2542.37">
                <text:p>2542.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836462.5879041">
                <text:p>52836462.5879041</text:p>
              </table:table-cell>
              <table:table-cell office:value-type="float" office:value="2521.01">
                <text:p>2521.01</text:p>
              </table:table-cell>
              <table:table-cell office:value-type="float" office:value="25572441.4774714">
                <text:p>25572441.4774714</text:p>
              </table:table-cell>
              <table:table-cell office:value-type="float" office:value="2521.01">
                <text:p>2521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396125.5487922">
                <text:p>52396125.5487922</text:p>
              </table:table-cell>
              <table:table-cell office:value-type="float" office:value="2500">
                <text:p>2500</text:p>
              </table:table-cell>
              <table:table-cell office:value-type="float" office:value="24694996.6025754">
                <text:p>24694996.6025754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1963123.9672567">
                <text:p>51963123.9672567</text:p>
              </table:table-cell>
              <table:table-cell office:value-type="float" office:value="2479.34">
                <text:p>2479.34</text:p>
              </table:table-cell>
              <table:table-cell office:value-type="float" office:value="23806138.2115276">
                <text:p>23806138.2115276</text:p>
              </table:table-cell>
              <table:table-cell office:value-type="float" office:value="2479.34">
                <text:p>2479.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537248.2587961">
                <text:p>51537248.2587961</text:p>
              </table:table-cell>
              <table:table-cell office:value-type="float" office:value="2459.02">
                <text:p>2459.02</text:p>
              </table:table-cell>
              <table:table-cell office:value-type="float" office:value="22903740.4784344">
                <text:p>22903740.4784344</text:p>
              </table:table-cell>
              <table:table-cell office:value-type="float" office:value="2459.02">
                <text:p>2459.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118079.2544061">
                <text:p>51118079.2544061</text:p>
              </table:table-cell>
              <table:table-cell office:value-type="float" office:value="2439.02">
                <text:p>2439.02</text:p>
              </table:table-cell>
              <table:table-cell office:value-type="float" office:value="21984858.8990712">
                <text:p>21984858.8990712</text:p>
              </table:table-cell>
              <table:table-cell office:value-type="float" office:value="2439.02">
                <text:p>2439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705826.5385879">
                <text:p>50705826.5385879</text:p>
              </table:table-cell>
              <table:table-cell office:value-type="float" office:value="2419.35">
                <text:p>2419.35</text:p>
              </table:table-cell>
              <table:table-cell office:value-type="float" office:value="21047489.949978">
                <text:p>21047489.949978</text:p>
              </table:table-cell>
              <table:table-cell office:value-type="float" office:value="2419.35">
                <text:p>2419.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300280.5268403">
                <text:p>50300280.5268403</text:p>
              </table:table-cell>
              <table:table-cell office:value-type="float" office:value="2400">
                <text:p>2400</text:p>
              </table:table-cell>
              <table:table-cell office:value-type="float" office:value="20088195.9694099">
                <text:p>20088195.9694099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901022.0501585">
                <text:p>49901022.0501585</text:p>
              </table:table-cell>
              <table:table-cell office:value-type="float" office:value="2380.95">
                <text:p>2380.95</text:p>
              </table:table-cell>
              <table:table-cell office:value-type="float" office:value="19102275.8952626">
                <text:p>19102275.8952626</text:p>
              </table:table-cell>
              <table:table-cell office:value-type="float" office:value="2380.95">
                <text:p>2380.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508051.1085426">
                <text:p>49508051.1085426</text:p>
              </table:table-cell>
              <table:table-cell office:value-type="float" office:value="2362.2">
                <text:p>2362.2</text:p>
              </table:table-cell>
              <table:table-cell office:value-type="float" office:value="18085050.7729679">
                <text:p>18085050.7729679</text:p>
              </table:table-cell>
              <table:table-cell office:value-type="float" office:value="2362.2">
                <text:p>2362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121367.7019927">
                <text:p>49121367.7019927</text:p>
              </table:table-cell>
              <table:table-cell office:value-type="float" office:value="2343.75">
                <text:p>2343.75</text:p>
              </table:table-cell>
              <table:table-cell office:value-type="float" office:value="17030587.5575184">
                <text:p>17030587.5575184</text:p>
              </table:table-cell>
              <table:table-cell office:value-type="float" office:value="2343.75">
                <text:p>2343.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740552.6615039">
                <text:p>48740552.6615039</text:p>
              </table:table-cell>
              <table:table-cell office:value-type="float" office:value="2325.58">
                <text:p>2325.58</text:p>
              </table:table-cell>
              <table:table-cell office:value-type="float" office:value="15929926.9836177">
                <text:p>15929926.9836177</text:p>
              </table:table-cell>
              <table:table-cell office:value-type="float" office:value="2325.58">
                <text:p>2325.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365605.9870769">
                <text:p>48365605.9870769</text:p>
              </table:table-cell>
              <table:table-cell office:value-type="float" office:value="2307.69">
                <text:p>2307.69</text:p>
              </table:table-cell>
              <table:table-cell office:value-type="float" office:value="14772475.1106993">
                <text:p>14772475.1106993</text:p>
              </table:table-cell>
              <table:table-cell office:value-type="float" office:value="2307.69">
                <text:p>2307.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996527.678711">
                <text:p>47996527.678711</text:p>
              </table:table-cell>
              <table:table-cell office:value-type="float" office:value="2290.08">
                <text:p>2290.08</text:p>
              </table:table-cell>
              <table:table-cell office:value-type="float" office:value="13543475.1450793">
                <text:p>13543475.1450793</text:p>
              </table:table-cell>
              <table:table-cell office:value-type="float" office:value="2290.08">
                <text:p>2290.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632898.5674026">
                <text:p>47632898.5674026</text:p>
              </table:table-cell>
              <table:table-cell office:value-type="float" office:value="2272.73">
                <text:p>2272.73</text:p>
              </table:table-cell>
              <table:table-cell office:value-type="float" office:value="12219729.8558887">
                <text:p>12219729.8558887</text:p>
              </table:table-cell>
              <table:table-cell office:value-type="float" office:value="2272.73">
                <text:p>2272.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274718.653151">
                <text:p>47274718.653151</text:p>
              </table:table-cell>
              <table:table-cell office:value-type="float" office:value="2255.64">
                <text:p>2255.64</text:p>
              </table:table-cell>
              <table:table-cell office:value-type="float" office:value="10766867.2253248">
                <text:p>10766867.2253248</text:p>
              </table:table-cell>
              <table:table-cell office:value-type="float" office:value="2255.64">
                <text:p>2255.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921987.9359563">
                <text:p>46921987.9359563</text:p>
              </table:table-cell>
              <table:table-cell office:value-type="float" office:value="2238.81">
                <text:p>2238.81</text:p>
              </table:table-cell>
              <table:table-cell office:value-type="float" office:value="9125755.06624764">
                <text:p>9125755.06624764</text:p>
              </table:table-cell>
              <table:table-cell office:value-type="float" office:value="2238.81">
                <text:p>2238.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574287.2468146">
                <text:p>46574287.2468146</text:p>
              </table:table-cell>
              <table:table-cell office:value-type="float" office:value="2222.22">
                <text:p>2222.22</text:p>
              </table:table-cell>
              <table:table-cell office:value-type="float" office:value="7177126.01581248">
                <text:p>7177126.01581248</text:p>
              </table:table-cell>
              <table:table-cell office:value-type="float" office:value="2222.22">
                <text:p>2222.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231826.1702277">
                <text:p>46231826.1702277</text:p>
              </table:table-cell>
              <table:table-cell office:value-type="float" office:value="2205.88">
                <text:p>2205.88</text:p>
              </table:table-cell>
              <table:table-cell office:value-type="float" office:value="4655902.18286937">
                <text:p>4655902.18286937</text:p>
              </table:table-cell>
              <table:table-cell office:value-type="float" office:value="2205.88">
                <text:p>2205.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894395.1216935">
                <text:p>45894395.1216935</text:p>
              </table:table-cell>
              <table:table-cell office:value-type="float" office:value="2189.78">
                <text:p>2189.78</text:p>
              </table:table-cell>
              <table:table-cell office:value-type="float" office:value="4078268.29697542">
                <text:p>4078268.29697542</text:p>
              </table:table-cell>
              <table:table-cell office:value-type="float" office:value="2189.78">
                <text:p>2189.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561784.5167099">
                <text:p>45561784.5167099</text:p>
              </table:table-cell>
              <table:table-cell office:value-type="float" office:value="2173.91">
                <text:p>2173.91</text:p>
              </table:table-cell>
              <table:table-cell office:value-type="float" office:value="6677548.22502121">
                <text:p>6677548.22502121</text:p>
              </table:table-cell>
              <table:table-cell office:value-type="float" office:value="2173.91">
                <text:p>2173.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233994.3552766">
                <text:p>45233994.3552766</text:p>
              </table:table-cell>
              <table:table-cell office:value-type="float" office:value="2158.27">
                <text:p>2158.27</text:p>
              </table:table-cell>
              <table:table-cell office:value-type="float" office:value="8599395.61043013">
                <text:p>8599395.61043013</text:p>
              </table:table-cell>
              <table:table-cell office:value-type="float" office:value="2158.27">
                <text:p>2158.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911024.637394">
                <text:p>44911024.637394</text:p>
              </table:table-cell>
              <table:table-cell office:value-type="float" office:value="2142.86">
                <text:p>2142.86</text:p>
              </table:table-cell>
              <table:table-cell office:value-type="float" office:value="10154417.6381339">
                <text:p>10154417.6381339</text:p>
              </table:table-cell>
              <table:table-cell office:value-type="float" office:value="2142.86">
                <text:p>2142.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362404.7506735">
                <text:p>43362404.7506735</text:p>
              </table:table-cell>
              <table:table-cell office:value-type="float" office:value="2068.97">
                <text:p>2068.97</text:p>
              </table:table-cell>
              <table:table-cell office:value-type="float" office:value="15572564.4672159">
                <text:p>15572564.4672159</text:p>
              </table:table-cell>
              <table:table-cell office:value-type="float" office:value="2068.97">
                <text:p>2068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916900.4390337">
                <text:p>41916900.4390337</text:p>
              </table:table-cell>
              <table:table-cell office:value-type="float" office:value="2000">
                <text:p>2000</text:p>
              </table:table-cell>
              <table:table-cell office:value-type="float" office:value="19265805.4348603">
                <text:p>19265805.434860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564661.2308703">
                <text:p>40564661.2308703</text:p>
              </table:table-cell>
              <table:table-cell office:value-type="float" office:value="1935.48">
                <text:p>1935.48</text:p>
              </table:table-cell>
              <table:table-cell office:value-type="float" office:value="22145875.0679242">
                <text:p>22145875.0679242</text:p>
              </table:table-cell>
              <table:table-cell office:value-type="float" office:value="1935.48">
                <text:p>1935.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297094.161594">
                <text:p>39297094.161594</text:p>
              </table:table-cell>
              <table:table-cell office:value-type="float" office:value="1875">
                <text:p>1875</text:p>
              </table:table-cell>
              <table:table-cell office:value-type="float" office:value="24527611.4801043">
                <text:p>24527611.4801043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106235.0201212">
                <text:p>38106235.0201212</text:p>
              </table:table-cell>
              <table:table-cell office:value-type="float" office:value="1818.18">
                <text:p>1818.18</text:p>
              </table:table-cell>
              <table:table-cell office:value-type="float" office:value="26567463.3563395">
                <text:p>26567463.3563395</text:p>
              </table:table-cell>
              <table:table-cell office:value-type="float" office:value="1818.18">
                <text:p>1818.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985586.6868836">
                <text:p>36985586.6868836</text:p>
              </table:table-cell>
              <table:table-cell office:value-type="float" office:value="1764.71">
                <text:p>1764.71</text:p>
              </table:table-cell>
              <table:table-cell office:value-type="float" office:value="28356454.4857335">
                <text:p>28356454.4857335</text:p>
              </table:table-cell>
              <table:table-cell office:value-type="float" office:value="1764.71">
                <text:p>1764.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928861.6268155">
                <text:p>35928861.6268155</text:p>
              </table:table-cell>
              <table:table-cell office:value-type="float" office:value="1714.29">
                <text:p>1714.29</text:p>
              </table:table-cell>
              <table:table-cell office:value-type="float" office:value="29954523.0521709">
                <text:p>29954523.0521709</text:p>
              </table:table-cell>
              <table:table-cell office:value-type="float" office:value="1714.29">
                <text:p>1714.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930820.2273621">
                <text:p>34930820.2273621</text:p>
              </table:table-cell>
              <table:table-cell office:value-type="float" office:value="1666.67">
                <text:p>1666.67</text:p>
              </table:table-cell>
              <table:table-cell office:value-type="float" office:value="31402907.6453487">
                <text:p>31402907.6453487</text:p>
              </table:table-cell>
              <table:table-cell office:value-type="float" office:value="1666.67">
                <text:p>1666.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986642.044973">
                <text:p>33986642.044973</text:p>
              </table:table-cell>
              <table:table-cell office:value-type="float" office:value="1621.62">
                <text:p>1621.62</text:p>
              </table:table-cell>
              <table:table-cell office:value-type="float" office:value="32731971.9107719">
                <text:p>32731971.9107719</text:p>
              </table:table-cell>
              <table:table-cell office:value-type="float" office:value="1621.62">
                <text:p>1621.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092344.9741061">
                <text:p>33092344.9741061</text:p>
              </table:table-cell>
              <table:table-cell office:value-type="float" office:value="1578.95">
                <text:p>1578.95</text:p>
              </table:table-cell>
              <table:table-cell office:value-type="float" office:value="33964333.3624587">
                <text:p>33964333.3624587</text:p>
              </table:table-cell>
              <table:table-cell office:value-type="float" office:value="1578.95">
                <text:p>1578.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243737.3247179">
                <text:p>32243737.3247179</text:p>
              </table:table-cell>
              <table:table-cell office:value-type="float" office:value="1538.46">
                <text:p>1538.46</text:p>
              </table:table-cell>
              <table:table-cell office:value-type="float" office:value="35118510.7441456">
                <text:p>35118510.7441456</text:p>
              </table:table-cell>
              <table:table-cell office:value-type="float" office:value="1538.46">
                <text:p>1538.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437675.3292752">
                <text:p>31437675.3292752</text:p>
              </table:table-cell>
              <table:table-cell office:value-type="float" office:value="1500">
                <text:p>1500</text:p>
              </table:table-cell>
              <table:table-cell office:value-type="float" office:value="36208558.0264533">
                <text:p>36208558.026453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433346.394756">
                <text:p>30433346.394756</text:p>
              </table:table-cell>
              <table:table-cell office:value-type="float" office:value="1452.08">
                <text:p>1452.08</text:p>
              </table:table-cell>
              <table:table-cell office:value-type="float" office:value="37569404.1883923">
                <text:p>37569404.1883923</text:p>
              </table:table-cell>
              <table:table-cell office:value-type="float" office:value="1452.08">
                <text:p>1452.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926361.4839459">
                <text:p>29926361.4839459</text:p>
              </table:table-cell>
              <table:table-cell office:value-type="float" office:value="1427.89">
                <text:p>1427.89</text:p>
              </table:table-cell>
              <table:table-cell office:value-type="float" office:value="38261955.6954567">
                <text:p>38261955.6954567</text:p>
              </table:table-cell>
              <table:table-cell office:value-type="float" office:value="1427.89">
                <text:p>1427.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408478.1790216">
                <text:p>29408478.1790216</text:p>
              </table:table-cell>
              <table:table-cell office:value-type="float" office:value="1403.18">
                <text:p>1403.18</text:p>
              </table:table-cell>
              <table:table-cell office:value-type="float" office:value="38976254.1442636">
                <text:p>38976254.1442636</text:p>
              </table:table-cell>
              <table:table-cell office:value-type="float" office:value="1403.18">
                <text:p>1403.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908199.9722818">
                <text:p>28908199.9722818</text:p>
              </table:table-cell>
              <table:table-cell office:value-type="float" office:value="1379.31">
                <text:p>1379.31</text:p>
              </table:table-cell>
              <table:table-cell office:value-type="float" office:value="39675239.03892">
                <text:p>39675239.03892</text:p>
              </table:table-cell>
              <table:table-cell office:value-type="float" office:value="1379.31">
                <text:p>1379.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398909.6319475">
                <text:p>28398909.6319475</text:p>
              </table:table-cell>
              <table:table-cell office:value-type="float" office:value="1355.01">
                <text:p>1355.01</text:p>
              </table:table-cell>
              <table:table-cell office:value-type="float" office:value="40398523.5699449">
                <text:p>40398523.5699449</text:p>
              </table:table-cell>
              <table:table-cell office:value-type="float" office:value="1355.01">
                <text:p>1355.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895068.4886703">
                <text:p>27895068.4886703</text:p>
              </table:table-cell>
              <table:table-cell office:value-type="float" office:value="1330.97">
                <text:p>1330.97</text:p>
              </table:table-cell>
              <table:table-cell office:value-type="float" office:value="41128596.0101588">
                <text:p>41128596.0101588</text:p>
              </table:table-cell>
              <table:table-cell office:value-type="float" office:value="1330.97">
                <text:p>1330.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384730.2258251">
                <text:p>27384730.2258251</text:p>
              </table:table-cell>
              <table:table-cell office:value-type="float" office:value="1306.62">
                <text:p>1306.62</text:p>
              </table:table-cell>
              <table:table-cell office:value-type="float" office:value="41886136.9272">
                <text:p>41886136.9272</text:p>
              </table:table-cell>
              <table:table-cell office:value-type="float" office:value="1306.62">
                <text:p>1306.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881308.2515523">
                <text:p>26881308.2515523</text:p>
              </table:table-cell>
              <table:table-cell office:value-type="float" office:value="1282.6">
                <text:p>1282.6</text:p>
              </table:table-cell>
              <table:table-cell office:value-type="float" office:value="42654912.4262175">
                <text:p>42654912.4262175</text:p>
              </table:table-cell>
              <table:table-cell office:value-type="float" office:value="1282.6">
                <text:p>1282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373904.1717378">
                <text:p>26373904.1717378</text:p>
              </table:table-cell>
              <table:table-cell office:value-type="float" office:value="1258.39">
                <text:p>1258.39</text:p>
              </table:table-cell>
              <table:table-cell office:value-type="float" office:value="43455636.5773367">
                <text:p>43455636.5773367</text:p>
              </table:table-cell>
              <table:table-cell office:value-type="float" office:value="1258.39">
                <text:p>1258.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863985.0778969">
                <text:p>25863985.0778969</text:p>
              </table:table-cell>
              <table:table-cell office:value-type="float" office:value="1234.06">
                <text:p>1234.06</text:p>
              </table:table-cell>
              <table:table-cell office:value-type="float" office:value="44291462.6471865">
                <text:p>44291462.6471865</text:p>
              </table:table-cell>
              <table:table-cell office:value-type="float" office:value="1234.06">
                <text:p>1234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353018.0615451">
                <text:p>25353018.0615451</text:p>
              </table:table-cell>
              <table:table-cell office:value-type="float" office:value="1209.68">
                <text:p>1209.68</text:p>
              </table:table-cell>
              <table:table-cell office:value-type="float" office:value="45166163.9449374">
                <text:p>45166163.9449374</text:p>
              </table:table-cell>
              <table:table-cell office:value-type="float" office:value="1209.68">
                <text:p>1209.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851901.5167965">
                <text:p>24851901.5167965</text:p>
              </table:table-cell>
              <table:table-cell office:value-type="float" office:value="1185.77">
                <text:p>1185.77</text:p>
              </table:table-cell>
              <table:table-cell office:value-type="float" office:value="46066791.8101113">
                <text:p>46066791.8101113</text:p>
              </table:table-cell>
              <table:table-cell office:value-type="float" office:value="1185.77">
                <text:p>1185.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341982.4229556">
                <text:p>24341982.4229556</text:p>
              </table:table-cell>
              <table:table-cell office:value-type="float" office:value="1161.44">
                <text:p>1161.44</text:p>
              </table:table-cell>
              <table:table-cell office:value-type="float" office:value="47034780.4975669">
                <text:p>47034780.4975669</text:p>
              </table:table-cell>
              <table:table-cell office:value-type="float" office:value="1161.44">
                <text:p>1161.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834578.3431411">
                <text:p>23834578.3431411</text:p>
              </table:table-cell>
              <table:table-cell office:value-type="float" office:value="1137.23">
                <text:p>1137.23</text:p>
              </table:table-cell>
              <table:table-cell office:value-type="float" office:value="48059245.296578">
                <text:p>48059245.296578</text:p>
              </table:table-cell>
              <table:table-cell office:value-type="float" office:value="1137.23">
                <text:p>1137.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330318.0308595">
                <text:p>23330318.0308595</text:p>
              </table:table-cell>
              <table:table-cell office:value-type="float" office:value="1113.17">
                <text:p>1113.17</text:p>
              </table:table-cell>
              <table:table-cell office:value-type="float" office:value="49149481.5578012">
                <text:p>49149481.5578012</text:p>
              </table:table-cell>
              <table:table-cell office:value-type="float" office:value="1113.17">
                <text:p>1113.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22285.1975385">
                <text:p>22822285.1975385</text:p>
              </table:table-cell>
              <table:table-cell office:value-type="float" office:value="1088.93">
                <text:p>1088.93</text:p>
              </table:table-cell>
              <table:table-cell office:value-type="float" office:value="50334910.818152">
                <text:p>50334910.818152</text:p>
              </table:table-cell>
              <table:table-cell office:value-type="float" office:value="1088.93">
                <text:p>1088.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311946.9346932">
                <text:p>22311946.9346932</text:p>
              </table:table-cell>
              <table:table-cell office:value-type="float" office:value="1064.58">
                <text:p>1064.58</text:p>
              </table:table-cell>
              <table:table-cell office:value-type="float" office:value="51631748.6904357">
                <text:p>51631748.6904357</text:p>
              </table:table-cell>
              <table:table-cell office:value-type="float" office:value="1064.58">
                <text:p>1064.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808944.1294248">
                <text:p>21808944.1294248</text:p>
              </table:table-cell>
              <table:table-cell office:value-type="float" office:value="1040.58">
                <text:p>1040.58</text:p>
              </table:table-cell>
              <table:table-cell office:value-type="float" office:value="53036307.9782192">
                <text:p>53036307.9782192</text:p>
              </table:table-cell>
              <table:table-cell office:value-type="float" office:value="1040.58">
                <text:p>1040.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299234.6200862">
                <text:p>21299234.6200862</text:p>
              </table:table-cell>
              <table:table-cell office:value-type="float" office:value="1016.26">
                <text:p>1016.26</text:p>
              </table:table-cell>
              <table:table-cell office:value-type="float" office:value="54616718.2402418">
                <text:p>54616718.2402418</text:p>
              </table:table-cell>
              <table:table-cell office:value-type="float" office:value="1016.26">
                <text:p>1016.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792103.0001245">
                <text:p>20792103.0001245</text:p>
              </table:table-cell>
              <table:table-cell office:value-type="float" office:value="992.063">
                <text:p>992.063</text:p>
              </table:table-cell>
              <table:table-cell office:value-type="float" office:value="56384181.7980491">
                <text:p>56384181.7980491</text:p>
              </table:table-cell>
              <table:table-cell office:value-type="float" office:value="992.063">
                <text:p>992.0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282372.5323357">
                <text:p>20282372.5323357</text:p>
              </table:table-cell>
              <table:table-cell office:value-type="float" office:value="967.742">
                <text:p>967.742</text:p>
              </table:table-cell>
              <table:table-cell office:value-type="float" office:value="58408250.4448061">
                <text:p>58408250.4448061</text:p>
              </table:table-cell>
              <table:table-cell office:value-type="float" office:value="967.742">
                <text:p>967.7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778342.7630065">
                <text:p>19778342.7630065</text:p>
              </table:table-cell>
              <table:table-cell office:value-type="float" office:value="943.693">
                <text:p>943.693</text:p>
              </table:table-cell>
              <table:table-cell office:value-type="float" office:value="60723246.3902226">
                <text:p>60723246.3902226</text:p>
              </table:table-cell>
              <table:table-cell office:value-type="float" office:value="943.693">
                <text:p>943.6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269178.1733735">
                <text:p>19269178.1733735</text:p>
              </table:table-cell>
              <table:table-cell office:value-type="float" office:value="919.399">
                <text:p>919.399</text:p>
              </table:table-cell>
              <table:table-cell office:value-type="float" office:value="63478096.8655174">
                <text:p>63478096.8655174</text:p>
              </table:table-cell>
              <table:table-cell office:value-type="float" office:value="919.399">
                <text:p>919.3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763157.3512735">
                <text:p>18763157.3512735</text:p>
              </table:table-cell>
              <table:table-cell office:value-type="float" office:value="895.255">
                <text:p>895.255</text:p>
              </table:table-cell>
              <table:table-cell office:value-type="float" office:value="66776260.8870592">
                <text:p>66776260.8870592</text:p>
              </table:table-cell>
              <table:table-cell office:value-type="float" office:value="895.255">
                <text:p>895.2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256486.8172167">
                <text:p>18256486.8172167</text:p>
              </table:table-cell>
              <table:table-cell office:value-type="float" office:value="871.08">
                <text:p>871.08</text:p>
              </table:table-cell>
              <table:table-cell office:value-type="float" office:value="70863373.7159654">
                <text:p>70863373.7159654</text:p>
              </table:table-cell>
              <table:table-cell office:value-type="float" office:value="871.08">
                <text:p>871.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751367.2084761">
                <text:p>17751367.2084761</text:p>
              </table:table-cell>
              <table:table-cell office:value-type="float" office:value="846.979">
                <text:p>846.979</text:p>
              </table:table-cell>
              <table:table-cell office:value-type="float" office:value="76085916.2788185">
                <text:p>76085916.2788185</text:p>
              </table:table-cell>
              <table:table-cell office:value-type="float" office:value="846.979">
                <text:p>846.9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240295.3998732">
                <text:p>17240295.3998732</text:p>
              </table:table-cell>
              <table:table-cell office:value-type="float" office:value="822.594">
                <text:p>822.594</text:p>
              </table:table-cell>
              <table:table-cell office:value-type="float" office:value="83200467.8862865">
                <text:p>83200467.8862865</text:p>
              </table:table-cell>
              <table:table-cell office:value-type="float" office:value="822.594">
                <text:p>822.5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735511.1263361">
                <text:p>16735511.1263361</text:p>
              </table:table-cell>
              <table:table-cell office:value-type="float" office:value="798.509">
                <text:p>798.509</text:p>
              </table:table-cell>
              <table:table-cell office:value-type="float" office:value="93336742.1625069">
                <text:p>93336742.1625069</text:p>
              </table:table-cell>
              <table:table-cell office:value-type="float" office:value="798.509">
                <text:p>798.5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225906.4092486">
                <text:p>16225906.4092486</text:p>
              </table:table-cell>
              <table:table-cell office:value-type="float" office:value="774.194">
                <text:p>774.194</text:p>
              </table:table-cell>
              <table:table-cell office:value-type="float" office:value="109808421.103327">
                <text:p>109808421.103327</text:p>
              </table:table-cell>
              <table:table-cell office:value-type="float" office:value="774.194">
                <text:p>774.1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718837.6646376">
                <text:p>15718837.6646376</text:p>
              </table:table-cell>
              <table:table-cell office:value-type="float" office:value="750">
                <text:p>750</text:p>
              </table:table-cell>
              <table:table-cell office:value-type="float" office:value="142000208.593208">
                <text:p>142000208.59320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213005.4685896">
                <text:p>15213005.4685896</text:p>
              </table:table-cell>
              <table:table-cell office:value-type="float" office:value="725.865">
                <text:p>725.865</text:p>
              </table:table-cell>
              <table:table-cell office:value-type="float" office:value="214881164.211607">
                <text:p>214881164.211607</text:p>
              </table:table-cell>
              <table:table-cell office:value-type="float" office:value="725.865">
                <text:p>725.8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07676.2753468">
                <text:p>14707676.2753468</text:p>
              </table:table-cell>
              <table:table-cell office:value-type="float" office:value="701.754">
                <text:p>701.754</text:p>
              </table:table-cell>
              <table:table-cell office:value-type="float" office:value="166370992.451965">
                <text:p>166370992.451965</text:p>
              </table:table-cell>
              <table:table-cell office:value-type="float" office:value="701.754">
                <text:p>701.7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199496.7328742">
                <text:p>14199496.7328742</text:p>
              </table:table-cell>
              <table:table-cell office:value-type="float" office:value="677.507">
                <text:p>677.507</text:p>
              </table:table-cell>
              <table:table-cell office:value-type="float" office:value="113152049.953403">
                <text:p>113152049.953403</text:p>
              </table:table-cell>
              <table:table-cell office:value-type="float" office:value="677.507">
                <text:p>677.5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92365.1129125">
                <text:p>13692365.1129125</text:p>
              </table:table-cell>
              <table:table-cell office:value-type="float" office:value="653.31">
                <text:p>653.31</text:p>
              </table:table-cell>
              <table:table-cell office:value-type="float" office:value="88997478.7742479">
                <text:p>88997478.7742479</text:p>
              </table:table-cell>
              <table:table-cell office:value-type="float" office:value="653.31">
                <text:p>653.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84185.5704399">
                <text:p>13184185.5704399</text:p>
              </table:table-cell>
              <table:table-cell office:value-type="float" office:value="629.063">
                <text:p>629.063</text:p>
              </table:table-cell>
              <table:table-cell office:value-type="float" office:value="74529621.8298736">
                <text:p>74529621.8298736</text:p>
              </table:table-cell>
              <table:table-cell office:value-type="float" office:value="629.063">
                <text:p>629.0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679045.0032491">
                <text:p>12679045.0032491</text:p>
              </table:table-cell>
              <table:table-cell office:value-type="float" office:value="604.961">
                <text:p>604.961</text:p>
              </table:table-cell>
              <table:table-cell office:value-type="float" office:value="64605792.3891418">
                <text:p>64605792.3891418</text:p>
              </table:table-cell>
              <table:table-cell office:value-type="float" office:value="604.961">
                <text:p>604.9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170991.2114778">
                <text:p>12170991.2114778</text:p>
              </table:table-cell>
              <table:table-cell office:value-type="float" office:value="580.72">
                <text:p>580.72</text:p>
              </table:table-cell>
              <table:table-cell office:value-type="float" office:value="57110588.2772845">
                <text:p>57110588.2772845</text:p>
              </table:table-cell>
              <table:table-cell office:value-type="float" office:value="580.72">
                <text:p>580.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663021.2535074">
                <text:p>11663021.2535074</text:p>
              </table:table-cell>
              <table:table-cell office:value-type="float" office:value="556.483">
                <text:p>556.483</text:p>
              </table:table-cell>
              <table:table-cell office:value-type="float" office:value="51165058.8151767">
                <text:p>51165058.8151767</text:p>
              </table:table-cell>
              <table:table-cell office:value-type="float" office:value="556.483">
                <text:p>556.4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56015.3842471">
                <text:p>11156015.3842471</text:p>
              </table:table-cell>
              <table:table-cell office:value-type="float" office:value="532.292">
                <text:p>532.292</text:p>
              </table:table-cell>
              <table:table-cell office:value-type="float" office:value="46265396.3610658">
                <text:p>46265396.3610658</text:p>
              </table:table-cell>
              <table:table-cell office:value-type="float" office:value="532.292">
                <text:p>532.2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634599.5659119">
                <text:p>9634599.5659119</text:p>
              </table:table-cell>
              <table:table-cell office:value-type="float" office:value="459.7">
                <text:p>459.7</text:p>
              </table:table-cell>
              <table:table-cell office:value-type="float" office:value="35250643.9677215">
                <text:p>35250643.9677215</text:p>
              </table:table-cell>
              <table:table-cell office:value-type="float" office:value="459.7">
                <text:p>459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128243.40860836">
                <text:p>9128243.40860836</text:p>
              </table:table-cell>
              <table:table-cell office:value-type="float" office:value="435.54">
                <text:p>435.54</text:p>
              </table:table-cell>
              <table:table-cell office:value-type="float" office:value="32358800.5816676">
                <text:p>32358800.5816676</text:p>
              </table:table-cell>
              <table:table-cell office:value-type="float" office:value="435.54">
                <text:p>435.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21321.37314889">
                <text:p>8621321.37314889</text:p>
              </table:table-cell>
              <table:table-cell office:value-type="float" office:value="411.353">
                <text:p>411.353</text:p>
              </table:table-cell>
              <table:table-cell office:value-type="float" office:value="29719271.3492182">
                <text:p>29719271.3492182</text:p>
              </table:table-cell>
              <table:table-cell office:value-type="float" office:value="411.353">
                <text:p>411.3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14001.12713529">
                <text:p>8114001.12713529</text:p>
              </table:table-cell>
              <table:table-cell office:value-type="float" office:value="387.147">
                <text:p>387.147</text:p>
              </table:table-cell>
              <table:table-cell office:value-type="float" office:value="27284948.5407513">
                <text:p>27284948.5407513</text:p>
              </table:table-cell>
              <table:table-cell office:value-type="float" office:value="387.147">
                <text:p>387.1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606492.25506967">
                <text:p>7606492.25506967</text:p>
              </table:table-cell>
              <table:table-cell office:value-type="float" office:value="362.932">
                <text:p>362.932</text:p>
              </table:table-cell>
              <table:table-cell office:value-type="float" office:value="25019920.1874393">
                <text:p>25019920.1874393</text:p>
              </table:table-cell>
              <table:table-cell office:value-type="float" office:value="362.932">
                <text:p>362.9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99737.88721199">
                <text:p>7099737.88721199</text:p>
              </table:table-cell>
              <table:table-cell office:value-type="float" office:value="338.753">
                <text:p>338.753</text:p>
              </table:table-cell>
              <table:table-cell office:value-type="float" office:value="22899085.0598395">
                <text:p>22899085.0598395</text:p>
              </table:table-cell>
              <table:table-cell office:value-type="float" office:value="338.753">
                <text:p>338.7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92773.93485209">
                <text:p>6592773.93485209</text:p>
              </table:table-cell>
              <table:table-cell office:value-type="float" office:value="314.564">
                <text:p>314.564</text:p>
              </table:table-cell>
              <table:table-cell office:value-type="float" office:value="20895110.1923201">
                <text:p>20895110.1923201</text:p>
              </table:table-cell>
              <table:table-cell office:value-type="float" office:value="314.564">
                <text:p>314.5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086669.27895121">
                <text:p>6086669.27895121</text:p>
              </table:table-cell>
              <table:table-cell office:value-type="float" office:value="290.416">
                <text:p>290.416</text:p>
              </table:table-cell>
              <table:table-cell office:value-type="float" office:value="18993395.1600085">
                <text:p>18993395.1600085</text:p>
              </table:table-cell>
              <table:table-cell office:value-type="float" office:value="290.416">
                <text:p>290.4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78992.73928386">
                <text:p>5578992.73928386</text:p>
              </table:table-cell>
              <table:table-cell office:value-type="float" office:value="266.193">
                <text:p>266.193</text:p>
              </table:table-cell>
              <table:table-cell office:value-type="float" office:value="17169666.7626065">
                <text:p>17169666.7626065</text:p>
              </table:table-cell>
              <table:table-cell office:value-type="float" office:value="266.193">
                <text:p>266.1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70582.65385879">
                <text:p>5070582.65385879</text:p>
              </table:table-cell>
              <table:table-cell office:value-type="float" office:value="241.935">
                <text:p>241.935</text:p>
              </table:table-cell>
              <table:table-cell office:value-type="float" office:value="15414657.8876786">
                <text:p>15414657.8876786</text:p>
              </table:table-cell>
              <table:table-cell office:value-type="float" office:value="241.935">
                <text:p>241.9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70380.3033593">
                <text:p>4970380.3033593</text:p>
              </table:table-cell>
              <table:table-cell office:value-type="float" office:value="237.154">
                <text:p>237.154</text:p>
              </table:table-cell>
              <table:table-cell office:value-type="float" office:value="15076217.8294012">
                <text:p>15076217.8294012</text:p>
              </table:table-cell>
              <table:table-cell office:value-type="float" office:value="237.154">
                <text:p>237.1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70282.74511089">
                <text:p>4870282.74511089</text:p>
              </table:table-cell>
              <table:table-cell office:value-type="float" office:value="232.378">
                <text:p>232.378</text:p>
              </table:table-cell>
              <table:table-cell office:value-type="float" office:value="14740398.7656957">
                <text:p>14740398.7656957</text:p>
              </table:table-cell>
              <table:table-cell office:value-type="float" office:value="232.378">
                <text:p>232.3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66894.710178">
                <text:p>4766894.710178</text:p>
              </table:table-cell>
              <table:table-cell office:value-type="float" office:value="227.445">
                <text:p>227.445</text:p>
              </table:table-cell>
              <table:table-cell office:value-type="float" office:value="14395841.67558">
                <text:p>14395841.67558</text:p>
              </table:table-cell>
              <table:table-cell office:value-type="float" office:value="227.445">
                <text:p>227.4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62801.32194036">
                <text:p>4562801.32194036</text:p>
              </table:table-cell>
              <table:table-cell office:value-type="float" office:value="217.707">
                <text:p>217.707</text:p>
              </table:table-cell>
              <table:table-cell office:value-type="float" office:value="13722233.1979153">
                <text:p>13722233.1979153</text:p>
              </table:table-cell>
              <table:table-cell office:value-type="float" office:value="217.707">
                <text:p>217.7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62801.32194036">
                <text:p>4562801.32194036</text:p>
              </table:table-cell>
              <table:table-cell office:value-type="float" office:value="217.707">
                <text:p>217.707</text:p>
              </table:table-cell>
              <table:table-cell office:value-type="float" office:value="13722233.1979153">
                <text:p>13722233.1979153</text:p>
              </table:table-cell>
              <table:table-cell office:value-type="float" office:value="217.707">
                <text:p>217.7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43016.54493313">
                <text:p>4543016.54493313</text:p>
              </table:table-cell>
              <table:table-cell office:value-type="float" office:value="216.763">
                <text:p>216.763</text:p>
              </table:table-cell>
              <table:table-cell office:value-type="float" office:value="13657380.6523515">
                <text:p>13657380.6523515</text:p>
              </table:table-cell>
              <table:table-cell office:value-type="float" office:value="216.763">
                <text:p>216.7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62410.34538888">
                <text:p>4462410.34538888</text:p>
              </table:table-cell>
              <table:table-cell office:value-type="float" office:value="212.917">
                <text:p>212.917</text:p>
              </table:table-cell>
              <table:table-cell office:value-type="float" office:value="13393950.8513438">
                <text:p>13393950.8513438</text:p>
              </table:table-cell>
              <table:table-cell office:value-type="float" office:value="212.917">
                <text:p>212.9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60279.81746916">
                <text:p>4360279.81746916</text:p>
              </table:table-cell>
              <table:table-cell office:value-type="float" office:value="208.044">
                <text:p>208.044</text:p>
              </table:table-cell>
              <table:table-cell office:value-type="float" office:value="13061957.2117152">
                <text:p>13061957.2117152</text:p>
              </table:table-cell>
              <table:table-cell office:value-type="float" office:value="208.044">
                <text:p>208.0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59846.92401725">
                <text:p>4259846.92401725</text:p>
              </table:table-cell>
              <table:table-cell office:value-type="float" office:value="203.252">
                <text:p>203.252</text:p>
              </table:table-cell>
              <table:table-cell office:value-type="float" office:value="12737361.8657334">
                <text:p>12737361.8657334</text:p>
              </table:table-cell>
              <table:table-cell office:value-type="float" office:value="203.252">
                <text:p>203.2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58428.98340498">
                <text:p>4158428.98340498</text:p>
              </table:table-cell>
              <table:table-cell office:value-type="float" office:value="198.413">
                <text:p>198.413</text:p>
              </table:table-cell>
              <table:table-cell office:value-type="float" office:value="12411410.767289">
                <text:p>12411410.767289</text:p>
              </table:table-cell>
              <table:table-cell office:value-type="float" office:value="198.413">
                <text:p>198.4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56466.12308703">
                <text:p>4056466.12308703</text:p>
              </table:table-cell>
              <table:table-cell office:value-type="float" office:value="193.548">
                <text:p>193.548</text:p>
              </table:table-cell>
              <table:table-cell office:value-type="float" office:value="12085497.154434">
                <text:p>12085497.154434</text:p>
              </table:table-cell>
              <table:table-cell office:value-type="float" office:value="193.548">
                <text:p>193.5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56466.12308703">
                <text:p>4056466.12308703</text:p>
              </table:table-cell>
              <table:table-cell office:value-type="float" office:value="193.548">
                <text:p>193.548</text:p>
              </table:table-cell>
              <table:table-cell office:value-type="float" office:value="12085497.154434">
                <text:p>12085497.154434</text:p>
              </table:table-cell>
              <table:table-cell office:value-type="float" office:value="193.548">
                <text:p>193.5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54419.42896822">
                <text:p>3954419.42896822</text:p>
              </table:table-cell>
              <table:table-cell office:value-type="float" office:value="188.679">
                <text:p>188.679</text:p>
              </table:table-cell>
              <table:table-cell office:value-type="float" office:value="11761049.639665">
                <text:p>11761049.639665</text:p>
              </table:table-cell>
              <table:table-cell office:value-type="float" office:value="188.679">
                <text:p>188.6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55013.49957703">
                <text:p>3855013.49957703</text:p>
              </table:table-cell>
              <table:table-cell office:value-type="float" office:value="183.936">
                <text:p>183.936</text:p>
              </table:table-cell>
              <table:table-cell office:value-type="float" office:value="11446608.6527933">
                <text:p>11446608.6527933</text:p>
              </table:table-cell>
              <table:table-cell office:value-type="float" office:value="183.936">
                <text:p>183.9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53742.26811633">
                <text:p>3753742.26811633</text:p>
              </table:table-cell>
              <table:table-cell office:value-type="float" office:value="179.104">
                <text:p>179.104</text:p>
              </table:table-cell>
              <table:table-cell office:value-type="float" office:value="11127844.8784287">
                <text:p>11127844.8784287</text:p>
              </table:table-cell>
              <table:table-cell office:value-type="float" office:value="179.104">
                <text:p>179.1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51297.36344335">
                <text:p>3651297.36344335</text:p>
              </table:table-cell>
              <table:table-cell office:value-type="float" office:value="174.216">
                <text:p>174.216</text:p>
              </table:table-cell>
              <table:table-cell office:value-type="float" office:value="10806949.7656179">
                <text:p>10806949.7656179</text:p>
              </table:table-cell>
              <table:table-cell office:value-type="float" office:value="174.216">
                <text:p>174.2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50277.63338526">
                <text:p>3550277.63338526</text:p>
              </table:table-cell>
              <table:table-cell office:value-type="float" office:value="169.396">
                <text:p>169.396</text:p>
              </table:table-cell>
              <table:table-cell office:value-type="float" office:value="10492002.9612214">
                <text:p>10492002.9612214</text:p>
              </table:table-cell>
              <table:table-cell office:value-type="float" office:value="169.396">
                <text:p>169.3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50277.63338526">
                <text:p>3550277.63338526</text:p>
              </table:table-cell>
              <table:table-cell office:value-type="float" office:value="169.396">
                <text:p>169.396</text:p>
              </table:table-cell>
              <table:table-cell office:value-type="float" office:value="10492002.9612214">
                <text:p>10492002.9612214</text:p>
              </table:table-cell>
              <table:table-cell office:value-type="float" office:value="169.396">
                <text:p>169.3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46205.20359785">
                <text:p>3346205.20359785</text:p>
              </table:table-cell>
              <table:table-cell office:value-type="float" office:value="159.659">
                <text:p>159.659</text:p>
              </table:table-cell>
              <table:table-cell office:value-type="float" office:value="9860049.78625543">
                <text:p>9860049.78625543</text:p>
              </table:table-cell>
              <table:table-cell office:value-type="float" office:value="159.659">
                <text:p>159.6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269643.98494594">
                <text:p>3269643.98494594</text:p>
              </table:table-cell>
              <table:table-cell office:value-type="float" office:value="156.006">
                <text:p>156.006</text:p>
              </table:table-cell>
              <table:table-cell office:value-type="float" office:value="9624370.06802446">
                <text:p>9624370.06802446</text:p>
              </table:table-cell>
              <table:table-cell office:value-type="float" office:value="156.006">
                <text:p>156.0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46023.81154854">
                <text:p>3246023.81154854</text:p>
              </table:table-cell>
              <table:table-cell office:value-type="float" office:value="154.879">
                <text:p>154.879</text:p>
              </table:table-cell>
              <table:table-cell office:value-type="float" office:value="9551808.9032277">
                <text:p>9551808.9032277</text:p>
              </table:table-cell>
              <table:table-cell office:value-type="float" office:value="154.879">
                <text:p>154.8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43767.53292752">
                <text:p>3143767.53292752</text:p>
              </table:table-cell>
              <table:table-cell office:value-type="float" office:value="150">
                <text:p>150</text:p>
              </table:table-cell>
              <table:table-cell office:value-type="float" office:value="9238468.56385299">
                <text:p>9238468.5638529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43334.6394756">
                <text:p>3043334.6394756</text:p>
              </table:table-cell>
              <table:table-cell office:value-type="float" office:value="145.208">
                <text:p>145.208</text:p>
              </table:table-cell>
              <table:table-cell office:value-type="float" office:value="8931930.20914894">
                <text:p>8931930.20914894</text:p>
              </table:table-cell>
              <table:table-cell office:value-type="float" office:value="145.208">
                <text:p>145.2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43334.6394756">
                <text:p>3043334.6394756</text:p>
              </table:table-cell>
              <table:table-cell office:value-type="float" office:value="145.208">
                <text:p>145.208</text:p>
              </table:table-cell>
              <table:table-cell office:value-type="float" office:value="8931930.20914894">
                <text:p>8931930.20914894</text:p>
              </table:table-cell>
              <table:table-cell office:value-type="float" office:value="145.208">
                <text:p>145.2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40847.81790216">
                <text:p>2940847.81790216</text:p>
              </table:table-cell>
              <table:table-cell office:value-type="float" office:value="140.318">
                <text:p>140.318</text:p>
              </table:table-cell>
              <table:table-cell office:value-type="float" office:value="8620314.76718902">
                <text:p>8620314.76718902</text:p>
              </table:table-cell>
              <table:table-cell office:value-type="float" office:value="140.318">
                <text:p>140.3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39890.96319475">
                <text:p>2839890.96319475</text:p>
              </table:table-cell>
              <table:table-cell office:value-type="float" office:value="135.501">
                <text:p>135.501</text:p>
              </table:table-cell>
              <table:table-cell office:value-type="float" office:value="8314481.0542744">
                <text:p>8314481.0542744</text:p>
              </table:table-cell>
              <table:table-cell office:value-type="float" office:value="135.501">
                <text:p>135.5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38473.02258251">
                <text:p>2738473.02258251</text:p>
              </table:table-cell>
              <table:table-cell office:value-type="float" office:value="130.662">
                <text:p>130.662</text:p>
              </table:table-cell>
              <table:table-cell office:value-type="float" office:value="8008333.03646377">
                <text:p>8008333.03646377</text:p>
              </table:table-cell>
              <table:table-cell office:value-type="float" office:value="130.662">
                <text:p>130.6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37390.41717378">
                <text:p>2637390.41717378</text:p>
              </table:table-cell>
              <table:table-cell office:value-type="float" office:value="125.839">
                <text:p>125.839</text:p>
              </table:table-cell>
              <table:table-cell office:value-type="float" office:value="7704231.53975426">
                <text:p>7704231.53975426</text:p>
              </table:table-cell>
              <table:table-cell office:value-type="float" office:value="125.839">
                <text:p>125.8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35301.80615451">
                <text:p>2535301.80615451</text:p>
              </table:table-cell>
              <table:table-cell office:value-type="float" office:value="120.968">
                <text:p>120.968</text:p>
              </table:table-cell>
              <table:table-cell office:value-type="float" office:value="7398106.25564868">
                <text:p>7398106.25564868</text:p>
              </table:table-cell>
              <table:table-cell office:value-type="float" office:value="120.968">
                <text:p>120.9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34198.24229556">
                <text:p>2434198.24229556</text:p>
              </table:table-cell>
              <table:table-cell office:value-type="float" office:value="116.144">
                <text:p>116.144</text:p>
              </table:table-cell>
              <table:table-cell office:value-type="float" office:value="7095883.87843367">
                <text:p>7095883.87843367</text:p>
              </table:table-cell>
              <table:table-cell office:value-type="float" office:value="116.144">
                <text:p>116.1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33031.80308595">
                <text:p>2333031.80308595</text:p>
              </table:table-cell>
              <table:table-cell office:value-type="float" office:value="111.317">
                <text:p>111.317</text:p>
              </table:table-cell>
              <table:table-cell office:value-type="float" office:value="6794375.80993373">
                <text:p>6794375.80993373</text:p>
              </table:table-cell>
              <table:table-cell office:value-type="float" office:value="111.317">
                <text:p>111.3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31194.69346932">
                <text:p>2231194.69346932</text:p>
              </table:table-cell>
              <table:table-cell office:value-type="float" office:value="106.458">
                <text:p>106.458</text:p>
              </table:table-cell>
              <table:table-cell office:value-type="float" office:value="6491737.60954264">
                <text:p>6491737.60954264</text:p>
              </table:table-cell>
              <table:table-cell office:value-type="float" office:value="106.458">
                <text:p>106.4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29923.46200862">
                <text:p>2129923.46200862</text:p>
              </table:table-cell>
              <table:table-cell office:value-type="float" office:value="101.626">
                <text:p>101.626</text:p>
              </table:table-cell>
              <table:table-cell office:value-type="float" office:value="6191603.36899258">
                <text:p>6191603.36899258</text:p>
              </table:table-cell>
              <table:table-cell office:value-type="float" office:value="101.626">
                <text:p>101.6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28237.25323356">
                <text:p>2028237.25323356</text:p>
              </table:table-cell>
              <table:table-cell office:value-type="float" office:value="96.7742">
                <text:p>96.7742</text:p>
              </table:table-cell>
              <table:table-cell office:value-type="float" office:value="5891022.72336375">
                <text:p>5891022.72336375</text:p>
              </table:table-cell>
              <table:table-cell office:value-type="float" office:value="96.7742">
                <text:p>96.77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7834.27630065">
                <text:p>1977834.27630065</text:p>
              </table:table-cell>
              <table:table-cell office:value-type="float" office:value="94.3693">
                <text:p>94.3693</text:p>
              </table:table-cell>
              <table:table-cell office:value-type="float" office:value="5742311.7209748">
                <text:p>5742311.7209748</text:p>
              </table:table-cell>
              <table:table-cell office:value-type="float" office:value="94.3693">
                <text:p>94.36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26917.81733735">
                <text:p>1926917.81733735</text:p>
              </table:table-cell>
              <table:table-cell office:value-type="float" office:value="91.9399">
                <text:p>91.9399</text:p>
              </table:table-cell>
              <table:table-cell office:value-type="float" office:value="5592266.25265027">
                <text:p>5592266.25265027</text:p>
              </table:table-cell>
              <table:table-cell office:value-type="float" office:value="91.9399">
                <text:p>91.93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76315.73512735">
                <text:p>1876315.73512735</text:p>
              </table:table-cell>
              <table:table-cell office:value-type="float" office:value="89.5255">
                <text:p>89.5255</text:p>
              </table:table-cell>
              <table:table-cell office:value-type="float" office:value="5443321.98764265">
                <text:p>5443321.98764265</text:p>
              </table:table-cell>
              <table:table-cell office:value-type="float" office:value="89.5255">
                <text:p>89.52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25648.68172167">
                <text:p>1825648.68172167</text:p>
              </table:table-cell>
              <table:table-cell office:value-type="float" office:value="87.108">
                <text:p>87.108</text:p>
              </table:table-cell>
              <table:table-cell office:value-type="float" office:value="5294356.07326192">
                <text:p>5294356.07326192</text:p>
              </table:table-cell>
              <table:table-cell office:value-type="float" office:value="87.108">
                <text:p>87.1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75136.72084761">
                <text:p>1775136.72084761</text:p>
              </table:table-cell>
              <table:table-cell office:value-type="float" office:value="84.6979">
                <text:p>84.6979</text:p>
              </table:table-cell>
              <table:table-cell office:value-type="float" office:value="5146010.15643513">
                <text:p>5146010.15643513</text:p>
              </table:table-cell>
              <table:table-cell office:value-type="float" office:value="84.6979">
                <text:p>84.69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24029.53998732">
                <text:p>1724029.53998732</text:p>
              </table:table-cell>
              <table:table-cell office:value-type="float" office:value="82.2594">
                <text:p>82.2594</text:p>
              </table:table-cell>
              <table:table-cell office:value-type="float" office:value="4996077.86033955">
                <text:p>4996077.86033955</text:p>
              </table:table-cell>
              <table:table-cell office:value-type="float" office:value="82.2594">
                <text:p>82.25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73551.11263361">
                <text:p>1673551.11263361</text:p>
              </table:table-cell>
              <table:table-cell office:value-type="float" office:value="79.8509">
                <text:p>79.8509</text:p>
              </table:table-cell>
              <table:table-cell office:value-type="float" office:value="4848144.90080123">
                <text:p>4848144.90080123</text:p>
              </table:table-cell>
              <table:table-cell office:value-type="float" office:value="79.8509">
                <text:p>79.85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22590.64092486">
                <text:p>1622590.64092486</text:p>
              </table:table-cell>
              <table:table-cell office:value-type="float" office:value="77.4194">
                <text:p>77.4194</text:p>
              </table:table-cell>
              <table:table-cell office:value-type="float" office:value="4698950.37715126">
                <text:p>4698950.37715126</text:p>
              </table:table-cell>
              <table:table-cell office:value-type="float" office:value="77.4194">
                <text:p>77.41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71883.76646376">
                <text:p>1571883.76646376</text:p>
              </table:table-cell>
              <table:table-cell office:value-type="float" office:value="75">
                <text:p>75</text:p>
              </table:table-cell>
              <table:table-cell office:value-type="float" office:value="4550644.16024897">
                <text:p>4550644.160248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21300.54685896">
                <text:p>1521300.54685896</text:p>
              </table:table-cell>
              <table:table-cell office:value-type="float" office:value="72.5865">
                <text:p>72.5865</text:p>
              </table:table-cell>
              <table:table-cell office:value-type="float" office:value="4402839.7776981">
                <text:p>4402839.7776981</text:p>
              </table:table-cell>
              <table:table-cell office:value-type="float" office:value="72.5865">
                <text:p>72.58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70767.62753468">
                <text:p>1470767.62753468</text:p>
              </table:table-cell>
              <table:table-cell office:value-type="float" office:value="70.1754">
                <text:p>70.1754</text:p>
              </table:table-cell>
              <table:table-cell office:value-type="float" office:value="4255317.42135279">
                <text:p>4255317.42135279</text:p>
              </table:table-cell>
              <table:table-cell office:value-type="float" office:value="70.1754">
                <text:p>70.17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19949.67328742">
                <text:p>1419949.67328742</text:p>
              </table:table-cell>
              <table:table-cell office:value-type="float" office:value="67.7507">
                <text:p>67.7507</text:p>
              </table:table-cell>
              <table:table-cell office:value-type="float" office:value="4107094.31915696">
                <text:p>4107094.31915696</text:p>
              </table:table-cell>
              <table:table-cell office:value-type="float" office:value="67.7507">
                <text:p>67.75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69236.51129125">
                <text:p>1369236.51129125</text:p>
              </table:table-cell>
              <table:table-cell office:value-type="float" office:value="65.331">
                <text:p>65.331</text:p>
              </table:table-cell>
              <table:table-cell office:value-type="float" office:value="3959303.45837636">
                <text:p>3959303.45837636</text:p>
              </table:table-cell>
              <table:table-cell office:value-type="float" office:value="65.331">
                <text:p>65.3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18418.55704399">
                <text:p>1318418.55704399</text:p>
              </table:table-cell>
              <table:table-cell office:value-type="float" office:value="62.9063">
                <text:p>62.9063</text:p>
              </table:table-cell>
              <table:table-cell office:value-type="float" office:value="3811329.32253912">
                <text:p>3811329.32253912</text:p>
              </table:table-cell>
              <table:table-cell office:value-type="float" office:value="62.9063">
                <text:p>62.90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67904.50032491">
                <text:p>1267904.50032491</text:p>
              </table:table-cell>
              <table:table-cell office:value-type="float" office:value="60.4961">
                <text:p>60.4961</text:p>
              </table:table-cell>
              <table:table-cell office:value-type="float" office:value="3664356.5714818">
                <text:p>3664356.5714818</text:p>
              </table:table-cell>
              <table:table-cell office:value-type="float" office:value="60.4961">
                <text:p>60.49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17099.12114778">
                <text:p>1217099.12114778</text:p>
              </table:table-cell>
              <table:table-cell office:value-type="float" office:value="58.072">
                <text:p>58.072</text:p>
              </table:table-cell>
              <table:table-cell office:value-type="float" office:value="3516648.6702051">
                <text:p>3516648.6702051</text:p>
              </table:table-cell>
              <table:table-cell office:value-type="float" office:value="58.072">
                <text:p>58.0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66302.12535074">
                <text:p>1166302.12535074</text:p>
              </table:table-cell>
              <table:table-cell office:value-type="float" office:value="55.6483">
                <text:p>55.6483</text:p>
              </table:table-cell>
              <table:table-cell office:value-type="float" office:value="3369073.23667781">
                <text:p>3369073.23667781</text:p>
              </table:table-cell>
              <table:table-cell office:value-type="float" office:value="55.6483">
                <text:p>55.64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15601.53842471">
                <text:p>1115601.53842471</text:p>
              </table:table-cell>
              <table:table-cell office:value-type="float" office:value="53.2292">
                <text:p>53.2292</text:p>
              </table:table-cell>
              <table:table-cell office:value-type="float" office:value="3221881.03001066">
                <text:p>3221881.03001066</text:p>
              </table:table-cell>
              <table:table-cell office:value-type="float" office:value="53.2292">
                <text:p>53.22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64961.73100431">
                <text:p>1064961.73100431</text:p>
              </table:table-cell>
              <table:table-cell office:value-type="float" office:value="50.813">
                <text:p>50.813</text:p>
              </table:table-cell>
              <table:table-cell office:value-type="float" office:value="3074963.5308197">
                <text:p>3074963.5308197</text:p>
              </table:table-cell>
              <table:table-cell office:value-type="float" office:value="50.813">
                <text:p>50.8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4282.10252849">
                <text:p>1014282.10252849</text:p>
              </table:table-cell>
              <table:table-cell office:value-type="float" office:value="48.3949">
                <text:p>48.3949</text:p>
              </table:table-cell>
              <table:table-cell office:value-type="float" office:value="2928024.22947796">
                <text:p>2928024.22947796</text:p>
              </table:table-cell>
              <table:table-cell office:value-type="float" office:value="48.3949">
                <text:p>48.39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88916.090227814">
                <text:p>988916.090227814</text:p>
              </table:table-cell>
              <table:table-cell office:value-type="float" office:value="47.1846">
                <text:p>47.1846</text:p>
              </table:table-cell>
              <table:table-cell office:value-type="float" office:value="2854512.40057476">
                <text:p>2854512.40057476</text:p>
              </table:table-cell>
              <table:table-cell office:value-type="float" office:value="47.1846">
                <text:p>47.18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63459.95659119">
                <text:p>963459.95659119</text:p>
              </table:table-cell>
              <table:table-cell office:value-type="float" office:value="45.97">
                <text:p>45.97</text:p>
              </table:table-cell>
              <table:table-cell office:value-type="float" office:value="2780761.28506515">
                <text:p>2780761.28506515</text:p>
              </table:table-cell>
              <table:table-cell office:value-type="float" office:value="45.97">
                <text:p>45.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38158.915486186">
                <text:p>938158.915486186</text:p>
              </table:table-cell>
              <table:table-cell office:value-type="float" office:value="44.7628">
                <text:p>44.7628</text:p>
              </table:table-cell>
              <table:table-cell office:value-type="float" office:value="2707480.65960321">
                <text:p>2707480.65960321</text:p>
              </table:table-cell>
              <table:table-cell office:value-type="float" office:value="44.7628">
                <text:p>44.76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12824.340860836">
                <text:p>912824.340860836</text:p>
              </table:table-cell>
              <table:table-cell office:value-type="float" office:value="43.554">
                <text:p>43.554</text:p>
              </table:table-cell>
              <table:table-cell office:value-type="float" office:value="2634123.47736799">
                <text:p>2634123.47736799</text:p>
              </table:table-cell>
              <table:table-cell office:value-type="float" office:value="43.554">
                <text:p>43.5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87443.657645">
                <text:p>887443.657645</text:p>
              </table:table-cell>
              <table:table-cell office:value-type="float" office:value="42.343">
                <text:p>42.343</text:p>
              </table:table-cell>
              <table:table-cell office:value-type="float" office:value="2560652.85571074">
                <text:p>2560652.85571074</text:p>
              </table:table-cell>
              <table:table-cell office:value-type="float" office:value="42.343">
                <text:p>42.3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62132.137314889">
                <text:p>862132.137314889</text:p>
              </table:table-cell>
              <table:table-cell office:value-type="float" office:value="41.1353">
                <text:p>41.1353</text:p>
              </table:table-cell>
              <table:table-cell office:value-type="float" office:value="2487401.88337462">
                <text:p>2487401.88337462</text:p>
              </table:table-cell>
              <table:table-cell office:value-type="float" office:value="41.1353">
                <text:p>41.13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36776.60423932">
                <text:p>836776.60423932</text:p>
              </table:table-cell>
              <table:table-cell office:value-type="float" office:value="39.9255">
                <text:p>39.9255</text:p>
              </table:table-cell>
              <table:table-cell office:value-type="float" office:value="2414042.43811609">
                <text:p>2414042.43811609</text:p>
              </table:table-cell>
              <table:table-cell office:value-type="float" office:value="39.9255">
                <text:p>39.92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11400.112713529">
                <text:p>811400.112713529</text:p>
              </table:table-cell>
              <table:table-cell office:value-type="float" office:value="38.7147">
                <text:p>38.7147</text:p>
              </table:table-cell>
              <table:table-cell office:value-type="float" office:value="2340640.72819637">
                <text:p>2340640.72819637</text:p>
              </table:table-cell>
              <table:table-cell office:value-type="float" office:value="38.7147">
                <text:p>38.71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6040.387947912">
                <text:p>786040.387947912</text:p>
              </table:table-cell>
              <table:table-cell office:value-type="float" office:value="37.5047">
                <text:p>37.5047</text:p>
              </table:table-cell>
              <table:table-cell office:value-type="float" office:value="2267305.3135792">
                <text:p>2267305.3135792</text:p>
              </table:table-cell>
              <table:table-cell office:value-type="float" office:value="37.5047">
                <text:p>37.50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60649.225506967">
                <text:p>760649.225506967</text:p>
              </table:table-cell>
              <table:table-cell office:value-type="float" office:value="36.2932">
                <text:p>36.2932</text:p>
              </table:table-cell>
              <table:table-cell office:value-type="float" office:value="2193896.24640915">
                <text:p>2193896.24640915</text:p>
              </table:table-cell>
              <table:table-cell office:value-type="float" office:value="36.2932">
                <text:p>36.29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35297.884121441">
                <text:p>735297.884121441</text:p>
              </table:table-cell>
              <table:table-cell office:value-type="float" office:value="35.0836">
                <text:p>35.0836</text:p>
              </table:table-cell>
              <table:table-cell office:value-type="float" office:value="2120618.972679">
                <text:p>2120618.972679</text:p>
              </table:table-cell>
              <table:table-cell office:value-type="float" office:value="35.0836">
                <text:p>35.08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9973.788721199">
                <text:p>709973.788721199</text:p>
              </table:table-cell>
              <table:table-cell office:value-type="float" office:value="33.8753">
                <text:p>33.8753</text:p>
              </table:table-cell>
              <table:table-cell office:value-type="float" office:value="2047436.51730907">
                <text:p>2047436.51730907</text:p>
              </table:table-cell>
              <table:table-cell office:value-type="float" office:value="33.8753">
                <text:p>33.87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84618.255645627">
                <text:p>684618.255645627</text:p>
              </table:table-cell>
              <table:table-cell office:value-type="float" office:value="32.6655">
                <text:p>32.6655</text:p>
              </table:table-cell>
              <table:table-cell office:value-type="float" office:value="1974178.73729387">
                <text:p>1974178.73729387</text:p>
              </table:table-cell>
              <table:table-cell office:value-type="float" office:value="32.6655">
                <text:p>32.66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59277.393485209">
                <text:p>659277.393485209</text:p>
              </table:table-cell>
              <table:table-cell office:value-type="float" office:value="31.4564">
                <text:p>31.4564</text:p>
              </table:table-cell>
              <table:table-cell office:value-type="float" office:value="1900978.30601355">
                <text:p>1900978.30601355</text:p>
              </table:table-cell>
              <table:table-cell office:value-type="float" office:value="31.4564">
                <text:p>31.45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33888.326889288">
                <text:p>633888.326889288</text:p>
              </table:table-cell>
              <table:table-cell office:value-type="float" office:value="30.245">
                <text:p>30.245</text:p>
              </table:table-cell>
              <table:table-cell office:value-type="float" office:value="1827653.06815938">
                <text:p>1827653.06815938</text:p>
              </table:table-cell>
              <table:table-cell office:value-type="float" office:value="30.245">
                <text:p>30.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967cm" svg:height="14.912cm" xlink:href=".." xlink:type="simple" chart:class="chart:scatter" chart:style-name="ch1">
        <chart:legend svg:x="14.843cm" svg:y="9.736cm" style:legend-expansion="custom" chartooo:width="8.039cm" chartooo:height="3.324cm" style:legend-expansion-aspect-ratio="2.41847172081829" chart:style-name="ch2"/>
        <chart:plot-area chart:style-name="ch3" table:cell-range-address="Sheet1.G250:Sheet1.G315 Sheet1.G1:Sheet1.H1 Sheet1.A250:Sheet1.A315" chart:data-source-has-labels="row" svg:x="1.133cm" svg:y="0.343cm" svg:width="21.898cm" svg:height="13.419cm">
          <chartooo:coordinate-region svg:x="2.019cm" svg:y="0.557cm" svg:width="20.164cm" svg:height="12.531cm"/>
          <chart:axis chart:dimension="x" chart:name="primary-x" chart:style-name="ch4">
            <chart:title svg:x="11.16cm" svg:y="13.922cm" chart:style-name="ch5">
              <text:p>波数[rad/m]</text:p>
            </chart:title>
            <chart:grid chart:style-name="ch6" chart:class="major"/>
          </chart:axis>
          <chart:axis chart:dimension="y" chart:name="primary-y" chart:style-name="ch7">
            <chart:title svg:x="0.332cm" svg:y="8.195cm" chart:style-name="ch8">
              <text:p>周波数[THz]</text:p>
            </chart:title>
            <chart:grid chart:style-name="ch6" chart:class="major"/>
          </chart:axis>
          <chart:series chart:style-name="ch9" chart:values-cell-range-address="Sheet1.A250:Sheet1.A315" chart:label-cell-address="Sheet1.G1:Sheet1.G1" chart:class="chart:scatter">
            <chart:domain table:cell-range-address="Sheet1.G250:Sheet1.G315"/>
            <chart:data-point chart:repeated="66"/>
          </chart:series>
          <chart:series chart:style-name="ch10" chart:values-cell-range-address="Sheet1.A250:Sheet1.A315" chart:class="chart:scatter">
            <chart:domain table:cell-range-address="Sheet1.F250:Sheet1.F315"/>
            <chart:data-point chart:repeated="66"/>
          </chart:series>
          <chart:series chart:style-name="ch11" chart:values-cell-range-address="Sheet1.A250:Sheet1.A315" chart:label-cell-address="Sheet1.H1:Sheet1.H1" chart:class="chart:scatter">
            <chart:domain table:cell-range-address="Sheet1.H250:Sheet1.H315"/>
            <chart:data-point chart:repeated="6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波数ベクトル(伝搬光・真空中)</text:p>
                <draw:g>
                  <svg:desc>Sheet1.G1:Sheet1.G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  <table:table-cell office:value-type="string">
                <text:p>波数ベクトル(SPP Drude) 実部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62801.32194036">
                <text:p>4562801.32194036</text:p>
                <draw:g>
                  <svg:desc>Sheet1.G250:Sheet1.G315</svg:desc>
                </draw:g>
              </table:table-cell>
              <table:table-cell office:value-type="float" office:value="217.707">
                <text:p>217.707</text:p>
                <draw:g>
                  <svg:desc>Sheet1.A250:Sheet1.A315</svg:desc>
                </draw:g>
              </table:table-cell>
              <table:table-cell office:value-type="float" office:value="10041995.6613792">
                <text:p>10041995.6613792</text:p>
                <draw:g>
                  <svg:desc>Sheet1.F250:Sheet1.F315</svg:desc>
                </draw:g>
              </table:table-cell>
              <table:table-cell office:value-type="float" office:value="217.707">
                <text:p>217.707</text:p>
                <draw:g>
                  <svg:desc>Sheet1.A250:Sheet1.A315</svg:desc>
                </draw:g>
              </table:table-cell>
              <table:table-cell office:value-type="float" office:value="13722233.1979153">
                <text:p>13722233.1979153</text:p>
                <draw:g>
                  <svg:desc>Sheet1.H250:Sheet1.H315</svg:desc>
                </draw:g>
              </table:table-cell>
              <table:table-cell office:value-type="float" office:value="217.707">
                <text:p>217.707</text:p>
                <draw:g>
                  <svg:desc>Sheet1.A250:Sheet1.A3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62801.32194036">
                <text:p>4562801.32194036</text:p>
              </table:table-cell>
              <table:table-cell office:value-type="float" office:value="217.707">
                <text:p>217.707</text:p>
              </table:table-cell>
              <table:table-cell office:value-type="float" office:value="10041995.6613792">
                <text:p>10041995.6613792</text:p>
              </table:table-cell>
              <table:table-cell office:value-type="float" office:value="217.707">
                <text:p>217.707</text:p>
              </table:table-cell>
              <table:table-cell office:value-type="float" office:value="13722233.1979153">
                <text:p>13722233.1979153</text:p>
              </table:table-cell>
              <table:table-cell office:value-type="float" office:value="217.707">
                <text:p>217.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43016.54493313">
                <text:p>4543016.54493313</text:p>
              </table:table-cell>
              <table:table-cell office:value-type="float" office:value="216.763">
                <text:p>216.763</text:p>
              </table:table-cell>
              <table:table-cell office:value-type="float" office:value="9998452.53275062">
                <text:p>9998452.53275062</text:p>
              </table:table-cell>
              <table:table-cell office:value-type="float" office:value="216.763">
                <text:p>216.763</text:p>
              </table:table-cell>
              <table:table-cell office:value-type="float" office:value="13657380.6523515">
                <text:p>13657380.6523515</text:p>
              </table:table-cell>
              <table:table-cell office:value-type="float" office:value="216.763">
                <text:p>216.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62410.34538888">
                <text:p>4462410.34538888</text:p>
              </table:table-cell>
              <table:table-cell office:value-type="float" office:value="212.917">
                <text:p>212.917</text:p>
              </table:table-cell>
              <table:table-cell office:value-type="float" office:value="9821051.18454565">
                <text:p>9821051.18454565</text:p>
              </table:table-cell>
              <table:table-cell office:value-type="float" office:value="212.917">
                <text:p>212.917</text:p>
              </table:table-cell>
              <table:table-cell office:value-type="float" office:value="13393950.8513438">
                <text:p>13393950.8513438</text:p>
              </table:table-cell>
              <table:table-cell office:value-type="float" office:value="212.917">
                <text:p>212.9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60279.81746916">
                <text:p>4360279.81746916</text:p>
              </table:table-cell>
              <table:table-cell office:value-type="float" office:value="208.044">
                <text:p>208.044</text:p>
              </table:table-cell>
              <table:table-cell office:value-type="float" office:value="9596278.23347882">
                <text:p>9596278.23347882</text:p>
              </table:table-cell>
              <table:table-cell office:value-type="float" office:value="208.044">
                <text:p>208.044</text:p>
              </table:table-cell>
              <table:table-cell office:value-type="float" office:value="13061957.2117152">
                <text:p>13061957.2117152</text:p>
              </table:table-cell>
              <table:table-cell office:value-type="float" office:value="208.044">
                <text:p>208.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59846.92401725">
                <text:p>4259846.92401725</text:p>
              </table:table-cell>
              <table:table-cell office:value-type="float" office:value="203.252">
                <text:p>203.252</text:p>
              </table:table-cell>
              <table:table-cell office:value-type="float" office:value="9375241.50425412">
                <text:p>9375241.50425412</text:p>
              </table:table-cell>
              <table:table-cell office:value-type="float" office:value="203.252">
                <text:p>203.252</text:p>
              </table:table-cell>
              <table:table-cell office:value-type="float" office:value="12737361.8657334">
                <text:p>12737361.8657334</text:p>
              </table:table-cell>
              <table:table-cell office:value-type="float" office:value="203.252">
                <text:p>203.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58428.98340498">
                <text:p>4158428.98340498</text:p>
              </table:table-cell>
              <table:table-cell office:value-type="float" office:value="198.413">
                <text:p>198.413</text:p>
              </table:table-cell>
              <table:table-cell office:value-type="float" office:value="9152036.84383702">
                <text:p>9152036.84383702</text:p>
              </table:table-cell>
              <table:table-cell office:value-type="float" office:value="198.413">
                <text:p>198.413</text:p>
              </table:table-cell>
              <table:table-cell office:value-type="float" office:value="12411410.767289">
                <text:p>12411410.767289</text:p>
              </table:table-cell>
              <table:table-cell office:value-type="float" office:value="198.413">
                <text:p>198.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56466.12308703">
                <text:p>4056466.12308703</text:p>
              </table:table-cell>
              <table:table-cell office:value-type="float" office:value="193.548">
                <text:p>193.548</text:p>
              </table:table-cell>
              <table:table-cell office:value-type="float" office:value="8927632.90233485">
                <text:p>8927632.90233485</text:p>
              </table:table-cell>
              <table:table-cell office:value-type="float" office:value="193.548">
                <text:p>193.548</text:p>
              </table:table-cell>
              <table:table-cell office:value-type="float" office:value="12085497.154434">
                <text:p>12085497.154434</text:p>
              </table:table-cell>
              <table:table-cell office:value-type="float" office:value="193.548">
                <text:p>193.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56466.12308703">
                <text:p>4056466.12308703</text:p>
              </table:table-cell>
              <table:table-cell office:value-type="float" office:value="193.548">
                <text:p>193.548</text:p>
              </table:table-cell>
              <table:table-cell office:value-type="float" office:value="8927632.90233485">
                <text:p>8927632.90233485</text:p>
              </table:table-cell>
              <table:table-cell office:value-type="float" office:value="193.548">
                <text:p>193.548</text:p>
              </table:table-cell>
              <table:table-cell office:value-type="float" office:value="12085497.154434">
                <text:p>12085497.154434</text:p>
              </table:table-cell>
              <table:table-cell office:value-type="float" office:value="193.548">
                <text:p>193.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54419.42896822">
                <text:p>3954419.42896822</text:p>
              </table:table-cell>
              <table:table-cell office:value-type="float" office:value="188.679">
                <text:p>188.679</text:p>
              </table:table-cell>
              <table:table-cell office:value-type="float" office:value="8703044.45605042">
                <text:p>8703044.45605042</text:p>
              </table:table-cell>
              <table:table-cell office:value-type="float" office:value="188.679">
                <text:p>188.679</text:p>
              </table:table-cell>
              <table:table-cell office:value-type="float" office:value="11761049.639665">
                <text:p>11761049.639665</text:p>
              </table:table-cell>
              <table:table-cell office:value-type="float" office:value="188.679">
                <text:p>188.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55013.49957703">
                <text:p>3855013.49957703</text:p>
              </table:table-cell>
              <table:table-cell office:value-type="float" office:value="183.936">
                <text:p>183.936</text:p>
              </table:table-cell>
              <table:table-cell office:value-type="float" office:value="8484267.91040911">
                <text:p>8484267.91040911</text:p>
              </table:table-cell>
              <table:table-cell office:value-type="float" office:value="183.936">
                <text:p>183.936</text:p>
              </table:table-cell>
              <table:table-cell office:value-type="float" office:value="11446608.6527933">
                <text:p>11446608.6527933</text:p>
              </table:table-cell>
              <table:table-cell office:value-type="float" office:value="183.936">
                <text:p>183.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3742.26811633">
                <text:p>3753742.26811633</text:p>
              </table:table-cell>
              <table:table-cell office:value-type="float" office:value="179.104">
                <text:p>179.104</text:p>
              </table:table-cell>
              <table:table-cell office:value-type="float" office:value="8261386.13336115">
                <text:p>8261386.13336115</text:p>
              </table:table-cell>
              <table:table-cell office:value-type="float" office:value="179.104">
                <text:p>179.104</text:p>
              </table:table-cell>
              <table:table-cell office:value-type="float" office:value="11127844.8784287">
                <text:p>11127844.8784287</text:p>
              </table:table-cell>
              <table:table-cell office:value-type="float" office:value="179.104">
                <text:p>179.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51297.36344335">
                <text:p>3651297.36344335</text:p>
              </table:table-cell>
              <table:table-cell office:value-type="float" office:value="174.216">
                <text:p>174.216</text:p>
              </table:table-cell>
              <table:table-cell office:value-type="float" office:value="8035921.28936065">
                <text:p>8035921.28936065</text:p>
              </table:table-cell>
              <table:table-cell office:value-type="float" office:value="174.216">
                <text:p>174.216</text:p>
              </table:table-cell>
              <table:table-cell office:value-type="float" office:value="10806949.7656179">
                <text:p>10806949.7656179</text:p>
              </table:table-cell>
              <table:table-cell office:value-type="float" office:value="174.216">
                <text:p>174.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50277.63338526">
                <text:p>3550277.63338526</text:p>
              </table:table-cell>
              <table:table-cell office:value-type="float" office:value="169.396">
                <text:p>169.396</text:p>
              </table:table-cell>
              <table:table-cell office:value-type="float" office:value="7813593.02665962">
                <text:p>7813593.02665962</text:p>
              </table:table-cell>
              <table:table-cell office:value-type="float" office:value="169.396">
                <text:p>169.396</text:p>
              </table:table-cell>
              <table:table-cell office:value-type="float" office:value="10492002.9612214">
                <text:p>10492002.9612214</text:p>
              </table:table-cell>
              <table:table-cell office:value-type="float" office:value="169.396">
                <text:p>169.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50277.63338526">
                <text:p>3550277.63338526</text:p>
              </table:table-cell>
              <table:table-cell office:value-type="float" office:value="169.396">
                <text:p>169.396</text:p>
              </table:table-cell>
              <table:table-cell office:value-type="float" office:value="7813593.02665962">
                <text:p>7813593.02665962</text:p>
              </table:table-cell>
              <table:table-cell office:value-type="float" office:value="169.396">
                <text:p>169.396</text:p>
              </table:table-cell>
              <table:table-cell office:value-type="float" office:value="10492002.9612214">
                <text:p>10492002.9612214</text:p>
              </table:table-cell>
              <table:table-cell office:value-type="float" office:value="169.396">
                <text:p>169.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6205.20359785">
                <text:p>3346205.20359785</text:p>
              </table:table-cell>
              <table:table-cell office:value-type="float" office:value="159.659">
                <text:p>159.659</text:p>
              </table:table-cell>
              <table:table-cell office:value-type="float" office:value="7364462.26028629">
                <text:p>7364462.26028629</text:p>
              </table:table-cell>
              <table:table-cell office:value-type="float" office:value="159.659">
                <text:p>159.659</text:p>
              </table:table-cell>
              <table:table-cell office:value-type="float" office:value="9860049.78625543">
                <text:p>9860049.78625543</text:p>
              </table:table-cell>
              <table:table-cell office:value-type="float" office:value="159.659">
                <text:p>159.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69643.98494594">
                <text:p>3269643.98494594</text:p>
              </table:table-cell>
              <table:table-cell office:value-type="float" office:value="156.006">
                <text:p>156.006</text:p>
              </table:table-cell>
              <table:table-cell office:value-type="float" office:value="7195963.26782843">
                <text:p>7195963.26782843</text:p>
              </table:table-cell>
              <table:table-cell office:value-type="float" office:value="156.006">
                <text:p>156.006</text:p>
              </table:table-cell>
              <table:table-cell office:value-type="float" office:value="9624370.06802446">
                <text:p>9624370.06802446</text:p>
              </table:table-cell>
              <table:table-cell office:value-type="float" office:value="156.006">
                <text:p>156.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6023.81154854">
                <text:p>3246023.81154854</text:p>
              </table:table-cell>
              <table:table-cell office:value-type="float" office:value="154.879">
                <text:p>154.879</text:p>
              </table:table-cell>
              <table:table-cell office:value-type="float" office:value="7143979.0454085">
                <text:p>7143979.0454085</text:p>
              </table:table-cell>
              <table:table-cell office:value-type="float" office:value="154.879">
                <text:p>154.879</text:p>
              </table:table-cell>
              <table:table-cell office:value-type="float" office:value="9551808.9032277">
                <text:p>9551808.9032277</text:p>
              </table:table-cell>
              <table:table-cell office:value-type="float" office:value="154.879">
                <text:p>154.8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43767.53292752">
                <text:p>3143767.53292752</text:p>
              </table:table-cell>
              <table:table-cell office:value-type="float" office:value="150">
                <text:p>150</text:p>
              </table:table-cell>
              <table:table-cell office:value-type="float" office:value="6918929.33716821">
                <text:p>6918929.33716821</text:p>
              </table:table-cell>
              <table:table-cell office:value-type="float" office:value="150">
                <text:p>150</text:p>
              </table:table-cell>
              <table:table-cell office:value-type="float" office:value="9238468.56385299">
                <text:p>9238468.5638529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43334.6394756">
                <text:p>3043334.6394756</text:p>
              </table:table-cell>
              <table:table-cell office:value-type="float" office:value="145.208">
                <text:p>145.208</text:p>
              </table:table-cell>
              <table:table-cell office:value-type="float" office:value="6697892.60794347">
                <text:p>6697892.60794347</text:p>
              </table:table-cell>
              <table:table-cell office:value-type="float" office:value="145.208">
                <text:p>145.208</text:p>
              </table:table-cell>
              <table:table-cell office:value-type="float" office:value="8931930.20914894">
                <text:p>8931930.20914894</text:p>
              </table:table-cell>
              <table:table-cell office:value-type="float" office:value="145.208">
                <text:p>145.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3334.6394756">
                <text:p>3043334.6394756</text:p>
              </table:table-cell>
              <table:table-cell office:value-type="float" office:value="145.208">
                <text:p>145.208</text:p>
              </table:table-cell>
              <table:table-cell office:value-type="float" office:value="6697892.60794347">
                <text:p>6697892.60794347</text:p>
              </table:table-cell>
              <table:table-cell office:value-type="float" office:value="145.208">
                <text:p>145.208</text:p>
              </table:table-cell>
              <table:table-cell office:value-type="float" office:value="8931930.20914894">
                <text:p>8931930.20914894</text:p>
              </table:table-cell>
              <table:table-cell office:value-type="float" office:value="145.208">
                <text:p>145.2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40847.81790216">
                <text:p>2940847.81790216</text:p>
              </table:table-cell>
              <table:table-cell office:value-type="float" office:value="140.318">
                <text:p>140.318</text:p>
              </table:table-cell>
              <table:table-cell office:value-type="float" office:value="6472335.51155179">
                <text:p>6472335.51155179</text:p>
              </table:table-cell>
              <table:table-cell office:value-type="float" office:value="140.318">
                <text:p>140.318</text:p>
              </table:table-cell>
              <table:table-cell office:value-type="float" office:value="8620314.76718902">
                <text:p>8620314.76718902</text:p>
              </table:table-cell>
              <table:table-cell office:value-type="float" office:value="140.318">
                <text:p>140.3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39890.96319475">
                <text:p>2839890.96319475</text:p>
              </table:table-cell>
              <table:table-cell office:value-type="float" office:value="135.501">
                <text:p>135.501</text:p>
              </table:table-cell>
              <table:table-cell office:value-type="float" office:value="6250145.62743753">
                <text:p>6250145.62743753</text:p>
              </table:table-cell>
              <table:table-cell office:value-type="float" office:value="135.501">
                <text:p>135.501</text:p>
              </table:table-cell>
              <table:table-cell office:value-type="float" office:value="8314481.0542744">
                <text:p>8314481.0542744</text:p>
              </table:table-cell>
              <table:table-cell office:value-type="float" office:value="135.501">
                <text:p>135.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8473.02258251">
                <text:p>2738473.02258251</text:p>
              </table:table-cell>
              <table:table-cell office:value-type="float" office:value="130.662">
                <text:p>130.662</text:p>
              </table:table-cell>
              <table:table-cell office:value-type="float" office:value="6026940.96702048">
                <text:p>6026940.96702048</text:p>
              </table:table-cell>
              <table:table-cell office:value-type="float" office:value="130.662">
                <text:p>130.662</text:p>
              </table:table-cell>
              <table:table-cell office:value-type="float" office:value="8008333.03646377">
                <text:p>8008333.03646377</text:p>
              </table:table-cell>
              <table:table-cell office:value-type="float" office:value="130.662">
                <text:p>130.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37390.41717378">
                <text:p>2637390.41717378</text:p>
              </table:table-cell>
              <table:table-cell office:value-type="float" office:value="125.839">
                <text:p>125.839</text:p>
              </table:table-cell>
              <table:table-cell office:value-type="float" office:value="5804474.32573274">
                <text:p>5804474.32573274</text:p>
              </table:table-cell>
              <table:table-cell office:value-type="float" office:value="125.839">
                <text:p>125.839</text:p>
              </table:table-cell>
              <table:table-cell office:value-type="float" office:value="7704231.53975426">
                <text:p>7704231.53975426</text:p>
              </table:table-cell>
              <table:table-cell office:value-type="float" office:value="125.839">
                <text:p>125.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35301.80615451">
                <text:p>2535301.80615451</text:p>
              </table:table-cell>
              <table:table-cell office:value-type="float" office:value="120.968">
                <text:p>120.968</text:p>
              </table:table-cell>
              <table:table-cell office:value-type="float" office:value="5579793.62705709">
                <text:p>5579793.62705709</text:p>
              </table:table-cell>
              <table:table-cell office:value-type="float" office:value="120.968">
                <text:p>120.968</text:p>
              </table:table-cell>
              <table:table-cell office:value-type="float" office:value="7398106.25564868">
                <text:p>7398106.25564868</text:p>
              </table:table-cell>
              <table:table-cell office:value-type="float" office:value="120.968">
                <text:p>120.9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34198.24229556">
                <text:p>2434198.24229556</text:p>
              </table:table-cell>
              <table:table-cell office:value-type="float" office:value="116.144">
                <text:p>116.144</text:p>
              </table:table-cell>
              <table:table-cell office:value-type="float" office:value="5357280.85957376">
                <text:p>5357280.85957376</text:p>
              </table:table-cell>
              <table:table-cell office:value-type="float" office:value="116.144">
                <text:p>116.144</text:p>
              </table:table-cell>
              <table:table-cell office:value-type="float" office:value="7095883.87843367">
                <text:p>7095883.87843367</text:p>
              </table:table-cell>
              <table:table-cell office:value-type="float" office:value="116.144">
                <text:p>116.1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33031.80308595">
                <text:p>2333031.80308595</text:p>
              </table:table-cell>
              <table:table-cell office:value-type="float" office:value="111.317">
                <text:p>111.317</text:p>
              </table:table-cell>
              <table:table-cell office:value-type="float" office:value="5134629.71350369">
                <text:p>5134629.71350369</text:p>
              </table:table-cell>
              <table:table-cell office:value-type="float" office:value="111.317">
                <text:p>111.317</text:p>
              </table:table-cell>
              <table:table-cell office:value-type="float" office:value="6794375.80993373">
                <text:p>6794375.80993373</text:p>
              </table:table-cell>
              <table:table-cell office:value-type="float" office:value="111.317">
                <text:p>111.3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31194.69346932">
                <text:p>2231194.69346932</text:p>
              </table:table-cell>
              <table:table-cell office:value-type="float" office:value="106.458">
                <text:p>106.458</text:p>
              </table:table-cell>
              <table:table-cell office:value-type="float" office:value="4910502.52917502">
                <text:p>4910502.52917502</text:p>
              </table:table-cell>
              <table:table-cell office:value-type="float" office:value="106.458">
                <text:p>106.458</text:p>
              </table:table-cell>
              <table:table-cell office:value-type="float" office:value="6491737.60954264">
                <text:p>6491737.60954264</text:p>
              </table:table-cell>
              <table:table-cell office:value-type="float" office:value="106.458">
                <text:p>106.4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29923.46200862">
                <text:p>2129923.46200862</text:p>
              </table:table-cell>
              <table:table-cell office:value-type="float" office:value="101.626">
                <text:p>101.626</text:p>
              </table:table-cell>
              <table:table-cell office:value-type="float" office:value="4687620.75212705">
                <text:p>4687620.75212705</text:p>
              </table:table-cell>
              <table:table-cell office:value-type="float" office:value="101.626">
                <text:p>101.626</text:p>
              </table:table-cell>
              <table:table-cell office:value-type="float" office:value="6191603.36899258">
                <text:p>6191603.36899258</text:p>
              </table:table-cell>
              <table:table-cell office:value-type="float" office:value="101.626">
                <text:p>101.6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28237.25323356">
                <text:p>2028237.25323356</text:p>
              </table:table-cell>
              <table:table-cell office:value-type="float" office:value="96.7742">
                <text:p>96.7742</text:p>
              </table:table-cell>
              <table:table-cell office:value-type="float" office:value="4463825.67640656">
                <text:p>4463825.67640656</text:p>
              </table:table-cell>
              <table:table-cell office:value-type="float" office:value="96.7742">
                <text:p>96.7742</text:p>
              </table:table-cell>
              <table:table-cell office:value-type="float" office:value="5891022.72336375">
                <text:p>5891022.72336375</text:p>
              </table:table-cell>
              <table:table-cell office:value-type="float" office:value="96.7742">
                <text:p>96.7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77834.27630065">
                <text:p>1977834.27630065</text:p>
              </table:table-cell>
              <table:table-cell office:value-type="float" office:value="94.3693">
                <text:p>94.3693</text:p>
              </table:table-cell>
              <table:table-cell office:value-type="float" office:value="4352896.78865352">
                <text:p>4352896.78865352</text:p>
              </table:table-cell>
              <table:table-cell office:value-type="float" office:value="94.3693">
                <text:p>94.3693</text:p>
              </table:table-cell>
              <table:table-cell office:value-type="float" office:value="5742311.7209748">
                <text:p>5742311.7209748</text:p>
              </table:table-cell>
              <table:table-cell office:value-type="float" office:value="94.3693">
                <text:p>94.36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6917.81733735">
                <text:p>1926917.81733735</text:p>
              </table:table-cell>
              <table:table-cell office:value-type="float" office:value="91.9399">
                <text:p>91.9399</text:p>
              </table:table-cell>
              <table:table-cell office:value-type="float" office:value="4240837.80910874">
                <text:p>4240837.80910874</text:p>
              </table:table-cell>
              <table:table-cell office:value-type="float" office:value="91.9399">
                <text:p>91.9399</text:p>
              </table:table-cell>
              <table:table-cell office:value-type="float" office:value="5592266.25265027">
                <text:p>5592266.25265027</text:p>
              </table:table-cell>
              <table:table-cell office:value-type="float" office:value="91.9399">
                <text:p>91.93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76315.73512735">
                <text:p>1876315.73512735</text:p>
              </table:table-cell>
              <table:table-cell office:value-type="float" office:value="89.5255">
                <text:p>89.5255</text:p>
              </table:table-cell>
              <table:table-cell office:value-type="float" office:value="4129470.72249768">
                <text:p>4129470.72249768</text:p>
              </table:table-cell>
              <table:table-cell office:value-type="float" office:value="89.5255">
                <text:p>89.5255</text:p>
              </table:table-cell>
              <table:table-cell office:value-type="float" office:value="5443321.98764265">
                <text:p>5443321.98764265</text:p>
              </table:table-cell>
              <table:table-cell office:value-type="float" office:value="89.5255">
                <text:p>89.52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25648.68172167">
                <text:p>1825648.68172167</text:p>
              </table:table-cell>
              <table:table-cell office:value-type="float" office:value="87.108">
                <text:p>87.108</text:p>
              </table:table-cell>
              <table:table-cell office:value-type="float" office:value="4017960.64468032">
                <text:p>4017960.64468032</text:p>
              </table:table-cell>
              <table:table-cell office:value-type="float" office:value="87.108">
                <text:p>87.108</text:p>
              </table:table-cell>
              <table:table-cell office:value-type="float" office:value="5294356.07326192">
                <text:p>5294356.07326192</text:p>
              </table:table-cell>
              <table:table-cell office:value-type="float" office:value="87.108">
                <text:p>87.1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75136.72084761">
                <text:p>1775136.72084761</text:p>
              </table:table-cell>
              <table:table-cell office:value-type="float" office:value="84.6979">
                <text:p>84.6979</text:p>
              </table:table-cell>
              <table:table-cell office:value-type="float" office:value="3906791.90071026">
                <text:p>3906791.90071026</text:p>
              </table:table-cell>
              <table:table-cell office:value-type="float" office:value="84.6979">
                <text:p>84.6979</text:p>
              </table:table-cell>
              <table:table-cell office:value-type="float" office:value="5146010.15643513">
                <text:p>5146010.15643513</text:p>
              </table:table-cell>
              <table:table-cell office:value-type="float" office:value="84.6979">
                <text:p>84.69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24029.53998732">
                <text:p>1724029.53998732</text:p>
              </table:table-cell>
              <table:table-cell office:value-type="float" office:value="82.2594">
                <text:p>82.2594</text:p>
              </table:table-cell>
              <table:table-cell office:value-type="float" office:value="3794313.17278569">
                <text:p>3794313.17278569</text:p>
              </table:table-cell>
              <table:table-cell office:value-type="float" office:value="82.2594">
                <text:p>82.2594</text:p>
              </table:table-cell>
              <table:table-cell office:value-type="float" office:value="4996077.86033955">
                <text:p>4996077.86033955</text:p>
              </table:table-cell>
              <table:table-cell office:value-type="float" office:value="82.2594">
                <text:p>82.25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73551.11263361">
                <text:p>1673551.11263361</text:p>
              </table:table-cell>
              <table:table-cell office:value-type="float" office:value="79.8509">
                <text:p>79.8509</text:p>
              </table:table-cell>
              <table:table-cell office:value-type="float" office:value="3683218.23072856">
                <text:p>3683218.23072856</text:p>
              </table:table-cell>
              <table:table-cell office:value-type="float" office:value="79.8509">
                <text:p>79.8509</text:p>
              </table:table-cell>
              <table:table-cell office:value-type="float" office:value="4848144.90080123">
                <text:p>4848144.90080123</text:p>
              </table:table-cell>
              <table:table-cell office:value-type="float" office:value="79.8509">
                <text:p>79.85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22590.64092486">
                <text:p>1622590.64092486</text:p>
              </table:table-cell>
              <table:table-cell office:value-type="float" office:value="77.4194">
                <text:p>77.4194</text:p>
              </table:table-cell>
              <table:table-cell office:value-type="float" office:value="3571062.38617307">
                <text:p>3571062.38617307</text:p>
              </table:table-cell>
              <table:table-cell office:value-type="float" office:value="77.4194">
                <text:p>77.4194</text:p>
              </table:table-cell>
              <table:table-cell office:value-type="float" office:value="4698950.37715126">
                <text:p>4698950.37715126</text:p>
              </table:table-cell>
              <table:table-cell office:value-type="float" office:value="77.4194">
                <text:p>77.41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71883.76646376">
                <text:p>1571883.76646376</text:p>
              </table:table-cell>
              <table:table-cell office:value-type="float" office:value="75">
                <text:p>75</text:p>
              </table:table-cell>
              <table:table-cell office:value-type="float" office:value="3459464.6685841">
                <text:p>3459464.6685841</text:p>
              </table:table-cell>
              <table:table-cell office:value-type="float" office:value="75">
                <text:p>75</text:p>
              </table:table-cell>
              <table:table-cell office:value-type="float" office:value="4550644.16024897">
                <text:p>4550644.160248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21300.54685896">
                <text:p>1521300.54685896</text:p>
              </table:table-cell>
              <table:table-cell office:value-type="float" office:value="72.5865">
                <text:p>72.5865</text:p>
              </table:table-cell>
              <table:table-cell office:value-type="float" office:value="3348139.09554907">
                <text:p>3348139.09554907</text:p>
              </table:table-cell>
              <table:table-cell office:value-type="float" office:value="72.5865">
                <text:p>72.5865</text:p>
              </table:table-cell>
              <table:table-cell office:value-type="float" office:value="4402839.7776981">
                <text:p>4402839.7776981</text:p>
              </table:table-cell>
              <table:table-cell office:value-type="float" office:value="72.5865">
                <text:p>72.58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0767.62753468">
                <text:p>1470767.62753468</text:p>
              </table:table-cell>
              <table:table-cell office:value-type="float" office:value="70.1754">
                <text:p>70.1754</text:p>
              </table:table-cell>
              <table:table-cell office:value-type="float" office:value="3236924.22538342">
                <text:p>3236924.22538342</text:p>
              </table:table-cell>
              <table:table-cell office:value-type="float" office:value="70.1754">
                <text:p>70.1754</text:p>
              </table:table-cell>
              <table:table-cell office:value-type="float" office:value="4255317.42135279">
                <text:p>4255317.42135279</text:p>
              </table:table-cell>
              <table:table-cell office:value-type="float" office:value="70.1754">
                <text:p>70.17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9949.67328742">
                <text:p>1419949.67328742</text:p>
              </table:table-cell>
              <table:table-cell office:value-type="float" office:value="67.7507">
                <text:p>67.7507</text:p>
              </table:table-cell>
              <table:table-cell office:value-type="float" office:value="3125082.03895788">
                <text:p>3125082.03895788</text:p>
              </table:table-cell>
              <table:table-cell office:value-type="float" office:value="67.7507">
                <text:p>67.7507</text:p>
              </table:table-cell>
              <table:table-cell office:value-type="float" office:value="4107094.31915696">
                <text:p>4107094.31915696</text:p>
              </table:table-cell>
              <table:table-cell office:value-type="float" office:value="67.7507">
                <text:p>67.75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69236.51129125">
                <text:p>1369236.51129125</text:p>
              </table:table-cell>
              <table:table-cell office:value-type="float" office:value="65.331">
                <text:p>65.331</text:p>
              </table:table-cell>
              <table:table-cell office:value-type="float" office:value="3013470.48351024">
                <text:p>3013470.48351024</text:p>
              </table:table-cell>
              <table:table-cell office:value-type="float" office:value="65.331">
                <text:p>65.331</text:p>
              </table:table-cell>
              <table:table-cell office:value-type="float" office:value="3959303.45837636">
                <text:p>3959303.45837636</text:p>
              </table:table-cell>
              <table:table-cell office:value-type="float" office:value="65.331">
                <text:p>65.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18418.55704399">
                <text:p>1318418.55704399</text:p>
              </table:table-cell>
              <table:table-cell office:value-type="float" office:value="62.9063">
                <text:p>62.9063</text:p>
              </table:table-cell>
              <table:table-cell office:value-type="float" office:value="2901628.2970847">
                <text:p>2901628.2970847</text:p>
              </table:table-cell>
              <table:table-cell office:value-type="float" office:value="62.9063">
                <text:p>62.9063</text:p>
              </table:table-cell>
              <table:table-cell office:value-type="float" office:value="3811329.32253912">
                <text:p>3811329.32253912</text:p>
              </table:table-cell>
              <table:table-cell office:value-type="float" office:value="62.9063">
                <text:p>62.90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67904.50032491">
                <text:p>1267904.50032491</text:p>
              </table:table-cell>
              <table:table-cell office:value-type="float" office:value="60.4961">
                <text:p>60.4961</text:p>
              </table:table-cell>
              <table:table-cell office:value-type="float" office:value="2790454.94049508">
                <text:p>2790454.94049508</text:p>
              </table:table-cell>
              <table:table-cell office:value-type="float" office:value="60.4961">
                <text:p>60.4961</text:p>
              </table:table-cell>
              <table:table-cell office:value-type="float" office:value="3664356.5714818">
                <text:p>3664356.5714818</text:p>
              </table:table-cell>
              <table:table-cell office:value-type="float" office:value="60.4961">
                <text:p>60.49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17099.12114778">
                <text:p>1217099.12114778</text:p>
              </table:table-cell>
              <table:table-cell office:value-type="float" office:value="58.072">
                <text:p>58.072</text:p>
              </table:table-cell>
              <table:table-cell office:value-type="float" office:value="2678640.42978688">
                <text:p>2678640.42978688</text:p>
              </table:table-cell>
              <table:table-cell office:value-type="float" office:value="58.072">
                <text:p>58.072</text:p>
              </table:table-cell>
              <table:table-cell office:value-type="float" office:value="3516648.6702051">
                <text:p>3516648.6702051</text:p>
              </table:table-cell>
              <table:table-cell office:value-type="float" office:value="58.072">
                <text:p>58.0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66302.12535074">
                <text:p>1166302.12535074</text:p>
              </table:table-cell>
              <table:table-cell office:value-type="float" office:value="55.6483">
                <text:p>55.6483</text:p>
              </table:table-cell>
              <table:table-cell office:value-type="float" office:value="2566844.36955692">
                <text:p>2566844.36955692</text:p>
              </table:table-cell>
              <table:table-cell office:value-type="float" office:value="55.6483">
                <text:p>55.6483</text:p>
              </table:table-cell>
              <table:table-cell office:value-type="float" office:value="3369073.23667781">
                <text:p>3369073.23667781</text:p>
              </table:table-cell>
              <table:table-cell office:value-type="float" office:value="55.6483">
                <text:p>55.64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15601.53842471">
                <text:p>1115601.53842471</text:p>
              </table:table-cell>
              <table:table-cell office:value-type="float" office:value="53.2292">
                <text:p>53.2292</text:p>
              </table:table-cell>
              <table:table-cell office:value-type="float" office:value="2455260.48982663">
                <text:p>2455260.48982663</text:p>
              </table:table-cell>
              <table:table-cell office:value-type="float" office:value="53.2292">
                <text:p>53.2292</text:p>
              </table:table-cell>
              <table:table-cell office:value-type="float" office:value="3221881.03001066">
                <text:p>3221881.03001066</text:p>
              </table:table-cell>
              <table:table-cell office:value-type="float" office:value="53.2292">
                <text:p>53.22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64961.73100431">
                <text:p>1064961.73100431</text:p>
              </table:table-cell>
              <table:table-cell office:value-type="float" office:value="50.813">
                <text:p>50.813</text:p>
              </table:table-cell>
              <table:table-cell office:value-type="float" office:value="2343810.37606352">
                <text:p>2343810.37606352</text:p>
              </table:table-cell>
              <table:table-cell office:value-type="float" office:value="50.813">
                <text:p>50.813</text:p>
              </table:table-cell>
              <table:table-cell office:value-type="float" office:value="3074963.5308197">
                <text:p>3074963.5308197</text:p>
              </table:table-cell>
              <table:table-cell office:value-type="float" office:value="50.813">
                <text:p>50.8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4282.10252849">
                <text:p>1014282.10252849</text:p>
              </table:table-cell>
              <table:table-cell office:value-type="float" office:value="48.3949">
                <text:p>48.3949</text:p>
              </table:table-cell>
              <table:table-cell office:value-type="float" office:value="2232272.62252881">
                <text:p>2232272.62252881</text:p>
              </table:table-cell>
              <table:table-cell office:value-type="float" office:value="48.3949">
                <text:p>48.3949</text:p>
              </table:table-cell>
              <table:table-cell office:value-type="float" office:value="2928024.22947796">
                <text:p>2928024.22947796</text:p>
              </table:table-cell>
              <table:table-cell office:value-type="float" office:value="48.3949">
                <text:p>48.39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8916.090227814">
                <text:p>988916.090227814</text:p>
              </table:table-cell>
              <table:table-cell office:value-type="float" office:value="47.1846">
                <text:p>47.1846</text:p>
              </table:table-cell>
              <table:table-cell office:value-type="float" office:value="2176446.08801698">
                <text:p>2176446.08801698</text:p>
              </table:table-cell>
              <table:table-cell office:value-type="float" office:value="47.1846">
                <text:p>47.1846</text:p>
              </table:table-cell>
              <table:table-cell office:value-type="float" office:value="2854512.40057476">
                <text:p>2854512.40057476</text:p>
              </table:table-cell>
              <table:table-cell office:value-type="float" office:value="47.1846">
                <text:p>47.1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63459.95659119">
                <text:p>963459.95659119</text:p>
              </table:table-cell>
              <table:table-cell office:value-type="float" office:value="45.97">
                <text:p>45.97</text:p>
              </table:table-cell>
              <table:table-cell office:value-type="float" office:value="2120421.21086415">
                <text:p>2120421.21086415</text:p>
              </table:table-cell>
              <table:table-cell office:value-type="float" office:value="45.97">
                <text:p>45.97</text:p>
              </table:table-cell>
              <table:table-cell office:value-type="float" office:value="2780761.28506515">
                <text:p>2780761.28506515</text:p>
              </table:table-cell>
              <table:table-cell office:value-type="float" office:value="45.97">
                <text:p>45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8158.915486186">
                <text:p>938158.915486186</text:p>
              </table:table-cell>
              <table:table-cell office:value-type="float" office:value="44.7628">
                <text:p>44.7628</text:p>
              </table:table-cell>
              <table:table-cell office:value-type="float" office:value="2064737.66755862">
                <text:p>2064737.66755862</text:p>
              </table:table-cell>
              <table:table-cell office:value-type="float" office:value="44.7628">
                <text:p>44.7628</text:p>
              </table:table-cell>
              <table:table-cell office:value-type="float" office:value="2707480.65960321">
                <text:p>2707480.65960321</text:p>
              </table:table-cell>
              <table:table-cell office:value-type="float" office:value="44.7628">
                <text:p>44.7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2824.340860836">
                <text:p>912824.340860836</text:p>
              </table:table-cell>
              <table:table-cell office:value-type="float" office:value="43.554">
                <text:p>43.554</text:p>
              </table:table-cell>
              <table:table-cell office:value-type="float" office:value="2008980.32234016">
                <text:p>2008980.32234016</text:p>
              </table:table-cell>
              <table:table-cell office:value-type="float" office:value="43.554">
                <text:p>43.554</text:p>
              </table:table-cell>
              <table:table-cell office:value-type="float" office:value="2634123.47736799">
                <text:p>2634123.47736799</text:p>
              </table:table-cell>
              <table:table-cell office:value-type="float" office:value="43.554">
                <text:p>43.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7443.657645">
                <text:p>887443.657645</text:p>
              </table:table-cell>
              <table:table-cell office:value-type="float" office:value="42.343">
                <text:p>42.343</text:p>
              </table:table-cell>
              <table:table-cell office:value-type="float" office:value="1953121.49949142">
                <text:p>1953121.49949142</text:p>
              </table:table-cell>
              <table:table-cell office:value-type="float" office:value="42.343">
                <text:p>42.343</text:p>
              </table:table-cell>
              <table:table-cell office:value-type="float" office:value="2560652.85571074">
                <text:p>2560652.85571074</text:p>
              </table:table-cell>
              <table:table-cell office:value-type="float" office:value="42.343">
                <text:p>42.3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2132.137314889">
                <text:p>862132.137314889</text:p>
              </table:table-cell>
              <table:table-cell office:value-type="float" office:value="41.1353">
                <text:p>41.1353</text:p>
              </table:table-cell>
              <table:table-cell office:value-type="float" office:value="1897414.8930881">
                <text:p>1897414.8930881</text:p>
              </table:table-cell>
              <table:table-cell office:value-type="float" office:value="41.1353">
                <text:p>41.1353</text:p>
              </table:table-cell>
              <table:table-cell office:value-type="float" office:value="2487401.88337462">
                <text:p>2487401.88337462</text:p>
              </table:table-cell>
              <table:table-cell office:value-type="float" office:value="41.1353">
                <text:p>41.13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6776.60423932">
                <text:p>836776.60423932</text:p>
              </table:table-cell>
              <table:table-cell office:value-type="float" office:value="39.9255">
                <text:p>39.9255</text:p>
              </table:table-cell>
              <table:table-cell office:value-type="float" office:value="1841611.42167407">
                <text:p>1841611.42167407</text:p>
              </table:table-cell>
              <table:table-cell office:value-type="float" office:value="39.9255">
                <text:p>39.9255</text:p>
              </table:table-cell>
              <table:table-cell office:value-type="float" office:value="2414042.43811609">
                <text:p>2414042.43811609</text:p>
              </table:table-cell>
              <table:table-cell office:value-type="float" office:value="39.9255">
                <text:p>39.92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1400.112713529">
                <text:p>811400.112713529</text:p>
              </table:table-cell>
              <table:table-cell office:value-type="float" office:value="38.7147">
                <text:p>38.7147</text:p>
              </table:table-cell>
              <table:table-cell office:value-type="float" office:value="1785761.82406444">
                <text:p>1785761.82406444</text:p>
              </table:table-cell>
              <table:table-cell office:value-type="float" office:value="38.7147">
                <text:p>38.7147</text:p>
              </table:table-cell>
              <table:table-cell office:value-type="float" office:value="2340640.72819637">
                <text:p>2340640.72819637</text:p>
              </table:table-cell>
              <table:table-cell office:value-type="float" office:value="38.7147">
                <text:p>38.7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6040.387947912">
                <text:p>786040.387947912</text:p>
              </table:table-cell>
              <table:table-cell office:value-type="float" office:value="37.5047">
                <text:p>37.5047</text:p>
              </table:table-cell>
              <table:table-cell office:value-type="float" office:value="1729949.12741128">
                <text:p>1729949.12741128</text:p>
              </table:table-cell>
              <table:table-cell office:value-type="float" office:value="37.5047">
                <text:p>37.5047</text:p>
              </table:table-cell>
              <table:table-cell office:value-type="float" office:value="2267305.3135792">
                <text:p>2267305.3135792</text:p>
              </table:table-cell>
              <table:table-cell office:value-type="float" office:value="37.5047">
                <text:p>37.50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0649.225506967">
                <text:p>760649.225506967</text:p>
              </table:table-cell>
              <table:table-cell office:value-type="float" office:value="36.2932">
                <text:p>36.2932</text:p>
              </table:table-cell>
              <table:table-cell office:value-type="float" office:value="1674067.24146475">
                <text:p>1674067.24146475</text:p>
              </table:table-cell>
              <table:table-cell office:value-type="float" office:value="36.2932">
                <text:p>36.2932</text:p>
              </table:table-cell>
              <table:table-cell office:value-type="float" office:value="2193896.24640915">
                <text:p>2193896.24640915</text:p>
              </table:table-cell>
              <table:table-cell office:value-type="float" office:value="36.2932">
                <text:p>36.29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5297.884121441">
                <text:p>735297.884121441</text:p>
              </table:table-cell>
              <table:table-cell office:value-type="float" office:value="35.0836">
                <text:p>35.0836</text:p>
              </table:table-cell>
              <table:table-cell office:value-type="float" office:value="1618272.99528983">
                <text:p>1618272.99528983</text:p>
              </table:table-cell>
              <table:table-cell office:value-type="float" office:value="35.0836">
                <text:p>35.0836</text:p>
              </table:table-cell>
              <table:table-cell office:value-type="float" office:value="2120618.972679">
                <text:p>2120618.972679</text:p>
              </table:table-cell>
              <table:table-cell office:value-type="float" office:value="35.0836">
                <text:p>35.08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9973.788721199">
                <text:p>709973.788721199</text:p>
              </table:table-cell>
              <table:table-cell office:value-type="float" office:value="33.8753">
                <text:p>33.8753</text:p>
              </table:table-cell>
              <table:table-cell office:value-type="float" office:value="1562538.71316916">
                <text:p>1562538.71316916</text:p>
              </table:table-cell>
              <table:table-cell office:value-type="float" office:value="33.8753">
                <text:p>33.8753</text:p>
              </table:table-cell>
              <table:table-cell office:value-type="float" office:value="2047436.51730907">
                <text:p>2047436.51730907</text:p>
              </table:table-cell>
              <table:table-cell office:value-type="float" office:value="33.8753">
                <text:p>33.87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4618.255645627">
                <text:p>684618.255645627</text:p>
              </table:table-cell>
              <table:table-cell office:value-type="float" office:value="32.6655">
                <text:p>32.6655</text:p>
              </table:table-cell>
              <table:table-cell office:value-type="float" office:value="1506735.24175512">
                <text:p>1506735.24175512</text:p>
              </table:table-cell>
              <table:table-cell office:value-type="float" office:value="32.6655">
                <text:p>32.6655</text:p>
              </table:table-cell>
              <table:table-cell office:value-type="float" office:value="1974178.73729387">
                <text:p>1974178.73729387</text:p>
              </table:table-cell>
              <table:table-cell office:value-type="float" office:value="32.6655">
                <text:p>32.66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9277.393485209">
                <text:p>659277.393485209</text:p>
              </table:table-cell>
              <table:table-cell office:value-type="float" office:value="31.4564">
                <text:p>31.4564</text:p>
              </table:table-cell>
              <table:table-cell office:value-type="float" office:value="1450964.05867799">
                <text:p>1450964.05867799</text:p>
              </table:table-cell>
              <table:table-cell office:value-type="float" office:value="31.4564">
                <text:p>31.4564</text:p>
              </table:table-cell>
              <table:table-cell office:value-type="float" office:value="1900978.30601355">
                <text:p>1900978.30601355</text:p>
              </table:table-cell>
              <table:table-cell office:value-type="float" office:value="31.4564">
                <text:p>31.45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33888.326889288">
                <text:p>633888.326889288</text:p>
              </table:table-cell>
              <table:table-cell office:value-type="float" office:value="30.245">
                <text:p>30.245</text:p>
              </table:table-cell>
              <table:table-cell office:value-type="float" office:value="1395086.78535102">
                <text:p>1395086.78535102</text:p>
              </table:table-cell>
              <table:table-cell office:value-type="float" office:value="30.245">
                <text:p>30.245</text:p>
              </table:table-cell>
              <table:table-cell office:value-type="float" office:value="1827653.06815938">
                <text:p>1827653.06815938</text:p>
              </table:table-cell>
              <table:table-cell office:value-type="float" office:value="30.245">
                <text:p>30.2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marker draw:name="Arrow" svg:viewBox="0 0 20 30" svg:d="M10 0l-10 30h20z"/>
  </office:styles>
</office:document-styles>
</file>